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ucidatypewriter" svg:font-family="lucidatypewriter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7.5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499cm"/>
    </style:style>
    <style:style style:name="co7" style:family="table-column">
      <style:table-column-properties fo:break-before="auto" style:column-width="2cm"/>
    </style:style>
    <style:style style:name="co8" style:family="table-column">
      <style:table-column-properties fo:break-before="auto" style:column-width="1.199cm"/>
    </style:style>
    <style:style style:name="co9" style:family="table-column">
      <style:table-column-properties fo:break-before="auto" style:column-width="0.545cm"/>
    </style:style>
    <style:style style:name="co10" style:family="table-column">
      <style:table-column-properties fo:break-before="auto" style:column-width="12cm"/>
    </style:style>
    <style:style style:name="co11" style:family="table-column">
      <style:table-column-properties fo:break-before="auto" style:column-width="0.951cm"/>
    </style:style>
    <style:style style:name="co12" style:family="table-column">
      <style:table-column-properties fo:break-before="auto" style:column-width="0.7cm"/>
    </style:style>
    <style:style style:name="co13" style:family="table-column">
      <style:table-column-properties fo:break-before="auto" style:column-width="0.75cm"/>
    </style:style>
    <style:style style:name="co14" style:family="table-column">
      <style:table-column-properties fo:break-before="auto" style:column-width="15cm"/>
    </style:style>
    <style:style style:name="co15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5000" number:language="en" number:country="GB">
      <number:number number:min-integer-digits="1"/>
    </number:number-style>
    <number:text-style style:name="N5100" number:language="en" number:country="GB">
      <number:text-content/>
    </number:text-style>
    <number:number-style style:name="N10000" number:language="de" number:country="DE">
      <number:number number:min-integer-digits="1"/>
    </number:number-style>
    <style:style style:name="ce1" style:family="table-cell" style:parent-style-name="Default" style:data-style-name="N100">
      <style:text-properties style:font-name="lucidatypewriter" fo:language="en" fo:country="US" style:font-name-asian="lucidatypewriter" style:language-asian="en" style:country-asian="US" style:font-name-complex="lucidatypewriter" style:font-size-complex="5.69999980926514pt" style:language-complex="en" style:country-complex="US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font-name="lucidatypewriter" fo:language="en" fo:country="US" style:font-name-asian="lucidatypewriter" style:language-asian="en" style:country-asian="US" style:font-name-complex="lucidatypewriter" style:font-size-complex="5.65000009536743pt" style:language-complex="en" style:country-complex="US"/>
    </style:style>
    <style:style style:name="ce4" style:family="table-cell" style:parent-style-name="Default" style:data-style-name="N100">
      <style:text-properties fo:color="#a020f0" style:font-name="lucidatypewriter" fo:language="en" fo:country="US" style:font-name-asian="lucidatypewriter" style:language-asian="en" style:country-asian="US" style:font-name-complex="lucidatypewriter" style:font-size-complex="5.69999980926514pt" style:language-complex="en" style:country-complex="US"/>
    </style:style>
    <style:style style:name="ce5" style:family="table-cell" style:parent-style-name="Default">
      <style:text-properties fo:color="#0000ff" style:text-outline="false" style:text-line-through-styl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en" style:country-asian="US" style:font-style-asian="normal" style:font-weight-asian="normal" style:font-name-complex="lucidatypewriter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ucidatypewriter" fo:language="en" fo:country="US" style:font-name-asian="lucidatypewriter" style:language-asian="en" style:country-asian="US" style:font-name-complex="lucidatypewriter" style:font-size-complex="5.65000009536743pt" style:language-complex="en" style:country-complex="US"/>
    </style:style>
    <style:style style:name="ce7" style:family="table-cell" style:parent-style-name="Default">
      <style:text-properties style:text-outline="false" style:text-line-through-styl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en" style:country-asian="US" style:font-style-asian="normal" style:font-weight-asian="normal" style:font-name-complex="lucidatypewriter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ext-properties fo:color="#a020f0" style:font-name="lucidatypewriter" fo:language="en" fo:country="US" style:font-name-asian="lucidatypewriter" style:language-asian="en" style:country-asian="US" style:font-name-complex="lucidatypewriter" style:font-size-complex="5.65000009536743pt" style:language-complex="en" style:country-complex="US"/>
    </style:style>
    <style:style style:name="ce9" style:family="table-cell" style:parent-style-name="Default" style:data-style-name="N100">
      <style:text-properties fo:color="#000000" style:font-name="lucidatypewriter" fo:language="en" fo:country="US" style:font-name-asian="lucidatypewriter" style:language-asian="en" style:country-asian="US" style:font-name-complex="lucidatypewriter" style:font-size-complex="5.65000009536743pt" style:language-complex="en" style:country-complex="US"/>
    </style:style>
    <style:style style:name="ce10" style:family="table-cell" style:parent-style-name="Default" style:data-style-name="N116">
      <style:text-properties fo:color="#a020f0" style:font-name="lucidatypewriter" fo:language="en" fo:country="US" style:font-name-asian="lucidatypewriter" style:language-asian="en" style:country-asian="US" style:font-name-complex="lucidatypewriter" style:font-size-complex="5.65000009536743pt" style:language-complex="en" style:country-complex="US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a020f0" style:font-name="lucidatypewriter" fo:language="en" fo:country="US" style:font-name-asian="lucidatypewriter" style:language-asian="en" style:country-asian="US" style:font-name-complex="lucidatypewriter" style:font-size-complex="5.65000009536743pt" style:language-complex="en" style:country-complex="US"/>
    </style:style>
    <style:style style:name="ce12" style:family="table-cell" style:parent-style-name="Default" style:data-style-name="N120">
      <style:table-cell-properties style:text-align-source="fix" style:repeat-content="false"/>
      <style:paragraph-properties fo:text-align="start" fo:margin-left="0cm"/>
      <style:text-properties fo:color="#a020f0" style:font-name="lucidatypewriter" fo:language="en" fo:country="US" style:font-name-asian="lucidatypewriter" style:language-asian="en" style:country-asian="US" style:font-name-complex="lucidatypewriter" style:font-size-complex="5.65000009536743pt" style:language-complex="en" style:country-complex="US"/>
    </style:style>
    <style:style style:name="ce13" style:family="table-cell" style:parent-style-name="Default" style:data-style-name="N5106">
      <style:table-cell-properties style:text-align-source="fix" style:repeat-content="false"/>
      <style:paragraph-properties fo:text-align="start" fo:margin-left="0cm"/>
      <style:text-properties fo:color="#a020f0" style:font-name="lucidatypewriter" fo:language="en" fo:country="US" style:font-name-asian="lucidatypewriter" style:language-asian="en" style:country-asian="US" style:font-name-complex="lucidatypewriter" style:font-size-complex="5.65000009536743pt" style:language-complex="en" style:country-complex="US"/>
    </style:style>
    <style:style style:name="ce14" style:family="table-cell" style:parent-style-name="Default" style:data-style-name="N120">
      <style:text-properties style:font-name="lucidatypewriter" fo:language="en" fo:country="US" style:font-name-asian="lucidatypewriter" style:language-asian="en" style:country-asian="US" style:font-name-complex="lucidatypewriter" style:font-size-complex="5.65000009536743pt" style:language-complex="en" style:country-complex="US"/>
    </style:style>
    <style:style style:name="ce15" style:family="table-cell" style:parent-style-name="Default" style:data-style-name="N120"/>
    <style:style style:name="ce16" style:family="table-cell" style:parent-style-name="Default" style:data-style-name="N122">
      <style:table-cell-properties style:text-align-source="fix" style:repeat-content="false"/>
      <style:paragraph-properties fo:text-align="start" fo:margin-left="0cm"/>
      <style:text-properties fo:color="#000000" style:font-name="lucidatypewriter" fo:language="en" fo:country="US" style:font-name-asian="lucidatypewriter" style:language-asian="en" style:country-asian="US" style:font-name-complex="lucidatypewriter" style:font-size-complex="5.65000009536743pt" style:language-complex="en" style:country-complex="US"/>
    </style:style>
    <style:style style:name="ce17" style:family="table-cell" style:parent-style-name="Default" style:data-style-name="N122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 style:data-style-name="N122">
      <style:table-cell-properties style:text-align-source="fix" style:repeat-content="false"/>
      <style:paragraph-properties fo:text-align="start" fo:margin-left="0cm"/>
      <style:text-properties style:font-name="lucidatypewriter" fo:language="en" fo:country="US" style:font-name-asian="lucidatypewriter" style:language-asian="en" style:country-asian="US" style:font-name-complex="lucidatypewriter" style:font-size-complex="5.65000009536743pt" style:language-complex="en" style:country-complex="US"/>
    </style:style>
    <style:style style:name="ce19" style:family="table-cell" style:parent-style-name="Default" style:data-style-name="N5108">
      <style:text-properties fo:color="#a020f0" style:font-name="lucidatypewriter" fo:language="en" fo:country="US" style:font-name-asian="lucidatypewriter" style:language-asian="en" style:country-asian="US" style:font-name-complex="lucidatypewriter" style:font-size-complex="5.65000009536743pt" style:language-complex="en" style:country-complex="US"/>
    </style:style>
    <style:style style:name="ce20" style:family="table-cell" style:parent-style-name="Default" style:data-style-name="N108"/>
    <style:style style:name="ce21" style:family="table-cell" style:parent-style-name="Default" style:data-style-name="N118">
      <style:text-properties fo:color="#a020f0" style:font-name="lucidatypewriter" fo:language="en" fo:country="US" style:font-name-asian="lucidatypewriter" style:language-asian="en" style:country-asian="US" style:font-name-complex="lucidatypewriter" style:font-size-complex="5.65000009536743pt" style:language-complex="en" style:country-complex="US"/>
    </style:style>
    <style:style style:name="ce22" style:family="table-cell" style:parent-style-name="Default" style:data-style-name="N0">
      <style:text-properties fo:color="#a020f0" style:font-name="lucidatypewriter" fo:language="en" fo:country="US" style:font-name-asian="lucidatypewriter" style:language-asian="en" style:country-asian="US" style:font-name-complex="lucidatypewriter" style:font-size-complex="5.65000009536743pt" style:language-complex="en" style:country-complex="US"/>
    </style:style>
    <style:style style:name="ce23" style:family="table-cell" style:parent-style-name="Default" style:data-style-name="N120">
      <style:table-cell-properties style:text-align-source="fix" style:repeat-content="false"/>
      <style:paragraph-properties fo:text-align="start" fo:margin-left="0cm"/>
      <style:text-properties fo:color="#000000" style:font-name="lucidatypewriter" fo:language="en" fo:country="US" style:font-name-asian="lucidatypewriter" style:language-asian="en" style:country-asian="US" style:font-name-complex="lucidatypewriter" style:font-size-complex="5.65000009536743pt" style:language-complex="en" style:country-complex="US"/>
    </style:style>
    <style:style style:name="ce24" style:family="table-cell" style:parent-style-name="Default" style:data-style-name="N5000">
      <style:text-properties style:font-name="lucidatypewriter" fo:language="en" fo:country="US" style:font-name-asian="lucidatypewriter" style:language-asian="en" style:country-asian="US" style:font-name-complex="lucidatypewriter" style:font-size-complex="5.65000009536743pt" style:language-complex="en" style:country-complex="US"/>
    </style:style>
    <style:style style:name="ce25" style:family="table-cell" style:parent-style-name="Default" style:data-style-name="N5100"/>
    <style:style style:name="ce26" style:family="table-cell" style:parent-style-name="Default" style:data-style-name="N5000"/>
    <style:style style:name="ce27" style:family="table-cell" style:parent-style-name="Default" style:data-style-name="N10000">
      <style:text-properties style:font-name="lucidatypewriter" fo:language="en" fo:country="US" style:font-name-asian="lucidatypewriter" style:language-asian="en" style:country-asian="US" style:font-name-complex="lucidatypewriter" style:font-size-complex="5.65000009536743pt" style:language-complex="en" style:country-complex="US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lucidatypewriter" fo:language="en" fo:country="US" style:font-name-asian="lucidatypewriter" style:language-asian="en" style:country-asian="US" style:font-name-complex="lucidatypewriter" style:font-size-complex="5.65000009536743pt" style:language-complex="en" style:country-complex="US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30" style:family="table-cell" style:parent-style-name="Default" style:data-style-name="N122">
      <style:text-properties fo:color="#000000" style:font-name="lucidatypewriter" fo:language="en" fo:country="US" style:font-name-asian="lucidatypewriter" style:language-asian="en" style:country-asian="US" style:font-name-complex="lucidatypewriter" style:font-size-complex="5.65000009536743pt" style:language-complex="en" style:country-complex="US"/>
    </style:style>
    <style:style style:name="ce31" style:family="table-cell" style:parent-style-name="Default" style:data-style-name="N122">
      <style:text-properties style:font-name="lucidatypewriter" fo:language="en" fo:country="US" style:font-name-asian="lucidatypewriter" style:language-asian="en" style:country-asian="US" style:font-name-complex="lucidatypewriter" style:font-size-complex="5.65000009536743pt" style:language-complex="en" style:country-complex="US"/>
    </style:style>
    <style:style style:name="ce32" style:family="table-cell" style:parent-style-name="Default" style:data-style-name="N122"/>
    <style:style style:name="ce33" style:family="table-cell" style:parent-style-name="Default" style:data-style-name="N116">
      <style:table-cell-properties style:text-align-source="fix" style:repeat-content="false"/>
      <style:paragraph-properties fo:text-align="start" fo:margin-left="0cm"/>
      <style:text-properties fo:color="#a020f0" style:font-name="lucidatypewriter" fo:language="en" fo:country="US" style:font-name-asian="lucidatypewriter" style:language-asian="en" style:country-asian="US" style:font-name-complex="lucidatypewriter" style:font-size-complex="5.65000009536743pt" style:language-complex="en" style:country-complex="US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5" style:family="table-cell" style:parent-style-name="Default" style:data-style-name="N100">
      <style:text-properties style:text-outline="false" style:text-line-through-styl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en" style:country-asian="US" style:font-style-asian="normal" style:font-weight-asian="normal" style:font-name-complex="lucidatypewriter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20">
      <style:text-properties fo:color="#a020f0" style:font-name="lucidatypewriter" fo:language="en" fo:country="US" style:font-name-asian="lucidatypewriter" style:language-asian="en" style:country-asian="US" style:font-name-complex="lucidatypewriter" style:font-size-complex="5.65000009536743pt" style:language-complex="en" style:country-complex="US"/>
    </style:style>
    <style:style style:name="ce37" style:family="table-cell" style:parent-style-name="Default" style:data-style-name="N5106">
      <style:text-properties fo:color="#a020f0" style:font-name="lucidatypewriter" fo:language="en" fo:country="US" style:font-name-asian="lucidatypewriter" style:language-asian="en" style:country-asian="US" style:font-name-complex="lucidatypewriter" style:font-size-complex="5.65000009536743pt" style:language-complex="en" style:country-complex="US"/>
    </style:style>
    <style:style style:name="ce38" style:family="table-cell" style:parent-style-name="Default" style:data-style-name="N100">
      <style:text-properties fo:color="#0000ff" style:text-outline="false" style:text-line-through-styl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en" style:country-asian="US" style:font-style-asian="normal" style:font-weight-asian="normal" style:font-name-complex="lucidatypewriter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  <style:style style:name="T1" style:family="text">
      <style:text-properties fo:color="#0000ff" fo:font-size="10pt" fo:language="en" fo:country="US" style:font-name-asian="lucidatypewriter" style:font-size-asian="10pt" style:language-asian="en" style:country-asian="US" style:font-name-complex="lucidatypewriter" style:font-size-complex="5.69999980926514pt" style:language-complex="en" style:country-complex="US"/>
    </style:style>
    <style:style style:name="T2" style:family="text">
      <style:text-properties fo:color="#000000" fo:font-size="10pt" fo:language="en" fo:country="US" style:font-name-asian="lucidatypewriter" style:font-size-asian="10pt" style:language-asian="en" style:country-asian="US" style:font-name-complex="lucidatypewriter" style:font-size-complex="5.69999980926514pt" style:language-complex="en" style:country-complex="US"/>
    </style:style>
    <style:style style:name="T3" style:family="text">
      <style:text-properties fo:color="#b20000" fo:font-size="10pt" fo:language="en" fo:country="US" style:font-name-asian="lucidatypewriter" style:font-size-asian="10pt" style:language-asian="en" style:country-asian="US" style:font-name-complex="lucidatypewriter" style:font-size-complex="5.69999980926514pt" style:language-complex="en" style:country-complex="US"/>
    </style:style>
    <style:style style:name="T4" style:family="text">
      <style:text-properties fo:color="#b28c00" fo:font-size="10pt" fo:language="en" fo:country="US" style:font-name-asian="lucidatypewriter" style:font-size-asian="10pt" style:language-asian="en" style:country-asian="US" style:font-name-complex="lucidatypewriter" style:font-size-complex="5.69999980926514pt" style:language-complex="en" style:country-complex="US"/>
    </style:style>
    <style:style style:name="T5" style:family="text">
      <style:text-properties fo:color="#a020f0" fo:font-size="10pt" fo:language="en" fo:country="US" style:font-name-asian="lucidatypewriter" style:font-size-asian="10pt" style:language-asian="en" style:country-asian="US" style:font-name-complex="lucidatypewriter" style:font-size-complex="5.69999980926514pt" style:language-complex="en" style:country-complex="US"/>
    </style:style>
    <style:style style:name="T6" style:family="text">
      <style:text-properties fo:color="#000000" style:font-name="lucidatypewriter" fo:font-size="10pt" style:font-name-asian="lucidatypewriter" style:font-size-asian="10pt" style:font-name-complex="lucidatypewriter" style:font-size-complex="5.69999980926514pt"/>
    </style:style>
    <style:style style:name="T7" style:family="text">
      <style:text-properties fo:color="#0000ff" style:font-name="lucidatypewriter" fo:font-size="10pt" style:font-name-asian="lucidatypewriter" style:font-size-asian="10pt" style:font-name-complex="lucidatypewriter" style:font-size-complex="5.69999980926514pt"/>
    </style:style>
    <style:style style:name="T8" style:family="text">
      <style:text-properties fo:color="#b20000" style:font-name="lucidatypewriter" fo:font-size="10pt" style:font-name-asian="lucidatypewriter" style:font-size-asian="10pt" style:font-name-complex="lucidatypewriter" style:font-size-complex="5.69999980926514pt"/>
    </style:style>
    <style:style style:name="T9" style:family="text">
      <style:text-properties fo:color="#b28c00" style:font-name="lucidatypewriter" fo:font-size="10pt" style:font-name-asian="lucidatypewriter" style:font-size-asian="10pt" style:font-name-complex="lucidatypewriter" style:font-size-complex="5.69999980926514pt"/>
    </style:style>
    <style:style style:name="T10" style:family="text">
      <style:text-properties fo:color="#a020f0" style:font-name="lucidatypewriter" fo:font-size="10pt" style:font-name-asian="lucidatypewriter" style:font-size-asian="10pt" style:font-name-complex="lucidatypewriter" style:font-size-complex="5.69999980926514pt"/>
    </style:style>
  </office:automatic-styles>
  <office:body>
    <office:spreadsheet>
      <table:table table:name="Zeitschritte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number-columns-repeated="1016" table:default-cell-style-name="ce2"/>
        <table:table-row table:style-name="ro1">
          <table:table-cell table:style-name="ce1" office:value-type="string">
            <text:p><text:span text:style-name="T1"><text:s text:c="4"/></text:span><text:span text:style-name="T1">&lt;ts</text:span><text:span text:style-name="T2"> </text:span><text:span text:style-name="T3">time</text:span><text:span text:style-name="T4">=</text:span><text:span text:style-name="T5">"</text:span></text:p>
          </table:table-cell>
          <table:table-cell table:style-name="ce3" office:value-type="string">
            <text:p>0.</text:p>
          </table:table-cell>
          <table:table-cell table:style-name="ce3" office:value-type="string">
            <text:p>2500</text:p>
          </table:table-cell>
          <table:table-cell table:style-name="ce4" office:value-type="string">
            <text:p>" &gt;</text:p>
          </table:table-cell>
          <table:table-cell table:style-name="ce3" office:value-type="string">
            <text:p>001</text:p>
          </table:table-cell>
          <table:table-cell table:style-name="ce5" office:value-type="string">
            <text:p>&lt;/ts&gt;</text:p>
          </table:table-cell>
          <table:table-cell table:style-name="ce6" table:formula="of:=CONCATENATE([.A1];[.B1];[.C1];[.D1];[.E1];[.F1])" office:value-type="string" office:string-value="    &lt;ts time=&quot;0.2500&quot; &gt;001&lt;/ts&gt;">
            <text:p><text:s text:c="4"/>&lt;ts time="0.2500" &gt;001&lt;/ts&gt;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<text:span text:style-name="T1"><text:s text:c="4"/></text:span><text:span text:style-name="T1">&lt;ts</text:span><text:span text:style-name="T2"> </text:span><text:span text:style-name="T3">time</text:span><text:span text:style-name="T4">=</text:span><text:span text:style-name="T5">"</text:span></text:p>
          </table:table-cell>
          <table:table-cell table:style-name="ce3" office:value-type="string">
            <text:p>0.</text:p>
          </table:table-cell>
          <table:table-cell table:style-name="ce3" office:value-type="string">
            <text:p>5000</text:p>
          </table:table-cell>
          <table:table-cell table:style-name="ce4" office:value-type="string">
            <text:p>" &gt;</text:p>
          </table:table-cell>
          <table:table-cell table:style-name="ce3" office:value-type="string">
            <text:p>002</text:p>
          </table:table-cell>
          <table:table-cell table:style-name="ce5" office:value-type="string">
            <text:p>&lt;/ts&gt;</text:p>
          </table:table-cell>
          <table:table-cell table:style-name="ce6" table:formula="of:=CONCATENATE([.A2];[.B2];[.C2];[.D2];[.E2];[.F2])" office:value-type="string" office:string-value="    &lt;ts time=&quot;0.5000&quot; &gt;002&lt;/ts&gt;">
            <text:p><text:s text:c="4"/>&lt;ts time="0.5000" &gt;002&lt;/ts&gt;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<text:span text:style-name="T1"><text:s text:c="4"/></text:span><text:span text:style-name="T1">&lt;ts</text:span><text:span text:style-name="T2"> </text:span><text:span text:style-name="T3">time</text:span><text:span text:style-name="T4">=</text:span><text:span text:style-name="T5">"</text:span></text:p>
          </table:table-cell>
          <table:table-cell table:style-name="ce3" office:value-type="string">
            <text:p>0.</text:p>
          </table:table-cell>
          <table:table-cell table:style-name="ce3" office:value-type="string">
            <text:p>7500</text:p>
          </table:table-cell>
          <table:table-cell table:style-name="ce4" office:value-type="string">
            <text:p>" &gt;</text:p>
          </table:table-cell>
          <table:table-cell table:style-name="ce3" office:value-type="string">
            <text:p>003</text:p>
          </table:table-cell>
          <table:table-cell table:style-name="ce5" office:value-type="string">
            <text:p>&lt;/ts&gt;</text:p>
          </table:table-cell>
          <table:table-cell table:style-name="ce6" table:formula="of:=CONCATENATE([.A3];[.B3];[.C3];[.D3];[.E3];[.F3])" office:value-type="string" office:string-value="    &lt;ts time=&quot;0.7500&quot; &gt;003&lt;/ts&gt;">
            <text:p><text:s text:c="4"/>&lt;ts time="0.7500" &gt;003&lt;/ts&gt;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<text:span text:style-name="T1"><text:s text:c="4"/></text:span><text:span text:style-name="T1">&lt;ts</text:span><text:span text:style-name="T2"> </text:span><text:span text:style-name="T3">time</text:span><text:span text:style-name="T4">=</text:span><text:span text:style-name="T5">"</text:span></text:p>
          </table:table-cell>
          <table:table-cell table:style-name="ce3" office:value-type="string">
            <text:p>1.</text:p>
          </table:table-cell>
          <table:table-cell table:style-name="ce3" office:value-type="string">
            <text:p>0000</text:p>
          </table:table-cell>
          <table:table-cell table:style-name="ce4" office:value-type="string">
            <text:p>" &gt;</text:p>
          </table:table-cell>
          <table:table-cell table:style-name="ce3" office:value-type="string">
            <text:p>004</text:p>
          </table:table-cell>
          <table:table-cell table:style-name="ce5" office:value-type="string">
            <text:p>&lt;/ts&gt;</text:p>
          </table:table-cell>
          <table:table-cell table:style-name="ce6" table:formula="of:=CONCATENATE([.A4];[.B4];[.C4];[.D4];[.E4];[.F4])" office:value-type="string" office:string-value="    &lt;ts time=&quot;1.0000&quot; &gt;004&lt;/ts&gt;">
            <text:p><text:s text:c="4"/>&lt;ts time="1.0000" &gt;004&lt;/ts&gt;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<text:span text:style-name="T1"><text:s text:c="4"/></text:span><text:span text:style-name="T1">&lt;ts</text:span><text:span text:style-name="T2"> </text:span><text:span text:style-name="T3">time</text:span><text:span text:style-name="T4">=</text:span><text:span text:style-name="T5">"</text:span></text:p>
          </table:table-cell>
          <table:table-cell table:style-name="ce3" office:value-type="string">
            <text:p>0.</text:p>
          </table:table-cell>
          <table:table-cell table:style-name="ce3" office:value-type="string">
            <text:p>5000</text:p>
          </table:table-cell>
          <table:table-cell table:style-name="ce4" office:value-type="string">
            <text:p>" &gt;</text:p>
          </table:table-cell>
          <table:table-cell table:style-name="ce3" office:value-type="string">
            <text:p>005</text:p>
          </table:table-cell>
          <table:table-cell table:style-name="ce5" office:value-type="string">
            <text:p>&lt;/ts&gt;</text:p>
          </table:table-cell>
          <table:table-cell table:style-name="ce6" table:formula="of:=CONCATENATE([.A5];[.B5];[.C5];[.D5];[.E5];[.F5])" office:value-type="string" office:string-value="    &lt;ts time=&quot;0.5000&quot; &gt;005&lt;/ts&gt;">
            <text:p><text:s text:c="4"/>&lt;ts time="0.5000" &gt;005&lt;/ts&gt;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<text:span text:style-name="T1"><text:s text:c="4"/></text:span><text:span text:style-name="T1">&lt;ts</text:span><text:span text:style-name="T2"> </text:span><text:span text:style-name="T3">time</text:span><text:span text:style-name="T4">=</text:span><text:span text:style-name="T5">"</text:span></text:p>
          </table:table-cell>
          <table:table-cell table:style-name="ce3" office:value-type="string">
            <text:p>0.</text:p>
          </table:table-cell>
          <table:table-cell table:style-name="ce3" office:value-type="string">
            <text:p>6000</text:p>
          </table:table-cell>
          <table:table-cell table:style-name="ce4" office:value-type="string">
            <text:p>" &gt;</text:p>
          </table:table-cell>
          <table:table-cell table:style-name="ce3" office:value-type="string">
            <text:p>006</text:p>
          </table:table-cell>
          <table:table-cell table:style-name="ce5" office:value-type="string">
            <text:p>&lt;/ts&gt;</text:p>
          </table:table-cell>
          <table:table-cell table:style-name="ce6" table:formula="of:=CONCATENATE([.A6];[.B6];[.C6];[.D6];[.E6];[.F6])" office:value-type="string" office:string-value="    &lt;ts time=&quot;0.6000&quot; &gt;006&lt;/ts&gt;">
            <text:p><text:s text:c="4"/>&lt;ts time="0.6000" &gt;006&lt;/ts&gt;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<text:span text:style-name="T1"><text:s text:c="4"/></text:span><text:span text:style-name="T1">&lt;ts</text:span><text:span text:style-name="T2"> </text:span><text:span text:style-name="T3">time</text:span><text:span text:style-name="T4">=</text:span><text:span text:style-name="T5">"</text:span></text:p>
          </table:table-cell>
          <table:table-cell table:style-name="ce3" office:value-type="string">
            <text:p>0.</text:p>
          </table:table-cell>
          <table:table-cell table:style-name="ce3" office:value-type="string">
            <text:p>7000</text:p>
          </table:table-cell>
          <table:table-cell table:style-name="ce4" office:value-type="string">
            <text:p>" &gt;</text:p>
          </table:table-cell>
          <table:table-cell table:style-name="ce3" office:value-type="string">
            <text:p>007</text:p>
          </table:table-cell>
          <table:table-cell table:style-name="ce5" office:value-type="string">
            <text:p>&lt;/ts&gt;</text:p>
          </table:table-cell>
          <table:table-cell table:style-name="ce6" table:formula="of:=CONCATENATE([.A7];[.B7];[.C7];[.D7];[.E7];[.F7])" office:value-type="string" office:string-value="    &lt;ts time=&quot;0.7000&quot; &gt;007&lt;/ts&gt;">
            <text:p><text:s text:c="4"/>&lt;ts time="0.7000" &gt;007&lt;/ts&gt;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<text:span text:style-name="T1"><text:s text:c="4"/></text:span><text:span text:style-name="T1">&lt;ts</text:span><text:span text:style-name="T2"> </text:span><text:span text:style-name="T3">time</text:span><text:span text:style-name="T4">=</text:span><text:span text:style-name="T5">"</text:span></text:p>
          </table:table-cell>
          <table:table-cell table:style-name="ce3" office:value-type="string">
            <text:p>0.</text:p>
          </table:table-cell>
          <table:table-cell table:style-name="ce3" office:value-type="string">
            <text:p>8000</text:p>
          </table:table-cell>
          <table:table-cell table:style-name="ce4" office:value-type="string">
            <text:p>" &gt;</text:p>
          </table:table-cell>
          <table:table-cell table:style-name="ce3" office:value-type="string">
            <text:p>008</text:p>
          </table:table-cell>
          <table:table-cell table:style-name="ce5" office:value-type="string">
            <text:p>&lt;/ts&gt;</text:p>
          </table:table-cell>
          <table:table-cell table:style-name="ce6" table:formula="of:=CONCATENATE([.A8];[.B8];[.C8];[.D8];[.E8];[.F8])" office:value-type="string" office:string-value="    &lt;ts time=&quot;0.8000&quot; &gt;008&lt;/ts&gt;">
            <text:p><text:s text:c="4"/>&lt;ts time="0.8000" &gt;008&lt;/ts&gt;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<text:span text:style-name="T1"><text:s text:c="4"/></text:span><text:span text:style-name="T1">&lt;ts</text:span><text:span text:style-name="T2"> </text:span><text:span text:style-name="T3">time</text:span><text:span text:style-name="T4">=</text:span><text:span text:style-name="T5">"</text:span></text:p>
          </table:table-cell>
          <table:table-cell table:style-name="ce3" office:value-type="string">
            <text:p>0.</text:p>
          </table:table-cell>
          <table:table-cell table:style-name="ce3" office:value-type="string">
            <text:p>9000</text:p>
          </table:table-cell>
          <table:table-cell table:style-name="ce4" office:value-type="string">
            <text:p>" &gt;</text:p>
          </table:table-cell>
          <table:table-cell table:style-name="ce3" office:value-type="string">
            <text:p>009</text:p>
          </table:table-cell>
          <table:table-cell table:style-name="ce5" office:value-type="string">
            <text:p>&lt;/ts&gt;</text:p>
          </table:table-cell>
          <table:table-cell table:style-name="ce6" table:formula="of:=CONCATENATE([.A9];[.B9];[.C9];[.D9];[.E9];[.F9])" office:value-type="string" office:string-value="    &lt;ts time=&quot;0.9000&quot; &gt;009&lt;/ts&gt;">
            <text:p><text:s text:c="4"/>&lt;ts time="0.9000" &gt;009&lt;/ts&gt;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<text:span text:style-name="T1"><text:s text:c="4"/></text:span><text:span text:style-name="T1">&lt;ts</text:span><text:span text:style-name="T2"> </text:span><text:span text:style-name="T3">time</text:span><text:span text:style-name="T4">=</text:span><text:span text:style-name="T5">"</text:span></text:p>
          </table:table-cell>
          <table:table-cell table:style-name="ce3" office:value-type="string">
            <text:p>0.</text:p>
          </table:table-cell>
          <table:table-cell table:style-name="ce3" office:value-type="string">
            <text:p>10000</text:p>
          </table:table-cell>
          <table:table-cell table:style-name="ce4" office:value-type="string">
            <text:p>" &gt;</text:p>
          </table:table-cell>
          <table:table-cell table:style-name="ce3" office:value-type="string">
            <text:p>010</text:p>
          </table:table-cell>
          <table:table-cell table:style-name="ce5" office:value-type="string">
            <text:p>&lt;/ts&gt;</text:p>
          </table:table-cell>
          <table:table-cell table:style-name="ce6" table:formula="of:=CONCATENATE([.A10];[.B10];[.C10];[.D10];[.E10];[.F10])" office:value-type="string" office:string-value="    &lt;ts time=&quot;0.10000&quot; &gt;010&lt;/ts&gt;">
            <text:p><text:s text:c="4"/>&lt;ts time="0.10000" &gt;010&lt;/ts&gt;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<text:span text:style-name="T1"><text:s text:c="4"/></text:span><text:span text:style-name="T1">&lt;ts</text:span><text:span text:style-name="T2"> </text:span><text:span text:style-name="T3">time</text:span><text:span text:style-name="T4">=</text:span><text:span text:style-name="T5">"</text:span></text:p>
          </table:table-cell>
          <table:table-cell table:style-name="ce3" office:value-type="string">
            <text:p>0.</text:p>
          </table:table-cell>
          <table:table-cell table:style-name="ce3" office:value-type="string">
            <text:p>11000</text:p>
          </table:table-cell>
          <table:table-cell table:style-name="ce4" office:value-type="string">
            <text:p>" &gt;</text:p>
          </table:table-cell>
          <table:table-cell table:style-name="ce3" office:value-type="string">
            <text:p>011</text:p>
          </table:table-cell>
          <table:table-cell table:style-name="ce5" office:value-type="string">
            <text:p>&lt;/ts&gt;</text:p>
          </table:table-cell>
          <table:table-cell table:style-name="ce6" table:formula="of:=CONCATENATE([.A11];[.B11];[.C11];[.D11];[.E11];[.F11])" office:value-type="string" office:string-value="    &lt;ts time=&quot;0.11000&quot; &gt;011&lt;/ts&gt;">
            <text:p><text:s text:c="4"/>&lt;ts time="0.11000" &gt;011&lt;/ts&gt;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<text:span text:style-name="T1"><text:s text:c="4"/></text:span><text:span text:style-name="T1">&lt;ts</text:span><text:span text:style-name="T2"> </text:span><text:span text:style-name="T3">time</text:span><text:span text:style-name="T4">=</text:span><text:span text:style-name="T5">"</text:span></text:p>
          </table:table-cell>
          <table:table-cell table:style-name="ce3" office:value-type="string">
            <text:p>0.</text:p>
          </table:table-cell>
          <table:table-cell table:style-name="ce3" office:value-type="string">
            <text:p>12000</text:p>
          </table:table-cell>
          <table:table-cell table:style-name="ce4" office:value-type="string">
            <text:p>" &gt;</text:p>
          </table:table-cell>
          <table:table-cell table:style-name="ce3" office:value-type="string">
            <text:p>012</text:p>
          </table:table-cell>
          <table:table-cell table:style-name="ce5" office:value-type="string">
            <text:p>&lt;/ts&gt;</text:p>
          </table:table-cell>
          <table:table-cell table:style-name="ce6" table:formula="of:=CONCATENATE([.A12];[.B12];[.C12];[.D12];[.E12];[.F12])" office:value-type="string" office:string-value="    &lt;ts time=&quot;0.12000&quot; &gt;012&lt;/ts&gt;">
            <text:p><text:s text:c="4"/>&lt;ts time="0.12000" &gt;012&lt;/ts&gt;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<text:span text:style-name="T1"><text:s text:c="4"/></text:span><text:span text:style-name="T1">&lt;ts</text:span><text:span text:style-name="T2"> </text:span><text:span text:style-name="T3">time</text:span><text:span text:style-name="T4">=</text:span><text:span text:style-name="T5">"</text:span></text:p>
          </table:table-cell>
          <table:table-cell table:style-name="ce3" office:value-type="string">
            <text:p>0.</text:p>
          </table:table-cell>
          <table:table-cell table:style-name="ce3" office:value-type="string">
            <text:p>13000</text:p>
          </table:table-cell>
          <table:table-cell table:style-name="ce4" office:value-type="string">
            <text:p>" &gt;</text:p>
          </table:table-cell>
          <table:table-cell table:style-name="ce3" office:value-type="string">
            <text:p>013</text:p>
          </table:table-cell>
          <table:table-cell table:style-name="ce5" office:value-type="string">
            <text:p>&lt;/ts&gt;</text:p>
          </table:table-cell>
          <table:table-cell table:style-name="ce6" table:formula="of:=CONCATENATE([.A13];[.B13];[.C13];[.D13];[.E13];[.F13])" office:value-type="string" office:string-value="    &lt;ts time=&quot;0.13000&quot; &gt;013&lt;/ts&gt;">
            <text:p><text:s text:c="4"/>&lt;ts time="0.13000" &gt;013&lt;/ts&gt;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<text:span text:style-name="T1"><text:s text:c="4"/></text:span><text:span text:style-name="T1">&lt;ts</text:span><text:span text:style-name="T2"> </text:span><text:span text:style-name="T3">time</text:span><text:span text:style-name="T4">=</text:span><text:span text:style-name="T5">"</text:span></text:p>
          </table:table-cell>
          <table:table-cell table:style-name="ce3" office:value-type="string">
            <text:p>0.</text:p>
          </table:table-cell>
          <table:table-cell table:style-name="ce3" office:value-type="string">
            <text:p>14000</text:p>
          </table:table-cell>
          <table:table-cell table:style-name="ce4" office:value-type="string">
            <text:p>" &gt;</text:p>
          </table:table-cell>
          <table:table-cell table:style-name="ce3" office:value-type="string">
            <text:p>014</text:p>
          </table:table-cell>
          <table:table-cell table:style-name="ce5" office:value-type="string">
            <text:p>&lt;/ts&gt;</text:p>
          </table:table-cell>
          <table:table-cell table:style-name="ce6" table:formula="of:=CONCATENATE([.A14];[.B14];[.C14];[.D14];[.E14];[.F14])" office:value-type="string" office:string-value="    &lt;ts time=&quot;0.14000&quot; &gt;014&lt;/ts&gt;">
            <text:p><text:s text:c="4"/>&lt;ts time="0.14000" &gt;014&lt;/ts&gt;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<text:span text:style-name="T1"><text:s text:c="4"/></text:span><text:span text:style-name="T1">&lt;ts</text:span><text:span text:style-name="T2"> </text:span><text:span text:style-name="T3">time</text:span><text:span text:style-name="T4">=</text:span><text:span text:style-name="T5">"</text:span></text:p>
          </table:table-cell>
          <table:table-cell table:style-name="ce3" office:value-type="string">
            <text:p>0.</text:p>
          </table:table-cell>
          <table:table-cell table:style-name="ce3" office:value-type="string">
            <text:p>15000</text:p>
          </table:table-cell>
          <table:table-cell table:style-name="ce4" office:value-type="string">
            <text:p>" &gt;</text:p>
          </table:table-cell>
          <table:table-cell table:style-name="ce3" office:value-type="string">
            <text:p>015</text:p>
          </table:table-cell>
          <table:table-cell table:style-name="ce5" office:value-type="string">
            <text:p>&lt;/ts&gt;</text:p>
          </table:table-cell>
          <table:table-cell table:style-name="ce6" table:formula="of:=CONCATENATE([.A15];[.B15];[.C15];[.D15];[.E15];[.F15])" office:value-type="string" office:string-value="    &lt;ts time=&quot;0.15000&quot; &gt;015&lt;/ts&gt;">
            <text:p><text:s text:c="4"/>&lt;ts time="0.15000" &gt;015&lt;/ts&gt;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<text:span text:style-name="T1"><text:s text:c="4"/></text:span><text:span text:style-name="T1">&lt;ts</text:span><text:span text:style-name="T2"> </text:span><text:span text:style-name="T3">time</text:span><text:span text:style-name="T4">=</text:span><text:span text:style-name="T5">"</text:span></text:p>
          </table:table-cell>
          <table:table-cell table:style-name="ce3" office:value-type="string">
            <text:p>0.</text:p>
          </table:table-cell>
          <table:table-cell table:style-name="ce3" office:value-type="string">
            <text:p>16000</text:p>
          </table:table-cell>
          <table:table-cell table:style-name="ce4" office:value-type="string">
            <text:p>" &gt;</text:p>
          </table:table-cell>
          <table:table-cell table:style-name="ce3" office:value-type="string">
            <text:p>016</text:p>
          </table:table-cell>
          <table:table-cell table:style-name="ce5" office:value-type="string">
            <text:p>&lt;/ts&gt;</text:p>
          </table:table-cell>
          <table:table-cell table:style-name="ce6" table:formula="of:=CONCATENATE([.A16];[.B16];[.C16];[.D16];[.E16];[.F16])" office:value-type="string" office:string-value="    &lt;ts time=&quot;0.16000&quot; &gt;016&lt;/ts&gt;">
            <text:p><text:s text:c="4"/>&lt;ts time="0.16000" &gt;016&lt;/ts&gt;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<text:span text:style-name="T1"><text:s text:c="4"/></text:span><text:span text:style-name="T1">&lt;ts</text:span><text:span text:style-name="T2"> </text:span><text:span text:style-name="T3">time</text:span><text:span text:style-name="T4">=</text:span><text:span text:style-name="T5">"</text:span></text:p>
          </table:table-cell>
          <table:table-cell table:style-name="ce3" office:value-type="string">
            <text:p>0.</text:p>
          </table:table-cell>
          <table:table-cell table:style-name="ce3" office:value-type="string">
            <text:p>17000</text:p>
          </table:table-cell>
          <table:table-cell table:style-name="ce4" office:value-type="string">
            <text:p>" &gt;</text:p>
          </table:table-cell>
          <table:table-cell table:style-name="ce3" office:value-type="string">
            <text:p>017</text:p>
          </table:table-cell>
          <table:table-cell table:style-name="ce5" office:value-type="string">
            <text:p>&lt;/ts&gt;</text:p>
          </table:table-cell>
          <table:table-cell table:style-name="ce6" table:formula="of:=CONCATENATE([.A17];[.B17];[.C17];[.D17];[.E17];[.F17])" office:value-type="string" office:string-value="    &lt;ts time=&quot;0.17000&quot; &gt;017&lt;/ts&gt;">
            <text:p><text:s text:c="4"/>&lt;ts time="0.17000" &gt;017&lt;/ts&gt;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<text:span text:style-name="T1"><text:s text:c="4"/></text:span><text:span text:style-name="T1">&lt;ts</text:span><text:span text:style-name="T2"> </text:span><text:span text:style-name="T3">time</text:span><text:span text:style-name="T4">=</text:span><text:span text:style-name="T5">"</text:span></text:p>
          </table:table-cell>
          <table:table-cell table:style-name="ce3" office:value-type="string">
            <text:p>0.</text:p>
          </table:table-cell>
          <table:table-cell table:style-name="ce3" office:value-type="string">
            <text:p>18000</text:p>
          </table:table-cell>
          <table:table-cell table:style-name="ce4" office:value-type="string">
            <text:p>" &gt;</text:p>
          </table:table-cell>
          <table:table-cell table:style-name="ce3" office:value-type="string">
            <text:p>018</text:p>
          </table:table-cell>
          <table:table-cell table:style-name="ce5" office:value-type="string">
            <text:p>&lt;/ts&gt;</text:p>
          </table:table-cell>
          <table:table-cell table:style-name="ce6" table:formula="of:=CONCATENATE([.A18];[.B18];[.C18];[.D18];[.E18];[.F18])" office:value-type="string" office:string-value="    &lt;ts time=&quot;0.18000&quot; &gt;018&lt;/ts&gt;">
            <text:p><text:s text:c="4"/>&lt;ts time="0.18000" &gt;018&lt;/ts&gt;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<text:span text:style-name="T1"><text:s text:c="4"/></text:span><text:span text:style-name="T1">&lt;ts</text:span><text:span text:style-name="T2"> </text:span><text:span text:style-name="T3">time</text:span><text:span text:style-name="T4">=</text:span><text:span text:style-name="T5">"</text:span></text:p>
          </table:table-cell>
          <table:table-cell table:style-name="ce3" office:value-type="string">
            <text:p>0.</text:p>
          </table:table-cell>
          <table:table-cell table:style-name="ce3" office:value-type="string">
            <text:p>19000</text:p>
          </table:table-cell>
          <table:table-cell table:style-name="ce4" office:value-type="string">
            <text:p>" &gt;</text:p>
          </table:table-cell>
          <table:table-cell table:style-name="ce3" office:value-type="string">
            <text:p>019</text:p>
          </table:table-cell>
          <table:table-cell table:style-name="ce5" office:value-type="string">
            <text:p>&lt;/ts&gt;</text:p>
          </table:table-cell>
          <table:table-cell table:style-name="ce6" table:formula="of:=CONCATENATE([.A19];[.B19];[.C19];[.D19];[.E19];[.F19])" office:value-type="string" office:string-value="    &lt;ts time=&quot;0.19000&quot; &gt;019&lt;/ts&gt;">
            <text:p><text:s text:c="4"/>&lt;ts time="0.19000" &gt;019&lt;/ts&gt;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<text:span text:style-name="T1"><text:s text:c="4"/></text:span><text:span text:style-name="T1">&lt;ts</text:span><text:span text:style-name="T2"> </text:span><text:span text:style-name="T3">time</text:span><text:span text:style-name="T4">=</text:span><text:span text:style-name="T5">"</text:span></text:p>
          </table:table-cell>
          <table:table-cell table:style-name="ce3" office:value-type="string">
            <text:p>0.</text:p>
          </table:table-cell>
          <table:table-cell table:style-name="ce3" office:value-type="string">
            <text:p>20000</text:p>
          </table:table-cell>
          <table:table-cell table:style-name="ce4" office:value-type="string">
            <text:p>" &gt;</text:p>
          </table:table-cell>
          <table:table-cell table:style-name="ce3" office:value-type="string">
            <text:p>020</text:p>
          </table:table-cell>
          <table:table-cell table:style-name="ce5" office:value-type="string">
            <text:p>&lt;/ts&gt;</text:p>
          </table:table-cell>
          <table:table-cell table:style-name="ce6" table:formula="of:=CONCATENATE([.A20];[.B20];[.C20];[.D20];[.E20];[.F20])" office:value-type="string" office:string-value="    &lt;ts time=&quot;0.20000&quot; &gt;020&lt;/ts&gt;">
            <text:p><text:s text:c="4"/>&lt;ts time="0.20000" &gt;020&lt;/ts&gt;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<text:span text:style-name="T1"><text:s text:c="4"/></text:span><text:span text:style-name="T1">&lt;ts</text:span><text:span text:style-name="T2"> </text:span><text:span text:style-name="T3">time</text:span><text:span text:style-name="T4">=</text:span><text:span text:style-name="T5">"</text:span></text:p>
          </table:table-cell>
          <table:table-cell table:style-name="ce3" office:value-type="string">
            <text:p>0.</text:p>
          </table:table-cell>
          <table:table-cell table:style-name="ce3" office:value-type="string">
            <text:p>21000</text:p>
          </table:table-cell>
          <table:table-cell table:style-name="ce4" office:value-type="string">
            <text:p>" &gt;</text:p>
          </table:table-cell>
          <table:table-cell table:style-name="ce3" office:value-type="string">
            <text:p>021</text:p>
          </table:table-cell>
          <table:table-cell table:style-name="ce5" office:value-type="string">
            <text:p>&lt;/ts&gt;</text:p>
          </table:table-cell>
          <table:table-cell table:style-name="ce6" table:formula="of:=CONCATENATE([.A21];[.B21];[.C21];[.D21];[.E21];[.F21])" office:value-type="string" office:string-value="    &lt;ts time=&quot;0.21000&quot; &gt;021&lt;/ts&gt;">
            <text:p><text:s text:c="4"/>&lt;ts time="0.21000" &gt;021&lt;/ts&gt;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<text:span text:style-name="T1"><text:s text:c="4"/></text:span><text:span text:style-name="T1">&lt;ts</text:span><text:span text:style-name="T2"> </text:span><text:span text:style-name="T3">time</text:span><text:span text:style-name="T4">=</text:span><text:span text:style-name="T5">"</text:span></text:p>
          </table:table-cell>
          <table:table-cell table:style-name="ce3" office:value-type="string">
            <text:p>0.</text:p>
          </table:table-cell>
          <table:table-cell table:style-name="ce3" office:value-type="string">
            <text:p>22000</text:p>
          </table:table-cell>
          <table:table-cell table:style-name="ce4" office:value-type="string">
            <text:p>" &gt;</text:p>
          </table:table-cell>
          <table:table-cell table:style-name="ce3" office:value-type="string">
            <text:p>022</text:p>
          </table:table-cell>
          <table:table-cell table:style-name="ce5" office:value-type="string">
            <text:p>&lt;/ts&gt;</text:p>
          </table:table-cell>
          <table:table-cell table:style-name="ce6" table:formula="of:=CONCATENATE([.A22];[.B22];[.C22];[.D22];[.E22];[.F22])" office:value-type="string" office:string-value="    &lt;ts time=&quot;0.22000&quot; &gt;022&lt;/ts&gt;">
            <text:p><text:s text:c="4"/>&lt;ts time="0.22000" &gt;022&lt;/ts&gt;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<text:span text:style-name="T1"><text:s text:c="4"/></text:span><text:span text:style-name="T1">&lt;ts</text:span><text:span text:style-name="T2"> </text:span><text:span text:style-name="T3">time</text:span><text:span text:style-name="T4">=</text:span><text:span text:style-name="T5">"</text:span></text:p>
          </table:table-cell>
          <table:table-cell table:style-name="ce3" office:value-type="string">
            <text:p>0.</text:p>
          </table:table-cell>
          <table:table-cell table:style-name="ce3" office:value-type="string">
            <text:p>23000</text:p>
          </table:table-cell>
          <table:table-cell table:style-name="ce4" office:value-type="string">
            <text:p>" &gt;</text:p>
          </table:table-cell>
          <table:table-cell table:style-name="ce3" office:value-type="string">
            <text:p>023</text:p>
          </table:table-cell>
          <table:table-cell table:style-name="ce5" office:value-type="string">
            <text:p>&lt;/ts&gt;</text:p>
          </table:table-cell>
          <table:table-cell table:style-name="ce6" table:formula="of:=CONCATENATE([.A23];[.B23];[.C23];[.D23];[.E23];[.F23])" office:value-type="string" office:string-value="    &lt;ts time=&quot;0.23000&quot; &gt;023&lt;/ts&gt;">
            <text:p><text:s text:c="4"/>&lt;ts time="0.23000" &gt;023&lt;/ts&gt;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<text:span text:style-name="T1"><text:s text:c="4"/></text:span><text:span text:style-name="T1">&lt;ts</text:span><text:span text:style-name="T2"> </text:span><text:span text:style-name="T3">time</text:span><text:span text:style-name="T4">=</text:span><text:span text:style-name="T5">"</text:span></text:p>
          </table:table-cell>
          <table:table-cell table:style-name="ce3" office:value-type="string">
            <text:p>0.</text:p>
          </table:table-cell>
          <table:table-cell table:style-name="ce3" office:value-type="string">
            <text:p>24000</text:p>
          </table:table-cell>
          <table:table-cell table:style-name="ce4" office:value-type="string">
            <text:p>" &gt;</text:p>
          </table:table-cell>
          <table:table-cell table:style-name="ce3" office:value-type="string">
            <text:p>024</text:p>
          </table:table-cell>
          <table:table-cell table:style-name="ce5" office:value-type="string">
            <text:p>&lt;/ts&gt;</text:p>
          </table:table-cell>
          <table:table-cell table:style-name="ce6" table:formula="of:=CONCATENATE([.A24];[.B24];[.C24];[.D24];[.E24];[.F24])" office:value-type="string" office:string-value="    &lt;ts time=&quot;0.24000&quot; &gt;024&lt;/ts&gt;">
            <text:p><text:s text:c="4"/>&lt;ts time="0.24000" &gt;024&lt;/ts&gt;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<text:span text:style-name="T1"><text:s text:c="4"/></text:span><text:span text:style-name="T1">&lt;ts</text:span><text:span text:style-name="T2"> </text:span><text:span text:style-name="T3">time</text:span><text:span text:style-name="T4">=</text:span><text:span text:style-name="T5">"</text:span></text:p>
          </table:table-cell>
          <table:table-cell table:style-name="ce3" office:value-type="string">
            <text:p>0.</text:p>
          </table:table-cell>
          <table:table-cell table:style-name="ce3" office:value-type="string">
            <text:p>25000</text:p>
          </table:table-cell>
          <table:table-cell table:style-name="ce4" office:value-type="string">
            <text:p>" &gt;</text:p>
          </table:table-cell>
          <table:table-cell table:style-name="ce3" office:value-type="string">
            <text:p>025</text:p>
          </table:table-cell>
          <table:table-cell table:style-name="ce5" office:value-type="string">
            <text:p>&lt;/ts&gt;</text:p>
          </table:table-cell>
          <table:table-cell table:style-name="ce6" table:formula="of:=CONCATENATE([.A25];[.B25];[.C25];[.D25];[.E25];[.F25])" office:value-type="string" office:string-value="    &lt;ts time=&quot;0.25000&quot; &gt;025&lt;/ts&gt;">
            <text:p><text:s text:c="4"/>&lt;ts time="0.25000" &gt;025&lt;/ts&gt;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<text:span text:style-name="T1"><text:s text:c="4"/></text:span><text:span text:style-name="T1">&lt;ts</text:span><text:span text:style-name="T2"> </text:span><text:span text:style-name="T3">time</text:span><text:span text:style-name="T4">=</text:span><text:span text:style-name="T5">"</text:span></text:p>
          </table:table-cell>
          <table:table-cell table:style-name="ce3" office:value-type="string">
            <text:p>0.</text:p>
          </table:table-cell>
          <table:table-cell table:style-name="ce3" office:value-type="string">
            <text:p>26000</text:p>
          </table:table-cell>
          <table:table-cell table:style-name="ce4" office:value-type="string">
            <text:p>" &gt;</text:p>
          </table:table-cell>
          <table:table-cell table:style-name="ce3" office:value-type="string">
            <text:p>026</text:p>
          </table:table-cell>
          <table:table-cell table:style-name="ce5" office:value-type="string">
            <text:p>&lt;/ts&gt;</text:p>
          </table:table-cell>
          <table:table-cell table:style-name="ce6" table:formula="of:=CONCATENATE([.A26];[.B26];[.C26];[.D26];[.E26];[.F26])" office:value-type="string" office:string-value="    &lt;ts time=&quot;0.26000&quot; &gt;026&lt;/ts&gt;">
            <text:p><text:s text:c="4"/>&lt;ts time="0.26000" &gt;026&lt;/ts&gt;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<text:span text:style-name="T1"><text:s text:c="4"/></text:span><text:span text:style-name="T1">&lt;ts</text:span><text:span text:style-name="T2"> </text:span><text:span text:style-name="T3">time</text:span><text:span text:style-name="T4">=</text:span><text:span text:style-name="T5">"</text:span></text:p>
          </table:table-cell>
          <table:table-cell table:style-name="ce3" office:value-type="string">
            <text:p>0.</text:p>
          </table:table-cell>
          <table:table-cell table:style-name="ce3" office:value-type="string">
            <text:p>27000</text:p>
          </table:table-cell>
          <table:table-cell table:style-name="ce4" office:value-type="string">
            <text:p>" &gt;</text:p>
          </table:table-cell>
          <table:table-cell table:style-name="ce3" office:value-type="string">
            <text:p>027</text:p>
          </table:table-cell>
          <table:table-cell table:style-name="ce5" office:value-type="string">
            <text:p>&lt;/ts&gt;</text:p>
          </table:table-cell>
          <table:table-cell table:style-name="ce6" table:formula="of:=CONCATENATE([.A27];[.B27];[.C27];[.D27];[.E27];[.F27])" office:value-type="string" office:string-value="    &lt;ts time=&quot;0.27000&quot; &gt;027&lt;/ts&gt;">
            <text:p><text:s text:c="4"/>&lt;ts time="0.27000" &gt;027&lt;/ts&gt;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<text:span text:style-name="T1"><text:s text:c="4"/></text:span><text:span text:style-name="T1">&lt;ts</text:span><text:span text:style-name="T2"> </text:span><text:span text:style-name="T3">time</text:span><text:span text:style-name="T4">=</text:span><text:span text:style-name="T5">"</text:span></text:p>
          </table:table-cell>
          <table:table-cell table:style-name="ce3" office:value-type="string">
            <text:p>0.</text:p>
          </table:table-cell>
          <table:table-cell table:style-name="ce3" office:value-type="string">
            <text:p>28000</text:p>
          </table:table-cell>
          <table:table-cell table:style-name="ce4" office:value-type="string">
            <text:p>" &gt;</text:p>
          </table:table-cell>
          <table:table-cell table:style-name="ce3" office:value-type="string">
            <text:p>028</text:p>
          </table:table-cell>
          <table:table-cell table:style-name="ce5" office:value-type="string">
            <text:p>&lt;/ts&gt;</text:p>
          </table:table-cell>
          <table:table-cell table:style-name="ce6" table:formula="of:=CONCATENATE([.A28];[.B28];[.C28];[.D28];[.E28];[.F28])" office:value-type="string" office:string-value="    &lt;ts time=&quot;0.28000&quot; &gt;028&lt;/ts&gt;">
            <text:p><text:s text:c="4"/>&lt;ts time="0.28000" &gt;028&lt;/ts&gt;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<text:span text:style-name="T1"><text:s text:c="4"/></text:span><text:span text:style-name="T1">&lt;ts</text:span><text:span text:style-name="T2"> </text:span><text:span text:style-name="T3">time</text:span><text:span text:style-name="T4">=</text:span><text:span text:style-name="T5">"</text:span></text:p>
          </table:table-cell>
          <table:table-cell table:style-name="ce3" office:value-type="string">
            <text:p>0.</text:p>
          </table:table-cell>
          <table:table-cell table:style-name="ce3" office:value-type="string">
            <text:p>29000</text:p>
          </table:table-cell>
          <table:table-cell table:style-name="ce4" office:value-type="string">
            <text:p>" &gt;</text:p>
          </table:table-cell>
          <table:table-cell table:style-name="ce3" office:value-type="string">
            <text:p>029</text:p>
          </table:table-cell>
          <table:table-cell table:style-name="ce5" office:value-type="string">
            <text:p>&lt;/ts&gt;</text:p>
          </table:table-cell>
          <table:table-cell table:style-name="ce6" table:formula="of:=CONCATENATE([.A29];[.B29];[.C29];[.D29];[.E29];[.F29])" office:value-type="string" office:string-value="    &lt;ts time=&quot;0.29000&quot; &gt;029&lt;/ts&gt;">
            <text:p><text:s text:c="4"/>&lt;ts time="0.29000" &gt;029&lt;/ts&gt;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<text:span text:style-name="T1"><text:s text:c="4"/></text:span><text:span text:style-name="T1">&lt;ts</text:span><text:span text:style-name="T2"> </text:span><text:span text:style-name="T3">time</text:span><text:span text:style-name="T4">=</text:span><text:span text:style-name="T5">"</text:span></text:p>
          </table:table-cell>
          <table:table-cell table:style-name="ce3" office:value-type="string">
            <text:p>0.</text:p>
          </table:table-cell>
          <table:table-cell table:style-name="ce3" office:value-type="string">
            <text:p>30000</text:p>
          </table:table-cell>
          <table:table-cell table:style-name="ce4" office:value-type="string">
            <text:p>" &gt;</text:p>
          </table:table-cell>
          <table:table-cell table:style-name="ce3" office:value-type="string">
            <text:p>030</text:p>
          </table:table-cell>
          <table:table-cell table:style-name="ce5" office:value-type="string">
            <text:p>&lt;/ts&gt;</text:p>
          </table:table-cell>
          <table:table-cell table:style-name="ce6" table:formula="of:=CONCATENATE([.A30];[.B30];[.C30];[.D30];[.E30];[.F30])" office:value-type="string" office:string-value="    &lt;ts time=&quot;0.30000&quot; &gt;030&lt;/ts&gt;">
            <text:p><text:s text:c="4"/>&lt;ts time="0.30000" &gt;030&lt;/ts&gt;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<text:span text:style-name="T1"><text:s text:c="4"/></text:span><text:span text:style-name="T1">&lt;ts</text:span><text:span text:style-name="T2"> </text:span><text:span text:style-name="T3">time</text:span><text:span text:style-name="T4">=</text:span><text:span text:style-name="T5">"</text:span></text:p>
          </table:table-cell>
          <table:table-cell table:style-name="ce3" office:value-type="string">
            <text:p>0.</text:p>
          </table:table-cell>
          <table:table-cell table:style-name="ce3" office:value-type="string">
            <text:p>31000</text:p>
          </table:table-cell>
          <table:table-cell table:style-name="ce4" office:value-type="string">
            <text:p>" &gt;</text:p>
          </table:table-cell>
          <table:table-cell table:style-name="ce3" office:value-type="string">
            <text:p>031</text:p>
          </table:table-cell>
          <table:table-cell table:style-name="ce5" office:value-type="string">
            <text:p>&lt;/ts&gt;</text:p>
          </table:table-cell>
          <table:table-cell table:style-name="ce6" table:formula="of:=CONCATENATE([.A31];[.B31];[.C31];[.D31];[.E31];[.F31])" office:value-type="string" office:string-value="    &lt;ts time=&quot;0.31000&quot; &gt;031&lt;/ts&gt;">
            <text:p><text:s text:c="4"/>&lt;ts time="0.31000" &gt;031&lt;/ts&gt;</text:p>
          </table:table-cell>
          <table:table-cell table:number-columns-repeated="1016"/>
        </table:table-row>
        <table:table-row table:style-name="ro1" table:number-rows-repeated="69">
          <table:table-cell table:style-name="ce1"/>
          <table:table-cell table:style-name="ce3" table:number-columns-repeated="3"/>
          <table:table-cell/>
          <table:table-cell table:style-name="ce3"/>
          <table:table-cell table:style-name="ce6"/>
          <table:table-cell table:number-columns-repeated="1016"/>
        </table:table-row>
        <table:table-row table:style-name="ro1" table:number-rows-repeated="74">
          <table:table-cell table:style-name="ce1"/>
          <table:table-cell table:style-name="ce3"/>
          <table:table-cell table:style-name="Default"/>
          <table:table-cell table:style-name="ce3"/>
          <table:table-cell/>
          <table:table-cell table:style-name="ce3"/>
          <table:table-cell table:style-name="ce6"/>
          <table:table-cell table:number-columns-repeated="1016"/>
        </table:table-row>
        <table:table-row table:style-name="ro1" table:number-rows-repeated="67">
          <table:table-cell table:style-name="ce1"/>
          <table:table-cell table:style-name="ce3" table:number-columns-repeated="3"/>
          <table:table-cell/>
          <table:table-cell table:style-name="ce3"/>
          <table:table-cell table:style-name="ce6"/>
          <table:table-cell table:number-columns-repeated="1016"/>
        </table:table-row>
        <table:table-row table:style-name="ro1" table:number-rows-repeated="104833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Netz - eben" table:style-name="ta1" table:print="false"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5" table:number-columns-repeated="1014" table:default-cell-style-name="ce2"/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-15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-1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1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1];[.B1];[.C1];[.D1];[.E1];[.F1];[.G1])" office:value-type="string" office:string-value="    &lt;n x=&quot;-150&quot; y=&quot;-100&quot;&gt;01&lt;/n&gt;">
            <text:p><text:s text:c="4"/>&lt;n x="-150" y="-100"&gt;01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-15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-05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2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2];[.B2];[.C2];[.D2];[.E2];[.F2];[.G2])" office:value-type="string" office:string-value="    &lt;n x=&quot;-150&quot; y=&quot;-050&quot;&gt;02&lt;/n&gt;">
            <text:p><text:s text:c="4"/>&lt;n x="-150" y="-050"&gt;02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-15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3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3];[.B3];[.C3];[.D3];[.E3];[.F3];[.G3])" office:value-type="string" office:string-value="    &lt;n x=&quot;-150&quot; y=&quot; 000&quot;&gt;03&lt;/n&gt;">
            <text:p><text:s text:c="4"/>&lt;n x="-150" y=" 000"&gt;03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-15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5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4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4];[.B4];[.C4];[.D4];[.E4];[.F4];[.G4])" office:value-type="string" office:string-value="    &lt;n x=&quot;-150&quot; y=&quot; 050&quot;&gt;04&lt;/n&gt;">
            <text:p><text:s text:c="4"/>&lt;n x="-150" y=" 050"&gt;04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-15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1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5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5];[.B5];[.C5];[.D5];[.E5];[.F5];[.G5])" office:value-type="string" office:string-value="    &lt;n x=&quot;-150&quot; y=&quot; 100&quot;&gt;05&lt;/n&gt;">
            <text:p><text:s text:c="4"/>&lt;n x="-150" y=" 100"&gt;05&lt;/n&gt;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/>
          <table:table-cell table:style-name="ce3"/>
          <table:table-cell table:style-name="ce8" table:number-columns-repeated="2"/>
          <table:table-cell table:style-name="ce9"/>
          <table:table-cell table:style-name="ce5"/>
          <table:table-cell table:style-name="ce3"/>
          <table:table-cell table:style-name="ce6"/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-1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-1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6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7];[.B7];[.C7];[.D7];[.E7];[.F7];[.G7])" office:value-type="string" office:string-value="    &lt;n x=&quot;-100&quot; y=&quot;-100&quot;&gt;06&lt;/n&gt;">
            <text:p><text:s text:c="4"/>&lt;n x="-100" y="-100"&gt;06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-1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-05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7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8];[.B8];[.C8];[.D8];[.E8];[.F8];[.G8])" office:value-type="string" office:string-value="    &lt;n x=&quot;-100&quot; y=&quot;-050&quot;&gt;07&lt;/n&gt;">
            <text:p><text:s text:c="4"/>&lt;n x="-100" y="-050"&gt;07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-1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8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9];[.B9];[.C9];[.D9];[.E9];[.F9];[.G9])" office:value-type="string" office:string-value="    &lt;n x=&quot;-100&quot; y=&quot; 000&quot;&gt;08&lt;/n&gt;">
            <text:p><text:s text:c="4"/>&lt;n x="-100" y=" 000"&gt;08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-1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5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9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10];[.B10];[.C10];[.D10];[.E10];[.F10];[.G10])" office:value-type="string" office:string-value="    &lt;n x=&quot;-100&quot; y=&quot; 050&quot;&gt;09&lt;/n&gt;">
            <text:p><text:s text:c="4"/>&lt;n x="-100" y=" 050"&gt;09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-1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1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10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11];[.B11];[.C11];[.D11];[.E11];[.F11];[.G11])" office:value-type="string" office:string-value="    &lt;n x=&quot;-100&quot; y=&quot; 100&quot;&gt;10&lt;/n&gt;">
            <text:p><text:s text:c="4"/>&lt;n x="-100" y=" 100"&gt;10&lt;/n&gt;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/>
          <table:table-cell table:style-name="ce3"/>
          <table:table-cell table:style-name="ce8" table:number-columns-repeated="2"/>
          <table:table-cell table:style-name="ce9"/>
          <table:table-cell table:style-name="ce5"/>
          <table:table-cell table:style-name="ce3"/>
          <table:table-cell table:style-name="ce6"/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-05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-1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11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13];[.B13];[.C13];[.D13];[.E13];[.F13];[.G13])" office:value-type="string" office:string-value="    &lt;n x=&quot;-050&quot; y=&quot;-100&quot;&gt;11&lt;/n&gt;">
            <text:p><text:s text:c="4"/>&lt;n x="-050" y="-100"&gt;11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-05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-05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12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14];[.B14];[.C14];[.D14];[.E14];[.F14];[.G14])" office:value-type="string" office:string-value="    &lt;n x=&quot;-050&quot; y=&quot;-050&quot;&gt;12&lt;/n&gt;">
            <text:p><text:s text:c="4"/>&lt;n x="-050" y="-050"&gt;12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-05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13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15];[.B15];[.C15];[.D15];[.E15];[.F15];[.G15])" office:value-type="string" office:string-value="    &lt;n x=&quot;-050&quot; y=&quot; 000&quot;&gt;13&lt;/n&gt;">
            <text:p><text:s text:c="4"/>&lt;n x="-050" y=" 000"&gt;13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-05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5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14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16];[.B16];[.C16];[.D16];[.E16];[.F16];[.G16])" office:value-type="string" office:string-value="    &lt;n x=&quot;-050&quot; y=&quot; 050&quot;&gt;14&lt;/n&gt;">
            <text:p><text:s text:c="4"/>&lt;n x="-050" y=" 050"&gt;14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-05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1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15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17];[.B17];[.C17];[.D17];[.E17];[.F17];[.G17])" office:value-type="string" office:string-value="    &lt;n x=&quot;-050&quot; y=&quot; 100&quot;&gt;15&lt;/n&gt;">
            <text:p><text:s text:c="4"/>&lt;n x="-050" y=" 100"&gt;15&lt;/n&gt;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/>
          <table:table-cell table:style-name="ce3"/>
          <table:table-cell table:style-name="ce8" table:number-columns-repeated="2"/>
          <table:table-cell table:style-name="ce9"/>
          <table:table-cell table:style-name="ce5"/>
          <table:table-cell table:style-name="ce3"/>
          <table:table-cell table:style-name="ce6"/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-1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16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19];[.B19];[.C19];[.D19];[.E19];[.F19];[.G19])" office:value-type="string" office:string-value="    &lt;n x=&quot; 000&quot; y=&quot;-100&quot;&gt;16&lt;/n&gt;">
            <text:p><text:s text:c="4"/>&lt;n x=" 000" y="-100"&gt;16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-05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17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20];[.B20];[.C20];[.D20];[.E20];[.F20];[.G20])" office:value-type="string" office:string-value="    &lt;n x=&quot; 000&quot; y=&quot;-050&quot;&gt;17&lt;/n&gt;">
            <text:p><text:s text:c="4"/>&lt;n x=" 000" y="-050"&gt;17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18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21];[.B21];[.C21];[.D21];[.E21];[.F21];[.G21])" office:value-type="string" office:string-value="    &lt;n x=&quot; 000&quot; y=&quot; 000&quot;&gt;18&lt;/n&gt;">
            <text:p><text:s text:c="4"/>&lt;n x=" 000" y=" 000"&gt;18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5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19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22];[.B22];[.C22];[.D22];[.E22];[.F22];[.G22])" office:value-type="string" office:string-value="    &lt;n x=&quot; 000&quot; y=&quot; 050&quot;&gt;19&lt;/n&gt;">
            <text:p><text:s text:c="4"/>&lt;n x=" 000" y=" 050"&gt;19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1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20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23];[.B23];[.C23];[.D23];[.E23];[.F23];[.G23])" office:value-type="string" office:string-value="    &lt;n x=&quot; 000&quot; y=&quot; 100&quot;&gt;20&lt;/n&gt;">
            <text:p><text:s text:c="4"/>&lt;n x=" 000" y=" 100"&gt;20&lt;/n&gt;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/>
          <table:table-cell table:style-name="ce3"/>
          <table:table-cell table:style-name="ce8" table:number-columns-repeated="2"/>
          <table:table-cell table:style-name="ce9"/>
          <table:table-cell table:style-name="ce5"/>
          <table:table-cell table:style-name="ce3"/>
          <table:table-cell table:style-name="ce6"/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5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-1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21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25];[.B25];[.C25];[.D25];[.E25];[.F25];[.G25])" office:value-type="string" office:string-value="    &lt;n x=&quot; 050&quot; y=&quot;-100&quot;&gt;21&lt;/n&gt;">
            <text:p><text:s text:c="4"/>&lt;n x=" 050" y="-100"&gt;21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5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-05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22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26];[.B26];[.C26];[.D26];[.E26];[.F26];[.G26])" office:value-type="string" office:string-value="    &lt;n x=&quot; 050&quot; y=&quot;-050&quot;&gt;22&lt;/n&gt;">
            <text:p><text:s text:c="4"/>&lt;n x=" 050" y="-050"&gt;22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5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23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27];[.B27];[.C27];[.D27];[.E27];[.F27];[.G27])" office:value-type="string" office:string-value="    &lt;n x=&quot; 050&quot; y=&quot; 000&quot;&gt;23&lt;/n&gt;">
            <text:p><text:s text:c="4"/>&lt;n x=" 050" y=" 000"&gt;23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5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5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24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28];[.B28];[.C28];[.D28];[.E28];[.F28];[.G28])" office:value-type="string" office:string-value="    &lt;n x=&quot; 050&quot; y=&quot; 050&quot;&gt;24&lt;/n&gt;">
            <text:p><text:s text:c="4"/>&lt;n x=" 050" y=" 050"&gt;24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5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1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25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29];[.B29];[.C29];[.D29];[.E29];[.F29];[.G29])" office:value-type="string" office:string-value="    &lt;n x=&quot; 050&quot; y=&quot; 100&quot;&gt;25&lt;/n&gt;">
            <text:p><text:s text:c="4"/>&lt;n x=" 050" y=" 100"&gt;25&lt;/n&gt;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/>
          <table:table-cell table:style-name="ce3"/>
          <table:table-cell table:style-name="ce8" table:number-columns-repeated="2"/>
          <table:table-cell table:style-name="ce9"/>
          <table:table-cell table:style-name="ce5"/>
          <table:table-cell table:style-name="ce3"/>
          <table:table-cell table:style-name="ce6"/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1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-1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26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31];[.B31];[.C31];[.D31];[.E31];[.F31];[.G31])" office:value-type="string" office:string-value="    &lt;n x=&quot; 100&quot; y=&quot;-100&quot;&gt;26&lt;/n&gt;">
            <text:p><text:s text:c="4"/>&lt;n x=" 100" y="-100"&gt;26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1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-05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27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32];[.B32];[.C32];[.D32];[.E32];[.F32];[.G32])" office:value-type="string" office:string-value="    &lt;n x=&quot; 100&quot; y=&quot;-050&quot;&gt;27&lt;/n&gt;">
            <text:p><text:s text:c="4"/>&lt;n x=" 100" y="-050"&gt;27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1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28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33];[.B33];[.C33];[.D33];[.E33];[.F33];[.G33])" office:value-type="string" office:string-value="    &lt;n x=&quot; 100&quot; y=&quot; 000&quot;&gt;28&lt;/n&gt;">
            <text:p><text:s text:c="4"/>&lt;n x=" 100" y=" 000"&gt;28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1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5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29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34];[.B34];[.C34];[.D34];[.E34];[.F34];[.G34])" office:value-type="string" office:string-value="    &lt;n x=&quot; 100&quot; y=&quot; 050&quot;&gt;29&lt;/n&gt;">
            <text:p><text:s text:c="4"/>&lt;n x=" 100" y=" 050"&gt;29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1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1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30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35];[.B35];[.C35];[.D35];[.E35];[.F35];[.G35])" office:value-type="string" office:string-value="    &lt;n x=&quot; 100&quot; y=&quot; 100&quot;&gt;30&lt;/n&gt;">
            <text:p><text:s text:c="4"/>&lt;n x=" 100" y=" 100"&gt;30&lt;/n&gt;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/>
          <table:table-cell table:style-name="ce3"/>
          <table:table-cell table:style-name="ce8" table:number-columns-repeated="2"/>
          <table:table-cell table:style-name="ce9"/>
          <table:table-cell table:style-name="ce5"/>
          <table:table-cell table:style-name="ce3"/>
          <table:table-cell table:style-name="ce6"/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15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-1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31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37];[.B37];[.C37];[.D37];[.E37];[.F37];[.G37])" office:value-type="string" office:string-value="    &lt;n x=&quot; 150&quot; y=&quot;-100&quot;&gt;31&lt;/n&gt;">
            <text:p><text:s text:c="4"/>&lt;n x=" 150" y="-100"&gt;31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15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-05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32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38];[.B38];[.C38];[.D38];[.E38];[.F38];[.G38])" office:value-type="string" office:string-value="    &lt;n x=&quot; 150&quot; y=&quot;-050&quot;&gt;32&lt;/n&gt;">
            <text:p><text:s text:c="4"/>&lt;n x=" 150" y="-050"&gt;32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15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33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39];[.B39];[.C39];[.D39];[.E39];[.F39];[.G39])" office:value-type="string" office:string-value="    &lt;n x=&quot; 150&quot; y=&quot; 000&quot;&gt;33&lt;/n&gt;">
            <text:p><text:s text:c="4"/>&lt;n x=" 150" y=" 000"&gt;33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15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5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34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40];[.B40];[.C40];[.D40];[.E40];[.F40];[.G40])" office:value-type="string" office:string-value="    &lt;n x=&quot; 150&quot; y=&quot; 050&quot;&gt;34&lt;/n&gt;">
            <text:p><text:s text:c="4"/>&lt;n x=" 150" y=" 050"&gt;34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15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1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35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41];[.B41];[.C41];[.D41];[.E41];[.F41];[.G41])" office:value-type="string" office:string-value="    &lt;n x=&quot; 150&quot; y=&quot; 100&quot;&gt;35&lt;/n&gt;">
            <text:p><text:s text:c="4"/>&lt;n x=" 150" y=" 100"&gt;35&lt;/n&gt;</text:p>
          </table:table-cell>
          <table:table-cell table:number-columns-repeated="1014"/>
        </table:table-row>
        <table:table-row table:style-name="ro1" table:number-rows-repeated="13">
          <table:table-cell table:style-name="ce7"/>
          <table:table-cell table:style-name="ce8"/>
          <table:table-cell table:style-name="ce3"/>
          <table:table-cell table:style-name="ce8" table:number-columns-repeated="2"/>
          <table:table-cell table:style-name="ce9"/>
          <table:table-cell table:style-name="ce5"/>
          <table:table-cell table:style-name="ce3"/>
          <table:table-cell table:style-name="ce6"/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/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/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52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55];[.B55];[.C55];[.D55];[.E55];[.F55];[.G55])" office:value-type="string" office:string-value="    &lt;n x=&quot;&quot; y=&quot;&quot;&gt;52&lt;/n&gt;">
            <text:p><text:s text:c="4"/>&lt;n x="" y=""&gt;52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/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/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53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56];[.B56];[.C56];[.D56];[.E56];[.F56];[.G56])" office:value-type="string" office:string-value="    &lt;n x=&quot;&quot; y=&quot;&quot;&gt;53&lt;/n&gt;">
            <text:p><text:s text:c="4"/>&lt;n x="" y=""&gt;53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/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/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54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57];[.B57];[.C57];[.D57];[.E57];[.F57];[.G57])" office:value-type="string" office:string-value="    &lt;n x=&quot;&quot; y=&quot;&quot;&gt;54&lt;/n&gt;">
            <text:p><text:s text:c="4"/>&lt;n x="" y=""&gt;54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/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/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55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58];[.B58];[.C58];[.D58];[.E58];[.F58];[.G58])" office:value-type="string" office:string-value="    &lt;n x=&quot;&quot; y=&quot;&quot;&gt;55&lt;/n&gt;">
            <text:p><text:s text:c="4"/>&lt;n x="" y=""&gt;55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/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/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56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59];[.B59];[.C59];[.D59];[.E59];[.F59];[.G59])" office:value-type="string" office:string-value="    &lt;n x=&quot;&quot; y=&quot;&quot;&gt;56&lt;/n&gt;">
            <text:p><text:s text:c="4"/>&lt;n x="" y=""&gt;56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/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/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57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60];[.B60];[.C60];[.D60];[.E60];[.F60];[.G60])" office:value-type="string" office:string-value="    &lt;n x=&quot;&quot; y=&quot;&quot;&gt;57&lt;/n&gt;">
            <text:p><text:s text:c="4"/>&lt;n x="" y=""&gt;57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/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/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58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61];[.B61];[.C61];[.D61];[.E61];[.F61];[.G61])" office:value-type="string" office:string-value="    &lt;n x=&quot;&quot; y=&quot;&quot;&gt;58&lt;/n&gt;">
            <text:p><text:s text:c="4"/>&lt;n x="" y=""&gt;58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/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/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59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62];[.B62];[.C62];[.D62];[.E62];[.F62];[.G62])" office:value-type="string" office:string-value="    &lt;n x=&quot;&quot; y=&quot;&quot;&gt;59&lt;/n&gt;">
            <text:p><text:s text:c="4"/>&lt;n x="" y=""&gt;59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/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/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60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63];[.B63];[.C63];[.D63];[.E63];[.F63];[.G63])" office:value-type="string" office:string-value="    &lt;n x=&quot;&quot; y=&quot;&quot;&gt;60&lt;/n&gt;">
            <text:p><text:s text:c="4"/>&lt;n x="" y=""&gt;60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/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/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61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64];[.B64];[.C64];[.D64];[.E64];[.F64];[.G64])" office:value-type="string" office:string-value="    &lt;n x=&quot;&quot; y=&quot;&quot;&gt;61&lt;/n&gt;">
            <text:p><text:s text:c="4"/>&lt;n x="" y=""&gt;61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/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/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62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65];[.B65];[.C65];[.D65];[.E65];[.F65];[.G65])" office:value-type="string" office:string-value="    &lt;n x=&quot;&quot; y=&quot;&quot;&gt;62&lt;/n&gt;">
            <text:p><text:s text:c="4"/>&lt;n x="" y=""&gt;62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/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/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63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66];[.B66];[.C66];[.D66];[.E66];[.F66];[.G66])" office:value-type="string" office:string-value="    &lt;n x=&quot;&quot; y=&quot;&quot;&gt;63&lt;/n&gt;">
            <text:p><text:s text:c="4"/>&lt;n x="" y=""&gt;63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/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/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64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67];[.B67];[.C67];[.D67];[.E67];[.F67];[.G67])" office:value-type="string" office:string-value="    &lt;n x=&quot;&quot; y=&quot;&quot;&gt;64&lt;/n&gt;">
            <text:p><text:s text:c="4"/>&lt;n x="" y=""&gt;64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/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/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65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68];[.B68];[.C68];[.D68];[.E68];[.F68];[.G68])" office:value-type="string" office:string-value="    &lt;n x=&quot;&quot; y=&quot;&quot;&gt;65&lt;/n&gt;">
            <text:p><text:s text:c="4"/>&lt;n x="" y=""&gt;65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/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/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66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69];[.B69];[.C69];[.D69];[.E69];[.F69];[.G69])" office:value-type="string" office:string-value="    &lt;n x=&quot;&quot; y=&quot;&quot;&gt;66&lt;/n&gt;">
            <text:p><text:s text:c="4"/>&lt;n x="" y=""&gt;66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/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/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67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70];[.B70];[.C70];[.D70];[.E70];[.F70];[.G70])" office:value-type="string" office:string-value="    &lt;n x=&quot;&quot; y=&quot;&quot;&gt;67&lt;/n&gt;">
            <text:p><text:s text:c="4"/>&lt;n x="" y=""&gt;67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/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/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68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71];[.B71];[.C71];[.D71];[.E71];[.F71];[.G71])" office:value-type="string" office:string-value="    &lt;n x=&quot;&quot; y=&quot;&quot;&gt;68&lt;/n&gt;">
            <text:p><text:s text:c="4"/>&lt;n x="" y=""&gt;68&lt;/n&gt;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/>
          <table:table-cell table:style-name="ce3"/>
          <table:table-cell table:style-name="ce8" table:number-columns-repeated="2"/>
          <table:table-cell table:style-name="ce9"/>
          <table:table-cell table:style-name="ce5"/>
          <table:table-cell table:style-name="ce3"/>
          <table:table-cell table:style-name="ce6"/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/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/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69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73];[.B73];[.C73];[.D73];[.E73];[.F73];[.G73])" office:value-type="string" office:string-value="    &lt;n x=&quot;&quot; y=&quot;&quot;&gt;69&lt;/n&gt;">
            <text:p><text:s text:c="4"/>&lt;n x="" y=""&gt;69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/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/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70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74];[.B74];[.C74];[.D74];[.E74];[.F74];[.G74])" office:value-type="string" office:string-value="    &lt;n x=&quot;&quot; y=&quot;&quot;&gt;70&lt;/n&gt;">
            <text:p><text:s text:c="4"/>&lt;n x="" y=""&gt;70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/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/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71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75];[.B75];[.C75];[.D75];[.E75];[.F75];[.G75])" office:value-type="string" office:string-value="    &lt;n x=&quot;&quot; y=&quot;&quot;&gt;71&lt;/n&gt;">
            <text:p><text:s text:c="4"/>&lt;n x="" y=""&gt;71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/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/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72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76];[.B76];[.C76];[.D76];[.E76];[.F76];[.G76])" office:value-type="string" office:string-value="    &lt;n x=&quot;&quot; y=&quot;&quot;&gt;72&lt;/n&gt;">
            <text:p><text:s text:c="4"/>&lt;n x="" y=""&gt;72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/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/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73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77];[.B77];[.C77];[.D77];[.E77];[.F77];[.G77])" office:value-type="string" office:string-value="    &lt;n x=&quot;&quot; y=&quot;&quot;&gt;73&lt;/n&gt;">
            <text:p><text:s text:c="4"/>&lt;n x="" y=""&gt;73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/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/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74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78];[.B78];[.C78];[.D78];[.E78];[.F78];[.G78])" office:value-type="string" office:string-value="    &lt;n x=&quot;&quot; y=&quot;&quot;&gt;74&lt;/n&gt;">
            <text:p><text:s text:c="4"/>&lt;n x="" y=""&gt;74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/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/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75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79];[.B79];[.C79];[.D79];[.E79];[.F79];[.G79])" office:value-type="string" office:string-value="    &lt;n x=&quot;&quot; y=&quot;&quot;&gt;75&lt;/n&gt;">
            <text:p><text:s text:c="4"/>&lt;n x="" y=""&gt;75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/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/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76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80];[.B80];[.C80];[.D80];[.E80];[.F80];[.G80])" office:value-type="string" office:string-value="    &lt;n x=&quot;&quot; y=&quot;&quot;&gt;76&lt;/n&gt;">
            <text:p><text:s text:c="4"/>&lt;n x="" y=""&gt;76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/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/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77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81];[.B81];[.C81];[.D81];[.E81];[.F81];[.G81])" office:value-type="string" office:string-value="    &lt;n x=&quot;&quot; y=&quot;&quot;&gt;77&lt;/n&gt;">
            <text:p><text:s text:c="4"/>&lt;n x="" y=""&gt;77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/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/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78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82];[.B82];[.C82];[.D82];[.E82];[.F82];[.G82])" office:value-type="string" office:string-value="    &lt;n x=&quot;&quot; y=&quot;&quot;&gt;78&lt;/n&gt;">
            <text:p><text:s text:c="4"/>&lt;n x="" y=""&gt;78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/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/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79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83];[.B83];[.C83];[.D83];[.E83];[.F83];[.G83])" office:value-type="string" office:string-value="    &lt;n x=&quot;&quot; y=&quot;&quot;&gt;79&lt;/n&gt;">
            <text:p><text:s text:c="4"/>&lt;n x="" y=""&gt;79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/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/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80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84];[.B84];[.C84];[.D84];[.E84];[.F84];[.G84])" office:value-type="string" office:string-value="    &lt;n x=&quot;&quot; y=&quot;&quot;&gt;80&lt;/n&gt;">
            <text:p><text:s text:c="4"/>&lt;n x="" y=""&gt;80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/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/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81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85];[.B85];[.C85];[.D85];[.E85];[.F85];[.G85])" office:value-type="string" office:string-value="    &lt;n x=&quot;&quot; y=&quot;&quot;&gt;81&lt;/n&gt;">
            <text:p><text:s text:c="4"/>&lt;n x="" y=""&gt;81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/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/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82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86];[.B86];[.C86];[.D86];[.E86];[.F86];[.G86])" office:value-type="string" office:string-value="    &lt;n x=&quot;&quot; y=&quot;&quot;&gt;82&lt;/n&gt;">
            <text:p><text:s text:c="4"/>&lt;n x="" y=""&gt;82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/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/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83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87];[.B87];[.C87];[.D87];[.E87];[.F87];[.G87])" office:value-type="string" office:string-value="    &lt;n x=&quot;&quot; y=&quot;&quot;&gt;83&lt;/n&gt;">
            <text:p><text:s text:c="4"/>&lt;n x="" y=""&gt;83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/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/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84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88];[.B88];[.C88];[.D88];[.E88];[.F88];[.G88])" office:value-type="string" office:string-value="    &lt;n x=&quot;&quot; y=&quot;&quot;&gt;84&lt;/n&gt;">
            <text:p><text:s text:c="4"/>&lt;n x="" y=""&gt;84&lt;/n&gt;</text:p>
          </table:table-cell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/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/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85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89];[.B89];[.C89];[.D89];[.E89];[.F89];[.G89])" office:value-type="string" office:string-value="    &lt;n x=&quot;&quot; y=&quot;&quot;&gt;85&lt;/n&gt;">
            <text:p><text:s text:c="4"/>&lt;n x="" y=""&gt;85&lt;/n&gt;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/>
          <table:table-cell table:style-name="ce3"/>
          <table:table-cell table:style-name="ce8" table:number-columns-repeated="2"/>
          <table:table-cell table:style-name="ce9"/>
          <table:table-cell table:style-name="ce5"/>
          <table:table-cell table:style-name="ce3"/>
          <table:table-cell table:style-name="ce6"/>
          <table:table-cell table:number-columns-repeated="1014"/>
        </table:table-row>
        <table:table-row table:style-name="ro1">
          <table:table-cell table:style-name="ce7"/>
          <table:table-cell table:style-name="ce8" office:value-type="string">
            <text:p><text:s/>000.0</text:p>
          </table:table-cell>
          <table:table-cell table:style-name="ce3"/>
          <table:table-cell table:style-name="ce8" office:value-type="string">
            <text:p>-010.0</text:p>
          </table:table-cell>
          <table:table-cell table:style-name="ce8"/>
          <table:table-cell table:style-name="ce9" office:value-type="string">
            <text:p>01</text:p>
          </table:table-cell>
          <table:table-cell table:style-name="ce5"/>
          <table:table-cell table:style-name="ce3"/>
          <table:table-cell table:style-name="ce6" table:formula="of:=CONCATENATE([.F91]; &quot; &quot;;[.B91];&quot; &quot;;[.D91])" office:value-type="string" office:string-value="01  000.0 -010.0">
            <text:p>01 <text:s/>000.0 -010.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office:value-type="string">
            <text:p><text:s/>020.0</text:p>
          </table:table-cell>
          <table:table-cell table:style-name="ce3"/>
          <table:table-cell table:style-name="ce8" office:value-type="string">
            <text:p>-010.0</text:p>
          </table:table-cell>
          <table:table-cell table:style-name="ce8"/>
          <table:table-cell table:style-name="ce9" office:value-type="string">
            <text:p>02</text:p>
          </table:table-cell>
          <table:table-cell table:style-name="ce5"/>
          <table:table-cell table:style-name="ce3"/>
          <table:table-cell table:style-name="ce6" table:formula="of:=CONCATENATE([.F92]; &quot; &quot;;[.B92];&quot; &quot;;[.D92])" office:value-type="string" office:string-value="02  020.0 -010.0">
            <text:p>02 <text:s/>020.0 -010.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office:value-type="string">
            <text:p><text:s/>040.0</text:p>
          </table:table-cell>
          <table:table-cell table:style-name="ce3"/>
          <table:table-cell table:style-name="ce8" office:value-type="string">
            <text:p>-010.0</text:p>
          </table:table-cell>
          <table:table-cell table:style-name="ce8"/>
          <table:table-cell table:style-name="ce9" office:value-type="string">
            <text:p>03</text:p>
          </table:table-cell>
          <table:table-cell table:style-name="ce5"/>
          <table:table-cell table:style-name="ce3"/>
          <table:table-cell table:style-name="ce6" table:formula="of:=CONCATENATE([.F93]; &quot; &quot;;[.B93];&quot; &quot;;[.D93])" office:value-type="string" office:string-value="03  040.0 -010.0">
            <text:p>03 <text:s/>040.0 -010.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office:value-type="string">
            <text:p><text:s/>050.0</text:p>
          </table:table-cell>
          <table:table-cell table:style-name="ce3"/>
          <table:table-cell table:style-name="ce8" office:value-type="string">
            <text:p>-010.0</text:p>
          </table:table-cell>
          <table:table-cell table:style-name="ce8"/>
          <table:table-cell table:style-name="ce9" office:value-type="string">
            <text:p>04</text:p>
          </table:table-cell>
          <table:table-cell table:style-name="ce5"/>
          <table:table-cell table:style-name="ce3"/>
          <table:table-cell table:style-name="ce6" table:formula="of:=CONCATENATE([.F94]; &quot; &quot;;[.B94];&quot; &quot;;[.D94])" office:value-type="string" office:string-value="04  050.0 -010.0">
            <text:p>04 <text:s/>050.0 -010.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office:value-type="string">
            <text:p><text:s/>060.0</text:p>
          </table:table-cell>
          <table:table-cell table:style-name="ce3"/>
          <table:table-cell table:style-name="ce8" office:value-type="string">
            <text:p>-010.0</text:p>
          </table:table-cell>
          <table:table-cell table:style-name="ce8"/>
          <table:table-cell table:style-name="ce9" office:value-type="string">
            <text:p>05</text:p>
          </table:table-cell>
          <table:table-cell table:style-name="ce5"/>
          <table:table-cell table:style-name="ce3"/>
          <table:table-cell table:style-name="ce6" table:formula="of:=CONCATENATE([.F95]; &quot; &quot;;[.B95];&quot; &quot;;[.D95])" office:value-type="string" office:string-value="05  060.0 -010.0">
            <text:p>05 <text:s/>060.0 -010.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office:value-type="string">
            <text:p><text:s/>065.0</text:p>
          </table:table-cell>
          <table:table-cell table:style-name="ce3"/>
          <table:table-cell table:style-name="ce8" office:value-type="string">
            <text:p>-010.0</text:p>
          </table:table-cell>
          <table:table-cell table:style-name="ce8"/>
          <table:table-cell table:style-name="ce9" office:value-type="string">
            <text:p>06</text:p>
          </table:table-cell>
          <table:table-cell table:style-name="ce5"/>
          <table:table-cell table:style-name="ce3"/>
          <table:table-cell table:style-name="ce6" table:formula="of:=CONCATENATE([.F96]; &quot; &quot;;[.B96];&quot; &quot;;[.D96])" office:value-type="string" office:string-value="06  065.0 -010.0">
            <text:p>06 <text:s/>065.0 -010.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office:value-type="string">
            <text:p><text:s/>070.0</text:p>
          </table:table-cell>
          <table:table-cell table:style-name="ce3"/>
          <table:table-cell table:style-name="ce8" office:value-type="string">
            <text:p>-010.0</text:p>
          </table:table-cell>
          <table:table-cell table:style-name="ce8"/>
          <table:table-cell table:style-name="ce9" office:value-type="string">
            <text:p>07</text:p>
          </table:table-cell>
          <table:table-cell table:style-name="ce5"/>
          <table:table-cell table:style-name="ce3"/>
          <table:table-cell table:style-name="ce6" table:formula="of:=CONCATENATE([.F97]; &quot; &quot;;[.B97];&quot; &quot;;[.D97])" office:value-type="string" office:string-value="07  070.0 -010.0">
            <text:p>07 <text:s/>070.0 -010.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office:value-type="string">
            <text:p><text:s/>075.0</text:p>
          </table:table-cell>
          <table:table-cell table:style-name="ce3"/>
          <table:table-cell table:style-name="ce8" office:value-type="string">
            <text:p>-010.0</text:p>
          </table:table-cell>
          <table:table-cell table:style-name="ce8"/>
          <table:table-cell table:style-name="ce9" office:value-type="string">
            <text:p>08</text:p>
          </table:table-cell>
          <table:table-cell table:style-name="ce5"/>
          <table:table-cell table:style-name="ce3"/>
          <table:table-cell table:style-name="ce6" table:formula="of:=CONCATENATE([.F98]; &quot; &quot;;[.B98];&quot; &quot;;[.D98])" office:value-type="string" office:string-value="08  075.0 -010.0">
            <text:p>08 <text:s/>075.0 -010.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office:value-type="string">
            <text:p><text:s/>080.0</text:p>
          </table:table-cell>
          <table:table-cell table:style-name="ce3"/>
          <table:table-cell table:style-name="ce8" office:value-type="string">
            <text:p>-010.0</text:p>
          </table:table-cell>
          <table:table-cell table:style-name="ce8"/>
          <table:table-cell table:style-name="ce9" office:value-type="string">
            <text:p>09</text:p>
          </table:table-cell>
          <table:table-cell table:style-name="ce5"/>
          <table:table-cell table:style-name="ce3"/>
          <table:table-cell table:style-name="ce6" table:formula="of:=CONCATENATE([.F99]; &quot; &quot;;[.B99];&quot; &quot;;[.D99])" office:value-type="string" office:string-value="09  080.0 -010.0">
            <text:p>09 <text:s/>080.0 -010.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office:value-type="string">
            <text:p><text:s/>085.0</text:p>
          </table:table-cell>
          <table:table-cell table:style-name="ce3"/>
          <table:table-cell table:style-name="ce8" office:value-type="string">
            <text:p>-010.0</text:p>
          </table:table-cell>
          <table:table-cell table:style-name="ce8"/>
          <table:table-cell table:style-name="ce9" office:value-type="string">
            <text:p>10</text:p>
          </table:table-cell>
          <table:table-cell table:style-name="ce5"/>
          <table:table-cell table:style-name="ce3"/>
          <table:table-cell table:style-name="ce6" table:formula="of:=CONCATENATE([.F100]; &quot; &quot;;[.B100];&quot; &quot;;[.D100])" office:value-type="string" office:string-value="10  085.0 -010.0">
            <text:p>10 <text:s/>085.0 -010.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office:value-type="string">
            <text:p><text:s/>090.0</text:p>
          </table:table-cell>
          <table:table-cell table:style-name="ce3"/>
          <table:table-cell table:style-name="ce8" office:value-type="string">
            <text:p>-010.0</text:p>
          </table:table-cell>
          <table:table-cell table:style-name="ce8"/>
          <table:table-cell table:style-name="ce9" office:value-type="string">
            <text:p>11</text:p>
          </table:table-cell>
          <table:table-cell table:style-name="ce5"/>
          <table:table-cell table:style-name="ce3"/>
          <table:table-cell table:style-name="ce6" table:formula="of:=CONCATENATE([.F101]; &quot; &quot;;[.B101];&quot; &quot;;[.D101])" office:value-type="string" office:string-value="11  090.0 -010.0">
            <text:p>11 <text:s/>090.0 -010.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office:value-type="string">
            <text:p><text:s/>095.0</text:p>
          </table:table-cell>
          <table:table-cell table:style-name="ce3"/>
          <table:table-cell table:style-name="ce8" office:value-type="string">
            <text:p>-010.0</text:p>
          </table:table-cell>
          <table:table-cell table:style-name="ce8"/>
          <table:table-cell table:style-name="ce9" office:value-type="string">
            <text:p>12</text:p>
          </table:table-cell>
          <table:table-cell table:style-name="ce5"/>
          <table:table-cell table:style-name="ce3"/>
          <table:table-cell table:style-name="ce6" table:formula="of:=CONCATENATE([.F102]; &quot; &quot;;[.B102];&quot; &quot;;[.D102])" office:value-type="string" office:string-value="12  095.0 -010.0">
            <text:p>12 <text:s/>095.0 -010.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office:value-type="string">
            <text:p><text:s/>100.0</text:p>
          </table:table-cell>
          <table:table-cell table:style-name="ce3"/>
          <table:table-cell table:style-name="ce8" office:value-type="string">
            <text:p>-010.0</text:p>
          </table:table-cell>
          <table:table-cell table:style-name="ce8"/>
          <table:table-cell table:style-name="ce9" office:value-type="string">
            <text:p>13</text:p>
          </table:table-cell>
          <table:table-cell table:style-name="ce5"/>
          <table:table-cell table:style-name="ce3"/>
          <table:table-cell table:style-name="ce6" table:formula="of:=CONCATENATE([.F103]; &quot; &quot;;[.B103];&quot; &quot;;[.D103])" office:value-type="string" office:string-value="13  100.0 -010.0">
            <text:p>13 <text:s/>100.0 -010.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/>
          <table:table-cell table:style-name="ce3"/>
          <table:table-cell table:style-name="ce8"/>
          <table:table-cell table:style-name="ce8"/>
          <table:table-cell table:style-name="ce9"/>
          <table:table-cell table:style-name="ce5"/>
          <table:table-cell table:style-name="ce3"/>
          <table:table-cell table:style-name="ce6" table:formula="of:=CONCATENATE([.F104]; &quot; &quot;;[.B104];&quot; &quot;;[.D104])" office:value-type="string" office:string-value="  ">
            <text:p><text:s text:c="2"/>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office:value-type="string">
            <text:p><text:s/>000.0</text:p>
          </table:table-cell>
          <table:table-cell table:style-name="ce3"/>
          <table:table-cell table:style-name="ce8" office:value-type="string">
            <text:p><text:s/>000.0</text:p>
          </table:table-cell>
          <table:table-cell table:style-name="ce8"/>
          <table:table-cell table:style-name="ce9" office:value-type="string">
            <text:p>14</text:p>
          </table:table-cell>
          <table:table-cell table:style-name="ce5"/>
          <table:table-cell table:style-name="ce3"/>
          <table:table-cell table:style-name="ce6" table:formula="of:=CONCATENATE([.F105]; &quot; &quot;;[.B105];&quot; &quot;;[.D105])" office:value-type="string" office:string-value="14  000.0  000.0">
            <text:p>14 <text:s/>000.0 <text:s/>000.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office:value-type="string">
            <text:p><text:s/>020.0</text:p>
          </table:table-cell>
          <table:table-cell table:style-name="ce3"/>
          <table:table-cell table:style-name="ce8" office:value-type="string">
            <text:p><text:s/>000.0</text:p>
          </table:table-cell>
          <table:table-cell table:style-name="ce8"/>
          <table:table-cell table:style-name="ce9" office:value-type="string">
            <text:p>15</text:p>
          </table:table-cell>
          <table:table-cell table:style-name="ce5"/>
          <table:table-cell table:style-name="ce3"/>
          <table:table-cell table:style-name="ce6" table:formula="of:=CONCATENATE([.F106]; &quot; &quot;;[.B106];&quot; &quot;;[.D106])" office:value-type="string" office:string-value="15  020.0  000.0">
            <text:p>15 <text:s/>020.0 <text:s/>000.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office:value-type="string">
            <text:p><text:s/>040.0</text:p>
          </table:table-cell>
          <table:table-cell table:style-name="ce3"/>
          <table:table-cell table:style-name="ce8" office:value-type="string">
            <text:p><text:s/>000.0</text:p>
          </table:table-cell>
          <table:table-cell table:style-name="ce8"/>
          <table:table-cell table:style-name="ce9" office:value-type="string">
            <text:p>16</text:p>
          </table:table-cell>
          <table:table-cell table:style-name="ce5"/>
          <table:table-cell table:style-name="ce3"/>
          <table:table-cell table:style-name="ce6" table:formula="of:=CONCATENATE([.F107]; &quot; &quot;;[.B107];&quot; &quot;;[.D107])" office:value-type="string" office:string-value="16  040.0  000.0">
            <text:p>16 <text:s/>040.0 <text:s/>000.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office:value-type="string">
            <text:p><text:s/>050.0</text:p>
          </table:table-cell>
          <table:table-cell table:style-name="ce3"/>
          <table:table-cell table:style-name="ce8" office:value-type="string">
            <text:p><text:s/>000.0</text:p>
          </table:table-cell>
          <table:table-cell table:style-name="ce8"/>
          <table:table-cell table:style-name="ce9" office:value-type="string">
            <text:p>17</text:p>
          </table:table-cell>
          <table:table-cell table:style-name="ce5"/>
          <table:table-cell table:style-name="ce3"/>
          <table:table-cell table:style-name="ce6" table:formula="of:=CONCATENATE([.F108]; &quot; &quot;;[.B108];&quot; &quot;;[.D108])" office:value-type="string" office:string-value="17  050.0  000.0">
            <text:p>17 <text:s/>050.0 <text:s/>000.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office:value-type="string">
            <text:p><text:s/>060.0</text:p>
          </table:table-cell>
          <table:table-cell table:style-name="ce3"/>
          <table:table-cell table:style-name="ce8" office:value-type="string">
            <text:p><text:s/>000.0</text:p>
          </table:table-cell>
          <table:table-cell table:style-name="ce8"/>
          <table:table-cell table:style-name="ce9" office:value-type="string">
            <text:p>18</text:p>
          </table:table-cell>
          <table:table-cell table:style-name="ce5"/>
          <table:table-cell table:style-name="ce3"/>
          <table:table-cell table:style-name="ce6" table:formula="of:=CONCATENATE([.F109]; &quot; &quot;;[.B109];&quot; &quot;;[.D109])" office:value-type="string" office:string-value="18  060.0  000.0">
            <text:p>18 <text:s/>060.0 <text:s/>000.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office:value-type="string">
            <text:p><text:s/>065.0</text:p>
          </table:table-cell>
          <table:table-cell table:style-name="ce3"/>
          <table:table-cell table:style-name="ce8" office:value-type="string">
            <text:p><text:s/>000.0</text:p>
          </table:table-cell>
          <table:table-cell table:style-name="ce8"/>
          <table:table-cell table:style-name="ce9" office:value-type="string">
            <text:p>19</text:p>
          </table:table-cell>
          <table:table-cell table:style-name="ce5"/>
          <table:table-cell table:style-name="ce3"/>
          <table:table-cell table:style-name="ce6" table:formula="of:=CONCATENATE([.F110]; &quot; &quot;;[.B110];&quot; &quot;;[.D110])" office:value-type="string" office:string-value="19  065.0  000.0">
            <text:p>19 <text:s/>065.0 <text:s/>000.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office:value-type="string">
            <text:p><text:s/>070.0</text:p>
          </table:table-cell>
          <table:table-cell table:style-name="ce3"/>
          <table:table-cell table:style-name="ce8" office:value-type="string">
            <text:p><text:s/>000.0</text:p>
          </table:table-cell>
          <table:table-cell table:style-name="ce8"/>
          <table:table-cell table:style-name="ce9" office:value-type="string">
            <text:p>20</text:p>
          </table:table-cell>
          <table:table-cell table:style-name="ce5"/>
          <table:table-cell table:style-name="ce3"/>
          <table:table-cell table:style-name="ce6" table:formula="of:=CONCATENATE([.F111]; &quot; &quot;;[.B111];&quot; &quot;;[.D111])" office:value-type="string" office:string-value="20  070.0  000.0">
            <text:p>20 <text:s/>070.0 <text:s/>000.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office:value-type="string">
            <text:p><text:s/>075.0</text:p>
          </table:table-cell>
          <table:table-cell table:style-name="ce3"/>
          <table:table-cell table:style-name="ce8" office:value-type="string">
            <text:p><text:s/>000.0</text:p>
          </table:table-cell>
          <table:table-cell table:style-name="ce8"/>
          <table:table-cell table:style-name="ce9" office:value-type="string">
            <text:p>21</text:p>
          </table:table-cell>
          <table:table-cell table:style-name="ce5"/>
          <table:table-cell table:style-name="ce3"/>
          <table:table-cell table:style-name="ce6" table:formula="of:=CONCATENATE([.F112]; &quot; &quot;;[.B112];&quot; &quot;;[.D112])" office:value-type="string" office:string-value="21  075.0  000.0">
            <text:p>21 <text:s/>075.0 <text:s/>000.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office:value-type="string">
            <text:p><text:s/>080.0</text:p>
          </table:table-cell>
          <table:table-cell table:style-name="ce3"/>
          <table:table-cell table:style-name="ce8" office:value-type="string">
            <text:p><text:s/>000.0</text:p>
          </table:table-cell>
          <table:table-cell table:style-name="ce8"/>
          <table:table-cell table:style-name="ce9" office:value-type="string">
            <text:p>22</text:p>
          </table:table-cell>
          <table:table-cell table:style-name="ce5"/>
          <table:table-cell table:style-name="ce3"/>
          <table:table-cell table:style-name="ce6" table:formula="of:=CONCATENATE([.F113]; &quot; &quot;;[.B113];&quot; &quot;;[.D113])" office:value-type="string" office:string-value="22  080.0  000.0">
            <text:p>22 <text:s/>080.0 <text:s/>000.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office:value-type="string">
            <text:p><text:s/>085.0</text:p>
          </table:table-cell>
          <table:table-cell table:style-name="ce3"/>
          <table:table-cell table:style-name="ce8" office:value-type="string">
            <text:p><text:s/>000.0</text:p>
          </table:table-cell>
          <table:table-cell table:style-name="ce8"/>
          <table:table-cell table:style-name="ce9" office:value-type="string">
            <text:p>23</text:p>
          </table:table-cell>
          <table:table-cell table:style-name="ce5"/>
          <table:table-cell table:style-name="ce3"/>
          <table:table-cell table:style-name="ce6" table:formula="of:=CONCATENATE([.F114]; &quot; &quot;;[.B114];&quot; &quot;;[.D114])" office:value-type="string" office:string-value="23  085.0  000.0">
            <text:p>23 <text:s/>085.0 <text:s/>000.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office:value-type="string">
            <text:p><text:s/>090.0</text:p>
          </table:table-cell>
          <table:table-cell table:style-name="ce3"/>
          <table:table-cell table:style-name="ce8" office:value-type="string">
            <text:p><text:s/>000.0</text:p>
          </table:table-cell>
          <table:table-cell table:style-name="ce8"/>
          <table:table-cell table:style-name="ce9" office:value-type="string">
            <text:p>24</text:p>
          </table:table-cell>
          <table:table-cell table:style-name="ce5"/>
          <table:table-cell table:style-name="ce3"/>
          <table:table-cell table:style-name="ce6" table:formula="of:=CONCATENATE([.F115]; &quot; &quot;;[.B115];&quot; &quot;;[.D115])" office:value-type="string" office:string-value="24  090.0  000.0">
            <text:p>24 <text:s/>090.0 <text:s/>000.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office:value-type="string">
            <text:p><text:s/>095.0</text:p>
          </table:table-cell>
          <table:table-cell table:style-name="ce3"/>
          <table:table-cell table:style-name="ce8" office:value-type="string">
            <text:p><text:s/>000.0</text:p>
          </table:table-cell>
          <table:table-cell table:style-name="ce8"/>
          <table:table-cell table:style-name="ce9" office:value-type="string">
            <text:p>25</text:p>
          </table:table-cell>
          <table:table-cell table:style-name="ce5"/>
          <table:table-cell table:style-name="ce3"/>
          <table:table-cell table:style-name="ce6" table:formula="of:=CONCATENATE([.F116]; &quot; &quot;;[.B116];&quot; &quot;;[.D116])" office:value-type="string" office:string-value="25  095.0  000.0">
            <text:p>25 <text:s/>095.0 <text:s/>000.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office:value-type="string">
            <text:p><text:s/>100.0</text:p>
          </table:table-cell>
          <table:table-cell table:style-name="ce3"/>
          <table:table-cell table:style-name="ce8" office:value-type="string">
            <text:p><text:s/>000.0</text:p>
          </table:table-cell>
          <table:table-cell table:style-name="ce8"/>
          <table:table-cell table:style-name="ce9" office:value-type="string">
            <text:p>26</text:p>
          </table:table-cell>
          <table:table-cell table:style-name="ce5"/>
          <table:table-cell table:style-name="ce3"/>
          <table:table-cell table:style-name="ce6" table:formula="of:=CONCATENATE([.F117]; &quot; &quot;;[.B117];&quot; &quot;;[.D117])" office:value-type="string" office:string-value="26  100.0  000.0">
            <text:p>26 <text:s/>100.0 <text:s/>000.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/>
          <table:table-cell table:style-name="ce3"/>
          <table:table-cell table:style-name="ce8"/>
          <table:table-cell table:style-name="ce8"/>
          <table:table-cell table:style-name="ce9"/>
          <table:table-cell table:style-name="ce5"/>
          <table:table-cell table:style-name="ce3"/>
          <table:table-cell table:style-name="ce6" table:formula="of:=CONCATENATE([.F118]; &quot; &quot;;[.B118];&quot; &quot;;[.D118])" office:value-type="string" office:string-value="  ">
            <text:p><text:s text:c="2"/>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office:value-type="string">
            <text:p><text:s/>000.0</text:p>
          </table:table-cell>
          <table:table-cell table:style-name="ce3"/>
          <table:table-cell table:style-name="ce8" office:value-type="string">
            <text:p><text:s/>010.0</text:p>
          </table:table-cell>
          <table:table-cell table:style-name="ce8"/>
          <table:table-cell table:style-name="ce9" office:value-type="string">
            <text:p>27</text:p>
          </table:table-cell>
          <table:table-cell table:style-name="ce5"/>
          <table:table-cell table:style-name="ce3"/>
          <table:table-cell table:style-name="ce6" table:formula="of:=CONCATENATE([.F119]; &quot; &quot;;[.B119];&quot; &quot;;[.D119])" office:value-type="string" office:string-value="27  000.0  010.0">
            <text:p>27 <text:s/>000.0 <text:s/>010.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office:value-type="string">
            <text:p><text:s/>020.0</text:p>
          </table:table-cell>
          <table:table-cell table:style-name="ce3"/>
          <table:table-cell table:style-name="ce8" office:value-type="string">
            <text:p><text:s/>010.0</text:p>
          </table:table-cell>
          <table:table-cell table:style-name="ce8"/>
          <table:table-cell table:style-name="ce9" office:value-type="string">
            <text:p>28</text:p>
          </table:table-cell>
          <table:table-cell table:style-name="ce5"/>
          <table:table-cell table:style-name="ce3"/>
          <table:table-cell table:style-name="ce6" table:formula="of:=CONCATENATE([.F120]; &quot; &quot;;[.B120];&quot; &quot;;[.D120])" office:value-type="string" office:string-value="28  020.0  010.0">
            <text:p>28 <text:s/>020.0 <text:s/>010.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office:value-type="string">
            <text:p><text:s/>040.0</text:p>
          </table:table-cell>
          <table:table-cell table:style-name="ce3"/>
          <table:table-cell table:style-name="ce8" office:value-type="string">
            <text:p><text:s/>010.0</text:p>
          </table:table-cell>
          <table:table-cell table:style-name="ce8"/>
          <table:table-cell table:style-name="ce9" office:value-type="string">
            <text:p>29</text:p>
          </table:table-cell>
          <table:table-cell table:style-name="ce5"/>
          <table:table-cell table:style-name="ce3"/>
          <table:table-cell table:style-name="ce6" table:formula="of:=CONCATENATE([.F121]; &quot; &quot;;[.B121];&quot; &quot;;[.D121])" office:value-type="string" office:string-value="29  040.0  010.0">
            <text:p>29 <text:s/>040.0 <text:s/>010.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office:value-type="string">
            <text:p><text:s/>050.0</text:p>
          </table:table-cell>
          <table:table-cell table:style-name="ce3"/>
          <table:table-cell table:style-name="ce8" office:value-type="string">
            <text:p><text:s/>010.0</text:p>
          </table:table-cell>
          <table:table-cell table:style-name="ce8"/>
          <table:table-cell table:style-name="ce9" office:value-type="string">
            <text:p>30</text:p>
          </table:table-cell>
          <table:table-cell table:style-name="ce5"/>
          <table:table-cell table:style-name="ce3"/>
          <table:table-cell table:style-name="ce6" table:formula="of:=CONCATENATE([.F122]; &quot; &quot;;[.B122];&quot; &quot;;[.D122])" office:value-type="string" office:string-value="30  050.0  010.0">
            <text:p>30 <text:s/>050.0 <text:s/>010.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office:value-type="string">
            <text:p><text:s/>060.0</text:p>
          </table:table-cell>
          <table:table-cell table:style-name="ce3"/>
          <table:table-cell table:style-name="ce8" office:value-type="string">
            <text:p><text:s/>010.0</text:p>
          </table:table-cell>
          <table:table-cell table:style-name="ce8"/>
          <table:table-cell table:style-name="ce9" office:value-type="string">
            <text:p>31</text:p>
          </table:table-cell>
          <table:table-cell table:style-name="ce5"/>
          <table:table-cell table:style-name="ce3"/>
          <table:table-cell table:style-name="ce6" table:formula="of:=CONCATENATE([.F123]; &quot; &quot;;[.B123];&quot; &quot;;[.D123])" office:value-type="string" office:string-value="31  060.0  010.0">
            <text:p>31 <text:s/>060.0 <text:s/>010.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office:value-type="string">
            <text:p><text:s/>065.0</text:p>
          </table:table-cell>
          <table:table-cell table:style-name="ce3"/>
          <table:table-cell table:style-name="ce8" office:value-type="string">
            <text:p><text:s/>010.0</text:p>
          </table:table-cell>
          <table:table-cell table:style-name="ce8"/>
          <table:table-cell table:style-name="ce9" office:value-type="string">
            <text:p>32</text:p>
          </table:table-cell>
          <table:table-cell table:style-name="ce5"/>
          <table:table-cell table:style-name="ce3"/>
          <table:table-cell table:style-name="ce6" table:formula="of:=CONCATENATE([.F124]; &quot; &quot;;[.B124];&quot; &quot;;[.D124])" office:value-type="string" office:string-value="32  065.0  010.0">
            <text:p>32 <text:s/>065.0 <text:s/>010.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office:value-type="string">
            <text:p><text:s/>070.0</text:p>
          </table:table-cell>
          <table:table-cell table:style-name="ce3"/>
          <table:table-cell table:style-name="ce8" office:value-type="string">
            <text:p><text:s/>010.0</text:p>
          </table:table-cell>
          <table:table-cell table:style-name="ce8"/>
          <table:table-cell table:style-name="ce9" office:value-type="string">
            <text:p>33</text:p>
          </table:table-cell>
          <table:table-cell table:style-name="ce5"/>
          <table:table-cell table:style-name="ce3"/>
          <table:table-cell table:style-name="ce6" table:formula="of:=CONCATENATE([.F125]; &quot; &quot;;[.B125];&quot; &quot;;[.D125])" office:value-type="string" office:string-value="33  070.0  010.0">
            <text:p>33 <text:s/>070.0 <text:s/>010.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office:value-type="string">
            <text:p><text:s/>075.0</text:p>
          </table:table-cell>
          <table:table-cell table:style-name="ce3"/>
          <table:table-cell table:style-name="ce8" office:value-type="string">
            <text:p><text:s/>010.0</text:p>
          </table:table-cell>
          <table:table-cell table:style-name="ce8"/>
          <table:table-cell table:style-name="ce9" office:value-type="string">
            <text:p>34</text:p>
          </table:table-cell>
          <table:table-cell table:style-name="ce5"/>
          <table:table-cell table:style-name="ce3"/>
          <table:table-cell table:style-name="ce6" table:formula="of:=CONCATENATE([.F126]; &quot; &quot;;[.B126];&quot; &quot;;[.D126])" office:value-type="string" office:string-value="34  075.0  010.0">
            <text:p>34 <text:s/>075.0 <text:s/>010.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office:value-type="string">
            <text:p><text:s/>080.0</text:p>
          </table:table-cell>
          <table:table-cell table:style-name="ce3"/>
          <table:table-cell table:style-name="ce8" office:value-type="string">
            <text:p><text:s/>010.0</text:p>
          </table:table-cell>
          <table:table-cell table:style-name="ce8"/>
          <table:table-cell table:style-name="ce9" office:value-type="string">
            <text:p>35</text:p>
          </table:table-cell>
          <table:table-cell table:style-name="ce5"/>
          <table:table-cell table:style-name="ce3"/>
          <table:table-cell table:style-name="ce6" table:formula="of:=CONCATENATE([.F127]; &quot; &quot;;[.B127];&quot; &quot;;[.D127])" office:value-type="string" office:string-value="35  080.0  010.0">
            <text:p>35 <text:s/>080.0 <text:s/>010.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office:value-type="string">
            <text:p><text:s/>085.0</text:p>
          </table:table-cell>
          <table:table-cell table:style-name="ce3"/>
          <table:table-cell table:style-name="ce8" office:value-type="string">
            <text:p><text:s/>010.0</text:p>
          </table:table-cell>
          <table:table-cell table:style-name="ce8"/>
          <table:table-cell table:style-name="ce9" office:value-type="string">
            <text:p>36</text:p>
          </table:table-cell>
          <table:table-cell table:style-name="ce5"/>
          <table:table-cell table:style-name="ce3"/>
          <table:table-cell table:style-name="ce6" table:formula="of:=CONCATENATE([.F128]; &quot; &quot;;[.B128];&quot; &quot;;[.D128])" office:value-type="string" office:string-value="36  085.0  010.0">
            <text:p>36 <text:s/>085.0 <text:s/>010.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office:value-type="string">
            <text:p><text:s/>090.0</text:p>
          </table:table-cell>
          <table:table-cell table:style-name="ce3"/>
          <table:table-cell table:style-name="ce8" office:value-type="string">
            <text:p><text:s/>010.0</text:p>
          </table:table-cell>
          <table:table-cell table:style-name="ce8"/>
          <table:table-cell table:style-name="ce9" office:value-type="string">
            <text:p>37</text:p>
          </table:table-cell>
          <table:table-cell table:style-name="ce5"/>
          <table:table-cell table:style-name="ce3"/>
          <table:table-cell table:style-name="ce6" table:formula="of:=CONCATENATE([.F129]; &quot; &quot;;[.B129];&quot; &quot;;[.D129])" office:value-type="string" office:string-value="37  090.0  010.0">
            <text:p>37 <text:s/>090.0 <text:s/>010.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office:value-type="string">
            <text:p><text:s/>095.0</text:p>
          </table:table-cell>
          <table:table-cell table:style-name="ce3"/>
          <table:table-cell table:style-name="ce8" office:value-type="string">
            <text:p><text:s/>010.0</text:p>
          </table:table-cell>
          <table:table-cell table:style-name="ce8"/>
          <table:table-cell table:style-name="ce9" office:value-type="string">
            <text:p>38</text:p>
          </table:table-cell>
          <table:table-cell table:style-name="ce5"/>
          <table:table-cell table:style-name="ce3"/>
          <table:table-cell table:style-name="ce6" table:formula="of:=CONCATENATE([.F130]; &quot; &quot;;[.B130];&quot; &quot;;[.D130])" office:value-type="string" office:string-value="38  095.0  010.0">
            <text:p>38 <text:s/>095.0 <text:s/>010.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office:value-type="string">
            <text:p><text:s/>100.0</text:p>
          </table:table-cell>
          <table:table-cell table:style-name="ce3"/>
          <table:table-cell table:style-name="ce8" office:value-type="string">
            <text:p><text:s/>010.0</text:p>
          </table:table-cell>
          <table:table-cell table:style-name="ce8"/>
          <table:table-cell table:style-name="ce9" office:value-type="string">
            <text:p>39</text:p>
          </table:table-cell>
          <table:table-cell table:style-name="ce5"/>
          <table:table-cell table:style-name="ce3"/>
          <table:table-cell table:style-name="ce6" table:formula="of:=CONCATENATE([.F131]; &quot; &quot;;[.B131];&quot; &quot;;[.D131])" office:value-type="string" office:string-value="39  100.0  010.0">
            <text:p>39 <text:s/>100.0 <text:s/>010.0</text:p>
          </table:table-cell>
          <table:table-cell table:number-columns-repeated="1014"/>
        </table:table-row>
        <table:table-row table:style-name="ro1" table:number-rows-repeated="99">
          <table:table-cell table:style-name="ce3" table:number-columns-repeated="7"/>
          <table:table-cell/>
          <table:table-cell table:style-name="ce6"/>
          <table:table-cell table:number-columns-repeated="1014"/>
        </table:table-row>
        <table:table-row table:style-name="ro1" table:number-rows-repeated="104834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Netz - polar" table:style-name="ta1" table:print="false">
        <table:table-column table:style-name="co2" table:number-columns-repeated="2" table:default-cell-style-name="ce2"/>
        <table:table-column table:style-name="co1" table:default-cell-style-name="ce2"/>
        <table:table-column table:style-name="co2" table:number-columns-repeated="4" table:default-cell-style-name="ce2"/>
        <table:table-column table:style-name="co2" table:default-cell-style-name="Default"/>
        <table:table-column table:style-name="co6" table:default-cell-style-name="ce2"/>
        <table:table-column table:style-name="co1" table:default-cell-style-name="ce15"/>
        <table:table-column table:style-name="co8" table:default-cell-style-name="ce2"/>
        <table:table-column table:style-name="co1" table:default-cell-style-name="ce15"/>
        <table:table-column table:style-name="co8" table:default-cell-style-name="ce2"/>
        <table:table-column table:style-name="co2" table:default-cell-style-name="ce17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2" table:default-cell-style-name="Default"/>
        <table:table-column table:style-name="co10" table:number-columns-repeated="3" table:default-cell-style-name="ce2"/>
        <table:table-column table:style-name="co5" table:number-columns-repeated="1002" table:default-cell-style-name="ce2"/>
        <table:table-row table:style-name="ro1">
          <table:table-cell table:style-name="ce8" office:value-type="string">
            <text:p>n</text:p>
          </table:table-cell>
          <table:table-cell table:style-name="ce8" office:value-type="string">
            <text:p>I</text:p>
          </table:table-cell>
          <table:table-cell table:style-name="ce8" office:value-type="string">
            <text:p>phi</text:p>
          </table:table-cell>
          <table:table-cell table:style-name="ce8" office:value-type="string">
            <text:p>m</text:p>
          </table:table-cell>
          <table:table-cell table:style-name="ce8" office:value-type="string">
            <text:p>J</text:p>
          </table:table-cell>
          <table:table-cell table:style-name="ce8" office:value-type="string">
            <text:p>r0</text:p>
          </table:table-cell>
          <table:table-cell table:style-name="ce8" office:value-type="string">
            <text:p>rho</text:p>
          </table:table-cell>
          <table:table-cell table:style-name="ce8" office:value-type="string">
            <text:p>r</text:p>
          </table:table-cell>
          <table:table-cell table:style-name="ce7"/>
          <table:table-cell table:style-name="ce12" table:formula="of:=[.H1]*COS([.C1])" office:value-type="float" office:value="0">
            <text:p>#WERT!</text:p>
          </table:table-cell>
          <table:table-cell table:style-name="ce3"/>
          <table:table-cell table:style-name="ce12" table:formula="of:=[.H1]*SIN([.C1])" office:value-type="float" office:value="0">
            <text:p>#WERT!</text:p>
          </table:table-cell>
          <table:table-cell table:style-name="ce8"/>
          <table:table-cell table:style-name="ce16"/>
          <table:table-cell table:style-name="ce5"/>
          <table:table-cell table:style-name="ce3"/>
          <table:table-cell table:style-name="ce6" table:number-columns-repeated="2"/>
          <table:table-cell table:style-name="ce6" office:value-type="string">
            <text:p>Quadrant 2</text:p>
          </table:table-cell>
          <table:table-cell table:style-name="ce6" office:value-type="string">
            <text:p>Quadrant 4</text:p>
          </table:table-cell>
          <table:table-cell table:style-name="ce6" office:value-type="string">
            <text:p>Quadrant 3</text:p>
          </table:table-cell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0</text:p>
          </table:table-cell>
          <table:table-cell table:style-name="ce10" table:formula="of:=PI()/2 * [.B2]/[.A2]" office:value-type="float" office:value="0">
            <text:p>0,000000000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2]+[.G2]*[.E2]" office:value-type="float" office:value="50">
            <text:p>5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2]*COS([.C2])" office:value-type="float" office:value="50">
            <text:p>050.000000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2]*SIN([.C2])" office:value-type="float" office:value="0">
            <text:p>00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string">
            <text:p>001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I2];&quot; &quot;;TEXT([.$J2];&quot;000,0000000000&quot;);[.$K2];&quot; &quot;;TEXT([.$L2];&quot;000,0000000000&quot;);[.$M2];TEXT([.$N2];&quot;000&quot;);[.$O2]);&quot;,&quot;;&quot;.&quot;)" office:value-type="string" office:string-value="    &lt;n x=&quot; 050.0000000000&quot; y=&quot; 000.0000000000&quot;&gt;001&lt;/n&gt;">
            <text:p><text:s text:c="4"/>&lt;n x=" 050.0000000000" y=" 000.0000000000"&gt;001&lt;/n&gt;</text:p>
          </table:table-cell>
          <table:table-cell table:style-name="ce6" office:value-type="float" office:value="37">
            <text:p>37</text:p>
          </table:table-cell>
          <table:table-cell table:style-name="ce6" table:formula="of:=SUBSTITUTE(CONCATENATE([.$I2];&quot;&quot;;TEXT([.$J2]*(-1);&quot;000,0000000000&quot;);[.$K2];&quot; &quot;;TEXT([.$L2];&quot;000,0000000000&quot;);[.$M2];TEXT([.$N2]+36;&quot;000&quot;);[.$O2]);&quot;,&quot;;&quot;.&quot;)" office:value-type="string" office:string-value="    &lt;n x=&quot;-050.0000000000&quot; y=&quot; 000.0000000000&quot;&gt;037&lt;/n&gt;">
            <text:p><text:s text:c="4"/>&lt;n x="-050.0000000000" y=" 000.0000000000"&gt;037&lt;/n&gt;</text:p>
          </table:table-cell>
          <table:table-cell table:style-name="ce6" table:number-columns-repeated="2"/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</text:p>
          </table:table-cell>
          <table:table-cell table:style-name="ce10" table:formula="of:=PI()/2 * [.B3]/[.A3]" office:value-type="float" office:value="0.314159265358979">
            <text:p>0,314159265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3]+[.G3]*[.E3]" office:value-type="float" office:value="50">
            <text:p>5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3]*COS([.C3])" office:value-type="float" office:value="47.5528258147577">
            <text:p>047.552825815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3]*SIN([.C3])" office:value-type="float" office:value="15.4508497187474">
            <text:p>015.450849719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string">
            <text:p>002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3];&quot; &quot;;TEXT([.J3];&quot;000,0000000000&quot;);[.K3];&quot; &quot;;TEXT([.L3];&quot;000,0000000000&quot;);[.M3];TEXT([.N3];&quot;000&quot;);[.O3]);&quot;,&quot;;&quot;.&quot;)" office:value-type="string" office:string-value="    &lt;n x=&quot; 047.5528258148&quot; y=&quot; 015.4508497187&quot;&gt;002&lt;/n&gt;">
            <text:p><text:s text:c="4"/>&lt;n x=" 047.5528258148" y=" 015.4508497187"&gt;002&lt;/n&gt;</text:p>
          </table:table-cell>
          <table:table-cell table:style-name="ce6" office:value-type="float" office:value="38">
            <text:p>38</text:p>
          </table:table-cell>
          <table:table-cell table:style-name="ce6" table:formula="of:=SUBSTITUTE(CONCATENATE([.$I3];&quot;&quot;;TEXT([.$J3]*(-1);&quot;000,0000000000&quot;);[.$K3];&quot; &quot;;TEXT([.$L3];&quot;000,0000000000&quot;);[.$M3];TEXT([.$N3]+36;&quot;000&quot;);[.$O3]);&quot;,&quot;;&quot;.&quot;)" office:value-type="string" office:string-value="    &lt;n x=&quot;-047.5528258148&quot; y=&quot; 015.4508497187&quot;&gt;038&lt;/n&gt;">
            <text:p><text:s text:c="4"/>&lt;n x="-047.5528258148" y=" 015.4508497187"&gt;038&lt;/n&gt;</text:p>
          </table:table-cell>
          <table:table-cell table:style-name="ce6" table:formula="of:=SUBSTITUTE(CONCATENATE([.$I3];&quot; &quot;;TEXT([.$J3];&quot;000,0000000000&quot;);[.$K3];&quot;&quot;;TEXT([.$L3]*(-1);&quot;000,0000000000&quot;);[.$M3];TEXT([.$N3]+72;&quot;000&quot;);[.$O3]);&quot;,&quot;;&quot;.&quot;)" office:value-type="string" office:string-value="    &lt;n x=&quot; 047.5528258148&quot; y=&quot;-015.4508497187&quot;&gt;074&lt;/n&gt;">
            <text:p><text:s text:c="4"/>&lt;n x=" 047.5528258148" y="-015.4508497187"&gt;074&lt;/n&gt;</text:p>
          </table:table-cell>
          <table:table-cell table:style-name="ce6" table:formula="of:=SUBSTITUTE(CONCATENATE([.$I3];&quot;&quot;;TEXT([.$J3]*(-1);&quot;000,0000000000&quot;);[.$K3];&quot;&quot;;TEXT([.$L3]*(-1);&quot;000,0000000000&quot;);[.$M3];TEXT([.$N3]+108;&quot;000&quot;);[.$O3]);&quot;,&quot;;&quot;.&quot;)" office:value-type="string" office:string-value="    &lt;n x=&quot;-047.5528258148&quot; y=&quot;-015.4508497187&quot;&gt;110&lt;/n&gt;">
            <text:p><text:s text:c="4"/>&lt;n x="-047.5528258148" y="-015.4508497187"&gt;110&lt;/n&gt;</text:p>
          </table:table-cell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2</text:p>
          </table:table-cell>
          <table:table-cell table:style-name="ce10" table:formula="of:=PI()/2 * [.B4]/[.A4]" office:value-type="float" office:value="0.628318530717959">
            <text:p>0,6283185307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4]+[.G4]*[.E4]" office:value-type="float" office:value="50">
            <text:p>5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4]*COS([.C4])" office:value-type="float" office:value="40.4508497187474">
            <text:p>040.450849719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4]*SIN([.C4])" office:value-type="float" office:value="29.3892626146237">
            <text:p>029.38926261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string">
            <text:p>003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4];&quot; &quot;;TEXT([.J4];&quot;000,0000000000&quot;);[.K4];&quot; &quot;;TEXT([.L4];&quot;000,0000000000&quot;);[.M4];TEXT([.N4];&quot;000&quot;);[.O4]);&quot;,&quot;;&quot;.&quot;)" office:value-type="string" office:string-value="    &lt;n x=&quot; 040.4508497187&quot; y=&quot; 029.3892626146&quot;&gt;003&lt;/n&gt;">
            <text:p><text:s text:c="4"/>&lt;n x=" 040.4508497187" y=" 029.3892626146"&gt;003&lt;/n&gt;</text:p>
          </table:table-cell>
          <table:table-cell table:style-name="ce6" office:value-type="float" office:value="39">
            <text:p>39</text:p>
          </table:table-cell>
          <table:table-cell table:style-name="ce6" table:formula="of:=SUBSTITUTE(CONCATENATE([.$I4];&quot;&quot;;TEXT([.$J4]*(-1);&quot;000,0000000000&quot;);[.$K4];&quot; &quot;;TEXT([.$L4];&quot;000,0000000000&quot;);[.$M4];TEXT([.$N4]+36;&quot;000&quot;);[.$O4]);&quot;,&quot;;&quot;.&quot;)" office:value-type="string" office:string-value="    &lt;n x=&quot;-040.4508497187&quot; y=&quot; 029.3892626146&quot;&gt;039&lt;/n&gt;">
            <text:p><text:s text:c="4"/>&lt;n x="-040.4508497187" y=" 029.3892626146"&gt;039&lt;/n&gt;</text:p>
          </table:table-cell>
          <table:table-cell table:style-name="ce6" table:formula="of:=SUBSTITUTE(CONCATENATE([.$I4];&quot; &quot;;TEXT([.$J4];&quot;000,0000000000&quot;);[.$K4];&quot;&quot;;TEXT([.$L4]*(-1);&quot;000,0000000000&quot;);[.$M4];TEXT([.$N4]+72;&quot;000&quot;);[.$O4]);&quot;,&quot;;&quot;.&quot;)" office:value-type="string" office:string-value="    &lt;n x=&quot; 040.4508497187&quot; y=&quot;-029.3892626146&quot;&gt;075&lt;/n&gt;">
            <text:p><text:s text:c="4"/>&lt;n x=" 040.4508497187" y="-029.3892626146"&gt;075&lt;/n&gt;</text:p>
          </table:table-cell>
          <table:table-cell table:style-name="ce6" table:formula="of:=SUBSTITUTE(CONCATENATE([.$I4];&quot;&quot;;TEXT([.$J4]*(-1);&quot;000,0000000000&quot;);[.$K4];&quot;&quot;;TEXT([.$L4]*(-1);&quot;000,0000000000&quot;);[.$M4];TEXT([.$N4]+108;&quot;000&quot;);[.$O4]);&quot;,&quot;;&quot;.&quot;)" office:value-type="string" office:string-value="    &lt;n x=&quot;-040.4508497187&quot; y=&quot;-029.3892626146&quot;&gt;111&lt;/n&gt;">
            <text:p><text:s text:c="4"/>&lt;n x="-040.4508497187" y="-029.3892626146"&gt;111&lt;/n&gt;</text:p>
          </table:table-cell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3</text:p>
          </table:table-cell>
          <table:table-cell table:style-name="ce10" table:formula="of:=PI()/2 * [.B5]/[.A5]" office:value-type="float" office:value="0.942477796076938">
            <text:p>0,9424777961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5]+[.G5]*[.E5]" office:value-type="float" office:value="50">
            <text:p>5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5]*COS([.C5])" office:value-type="float" office:value="29.3892626146237">
            <text:p>029.389262615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5]*SIN([.C5])" office:value-type="float" office:value="40.4508497187474">
            <text:p>040.450849719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string">
            <text:p>004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5];&quot; &quot;;TEXT([.J5];&quot;000,0000000000&quot;);[.K5];&quot; &quot;;TEXT([.L5];&quot;000,0000000000&quot;);[.M5];TEXT([.N5];&quot;000&quot;);[.O5]);&quot;,&quot;;&quot;.&quot;)" office:value-type="string" office:string-value="    &lt;n x=&quot; 029.3892626146&quot; y=&quot; 040.4508497187&quot;&gt;004&lt;/n&gt;">
            <text:p><text:s text:c="4"/>&lt;n x=" 029.3892626146" y=" 040.4508497187"&gt;004&lt;/n&gt;</text:p>
          </table:table-cell>
          <table:table-cell table:style-name="ce6" office:value-type="float" office:value="40">
            <text:p>40</text:p>
          </table:table-cell>
          <table:table-cell table:style-name="ce6" table:formula="of:=SUBSTITUTE(CONCATENATE([.$I5];&quot;&quot;;TEXT([.$J5]*(-1);&quot;000,0000000000&quot;);[.$K5];&quot; &quot;;TEXT([.$L5];&quot;000,0000000000&quot;);[.$M5];TEXT([.$N5]+36;&quot;000&quot;);[.$O5]);&quot;,&quot;;&quot;.&quot;)" office:value-type="string" office:string-value="    &lt;n x=&quot;-029.3892626146&quot; y=&quot; 040.4508497187&quot;&gt;040&lt;/n&gt;">
            <text:p><text:s text:c="4"/>&lt;n x="-029.3892626146" y=" 040.4508497187"&gt;040&lt;/n&gt;</text:p>
          </table:table-cell>
          <table:table-cell table:style-name="ce6" table:formula="of:=SUBSTITUTE(CONCATENATE([.$I5];&quot; &quot;;TEXT([.$J5];&quot;000,0000000000&quot;);[.$K5];&quot;&quot;;TEXT([.$L5]*(-1);&quot;000,0000000000&quot;);[.$M5];TEXT([.$N5]+72;&quot;000&quot;);[.$O5]);&quot;,&quot;;&quot;.&quot;)" office:value-type="string" office:string-value="    &lt;n x=&quot; 029.3892626146&quot; y=&quot;-040.4508497187&quot;&gt;076&lt;/n&gt;">
            <text:p><text:s text:c="4"/>&lt;n x=" 029.3892626146" y="-040.4508497187"&gt;076&lt;/n&gt;</text:p>
          </table:table-cell>
          <table:table-cell table:style-name="ce6" table:formula="of:=SUBSTITUTE(CONCATENATE([.$I5];&quot;&quot;;TEXT([.$J5]*(-1);&quot;000,0000000000&quot;);[.$K5];&quot;&quot;;TEXT([.$L5]*(-1);&quot;000,0000000000&quot;);[.$M5];TEXT([.$N5]+108;&quot;000&quot;);[.$O5]);&quot;,&quot;;&quot;.&quot;)" office:value-type="string" office:string-value="    &lt;n x=&quot;-029.3892626146&quot; y=&quot;-040.4508497187&quot;&gt;112&lt;/n&gt;">
            <text:p><text:s text:c="4"/>&lt;n x="-029.3892626146" y="-040.4508497187"&gt;112&lt;/n&gt;</text:p>
          </table:table-cell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4</text:p>
          </table:table-cell>
          <table:table-cell table:style-name="ce10" table:formula="of:=PI()/2 * [.B6]/[.A6]" office:value-type="float" office:value="1.25663706143592">
            <text:p>1,256637061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6]+[.G6]*[.E6]" office:value-type="float" office:value="50">
            <text:p>5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6]*COS([.C6])" office:value-type="float" office:value="15.4508497187474">
            <text:p>015.450849719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6]*SIN([.C6])" office:value-type="float" office:value="47.5528258147577">
            <text:p>047.55282581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string">
            <text:p>005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6];&quot; &quot;;TEXT([.J6];&quot;000,0000000000&quot;);[.K6];&quot; &quot;;TEXT([.L6];&quot;000,0000000000&quot;);[.M6];TEXT([.N6];&quot;000&quot;);[.O6]);&quot;,&quot;;&quot;.&quot;)" office:value-type="string" office:string-value="    &lt;n x=&quot; 015.4508497187&quot; y=&quot; 047.5528258148&quot;&gt;005&lt;/n&gt;">
            <text:p><text:s text:c="4"/>&lt;n x=" 015.4508497187" y=" 047.5528258148"&gt;005&lt;/n&gt;</text:p>
          </table:table-cell>
          <table:table-cell table:style-name="ce6" office:value-type="float" office:value="41">
            <text:p>41</text:p>
          </table:table-cell>
          <table:table-cell table:style-name="ce6" table:formula="of:=SUBSTITUTE(CONCATENATE([.$I6];&quot;&quot;;TEXT([.$J6]*(-1);&quot;000,0000000000&quot;);[.$K6];&quot; &quot;;TEXT([.$L6];&quot;000,0000000000&quot;);[.$M6];TEXT([.$N6]+36;&quot;000&quot;);[.$O6]);&quot;,&quot;;&quot;.&quot;)" office:value-type="string" office:string-value="    &lt;n x=&quot;-015.4508497187&quot; y=&quot; 047.5528258148&quot;&gt;041&lt;/n&gt;">
            <text:p><text:s text:c="4"/>&lt;n x="-015.4508497187" y=" 047.5528258148"&gt;041&lt;/n&gt;</text:p>
          </table:table-cell>
          <table:table-cell table:style-name="ce6" table:formula="of:=SUBSTITUTE(CONCATENATE([.$I6];&quot; &quot;;TEXT([.$J6];&quot;000,0000000000&quot;);[.$K6];&quot;&quot;;TEXT([.$L6]*(-1);&quot;000,0000000000&quot;);[.$M6];TEXT([.$N6]+72;&quot;000&quot;);[.$O6]);&quot;,&quot;;&quot;.&quot;)" office:value-type="string" office:string-value="    &lt;n x=&quot; 015.4508497187&quot; y=&quot;-047.5528258148&quot;&gt;077&lt;/n&gt;">
            <text:p><text:s text:c="4"/>&lt;n x=" 015.4508497187" y="-047.5528258148"&gt;077&lt;/n&gt;</text:p>
          </table:table-cell>
          <table:table-cell table:style-name="ce6" table:formula="of:=SUBSTITUTE(CONCATENATE([.$I6];&quot;&quot;;TEXT([.$J6]*(-1);&quot;000,0000000000&quot;);[.$K6];&quot;&quot;;TEXT([.$L6]*(-1);&quot;000,0000000000&quot;);[.$M6];TEXT([.$N6]+108;&quot;000&quot;);[.$O6]);&quot;,&quot;;&quot;.&quot;)" office:value-type="string" office:string-value="    &lt;n x=&quot;-015.4508497187&quot; y=&quot;-047.5528258148&quot;&gt;113&lt;/n&gt;">
            <text:p><text:s text:c="4"/>&lt;n x="-015.4508497187" y="-047.5528258148"&gt;113&lt;/n&gt;</text:p>
          </table:table-cell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5</text:p>
          </table:table-cell>
          <table:table-cell table:style-name="ce10" table:formula="of:=PI()/2 * [.B7]/[.A7]" office:value-type="float" office:value="1.5707963267949">
            <text:p>1,5707963268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7]+[.G7]*[.E7]" office:value-type="float" office:value="50">
            <text:p>5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7]*COS([.C7])" office:value-type="float" office:value="3.06161699786838E-015">
            <text:p>000.000000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7]*SIN([.C7])" office:value-type="float" office:value="50">
            <text:p>05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string">
            <text:p>006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7];&quot; &quot;;TEXT([.J7];&quot;000,0000000000&quot;);[.K7];&quot; &quot;;TEXT([.L7];&quot;000,0000000000&quot;);[.M7];TEXT([.N7];&quot;000&quot;);[.O7]);&quot;,&quot;;&quot;.&quot;)" office:value-type="string" office:string-value="    &lt;n x=&quot; 000.0000000000&quot; y=&quot; 050.0000000000&quot;&gt;006&lt;/n&gt;">
            <text:p><text:s text:c="4"/>&lt;n x=" 000.0000000000" y=" 050.0000000000"&gt;006&lt;/n&gt;</text:p>
          </table:table-cell>
          <table:table-cell table:style-name="ce6" table:number-columns-repeated="2"/>
          <table:table-cell table:style-name="ce6" table:formula="of:=SUBSTITUTE(CONCATENATE([.$I7];&quot; &quot;;TEXT([.$J7];&quot;000,0000000000&quot;);[.$K7];&quot;&quot;;TEXT([.$L7]*(-1);&quot;000,0000000000&quot;);[.$M7];TEXT([.$N7]+72;&quot;000&quot;);[.$O7]);&quot;,&quot;;&quot;.&quot;)" office:value-type="string" office:string-value="    &lt;n x=&quot; 000.0000000000&quot; y=&quot;-050.0000000000&quot;&gt;078&lt;/n&gt;">
            <text:p><text:s text:c="4"/>&lt;n x=" 000.0000000000" y="-050.0000000000"&gt;078&lt;/n&gt;</text:p>
          </table:table-cell>
          <table:table-cell table:style-name="ce6"/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6</text:p>
          </table:table-cell>
          <table:table-cell table:style-name="ce10" table:formula="of:=PI()/2 * [.B8]/[.A8]" office:value-type="float" office:value="1.88495559215388">
            <text:p>1,8849555922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8]+[.G8]*[.E8]" office:value-type="float" office:value="50">
            <text:p>5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8]*COS([.C8])" office:value-type="float" office:value="-15.4508497187474">
            <text:p>-015.450849719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8]*SIN([.C8])" office:value-type="float" office:value="47.5528258147577">
            <text:p>047.55282581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string">
            <text:p>007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8];&quot;&quot;;TEXT([.J8];&quot;000,0000000000&quot;);[.K8];&quot; &quot;;TEXT([.L8];&quot;000,0000000000&quot;);[.M8];TEXT([.N8];&quot;000&quot;);[.O8]);&quot;,&quot;;&quot;.&quot;)" office:value-type="string" office:string-value="    &lt;n x=&quot;-015.4508497187&quot; y=&quot; 047.5528258148&quot;&gt;007&lt;/n&gt;">
            <text:p><text:s text:c="4"/>&lt;n x="-015.4508497187" y=" 047.5528258148"&gt;007&lt;/n&gt;</text:p>
          </table:table-cell>
          <table:table-cell table:style-name="ce6" table:number-columns-repeated="4"/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7</text:p>
          </table:table-cell>
          <table:table-cell table:style-name="ce10" table:formula="of:=PI()/2 * [.B9]/[.A9]" office:value-type="float" office:value="2.19911485751286">
            <text:p>2,1991148575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9]+[.G9]*[.E9]" office:value-type="float" office:value="50">
            <text:p>5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9]*COS([.C9])" office:value-type="float" office:value="-29.3892626146236">
            <text:p>-029.389262615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9]*SIN([.C9])" office:value-type="float" office:value="40.4508497187474">
            <text:p>040.450849719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string">
            <text:p>008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9];&quot;&quot;;TEXT([.J9];&quot;000,0000000000&quot;);[.K9];&quot; &quot;;TEXT([.L9];&quot;000,0000000000&quot;);[.M9];TEXT([.N9];&quot;000&quot;);[.O9]);&quot;,&quot;;&quot;.&quot;)" office:value-type="string" office:string-value="    &lt;n x=&quot;-029.3892626146&quot; y=&quot; 040.4508497187&quot;&gt;008&lt;/n&gt;">
            <text:p><text:s text:c="4"/>&lt;n x="-029.3892626146" y=" 040.4508497187"&gt;008&lt;/n&gt;</text:p>
          </table:table-cell>
          <table:table-cell table:style-name="ce6" table:number-columns-repeated="4"/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8</text:p>
          </table:table-cell>
          <table:table-cell table:style-name="ce10" table:formula="of:=PI()/2 * [.B10]/[.A10]" office:value-type="float" office:value="2.51327412287183">
            <text:p>2,5132741229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10]+[.G10]*[.E10]" office:value-type="float" office:value="50">
            <text:p>5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10]*COS([.C10])" office:value-type="float" office:value="-40.4508497187474">
            <text:p>-040.450849719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10]*SIN([.C10])" office:value-type="float" office:value="29.3892626146237">
            <text:p>029.38926261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string">
            <text:p>009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10];&quot;&quot;;TEXT([.J10];&quot;000,0000000000&quot;);[.K10];&quot; &quot;;TEXT([.L10];&quot;000,0000000000&quot;);[.M10];TEXT([.N10];&quot;000&quot;);[.O10]);&quot;,&quot;;&quot;.&quot;)" office:value-type="string" office:string-value="    &lt;n x=&quot;-040.4508497187&quot; y=&quot; 029.3892626146&quot;&gt;009&lt;/n&gt;">
            <text:p><text:s text:c="4"/>&lt;n x="-040.4508497187" y=" 029.3892626146"&gt;009&lt;/n&gt;</text:p>
          </table:table-cell>
          <table:table-cell table:style-name="ce6" table:number-columns-repeated="4"/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9</text:p>
          </table:table-cell>
          <table:table-cell table:style-name="ce10" table:formula="of:=PI()/2 * [.B11]/[.A11]" office:value-type="float" office:value="2.82743338823081">
            <text:p>2,8274333882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11]+[.G11]*[.E11]" office:value-type="float" office:value="50">
            <text:p>5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11]*COS([.C11])" office:value-type="float" office:value="-47.5528258147577">
            <text:p>-047.552825815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11]*SIN([.C11])" office:value-type="float" office:value="15.4508497187474">
            <text:p>015.450849719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string">
            <text:p>010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11];&quot;&quot;;TEXT([.J11];&quot;000,0000000000&quot;);[.K11];&quot; &quot;;TEXT([.L11];&quot;000,0000000000&quot;);[.M11];TEXT([.N11];&quot;000&quot;);[.O11]);&quot;,&quot;;&quot;.&quot;)" office:value-type="string" office:string-value="    &lt;n x=&quot;-047.5528258148&quot; y=&quot; 015.4508497187&quot;&gt;010&lt;/n&gt;">
            <text:p><text:s text:c="4"/>&lt;n x="-047.5528258148" y=" 015.4508497187"&gt;010&lt;/n&gt;</text:p>
          </table:table-cell>
          <table:table-cell table:style-name="ce6" table:number-columns-repeated="4"/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0</text:p>
          </table:table-cell>
          <table:table-cell table:style-name="ce10" table:formula="of:=PI()/2 * [.B12]/[.A12]" office:value-type="float" office:value="3.14159265358979">
            <text:p>3,1415926536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12]+[.G12]*[.E12]" office:value-type="float" office:value="50">
            <text:p>5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12]*COS([.C12])" office:value-type="float" office:value="-50">
            <text:p>-050.000000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12]*SIN([.C12])" office:value-type="float" office:value="6.12323399573677E-015">
            <text:p>00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string">
            <text:p>011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12];&quot;&quot;;TEXT([.J12];&quot;000,0000000000&quot;);[.K12];&quot; &quot;;TEXT([.L12];&quot;000,0000000000&quot;);[.M12];TEXT([.N12];&quot;000&quot;);[.O12]);&quot;,&quot;;&quot;.&quot;)" office:value-type="string" office:string-value="    &lt;n x=&quot;-050.0000000000&quot; y=&quot; 000.0000000000&quot;&gt;011&lt;/n&gt;">
            <text:p><text:s text:c="4"/>&lt;n x="-050.0000000000" y=" 000.0000000000"&gt;011&lt;/n&gt;</text:p>
          </table:table-cell>
          <table:table-cell table:style-name="ce6" table:number-columns-repeated="4"/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1</text:p>
          </table:table-cell>
          <table:table-cell table:style-name="ce10" table:formula="of:=PI()/2 * [.B13]/[.A13]" office:value-type="float" office:value="3.45575191894877">
            <text:p>3,4557519189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13]+[.G13]*[.E13]" office:value-type="float" office:value="50">
            <text:p>5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13]*COS([.C13])" office:value-type="float" office:value="-47.5528258147577">
            <text:p>-047.552825815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13]*SIN([.C13])" office:value-type="float" office:value="-15.4508497187473">
            <text:p>-015.450849719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string">
            <text:p>012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13];&quot;&quot;;TEXT([.J13];&quot;000,0000000000&quot;);[.K13];&quot;&quot;;TEXT([.L13];&quot;000,0000000000&quot;);[.M13];TEXT([.N13];&quot;000&quot;);[.O13]);&quot;,&quot;;&quot;.&quot;)" office:value-type="string" office:string-value="    &lt;n x=&quot;-047.5528258148&quot; y=&quot;-015.4508497187&quot;&gt;012&lt;/n&gt;">
            <text:p><text:s text:c="4"/>&lt;n x="-047.5528258148" y="-015.4508497187"&gt;012&lt;/n&gt;</text:p>
          </table:table-cell>
          <table:table-cell table:style-name="ce6" table:number-columns-repeated="4"/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2</text:p>
          </table:table-cell>
          <table:table-cell table:style-name="ce10" table:formula="of:=PI()/2 * [.B14]/[.A14]" office:value-type="float" office:value="3.76991118430775">
            <text:p>3,7699111843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14]+[.G14]*[.E14]" office:value-type="float" office:value="50">
            <text:p>5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14]*COS([.C14])" office:value-type="float" office:value="-40.4508497187474">
            <text:p>-040.450849719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14]*SIN([.C14])" office:value-type="float" office:value="-29.3892626146236">
            <text:p>-029.38926261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string">
            <text:p>013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14];&quot;&quot;;TEXT([.J14];&quot;000,0000000000&quot;);[.K14];&quot;&quot;;TEXT([.L14];&quot;000,0000000000&quot;);[.M14];TEXT([.N14];&quot;000&quot;);[.O14]);&quot;,&quot;;&quot;.&quot;)" office:value-type="string" office:string-value="    &lt;n x=&quot;-040.4508497187&quot; y=&quot;-029.3892626146&quot;&gt;013&lt;/n&gt;">
            <text:p><text:s text:c="4"/>&lt;n x="-040.4508497187" y="-029.3892626146"&gt;013&lt;/n&gt;</text:p>
          </table:table-cell>
          <table:table-cell table:style-name="ce6" table:number-columns-repeated="4"/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3</text:p>
          </table:table-cell>
          <table:table-cell table:style-name="ce10" table:formula="of:=PI()/2 * [.B15]/[.A15]" office:value-type="float" office:value="4.08407044966673">
            <text:p>4,0840704497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15]+[.G15]*[.E15]" office:value-type="float" office:value="50">
            <text:p>5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15]*COS([.C15])" office:value-type="float" office:value="-29.3892626146237">
            <text:p>-029.389262615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15]*SIN([.C15])" office:value-type="float" office:value="-40.4508497187474">
            <text:p>-040.450849719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string">
            <text:p>014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15];&quot;&quot;;TEXT([.J15];&quot;000,0000000000&quot;);[.K15];&quot;&quot;;TEXT([.L15];&quot;000,0000000000&quot;);[.M15];TEXT([.N15];&quot;000&quot;);[.O15]);&quot;,&quot;;&quot;.&quot;)" office:value-type="string" office:string-value="    &lt;n x=&quot;-029.3892626146&quot; y=&quot;-040.4508497187&quot;&gt;014&lt;/n&gt;">
            <text:p><text:s text:c="4"/>&lt;n x="-029.3892626146" y="-040.4508497187"&gt;014&lt;/n&gt;</text:p>
          </table:table-cell>
          <table:table-cell table:style-name="ce6" table:number-columns-repeated="4"/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4</text:p>
          </table:table-cell>
          <table:table-cell table:style-name="ce10" table:formula="of:=PI()/2 * [.B16]/[.A16]" office:value-type="float" office:value="4.39822971502571">
            <text:p>4,398229715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16]+[.G16]*[.E16]" office:value-type="float" office:value="50">
            <text:p>5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16]*COS([.C16])" office:value-type="float" office:value="-15.4508497187474">
            <text:p>-015.450849719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16]*SIN([.C16])" office:value-type="float" office:value="-47.5528258147577">
            <text:p>-047.55282581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string">
            <text:p>015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16];&quot;&quot;;TEXT([.J16];&quot;000,0000000000&quot;);[.K16];&quot;&quot;;TEXT([.L16];&quot;000,0000000000&quot;);[.M16];TEXT([.N16];&quot;000&quot;);[.O16]);&quot;,&quot;;&quot;.&quot;)" office:value-type="string" office:string-value="    &lt;n x=&quot;-015.4508497187&quot; y=&quot;-047.5528258148&quot;&gt;015&lt;/n&gt;">
            <text:p><text:s text:c="4"/>&lt;n x="-015.4508497187" y="-047.5528258148"&gt;015&lt;/n&gt;</text:p>
          </table:table-cell>
          <table:table-cell table:style-name="ce6" table:number-columns-repeated="4"/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5</text:p>
          </table:table-cell>
          <table:table-cell table:style-name="ce10" table:formula="of:=PI()/2 * [.B17]/[.A17]" office:value-type="float" office:value="4.71238898038469">
            <text:p>4,712388980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17]+[.G17]*[.E17]" office:value-type="float" office:value="50">
            <text:p>5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17]*COS([.C17])" office:value-type="float" office:value="-9.18485099360515E-015">
            <text:p>000.000000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17]*SIN([.C17])" office:value-type="float" office:value="-50">
            <text:p>-05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string">
            <text:p>016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17];&quot; &quot;;TEXT([.J17];&quot;000,0000000000&quot;);[.K17];&quot;&quot;;TEXT([.L17];&quot;000,0000000000&quot;);[.M17];TEXT([.N17];&quot;000&quot;);[.O17]);&quot;,&quot;;&quot;.&quot;)" office:value-type="string" office:string-value="    &lt;n x=&quot; 000.0000000000&quot; y=&quot;-050.0000000000&quot;&gt;016&lt;/n&gt;">
            <text:p><text:s text:c="4"/>&lt;n x=" 000.0000000000" y="-050.0000000000"&gt;016&lt;/n&gt;</text:p>
          </table:table-cell>
          <table:table-cell table:style-name="ce6" table:number-columns-repeated="4"/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6</text:p>
          </table:table-cell>
          <table:table-cell table:style-name="ce10" table:formula="of:=PI()/2 * [.B18]/[.A18]" office:value-type="float" office:value="5.02654824574367">
            <text:p>5,0265482457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18]+[.G18]*[.E18]" office:value-type="float" office:value="50">
            <text:p>5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18]*COS([.C18])" office:value-type="float" office:value="15.4508497187474">
            <text:p>015.450849719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18]*SIN([.C18])" office:value-type="float" office:value="-47.5528258147577">
            <text:p>-047.55282581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string">
            <text:p>017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18];&quot; &quot;;TEXT([.J18];&quot;000,0000000000&quot;);[.K18];&quot;&quot;;TEXT([.L18];&quot;000,0000000000&quot;);[.M18];TEXT([.N18];&quot;000&quot;);[.O18]);&quot;,&quot;;&quot;.&quot;)" office:value-type="string" office:string-value="    &lt;n x=&quot; 015.4508497187&quot; y=&quot;-047.5528258148&quot;&gt;017&lt;/n&gt;">
            <text:p><text:s text:c="4"/>&lt;n x=" 015.4508497187" y="-047.5528258148"&gt;017&lt;/n&gt;</text:p>
          </table:table-cell>
          <table:table-cell table:style-name="ce6" table:number-columns-repeated="4"/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7</text:p>
          </table:table-cell>
          <table:table-cell table:style-name="ce10" table:formula="of:=PI()/2 * [.B19]/[.A19]" office:value-type="float" office:value="5.34070751110265">
            <text:p>5,3407075111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19]+[.G19]*[.E19]" office:value-type="float" office:value="50">
            <text:p>5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19]*COS([.C19])" office:value-type="float" office:value="29.3892626146236">
            <text:p>029.389262615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19]*SIN([.C19])" office:value-type="float" office:value="-40.4508497187474">
            <text:p>-040.450849719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string">
            <text:p>018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19];&quot; &quot;;TEXT([.J19];&quot;000,0000000000&quot;);[.K19];&quot;&quot;;TEXT([.L19];&quot;000,0000000000&quot;);[.M19];TEXT([.N19];&quot;000&quot;);[.O19]);&quot;,&quot;;&quot;.&quot;)" office:value-type="string" office:string-value="    &lt;n x=&quot; 029.3892626146&quot; y=&quot;-040.4508497187&quot;&gt;018&lt;/n&gt;">
            <text:p><text:s text:c="4"/>&lt;n x=" 029.3892626146" y="-040.4508497187"&gt;018&lt;/n&gt;</text:p>
          </table:table-cell>
          <table:table-cell table:style-name="ce6" table:number-columns-repeated="4"/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8</text:p>
          </table:table-cell>
          <table:table-cell table:style-name="ce10" table:formula="of:=PI()/2 * [.B20]/[.A20]" office:value-type="float" office:value="5.65486677646163">
            <text:p>5,6548667765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20]+[.G20]*[.E20]" office:value-type="float" office:value="50">
            <text:p>5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20]*COS([.C20])" office:value-type="float" office:value="40.4508497187474">
            <text:p>040.450849719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20]*SIN([.C20])" office:value-type="float" office:value="-29.3892626146237">
            <text:p>-029.38926261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string">
            <text:p>019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20];&quot; &quot;;TEXT([.J20];&quot;000,0000000000&quot;);[.K20];&quot;&quot;;TEXT([.L20];&quot;000,0000000000&quot;);[.M20];TEXT([.N20];&quot;000&quot;);[.O20]);&quot;,&quot;;&quot;.&quot;)" office:value-type="string" office:string-value="    &lt;n x=&quot; 040.4508497187&quot; y=&quot;-029.3892626146&quot;&gt;019&lt;/n&gt;">
            <text:p><text:s text:c="4"/>&lt;n x=" 040.4508497187" y="-029.3892626146"&gt;019&lt;/n&gt;</text:p>
          </table:table-cell>
          <table:table-cell table:style-name="ce6" table:number-columns-repeated="4"/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9</text:p>
          </table:table-cell>
          <table:table-cell table:style-name="ce10" table:formula="of:=PI()/2 * [.B21]/[.A21]" office:value-type="float" office:value="5.96902604182061">
            <text:p>5,9690260418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21]+[.G21]*[.E21]" office:value-type="float" office:value="50">
            <text:p>5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21]*COS([.C21])" office:value-type="float" office:value="47.5528258147577">
            <text:p>047.552825815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21]*SIN([.C21])" office:value-type="float" office:value="-15.4508497187474">
            <text:p>-015.450849719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string">
            <text:p>020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21];&quot; &quot;;TEXT([.J21];&quot;000,0000000000&quot;);[.K21];&quot;&quot;;TEXT([.L21];&quot;000,0000000000&quot;);[.M21];TEXT([.N21];&quot;000&quot;);[.O21]);&quot;,&quot;;&quot;.&quot;)" office:value-type="string" office:string-value="    &lt;n x=&quot; 047.5528258148&quot; y=&quot;-015.4508497187&quot;&gt;020&lt;/n&gt;">
            <text:p><text:s text:c="4"/>&lt;n x=" 047.5528258148" y="-015.4508497187"&gt;020&lt;/n&gt;</text:p>
          </table:table-cell>
          <table:table-cell table:style-name="ce6" table:number-columns-repeated="4"/>
          <table:table-cell table:number-columns-repeated="1002"/>
        </table:table-row>
        <table:table-row table:style-name="ro1">
          <table:table-cell table:style-name="ce8" table:number-columns-repeated="2"/>
          <table:table-cell table:style-name="ce10"/>
          <table:table-cell table:style-name="ce8" table:number-columns-repeated="4"/>
          <table:table-cell table:style-name="ce11"/>
          <table:table-cell table:style-name="ce7"/>
          <table:table-cell table:style-name="ce13"/>
          <table:table-cell table:style-name="ce3"/>
          <table:table-cell table:style-name="ce13"/>
          <table:table-cell table:style-name="ce8"/>
          <table:table-cell table:style-name="ce16"/>
          <table:table-cell table:style-name="ce5"/>
          <table:table-cell table:style-name="ce3"/>
          <table:table-cell table:style-name="ce6" table:number-columns-repeated="5"/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0</text:p>
          </table:table-cell>
          <table:table-cell table:style-name="ce10" table:formula="of:=PI()/2 * [.B23]/[.A23]" office:value-type="float" office:value="0">
            <text:p>0,000000000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1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23]+[.G23]*[.E23]" office:value-type="float" office:value="70">
            <text:p>7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23]*COS([.C23])" office:value-type="float" office:value="70">
            <text:p>070.000000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23]*SIN([.C23])" office:value-type="float" office:value="0">
            <text:p>00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21">
            <text:p>021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I23];&quot; &quot;;TEXT([.$J23];&quot;000,0000000000&quot;);[.$K23];&quot; &quot;;TEXT([.$L23];&quot;000,0000000000&quot;);[.$M23];TEXT([.$N23];&quot;000&quot;);[.$O23]);&quot;,&quot;;&quot;.&quot;)" office:value-type="string" office:string-value="    &lt;n x=&quot; 070.0000000000&quot; y=&quot; 000.0000000000&quot;&gt;021&lt;/n&gt;">
            <text:p><text:s text:c="4"/>&lt;n x=" 070.0000000000" y=" 000.0000000000"&gt;021&lt;/n&gt;</text:p>
          </table:table-cell>
          <table:table-cell table:style-name="ce6" table:number-columns-repeated="4"/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</text:p>
          </table:table-cell>
          <table:table-cell table:style-name="ce10" table:formula="of:=PI()/2 * [.B24]/[.A24]" office:value-type="float" office:value="0.314159265358979">
            <text:p>0,314159265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1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24]+[.G24]*[.E24]" office:value-type="float" office:value="70">
            <text:p>7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24]*COS([.C24])" office:value-type="float" office:value="66.5739561406607">
            <text:p>066.573956141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24]*SIN([.C24])" office:value-type="float" office:value="21.6311896062463">
            <text:p>021.631189606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22">
            <text:p>022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24];&quot; &quot;;TEXT([.J24];&quot;000,0000000000&quot;);[.K24];&quot; &quot;;TEXT([.L24];&quot;000,0000000000&quot;);[.M24];TEXT([.N24];&quot;000&quot;);[.O24]);&quot;,&quot;;&quot;.&quot;)" office:value-type="string" office:string-value="    &lt;n x=&quot; 066.5739561407&quot; y=&quot; 021.6311896062&quot;&gt;022&lt;/n&gt;">
            <text:p><text:s text:c="4"/>&lt;n x=" 066.5739561407" y=" 021.6311896062"&gt;022&lt;/n&gt;</text:p>
          </table:table-cell>
          <table:table-cell table:style-name="ce6" table:number-columns-repeated="4"/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2</text:p>
          </table:table-cell>
          <table:table-cell table:style-name="ce10" table:formula="of:=PI()/2 * [.B25]/[.A25]" office:value-type="float" office:value="0.628318530717959">
            <text:p>0,6283185307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1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25]+[.G25]*[.E25]" office:value-type="float" office:value="70">
            <text:p>7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25]*COS([.C25])" office:value-type="float" office:value="56.6311896062463">
            <text:p>056.631189606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25]*SIN([.C25])" office:value-type="float" office:value="41.1449676604731">
            <text:p>041.14496766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23">
            <text:p>023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25];&quot; &quot;;TEXT([.J25];&quot;000,0000000000&quot;);[.K25];&quot; &quot;;TEXT([.L25];&quot;000,0000000000&quot;);[.M25];TEXT([.N25];&quot;000&quot;);[.O25]);&quot;,&quot;;&quot;.&quot;)" office:value-type="string" office:string-value="    &lt;n x=&quot; 056.6311896062&quot; y=&quot; 041.1449676605&quot;&gt;023&lt;/n&gt;">
            <text:p><text:s text:c="4"/>&lt;n x=" 056.6311896062" y=" 041.1449676605"&gt;023&lt;/n&gt;</text:p>
          </table:table-cell>
          <table:table-cell table:style-name="ce6" table:number-columns-repeated="4"/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3</text:p>
          </table:table-cell>
          <table:table-cell table:style-name="ce10" table:formula="of:=PI()/2 * [.B26]/[.A26]" office:value-type="float" office:value="0.942477796076938">
            <text:p>0,9424777961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1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26]+[.G26]*[.E26]" office:value-type="float" office:value="70">
            <text:p>7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26]*COS([.C26])" office:value-type="float" office:value="41.1449676604731">
            <text:p>041.14496766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26]*SIN([.C26])" office:value-type="float" office:value="56.6311896062463">
            <text:p>056.631189606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24">
            <text:p>024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26];&quot; &quot;;TEXT([.J26];&quot;000,0000000000&quot;);[.K26];&quot; &quot;;TEXT([.L26];&quot;000,0000000000&quot;);[.M26];TEXT([.N26];&quot;000&quot;);[.O26]);&quot;,&quot;;&quot;.&quot;)" office:value-type="string" office:string-value="    &lt;n x=&quot; 041.1449676605&quot; y=&quot; 056.6311896062&quot;&gt;024&lt;/n&gt;">
            <text:p><text:s text:c="4"/>&lt;n x=" 041.1449676605" y=" 056.6311896062"&gt;024&lt;/n&gt;</text:p>
          </table:table-cell>
          <table:table-cell table:style-name="ce6" table:number-columns-repeated="4"/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4</text:p>
          </table:table-cell>
          <table:table-cell table:style-name="ce10" table:formula="of:=PI()/2 * [.B27]/[.A27]" office:value-type="float" office:value="1.25663706143592">
            <text:p>1,256637061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1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27]+[.G27]*[.E27]" office:value-type="float" office:value="70">
            <text:p>7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27]*COS([.C27])" office:value-type="float" office:value="21.6311896062463">
            <text:p>021.631189606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27]*SIN([.C27])" office:value-type="float" office:value="66.5739561406607">
            <text:p>066.57395614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25">
            <text:p>025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27];&quot; &quot;;TEXT([.J27];&quot;000,0000000000&quot;);[.K27];&quot; &quot;;TEXT([.L27];&quot;000,0000000000&quot;);[.M27];TEXT([.N27];&quot;000&quot;);[.O27]);&quot;,&quot;;&quot;.&quot;)" office:value-type="string" office:string-value="    &lt;n x=&quot; 021.6311896062&quot; y=&quot; 066.5739561407&quot;&gt;025&lt;/n&gt;">
            <text:p><text:s text:c="4"/>&lt;n x=" 021.6311896062" y=" 066.5739561407"&gt;025&lt;/n&gt;</text:p>
          </table:table-cell>
          <table:table-cell table:style-name="ce6" table:number-columns-repeated="4"/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5</text:p>
          </table:table-cell>
          <table:table-cell table:style-name="ce10" table:formula="of:=PI()/2 * [.B28]/[.A28]" office:value-type="float" office:value="1.5707963267949">
            <text:p>1,5707963268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1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28]+[.G28]*[.E28]" office:value-type="float" office:value="70">
            <text:p>7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28]*COS([.C28])" office:value-type="float" office:value="4.28626379701574E-015">
            <text:p>000.000000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28]*SIN([.C28])" office:value-type="float" office:value="70">
            <text:p>07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26">
            <text:p>026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28];&quot; &quot;;TEXT([.J28];&quot;000,0000000000&quot;);[.K28];&quot; &quot;;TEXT([.L28];&quot;000,0000000000&quot;);[.M28];TEXT([.N28];&quot;000&quot;);[.O28]);&quot;,&quot;;&quot;.&quot;)" office:value-type="string" office:string-value="    &lt;n x=&quot; 000.0000000000&quot; y=&quot; 070.0000000000&quot;&gt;026&lt;/n&gt;">
            <text:p><text:s text:c="4"/>&lt;n x=" 000.0000000000" y=" 070.0000000000"&gt;026&lt;/n&gt;</text:p>
          </table:table-cell>
          <table:table-cell table:style-name="ce6" table:number-columns-repeated="4"/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6</text:p>
          </table:table-cell>
          <table:table-cell table:style-name="ce10" table:formula="of:=PI()/2 * [.B29]/[.A29]" office:value-type="float" office:value="1.88495559215388">
            <text:p>1,8849555922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1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29]+[.G29]*[.E29]" office:value-type="float" office:value="70">
            <text:p>7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29]*COS([.C29])" office:value-type="float" office:value="-21.6311896062463">
            <text:p>-021.631189606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29]*SIN([.C29])" office:value-type="float" office:value="66.5739561406608">
            <text:p>066.57395614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27">
            <text:p>027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29];&quot;&quot;;TEXT([.J29];&quot;000,0000000000&quot;);[.K29];&quot; &quot;;TEXT([.L29];&quot;000,0000000000&quot;);[.M29];TEXT([.N29];&quot;000&quot;);[.O29]);&quot;,&quot;;&quot;.&quot;)" office:value-type="string" office:string-value="    &lt;n x=&quot;-021.6311896062&quot; y=&quot; 066.5739561407&quot;&gt;027&lt;/n&gt;">
            <text:p><text:s text:c="4"/>&lt;n x="-021.6311896062" y=" 066.5739561407"&gt;027&lt;/n&gt;</text:p>
          </table:table-cell>
          <table:table-cell table:style-name="ce6" table:number-columns-repeated="4"/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7</text:p>
          </table:table-cell>
          <table:table-cell table:style-name="ce10" table:formula="of:=PI()/2 * [.B30]/[.A30]" office:value-type="float" office:value="2.19911485751286">
            <text:p>2,1991148575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1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30]+[.G30]*[.E30]" office:value-type="float" office:value="70">
            <text:p>7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30]*COS([.C30])" office:value-type="float" office:value="-41.1449676604731">
            <text:p>-041.14496766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30]*SIN([.C30])" office:value-type="float" office:value="56.6311896062463">
            <text:p>056.631189606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28">
            <text:p>028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30];&quot;&quot;;TEXT([.J30];&quot;000,0000000000&quot;);[.K30];&quot; &quot;;TEXT([.L30];&quot;000,0000000000&quot;);[.M30];TEXT([.N30];&quot;000&quot;);[.O30]);&quot;,&quot;;&quot;.&quot;)" office:value-type="string" office:string-value="    &lt;n x=&quot;-041.1449676605&quot; y=&quot; 056.6311896062&quot;&gt;028&lt;/n&gt;">
            <text:p><text:s text:c="4"/>&lt;n x="-041.1449676605" y=" 056.6311896062"&gt;028&lt;/n&gt;</text:p>
          </table:table-cell>
          <table:table-cell table:style-name="ce6" table:number-columns-repeated="4"/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8</text:p>
          </table:table-cell>
          <table:table-cell table:style-name="ce10" table:formula="of:=PI()/2 * [.B31]/[.A31]" office:value-type="float" office:value="2.51327412287183">
            <text:p>2,5132741229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1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31]+[.G31]*[.E31]" office:value-type="float" office:value="70">
            <text:p>7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31]*COS([.C31])" office:value-type="float" office:value="-56.6311896062463">
            <text:p>-056.631189606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31]*SIN([.C31])" office:value-type="float" office:value="41.1449676604731">
            <text:p>041.14496766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29">
            <text:p>029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31];&quot;&quot;;TEXT([.J31];&quot;000,0000000000&quot;);[.K31];&quot; &quot;;TEXT([.L31];&quot;000,0000000000&quot;);[.M31];TEXT([.N31];&quot;000&quot;);[.O31]);&quot;,&quot;;&quot;.&quot;)" office:value-type="string" office:string-value="    &lt;n x=&quot;-056.6311896062&quot; y=&quot; 041.1449676605&quot;&gt;029&lt;/n&gt;">
            <text:p><text:s text:c="4"/>&lt;n x="-056.6311896062" y=" 041.1449676605"&gt;029&lt;/n&gt;</text:p>
          </table:table-cell>
          <table:table-cell table:style-name="ce6" table:number-columns-repeated="4"/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9</text:p>
          </table:table-cell>
          <table:table-cell table:style-name="ce10" table:formula="of:=PI()/2 * [.B32]/[.A32]" office:value-type="float" office:value="2.82743338823081">
            <text:p>2,8274333882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1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32]+[.G32]*[.E32]" office:value-type="float" office:value="70">
            <text:p>7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32]*COS([.C32])" office:value-type="float" office:value="-66.5739561406607">
            <text:p>-066.573956141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32]*SIN([.C32])" office:value-type="float" office:value="21.6311896062463">
            <text:p>021.631189606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30">
            <text:p>030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32];&quot;&quot;;TEXT([.J32];&quot;000,0000000000&quot;);[.K32];&quot; &quot;;TEXT([.L32];&quot;000,0000000000&quot;);[.M32];TEXT([.N32];&quot;000&quot;);[.O32]);&quot;,&quot;;&quot;.&quot;)" office:value-type="string" office:string-value="    &lt;n x=&quot;-066.5739561407&quot; y=&quot; 021.6311896062&quot;&gt;030&lt;/n&gt;">
            <text:p><text:s text:c="4"/>&lt;n x="-066.5739561407" y=" 021.6311896062"&gt;030&lt;/n&gt;</text:p>
          </table:table-cell>
          <table:table-cell table:style-name="ce6" table:number-columns-repeated="4"/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0</text:p>
          </table:table-cell>
          <table:table-cell table:style-name="ce10" table:formula="of:=PI()/2 * [.B33]/[.A33]" office:value-type="float" office:value="3.14159265358979">
            <text:p>3,1415926536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1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33]+[.G33]*[.E33]" office:value-type="float" office:value="70">
            <text:p>7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33]*COS([.C33])" office:value-type="float" office:value="-70">
            <text:p>-070.000000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33]*SIN([.C33])" office:value-type="float" office:value="8.57252759403147E-015">
            <text:p>00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31">
            <text:p>031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33];&quot;&quot;;TEXT([.J33];&quot;000,0000000000&quot;);[.K33];&quot; &quot;;TEXT([.L33];&quot;000,0000000000&quot;);[.M33];TEXT([.N33];&quot;000&quot;);[.O33]);&quot;,&quot;;&quot;.&quot;)" office:value-type="string" office:string-value="    &lt;n x=&quot;-070.0000000000&quot; y=&quot; 000.0000000000&quot;&gt;031&lt;/n&gt;">
            <text:p><text:s text:c="4"/>&lt;n x="-070.0000000000" y=" 000.0000000000"&gt;031&lt;/n&gt;</text:p>
          </table:table-cell>
          <table:table-cell table:style-name="ce6" table:number-columns-repeated="4"/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1</text:p>
          </table:table-cell>
          <table:table-cell table:style-name="ce10" table:formula="of:=PI()/2 * [.B34]/[.A34]" office:value-type="float" office:value="3.45575191894877">
            <text:p>3,4557519189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1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34]+[.G34]*[.E34]" office:value-type="float" office:value="70">
            <text:p>7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34]*COS([.C34])" office:value-type="float" office:value="-66.5739561406608">
            <text:p>-066.573956141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34]*SIN([.C34])" office:value-type="float" office:value="-21.6311896062463">
            <text:p>-021.631189606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32">
            <text:p>032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34];&quot;&quot;;TEXT([.J34];&quot;000,0000000000&quot;);[.K34];&quot;&quot;;TEXT([.L34];&quot;000,0000000000&quot;);[.M34];TEXT([.N34];&quot;000&quot;);[.O34]);&quot;,&quot;;&quot;.&quot;)" office:value-type="string" office:string-value="    &lt;n x=&quot;-066.5739561407&quot; y=&quot;-021.6311896062&quot;&gt;032&lt;/n&gt;">
            <text:p><text:s text:c="4"/>&lt;n x="-066.5739561407" y="-021.6311896062"&gt;032&lt;/n&gt;</text:p>
          </table:table-cell>
          <table:table-cell table:style-name="ce6" table:number-columns-repeated="4"/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2</text:p>
          </table:table-cell>
          <table:table-cell table:style-name="ce10" table:formula="of:=PI()/2 * [.B35]/[.A35]" office:value-type="float" office:value="3.76991118430775">
            <text:p>3,7699111843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1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35]+[.G35]*[.E35]" office:value-type="float" office:value="70">
            <text:p>7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35]*COS([.C35])" office:value-type="float" office:value="-56.6311896062463">
            <text:p>-056.631189606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35]*SIN([.C35])" office:value-type="float" office:value="-41.1449676604731">
            <text:p>-041.14496766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33">
            <text:p>033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35];&quot;&quot;;TEXT([.J35];&quot;000,0000000000&quot;);[.K35];&quot;&quot;;TEXT([.L35];&quot;000,0000000000&quot;);[.M35];TEXT([.N35];&quot;000&quot;);[.O35]);&quot;,&quot;;&quot;.&quot;)" office:value-type="string" office:string-value="    &lt;n x=&quot;-056.6311896062&quot; y=&quot;-041.1449676605&quot;&gt;033&lt;/n&gt;">
            <text:p><text:s text:c="4"/>&lt;n x="-056.6311896062" y="-041.1449676605"&gt;033&lt;/n&gt;</text:p>
          </table:table-cell>
          <table:table-cell table:style-name="ce6" table:number-columns-repeated="4"/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3</text:p>
          </table:table-cell>
          <table:table-cell table:style-name="ce10" table:formula="of:=PI()/2 * [.B36]/[.A36]" office:value-type="float" office:value="4.08407044966673">
            <text:p>4,0840704497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1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36]+[.G36]*[.E36]" office:value-type="float" office:value="70">
            <text:p>7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36]*COS([.C36])" office:value-type="float" office:value="-41.1449676604731">
            <text:p>-041.14496766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36]*SIN([.C36])" office:value-type="float" office:value="-56.6311896062463">
            <text:p>-056.631189606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34">
            <text:p>034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36];&quot;&quot;;TEXT([.J36];&quot;000,0000000000&quot;);[.K36];&quot;&quot;;TEXT([.L36];&quot;000,0000000000&quot;);[.M36];TEXT([.N36];&quot;000&quot;);[.O36]);&quot;,&quot;;&quot;.&quot;)" office:value-type="string" office:string-value="    &lt;n x=&quot;-041.1449676605&quot; y=&quot;-056.6311896062&quot;&gt;034&lt;/n&gt;">
            <text:p><text:s text:c="4"/>&lt;n x="-041.1449676605" y="-056.6311896062"&gt;034&lt;/n&gt;</text:p>
          </table:table-cell>
          <table:table-cell table:style-name="ce6" table:number-columns-repeated="4"/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4</text:p>
          </table:table-cell>
          <table:table-cell table:style-name="ce10" table:formula="of:=PI()/2 * [.B37]/[.A37]" office:value-type="float" office:value="4.39822971502571">
            <text:p>4,398229715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1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37]+[.G37]*[.E37]" office:value-type="float" office:value="70">
            <text:p>7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37]*COS([.C37])" office:value-type="float" office:value="-21.6311896062463">
            <text:p>-021.631189606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37]*SIN([.C37])" office:value-type="float" office:value="-66.5739561406607">
            <text:p>-066.57395614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35">
            <text:p>035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37];&quot;&quot;;TEXT([.J37];&quot;000,0000000000&quot;);[.K37];&quot;&quot;;TEXT([.L37];&quot;000,0000000000&quot;);[.M37];TEXT([.N37];&quot;000&quot;);[.O37]);&quot;,&quot;;&quot;.&quot;)" office:value-type="string" office:string-value="    &lt;n x=&quot;-021.6311896062&quot; y=&quot;-066.5739561407&quot;&gt;035&lt;/n&gt;">
            <text:p><text:s text:c="4"/>&lt;n x="-021.6311896062" y="-066.5739561407"&gt;035&lt;/n&gt;</text:p>
          </table:table-cell>
          <table:table-cell table:style-name="ce6" table:number-columns-repeated="4"/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5</text:p>
          </table:table-cell>
          <table:table-cell table:style-name="ce10" table:formula="of:=PI()/2 * [.B38]/[.A38]" office:value-type="float" office:value="4.71238898038469">
            <text:p>4,712388980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1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38]+[.G38]*[.E38]" office:value-type="float" office:value="70">
            <text:p>7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38]*COS([.C38])" office:value-type="float" office:value="-0.0000000000000128587913910472">
            <text:p>000.000000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38]*SIN([.C38])" office:value-type="float" office:value="-70">
            <text:p>-07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36">
            <text:p>036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38];&quot; &quot;;TEXT([.J38];&quot;000,0000000000&quot;);[.K38];&quot;&quot;;TEXT([.L38];&quot;000,0000000000&quot;);[.M38];TEXT([.N38];&quot;000&quot;);[.O38]);&quot;,&quot;;&quot;.&quot;)" office:value-type="string" office:string-value="    &lt;n x=&quot; 000.0000000000&quot; y=&quot;-070.0000000000&quot;&gt;036&lt;/n&gt;">
            <text:p><text:s text:c="4"/>&lt;n x=" 000.0000000000" y="-070.0000000000"&gt;036&lt;/n&gt;</text:p>
          </table:table-cell>
          <table:table-cell table:style-name="ce6" table:number-columns-repeated="4"/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6</text:p>
          </table:table-cell>
          <table:table-cell table:style-name="ce10" table:formula="of:=PI()/2 * [.B39]/[.A39]" office:value-type="float" office:value="5.02654824574367">
            <text:p>5,0265482457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1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39]+[.G39]*[.E39]" office:value-type="float" office:value="70">
            <text:p>7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39]*COS([.C39])" office:value-type="float" office:value="21.6311896062463">
            <text:p>021.631189606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39]*SIN([.C39])" office:value-type="float" office:value="-66.5739561406608">
            <text:p>-066.57395614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37">
            <text:p>037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39];&quot; &quot;;TEXT([.J39];&quot;000,0000000000&quot;);[.K39];&quot;&quot;;TEXT([.L39];&quot;000,0000000000&quot;);[.M39];TEXT([.N39];&quot;000&quot;);[.O39]);&quot;,&quot;;&quot;.&quot;)" office:value-type="string" office:string-value="    &lt;n x=&quot; 021.6311896062&quot; y=&quot;-066.5739561407&quot;&gt;037&lt;/n&gt;">
            <text:p><text:s text:c="4"/>&lt;n x=" 021.6311896062" y="-066.5739561407"&gt;037&lt;/n&gt;</text:p>
          </table:table-cell>
          <table:table-cell table:style-name="ce6" table:number-columns-repeated="4"/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7</text:p>
          </table:table-cell>
          <table:table-cell table:style-name="ce10" table:formula="of:=PI()/2 * [.B40]/[.A40]" office:value-type="float" office:value="5.34070751110265">
            <text:p>5,3407075111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1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40]+[.G40]*[.E40]" office:value-type="float" office:value="70">
            <text:p>7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40]*COS([.C40])" office:value-type="float" office:value="41.1449676604731">
            <text:p>041.14496766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40]*SIN([.C40])" office:value-type="float" office:value="-56.6311896062463">
            <text:p>-056.631189606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38">
            <text:p>038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40];&quot; &quot;;TEXT([.J40];&quot;000,0000000000&quot;);[.K40];&quot;&quot;;TEXT([.L40];&quot;000,0000000000&quot;);[.M40];TEXT([.N40];&quot;000&quot;);[.O40]);&quot;,&quot;;&quot;.&quot;)" office:value-type="string" office:string-value="    &lt;n x=&quot; 041.1449676605&quot; y=&quot;-056.6311896062&quot;&gt;038&lt;/n&gt;">
            <text:p><text:s text:c="4"/>&lt;n x=" 041.1449676605" y="-056.6311896062"&gt;038&lt;/n&gt;</text:p>
          </table:table-cell>
          <table:table-cell table:style-name="ce6" table:number-columns-repeated="4"/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8</text:p>
          </table:table-cell>
          <table:table-cell table:style-name="ce10" table:formula="of:=PI()/2 * [.B41]/[.A41]" office:value-type="float" office:value="5.65486677646163">
            <text:p>5,6548667765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1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41]+[.G41]*[.E41]" office:value-type="float" office:value="70">
            <text:p>7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41]*COS([.C41])" office:value-type="float" office:value="56.6311896062463">
            <text:p>056.631189606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41]*SIN([.C41])" office:value-type="float" office:value="-41.1449676604731">
            <text:p>-041.14496766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39">
            <text:p>039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41];&quot; &quot;;TEXT([.J41];&quot;000,0000000000&quot;);[.K41];&quot;&quot;;TEXT([.L41];&quot;000,0000000000&quot;);[.M41];TEXT([.N41];&quot;000&quot;);[.O41]);&quot;,&quot;;&quot;.&quot;)" office:value-type="string" office:string-value="    &lt;n x=&quot; 056.6311896062&quot; y=&quot;-041.1449676605&quot;&gt;039&lt;/n&gt;">
            <text:p><text:s text:c="4"/>&lt;n x=" 056.6311896062" y="-041.1449676605"&gt;039&lt;/n&gt;</text:p>
          </table:table-cell>
          <table:table-cell table:style-name="ce6" table:number-columns-repeated="4"/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9</text:p>
          </table:table-cell>
          <table:table-cell table:style-name="ce10" table:formula="of:=PI()/2 * [.B42]/[.A42]" office:value-type="float" office:value="5.96902604182061">
            <text:p>5,9690260418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1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42]+[.G42]*[.E42]" office:value-type="float" office:value="70">
            <text:p>7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42]*COS([.C42])" office:value-type="float" office:value="66.5739561406607">
            <text:p>066.573956141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42]*SIN([.C42])" office:value-type="float" office:value="-21.6311896062463">
            <text:p>-021.631189606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40">
            <text:p>040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42];&quot; &quot;;TEXT([.J42];&quot;000,0000000000&quot;);[.K42];&quot;&quot;;TEXT([.L42];&quot;000,0000000000&quot;);[.M42];TEXT([.N42];&quot;000&quot;);[.O42]);&quot;,&quot;;&quot;.&quot;)" office:value-type="string" office:string-value="    &lt;n x=&quot; 066.5739561407&quot; y=&quot;-021.6311896062&quot;&gt;040&lt;/n&gt;">
            <text:p><text:s text:c="4"/>&lt;n x=" 066.5739561407" y="-021.6311896062"&gt;040&lt;/n&gt;</text:p>
          </table:table-cell>
          <table:table-cell table:style-name="ce6" table:number-columns-repeated="4"/>
          <table:table-cell table:number-columns-repeated="1002"/>
        </table:table-row>
        <table:table-row table:style-name="ro1">
          <table:table-cell table:style-name="ce8" table:number-columns-repeated="2"/>
          <table:table-cell table:style-name="ce10"/>
          <table:table-cell table:style-name="ce8" table:number-columns-repeated="4"/>
          <table:table-cell table:style-name="ce11"/>
          <table:table-cell table:style-name="ce7"/>
          <table:table-cell table:style-name="ce13"/>
          <table:table-cell table:style-name="ce3"/>
          <table:table-cell table:style-name="ce13"/>
          <table:table-cell table:style-name="ce8"/>
          <table:table-cell table:style-name="ce16"/>
          <table:table-cell table:style-name="ce5"/>
          <table:table-cell table:style-name="ce3"/>
          <table:table-cell table:style-name="ce6" table:number-columns-repeated="5"/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0</text:p>
          </table:table-cell>
          <table:table-cell table:style-name="ce10" table:formula="of:=PI()/2 * [.B44]/[.A44]" office:value-type="float" office:value="0">
            <text:p>0,000000000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2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44]+[.G44]*[.E44]" office:value-type="float" office:value="90">
            <text:p>9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44]*COS([.C44])" office:value-type="float" office:value="90">
            <text:p>090.000000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44]*SIN([.C44])" office:value-type="float" office:value="0">
            <text:p>00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41">
            <text:p>041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I44];&quot; &quot;;TEXT([.$J44];&quot;000,0000000000&quot;);[.$K44];&quot; &quot;;TEXT([.$L44];&quot;000,0000000000&quot;);[.$M44];TEXT([.$N44];&quot;000&quot;);[.$O44]);&quot;,&quot;;&quot;.&quot;)" office:value-type="string" office:string-value="    &lt;n x=&quot; 090.0000000000&quot; y=&quot; 000.0000000000&quot;&gt;041&lt;/n&gt;">
            <text:p><text:s text:c="4"/>&lt;n x=" 090.0000000000" y=" 000.0000000000"&gt;041&lt;/n&gt;</text:p>
          </table:table-cell>
          <table:table-cell table:style-name="ce6" table:number-columns-repeated="4"/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</text:p>
          </table:table-cell>
          <table:table-cell table:style-name="ce10" table:formula="of:=PI()/2 * [.B45]/[.A45]" office:value-type="float" office:value="0.314159265358979">
            <text:p>0,314159265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2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45]+[.G45]*[.E45]" office:value-type="float" office:value="90">
            <text:p>9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45]*COS([.C45])" office:value-type="float" office:value="85.5950864665638">
            <text:p>085.595086467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45]*SIN([.C45])" office:value-type="float" office:value="27.8115294937453">
            <text:p>027.811529494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42">
            <text:p>042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45];&quot; &quot;;TEXT([.J45];&quot;000,0000000000&quot;);[.K45];&quot; &quot;;TEXT([.L45];&quot;000,0000000000&quot;);[.M45];TEXT([.N45];&quot;000&quot;);[.O45]);&quot;,&quot;;&quot;.&quot;)" office:value-type="string" office:string-value="    &lt;n x=&quot; 085.5950864666&quot; y=&quot; 027.8115294937&quot;&gt;042&lt;/n&gt;">
            <text:p><text:s text:c="4"/>&lt;n x=" 085.5950864666" y=" 027.8115294937"&gt;042&lt;/n&gt;</text:p>
          </table:table-cell>
          <table:table-cell table:style-name="ce6" table:number-columns-repeated="4"/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2</text:p>
          </table:table-cell>
          <table:table-cell table:style-name="ce10" table:formula="of:=PI()/2 * [.B46]/[.A46]" office:value-type="float" office:value="0.628318530717959">
            <text:p>0,6283185307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2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46]+[.G46]*[.E46]" office:value-type="float" office:value="90">
            <text:p>9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46]*COS([.C46])" office:value-type="float" office:value="72.8115294937453">
            <text:p>072.811529494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46]*SIN([.C46])" office:value-type="float" office:value="52.9006727063226">
            <text:p>052.900672706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43">
            <text:p>043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46];&quot; &quot;;TEXT([.J46];&quot;000,0000000000&quot;);[.K46];&quot; &quot;;TEXT([.L46];&quot;000,0000000000&quot;);[.M46];TEXT([.N46];&quot;000&quot;);[.O46]);&quot;,&quot;;&quot;.&quot;)" office:value-type="string" office:string-value="    &lt;n x=&quot; 072.8115294937&quot; y=&quot; 052.9006727063&quot;&gt;043&lt;/n&gt;">
            <text:p><text:s text:c="4"/>&lt;n x=" 072.8115294937" y=" 052.9006727063"&gt;043&lt;/n&gt;</text:p>
          </table:table-cell>
          <table:table-cell table:style-name="ce6" table:number-columns-repeated="4"/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3</text:p>
          </table:table-cell>
          <table:table-cell table:style-name="ce10" table:formula="of:=PI()/2 * [.B47]/[.A47]" office:value-type="float" office:value="0.942477796076938">
            <text:p>0,9424777961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2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47]+[.G47]*[.E47]" office:value-type="float" office:value="90">
            <text:p>9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47]*COS([.C47])" office:value-type="float" office:value="52.9006727063226">
            <text:p>052.900672706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47]*SIN([.C47])" office:value-type="float" office:value="72.8115294937453">
            <text:p>072.811529494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44">
            <text:p>044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47];&quot; &quot;;TEXT([.J47];&quot;000,0000000000&quot;);[.K47];&quot; &quot;;TEXT([.L47];&quot;000,0000000000&quot;);[.M47];TEXT([.N47];&quot;000&quot;);[.O47]);&quot;,&quot;;&quot;.&quot;)" office:value-type="string" office:string-value="    &lt;n x=&quot; 052.9006727063&quot; y=&quot; 072.8115294937&quot;&gt;044&lt;/n&gt;">
            <text:p><text:s text:c="4"/>&lt;n x=" 052.9006727063" y=" 072.8115294937"&gt;044&lt;/n&gt;</text:p>
          </table:table-cell>
          <table:table-cell table:style-name="ce6" table:number-columns-repeated="4"/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4</text:p>
          </table:table-cell>
          <table:table-cell table:style-name="ce10" table:formula="of:=PI()/2 * [.B48]/[.A48]" office:value-type="float" office:value="1.25663706143592">
            <text:p>1,256637061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2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48]+[.G48]*[.E48]" office:value-type="float" office:value="90">
            <text:p>9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48]*COS([.C48])" office:value-type="float" office:value="27.8115294937453">
            <text:p>027.811529494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48]*SIN([.C48])" office:value-type="float" office:value="85.5950864665638">
            <text:p>085.595086467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45">
            <text:p>045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48];&quot; &quot;;TEXT([.J48];&quot;000,0000000000&quot;);[.K48];&quot; &quot;;TEXT([.L48];&quot;000,0000000000&quot;);[.M48];TEXT([.N48];&quot;000&quot;);[.O48]);&quot;,&quot;;&quot;.&quot;)" office:value-type="string" office:string-value="    &lt;n x=&quot; 027.8115294937&quot; y=&quot; 085.5950864666&quot;&gt;045&lt;/n&gt;">
            <text:p><text:s text:c="4"/>&lt;n x=" 027.8115294937" y=" 085.5950864666"&gt;045&lt;/n&gt;</text:p>
          </table:table-cell>
          <table:table-cell table:style-name="ce6" table:number-columns-repeated="4"/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5</text:p>
          </table:table-cell>
          <table:table-cell table:style-name="ce10" table:formula="of:=PI()/2 * [.B49]/[.A49]" office:value-type="float" office:value="1.5707963267949">
            <text:p>1,5707963268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2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49]+[.G49]*[.E49]" office:value-type="float" office:value="90">
            <text:p>9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49]*COS([.C49])" office:value-type="float" office:value="5.51091059616309E-015">
            <text:p>000.000000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49]*SIN([.C49])" office:value-type="float" office:value="90">
            <text:p>09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46">
            <text:p>046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49];&quot; &quot;;TEXT([.J49];&quot;000,0000000000&quot;);[.K49];&quot; &quot;;TEXT([.L49];&quot;000,0000000000&quot;);[.M49];TEXT([.N49];&quot;000&quot;);[.O49]);&quot;,&quot;;&quot;.&quot;)" office:value-type="string" office:string-value="    &lt;n x=&quot; 000.0000000000&quot; y=&quot; 090.0000000000&quot;&gt;046&lt;/n&gt;">
            <text:p><text:s text:c="4"/>&lt;n x=" 000.0000000000" y=" 090.0000000000"&gt;046&lt;/n&gt;</text:p>
          </table:table-cell>
          <table:table-cell table:style-name="ce6" table:number-columns-repeated="4"/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6</text:p>
          </table:table-cell>
          <table:table-cell table:style-name="ce10" table:formula="of:=PI()/2 * [.B50]/[.A50]" office:value-type="float" office:value="1.88495559215388">
            <text:p>1,8849555922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2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50]+[.G50]*[.E50]" office:value-type="float" office:value="90">
            <text:p>9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50]*COS([.C50])" office:value-type="float" office:value="-27.8115294937453">
            <text:p>-027.811529494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50]*SIN([.C50])" office:value-type="float" office:value="85.5950864665638">
            <text:p>085.595086467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47">
            <text:p>047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50];&quot;&quot;;TEXT([.J50];&quot;000,0000000000&quot;);[.K50];&quot; &quot;;TEXT([.L50];&quot;000,0000000000&quot;);[.M50];TEXT([.N50];&quot;000&quot;);[.O50]);&quot;,&quot;;&quot;.&quot;)" office:value-type="string" office:string-value="    &lt;n x=&quot;-027.8115294937&quot; y=&quot; 085.5950864666&quot;&gt;047&lt;/n&gt;">
            <text:p><text:s text:c="4"/>&lt;n x="-027.8115294937" y=" 085.5950864666"&gt;047&lt;/n&gt;</text:p>
          </table:table-cell>
          <table:table-cell table:style-name="ce6" table:number-columns-repeated="4"/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7</text:p>
          </table:table-cell>
          <table:table-cell table:style-name="ce10" table:formula="of:=PI()/2 * [.B51]/[.A51]" office:value-type="float" office:value="2.19911485751286">
            <text:p>2,1991148575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2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51]+[.G51]*[.E51]" office:value-type="float" office:value="90">
            <text:p>9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51]*COS([.C51])" office:value-type="float" office:value="-52.9006727063226">
            <text:p>-052.900672706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51]*SIN([.C51])" office:value-type="float" office:value="72.8115294937453">
            <text:p>072.811529494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48">
            <text:p>048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51];&quot;&quot;;TEXT([.J51];&quot;000,0000000000&quot;);[.K51];&quot; &quot;;TEXT([.L51];&quot;000,0000000000&quot;);[.M51];TEXT([.N51];&quot;000&quot;);[.O51]);&quot;,&quot;;&quot;.&quot;)" office:value-type="string" office:string-value="    &lt;n x=&quot;-052.9006727063&quot; y=&quot; 072.8115294937&quot;&gt;048&lt;/n&gt;">
            <text:p><text:s text:c="4"/>&lt;n x="-052.9006727063" y=" 072.8115294937"&gt;048&lt;/n&gt;</text:p>
          </table:table-cell>
          <table:table-cell table:style-name="ce6" table:number-columns-repeated="4"/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8</text:p>
          </table:table-cell>
          <table:table-cell table:style-name="ce10" table:formula="of:=PI()/2 * [.B52]/[.A52]" office:value-type="float" office:value="2.51327412287183">
            <text:p>2,5132741229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2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52]+[.G52]*[.E52]" office:value-type="float" office:value="90">
            <text:p>9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52]*COS([.C52])" office:value-type="float" office:value="-72.8115294937453">
            <text:p>-072.811529494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52]*SIN([.C52])" office:value-type="float" office:value="52.9006727063226">
            <text:p>052.900672706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49">
            <text:p>049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52];&quot;&quot;;TEXT([.J52];&quot;000,0000000000&quot;);[.K52];&quot; &quot;;TEXT([.L52];&quot;000,0000000000&quot;);[.M52];TEXT([.N52];&quot;000&quot;);[.O52]);&quot;,&quot;;&quot;.&quot;)" office:value-type="string" office:string-value="    &lt;n x=&quot;-072.8115294937&quot; y=&quot; 052.9006727063&quot;&gt;049&lt;/n&gt;">
            <text:p><text:s text:c="4"/>&lt;n x="-072.8115294937" y=" 052.9006727063"&gt;049&lt;/n&gt;</text:p>
          </table:table-cell>
          <table:table-cell table:style-name="ce6" table:number-columns-repeated="4"/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9</text:p>
          </table:table-cell>
          <table:table-cell table:style-name="ce10" table:formula="of:=PI()/2 * [.B53]/[.A53]" office:value-type="float" office:value="2.82743338823081">
            <text:p>2,8274333882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2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53]+[.G53]*[.E53]" office:value-type="float" office:value="90">
            <text:p>9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53]*COS([.C53])" office:value-type="float" office:value="-85.5950864665638">
            <text:p>-085.595086467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53]*SIN([.C53])" office:value-type="float" office:value="27.8115294937453">
            <text:p>027.811529494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50">
            <text:p>050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53];&quot;&quot;;TEXT([.J53];&quot;000,0000000000&quot;);[.K53];&quot; &quot;;TEXT([.L53];&quot;000,0000000000&quot;);[.M53];TEXT([.N53];&quot;000&quot;);[.O53]);&quot;,&quot;;&quot;.&quot;)" office:value-type="string" office:string-value="    &lt;n x=&quot;-085.5950864666&quot; y=&quot; 027.8115294937&quot;&gt;050&lt;/n&gt;">
            <text:p><text:s text:c="4"/>&lt;n x="-085.5950864666" y=" 027.8115294937"&gt;050&lt;/n&gt;</text:p>
          </table:table-cell>
          <table:table-cell table:style-name="ce6" table:number-columns-repeated="4"/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0</text:p>
          </table:table-cell>
          <table:table-cell table:style-name="ce10" table:formula="of:=PI()/2 * [.B54]/[.A54]" office:value-type="float" office:value="3.14159265358979">
            <text:p>3,1415926536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2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54]+[.G54]*[.E54]" office:value-type="float" office:value="90">
            <text:p>9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54]*COS([.C54])" office:value-type="float" office:value="-90">
            <text:p>-090.000000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54]*SIN([.C54])" office:value-type="float" office:value="0.0000000000000110218211923262">
            <text:p>00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51">
            <text:p>051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54];&quot;&quot;;TEXT([.J54];&quot;000,0000000000&quot;);[.K54];&quot; &quot;;TEXT([.L54];&quot;000,0000000000&quot;);[.M54];TEXT([.N54];&quot;000&quot;);[.O54]);&quot;,&quot;;&quot;.&quot;)" office:value-type="string" office:string-value="    &lt;n x=&quot;-090.0000000000&quot; y=&quot; 000.0000000000&quot;&gt;051&lt;/n&gt;">
            <text:p><text:s text:c="4"/>&lt;n x="-090.0000000000" y=" 000.0000000000"&gt;051&lt;/n&gt;</text:p>
          </table:table-cell>
          <table:table-cell table:style-name="ce6" table:number-columns-repeated="4"/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1</text:p>
          </table:table-cell>
          <table:table-cell table:style-name="ce10" table:formula="of:=PI()/2 * [.B55]/[.A55]" office:value-type="float" office:value="3.45575191894877">
            <text:p>3,4557519189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2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55]+[.G55]*[.E55]" office:value-type="float" office:value="90">
            <text:p>9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55]*COS([.C55])" office:value-type="float" office:value="-85.5950864665638">
            <text:p>-085.595086467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55]*SIN([.C55])" office:value-type="float" office:value="-27.8115294937452">
            <text:p>-027.811529494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52">
            <text:p>052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55];&quot;&quot;;TEXT([.J55];&quot;000,0000000000&quot;);[.K55];&quot;&quot;;TEXT([.L55];&quot;000,0000000000&quot;);[.M55];TEXT([.N55];&quot;000&quot;);[.O55]);&quot;,&quot;;&quot;.&quot;)" office:value-type="string" office:string-value="    &lt;n x=&quot;-085.5950864666&quot; y=&quot;-027.8115294937&quot;&gt;052&lt;/n&gt;">
            <text:p><text:s text:c="4"/>&lt;n x="-085.5950864666" y="-027.8115294937"&gt;052&lt;/n&gt;</text:p>
          </table:table-cell>
          <table:table-cell table:style-name="ce6" table:number-columns-repeated="4"/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2</text:p>
          </table:table-cell>
          <table:table-cell table:style-name="ce10" table:formula="of:=PI()/2 * [.B56]/[.A56]" office:value-type="float" office:value="3.76991118430775">
            <text:p>3,7699111843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2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56]+[.G56]*[.E56]" office:value-type="float" office:value="90">
            <text:p>9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56]*COS([.C56])" office:value-type="float" office:value="-72.8115294937453">
            <text:p>-072.811529494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56]*SIN([.C56])" office:value-type="float" office:value="-52.9006727063226">
            <text:p>-052.900672706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53">
            <text:p>053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56];&quot;&quot;;TEXT([.J56];&quot;000,0000000000&quot;);[.K56];&quot;&quot;;TEXT([.L56];&quot;000,0000000000&quot;);[.M56];TEXT([.N56];&quot;000&quot;);[.O56]);&quot;,&quot;;&quot;.&quot;)" office:value-type="string" office:string-value="    &lt;n x=&quot;-072.8115294937&quot; y=&quot;-052.9006727063&quot;&gt;053&lt;/n&gt;">
            <text:p><text:s text:c="4"/>&lt;n x="-072.8115294937" y="-052.9006727063"&gt;053&lt;/n&gt;</text:p>
          </table:table-cell>
          <table:table-cell table:style-name="ce6" table:number-columns-repeated="4"/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3</text:p>
          </table:table-cell>
          <table:table-cell table:style-name="ce10" table:formula="of:=PI()/2 * [.B57]/[.A57]" office:value-type="float" office:value="4.08407044966673">
            <text:p>4,0840704497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2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57]+[.G57]*[.E57]" office:value-type="float" office:value="90">
            <text:p>9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57]*COS([.C57])" office:value-type="float" office:value="-52.9006727063226">
            <text:p>-052.900672706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57]*SIN([.C57])" office:value-type="float" office:value="-72.8115294937453">
            <text:p>-072.811529494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54">
            <text:p>054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57];&quot;&quot;;TEXT([.J57];&quot;000,0000000000&quot;);[.K57];&quot;&quot;;TEXT([.L57];&quot;000,0000000000&quot;);[.M57];TEXT([.N57];&quot;000&quot;);[.O57]);&quot;,&quot;;&quot;.&quot;)" office:value-type="string" office:string-value="    &lt;n x=&quot;-052.9006727063&quot; y=&quot;-072.8115294937&quot;&gt;054&lt;/n&gt;">
            <text:p><text:s text:c="4"/>&lt;n x="-052.9006727063" y="-072.8115294937"&gt;054&lt;/n&gt;</text:p>
          </table:table-cell>
          <table:table-cell table:style-name="ce6" table:number-columns-repeated="4"/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4</text:p>
          </table:table-cell>
          <table:table-cell table:style-name="ce10" table:formula="of:=PI()/2 * [.B58]/[.A58]" office:value-type="float" office:value="4.39822971502571">
            <text:p>4,398229715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2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58]+[.G58]*[.E58]" office:value-type="float" office:value="90">
            <text:p>9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58]*COS([.C58])" office:value-type="float" office:value="-27.8115294937453">
            <text:p>-027.811529494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58]*SIN([.C58])" office:value-type="float" office:value="-85.5950864665638">
            <text:p>-085.595086467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55">
            <text:p>055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58];&quot;&quot;;TEXT([.J58];&quot;000,0000000000&quot;);[.K58];&quot;&quot;;TEXT([.L58];&quot;000,0000000000&quot;);[.M58];TEXT([.N58];&quot;000&quot;);[.O58]);&quot;,&quot;;&quot;.&quot;)" office:value-type="string" office:string-value="    &lt;n x=&quot;-027.8115294937&quot; y=&quot;-085.5950864666&quot;&gt;055&lt;/n&gt;">
            <text:p><text:s text:c="4"/>&lt;n x="-027.8115294937" y="-085.5950864666"&gt;055&lt;/n&gt;</text:p>
          </table:table-cell>
          <table:table-cell table:style-name="ce6" table:number-columns-repeated="4"/>
          <table:table-cell table:number-columns-repeated="1002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5</text:p>
          </table:table-cell>
          <table:table-cell table:style-name="ce10" table:formula="of:=PI()/2 * [.B59]/[.A59]" office:value-type="float" office:value="4.71238898038469">
            <text:p>4,712388980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2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59]+[.G59]*[.E59]" office:value-type="float" office:value="90">
            <text:p>9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59]*COS([.C59])" office:value-type="float" office:value="-0.0000000000000165327317884893">
            <text:p>000.000000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59]*SIN([.C59])" office:value-type="float" office:value="-90">
            <text:p>-09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56">
            <text:p>056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59];&quot; &quot;;TEXT([.J59];&quot;000,0000000000&quot;);[.K59];&quot;&quot;;TEXT([.L59];&quot;000,0000000000&quot;);[.M59];TEXT([.N59];&quot;000&quot;);[.O59]);&quot;,&quot;;&quot;.&quot;)" office:value-type="string" office:string-value="    &lt;n x=&quot; 000.0000000000&quot; y=&quot;-090.0000000000&quot;&gt;056&lt;/n&gt;">
            <text:p><text:s text:c="4"/>&lt;n x=" 000.0000000000" y="-090.0000000000"&gt;056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6</text:p>
          </table:table-cell>
          <table:table-cell table:style-name="ce10" table:formula="of:=PI()/2 * [.B60]/[.A60]" office:value-type="float" office:value="5.02654824574367">
            <text:p>5,0265482457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2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60]+[.G60]*[.E60]" office:value-type="float" office:value="90">
            <text:p>9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60]*COS([.C60])" office:value-type="float" office:value="27.8115294937453">
            <text:p>027.811529494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60]*SIN([.C60])" office:value-type="float" office:value="-85.5950864665638">
            <text:p>-085.595086467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57">
            <text:p>057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60];&quot; &quot;;TEXT([.J60];&quot;000,0000000000&quot;);[.K60];&quot;&quot;;TEXT([.L60];&quot;000,0000000000&quot;);[.M60];TEXT([.N60];&quot;000&quot;);[.O60]);&quot;,&quot;;&quot;.&quot;)" office:value-type="string" office:string-value="    &lt;n x=&quot; 027.8115294937&quot; y=&quot;-085.5950864666&quot;&gt;057&lt;/n&gt;">
            <text:p><text:s text:c="4"/>&lt;n x=" 027.8115294937" y="-085.5950864666"&gt;057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7</text:p>
          </table:table-cell>
          <table:table-cell table:style-name="ce10" table:formula="of:=PI()/2 * [.B61]/[.A61]" office:value-type="float" office:value="5.34070751110265">
            <text:p>5,3407075111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2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61]+[.G61]*[.E61]" office:value-type="float" office:value="90">
            <text:p>9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61]*COS([.C61])" office:value-type="float" office:value="52.9006727063226">
            <text:p>052.900672706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61]*SIN([.C61])" office:value-type="float" office:value="-72.8115294937453">
            <text:p>-072.811529494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58">
            <text:p>058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61];&quot; &quot;;TEXT([.J61];&quot;000,0000000000&quot;);[.K61];&quot;&quot;;TEXT([.L61];&quot;000,0000000000&quot;);[.M61];TEXT([.N61];&quot;000&quot;);[.O61]);&quot;,&quot;;&quot;.&quot;)" office:value-type="string" office:string-value="    &lt;n x=&quot; 052.9006727063&quot; y=&quot;-072.8115294937&quot;&gt;058&lt;/n&gt;">
            <text:p><text:s text:c="4"/>&lt;n x=" 052.9006727063" y="-072.8115294937"&gt;058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8</text:p>
          </table:table-cell>
          <table:table-cell table:style-name="ce10" table:formula="of:=PI()/2 * [.B62]/[.A62]" office:value-type="float" office:value="5.65486677646163">
            <text:p>5,6548667765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2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62]+[.G62]*[.E62]" office:value-type="float" office:value="90">
            <text:p>9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62]*COS([.C62])" office:value-type="float" office:value="72.8115294937453">
            <text:p>072.811529494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62]*SIN([.C62])" office:value-type="float" office:value="-52.9006727063226">
            <text:p>-052.900672706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59">
            <text:p>059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62];&quot; &quot;;TEXT([.J62];&quot;000,0000000000&quot;);[.K62];&quot;&quot;;TEXT([.L62];&quot;000,0000000000&quot;);[.M62];TEXT([.N62];&quot;000&quot;);[.O62]);&quot;,&quot;;&quot;.&quot;)" office:value-type="string" office:string-value="    &lt;n x=&quot; 072.8115294937&quot; y=&quot;-052.9006727063&quot;&gt;059&lt;/n&gt;">
            <text:p><text:s text:c="4"/>&lt;n x=" 072.8115294937" y="-052.9006727063"&gt;059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9</text:p>
          </table:table-cell>
          <table:table-cell table:style-name="ce10" table:formula="of:=PI()/2 * [.B63]/[.A63]" office:value-type="float" office:value="5.96902604182061">
            <text:p>5,9690260418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2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63]+[.G63]*[.E63]" office:value-type="float" office:value="90">
            <text:p>9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63]*COS([.C63])" office:value-type="float" office:value="85.5950864665638">
            <text:p>085.595086467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63]*SIN([.C63])" office:value-type="float" office:value="-27.8115294937453">
            <text:p>-027.811529494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60">
            <text:p>060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63];&quot; &quot;;TEXT([.J63];&quot;000,0000000000&quot;);[.K63];&quot;&quot;;TEXT([.L63];&quot;000,0000000000&quot;);[.M63];TEXT([.N63];&quot;000&quot;);[.O63]);&quot;,&quot;;&quot;.&quot;)" office:value-type="string" office:string-value="    &lt;n x=&quot; 085.5950864666&quot; y=&quot;-027.8115294937&quot;&gt;060&lt;/n&gt;">
            <text:p><text:s text:c="4"/>&lt;n x=" 085.5950864666" y="-027.8115294937"&gt;060&lt;/n&gt;</text:p>
          </table:table-cell>
          <table:table-cell table:number-columns-repeated="1006"/>
        </table:table-row>
        <table:table-row table:style-name="ro1">
          <table:table-cell table:style-name="ce8" table:number-columns-repeated="2"/>
          <table:table-cell table:style-name="ce10"/>
          <table:table-cell table:style-name="ce8" table:number-columns-repeated="4"/>
          <table:table-cell table:style-name="ce11"/>
          <table:table-cell table:style-name="ce7"/>
          <table:table-cell table:style-name="ce13"/>
          <table:table-cell table:style-name="ce3"/>
          <table:table-cell table:style-name="ce13"/>
          <table:table-cell table:style-name="ce8"/>
          <table:table-cell/>
          <table:table-cell table:style-name="ce5"/>
          <table:table-cell table:style-name="ce3"/>
          <table:table-cell table:style-name="ce6"/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0</text:p>
          </table:table-cell>
          <table:table-cell table:style-name="ce10" table:formula="of:=PI()/2 * [.B65]/[.A65]" office:value-type="float" office:value="0">
            <text:p>0,000000000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3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65]+[.G65]*[.E65]" office:value-type="float" office:value="110">
            <text:p>11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65]*COS([.C65])" office:value-type="float" office:value="110">
            <text:p>110.000000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65]*SIN([.C65])" office:value-type="float" office:value="0">
            <text:p>00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61">
            <text:p>061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I65];&quot; &quot;;TEXT([.$J65];&quot;000,0000000000&quot;);[.$K65];&quot; &quot;;TEXT([.$L65];&quot;000,0000000000&quot;);[.$M65];TEXT([.$N65];&quot;000&quot;);[.$O65]);&quot;,&quot;;&quot;.&quot;)" office:value-type="string" office:string-value="    &lt;n x=&quot; 110.0000000000&quot; y=&quot; 000.0000000000&quot;&gt;061&lt;/n&gt;">
            <text:p><text:s text:c="4"/>&lt;n x=" 110.0000000000" y=" 000.0000000000"&gt;061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</text:p>
          </table:table-cell>
          <table:table-cell table:style-name="ce10" table:formula="of:=PI()/2 * [.B66]/[.A66]" office:value-type="float" office:value="0.314159265358979">
            <text:p>0,314159265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3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66]+[.G66]*[.E66]" office:value-type="float" office:value="110">
            <text:p>11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66]*COS([.C66])" office:value-type="float" office:value="104.616216792467">
            <text:p>104.616216792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66]*SIN([.C66])" office:value-type="float" office:value="33.9918693812442">
            <text:p>033.99186938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62">
            <text:p>062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66];&quot; &quot;;TEXT([.J66];&quot;000,0000000000&quot;);[.K66];&quot; &quot;;TEXT([.L66];&quot;000,0000000000&quot;);[.M66];TEXT([.N66];&quot;000&quot;);[.O66]);&quot;,&quot;;&quot;.&quot;)" office:value-type="string" office:string-value="    &lt;n x=&quot; 104.6162167925&quot; y=&quot; 033.9918693812&quot;&gt;062&lt;/n&gt;">
            <text:p><text:s text:c="4"/>&lt;n x=" 104.6162167925" y=" 033.9918693812"&gt;062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2</text:p>
          </table:table-cell>
          <table:table-cell table:style-name="ce10" table:formula="of:=PI()/2 * [.B67]/[.A67]" office:value-type="float" office:value="0.628318530717959">
            <text:p>0,6283185307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3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67]+[.G67]*[.E67]" office:value-type="float" office:value="110">
            <text:p>11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67]*COS([.C67])" office:value-type="float" office:value="88.9918693812442">
            <text:p>088.991869381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67]*SIN([.C67])" office:value-type="float" office:value="64.6563777521721">
            <text:p>064.656377752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63">
            <text:p>063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67];&quot; &quot;;TEXT([.J67];&quot;000,0000000000&quot;);[.K67];&quot; &quot;;TEXT([.L67];&quot;000,0000000000&quot;);[.M67];TEXT([.N67];&quot;000&quot;);[.O67]);&quot;,&quot;;&quot;.&quot;)" office:value-type="string" office:string-value="    &lt;n x=&quot; 088.9918693812&quot; y=&quot; 064.6563777522&quot;&gt;063&lt;/n&gt;">
            <text:p><text:s text:c="4"/>&lt;n x=" 088.9918693812" y=" 064.6563777522"&gt;063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3</text:p>
          </table:table-cell>
          <table:table-cell table:style-name="ce10" table:formula="of:=PI()/2 * [.B68]/[.A68]" office:value-type="float" office:value="0.942477796076938">
            <text:p>0,9424777961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3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68]+[.G68]*[.E68]" office:value-type="float" office:value="110">
            <text:p>11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68]*COS([.C68])" office:value-type="float" office:value="64.6563777521721">
            <text:p>064.656377752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68]*SIN([.C68])" office:value-type="float" office:value="88.9918693812442">
            <text:p>088.99186938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64">
            <text:p>064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68];&quot; &quot;;TEXT([.J68];&quot;000,0000000000&quot;);[.K68];&quot; &quot;;TEXT([.L68];&quot;000,0000000000&quot;);[.M68];TEXT([.N68];&quot;000&quot;);[.O68]);&quot;,&quot;;&quot;.&quot;)" office:value-type="string" office:string-value="    &lt;n x=&quot; 064.6563777522&quot; y=&quot; 088.9918693812&quot;&gt;064&lt;/n&gt;">
            <text:p><text:s text:c="4"/>&lt;n x=" 064.6563777522" y=" 088.9918693812"&gt;064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4</text:p>
          </table:table-cell>
          <table:table-cell table:style-name="ce10" table:formula="of:=PI()/2 * [.B69]/[.A69]" office:value-type="float" office:value="1.25663706143592">
            <text:p>1,256637061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3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69]+[.G69]*[.E69]" office:value-type="float" office:value="110">
            <text:p>11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69]*COS([.C69])" office:value-type="float" office:value="33.9918693812442">
            <text:p>033.991869381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69]*SIN([.C69])" office:value-type="float" office:value="104.616216792467">
            <text:p>104.616216792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65">
            <text:p>065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69];&quot; &quot;;TEXT([.J69];&quot;000,0000000000&quot;);[.K69];&quot; &quot;;TEXT([.L69];&quot;000,0000000000&quot;);[.M69];TEXT([.N69];&quot;000&quot;);[.O69]);&quot;,&quot;;&quot;.&quot;)" office:value-type="string" office:string-value="    &lt;n x=&quot; 033.9918693812&quot; y=&quot; 104.6162167925&quot;&gt;065&lt;/n&gt;">
            <text:p><text:s text:c="4"/>&lt;n x=" 033.9918693812" y=" 104.6162167925"&gt;065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5</text:p>
          </table:table-cell>
          <table:table-cell table:style-name="ce10" table:formula="of:=PI()/2 * [.B70]/[.A70]" office:value-type="float" office:value="1.5707963267949">
            <text:p>1,5707963268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3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70]+[.G70]*[.E70]" office:value-type="float" office:value="110">
            <text:p>11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70]*COS([.C70])" office:value-type="float" office:value="6.73555739531044E-015">
            <text:p>000.000000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70]*SIN([.C70])" office:value-type="float" office:value="110">
            <text:p>11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66">
            <text:p>066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70];&quot; &quot;;TEXT([.J70];&quot;000,0000000000&quot;);[.K70];&quot; &quot;;TEXT([.L70];&quot;000,0000000000&quot;);[.M70];TEXT([.N70];&quot;000&quot;);[.O70]);&quot;,&quot;;&quot;.&quot;)" office:value-type="string" office:string-value="    &lt;n x=&quot; 000.0000000000&quot; y=&quot; 110.0000000000&quot;&gt;066&lt;/n&gt;">
            <text:p><text:s text:c="4"/>&lt;n x=" 000.0000000000" y=" 110.0000000000"&gt;066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6</text:p>
          </table:table-cell>
          <table:table-cell table:style-name="ce10" table:formula="of:=PI()/2 * [.B71]/[.A71]" office:value-type="float" office:value="1.88495559215388">
            <text:p>1,8849555922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3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71]+[.G71]*[.E71]" office:value-type="float" office:value="110">
            <text:p>11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71]*COS([.C71])" office:value-type="float" office:value="-33.9918693812442">
            <text:p>-033.991869381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71]*SIN([.C71])" office:value-type="float" office:value="104.616216792467">
            <text:p>104.616216792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67">
            <text:p>067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71];&quot;&quot;;TEXT([.J71];&quot;000,0000000000&quot;);[.K71];&quot; &quot;;TEXT([.L71];&quot;000,0000000000&quot;);[.M71];TEXT([.N71];&quot;000&quot;);[.O71]);&quot;,&quot;;&quot;.&quot;)" office:value-type="string" office:string-value="    &lt;n x=&quot;-033.9918693812&quot; y=&quot; 104.6162167925&quot;&gt;067&lt;/n&gt;">
            <text:p><text:s text:c="4"/>&lt;n x="-033.9918693812" y=" 104.6162167925"&gt;067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7</text:p>
          </table:table-cell>
          <table:table-cell table:style-name="ce10" table:formula="of:=PI()/2 * [.B72]/[.A72]" office:value-type="float" office:value="2.19911485751286">
            <text:p>2,1991148575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3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72]+[.G72]*[.E72]" office:value-type="float" office:value="110">
            <text:p>11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72]*COS([.C72])" office:value-type="float" office:value="-64.656377752172">
            <text:p>-064.656377752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72]*SIN([.C72])" office:value-type="float" office:value="88.9918693812442">
            <text:p>088.99186938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68">
            <text:p>068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72];&quot;&quot;;TEXT([.J72];&quot;000,0000000000&quot;);[.K72];&quot; &quot;;TEXT([.L72];&quot;000,0000000000&quot;);[.M72];TEXT([.N72];&quot;000&quot;);[.O72]);&quot;,&quot;;&quot;.&quot;)" office:value-type="string" office:string-value="    &lt;n x=&quot;-064.6563777522&quot; y=&quot; 088.9918693812&quot;&gt;068&lt;/n&gt;">
            <text:p><text:s text:c="4"/>&lt;n x="-064.6563777522" y=" 088.9918693812"&gt;068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8</text:p>
          </table:table-cell>
          <table:table-cell table:style-name="ce10" table:formula="of:=PI()/2 * [.B73]/[.A73]" office:value-type="float" office:value="2.51327412287183">
            <text:p>2,5132741229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3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73]+[.G73]*[.E73]" office:value-type="float" office:value="110">
            <text:p>11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73]*COS([.C73])" office:value-type="float" office:value="-88.9918693812442">
            <text:p>-088.991869381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73]*SIN([.C73])" office:value-type="float" office:value="64.6563777521721">
            <text:p>064.656377752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69">
            <text:p>069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73];&quot;&quot;;TEXT([.J73];&quot;000,0000000000&quot;);[.K73];&quot; &quot;;TEXT([.L73];&quot;000,0000000000&quot;);[.M73];TEXT([.N73];&quot;000&quot;);[.O73]);&quot;,&quot;;&quot;.&quot;)" office:value-type="string" office:string-value="    &lt;n x=&quot;-088.9918693812&quot; y=&quot; 064.6563777522&quot;&gt;069&lt;/n&gt;">
            <text:p><text:s text:c="4"/>&lt;n x="-088.9918693812" y=" 064.6563777522"&gt;069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9</text:p>
          </table:table-cell>
          <table:table-cell table:style-name="ce10" table:formula="of:=PI()/2 * [.B74]/[.A74]" office:value-type="float" office:value="2.82743338823081">
            <text:p>2,8274333882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3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74]+[.G74]*[.E74]" office:value-type="float" office:value="110">
            <text:p>11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74]*COS([.C74])" office:value-type="float" office:value="-104.616216792467">
            <text:p>-104.616216792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74]*SIN([.C74])" office:value-type="float" office:value="33.9918693812442">
            <text:p>033.99186938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70">
            <text:p>070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74];&quot;&quot;;TEXT([.J74];&quot;000,0000000000&quot;);[.K74];&quot; &quot;;TEXT([.L74];&quot;000,0000000000&quot;);[.M74];TEXT([.N74];&quot;000&quot;);[.O74]);&quot;,&quot;;&quot;.&quot;)" office:value-type="string" office:string-value="    &lt;n x=&quot;-104.6162167925&quot; y=&quot; 033.9918693812&quot;&gt;070&lt;/n&gt;">
            <text:p><text:s text:c="4"/>&lt;n x="-104.6162167925" y=" 033.9918693812"&gt;070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0</text:p>
          </table:table-cell>
          <table:table-cell table:style-name="ce10" table:formula="of:=PI()/2 * [.B75]/[.A75]" office:value-type="float" office:value="3.14159265358979">
            <text:p>3,1415926536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3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75]+[.G75]*[.E75]" office:value-type="float" office:value="110">
            <text:p>11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75]*COS([.C75])" office:value-type="float" office:value="-110">
            <text:p>-110.000000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75]*SIN([.C75])" office:value-type="float" office:value="0.0000000000000134711147906209">
            <text:p>00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71">
            <text:p>071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75];&quot;&quot;;TEXT([.J75];&quot;000,0000000000&quot;);[.K75];&quot; &quot;;TEXT([.L75];&quot;000,0000000000&quot;);[.M75];TEXT([.N75];&quot;000&quot;);[.O75]);&quot;,&quot;;&quot;.&quot;)" office:value-type="string" office:string-value="    &lt;n x=&quot;-110.0000000000&quot; y=&quot; 000.0000000000&quot;&gt;071&lt;/n&gt;">
            <text:p><text:s text:c="4"/>&lt;n x="-110.0000000000" y=" 000.0000000000"&gt;071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1</text:p>
          </table:table-cell>
          <table:table-cell table:style-name="ce10" table:formula="of:=PI()/2 * [.B76]/[.A76]" office:value-type="float" office:value="3.45575191894877">
            <text:p>3,4557519189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3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76]+[.G76]*[.E76]" office:value-type="float" office:value="110">
            <text:p>11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76]*COS([.C76])" office:value-type="float" office:value="-104.616216792467">
            <text:p>-104.616216792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76]*SIN([.C76])" office:value-type="float" office:value="-33.9918693812442">
            <text:p>-033.99186938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72">
            <text:p>072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76];&quot;&quot;;TEXT([.J76];&quot;000,0000000000&quot;);[.K76];&quot;&quot;;TEXT([.L76];&quot;000,0000000000&quot;);[.M76];TEXT([.N76];&quot;000&quot;);[.O76]);&quot;,&quot;;&quot;.&quot;)" office:value-type="string" office:string-value="    &lt;n x=&quot;-104.6162167925&quot; y=&quot;-033.9918693812&quot;&gt;072&lt;/n&gt;">
            <text:p><text:s text:c="4"/>&lt;n x="-104.6162167925" y="-033.9918693812"&gt;072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2</text:p>
          </table:table-cell>
          <table:table-cell table:style-name="ce10" table:formula="of:=PI()/2 * [.B77]/[.A77]" office:value-type="float" office:value="3.76991118430775">
            <text:p>3,7699111843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3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77]+[.G77]*[.E77]" office:value-type="float" office:value="110">
            <text:p>11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77]*COS([.C77])" office:value-type="float" office:value="-88.9918693812442">
            <text:p>-088.991869381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77]*SIN([.C77])" office:value-type="float" office:value="-64.656377752172">
            <text:p>-064.656377752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73">
            <text:p>073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77];&quot;&quot;;TEXT([.J77];&quot;000,0000000000&quot;);[.K77];&quot;&quot;;TEXT([.L77];&quot;000,0000000000&quot;);[.M77];TEXT([.N77];&quot;000&quot;);[.O77]);&quot;,&quot;;&quot;.&quot;)" office:value-type="string" office:string-value="    &lt;n x=&quot;-088.9918693812&quot; y=&quot;-064.6563777522&quot;&gt;073&lt;/n&gt;">
            <text:p><text:s text:c="4"/>&lt;n x="-088.9918693812" y="-064.6563777522"&gt;073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3</text:p>
          </table:table-cell>
          <table:table-cell table:style-name="ce10" table:formula="of:=PI()/2 * [.B78]/[.A78]" office:value-type="float" office:value="4.08407044966673">
            <text:p>4,0840704497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3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78]+[.G78]*[.E78]" office:value-type="float" office:value="110">
            <text:p>11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78]*COS([.C78])" office:value-type="float" office:value="-64.6563777521721">
            <text:p>-064.656377752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78]*SIN([.C78])" office:value-type="float" office:value="-88.9918693812442">
            <text:p>-088.99186938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74">
            <text:p>074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78];&quot;&quot;;TEXT([.J78];&quot;000,0000000000&quot;);[.K78];&quot;&quot;;TEXT([.L78];&quot;000,0000000000&quot;);[.M78];TEXT([.N78];&quot;000&quot;);[.O78]);&quot;,&quot;;&quot;.&quot;)" office:value-type="string" office:string-value="    &lt;n x=&quot;-064.6563777522&quot; y=&quot;-088.9918693812&quot;&gt;074&lt;/n&gt;">
            <text:p><text:s text:c="4"/>&lt;n x="-064.6563777522" y="-088.9918693812"&gt;074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4</text:p>
          </table:table-cell>
          <table:table-cell table:style-name="ce10" table:formula="of:=PI()/2 * [.B79]/[.A79]" office:value-type="float" office:value="4.39822971502571">
            <text:p>4,398229715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3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79]+[.G79]*[.E79]" office:value-type="float" office:value="110">
            <text:p>11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79]*COS([.C79])" office:value-type="float" office:value="-33.9918693812442">
            <text:p>-033.991869381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79]*SIN([.C79])" office:value-type="float" office:value="-104.616216792467">
            <text:p>-104.616216792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75">
            <text:p>075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79];&quot;&quot;;TEXT([.J79];&quot;000,0000000000&quot;);[.K79];&quot;&quot;;TEXT([.L79];&quot;000,0000000000&quot;);[.M79];TEXT([.N79];&quot;000&quot;);[.O79]);&quot;,&quot;;&quot;.&quot;)" office:value-type="string" office:string-value="    &lt;n x=&quot;-033.9918693812&quot; y=&quot;-104.6162167925&quot;&gt;075&lt;/n&gt;">
            <text:p><text:s text:c="4"/>&lt;n x="-033.9918693812" y="-104.6162167925"&gt;075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5</text:p>
          </table:table-cell>
          <table:table-cell table:style-name="ce10" table:formula="of:=PI()/2 * [.B80]/[.A80]" office:value-type="float" office:value="4.71238898038469">
            <text:p>4,712388980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3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80]+[.G80]*[.E80]" office:value-type="float" office:value="110">
            <text:p>11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80]*COS([.C80])" office:value-type="float" office:value="-0.0000000000000202066721859313">
            <text:p>000.000000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80]*SIN([.C80])" office:value-type="float" office:value="-110">
            <text:p>-11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76">
            <text:p>076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80];&quot; &quot;;TEXT([.J80];&quot;000,0000000000&quot;);[.K80];&quot;&quot;;TEXT([.L80];&quot;000,0000000000&quot;);[.M80];TEXT([.N80];&quot;000&quot;);[.O80]);&quot;,&quot;;&quot;.&quot;)" office:value-type="string" office:string-value="    &lt;n x=&quot; 000.0000000000&quot; y=&quot;-110.0000000000&quot;&gt;076&lt;/n&gt;">
            <text:p><text:s text:c="4"/>&lt;n x=" 000.0000000000" y="-110.0000000000"&gt;076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6</text:p>
          </table:table-cell>
          <table:table-cell table:style-name="ce10" table:formula="of:=PI()/2 * [.B81]/[.A81]" office:value-type="float" office:value="5.02654824574367">
            <text:p>5,0265482457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3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81]+[.G81]*[.E81]" office:value-type="float" office:value="110">
            <text:p>11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81]*COS([.C81])" office:value-type="float" office:value="33.9918693812442">
            <text:p>033.991869381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81]*SIN([.C81])" office:value-type="float" office:value="-104.616216792467">
            <text:p>-104.616216792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77">
            <text:p>077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81];&quot; &quot;;TEXT([.J81];&quot;000,0000000000&quot;);[.K81];&quot;&quot;;TEXT([.L81];&quot;000,0000000000&quot;);[.M81];TEXT([.N81];&quot;000&quot;);[.O81]);&quot;,&quot;;&quot;.&quot;)" office:value-type="string" office:string-value="    &lt;n x=&quot; 033.9918693812&quot; y=&quot;-104.6162167925&quot;&gt;077&lt;/n&gt;">
            <text:p><text:s text:c="4"/>&lt;n x=" 033.9918693812" y="-104.6162167925"&gt;077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7</text:p>
          </table:table-cell>
          <table:table-cell table:style-name="ce10" table:formula="of:=PI()/2 * [.B82]/[.A82]" office:value-type="float" office:value="5.34070751110265">
            <text:p>5,3407075111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3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82]+[.G82]*[.E82]" office:value-type="float" office:value="110">
            <text:p>11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82]*COS([.C82])" office:value-type="float" office:value="64.656377752172">
            <text:p>064.656377752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82]*SIN([.C82])" office:value-type="float" office:value="-88.9918693812442">
            <text:p>-088.99186938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78">
            <text:p>078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82];&quot; &quot;;TEXT([.J82];&quot;000,0000000000&quot;);[.K82];&quot;&quot;;TEXT([.L82];&quot;000,0000000000&quot;);[.M82];TEXT([.N82];&quot;000&quot;);[.O82]);&quot;,&quot;;&quot;.&quot;)" office:value-type="string" office:string-value="    &lt;n x=&quot; 064.6563777522&quot; y=&quot;-088.9918693812&quot;&gt;078&lt;/n&gt;">
            <text:p><text:s text:c="4"/>&lt;n x=" 064.6563777522" y="-088.9918693812"&gt;078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8</text:p>
          </table:table-cell>
          <table:table-cell table:style-name="ce10" table:formula="of:=PI()/2 * [.B83]/[.A83]" office:value-type="float" office:value="5.65486677646163">
            <text:p>5,6548667765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3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83]+[.G83]*[.E83]" office:value-type="float" office:value="110">
            <text:p>11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83]*COS([.C83])" office:value-type="float" office:value="88.9918693812442">
            <text:p>088.991869381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83]*SIN([.C83])" office:value-type="float" office:value="-64.6563777521721">
            <text:p>-064.656377752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79">
            <text:p>079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83];&quot; &quot;;TEXT([.J83];&quot;000,0000000000&quot;);[.K83];&quot;&quot;;TEXT([.L83];&quot;000,0000000000&quot;);[.M83];TEXT([.N83];&quot;000&quot;);[.O83]);&quot;,&quot;;&quot;.&quot;)" office:value-type="string" office:string-value="    &lt;n x=&quot; 088.9918693812&quot; y=&quot;-064.6563777522&quot;&gt;079&lt;/n&gt;">
            <text:p><text:s text:c="4"/>&lt;n x=" 088.9918693812" y="-064.6563777522"&gt;079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9</text:p>
          </table:table-cell>
          <table:table-cell table:style-name="ce10" table:formula="of:=PI()/2 * [.B84]/[.A84]" office:value-type="float" office:value="5.96902604182061">
            <text:p>5,9690260418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3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84]+[.G84]*[.E84]" office:value-type="float" office:value="110">
            <text:p>11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84]*COS([.C84])" office:value-type="float" office:value="104.616216792467">
            <text:p>104.616216792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84]*SIN([.C84])" office:value-type="float" office:value="-33.9918693812442">
            <text:p>-033.99186938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80">
            <text:p>080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84];&quot; &quot;;TEXT([.J84];&quot;000,0000000000&quot;);[.K84];&quot;&quot;;TEXT([.L84];&quot;000,0000000000&quot;);[.M84];TEXT([.N84];&quot;000&quot;);[.O84]);&quot;,&quot;;&quot;.&quot;)" office:value-type="string" office:string-value="    &lt;n x=&quot; 104.6162167925&quot; y=&quot;-033.9918693812&quot;&gt;080&lt;/n&gt;">
            <text:p><text:s text:c="4"/>&lt;n x=" 104.6162167925" y="-033.9918693812"&gt;080&lt;/n&gt;</text:p>
          </table:table-cell>
          <table:table-cell table:number-columns-repeated="1006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5"/>
          <table:table-cell table:style-name="ce16"/>
          <table:table-cell table:style-name="Default" table:number-columns-repeated="2"/>
          <table:table-cell table:number-columns-repeated="1007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0</text:p>
          </table:table-cell>
          <table:table-cell table:style-name="ce10" table:formula="of:=PI()/2 * [.B86]/[.A86]" office:value-type="float" office:value="0">
            <text:p>0,000000000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4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86]+[.G86]*[.E86]" office:value-type="float" office:value="130">
            <text:p>13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86]*COS([.C86])" office:value-type="float" office:value="130">
            <text:p>130.000000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86]*SIN([.C86])" office:value-type="float" office:value="0">
            <text:p>00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81">
            <text:p>081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I86];&quot; &quot;;TEXT([.$J86];&quot;000,0000000000&quot;);[.$K86];&quot; &quot;;TEXT([.$L86];&quot;000,0000000000&quot;);[.$M86];TEXT([.$N86];&quot;000&quot;);[.$O86]);&quot;,&quot;;&quot;.&quot;)" office:value-type="string" office:string-value="    &lt;n x=&quot; 130.0000000000&quot; y=&quot; 000.0000000000&quot;&gt;081&lt;/n&gt;">
            <text:p><text:s text:c="4"/>&lt;n x=" 130.0000000000" y=" 000.0000000000"&gt;081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</text:p>
          </table:table-cell>
          <table:table-cell table:style-name="ce10" table:formula="of:=PI()/2 * [.B87]/[.A87]" office:value-type="float" office:value="0.314159265358979">
            <text:p>0,314159265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4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87]+[.G87]*[.E87]" office:value-type="float" office:value="130">
            <text:p>13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87]*COS([.C87])" office:value-type="float" office:value="123.63734711837">
            <text:p>123.637347118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87]*SIN([.C87])" office:value-type="float" office:value="40.1722092687432">
            <text:p>040.172209269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82">
            <text:p>082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87];&quot; &quot;;TEXT([.J87];&quot;000,0000000000&quot;);[.K87];&quot; &quot;;TEXT([.L87];&quot;000,0000000000&quot;);[.M87];TEXT([.N87];&quot;000&quot;);[.O87]);&quot;,&quot;;&quot;.&quot;)" office:value-type="string" office:string-value="    &lt;n x=&quot; 123.6373471184&quot; y=&quot; 040.1722092687&quot;&gt;082&lt;/n&gt;">
            <text:p><text:s text:c="4"/>&lt;n x=" 123.6373471184" y=" 040.1722092687"&gt;082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2</text:p>
          </table:table-cell>
          <table:table-cell table:style-name="ce10" table:formula="of:=PI()/2 * [.B88]/[.A88]" office:value-type="float" office:value="0.628318530717959">
            <text:p>0,6283185307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4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88]+[.G88]*[.E88]" office:value-type="float" office:value="130">
            <text:p>13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88]*COS([.C88])" office:value-type="float" office:value="105.172209268743">
            <text:p>105.172209269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88]*SIN([.C88])" office:value-type="float" office:value="76.4120827980215">
            <text:p>076.412082798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83">
            <text:p>083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88];&quot; &quot;;TEXT([.J88];&quot;000,0000000000&quot;);[.K88];&quot; &quot;;TEXT([.L88];&quot;000,0000000000&quot;);[.M88];TEXT([.N88];&quot;000&quot;);[.O88]);&quot;,&quot;;&quot;.&quot;)" office:value-type="string" office:string-value="    &lt;n x=&quot; 105.1722092687&quot; y=&quot; 076.4120827980&quot;&gt;083&lt;/n&gt;">
            <text:p><text:s text:c="4"/>&lt;n x=" 105.1722092687" y=" 076.4120827980"&gt;083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3</text:p>
          </table:table-cell>
          <table:table-cell table:style-name="ce10" table:formula="of:=PI()/2 * [.B89]/[.A89]" office:value-type="float" office:value="0.942477796076938">
            <text:p>0,9424777961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4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89]+[.G89]*[.E89]" office:value-type="float" office:value="130">
            <text:p>13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89]*COS([.C89])" office:value-type="float" office:value="76.4120827980215">
            <text:p>076.412082798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89]*SIN([.C89])" office:value-type="float" office:value="105.172209268743">
            <text:p>105.172209269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84">
            <text:p>084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89];&quot; &quot;;TEXT([.J89];&quot;000,0000000000&quot;);[.K89];&quot; &quot;;TEXT([.L89];&quot;000,0000000000&quot;);[.M89];TEXT([.N89];&quot;000&quot;);[.O89]);&quot;,&quot;;&quot;.&quot;)" office:value-type="string" office:string-value="    &lt;n x=&quot; 076.4120827980&quot; y=&quot; 105.1722092687&quot;&gt;084&lt;/n&gt;">
            <text:p><text:s text:c="4"/>&lt;n x=" 076.4120827980" y=" 105.1722092687"&gt;084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4</text:p>
          </table:table-cell>
          <table:table-cell table:style-name="ce10" table:formula="of:=PI()/2 * [.B90]/[.A90]" office:value-type="float" office:value="1.25663706143592">
            <text:p>1,256637061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4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90]+[.G90]*[.E90]" office:value-type="float" office:value="130">
            <text:p>13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90]*COS([.C90])" office:value-type="float" office:value="40.1722092687432">
            <text:p>040.172209269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90]*SIN([.C90])" office:value-type="float" office:value="123.63734711837">
            <text:p>123.637347118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85">
            <text:p>085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90];&quot; &quot;;TEXT([.J90];&quot;000,0000000000&quot;);[.K90];&quot; &quot;;TEXT([.L90];&quot;000,0000000000&quot;);[.M90];TEXT([.N90];&quot;000&quot;);[.O90]);&quot;,&quot;;&quot;.&quot;)" office:value-type="string" office:string-value="    &lt;n x=&quot; 040.1722092687&quot; y=&quot; 123.6373471184&quot;&gt;085&lt;/n&gt;">
            <text:p><text:s text:c="4"/>&lt;n x=" 040.1722092687" y=" 123.6373471184"&gt;085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5</text:p>
          </table:table-cell>
          <table:table-cell table:style-name="ce10" table:formula="of:=PI()/2 * [.B91]/[.A91]" office:value-type="float" office:value="1.5707963267949">
            <text:p>1,5707963268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4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91]+[.G91]*[.E91]" office:value-type="float" office:value="130">
            <text:p>13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91]*COS([.C91])" office:value-type="float" office:value="7.9602041944578E-015">
            <text:p>000.000000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91]*SIN([.C91])" office:value-type="float" office:value="130">
            <text:p>13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86">
            <text:p>086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91];&quot; &quot;;TEXT([.J91];&quot;000,0000000000&quot;);[.K91];&quot; &quot;;TEXT([.L91];&quot;000,0000000000&quot;);[.M91];TEXT([.N91];&quot;000&quot;);[.O91]);&quot;,&quot;;&quot;.&quot;)" office:value-type="string" office:string-value="    &lt;n x=&quot; 000.0000000000&quot; y=&quot; 130.0000000000&quot;&gt;086&lt;/n&gt;">
            <text:p><text:s text:c="4"/>&lt;n x=" 000.0000000000" y=" 130.0000000000"&gt;086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6</text:p>
          </table:table-cell>
          <table:table-cell table:style-name="ce10" table:formula="of:=PI()/2 * [.B92]/[.A92]" office:value-type="float" office:value="1.88495559215388">
            <text:p>1,8849555922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4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92]+[.G92]*[.E92]" office:value-type="float" office:value="130">
            <text:p>13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92]*COS([.C92])" office:value-type="float" office:value="-40.1722092687432">
            <text:p>-040.172209269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92]*SIN([.C92])" office:value-type="float" office:value="123.63734711837">
            <text:p>123.637347118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87">
            <text:p>087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92];&quot;&quot;;TEXT([.J92];&quot;000,0000000000&quot;);[.K92];&quot; &quot;;TEXT([.L92];&quot;000,0000000000&quot;);[.M92];TEXT([.N92];&quot;000&quot;);[.O92]);&quot;,&quot;;&quot;.&quot;)" office:value-type="string" office:string-value="    &lt;n x=&quot;-040.1722092687&quot; y=&quot; 123.6373471184&quot;&gt;087&lt;/n&gt;">
            <text:p><text:s text:c="4"/>&lt;n x="-040.1722092687" y=" 123.6373471184"&gt;087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7</text:p>
          </table:table-cell>
          <table:table-cell table:style-name="ce10" table:formula="of:=PI()/2 * [.B93]/[.A93]" office:value-type="float" office:value="2.19911485751286">
            <text:p>2,1991148575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4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93]+[.G93]*[.E93]" office:value-type="float" office:value="130">
            <text:p>13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93]*COS([.C93])" office:value-type="float" office:value="-76.4120827980215">
            <text:p>-076.412082798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93]*SIN([.C93])" office:value-type="float" office:value="105.172209268743">
            <text:p>105.172209269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88">
            <text:p>088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93];&quot;&quot;;TEXT([.J93];&quot;000,0000000000&quot;);[.K93];&quot; &quot;;TEXT([.L93];&quot;000,0000000000&quot;);[.M93];TEXT([.N93];&quot;000&quot;);[.O93]);&quot;,&quot;;&quot;.&quot;)" office:value-type="string" office:string-value="    &lt;n x=&quot;-076.4120827980&quot; y=&quot; 105.1722092687&quot;&gt;088&lt;/n&gt;">
            <text:p><text:s text:c="4"/>&lt;n x="-076.4120827980" y=" 105.1722092687"&gt;088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8</text:p>
          </table:table-cell>
          <table:table-cell table:style-name="ce10" table:formula="of:=PI()/2 * [.B94]/[.A94]" office:value-type="float" office:value="2.51327412287183">
            <text:p>2,5132741229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4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94]+[.G94]*[.E94]" office:value-type="float" office:value="130">
            <text:p>13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94]*COS([.C94])" office:value-type="float" office:value="-105.172209268743">
            <text:p>-105.172209269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94]*SIN([.C94])" office:value-type="float" office:value="76.4120827980215">
            <text:p>076.412082798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89">
            <text:p>089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94];&quot;&quot;;TEXT([.J94];&quot;000,0000000000&quot;);[.K94];&quot; &quot;;TEXT([.L94];&quot;000,0000000000&quot;);[.M94];TEXT([.N94];&quot;000&quot;);[.O94]);&quot;,&quot;;&quot;.&quot;)" office:value-type="string" office:string-value="    &lt;n x=&quot;-105.1722092687&quot; y=&quot; 076.4120827980&quot;&gt;089&lt;/n&gt;">
            <text:p><text:s text:c="4"/>&lt;n x="-105.1722092687" y=" 076.4120827980"&gt;089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9</text:p>
          </table:table-cell>
          <table:table-cell table:style-name="ce10" table:formula="of:=PI()/2 * [.B95]/[.A95]" office:value-type="float" office:value="2.82743338823081">
            <text:p>2,8274333882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4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95]+[.G95]*[.E95]" office:value-type="float" office:value="130">
            <text:p>13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95]*COS([.C95])" office:value-type="float" office:value="-123.63734711837">
            <text:p>-123.637347118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95]*SIN([.C95])" office:value-type="float" office:value="40.1722092687432">
            <text:p>040.172209269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90">
            <text:p>090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95];&quot;&quot;;TEXT([.J95];&quot;000,0000000000&quot;);[.K95];&quot; &quot;;TEXT([.L95];&quot;000,0000000000&quot;);[.M95];TEXT([.N95];&quot;000&quot;);[.O95]);&quot;,&quot;;&quot;.&quot;)" office:value-type="string" office:string-value="    &lt;n x=&quot;-123.6373471184&quot; y=&quot; 040.1722092687&quot;&gt;090&lt;/n&gt;">
            <text:p><text:s text:c="4"/>&lt;n x="-123.6373471184" y=" 040.1722092687"&gt;090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0</text:p>
          </table:table-cell>
          <table:table-cell table:style-name="ce10" table:formula="of:=PI()/2 * [.B96]/[.A96]" office:value-type="float" office:value="3.14159265358979">
            <text:p>3,1415926536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4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96]+[.G96]*[.E96]" office:value-type="float" office:value="130">
            <text:p>13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96]*COS([.C96])" office:value-type="float" office:value="-130">
            <text:p>-130.000000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96]*SIN([.C96])" office:value-type="float" office:value="0.0000000000000159204083889156">
            <text:p>00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91">
            <text:p>091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96];&quot;&quot;;TEXT([.J96];&quot;000,0000000000&quot;);[.K96];&quot; &quot;;TEXT([.L96];&quot;000,0000000000&quot;);[.M96];TEXT([.N96];&quot;000&quot;);[.O96]);&quot;,&quot;;&quot;.&quot;)" office:value-type="string" office:string-value="    &lt;n x=&quot;-130.0000000000&quot; y=&quot; 000.0000000000&quot;&gt;091&lt;/n&gt;">
            <text:p><text:s text:c="4"/>&lt;n x="-130.0000000000" y=" 000.0000000000"&gt;091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1</text:p>
          </table:table-cell>
          <table:table-cell table:style-name="ce10" table:formula="of:=PI()/2 * [.B97]/[.A97]" office:value-type="float" office:value="3.45575191894877">
            <text:p>3,4557519189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4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97]+[.G97]*[.E97]" office:value-type="float" office:value="130">
            <text:p>13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97]*COS([.C97])" office:value-type="float" office:value="-123.63734711837">
            <text:p>-123.637347118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97]*SIN([.C97])" office:value-type="float" office:value="-40.1722092687431">
            <text:p>-040.172209269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92">
            <text:p>092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97];&quot;&quot;;TEXT([.J97];&quot;000,0000000000&quot;);[.K97];&quot;&quot;;TEXT([.L97];&quot;000,0000000000&quot;);[.M97];TEXT([.N97];&quot;000&quot;);[.O97]);&quot;,&quot;;&quot;.&quot;)" office:value-type="string" office:string-value="    &lt;n x=&quot;-123.6373471184&quot; y=&quot;-040.1722092687&quot;&gt;092&lt;/n&gt;">
            <text:p><text:s text:c="4"/>&lt;n x="-123.6373471184" y="-040.1722092687"&gt;092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2</text:p>
          </table:table-cell>
          <table:table-cell table:style-name="ce10" table:formula="of:=PI()/2 * [.B98]/[.A98]" office:value-type="float" office:value="3.76991118430775">
            <text:p>3,7699111843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4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98]+[.G98]*[.E98]" office:value-type="float" office:value="130">
            <text:p>13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98]*COS([.C98])" office:value-type="float" office:value="-105.172209268743">
            <text:p>-105.172209269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98]*SIN([.C98])" office:value-type="float" office:value="-76.4120827980215">
            <text:p>-076.412082798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93">
            <text:p>093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98];&quot;&quot;;TEXT([.J98];&quot;000,0000000000&quot;);[.K98];&quot;&quot;;TEXT([.L98];&quot;000,0000000000&quot;);[.M98];TEXT([.N98];&quot;000&quot;);[.O98]);&quot;,&quot;;&quot;.&quot;)" office:value-type="string" office:string-value="    &lt;n x=&quot;-105.1722092687&quot; y=&quot;-076.4120827980&quot;&gt;093&lt;/n&gt;">
            <text:p><text:s text:c="4"/>&lt;n x="-105.1722092687" y="-076.4120827980"&gt;093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3</text:p>
          </table:table-cell>
          <table:table-cell table:style-name="ce10" table:formula="of:=PI()/2 * [.B99]/[.A99]" office:value-type="float" office:value="4.08407044966673">
            <text:p>4,0840704497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4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99]+[.G99]*[.E99]" office:value-type="float" office:value="130">
            <text:p>13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99]*COS([.C99])" office:value-type="float" office:value="-76.4120827980215">
            <text:p>-076.412082798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99]*SIN([.C99])" office:value-type="float" office:value="-105.172209268743">
            <text:p>-105.172209269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94">
            <text:p>094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99];&quot;&quot;;TEXT([.J99];&quot;000,0000000000&quot;);[.K99];&quot;&quot;;TEXT([.L99];&quot;000,0000000000&quot;);[.M99];TEXT([.N99];&quot;000&quot;);[.O99]);&quot;,&quot;;&quot;.&quot;)" office:value-type="string" office:string-value="    &lt;n x=&quot;-076.4120827980&quot; y=&quot;-105.1722092687&quot;&gt;094&lt;/n&gt;">
            <text:p><text:s text:c="4"/>&lt;n x="-076.4120827980" y="-105.1722092687"&gt;094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4</text:p>
          </table:table-cell>
          <table:table-cell table:style-name="ce10" table:formula="of:=PI()/2 * [.B100]/[.A100]" office:value-type="float" office:value="4.39822971502571">
            <text:p>4,398229715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4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100]+[.G100]*[.E100]" office:value-type="float" office:value="130">
            <text:p>13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100]*COS([.C100])" office:value-type="float" office:value="-40.1722092687432">
            <text:p>-040.172209269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100]*SIN([.C100])" office:value-type="float" office:value="-123.63734711837">
            <text:p>-123.637347118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95">
            <text:p>095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100];&quot;&quot;;TEXT([.J100];&quot;000,0000000000&quot;);[.K100];&quot;&quot;;TEXT([.L100];&quot;000,0000000000&quot;);[.M100];TEXT([.N100];&quot;000&quot;);[.O100]);&quot;,&quot;;&quot;.&quot;)" office:value-type="string" office:string-value="    &lt;n x=&quot;-040.1722092687&quot; y=&quot;-123.6373471184&quot;&gt;095&lt;/n&gt;">
            <text:p><text:s text:c="4"/>&lt;n x="-040.1722092687" y="-123.6373471184"&gt;095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5</text:p>
          </table:table-cell>
          <table:table-cell table:style-name="ce10" table:formula="of:=PI()/2 * [.B101]/[.A101]" office:value-type="float" office:value="4.71238898038469">
            <text:p>4,712388980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4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101]+[.G101]*[.E101]" office:value-type="float" office:value="130">
            <text:p>13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101]*COS([.C101])" office:value-type="float" office:value="-0.0000000000000238806125833734">
            <text:p>000.000000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101]*SIN([.C101])" office:value-type="float" office:value="-130">
            <text:p>-13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96">
            <text:p>096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101];&quot; &quot;;TEXT([.J101];&quot;000,0000000000&quot;);[.K101];&quot;&quot;;TEXT([.L101];&quot;000,0000000000&quot;);[.M101];TEXT([.N101];&quot;000&quot;);[.O101]);&quot;,&quot;;&quot;.&quot;)" office:value-type="string" office:string-value="    &lt;n x=&quot; 000.0000000000&quot; y=&quot;-130.0000000000&quot;&gt;096&lt;/n&gt;">
            <text:p><text:s text:c="4"/>&lt;n x=" 000.0000000000" y="-130.0000000000"&gt;096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6</text:p>
          </table:table-cell>
          <table:table-cell table:style-name="ce10" table:formula="of:=PI()/2 * [.B102]/[.A102]" office:value-type="float" office:value="5.02654824574367">
            <text:p>5,0265482457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4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102]+[.G102]*[.E102]" office:value-type="float" office:value="130">
            <text:p>13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102]*COS([.C102])" office:value-type="float" office:value="40.1722092687431">
            <text:p>040.172209269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102]*SIN([.C102])" office:value-type="float" office:value="-123.63734711837">
            <text:p>-123.637347118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97">
            <text:p>097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102];&quot; &quot;;TEXT([.J102];&quot;000,0000000000&quot;);[.K102];&quot;&quot;;TEXT([.L102];&quot;000,0000000000&quot;);[.M102];TEXT([.N102];&quot;000&quot;);[.O102]);&quot;,&quot;;&quot;.&quot;)" office:value-type="string" office:string-value="    &lt;n x=&quot; 040.1722092687&quot; y=&quot;-123.6373471184&quot;&gt;097&lt;/n&gt;">
            <text:p><text:s text:c="4"/>&lt;n x=" 040.1722092687" y="-123.6373471184"&gt;097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7</text:p>
          </table:table-cell>
          <table:table-cell table:style-name="ce10" table:formula="of:=PI()/2 * [.B103]/[.A103]" office:value-type="float" office:value="5.34070751110265">
            <text:p>5,3407075111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4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103]+[.G103]*[.E103]" office:value-type="float" office:value="130">
            <text:p>13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103]*COS([.C103])" office:value-type="float" office:value="76.4120827980215">
            <text:p>076.412082798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103]*SIN([.C103])" office:value-type="float" office:value="-105.172209268743">
            <text:p>-105.172209269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98">
            <text:p>098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103];&quot; &quot;;TEXT([.J103];&quot;000,0000000000&quot;);[.K103];&quot;&quot;;TEXT([.L103];&quot;000,0000000000&quot;);[.M103];TEXT([.N103];&quot;000&quot;);[.O103]);&quot;,&quot;;&quot;.&quot;)" office:value-type="string" office:string-value="    &lt;n x=&quot; 076.4120827980&quot; y=&quot;-105.1722092687&quot;&gt;098&lt;/n&gt;">
            <text:p><text:s text:c="4"/>&lt;n x=" 076.4120827980" y="-105.1722092687"&gt;098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8</text:p>
          </table:table-cell>
          <table:table-cell table:style-name="ce10" table:formula="of:=PI()/2 * [.B104]/[.A104]" office:value-type="float" office:value="5.65486677646163">
            <text:p>5,6548667765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4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104]+[.G104]*[.E104]" office:value-type="float" office:value="130">
            <text:p>13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104]*COS([.C104])" office:value-type="float" office:value="105.172209268743">
            <text:p>105.172209269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104]*SIN([.C104])" office:value-type="float" office:value="-76.4120827980215">
            <text:p>-076.412082798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99">
            <text:p>099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104];&quot; &quot;;TEXT([.J104];&quot;000,0000000000&quot;);[.K104];&quot;&quot;;TEXT([.L104];&quot;000,0000000000&quot;);[.M104];TEXT([.N104];&quot;000&quot;);[.O104]);&quot;,&quot;;&quot;.&quot;)" office:value-type="string" office:string-value="    &lt;n x=&quot; 105.1722092687&quot; y=&quot;-076.4120827980&quot;&gt;099&lt;/n&gt;">
            <text:p><text:s text:c="4"/>&lt;n x=" 105.1722092687" y="-076.4120827980"&gt;099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9</text:p>
          </table:table-cell>
          <table:table-cell table:style-name="ce10" table:formula="of:=PI()/2 * [.B105]/[.A105]" office:value-type="float" office:value="5.96902604182061">
            <text:p>5,9690260418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4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105]+[.G105]*[.E105]" office:value-type="float" office:value="130">
            <text:p>13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105]*COS([.C105])" office:value-type="float" office:value="123.63734711837">
            <text:p>123.637347118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105]*SIN([.C105])" office:value-type="float" office:value="-40.1722092687432">
            <text:p>-040.172209269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100">
            <text:p>100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105];&quot; &quot;;TEXT([.J105];&quot;000,0000000000&quot;);[.K105];&quot;&quot;;TEXT([.L105];&quot;000,0000000000&quot;);[.M105];TEXT([.N105];&quot;000&quot;);[.O105]);&quot;,&quot;;&quot;.&quot;)" office:value-type="string" office:string-value="    &lt;n x=&quot; 123.6373471184&quot; y=&quot;-040.1722092687&quot;&gt;100&lt;/n&gt;">
            <text:p><text:s text:c="4"/>&lt;n x=" 123.6373471184" y="-040.1722092687"&gt;100&lt;/n&gt;</text:p>
          </table:table-cell>
          <table:table-cell table:number-columns-repeated="1006"/>
        </table:table-row>
        <table:table-row table:style-name="ro1">
          <table:table-cell table:style-name="ce8" table:number-columns-repeated="2"/>
          <table:table-cell table:style-name="ce10"/>
          <table:table-cell table:style-name="ce8" table:number-columns-repeated="4"/>
          <table:table-cell table:style-name="ce11"/>
          <table:table-cell table:style-name="ce7"/>
          <table:table-cell table:style-name="ce13"/>
          <table:table-cell table:style-name="ce3"/>
          <table:table-cell table:style-name="ce13"/>
          <table:table-cell table:style-name="ce8"/>
          <table:table-cell table:style-name="ce16"/>
          <table:table-cell table:style-name="ce5"/>
          <table:table-cell table:style-name="ce3"/>
          <table:table-cell table:style-name="ce6"/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0</text:p>
          </table:table-cell>
          <table:table-cell table:style-name="ce10" table:formula="of:=PI()/2 * [.B107]/[.A107]" office:value-type="float" office:value="0">
            <text:p>0,000000000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5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107]+[.G107]*[.E107]" office:value-type="float" office:value="150">
            <text:p>15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107]*COS([.C107])" office:value-type="float" office:value="150">
            <text:p>150.000000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107]*SIN([.C107])" office:value-type="float" office:value="0">
            <text:p>00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101">
            <text:p>101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I107];&quot; &quot;;TEXT([.$J107];&quot;000,0000000000&quot;);[.$K107];&quot; &quot;;TEXT([.$L107];&quot;000,0000000000&quot;);[.$M107];TEXT([.$N107];&quot;000&quot;);[.$O107]);&quot;,&quot;;&quot;.&quot;)" office:value-type="string" office:string-value="    &lt;n x=&quot; 150.0000000000&quot; y=&quot; 000.0000000000&quot;&gt;101&lt;/n&gt;">
            <text:p><text:s text:c="4"/>&lt;n x=" 150.0000000000" y=" 000.0000000000"&gt;101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</text:p>
          </table:table-cell>
          <table:table-cell table:style-name="ce10" table:formula="of:=PI()/2 * [.B108]/[.A108]" office:value-type="float" office:value="0.314159265358979">
            <text:p>0,314159265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5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108]+[.G108]*[.E108]" office:value-type="float" office:value="150">
            <text:p>15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108]*COS([.C108])" office:value-type="float" office:value="142.658477444273">
            <text:p>142.658477444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108]*SIN([.C108])" office:value-type="float" office:value="46.3525491562421">
            <text:p>046.352549156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102">
            <text:p>102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108];&quot; &quot;;TEXT([.J108];&quot;000,0000000000&quot;);[.K108];&quot; &quot;;TEXT([.L108];&quot;000,0000000000&quot;);[.M108];TEXT([.N108];&quot;000&quot;);[.O108]);&quot;,&quot;;&quot;.&quot;)" office:value-type="string" office:string-value="    &lt;n x=&quot; 142.6584774443&quot; y=&quot; 046.3525491562&quot;&gt;102&lt;/n&gt;">
            <text:p><text:s text:c="4"/>&lt;n x=" 142.6584774443" y=" 046.3525491562"&gt;102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2</text:p>
          </table:table-cell>
          <table:table-cell table:style-name="ce10" table:formula="of:=PI()/2 * [.B109]/[.A109]" office:value-type="float" office:value="0.628318530717959">
            <text:p>0,6283185307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5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109]+[.G109]*[.E109]" office:value-type="float" office:value="150">
            <text:p>15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109]*COS([.C109])" office:value-type="float" office:value="121.352549156242">
            <text:p>121.352549156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109]*SIN([.C109])" office:value-type="float" office:value="88.167787843871">
            <text:p>088.167787844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103">
            <text:p>103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109];&quot; &quot;;TEXT([.J109];&quot;000,0000000000&quot;);[.K109];&quot; &quot;;TEXT([.L109];&quot;000,0000000000&quot;);[.M109];TEXT([.N109];&quot;000&quot;);[.O109]);&quot;,&quot;;&quot;.&quot;)" office:value-type="string" office:string-value="    &lt;n x=&quot; 121.3525491562&quot; y=&quot; 088.1677878439&quot;&gt;103&lt;/n&gt;">
            <text:p><text:s text:c="4"/>&lt;n x=" 121.3525491562" y=" 088.1677878439"&gt;103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3</text:p>
          </table:table-cell>
          <table:table-cell table:style-name="ce10" table:formula="of:=PI()/2 * [.B110]/[.A110]" office:value-type="float" office:value="0.942477796076938">
            <text:p>0,9424777961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5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110]+[.G110]*[.E110]" office:value-type="float" office:value="150">
            <text:p>15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110]*COS([.C110])" office:value-type="float" office:value="88.167787843871">
            <text:p>088.167787844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110]*SIN([.C110])" office:value-type="float" office:value="121.352549156242">
            <text:p>121.352549156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104">
            <text:p>104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110];&quot; &quot;;TEXT([.J110];&quot;000,0000000000&quot;);[.K110];&quot; &quot;;TEXT([.L110];&quot;000,0000000000&quot;);[.M110];TEXT([.N110];&quot;000&quot;);[.O110]);&quot;,&quot;;&quot;.&quot;)" office:value-type="string" office:string-value="    &lt;n x=&quot; 088.1677878439&quot; y=&quot; 121.3525491562&quot;&gt;104&lt;/n&gt;">
            <text:p><text:s text:c="4"/>&lt;n x=" 088.1677878439" y=" 121.3525491562"&gt;104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4</text:p>
          </table:table-cell>
          <table:table-cell table:style-name="ce10" table:formula="of:=PI()/2 * [.B111]/[.A111]" office:value-type="float" office:value="1.25663706143592">
            <text:p>1,256637061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5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111]+[.G111]*[.E111]" office:value-type="float" office:value="150">
            <text:p>15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111]*COS([.C111])" office:value-type="float" office:value="46.3525491562421">
            <text:p>046.352549156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111]*SIN([.C111])" office:value-type="float" office:value="142.658477444273">
            <text:p>142.658477444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105">
            <text:p>105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111];&quot; &quot;;TEXT([.J111];&quot;000,0000000000&quot;);[.K111];&quot; &quot;;TEXT([.L111];&quot;000,0000000000&quot;);[.M111];TEXT([.N111];&quot;000&quot;);[.O111]);&quot;,&quot;;&quot;.&quot;)" office:value-type="string" office:string-value="    &lt;n x=&quot; 046.3525491562&quot; y=&quot; 142.6584774443&quot;&gt;105&lt;/n&gt;">
            <text:p><text:s text:c="4"/>&lt;n x=" 046.3525491562" y=" 142.6584774443"&gt;105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5</text:p>
          </table:table-cell>
          <table:table-cell table:style-name="ce10" table:formula="of:=PI()/2 * [.B112]/[.A112]" office:value-type="float" office:value="1.5707963267949">
            <text:p>1,5707963268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5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112]+[.G112]*[.E112]" office:value-type="float" office:value="150">
            <text:p>15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112]*COS([.C112])" office:value-type="float" office:value="9.18485099360515E-015">
            <text:p>000.000000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112]*SIN([.C112])" office:value-type="float" office:value="150">
            <text:p>15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106">
            <text:p>106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112];&quot; &quot;;TEXT([.J112];&quot;000,0000000000&quot;);[.K112];&quot; &quot;;TEXT([.L112];&quot;000,0000000000&quot;);[.M112];TEXT([.N112];&quot;000&quot;);[.O112]);&quot;,&quot;;&quot;.&quot;)" office:value-type="string" office:string-value="    &lt;n x=&quot; 000.0000000000&quot; y=&quot; 150.0000000000&quot;&gt;106&lt;/n&gt;">
            <text:p><text:s text:c="4"/>&lt;n x=" 000.0000000000" y=" 150.0000000000"&gt;106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6</text:p>
          </table:table-cell>
          <table:table-cell table:style-name="ce10" table:formula="of:=PI()/2 * [.B113]/[.A113]" office:value-type="float" office:value="1.88495559215388">
            <text:p>1,8849555922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5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113]+[.G113]*[.E113]" office:value-type="float" office:value="150">
            <text:p>15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113]*COS([.C113])" office:value-type="float" office:value="-46.3525491562421">
            <text:p>-046.352549156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113]*SIN([.C113])" office:value-type="float" office:value="142.658477444273">
            <text:p>142.658477444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107">
            <text:p>107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113];&quot;&quot;;TEXT([.J113];&quot;000,0000000000&quot;);[.K113];&quot; &quot;;TEXT([.L113];&quot;000,0000000000&quot;);[.M113];TEXT([.N113];&quot;000&quot;);[.O113]);&quot;,&quot;;&quot;.&quot;)" office:value-type="string" office:string-value="    &lt;n x=&quot;-046.3525491562&quot; y=&quot; 142.6584774443&quot;&gt;107&lt;/n&gt;">
            <text:p><text:s text:c="4"/>&lt;n x="-046.3525491562" y=" 142.6584774443"&gt;107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7</text:p>
          </table:table-cell>
          <table:table-cell table:style-name="ce10" table:formula="of:=PI()/2 * [.B114]/[.A114]" office:value-type="float" office:value="2.19911485751286">
            <text:p>2,1991148575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5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114]+[.G114]*[.E114]" office:value-type="float" office:value="150">
            <text:p>15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114]*COS([.C114])" office:value-type="float" office:value="-88.167787843871">
            <text:p>-088.167787844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114]*SIN([.C114])" office:value-type="float" office:value="121.352549156242">
            <text:p>121.352549156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108">
            <text:p>108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114];&quot;&quot;;TEXT([.J114];&quot;000,0000000000&quot;);[.K114];&quot; &quot;;TEXT([.L114];&quot;000,0000000000&quot;);[.M114];TEXT([.N114];&quot;000&quot;);[.O114]);&quot;,&quot;;&quot;.&quot;)" office:value-type="string" office:string-value="    &lt;n x=&quot;-088.1677878439&quot; y=&quot; 121.3525491562&quot;&gt;108&lt;/n&gt;">
            <text:p><text:s text:c="4"/>&lt;n x="-088.1677878439" y=" 121.3525491562"&gt;108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8</text:p>
          </table:table-cell>
          <table:table-cell table:style-name="ce10" table:formula="of:=PI()/2 * [.B115]/[.A115]" office:value-type="float" office:value="2.51327412287183">
            <text:p>2,5132741229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5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115]+[.G115]*[.E115]" office:value-type="float" office:value="150">
            <text:p>15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115]*COS([.C115])" office:value-type="float" office:value="-121.352549156242">
            <text:p>-121.352549156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115]*SIN([.C115])" office:value-type="float" office:value="88.167787843871">
            <text:p>088.167787844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109">
            <text:p>109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115];&quot;&quot;;TEXT([.J115];&quot;000,0000000000&quot;);[.K115];&quot; &quot;;TEXT([.L115];&quot;000,0000000000&quot;);[.M115];TEXT([.N115];&quot;000&quot;);[.O115]);&quot;,&quot;;&quot;.&quot;)" office:value-type="string" office:string-value="    &lt;n x=&quot;-121.3525491562&quot; y=&quot; 088.1677878439&quot;&gt;109&lt;/n&gt;">
            <text:p><text:s text:c="4"/>&lt;n x="-121.3525491562" y=" 088.1677878439"&gt;109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9</text:p>
          </table:table-cell>
          <table:table-cell table:style-name="ce10" table:formula="of:=PI()/2 * [.B116]/[.A116]" office:value-type="float" office:value="2.82743338823081">
            <text:p>2,8274333882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5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116]+[.G116]*[.E116]" office:value-type="float" office:value="150">
            <text:p>15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116]*COS([.C116])" office:value-type="float" office:value="-142.658477444273">
            <text:p>-142.658477444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116]*SIN([.C116])" office:value-type="float" office:value="46.3525491562421">
            <text:p>046.352549156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110">
            <text:p>110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116];&quot;&quot;;TEXT([.J116];&quot;000,0000000000&quot;);[.K116];&quot; &quot;;TEXT([.L116];&quot;000,0000000000&quot;);[.M116];TEXT([.N116];&quot;000&quot;);[.O116]);&quot;,&quot;;&quot;.&quot;)" office:value-type="string" office:string-value="    &lt;n x=&quot;-142.6584774443&quot; y=&quot; 046.3525491562&quot;&gt;110&lt;/n&gt;">
            <text:p><text:s text:c="4"/>&lt;n x="-142.6584774443" y=" 046.3525491562"&gt;110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0</text:p>
          </table:table-cell>
          <table:table-cell table:style-name="ce10" table:formula="of:=PI()/2 * [.B117]/[.A117]" office:value-type="float" office:value="3.14159265358979">
            <text:p>3,1415926536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5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117]+[.G117]*[.E117]" office:value-type="float" office:value="150">
            <text:p>15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117]*COS([.C117])" office:value-type="float" office:value="-150">
            <text:p>-150.000000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117]*SIN([.C117])" office:value-type="float" office:value="0.0000000000000183697019872103">
            <text:p>00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111">
            <text:p>111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117];&quot;&quot;;TEXT([.J117];&quot;000,0000000000&quot;);[.K117];&quot; &quot;;TEXT([.L117];&quot;000,0000000000&quot;);[.M117];TEXT([.N117];&quot;000&quot;);[.O117]);&quot;,&quot;;&quot;.&quot;)" office:value-type="string" office:string-value="    &lt;n x=&quot;-150.0000000000&quot; y=&quot; 000.0000000000&quot;&gt;111&lt;/n&gt;">
            <text:p><text:s text:c="4"/>&lt;n x="-150.0000000000" y=" 000.0000000000"&gt;111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1</text:p>
          </table:table-cell>
          <table:table-cell table:style-name="ce10" table:formula="of:=PI()/2 * [.B118]/[.A118]" office:value-type="float" office:value="3.45575191894877">
            <text:p>3,4557519189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5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118]+[.G118]*[.E118]" office:value-type="float" office:value="150">
            <text:p>15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118]*COS([.C118])" office:value-type="float" office:value="-142.658477444273">
            <text:p>-142.658477444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118]*SIN([.C118])" office:value-type="float" office:value="-46.352549156242">
            <text:p>-046.352549156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112">
            <text:p>112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118];&quot;&quot;;TEXT([.J118];&quot;000,0000000000&quot;);[.K118];&quot;&quot;;TEXT([.L118];&quot;000,0000000000&quot;);[.M118];TEXT([.N118];&quot;000&quot;);[.O118]);&quot;,&quot;;&quot;.&quot;)" office:value-type="string" office:string-value="    &lt;n x=&quot;-142.6584774443&quot; y=&quot;-046.3525491562&quot;&gt;112&lt;/n&gt;">
            <text:p><text:s text:c="4"/>&lt;n x="-142.6584774443" y="-046.3525491562"&gt;112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2</text:p>
          </table:table-cell>
          <table:table-cell table:style-name="ce10" table:formula="of:=PI()/2 * [.B119]/[.A119]" office:value-type="float" office:value="3.76991118430775">
            <text:p>3,7699111843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5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119]+[.G119]*[.E119]" office:value-type="float" office:value="150">
            <text:p>15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119]*COS([.C119])" office:value-type="float" office:value="-121.352549156242">
            <text:p>-121.352549156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119]*SIN([.C119])" office:value-type="float" office:value="-88.167787843871">
            <text:p>-088.167787844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113">
            <text:p>113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119];&quot;&quot;;TEXT([.J119];&quot;000,0000000000&quot;);[.K119];&quot;&quot;;TEXT([.L119];&quot;000,0000000000&quot;);[.M119];TEXT([.N119];&quot;000&quot;);[.O119]);&quot;,&quot;;&quot;.&quot;)" office:value-type="string" office:string-value="    &lt;n x=&quot;-121.3525491562&quot; y=&quot;-088.1677878439&quot;&gt;113&lt;/n&gt;">
            <text:p><text:s text:c="4"/>&lt;n x="-121.3525491562" y="-088.1677878439"&gt;113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3</text:p>
          </table:table-cell>
          <table:table-cell table:style-name="ce10" table:formula="of:=PI()/2 * [.B120]/[.A120]" office:value-type="float" office:value="4.08407044966673">
            <text:p>4,0840704497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5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120]+[.G120]*[.E120]" office:value-type="float" office:value="150">
            <text:p>15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120]*COS([.C120])" office:value-type="float" office:value="-88.167787843871">
            <text:p>-088.167787844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120]*SIN([.C120])" office:value-type="float" office:value="-121.352549156242">
            <text:p>-121.352549156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114">
            <text:p>114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120];&quot;&quot;;TEXT([.J120];&quot;000,0000000000&quot;);[.K120];&quot;&quot;;TEXT([.L120];&quot;000,0000000000&quot;);[.M120];TEXT([.N120];&quot;000&quot;);[.O120]);&quot;,&quot;;&quot;.&quot;)" office:value-type="string" office:string-value="    &lt;n x=&quot;-088.1677878439&quot; y=&quot;-121.3525491562&quot;&gt;114&lt;/n&gt;">
            <text:p><text:s text:c="4"/>&lt;n x="-088.1677878439" y="-121.3525491562"&gt;114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4</text:p>
          </table:table-cell>
          <table:table-cell table:style-name="ce10" table:formula="of:=PI()/2 * [.B121]/[.A121]" office:value-type="float" office:value="4.39822971502571">
            <text:p>4,398229715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5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121]+[.G121]*[.E121]" office:value-type="float" office:value="150">
            <text:p>15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121]*COS([.C121])" office:value-type="float" office:value="-46.3525491562421">
            <text:p>-046.352549156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121]*SIN([.C121])" office:value-type="float" office:value="-142.658477444273">
            <text:p>-142.658477444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115">
            <text:p>115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121];&quot;&quot;;TEXT([.J121];&quot;000,0000000000&quot;);[.K121];&quot;&quot;;TEXT([.L121];&quot;000,0000000000&quot;);[.M121];TEXT([.N121];&quot;000&quot;);[.O121]);&quot;,&quot;;&quot;.&quot;)" office:value-type="string" office:string-value="    &lt;n x=&quot;-046.3525491562&quot; y=&quot;-142.6584774443&quot;&gt;115&lt;/n&gt;">
            <text:p><text:s text:c="4"/>&lt;n x="-046.3525491562" y="-142.6584774443"&gt;115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5</text:p>
          </table:table-cell>
          <table:table-cell table:style-name="ce10" table:formula="of:=PI()/2 * [.B122]/[.A122]" office:value-type="float" office:value="4.71238898038469">
            <text:p>4,712388980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5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122]+[.G122]*[.E122]" office:value-type="float" office:value="150">
            <text:p>15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122]*COS([.C122])" office:value-type="float" office:value="-0.0000000000000275545529808154">
            <text:p>000.000000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122]*SIN([.C122])" office:value-type="float" office:value="-150">
            <text:p>-15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116">
            <text:p>116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122];&quot; &quot;;TEXT([.J122];&quot;000,0000000000&quot;);[.K122];&quot;&quot;;TEXT([.L122];&quot;000,0000000000&quot;);[.M122];TEXT([.N122];&quot;000&quot;);[.O122]);&quot;,&quot;;&quot;.&quot;)" office:value-type="string" office:string-value="    &lt;n x=&quot; 000.0000000000&quot; y=&quot;-150.0000000000&quot;&gt;116&lt;/n&gt;">
            <text:p><text:s text:c="4"/>&lt;n x=" 000.0000000000" y="-150.0000000000"&gt;116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6</text:p>
          </table:table-cell>
          <table:table-cell table:style-name="ce10" table:formula="of:=PI()/2 * [.B123]/[.A123]" office:value-type="float" office:value="5.02654824574367">
            <text:p>5,0265482457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5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123]+[.G123]*[.E123]" office:value-type="float" office:value="150">
            <text:p>15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123]*COS([.C123])" office:value-type="float" office:value="46.3525491562421">
            <text:p>046.352549156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123]*SIN([.C123])" office:value-type="float" office:value="-142.658477444273">
            <text:p>-142.658477444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117">
            <text:p>117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123];&quot; &quot;;TEXT([.J123];&quot;000,0000000000&quot;);[.K123];&quot;&quot;;TEXT([.L123];&quot;000,0000000000&quot;);[.M123];TEXT([.N123];&quot;000&quot;);[.O123]);&quot;,&quot;;&quot;.&quot;)" office:value-type="string" office:string-value="    &lt;n x=&quot; 046.3525491562&quot; y=&quot;-142.6584774443&quot;&gt;117&lt;/n&gt;">
            <text:p><text:s text:c="4"/>&lt;n x=" 046.3525491562" y="-142.6584774443"&gt;117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7</text:p>
          </table:table-cell>
          <table:table-cell table:style-name="ce10" table:formula="of:=PI()/2 * [.B124]/[.A124]" office:value-type="float" office:value="5.34070751110265">
            <text:p>5,3407075111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5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124]+[.G124]*[.E124]" office:value-type="float" office:value="150">
            <text:p>15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124]*COS([.C124])" office:value-type="float" office:value="88.1677878438709">
            <text:p>088.167787844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124]*SIN([.C124])" office:value-type="float" office:value="-121.352549156242">
            <text:p>-121.352549156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118">
            <text:p>118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124];&quot; &quot;;TEXT([.J124];&quot;000,0000000000&quot;);[.K124];&quot;&quot;;TEXT([.L124];&quot;000,0000000000&quot;);[.M124];TEXT([.N124];&quot;000&quot;);[.O124]);&quot;,&quot;;&quot;.&quot;)" office:value-type="string" office:string-value="    &lt;n x=&quot; 088.1677878439&quot; y=&quot;-121.3525491562&quot;&gt;118&lt;/n&gt;">
            <text:p><text:s text:c="4"/>&lt;n x=" 088.1677878439" y="-121.3525491562"&gt;118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8</text:p>
          </table:table-cell>
          <table:table-cell table:style-name="ce10" table:formula="of:=PI()/2 * [.B125]/[.A125]" office:value-type="float" office:value="5.65486677646163">
            <text:p>5,6548667765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5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125]+[.G125]*[.E125]" office:value-type="float" office:value="150">
            <text:p>15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125]*COS([.C125])" office:value-type="float" office:value="121.352549156242">
            <text:p>121.352549156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125]*SIN([.C125])" office:value-type="float" office:value="-88.167787843871">
            <text:p>-088.167787844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119">
            <text:p>119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125];&quot; &quot;;TEXT([.J125];&quot;000,0000000000&quot;);[.K125];&quot;&quot;;TEXT([.L125];&quot;000,0000000000&quot;);[.M125];TEXT([.N125];&quot;000&quot;);[.O125]);&quot;,&quot;;&quot;.&quot;)" office:value-type="string" office:string-value="    &lt;n x=&quot; 121.3525491562&quot; y=&quot;-088.1677878439&quot;&gt;119&lt;/n&gt;">
            <text:p><text:s text:c="4"/>&lt;n x=" 121.3525491562" y="-088.1677878439"&gt;119&lt;/n&gt;</text:p>
          </table:table-cell>
          <table:table-cell table:number-columns-repeated="1006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9</text:p>
          </table:table-cell>
          <table:table-cell table:style-name="ce10" table:formula="of:=PI()/2 * [.B126]/[.A126]" office:value-type="float" office:value="5.96902604182061">
            <text:p>5,9690260418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5</text:p>
          </table:table-cell>
          <table:table-cell table:style-name="ce8" office:value-type="string">
            <text:p>50</text:p>
          </table:table-cell>
          <table:table-cell table:style-name="ce8" office:value-type="string">
            <text:p>20</text:p>
          </table:table-cell>
          <table:table-cell table:style-name="ce11" table:formula="of:=[.F126]+[.G126]*[.E126]" office:value-type="float" office:value="150">
            <text:p>15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H126]*COS([.C126])" office:value-type="float" office:value="142.658477444273">
            <text:p>142.658477444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H126]*SIN([.C126])" office:value-type="float" office:value="-46.3525491562421">
            <text:p>-046.352549156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120">
            <text:p>120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I126];&quot; &quot;;TEXT([.J126];&quot;000,0000000000&quot;);[.K126];&quot;&quot;;TEXT([.L126];&quot;000,0000000000&quot;);[.M126];TEXT([.N126];&quot;000&quot;);[.O126]);&quot;,&quot;;&quot;.&quot;)" office:value-type="string" office:string-value="    &lt;n x=&quot; 142.6584774443&quot; y=&quot;-046.3525491562&quot;&gt;120&lt;/n&gt;">
            <text:p><text:s text:c="4"/>&lt;n x=" 142.6584774443" y="-046.3525491562"&gt;120&lt;/n&gt;</text:p>
          </table:table-cell>
          <table:table-cell table:number-columns-repeated="1006"/>
        </table:table-row>
        <table:table-row table:style-name="ro1" table:number-rows-repeated="22"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1007"/>
        </table:table-row>
        <table:table-row table:style-name="ro1" table:number-rows-repeated="14"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0"/>
        </table:table-row>
        <table:table-row table:style-name="ro1" table:number-rows-repeated="45">
          <table:table-cell table:number-columns-repeated="3"/>
          <table:table-cell table:style-name="Default" table:number-columns-repeated="4"/>
          <table:table-cell/>
          <table:table-cell table:style-name="Default"/>
          <table:table-cell table:style-name="ce14"/>
          <table:table-cell table:style-name="ce3"/>
          <table:table-cell table:style-name="ce14"/>
          <table:table-cell table:style-name="ce3"/>
          <table:table-cell table:style-name="ce18"/>
          <table:table-cell table:style-name="ce3"/>
          <table:table-cell/>
          <table:table-cell table:style-name="ce6" table:number-columns-repeated="2"/>
          <table:table-cell table:number-columns-repeated="1005"/>
        </table:table-row>
        <table:table-row table:style-name="ro1" table:number-rows-repeated="80">
          <table:table-cell table:number-columns-repeated="3"/>
          <table:table-cell table:style-name="Default" table:number-columns-repeated="4"/>
          <table:table-cell/>
          <table:table-cell table:style-name="Default"/>
          <table:table-cell table:number-columns-repeated="1014"/>
        </table:table-row>
        <table:table-row table:style-name="ro1" table:number-rows-repeated="104828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Netz - Kirsch" table:style-name="ta1" table:print="false">
        <office:forms form:automatic-focus="false" form:apply-design-mode="false"/>
        <table:table-column table:style-name="co2" table:number-columns-repeated="2" table:default-cell-style-name="ce2"/>
        <table:table-column table:style-name="co1" table:default-cell-style-name="ce2"/>
        <table:table-column table:style-name="co2" table:number-columns-repeated="3" table:default-cell-style-name="ce2"/>
        <table:table-column table:style-name="co1" table:number-columns-repeated="2" table:default-cell-style-name="ce2"/>
        <table:table-column table:style-name="co1" table:default-cell-style-name="Default"/>
        <table:table-column table:style-name="co6" table:default-cell-style-name="ce2"/>
        <table:table-column table:style-name="co1" table:default-cell-style-name="ce15"/>
        <table:table-column table:style-name="co8" table:default-cell-style-name="ce2"/>
        <table:table-column table:style-name="co1" table:default-cell-style-name="ce15"/>
        <table:table-column table:style-name="co8" table:default-cell-style-name="ce2"/>
        <table:table-column table:style-name="co2" table:default-cell-style-name="ce17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25"/>
        <table:table-column table:style-name="co5" table:number-columns-repeated="3" table:default-cell-style-name="ce25"/>
        <table:table-column table:style-name="co5" table:number-columns-repeated="998" table:default-cell-style-name="ce2"/>
        <table:table-row table:style-name="ro1">
          <table:table-cell table:style-name="ce8" office:value-type="string">
            <text:p>n</text:p>
          </table:table-cell>
          <table:table-cell table:style-name="ce8" office:value-type="string">
            <text:p>I</text:p>
          </table:table-cell>
          <table:table-cell table:style-name="ce8" office:value-type="string">
            <text:p>phi</text:p>
          </table:table-cell>
          <table:table-cell table:style-name="ce8" office:value-type="string">
            <text:p>m</text:p>
          </table:table-cell>
          <table:table-cell table:style-name="ce8" office:value-type="string">
            <text:p>J</text:p>
          </table:table-cell>
          <table:table-cell table:style-name="ce8" office:value-type="string">
            <text:p>r0</text:p>
          </table:table-cell>
          <table:table-cell table:style-name="ce8" office:value-type="string">
            <text:p>s</text:p>
          </table:table-cell>
          <table:table-cell table:style-name="ce8" office:value-type="string">
            <text:p>rho</text:p>
          </table:table-cell>
          <table:table-cell table:style-name="ce8" office:value-type="string">
            <text:p>r</text:p>
          </table:table-cell>
          <table:table-cell table:style-name="ce7"/>
          <table:table-cell table:style-name="ce12" table:formula="of:=[.I1]*COS([.C1])" office:value-type="float" office:value="0">
            <text:p>#WERT!</text:p>
          </table:table-cell>
          <table:table-cell table:style-name="ce3"/>
          <table:table-cell table:style-name="ce12" table:formula="of:=[.I1]*SIN([.C1])" office:value-type="float" office:value="0">
            <text:p>#WERT!</text:p>
          </table:table-cell>
          <table:table-cell table:style-name="ce8"/>
          <table:table-cell table:style-name="ce16"/>
          <table:table-cell table:style-name="ce5"/>
          <table:table-cell table:style-name="ce3"/>
          <table:table-cell table:style-name="ce6" table:number-columns-repeated="3"/>
          <table:table-cell table:style-name="ce24" table:number-columns-repeated="2"/>
          <table:table-cell table:number-columns-repeated="1001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0</text:p>
          </table:table-cell>
          <table:table-cell table:style-name="ce10" table:formula="of:=PI()/2 * [.B2]/[.A2]" office:value-type="float" office:value="0">
            <text:p>0,000000000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25</text:p>
          </table:table-cell>
          <table:table-cell table:style-name="ce19" office:value-type="float" office:value="150">
            <text:p>150.00000000000</text:p>
          </table:table-cell>
          <table:table-cell table:style-name="ce21" table:formula="of:=([.G2]-[.F2])/10" office:value-type="float" office:value="12.5">
            <text:p>12,500000000000</text:p>
          </table:table-cell>
          <table:table-cell table:style-name="ce11" table:formula="of:=[.F2]+[.H2]*[.E2]" office:value-type="float" office:value="25">
            <text:p>25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2]*COS([.C2])" office:value-type="float" office:value="25">
            <text:p>025.000000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2]*SIN([.C2])" office:value-type="float" office:value="0">
            <text:p>00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string">
            <text:p>001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2];&quot; &quot;;TEXT([.$K2];&quot;000,0000000000&quot;);[.$L2];&quot; &quot;;TEXT([.$M2];&quot;000,0000000000&quot;);[.$N2];TEXT([.$O2];&quot;000&quot;);[.$P2]);&quot;,&quot;;&quot;.&quot;)" office:value-type="string" office:string-value="    &lt;n x=&quot; 025.0000000000&quot; y=&quot; 000.0000000000&quot;&gt;001&lt;/n&gt;">
            <text:p><text:s text:c="4"/>&lt;n x=" 025.0000000000" y=" 000.0000000000"&gt;001&lt;/n&gt;</text:p>
          </table:table-cell>
          <table:table-cell table:style-name="ce6"/>
          <table:table-cell table:style-name="ce6" table:formula="of:=[.O2]" office:value-type="string" office:string-value="001">
            <text:p>001</text:p>
          </table:table-cell>
          <table:table-cell table:style-name="ce13" table:formula="of:=[.K2]" office:value-type="float" office:value="25">
            <text:p>025.000000000</text:p>
          </table:table-cell>
          <table:table-cell table:style-name="ce13" table:formula="of:=[.M2]" office:value-type="float" office:value="0">
            <text:p>000.000000000</text:p>
          </table:table-cell>
          <table:table-cell table:style-name="ce27" table:formula="of:=CONCATENATE(TEXT([.$T2];&quot;000&quot;);&quot; &quot;;TEXT([.$U2];&quot;000,0000000000&quot;);&quot; &quot;;TEXT([.$V2];&quot;000,0000000000&quot;))" office:value-type="string" office:string-value="001 025,0000000000 000,0000000000">
            <text:p>001 025,0000000000 000,000000000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1</text:p>
          </table:table-cell>
          <table:table-cell table:style-name="ce10" table:formula="of:=PI()/2 * [.B3]/[.A3]" office:value-type="float" office:value="0.15707963267949">
            <text:p>0,1570796327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25</text:p>
          </table:table-cell>
          <table:table-cell table:style-name="ce19" office:value-type="float" office:value="151.8697688682">
            <text:p>151.86976886820</text:p>
          </table:table-cell>
          <table:table-cell table:style-name="ce21" table:formula="of:=([.G3]-[.F3])/10" office:value-type="float" office:value="12.68697688682">
            <text:p>12,686976886820</text:p>
          </table:table-cell>
          <table:table-cell table:style-name="ce11" table:formula="of:=[.F3]+[.H3]*[.E3]" office:value-type="float" office:value="25">
            <text:p>25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3]*COS([.C3])" office:value-type="float" office:value="24.6922085148784">
            <text:p>024.692208515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3]*SIN([.C3])" office:value-type="float" office:value="3.91086162600577">
            <text:p>003.910861626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string">
            <text:p>002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3];&quot; &quot;;TEXT([.$K3];&quot;000,0000000000&quot;);[.$L3];&quot; &quot;;TEXT([.$M3];&quot;000,0000000000&quot;);[.$N3];TEXT([.$O3];&quot;000&quot;);[.$P3]);&quot;,&quot;;&quot;.&quot;)" office:value-type="string" office:string-value="    &lt;n x=&quot; 024.6922085149&quot; y=&quot; 003.9108616260&quot;&gt;002&lt;/n&gt;">
            <text:p><text:s text:c="4"/>&lt;n x=" 024.6922085149" y=" 003.9108616260"&gt;002&lt;/n&gt;</text:p>
          </table:table-cell>
          <table:table-cell table:style-name="ce6"/>
          <table:table-cell table:style-name="ce6" table:formula="of:=[.O3]" office:value-type="string" office:string-value="002">
            <text:p>002</text:p>
          </table:table-cell>
          <table:table-cell table:style-name="ce13" table:formula="of:=[.K3]" office:value-type="float" office:value="24.6922085148784">
            <text:p>024.692208515</text:p>
          </table:table-cell>
          <table:table-cell table:style-name="ce13" table:formula="of:=[.M3]" office:value-type="float" office:value="3.91086162600577">
            <text:p>003.910861626</text:p>
          </table:table-cell>
          <table:table-cell table:style-name="ce27" table:formula="of:=CONCATENATE(TEXT([.$T3];&quot;000&quot;);&quot; &quot;;TEXT([.$U3];&quot;000,0000000000&quot;);&quot; &quot;;TEXT([.$V3];&quot;000,0000000000&quot;))" office:value-type="string" office:string-value="002 024,6922085149 003,9108616260">
            <text:p>002 024,6922085149 003,910861626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2</text:p>
          </table:table-cell>
          <table:table-cell table:style-name="ce10" table:formula="of:=PI()/2 * [.B4]/[.A4]" office:value-type="float" office:value="0.314159265358979">
            <text:p>0,314159265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25</text:p>
          </table:table-cell>
          <table:table-cell table:style-name="ce19" office:value-type="float" office:value="157.71933363574">
            <text:p>157.71933363574</text:p>
          </table:table-cell>
          <table:table-cell table:style-name="ce21" table:formula="of:=([.G4]-[.F4])/10" office:value-type="float" office:value="13.271933363574">
            <text:p>13,271933363574</text:p>
          </table:table-cell>
          <table:table-cell table:style-name="ce11" table:formula="of:=[.F4]+[.H4]*[.E4]" office:value-type="float" office:value="25">
            <text:p>25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4]*COS([.C4])" office:value-type="float" office:value="23.7764129073788">
            <text:p>023.776412907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4]*SIN([.C4])" office:value-type="float" office:value="7.72542485937368">
            <text:p>007.725424859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string">
            <text:p>003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4];&quot; &quot;;TEXT([.$K4];&quot;000,0000000000&quot;);[.$L4];&quot; &quot;;TEXT([.$M4];&quot;000,0000000000&quot;);[.$N4];TEXT([.$O4];&quot;000&quot;);[.$P4]);&quot;,&quot;;&quot;.&quot;)" office:value-type="string" office:string-value="    &lt;n x=&quot; 023.7764129074&quot; y=&quot; 007.7254248594&quot;&gt;003&lt;/n&gt;">
            <text:p><text:s text:c="4"/>&lt;n x=" 023.7764129074" y=" 007.7254248594"&gt;003&lt;/n&gt;</text:p>
          </table:table-cell>
          <table:table-cell table:style-name="ce6"/>
          <table:table-cell table:style-name="ce6" table:formula="of:=[.O4]" office:value-type="string" office:string-value="003">
            <text:p>003</text:p>
          </table:table-cell>
          <table:table-cell table:style-name="ce13" table:formula="of:=[.K4]" office:value-type="float" office:value="23.7764129073788">
            <text:p>023.776412907</text:p>
          </table:table-cell>
          <table:table-cell table:style-name="ce13" table:formula="of:=[.M4]" office:value-type="float" office:value="7.72542485937368">
            <text:p>007.725424859</text:p>
          </table:table-cell>
          <table:table-cell table:style-name="ce27" table:formula="of:=CONCATENATE(TEXT([.$T4];&quot;000&quot;);&quot; &quot;;TEXT([.$U4];&quot;000,0000000000&quot;);&quot; &quot;;TEXT([.$V4];&quot;000,0000000000&quot;))" office:value-type="string" office:string-value="003 023,7764129074 007,7254248594">
            <text:p>003 023,7764129074 007,7254248594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3</text:p>
          </table:table-cell>
          <table:table-cell table:style-name="ce10" table:formula="of:=PI()/2 * [.B5]/[.A5]" office:value-type="float" office:value="0.471238898038469">
            <text:p>0,471238898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25</text:p>
          </table:table-cell>
          <table:table-cell table:style-name="ce19" office:value-type="float" office:value="168.348935645154">
            <text:p>168.34893564515</text:p>
          </table:table-cell>
          <table:table-cell table:style-name="ce21" table:formula="of:=([.G5]-[.F5])/10" office:value-type="float" office:value="14.3348935645154">
            <text:p>14,334893564515</text:p>
          </table:table-cell>
          <table:table-cell table:style-name="ce11" table:formula="of:=[.F5]+[.H5]*[.E5]" office:value-type="float" office:value="25">
            <text:p>25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5]*COS([.C5])" office:value-type="float" office:value="22.2751631047092">
            <text:p>022.275163105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5]*SIN([.C5])" office:value-type="float" office:value="11.3497624934887">
            <text:p>011.349762493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string">
            <text:p>004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5];&quot; &quot;;TEXT([.$K5];&quot;000,0000000000&quot;);[.$L5];&quot; &quot;;TEXT([.$M5];&quot;000,0000000000&quot;);[.$N5];TEXT([.$O5];&quot;000&quot;);[.$P5]);&quot;,&quot;;&quot;.&quot;)" office:value-type="string" office:string-value="    &lt;n x=&quot; 022.2751631047&quot; y=&quot; 011.3497624935&quot;&gt;004&lt;/n&gt;">
            <text:p><text:s text:c="4"/>&lt;n x=" 022.2751631047" y=" 011.3497624935"&gt;004&lt;/n&gt;</text:p>
          </table:table-cell>
          <table:table-cell table:style-name="ce6"/>
          <table:table-cell table:style-name="ce6" table:formula="of:=[.O5]" office:value-type="string" office:string-value="004">
            <text:p>004</text:p>
          </table:table-cell>
          <table:table-cell table:style-name="ce13" table:formula="of:=[.K5]" office:value-type="float" office:value="22.2751631047092">
            <text:p>022.275163105</text:p>
          </table:table-cell>
          <table:table-cell table:style-name="ce13" table:formula="of:=[.M5]" office:value-type="float" office:value="11.3497624934887">
            <text:p>011.349762493</text:p>
          </table:table-cell>
          <table:table-cell table:style-name="ce27" table:formula="of:=CONCATENATE(TEXT([.$T5];&quot;000&quot;);&quot; &quot;;TEXT([.$U5];&quot;000,0000000000&quot;);&quot; &quot;;TEXT([.$V5];&quot;000,0000000000&quot;))" office:value-type="string" office:string-value="004 022,2751631047 011,3497624935">
            <text:p>004 022,2751631047 011,3497624935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4</text:p>
          </table:table-cell>
          <table:table-cell table:style-name="ce10" table:formula="of:=PI()/2 * [.B6]/[.A6]" office:value-type="float" office:value="0.628318530717959">
            <text:p>0,6283185307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25</text:p>
          </table:table-cell>
          <table:table-cell table:style-name="ce19" office:value-type="float" office:value="185.410196624968">
            <text:p>185.41019662497</text:p>
          </table:table-cell>
          <table:table-cell table:style-name="ce21" table:formula="of:=([.G6]-[.F6])/10" office:value-type="float" office:value="16.0410196624968">
            <text:p>16,041019662497</text:p>
          </table:table-cell>
          <table:table-cell table:style-name="ce11" table:formula="of:=[.F6]+[.H6]*[.E6]" office:value-type="float" office:value="25">
            <text:p>25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6]*COS([.C6])" office:value-type="float" office:value="20.2254248593737">
            <text:p>020.225424859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6]*SIN([.C6])" office:value-type="float" office:value="14.6946313073118">
            <text:p>014.694631307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string">
            <text:p>005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6];&quot; &quot;;TEXT([.$K6];&quot;000,0000000000&quot;);[.$L6];&quot; &quot;;TEXT([.$M6];&quot;000,0000000000&quot;);[.$N6];TEXT([.$O6];&quot;000&quot;);[.$P6]);&quot;,&quot;;&quot;.&quot;)" office:value-type="string" office:string-value="    &lt;n x=&quot; 020.2254248594&quot; y=&quot; 014.6946313073&quot;&gt;005&lt;/n&gt;">
            <text:p><text:s text:c="4"/>&lt;n x=" 020.2254248594" y=" 014.6946313073"&gt;005&lt;/n&gt;</text:p>
          </table:table-cell>
          <table:table-cell table:style-name="ce6"/>
          <table:table-cell table:style-name="ce6" table:formula="of:=[.O6]" office:value-type="string" office:string-value="005">
            <text:p>005</text:p>
          </table:table-cell>
          <table:table-cell table:style-name="ce13" table:formula="of:=[.K6]" office:value-type="float" office:value="20.2254248593737">
            <text:p>020.225424859</text:p>
          </table:table-cell>
          <table:table-cell table:style-name="ce13" table:formula="of:=[.M6]" office:value-type="float" office:value="14.6946313073118">
            <text:p>014.694631307</text:p>
          </table:table-cell>
          <table:table-cell table:style-name="ce27" table:formula="of:=CONCATENATE(TEXT([.$T6];&quot;000&quot;);&quot; &quot;;TEXT([.$U6];&quot;000,0000000000&quot;);&quot; &quot;;TEXT([.$V6];&quot;000,0000000000&quot;))" office:value-type="string" office:string-value="005 020,2254248594 014,6946313073">
            <text:p>005 020,2254248594 014,6946313073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5</text:p>
          </table:table-cell>
          <table:table-cell table:style-name="ce10" table:formula="of:=PI()/2 * [.B7]/[.A7]" office:value-type="float" office:value="0.785398163397448">
            <text:p>0,785398163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25</text:p>
          </table:table-cell>
          <table:table-cell table:style-name="ce19" office:value-type="float" office:value="212.132034355964">
            <text:p>212.13203435596</text:p>
          </table:table-cell>
          <table:table-cell table:style-name="ce21" table:formula="of:=([.G7]-[.F7])/10" office:value-type="float" office:value="18.7132034355964">
            <text:p>18,713203435596</text:p>
          </table:table-cell>
          <table:table-cell table:style-name="ce11" table:formula="of:=[.F7]+[.H7]*[.E7]" office:value-type="float" office:value="25">
            <text:p>25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7]*COS([.C7])" office:value-type="float" office:value="17.6776695296637">
            <text:p>017.67766953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7]*SIN([.C7])" office:value-type="float" office:value="17.6776695296637">
            <text:p>017.67766953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string">
            <text:p>006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7];&quot; &quot;;TEXT([.$K7];&quot;000,0000000000&quot;);[.$L7];&quot; &quot;;TEXT([.$M7];&quot;000,0000000000&quot;);[.$N7];TEXT([.$O7];&quot;000&quot;);[.$P7]);&quot;,&quot;;&quot;.&quot;)" office:value-type="string" office:string-value="    &lt;n x=&quot; 017.6776695297&quot; y=&quot; 017.6776695297&quot;&gt;006&lt;/n&gt;">
            <text:p><text:s text:c="4"/>&lt;n x=" 017.6776695297" y=" 017.6776695297"&gt;006&lt;/n&gt;</text:p>
          </table:table-cell>
          <table:table-cell table:style-name="ce6"/>
          <table:table-cell table:style-name="ce6" table:formula="of:=[.O7]" office:value-type="string" office:string-value="006">
            <text:p>006</text:p>
          </table:table-cell>
          <table:table-cell table:style-name="ce13" table:formula="of:=[.K7]" office:value-type="float" office:value="17.6776695296637">
            <text:p>017.677669530</text:p>
          </table:table-cell>
          <table:table-cell table:style-name="ce13" table:formula="of:=[.M7]" office:value-type="float" office:value="17.6776695296637">
            <text:p>017.677669530</text:p>
          </table:table-cell>
          <table:table-cell table:style-name="ce27" table:formula="of:=CONCATENATE(TEXT([.$T7];&quot;000&quot;);&quot; &quot;;TEXT([.$U7];&quot;000,0000000000&quot;);&quot; &quot;;TEXT([.$V7];&quot;000,0000000000&quot;))" office:value-type="string" office:string-value="006 017,6776695297 017,6776695297">
            <text:p>006 017,6776695297 017,6776695297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6</text:p>
          </table:table-cell>
          <table:table-cell table:style-name="ce10" table:formula="of:=PI()/2 * [.B8]/[.A8]" office:value-type="float" office:value="0.942477796076938">
            <text:p>0,9424777961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25</text:p>
          </table:table-cell>
          <table:table-cell table:style-name="ce19" office:value-type="float" office:value="185.410196624968">
            <text:p>185.41019662497</text:p>
          </table:table-cell>
          <table:table-cell table:style-name="ce21" table:formula="of:=([.G8]-[.F8])/10" office:value-type="float" office:value="16.0410196624968">
            <text:p>16,041019662497</text:p>
          </table:table-cell>
          <table:table-cell table:style-name="ce11" table:formula="of:=[.F8]+[.H8]*[.E8]" office:value-type="float" office:value="25">
            <text:p>25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8]*COS([.C8])" office:value-type="float" office:value="14.6946313073118">
            <text:p>014.694631307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8]*SIN([.C8])" office:value-type="float" office:value="20.2254248593737">
            <text:p>020.225424859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string">
            <text:p>007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8];&quot; &quot;;TEXT([.$K8];&quot;000,0000000000&quot;);[.$L8];&quot; &quot;;TEXT([.$M8];&quot;000,0000000000&quot;);[.$N8];TEXT([.$O8];&quot;000&quot;);[.$P8]);&quot;,&quot;;&quot;.&quot;)" office:value-type="string" office:string-value="    &lt;n x=&quot; 014.6946313073&quot; y=&quot; 020.2254248594&quot;&gt;007&lt;/n&gt;">
            <text:p><text:s text:c="4"/>&lt;n x=" 014.6946313073" y=" 020.2254248594"&gt;007&lt;/n&gt;</text:p>
          </table:table-cell>
          <table:table-cell table:style-name="ce6"/>
          <table:table-cell table:style-name="ce6" table:formula="of:=[.O8]" office:value-type="string" office:string-value="007">
            <text:p>007</text:p>
          </table:table-cell>
          <table:table-cell table:style-name="ce13" table:formula="of:=[.K8]" office:value-type="float" office:value="14.6946313073118">
            <text:p>014.694631307</text:p>
          </table:table-cell>
          <table:table-cell table:style-name="ce13" table:formula="of:=[.M8]" office:value-type="float" office:value="20.2254248593737">
            <text:p>020.225424859</text:p>
          </table:table-cell>
          <table:table-cell table:style-name="ce27" table:formula="of:=CONCATENATE(TEXT([.$T8];&quot;000&quot;);&quot; &quot;;TEXT([.$U8];&quot;000,0000000000&quot;);&quot; &quot;;TEXT([.$V8];&quot;000,0000000000&quot;))" office:value-type="string" office:string-value="007 014,6946313073 020,2254248594">
            <text:p>007 014,6946313073 020,2254248594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7</text:p>
          </table:table-cell>
          <table:table-cell table:style-name="ce10" table:formula="of:=PI()/2 * [.B9]/[.A9]" office:value-type="float" office:value="1.09955742875643">
            <text:p>1,0995574288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25</text:p>
          </table:table-cell>
          <table:table-cell table:style-name="ce19" office:value-type="float" office:value="168.348935645154">
            <text:p>168.34893564515</text:p>
          </table:table-cell>
          <table:table-cell table:style-name="ce21" table:formula="of:=([.G9]-[.F9])/10" office:value-type="float" office:value="14.3348935645154">
            <text:p>14,334893564515</text:p>
          </table:table-cell>
          <table:table-cell table:style-name="ce11" table:formula="of:=[.F9]+[.H9]*[.E9]" office:value-type="float" office:value="25">
            <text:p>25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9]*COS([.C9])" office:value-type="float" office:value="11.3497624934887">
            <text:p>011.349762493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9]*SIN([.C9])" office:value-type="float" office:value="22.2751631047092">
            <text:p>022.27516310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string">
            <text:p>008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9];&quot; &quot;;TEXT([.$K9];&quot;000,0000000000&quot;);[.$L9];&quot; &quot;;TEXT([.$M9];&quot;000,0000000000&quot;);[.$N9];TEXT([.$O9];&quot;000&quot;);[.$P9]);&quot;,&quot;;&quot;.&quot;)" office:value-type="string" office:string-value="    &lt;n x=&quot; 011.3497624935&quot; y=&quot; 022.2751631047&quot;&gt;008&lt;/n&gt;">
            <text:p><text:s text:c="4"/>&lt;n x=" 011.3497624935" y=" 022.2751631047"&gt;008&lt;/n&gt;</text:p>
          </table:table-cell>
          <table:table-cell table:style-name="ce6"/>
          <table:table-cell table:style-name="ce6" table:formula="of:=[.O9]" office:value-type="string" office:string-value="008">
            <text:p>008</text:p>
          </table:table-cell>
          <table:table-cell table:style-name="ce13" table:formula="of:=[.K9]" office:value-type="float" office:value="11.3497624934887">
            <text:p>011.349762493</text:p>
          </table:table-cell>
          <table:table-cell table:style-name="ce13" table:formula="of:=[.M9]" office:value-type="float" office:value="22.2751631047092">
            <text:p>022.275163105</text:p>
          </table:table-cell>
          <table:table-cell table:style-name="ce27" table:formula="of:=CONCATENATE(TEXT([.$T9];&quot;000&quot;);&quot; &quot;;TEXT([.$U9];&quot;000,0000000000&quot;);&quot; &quot;;TEXT([.$V9];&quot;000,0000000000&quot;))" office:value-type="string" office:string-value="008 011,3497624935 022,2751631047">
            <text:p>008 011,3497624935 022,2751631047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8</text:p>
          </table:table-cell>
          <table:table-cell table:style-name="ce10" table:formula="of:=PI()/2 * [.B10]/[.A10]" office:value-type="float" office:value="1.25663706143592">
            <text:p>1,256637061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25</text:p>
          </table:table-cell>
          <table:table-cell table:style-name="ce19" office:value-type="float" office:value="157.71933363574">
            <text:p>157.71933363574</text:p>
          </table:table-cell>
          <table:table-cell table:style-name="ce21" table:formula="of:=([.G10]-[.F10])/10" office:value-type="float" office:value="13.271933363574">
            <text:p>13,271933363574</text:p>
          </table:table-cell>
          <table:table-cell table:style-name="ce11" table:formula="of:=[.F10]+[.H10]*[.E10]" office:value-type="float" office:value="25">
            <text:p>25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10]*COS([.C10])" office:value-type="float" office:value="7.72542485937369">
            <text:p>007.725424859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10]*SIN([.C10])" office:value-type="float" office:value="23.7764129073788">
            <text:p>023.776412907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string">
            <text:p>009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10];&quot; &quot;;TEXT([.$K10];&quot;000,0000000000&quot;);[.$L10];&quot; &quot;;TEXT([.$M10];&quot;000,0000000000&quot;);[.$N10];TEXT([.$O10];&quot;000&quot;);[.$P10]);&quot;,&quot;;&quot;.&quot;)" office:value-type="string" office:string-value="    &lt;n x=&quot; 007.7254248594&quot; y=&quot; 023.7764129074&quot;&gt;009&lt;/n&gt;">
            <text:p><text:s text:c="4"/>&lt;n x=" 007.7254248594" y=" 023.7764129074"&gt;009&lt;/n&gt;</text:p>
          </table:table-cell>
          <table:table-cell table:style-name="ce6"/>
          <table:table-cell table:style-name="ce6" table:formula="of:=[.O10]" office:value-type="string" office:string-value="009">
            <text:p>009</text:p>
          </table:table-cell>
          <table:table-cell table:style-name="ce13" table:formula="of:=[.K10]" office:value-type="float" office:value="7.72542485937369">
            <text:p>007.725424859</text:p>
          </table:table-cell>
          <table:table-cell table:style-name="ce13" table:formula="of:=[.M10]" office:value-type="float" office:value="23.7764129073788">
            <text:p>023.776412907</text:p>
          </table:table-cell>
          <table:table-cell table:style-name="ce27" table:formula="of:=CONCATENATE(TEXT([.$T10];&quot;000&quot;);&quot; &quot;;TEXT([.$U10];&quot;000,0000000000&quot;);&quot; &quot;;TEXT([.$V10];&quot;000,0000000000&quot;))" office:value-type="string" office:string-value="009 007,7254248594 023,7764129074">
            <text:p>009 007,7254248594 023,7764129074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9</text:p>
          </table:table-cell>
          <table:table-cell table:style-name="ce10" table:formula="of:=PI()/2 * [.B11]/[.A11]" office:value-type="float" office:value="1.41371669411541">
            <text:p>1,4137166941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25</text:p>
          </table:table-cell>
          <table:table-cell table:style-name="ce19" office:value-type="float" office:value="151.8697688682">
            <text:p>151.86976886820</text:p>
          </table:table-cell>
          <table:table-cell table:style-name="ce21" table:formula="of:=([.G11]-[.F11])/10" office:value-type="float" office:value="12.68697688682">
            <text:p>12,686976886820</text:p>
          </table:table-cell>
          <table:table-cell table:style-name="ce11" table:formula="of:=[.F11]+[.H11]*[.E11]" office:value-type="float" office:value="25">
            <text:p>25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11]*COS([.C11])" office:value-type="float" office:value="3.91086162600577">
            <text:p>003.910861626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11]*SIN([.C11])" office:value-type="float" office:value="24.6922085148784">
            <text:p>024.69220851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string">
            <text:p>010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11];&quot; &quot;;TEXT([.$K11];&quot;000,0000000000&quot;);[.$L11];&quot; &quot;;TEXT([.$M11];&quot;000,0000000000&quot;);[.$N11];TEXT([.$O11];&quot;000&quot;);[.$P11]);&quot;,&quot;;&quot;.&quot;)" office:value-type="string" office:string-value="    &lt;n x=&quot; 003.9108616260&quot; y=&quot; 024.6922085149&quot;&gt;010&lt;/n&gt;">
            <text:p><text:s text:c="4"/>&lt;n x=" 003.9108616260" y=" 024.6922085149"&gt;010&lt;/n&gt;</text:p>
          </table:table-cell>
          <table:table-cell table:style-name="ce6"/>
          <table:table-cell table:style-name="ce6" table:formula="of:=[.O11]" office:value-type="string" office:string-value="010">
            <text:p>010</text:p>
          </table:table-cell>
          <table:table-cell table:style-name="ce13" table:formula="of:=[.K11]" office:value-type="float" office:value="3.91086162600577">
            <text:p>003.910861626</text:p>
          </table:table-cell>
          <table:table-cell table:style-name="ce13" table:formula="of:=[.M11]" office:value-type="float" office:value="24.6922085148784">
            <text:p>024.692208515</text:p>
          </table:table-cell>
          <table:table-cell table:style-name="ce27" table:formula="of:=CONCATENATE(TEXT([.$T11];&quot;000&quot;);&quot; &quot;;TEXT([.$U11];&quot;000,0000000000&quot;);&quot; &quot;;TEXT([.$V11];&quot;000,0000000000&quot;))" office:value-type="string" office:string-value="010 003,9108616260 024,6922085149">
            <text:p>010 003,9108616260 024,6922085149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10</text:p>
          </table:table-cell>
          <table:table-cell table:style-name="ce10" table:formula="of:=PI()/2 * [.B12]/[.A12]" office:value-type="float" office:value="1.5707963267949">
            <text:p>1,5707963268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</text:p>
          </table:table-cell>
          <table:table-cell table:style-name="ce8" office:value-type="string">
            <text:p>25</text:p>
          </table:table-cell>
          <table:table-cell table:style-name="ce19" office:value-type="float" office:value="150">
            <text:p>150.00000000000</text:p>
          </table:table-cell>
          <table:table-cell table:style-name="ce21" table:formula="of:=([.G12]-[.F12])/10" office:value-type="float" office:value="12.5">
            <text:p>12,500000000000</text:p>
          </table:table-cell>
          <table:table-cell table:style-name="ce11" table:formula="of:=[.F12]+[.H12]*[.E12]" office:value-type="float" office:value="25">
            <text:p>25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12]*COS([.C12])" office:value-type="float" office:value="1.53080849893419E-015">
            <text:p>000.000000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12]*SIN([.C12])" office:value-type="float" office:value="25">
            <text:p>025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string">
            <text:p>011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12];&quot; &quot;;TEXT([.$K12];&quot;000,0000000000&quot;);[.$L12];&quot; &quot;;TEXT([.$M12];&quot;000,0000000000&quot;);[.$N12];TEXT([.$O12];&quot;000&quot;);[.$P12]);&quot;,&quot;;&quot;.&quot;)" office:value-type="string" office:string-value="    &lt;n x=&quot; 000.0000000000&quot; y=&quot; 025.0000000000&quot;&gt;011&lt;/n&gt;">
            <text:p><text:s text:c="4"/>&lt;n x=" 000.0000000000" y=" 025.0000000000"&gt;011&lt;/n&gt;</text:p>
          </table:table-cell>
          <table:table-cell table:style-name="ce6"/>
          <table:table-cell table:style-name="ce6" table:formula="of:=[.O12]" office:value-type="string" office:string-value="011">
            <text:p>011</text:p>
          </table:table-cell>
          <table:table-cell table:style-name="ce13" table:formula="of:=[.K12]" office:value-type="float" office:value="1.53080849893419E-015">
            <text:p>000.000000000</text:p>
          </table:table-cell>
          <table:table-cell table:style-name="ce13" table:formula="of:=[.M12]" office:value-type="float" office:value="25">
            <text:p>025.000000000</text:p>
          </table:table-cell>
          <table:table-cell table:style-name="ce27" table:formula="of:=CONCATENATE(TEXT([.$T12];&quot;000&quot;);&quot; &quot;;TEXT([.$U12];&quot;000,0000000000&quot;);&quot; &quot;;TEXT([.$V12];&quot;000,0000000000&quot;))" office:value-type="string" office:string-value="011 000,0000000000 025,0000000000">
            <text:p>011 000,0000000000 025,0000000000</text:p>
          </table:table-cell>
          <table:table-cell table:number-columns-repeated="1000"/>
        </table:table-row>
        <table:table-row table:style-name="ro1">
          <table:table-cell table:style-name="ce8" table:number-columns-repeated="2"/>
          <table:table-cell table:style-name="ce10"/>
          <table:table-cell table:style-name="ce8" table:number-columns-repeated="2"/>
          <table:table-cell table:style-name="ce8" office:value-type="string">
            <text:p>25</text:p>
          </table:table-cell>
          <table:table-cell table:style-name="ce8"/>
          <table:table-cell table:style-name="ce21" table:formula="of:=([.G13]-[.F13])/10" office:value-type="float" office:value="-2.5">
            <text:p>-2,500000000000</text:p>
          </table:table-cell>
          <table:table-cell table:style-name="ce11"/>
          <table:table-cell table:style-name="ce7"/>
          <table:table-cell table:style-name="ce13"/>
          <table:table-cell table:style-name="ce3"/>
          <table:table-cell table:style-name="ce13"/>
          <table:table-cell table:style-name="ce8"/>
          <table:table-cell table:style-name="Default"/>
          <table:table-cell table:style-name="ce5"/>
          <table:table-cell table:style-name="ce3"/>
          <table:table-cell table:style-name="ce6" table:number-columns-repeated="3"/>
          <table:table-cell table:style-name="ce13" table:number-columns-repeated="2"/>
          <table:table-cell table:style-name="ce27"/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0</text:p>
          </table:table-cell>
          <table:table-cell table:style-name="ce10" table:formula="of:=PI()/2 * [.B14]/[.A14]" office:value-type="float" office:value="0">
            <text:p>0,000000000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,2</text:p>
          </table:table-cell>
          <table:table-cell table:style-name="ce8" office:value-type="string">
            <text:p>25</text:p>
          </table:table-cell>
          <table:table-cell table:style-name="ce19" office:value-type="float" office:value="150">
            <text:p>150.00000000000</text:p>
          </table:table-cell>
          <table:table-cell table:style-name="ce21" table:formula="of:=([.G14]-[.F14])/10" office:value-type="float" office:value="12.5">
            <text:p>12,500000000000</text:p>
          </table:table-cell>
          <table:table-cell table:style-name="ce11" table:formula="of:=[.F14]+[.H14]*[.E14]" office:value-type="float" office:value="27.5">
            <text:p>27,5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14]*COS([.C14])" office:value-type="float" office:value="27.5">
            <text:p>027.500000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14]*SIN([.C14])" office:value-type="float" office:value="0">
            <text:p>00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string">
            <text:p>012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14];&quot; &quot;;TEXT([.$K14];&quot;000,0000000000&quot;);[.$L14];&quot; &quot;;TEXT([.$M14];&quot;000,0000000000&quot;);[.$N14];TEXT([.$O14];&quot;000&quot;);[.$P14]);&quot;,&quot;;&quot;.&quot;)" office:value-type="string" office:string-value="    &lt;n x=&quot; 027.5000000000&quot; y=&quot; 000.0000000000&quot;&gt;012&lt;/n&gt;">
            <text:p><text:s text:c="4"/>&lt;n x=" 027.5000000000" y=" 000.0000000000"&gt;012&lt;/n&gt;</text:p>
          </table:table-cell>
          <table:table-cell table:style-name="ce6"/>
          <table:table-cell table:style-name="ce6" table:formula="of:=[.O14]" office:value-type="string" office:string-value="012">
            <text:p>012</text:p>
          </table:table-cell>
          <table:table-cell table:style-name="ce13" table:formula="of:=[.K14]" office:value-type="float" office:value="27.5">
            <text:p>027.500000000</text:p>
          </table:table-cell>
          <table:table-cell table:style-name="ce13" table:formula="of:=[.M14]" office:value-type="float" office:value="0">
            <text:p>000.000000000</text:p>
          </table:table-cell>
          <table:table-cell table:style-name="ce27" table:formula="of:=CONCATENATE(TEXT([.$T14];&quot;000&quot;);&quot; &quot;;TEXT([.$U14];&quot;000,0000000000&quot;);&quot; &quot;;TEXT([.$V14];&quot;000,0000000000&quot;))" office:value-type="string" office:string-value="012 027,5000000000 000,0000000000">
            <text:p>012 027,5000000000 000,000000000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1</text:p>
          </table:table-cell>
          <table:table-cell table:style-name="ce10" table:formula="of:=PI()/2 * [.B15]/[.A15]" office:value-type="float" office:value="0.15707963267949">
            <text:p>0,1570796327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,2</text:p>
          </table:table-cell>
          <table:table-cell table:style-name="ce8" office:value-type="string">
            <text:p>25</text:p>
          </table:table-cell>
          <table:table-cell table:style-name="ce19" office:value-type="float" office:value="151.8697688682">
            <text:p>151.86976886820</text:p>
          </table:table-cell>
          <table:table-cell table:style-name="ce21" table:formula="of:=([.G15]-[.F15])/10" office:value-type="float" office:value="12.68697688682">
            <text:p>12,686976886820</text:p>
          </table:table-cell>
          <table:table-cell table:style-name="ce11" table:formula="of:=[.F15]+[.H15]*[.E15]" office:value-type="float" office:value="27.537395377364">
            <text:p>27,54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15]*COS([.C15])" office:value-type="float" office:value="27.1983643445809">
            <text:p>027.198364345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15]*SIN([.C15])" office:value-type="float" office:value="4.30779771445926">
            <text:p>004.307797714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string">
            <text:p>013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15];&quot; &quot;;TEXT([.$K15];&quot;000,0000000000&quot;);[.$L15];&quot; &quot;;TEXT([.$M15];&quot;000,0000000000&quot;);[.$N15];TEXT([.$O15];&quot;000&quot;);[.$P15]);&quot;,&quot;;&quot;.&quot;)" office:value-type="string" office:string-value="    &lt;n x=&quot; 027.1983643446&quot; y=&quot; 004.3077977145&quot;&gt;013&lt;/n&gt;">
            <text:p><text:s text:c="4"/>&lt;n x=" 027.1983643446" y=" 004.3077977145"&gt;013&lt;/n&gt;</text:p>
          </table:table-cell>
          <table:table-cell table:style-name="ce6"/>
          <table:table-cell table:style-name="ce6" table:formula="of:=[.O15]" office:value-type="string" office:string-value="013">
            <text:p>013</text:p>
          </table:table-cell>
          <table:table-cell table:style-name="ce13" table:formula="of:=[.K15]" office:value-type="float" office:value="27.1983643445809">
            <text:p>027.198364345</text:p>
          </table:table-cell>
          <table:table-cell table:style-name="ce13" table:formula="of:=[.M15]" office:value-type="float" office:value="4.30779771445926">
            <text:p>004.307797714</text:p>
          </table:table-cell>
          <table:table-cell table:style-name="ce27" table:formula="of:=CONCATENATE(TEXT([.$T15];&quot;000&quot;);&quot; &quot;;TEXT([.$U15];&quot;000,0000000000&quot;);&quot; &quot;;TEXT([.$V15];&quot;000,0000000000&quot;))" office:value-type="string" office:string-value="013 027,1983643446 004,3077977145">
            <text:p>013 027,1983643446 004,3077977145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2</text:p>
          </table:table-cell>
          <table:table-cell table:style-name="ce10" table:formula="of:=PI()/2 * [.B16]/[.A16]" office:value-type="float" office:value="0.314159265358979">
            <text:p>0,314159265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,2</text:p>
          </table:table-cell>
          <table:table-cell table:style-name="ce8" office:value-type="string">
            <text:p>25</text:p>
          </table:table-cell>
          <table:table-cell table:style-name="ce19" office:value-type="float" office:value="157.71933363574">
            <text:p>157.71933363574</text:p>
          </table:table-cell>
          <table:table-cell table:style-name="ce21" table:formula="of:=([.G16]-[.F16])/10" office:value-type="float" office:value="13.271933363574">
            <text:p>13,271933363574</text:p>
          </table:table-cell>
          <table:table-cell table:style-name="ce11" table:formula="of:=[.F16]+[.H16]*[.E16]" office:value-type="float" office:value="27.6543866727148">
            <text:p>27,65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16]*COS([.C16])" office:value-type="float" office:value="26.3008846492313">
            <text:p>026.300884649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16]*SIN([.C16])" office:value-type="float" office:value="8.54567545088493">
            <text:p>008.54567545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string">
            <text:p>014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16];&quot; &quot;;TEXT([.$K16];&quot;000,0000000000&quot;);[.$L16];&quot; &quot;;TEXT([.$M16];&quot;000,0000000000&quot;);[.$N16];TEXT([.$O16];&quot;000&quot;);[.$P16]);&quot;,&quot;;&quot;.&quot;)" office:value-type="string" office:string-value="    &lt;n x=&quot; 026.3008846492&quot; y=&quot; 008.5456754509&quot;&gt;014&lt;/n&gt;">
            <text:p><text:s text:c="4"/>&lt;n x=" 026.3008846492" y=" 008.5456754509"&gt;014&lt;/n&gt;</text:p>
          </table:table-cell>
          <table:table-cell table:style-name="ce6"/>
          <table:table-cell table:style-name="ce6" table:formula="of:=[.O16]" office:value-type="string" office:string-value="014">
            <text:p>014</text:p>
          </table:table-cell>
          <table:table-cell table:style-name="ce13" table:formula="of:=[.K16]" office:value-type="float" office:value="26.3008846492313">
            <text:p>026.300884649</text:p>
          </table:table-cell>
          <table:table-cell table:style-name="ce13" table:formula="of:=[.M16]" office:value-type="float" office:value="8.54567545088493">
            <text:p>008.545675451</text:p>
          </table:table-cell>
          <table:table-cell table:style-name="ce27" table:formula="of:=CONCATENATE(TEXT([.$T16];&quot;000&quot;);&quot; &quot;;TEXT([.$U16];&quot;000,0000000000&quot;);&quot; &quot;;TEXT([.$V16];&quot;000,0000000000&quot;))" office:value-type="string" office:string-value="014 026,3008846492 008,5456754509">
            <text:p>014 026,3008846492 008,5456754509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3</text:p>
          </table:table-cell>
          <table:table-cell table:style-name="ce10" table:formula="of:=PI()/2 * [.B17]/[.A17]" office:value-type="float" office:value="0.471238898038469">
            <text:p>0,471238898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,2</text:p>
          </table:table-cell>
          <table:table-cell table:style-name="ce8" office:value-type="string">
            <text:p>25</text:p>
          </table:table-cell>
          <table:table-cell table:style-name="ce19" office:value-type="float" office:value="168.348935645154">
            <text:p>168.34893564515</text:p>
          </table:table-cell>
          <table:table-cell table:style-name="ce21" table:formula="of:=([.G17]-[.F17])/10" office:value-type="float" office:value="14.3348935645154">
            <text:p>14,334893564515</text:p>
          </table:table-cell>
          <table:table-cell table:style-name="ce11" table:formula="of:=[.F17]+[.H17]*[.E17]" office:value-type="float" office:value="27.8669787129031">
            <text:p>27,87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17]*COS([.C17])" office:value-type="float" office:value="24.829659842615">
            <text:p>024.829659843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17]*SIN([.C17])" office:value-type="float" office:value="12.6513435921022">
            <text:p>012.651343592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string">
            <text:p>015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17];&quot; &quot;;TEXT([.$K17];&quot;000,0000000000&quot;);[.$L17];&quot; &quot;;TEXT([.$M17];&quot;000,0000000000&quot;);[.$N17];TEXT([.$O17];&quot;000&quot;);[.$P17]);&quot;,&quot;;&quot;.&quot;)" office:value-type="string" office:string-value="    &lt;n x=&quot; 024.8296598426&quot; y=&quot; 012.6513435921&quot;&gt;015&lt;/n&gt;">
            <text:p><text:s text:c="4"/>&lt;n x=" 024.8296598426" y=" 012.6513435921"&gt;015&lt;/n&gt;</text:p>
          </table:table-cell>
          <table:table-cell table:style-name="ce6"/>
          <table:table-cell table:style-name="ce6" table:formula="of:=[.O17]" office:value-type="string" office:string-value="015">
            <text:p>015</text:p>
          </table:table-cell>
          <table:table-cell table:style-name="ce13" table:formula="of:=[.K17]" office:value-type="float" office:value="24.829659842615">
            <text:p>024.829659843</text:p>
          </table:table-cell>
          <table:table-cell table:style-name="ce13" table:formula="of:=[.M17]" office:value-type="float" office:value="12.6513435921022">
            <text:p>012.651343592</text:p>
          </table:table-cell>
          <table:table-cell table:style-name="ce27" table:formula="of:=CONCATENATE(TEXT([.$T17];&quot;000&quot;);&quot; &quot;;TEXT([.$U17];&quot;000,0000000000&quot;);&quot; &quot;;TEXT([.$V17];&quot;000,0000000000&quot;))" office:value-type="string" office:string-value="015 024,8296598426 012,6513435921">
            <text:p>015 024,8296598426 012,6513435921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4</text:p>
          </table:table-cell>
          <table:table-cell table:style-name="ce10" table:formula="of:=PI()/2 * [.B18]/[.A18]" office:value-type="float" office:value="0.628318530717959">
            <text:p>0,6283185307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,2</text:p>
          </table:table-cell>
          <table:table-cell table:style-name="ce8" office:value-type="string">
            <text:p>25</text:p>
          </table:table-cell>
          <table:table-cell table:style-name="ce19" office:value-type="float" office:value="185.410196624968">
            <text:p>185.41019662497</text:p>
          </table:table-cell>
          <table:table-cell table:style-name="ce21" table:formula="of:=([.G18]-[.F18])/10" office:value-type="float" office:value="16.0410196624968">
            <text:p>16,041019662497</text:p>
          </table:table-cell>
          <table:table-cell table:style-name="ce11" table:formula="of:=[.F18]+[.H18]*[.E18]" office:value-type="float" office:value="28.2082039324994">
            <text:p>28,21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18]*COS([.C18])" office:value-type="float" office:value="22.8209163621862">
            <text:p>022.820916362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18]*SIN([.C18])" office:value-type="float" office:value="16.5803662651817">
            <text:p>016.58036626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string">
            <text:p>016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18];&quot; &quot;;TEXT([.$K18];&quot;000,0000000000&quot;);[.$L18];&quot; &quot;;TEXT([.$M18];&quot;000,0000000000&quot;);[.$N18];TEXT([.$O18];&quot;000&quot;);[.$P18]);&quot;,&quot;;&quot;.&quot;)" office:value-type="string" office:string-value="    &lt;n x=&quot; 022.8209163622&quot; y=&quot; 016.5803662652&quot;&gt;016&lt;/n&gt;">
            <text:p><text:s text:c="4"/>&lt;n x=" 022.8209163622" y=" 016.5803662652"&gt;016&lt;/n&gt;</text:p>
          </table:table-cell>
          <table:table-cell table:style-name="ce6"/>
          <table:table-cell table:style-name="ce6" table:formula="of:=[.O18]" office:value-type="string" office:string-value="016">
            <text:p>016</text:p>
          </table:table-cell>
          <table:table-cell table:style-name="ce13" table:formula="of:=[.K18]" office:value-type="float" office:value="22.8209163621862">
            <text:p>022.820916362</text:p>
          </table:table-cell>
          <table:table-cell table:style-name="ce13" table:formula="of:=[.M18]" office:value-type="float" office:value="16.5803662651817">
            <text:p>016.580366265</text:p>
          </table:table-cell>
          <table:table-cell table:style-name="ce27" table:formula="of:=CONCATENATE(TEXT([.$T18];&quot;000&quot;);&quot; &quot;;TEXT([.$U18];&quot;000,0000000000&quot;);&quot; &quot;;TEXT([.$V18];&quot;000,0000000000&quot;))" office:value-type="string" office:string-value="016 022,8209163622 016,5803662652">
            <text:p>016 022,8209163622 016,5803662652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5</text:p>
          </table:table-cell>
          <table:table-cell table:style-name="ce10" table:formula="of:=PI()/2 * [.B19]/[.A19]" office:value-type="float" office:value="0.785398163397448">
            <text:p>0,785398163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,2</text:p>
          </table:table-cell>
          <table:table-cell table:style-name="ce8" office:value-type="string">
            <text:p>25</text:p>
          </table:table-cell>
          <table:table-cell table:style-name="ce19" office:value-type="float" office:value="212.132034355964">
            <text:p>212.13203435596</text:p>
          </table:table-cell>
          <table:table-cell table:style-name="ce21" table:formula="of:=([.G19]-[.F19])/10" office:value-type="float" office:value="18.7132034355964">
            <text:p>18,713203435596</text:p>
          </table:table-cell>
          <table:table-cell table:style-name="ce11" table:formula="of:=[.F19]+[.H19]*[.E19]" office:value-type="float" office:value="28.7426406871193">
            <text:p>28,74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19]*COS([.C19])" office:value-type="float" office:value="20.3241161390704">
            <text:p>020.324116139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19]*SIN([.C19])" office:value-type="float" office:value="20.3241161390704">
            <text:p>020.324116139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string">
            <text:p>017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19];&quot; &quot;;TEXT([.$K19];&quot;000,0000000000&quot;);[.$L19];&quot; &quot;;TEXT([.$M19];&quot;000,0000000000&quot;);[.$N19];TEXT([.$O19];&quot;000&quot;);[.$P19]);&quot;,&quot;;&quot;.&quot;)" office:value-type="string" office:string-value="    &lt;n x=&quot; 020.3241161391&quot; y=&quot; 020.3241161391&quot;&gt;017&lt;/n&gt;">
            <text:p><text:s text:c="4"/>&lt;n x=" 020.3241161391" y=" 020.3241161391"&gt;017&lt;/n&gt;</text:p>
          </table:table-cell>
          <table:table-cell table:style-name="ce6"/>
          <table:table-cell table:style-name="ce6" table:formula="of:=[.O19]" office:value-type="string" office:string-value="017">
            <text:p>017</text:p>
          </table:table-cell>
          <table:table-cell table:style-name="ce13" table:formula="of:=[.K19]" office:value-type="float" office:value="20.3241161390704">
            <text:p>020.324116139</text:p>
          </table:table-cell>
          <table:table-cell table:style-name="ce13" table:formula="of:=[.M19]" office:value-type="float" office:value="20.3241161390704">
            <text:p>020.324116139</text:p>
          </table:table-cell>
          <table:table-cell table:style-name="ce27" table:formula="of:=CONCATENATE(TEXT([.$T19];&quot;000&quot;);&quot; &quot;;TEXT([.$U19];&quot;000,0000000000&quot;);&quot; &quot;;TEXT([.$V19];&quot;000,0000000000&quot;))" office:value-type="string" office:string-value="017 020,3241161391 020,3241161391">
            <text:p>017 020,3241161391 020,3241161391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6</text:p>
          </table:table-cell>
          <table:table-cell table:style-name="ce10" table:formula="of:=PI()/2 * [.B20]/[.A20]" office:value-type="float" office:value="0.942477796076938">
            <text:p>0,9424777961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,2</text:p>
          </table:table-cell>
          <table:table-cell table:style-name="ce8" office:value-type="string">
            <text:p>25</text:p>
          </table:table-cell>
          <table:table-cell table:style-name="ce19" office:value-type="float" office:value="185.410196624968">
            <text:p>185.41019662497</text:p>
          </table:table-cell>
          <table:table-cell table:style-name="ce21" table:formula="of:=([.G20]-[.F20])/10" office:value-type="float" office:value="16.0410196624968">
            <text:p>16,041019662497</text:p>
          </table:table-cell>
          <table:table-cell table:style-name="ce11" table:formula="of:=[.F20]+[.H20]*[.E20]" office:value-type="float" office:value="28.2082039324994">
            <text:p>28,21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20]*COS([.C20])" office:value-type="float" office:value="16.5803662651817">
            <text:p>016.580366265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20]*SIN([.C20])" office:value-type="float" office:value="22.8209163621862">
            <text:p>022.820916362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string">
            <text:p>018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20];&quot; &quot;;TEXT([.$K20];&quot;000,0000000000&quot;);[.$L20];&quot; &quot;;TEXT([.$M20];&quot;000,0000000000&quot;);[.$N20];TEXT([.$O20];&quot;000&quot;);[.$P20]);&quot;,&quot;;&quot;.&quot;)" office:value-type="string" office:string-value="    &lt;n x=&quot; 016.5803662652&quot; y=&quot; 022.8209163622&quot;&gt;018&lt;/n&gt;">
            <text:p><text:s text:c="4"/>&lt;n x=" 016.5803662652" y=" 022.8209163622"&gt;018&lt;/n&gt;</text:p>
          </table:table-cell>
          <table:table-cell table:style-name="ce6"/>
          <table:table-cell table:style-name="ce6" table:formula="of:=[.O20]" office:value-type="string" office:string-value="018">
            <text:p>018</text:p>
          </table:table-cell>
          <table:table-cell table:style-name="ce13" table:formula="of:=[.K20]" office:value-type="float" office:value="16.5803662651817">
            <text:p>016.580366265</text:p>
          </table:table-cell>
          <table:table-cell table:style-name="ce13" table:formula="of:=[.M20]" office:value-type="float" office:value="22.8209163621862">
            <text:p>022.820916362</text:p>
          </table:table-cell>
          <table:table-cell table:style-name="ce27" table:formula="of:=CONCATENATE(TEXT([.$T20];&quot;000&quot;);&quot; &quot;;TEXT([.$U20];&quot;000,0000000000&quot;);&quot; &quot;;TEXT([.$V20];&quot;000,0000000000&quot;))" office:value-type="string" office:string-value="018 016,5803662652 022,8209163622">
            <text:p>018 016,5803662652 022,8209163622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7</text:p>
          </table:table-cell>
          <table:table-cell table:style-name="ce10" table:formula="of:=PI()/2 * [.B21]/[.A21]" office:value-type="float" office:value="1.09955742875643">
            <text:p>1,0995574288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,2</text:p>
          </table:table-cell>
          <table:table-cell table:style-name="ce8" office:value-type="string">
            <text:p>25</text:p>
          </table:table-cell>
          <table:table-cell table:style-name="ce19" office:value-type="float" office:value="168.348935645154">
            <text:p>168.34893564515</text:p>
          </table:table-cell>
          <table:table-cell table:style-name="ce21" table:formula="of:=([.G21]-[.F21])/10" office:value-type="float" office:value="14.3348935645154">
            <text:p>14,334893564515</text:p>
          </table:table-cell>
          <table:table-cell table:style-name="ce11" table:formula="of:=[.F21]+[.H21]*[.E21]" office:value-type="float" office:value="27.8669787129031">
            <text:p>27,87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21]*COS([.C21])" office:value-type="float" office:value="12.6513435921022">
            <text:p>012.651343592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21]*SIN([.C21])" office:value-type="float" office:value="24.829659842615">
            <text:p>024.829659843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string">
            <text:p>019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21];&quot; &quot;;TEXT([.$K21];&quot;000,0000000000&quot;);[.$L21];&quot; &quot;;TEXT([.$M21];&quot;000,0000000000&quot;);[.$N21];TEXT([.$O21];&quot;000&quot;);[.$P21]);&quot;,&quot;;&quot;.&quot;)" office:value-type="string" office:string-value="    &lt;n x=&quot; 012.6513435921&quot; y=&quot; 024.8296598426&quot;&gt;019&lt;/n&gt;">
            <text:p><text:s text:c="4"/>&lt;n x=" 012.6513435921" y=" 024.8296598426"&gt;019&lt;/n&gt;</text:p>
          </table:table-cell>
          <table:table-cell table:style-name="ce6"/>
          <table:table-cell table:style-name="ce6" table:formula="of:=[.O21]" office:value-type="string" office:string-value="019">
            <text:p>019</text:p>
          </table:table-cell>
          <table:table-cell table:style-name="ce13" table:formula="of:=[.K21]" office:value-type="float" office:value="12.6513435921022">
            <text:p>012.651343592</text:p>
          </table:table-cell>
          <table:table-cell table:style-name="ce13" table:formula="of:=[.M21]" office:value-type="float" office:value="24.829659842615">
            <text:p>024.829659843</text:p>
          </table:table-cell>
          <table:table-cell table:style-name="ce27" table:formula="of:=CONCATENATE(TEXT([.$T21];&quot;000&quot;);&quot; &quot;;TEXT([.$U21];&quot;000,0000000000&quot;);&quot; &quot;;TEXT([.$V21];&quot;000,0000000000&quot;))" office:value-type="string" office:string-value="019 012,6513435921 024,8296598426">
            <text:p>019 012,6513435921 024,8296598426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8</text:p>
          </table:table-cell>
          <table:table-cell table:style-name="ce10" table:formula="of:=PI()/2 * [.B22]/[.A22]" office:value-type="float" office:value="1.25663706143592">
            <text:p>1,256637061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,2</text:p>
          </table:table-cell>
          <table:table-cell table:style-name="ce8" office:value-type="string">
            <text:p>25</text:p>
          </table:table-cell>
          <table:table-cell table:style-name="ce19" office:value-type="float" office:value="157.71933363574">
            <text:p>157.71933363574</text:p>
          </table:table-cell>
          <table:table-cell table:style-name="ce21" table:formula="of:=([.G22]-[.F22])/10" office:value-type="float" office:value="13.271933363574">
            <text:p>13,271933363574</text:p>
          </table:table-cell>
          <table:table-cell table:style-name="ce11" table:formula="of:=[.F22]+[.H22]*[.E22]" office:value-type="float" office:value="27.6543866727148">
            <text:p>27,65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22]*COS([.C22])" office:value-type="float" office:value="8.54567545088493">
            <text:p>008.545675451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22]*SIN([.C22])" office:value-type="float" office:value="26.3008846492313">
            <text:p>026.300884649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string">
            <text:p>020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22];&quot; &quot;;TEXT([.$K22];&quot;000,0000000000&quot;);[.$L22];&quot; &quot;;TEXT([.$M22];&quot;000,0000000000&quot;);[.$N22];TEXT([.$O22];&quot;000&quot;);[.$P22]);&quot;,&quot;;&quot;.&quot;)" office:value-type="string" office:string-value="    &lt;n x=&quot; 008.5456754509&quot; y=&quot; 026.3008846492&quot;&gt;020&lt;/n&gt;">
            <text:p><text:s text:c="4"/>&lt;n x=" 008.5456754509" y=" 026.3008846492"&gt;020&lt;/n&gt;</text:p>
          </table:table-cell>
          <table:table-cell table:style-name="ce6"/>
          <table:table-cell table:style-name="ce6" table:formula="of:=[.O22]" office:value-type="string" office:string-value="020">
            <text:p>020</text:p>
          </table:table-cell>
          <table:table-cell table:style-name="ce13" table:formula="of:=[.K22]" office:value-type="float" office:value="8.54567545088493">
            <text:p>008.545675451</text:p>
          </table:table-cell>
          <table:table-cell table:style-name="ce13" table:formula="of:=[.M22]" office:value-type="float" office:value="26.3008846492313">
            <text:p>026.300884649</text:p>
          </table:table-cell>
          <table:table-cell table:style-name="ce27" table:formula="of:=CONCATENATE(TEXT([.$T22];&quot;000&quot;);&quot; &quot;;TEXT([.$U22];&quot;000,0000000000&quot;);&quot; &quot;;TEXT([.$V22];&quot;000,0000000000&quot;))" office:value-type="string" office:string-value="020 008,5456754509 026,3008846492">
            <text:p>020 008,5456754509 026,3008846492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9</text:p>
          </table:table-cell>
          <table:table-cell table:style-name="ce10" table:formula="of:=PI()/2 * [.B23]/[.A23]" office:value-type="float" office:value="1.41371669411541">
            <text:p>1,4137166941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,2</text:p>
          </table:table-cell>
          <table:table-cell table:style-name="ce8" office:value-type="string">
            <text:p>25</text:p>
          </table:table-cell>
          <table:table-cell table:style-name="ce19" office:value-type="float" office:value="151.8697688682">
            <text:p>151.86976886820</text:p>
          </table:table-cell>
          <table:table-cell table:style-name="ce21" table:formula="of:=([.G23]-[.F23])/10" office:value-type="float" office:value="12.68697688682">
            <text:p>12,686976886820</text:p>
          </table:table-cell>
          <table:table-cell table:style-name="ce11" table:formula="of:=[.F23]+[.H23]*[.E23]" office:value-type="float" office:value="27.537395377364">
            <text:p>27,54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23]*COS([.C23])" office:value-type="float" office:value="4.30779771445927">
            <text:p>004.307797714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23]*SIN([.C23])" office:value-type="float" office:value="27.1983643445809">
            <text:p>027.19836434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string">
            <text:p>021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23];&quot; &quot;;TEXT([.$K23];&quot;000,0000000000&quot;);[.$L23];&quot; &quot;;TEXT([.$M23];&quot;000,0000000000&quot;);[.$N23];TEXT([.$O23];&quot;000&quot;);[.$P23]);&quot;,&quot;;&quot;.&quot;)" office:value-type="string" office:string-value="    &lt;n x=&quot; 004.3077977145&quot; y=&quot; 027.1983643446&quot;&gt;021&lt;/n&gt;">
            <text:p><text:s text:c="4"/>&lt;n x=" 004.3077977145" y=" 027.1983643446"&gt;021&lt;/n&gt;</text:p>
          </table:table-cell>
          <table:table-cell table:style-name="ce6"/>
          <table:table-cell table:style-name="ce6" table:formula="of:=[.O23]" office:value-type="string" office:string-value="021">
            <text:p>021</text:p>
          </table:table-cell>
          <table:table-cell table:style-name="ce13" table:formula="of:=[.K23]" office:value-type="float" office:value="4.30779771445927">
            <text:p>004.307797714</text:p>
          </table:table-cell>
          <table:table-cell table:style-name="ce13" table:formula="of:=[.M23]" office:value-type="float" office:value="27.1983643445809">
            <text:p>027.198364345</text:p>
          </table:table-cell>
          <table:table-cell table:style-name="ce27" table:formula="of:=CONCATENATE(TEXT([.$T23];&quot;000&quot;);&quot; &quot;;TEXT([.$U23];&quot;000,0000000000&quot;);&quot; &quot;;TEXT([.$V23];&quot;000,0000000000&quot;))" office:value-type="string" office:string-value="021 004,3077977145 027,1983643446">
            <text:p>021 004,3077977145 027,1983643446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10</text:p>
          </table:table-cell>
          <table:table-cell table:style-name="ce10" table:formula="of:=PI()/2 * [.B24]/[.A24]" office:value-type="float" office:value="1.5707963267949">
            <text:p>1,5707963268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,2</text:p>
          </table:table-cell>
          <table:table-cell table:style-name="ce8" office:value-type="string">
            <text:p>25</text:p>
          </table:table-cell>
          <table:table-cell table:style-name="ce19" office:value-type="float" office:value="150">
            <text:p>150.00000000000</text:p>
          </table:table-cell>
          <table:table-cell table:style-name="ce21" table:formula="of:=([.G24]-[.F24])/10" office:value-type="float" office:value="12.5">
            <text:p>12,500000000000</text:p>
          </table:table-cell>
          <table:table-cell table:style-name="ce11" table:formula="of:=[.F24]+[.H24]*[.E24]" office:value-type="float" office:value="27.5">
            <text:p>27,5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24]*COS([.C24])" office:value-type="float" office:value="1.68388934882761E-015">
            <text:p>000.000000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24]*SIN([.C24])" office:value-type="float" office:value="27.5">
            <text:p>027.5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string">
            <text:p>022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24];&quot; &quot;;TEXT([.$K24];&quot;000,0000000000&quot;);[.$L24];&quot; &quot;;TEXT([.$M24];&quot;000,0000000000&quot;);[.$N24];TEXT([.$O24];&quot;000&quot;);[.$P24]);&quot;,&quot;;&quot;.&quot;)" office:value-type="string" office:string-value="    &lt;n x=&quot; 000.0000000000&quot; y=&quot; 027.5000000000&quot;&gt;022&lt;/n&gt;">
            <text:p><text:s text:c="4"/>&lt;n x=" 000.0000000000" y=" 027.5000000000"&gt;022&lt;/n&gt;</text:p>
          </table:table-cell>
          <table:table-cell table:style-name="ce6"/>
          <table:table-cell table:style-name="ce6" table:formula="of:=[.O24]" office:value-type="string" office:string-value="022">
            <text:p>022</text:p>
          </table:table-cell>
          <table:table-cell table:style-name="ce13" table:formula="of:=[.K24]" office:value-type="float" office:value="1.68388934882761E-015">
            <text:p>000.000000000</text:p>
          </table:table-cell>
          <table:table-cell table:style-name="ce13" table:formula="of:=[.M24]" office:value-type="float" office:value="27.5">
            <text:p>027.500000000</text:p>
          </table:table-cell>
          <table:table-cell table:style-name="ce27" table:formula="of:=CONCATENATE(TEXT([.$T24];&quot;000&quot;);&quot; &quot;;TEXT([.$U24];&quot;000,0000000000&quot;);&quot; &quot;;TEXT([.$V24];&quot;000,0000000000&quot;))" office:value-type="string" office:string-value="022 000,0000000000 027,5000000000">
            <text:p>022 000,0000000000 027,5000000000</text:p>
          </table:table-cell>
          <table:table-cell table:number-columns-repeated="1000"/>
        </table:table-row>
        <table:table-row table:style-name="ro1">
          <table:table-cell table:style-name="ce8" table:number-columns-repeated="2"/>
          <table:table-cell table:style-name="ce10"/>
          <table:table-cell table:style-name="ce8" table:number-columns-repeated="2"/>
          <table:table-cell table:style-name="ce8" office:value-type="string">
            <text:p>25</text:p>
          </table:table-cell>
          <table:table-cell table:style-name="ce8"/>
          <table:table-cell table:style-name="ce21" table:formula="of:=([.G25]-[.F25])/10" office:value-type="float" office:value="-2.5">
            <text:p>-2,500000000000</text:p>
          </table:table-cell>
          <table:table-cell table:style-name="ce11"/>
          <table:table-cell table:style-name="ce7"/>
          <table:table-cell table:style-name="ce13"/>
          <table:table-cell table:style-name="ce3"/>
          <table:table-cell table:style-name="ce13"/>
          <table:table-cell table:style-name="ce8"/>
          <table:table-cell table:style-name="ce16"/>
          <table:table-cell table:style-name="ce5"/>
          <table:table-cell table:style-name="ce3"/>
          <table:table-cell table:style-name="ce6" table:number-columns-repeated="3"/>
          <table:table-cell table:style-name="ce13" table:number-columns-repeated="2"/>
          <table:table-cell table:style-name="ce27"/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0</text:p>
          </table:table-cell>
          <table:table-cell table:style-name="ce10" table:formula="of:=PI()/2 * [.B26]/[.A26]" office:value-type="float" office:value="0">
            <text:p>0,000000000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,4</text:p>
          </table:table-cell>
          <table:table-cell table:style-name="ce8" office:value-type="string">
            <text:p>25</text:p>
          </table:table-cell>
          <table:table-cell table:style-name="ce19" office:value-type="float" office:value="150">
            <text:p>150.00000000000</text:p>
          </table:table-cell>
          <table:table-cell table:style-name="ce21" table:formula="of:=([.G26]-[.F26])/10" office:value-type="float" office:value="12.5">
            <text:p>12,500000000000</text:p>
          </table:table-cell>
          <table:table-cell table:style-name="ce11" table:formula="of:=[.F26]+[.H26]*[.E26]" office:value-type="float" office:value="30">
            <text:p>3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26]*COS([.C26])" office:value-type="float" office:value="30">
            <text:p>030.000000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26]*SIN([.C26])" office:value-type="float" office:value="0">
            <text:p>00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23">
            <text:p>023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26];&quot; &quot;;TEXT([.$K26];&quot;000,0000000000&quot;);[.$L26];&quot; &quot;;TEXT([.$M26];&quot;000,0000000000&quot;);[.$N26];TEXT([.$O26];&quot;000&quot;);[.$P26]);&quot;,&quot;;&quot;.&quot;)" office:value-type="string" office:string-value="    &lt;n x=&quot; 030.0000000000&quot; y=&quot; 000.0000000000&quot;&gt;023&lt;/n&gt;">
            <text:p><text:s text:c="4"/>&lt;n x=" 030.0000000000" y=" 000.0000000000"&gt;023&lt;/n&gt;</text:p>
          </table:table-cell>
          <table:table-cell table:style-name="ce6"/>
          <table:table-cell table:style-name="ce6" table:formula="of:=[.O26]" office:value-type="float" office:value="23">
            <text:p>23</text:p>
          </table:table-cell>
          <table:table-cell table:style-name="ce13" table:formula="of:=[.K26]" office:value-type="float" office:value="30">
            <text:p>030.000000000</text:p>
          </table:table-cell>
          <table:table-cell table:style-name="ce13" table:formula="of:=[.M26]" office:value-type="float" office:value="0">
            <text:p>000.000000000</text:p>
          </table:table-cell>
          <table:table-cell table:style-name="ce27" table:formula="of:=CONCATENATE(TEXT([.$T26];&quot;000&quot;);&quot; &quot;;TEXT([.$U26];&quot;000,0000000000&quot;);&quot; &quot;;TEXT([.$V26];&quot;000,0000000000&quot;))" office:value-type="string" office:string-value="023 030,0000000000 000,0000000000">
            <text:p>023 030,0000000000 000,000000000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1</text:p>
          </table:table-cell>
          <table:table-cell table:style-name="ce10" table:formula="of:=PI()/2 * [.B27]/[.A27]" office:value-type="float" office:value="0.15707963267949">
            <text:p>0,1570796327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,4</text:p>
          </table:table-cell>
          <table:table-cell table:style-name="ce8" office:value-type="string">
            <text:p>25</text:p>
          </table:table-cell>
          <table:table-cell table:style-name="ce19" office:value-type="float" office:value="151.8697688682">
            <text:p>151.86976886820</text:p>
          </table:table-cell>
          <table:table-cell table:style-name="ce21" table:formula="of:=([.G27]-[.F27])/10" office:value-type="float" office:value="12.68697688682">
            <text:p>12,686976886820</text:p>
          </table:table-cell>
          <table:table-cell table:style-name="ce11" table:formula="of:=[.F27]+[.H27]*[.E27]" office:value-type="float" office:value="30.074790754728">
            <text:p>30,07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27]*COS([.C27])" office:value-type="float" office:value="29.7045201742833">
            <text:p>029.704520174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27]*SIN([.C27])" office:value-type="float" office:value="4.70473380291276">
            <text:p>004.704733803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24">
            <text:p>024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27];&quot; &quot;;TEXT([.$K27];&quot;000,0000000000&quot;);[.$L27];&quot; &quot;;TEXT([.$M27];&quot;000,0000000000&quot;);[.$N27];TEXT([.$O27];&quot;000&quot;);[.$P27]);&quot;,&quot;;&quot;.&quot;)" office:value-type="string" office:string-value="    &lt;n x=&quot; 029.7045201743&quot; y=&quot; 004.7047338029&quot;&gt;024&lt;/n&gt;">
            <text:p><text:s text:c="4"/>&lt;n x=" 029.7045201743" y=" 004.7047338029"&gt;024&lt;/n&gt;</text:p>
          </table:table-cell>
          <table:table-cell table:style-name="ce6"/>
          <table:table-cell table:style-name="ce6" table:formula="of:=[.O27]" office:value-type="float" office:value="24">
            <text:p>24</text:p>
          </table:table-cell>
          <table:table-cell table:style-name="ce13" table:formula="of:=[.K27]" office:value-type="float" office:value="29.7045201742833">
            <text:p>029.704520174</text:p>
          </table:table-cell>
          <table:table-cell table:style-name="ce13" table:formula="of:=[.M27]" office:value-type="float" office:value="4.70473380291276">
            <text:p>004.704733803</text:p>
          </table:table-cell>
          <table:table-cell table:style-name="ce27" table:formula="of:=CONCATENATE(TEXT([.$T27];&quot;000&quot;);&quot; &quot;;TEXT([.$U27];&quot;000,0000000000&quot;);&quot; &quot;;TEXT([.$V27];&quot;000,0000000000&quot;))" office:value-type="string" office:string-value="024 029,7045201743 004,7047338029">
            <text:p>024 029,7045201743 004,7047338029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2</text:p>
          </table:table-cell>
          <table:table-cell table:style-name="ce10" table:formula="of:=PI()/2 * [.B28]/[.A28]" office:value-type="float" office:value="0.314159265358979">
            <text:p>0,314159265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,4</text:p>
          </table:table-cell>
          <table:table-cell table:style-name="ce8" office:value-type="string">
            <text:p>25</text:p>
          </table:table-cell>
          <table:table-cell table:style-name="ce19" office:value-type="float" office:value="157.71933363574">
            <text:p>157.71933363574</text:p>
          </table:table-cell>
          <table:table-cell table:style-name="ce21" table:formula="of:=([.G28]-[.F28])/10" office:value-type="float" office:value="13.271933363574">
            <text:p>13,271933363574</text:p>
          </table:table-cell>
          <table:table-cell table:style-name="ce11" table:formula="of:=[.F28]+[.H28]*[.E28]" office:value-type="float" office:value="30.3087733454296">
            <text:p>30,31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28]*COS([.C28])" office:value-type="float" office:value="28.8253563910837">
            <text:p>028.825356391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28]*SIN([.C28])" office:value-type="float" office:value="9.36592604239617">
            <text:p>009.365926042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25">
            <text:p>025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28];&quot; &quot;;TEXT([.$K28];&quot;000,0000000000&quot;);[.$L28];&quot; &quot;;TEXT([.$M28];&quot;000,0000000000&quot;);[.$N28];TEXT([.$O28];&quot;000&quot;);[.$P28]);&quot;,&quot;;&quot;.&quot;)" office:value-type="string" office:string-value="    &lt;n x=&quot; 028.8253563911&quot; y=&quot; 009.3659260424&quot;&gt;025&lt;/n&gt;">
            <text:p><text:s text:c="4"/>&lt;n x=" 028.8253563911" y=" 009.3659260424"&gt;025&lt;/n&gt;</text:p>
          </table:table-cell>
          <table:table-cell table:style-name="ce6"/>
          <table:table-cell table:style-name="ce6" table:formula="of:=[.O28]" office:value-type="float" office:value="25">
            <text:p>25</text:p>
          </table:table-cell>
          <table:table-cell table:style-name="ce13" table:formula="of:=[.K28]" office:value-type="float" office:value="28.8253563910837">
            <text:p>028.825356391</text:p>
          </table:table-cell>
          <table:table-cell table:style-name="ce13" table:formula="of:=[.M28]" office:value-type="float" office:value="9.36592604239617">
            <text:p>009.365926042</text:p>
          </table:table-cell>
          <table:table-cell table:style-name="ce27" table:formula="of:=CONCATENATE(TEXT([.$T28];&quot;000&quot;);&quot; &quot;;TEXT([.$U28];&quot;000,0000000000&quot;);&quot; &quot;;TEXT([.$V28];&quot;000,0000000000&quot;))" office:value-type="string" office:string-value="025 028,8253563911 009,3659260424">
            <text:p>025 028,8253563911 009,3659260424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3</text:p>
          </table:table-cell>
          <table:table-cell table:style-name="ce10" table:formula="of:=PI()/2 * [.B29]/[.A29]" office:value-type="float" office:value="0.471238898038469">
            <text:p>0,471238898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,4</text:p>
          </table:table-cell>
          <table:table-cell table:style-name="ce8" office:value-type="string">
            <text:p>25</text:p>
          </table:table-cell>
          <table:table-cell table:style-name="ce19" office:value-type="float" office:value="168.348935645154">
            <text:p>168.34893564515</text:p>
          </table:table-cell>
          <table:table-cell table:style-name="ce21" table:formula="of:=([.G29]-[.F29])/10" office:value-type="float" office:value="14.3348935645154">
            <text:p>14,334893564515</text:p>
          </table:table-cell>
          <table:table-cell table:style-name="ce11" table:formula="of:=[.F29]+[.H29]*[.E29]" office:value-type="float" office:value="30.7339574258062">
            <text:p>30,73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29]*COS([.C29])" office:value-type="float" office:value="27.3841565805208">
            <text:p>027.384156581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29]*SIN([.C29])" office:value-type="float" office:value="13.9529246907157">
            <text:p>013.95292469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26">
            <text:p>026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29];&quot; &quot;;TEXT([.$K29];&quot;000,0000000000&quot;);[.$L29];&quot; &quot;;TEXT([.$M29];&quot;000,0000000000&quot;);[.$N29];TEXT([.$O29];&quot;000&quot;);[.$P29]);&quot;,&quot;;&quot;.&quot;)" office:value-type="string" office:string-value="    &lt;n x=&quot; 027.3841565805&quot; y=&quot; 013.9529246907&quot;&gt;026&lt;/n&gt;">
            <text:p><text:s text:c="4"/>&lt;n x=" 027.3841565805" y=" 013.9529246907"&gt;026&lt;/n&gt;</text:p>
          </table:table-cell>
          <table:table-cell table:style-name="ce6"/>
          <table:table-cell table:style-name="ce6" table:formula="of:=[.O29]" office:value-type="float" office:value="26">
            <text:p>26</text:p>
          </table:table-cell>
          <table:table-cell table:style-name="ce13" table:formula="of:=[.K29]" office:value-type="float" office:value="27.3841565805208">
            <text:p>027.384156581</text:p>
          </table:table-cell>
          <table:table-cell table:style-name="ce13" table:formula="of:=[.M29]" office:value-type="float" office:value="13.9529246907157">
            <text:p>013.952924691</text:p>
          </table:table-cell>
          <table:table-cell table:style-name="ce27" table:formula="of:=CONCATENATE(TEXT([.$T29];&quot;000&quot;);&quot; &quot;;TEXT([.$U29];&quot;000,0000000000&quot;);&quot; &quot;;TEXT([.$V29];&quot;000,0000000000&quot;))" office:value-type="string" office:string-value="026 027,3841565805 013,9529246907">
            <text:p>026 027,3841565805 013,9529246907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4</text:p>
          </table:table-cell>
          <table:table-cell table:style-name="ce10" table:formula="of:=PI()/2 * [.B30]/[.A30]" office:value-type="float" office:value="0.628318530717959">
            <text:p>0,6283185307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,4</text:p>
          </table:table-cell>
          <table:table-cell table:style-name="ce8" office:value-type="string">
            <text:p>25</text:p>
          </table:table-cell>
          <table:table-cell table:style-name="ce19" office:value-type="float" office:value="185.410196624968">
            <text:p>185.41019662497</text:p>
          </table:table-cell>
          <table:table-cell table:style-name="ce21" table:formula="of:=([.G30]-[.F30])/10" office:value-type="float" office:value="16.0410196624968">
            <text:p>16,041019662497</text:p>
          </table:table-cell>
          <table:table-cell table:style-name="ce11" table:formula="of:=[.F30]+[.H30]*[.E30]" office:value-type="float" office:value="31.4164078649987">
            <text:p>31,42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30]*COS([.C30])" office:value-type="float" office:value="25.4164078649987">
            <text:p>025.416407865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30]*SIN([.C30])" office:value-type="float" office:value="18.4661012230515">
            <text:p>018.466101223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27">
            <text:p>027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30];&quot; &quot;;TEXT([.$K30];&quot;000,0000000000&quot;);[.$L30];&quot; &quot;;TEXT([.$M30];&quot;000,0000000000&quot;);[.$N30];TEXT([.$O30];&quot;000&quot;);[.$P30]);&quot;,&quot;;&quot;.&quot;)" office:value-type="string" office:string-value="    &lt;n x=&quot; 025.4164078650&quot; y=&quot; 018.4661012231&quot;&gt;027&lt;/n&gt;">
            <text:p><text:s text:c="4"/>&lt;n x=" 025.4164078650" y=" 018.4661012231"&gt;027&lt;/n&gt;</text:p>
          </table:table-cell>
          <table:table-cell table:style-name="ce6"/>
          <table:table-cell table:style-name="ce6" table:formula="of:=[.O30]" office:value-type="float" office:value="27">
            <text:p>27</text:p>
          </table:table-cell>
          <table:table-cell table:style-name="ce13" table:formula="of:=[.K30]" office:value-type="float" office:value="25.4164078649987">
            <text:p>025.416407865</text:p>
          </table:table-cell>
          <table:table-cell table:style-name="ce13" table:formula="of:=[.M30]" office:value-type="float" office:value="18.4661012230515">
            <text:p>018.466101223</text:p>
          </table:table-cell>
          <table:table-cell table:style-name="ce27" table:formula="of:=CONCATENATE(TEXT([.$T30];&quot;000&quot;);&quot; &quot;;TEXT([.$U30];&quot;000,0000000000&quot;);&quot; &quot;;TEXT([.$V30];&quot;000,0000000000&quot;))" office:value-type="string" office:string-value="027 025,4164078650 018,4661012231">
            <text:p>027 025,4164078650 018,4661012231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5</text:p>
          </table:table-cell>
          <table:table-cell table:style-name="ce10" table:formula="of:=PI()/2 * [.B31]/[.A31]" office:value-type="float" office:value="0.785398163397448">
            <text:p>0,785398163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,4</text:p>
          </table:table-cell>
          <table:table-cell table:style-name="ce8" office:value-type="string">
            <text:p>25</text:p>
          </table:table-cell>
          <table:table-cell table:style-name="ce19" office:value-type="float" office:value="212.132034355964">
            <text:p>212.13203435596</text:p>
          </table:table-cell>
          <table:table-cell table:style-name="ce21" table:formula="of:=([.G31]-[.F31])/10" office:value-type="float" office:value="18.7132034355964">
            <text:p>18,713203435596</text:p>
          </table:table-cell>
          <table:table-cell table:style-name="ce11" table:formula="of:=[.F31]+[.H31]*[.E31]" office:value-type="float" office:value="32.4852813742386">
            <text:p>32,49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31]*COS([.C31])" office:value-type="float" office:value="22.9705627484771">
            <text:p>022.970562748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31]*SIN([.C31])" office:value-type="float" office:value="22.9705627484771">
            <text:p>022.970562748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28">
            <text:p>028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31];&quot; &quot;;TEXT([.$K31];&quot;000,0000000000&quot;);[.$L31];&quot; &quot;;TEXT([.$M31];&quot;000,0000000000&quot;);[.$N31];TEXT([.$O31];&quot;000&quot;);[.$P31]);&quot;,&quot;;&quot;.&quot;)" office:value-type="string" office:string-value="    &lt;n x=&quot; 022.9705627485&quot; y=&quot; 022.9705627485&quot;&gt;028&lt;/n&gt;">
            <text:p><text:s text:c="4"/>&lt;n x=" 022.9705627485" y=" 022.9705627485"&gt;028&lt;/n&gt;</text:p>
          </table:table-cell>
          <table:table-cell table:style-name="ce6"/>
          <table:table-cell table:style-name="ce6" table:formula="of:=[.O31]" office:value-type="float" office:value="28">
            <text:p>28</text:p>
          </table:table-cell>
          <table:table-cell table:style-name="ce13" table:formula="of:=[.K31]" office:value-type="float" office:value="22.9705627484771">
            <text:p>022.970562748</text:p>
          </table:table-cell>
          <table:table-cell table:style-name="ce13" table:formula="of:=[.M31]" office:value-type="float" office:value="22.9705627484771">
            <text:p>022.970562748</text:p>
          </table:table-cell>
          <table:table-cell table:style-name="ce27" table:formula="of:=CONCATENATE(TEXT([.$T31];&quot;000&quot;);&quot; &quot;;TEXT([.$U31];&quot;000,0000000000&quot;);&quot; &quot;;TEXT([.$V31];&quot;000,0000000000&quot;))" office:value-type="string" office:string-value="028 022,9705627485 022,9705627485">
            <text:p>028 022,9705627485 022,9705627485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6</text:p>
          </table:table-cell>
          <table:table-cell table:style-name="ce10" table:formula="of:=PI()/2 * [.B32]/[.A32]" office:value-type="float" office:value="0.942477796076938">
            <text:p>0,9424777961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,4</text:p>
          </table:table-cell>
          <table:table-cell table:style-name="ce8" office:value-type="string">
            <text:p>25</text:p>
          </table:table-cell>
          <table:table-cell table:style-name="ce19" office:value-type="float" office:value="185.410196624968">
            <text:p>185.41019662497</text:p>
          </table:table-cell>
          <table:table-cell table:style-name="ce21" table:formula="of:=([.G32]-[.F32])/10" office:value-type="float" office:value="16.0410196624968">
            <text:p>16,041019662497</text:p>
          </table:table-cell>
          <table:table-cell table:style-name="ce11" table:formula="of:=[.F32]+[.H32]*[.E32]" office:value-type="float" office:value="31.4164078649987">
            <text:p>31,42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32]*COS([.C32])" office:value-type="float" office:value="18.4661012230515">
            <text:p>018.466101223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32]*SIN([.C32])" office:value-type="float" office:value="25.4164078649987">
            <text:p>025.41640786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29">
            <text:p>029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32];&quot; &quot;;TEXT([.$K32];&quot;000,0000000000&quot;);[.$L32];&quot; &quot;;TEXT([.$M32];&quot;000,0000000000&quot;);[.$N32];TEXT([.$O32];&quot;000&quot;);[.$P32]);&quot;,&quot;;&quot;.&quot;)" office:value-type="string" office:string-value="    &lt;n x=&quot; 018.4661012231&quot; y=&quot; 025.4164078650&quot;&gt;029&lt;/n&gt;">
            <text:p><text:s text:c="4"/>&lt;n x=" 018.4661012231" y=" 025.4164078650"&gt;029&lt;/n&gt;</text:p>
          </table:table-cell>
          <table:table-cell table:style-name="ce6"/>
          <table:table-cell table:style-name="ce6" table:formula="of:=[.O32]" office:value-type="float" office:value="29">
            <text:p>29</text:p>
          </table:table-cell>
          <table:table-cell table:style-name="ce13" table:formula="of:=[.K32]" office:value-type="float" office:value="18.4661012230515">
            <text:p>018.466101223</text:p>
          </table:table-cell>
          <table:table-cell table:style-name="ce13" table:formula="of:=[.M32]" office:value-type="float" office:value="25.4164078649987">
            <text:p>025.416407865</text:p>
          </table:table-cell>
          <table:table-cell table:style-name="ce27" table:formula="of:=CONCATENATE(TEXT([.$T32];&quot;000&quot;);&quot; &quot;;TEXT([.$U32];&quot;000,0000000000&quot;);&quot; &quot;;TEXT([.$V32];&quot;000,0000000000&quot;))" office:value-type="string" office:string-value="029 018,4661012231 025,4164078650">
            <text:p>029 018,4661012231 025,416407865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7</text:p>
          </table:table-cell>
          <table:table-cell table:style-name="ce10" table:formula="of:=PI()/2 * [.B33]/[.A33]" office:value-type="float" office:value="1.09955742875643">
            <text:p>1,0995574288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,4</text:p>
          </table:table-cell>
          <table:table-cell table:style-name="ce8" office:value-type="string">
            <text:p>25</text:p>
          </table:table-cell>
          <table:table-cell table:style-name="ce19" office:value-type="float" office:value="168.348935645154">
            <text:p>168.34893564515</text:p>
          </table:table-cell>
          <table:table-cell table:style-name="ce21" table:formula="of:=([.G33]-[.F33])/10" office:value-type="float" office:value="14.3348935645154">
            <text:p>14,334893564515</text:p>
          </table:table-cell>
          <table:table-cell table:style-name="ce11" table:formula="of:=[.F33]+[.H33]*[.E33]" office:value-type="float" office:value="30.7339574258062">
            <text:p>30,73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33]*COS([.C33])" office:value-type="float" office:value="13.9529246907157">
            <text:p>013.952924691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33]*SIN([.C33])" office:value-type="float" office:value="27.3841565805208">
            <text:p>027.38415658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30">
            <text:p>030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33];&quot; &quot;;TEXT([.$K33];&quot;000,0000000000&quot;);[.$L33];&quot; &quot;;TEXT([.$M33];&quot;000,0000000000&quot;);[.$N33];TEXT([.$O33];&quot;000&quot;);[.$P33]);&quot;,&quot;;&quot;.&quot;)" office:value-type="string" office:string-value="    &lt;n x=&quot; 013.9529246907&quot; y=&quot; 027.3841565805&quot;&gt;030&lt;/n&gt;">
            <text:p><text:s text:c="4"/>&lt;n x=" 013.9529246907" y=" 027.3841565805"&gt;030&lt;/n&gt;</text:p>
          </table:table-cell>
          <table:table-cell table:style-name="ce6"/>
          <table:table-cell table:style-name="ce6" table:formula="of:=[.O33]" office:value-type="float" office:value="30">
            <text:p>30</text:p>
          </table:table-cell>
          <table:table-cell table:style-name="ce13" table:formula="of:=[.K33]" office:value-type="float" office:value="13.9529246907157">
            <text:p>013.952924691</text:p>
          </table:table-cell>
          <table:table-cell table:style-name="ce13" table:formula="of:=[.M33]" office:value-type="float" office:value="27.3841565805208">
            <text:p>027.384156581</text:p>
          </table:table-cell>
          <table:table-cell table:style-name="ce27" table:formula="of:=CONCATENATE(TEXT([.$T33];&quot;000&quot;);&quot; &quot;;TEXT([.$U33];&quot;000,0000000000&quot;);&quot; &quot;;TEXT([.$V33];&quot;000,0000000000&quot;))" office:value-type="string" office:string-value="030 013,9529246907 027,3841565805">
            <text:p>030 013,9529246907 027,3841565805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8</text:p>
          </table:table-cell>
          <table:table-cell table:style-name="ce10" table:formula="of:=PI()/2 * [.B34]/[.A34]" office:value-type="float" office:value="1.25663706143592">
            <text:p>1,256637061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,4</text:p>
          </table:table-cell>
          <table:table-cell table:style-name="ce8" office:value-type="string">
            <text:p>25</text:p>
          </table:table-cell>
          <table:table-cell table:style-name="ce19" office:value-type="float" office:value="157.71933363574">
            <text:p>157.71933363574</text:p>
          </table:table-cell>
          <table:table-cell table:style-name="ce21" table:formula="of:=([.G34]-[.F34])/10" office:value-type="float" office:value="13.271933363574">
            <text:p>13,271933363574</text:p>
          </table:table-cell>
          <table:table-cell table:style-name="ce11" table:formula="of:=[.F34]+[.H34]*[.E34]" office:value-type="float" office:value="30.3087733454296">
            <text:p>30,31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34]*COS([.C34])" office:value-type="float" office:value="9.36592604239618">
            <text:p>009.365926042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34]*SIN([.C34])" office:value-type="float" office:value="28.8253563910837">
            <text:p>028.82535639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31">
            <text:p>031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34];&quot; &quot;;TEXT([.$K34];&quot;000,0000000000&quot;);[.$L34];&quot; &quot;;TEXT([.$M34];&quot;000,0000000000&quot;);[.$N34];TEXT([.$O34];&quot;000&quot;);[.$P34]);&quot;,&quot;;&quot;.&quot;)" office:value-type="string" office:string-value="    &lt;n x=&quot; 009.3659260424&quot; y=&quot; 028.8253563911&quot;&gt;031&lt;/n&gt;">
            <text:p><text:s text:c="4"/>&lt;n x=" 009.3659260424" y=" 028.8253563911"&gt;031&lt;/n&gt;</text:p>
          </table:table-cell>
          <table:table-cell table:style-name="ce6"/>
          <table:table-cell table:style-name="ce6" table:formula="of:=[.O34]" office:value-type="float" office:value="31">
            <text:p>31</text:p>
          </table:table-cell>
          <table:table-cell table:style-name="ce13" table:formula="of:=[.K34]" office:value-type="float" office:value="9.36592604239618">
            <text:p>009.365926042</text:p>
          </table:table-cell>
          <table:table-cell table:style-name="ce13" table:formula="of:=[.M34]" office:value-type="float" office:value="28.8253563910837">
            <text:p>028.825356391</text:p>
          </table:table-cell>
          <table:table-cell table:style-name="ce27" table:formula="of:=CONCATENATE(TEXT([.$T34];&quot;000&quot;);&quot; &quot;;TEXT([.$U34];&quot;000,0000000000&quot;);&quot; &quot;;TEXT([.$V34];&quot;000,0000000000&quot;))" office:value-type="string" office:string-value="031 009,3659260424 028,8253563911">
            <text:p>031 009,3659260424 028,8253563911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9</text:p>
          </table:table-cell>
          <table:table-cell table:style-name="ce10" table:formula="of:=PI()/2 * [.B35]/[.A35]" office:value-type="float" office:value="1.41371669411541">
            <text:p>1,4137166941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,4</text:p>
          </table:table-cell>
          <table:table-cell table:style-name="ce8" office:value-type="string">
            <text:p>25</text:p>
          </table:table-cell>
          <table:table-cell table:style-name="ce19" office:value-type="float" office:value="151.8697688682">
            <text:p>151.86976886820</text:p>
          </table:table-cell>
          <table:table-cell table:style-name="ce21" table:formula="of:=([.G35]-[.F35])/10" office:value-type="float" office:value="12.68697688682">
            <text:p>12,686976886820</text:p>
          </table:table-cell>
          <table:table-cell table:style-name="ce11" table:formula="of:=[.F35]+[.H35]*[.E35]" office:value-type="float" office:value="30.074790754728">
            <text:p>30,07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35]*COS([.C35])" office:value-type="float" office:value="4.70473380291276">
            <text:p>004.704733803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35]*SIN([.C35])" office:value-type="float" office:value="29.7045201742833">
            <text:p>029.704520174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32">
            <text:p>032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35];&quot; &quot;;TEXT([.$K35];&quot;000,0000000000&quot;);[.$L35];&quot; &quot;;TEXT([.$M35];&quot;000,0000000000&quot;);[.$N35];TEXT([.$O35];&quot;000&quot;);[.$P35]);&quot;,&quot;;&quot;.&quot;)" office:value-type="string" office:string-value="    &lt;n x=&quot; 004.7047338029&quot; y=&quot; 029.7045201743&quot;&gt;032&lt;/n&gt;">
            <text:p><text:s text:c="4"/>&lt;n x=" 004.7047338029" y=" 029.7045201743"&gt;032&lt;/n&gt;</text:p>
          </table:table-cell>
          <table:table-cell table:style-name="ce6"/>
          <table:table-cell table:style-name="ce6" table:formula="of:=[.O35]" office:value-type="float" office:value="32">
            <text:p>32</text:p>
          </table:table-cell>
          <table:table-cell table:style-name="ce13" table:formula="of:=[.K35]" office:value-type="float" office:value="4.70473380291276">
            <text:p>004.704733803</text:p>
          </table:table-cell>
          <table:table-cell table:style-name="ce13" table:formula="of:=[.M35]" office:value-type="float" office:value="29.7045201742833">
            <text:p>029.704520174</text:p>
          </table:table-cell>
          <table:table-cell table:style-name="ce27" table:formula="of:=CONCATENATE(TEXT([.$T35];&quot;000&quot;);&quot; &quot;;TEXT([.$U35];&quot;000,0000000000&quot;);&quot; &quot;;TEXT([.$V35];&quot;000,0000000000&quot;))" office:value-type="string" office:string-value="032 004,7047338029 029,7045201743">
            <text:p>032 004,7047338029 029,7045201743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10</text:p>
          </table:table-cell>
          <table:table-cell table:style-name="ce10" table:formula="of:=PI()/2 * [.B36]/[.A36]" office:value-type="float" office:value="1.5707963267949">
            <text:p>1,5707963268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,4</text:p>
          </table:table-cell>
          <table:table-cell table:style-name="ce8" office:value-type="string">
            <text:p>25</text:p>
          </table:table-cell>
          <table:table-cell table:style-name="ce19" office:value-type="float" office:value="150">
            <text:p>150.00000000000</text:p>
          </table:table-cell>
          <table:table-cell table:style-name="ce21" table:formula="of:=([.G36]-[.F36])/10" office:value-type="float" office:value="12.5">
            <text:p>12,500000000000</text:p>
          </table:table-cell>
          <table:table-cell table:style-name="ce11" table:formula="of:=[.F36]+[.H36]*[.E36]" office:value-type="float" office:value="30">
            <text:p>3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36]*COS([.C36])" office:value-type="float" office:value="1.83697019872103E-015">
            <text:p>000.000000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36]*SIN([.C36])" office:value-type="float" office:value="30">
            <text:p>03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33">
            <text:p>033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36];&quot; &quot;;TEXT([.$K36];&quot;000,0000000000&quot;);[.$L36];&quot; &quot;;TEXT([.$M36];&quot;000,0000000000&quot;);[.$N36];TEXT([.$O36];&quot;000&quot;);[.$P36]);&quot;,&quot;;&quot;.&quot;)" office:value-type="string" office:string-value="    &lt;n x=&quot; 000.0000000000&quot; y=&quot; 030.0000000000&quot;&gt;033&lt;/n&gt;">
            <text:p><text:s text:c="4"/>&lt;n x=" 000.0000000000" y=" 030.0000000000"&gt;033&lt;/n&gt;</text:p>
          </table:table-cell>
          <table:table-cell table:style-name="ce6"/>
          <table:table-cell table:style-name="ce6" table:formula="of:=[.O36]" office:value-type="float" office:value="33">
            <text:p>33</text:p>
          </table:table-cell>
          <table:table-cell table:style-name="ce13" table:formula="of:=[.K36]" office:value-type="float" office:value="1.83697019872103E-015">
            <text:p>000.000000000</text:p>
          </table:table-cell>
          <table:table-cell table:style-name="ce13" table:formula="of:=[.M36]" office:value-type="float" office:value="30">
            <text:p>030.000000000</text:p>
          </table:table-cell>
          <table:table-cell table:style-name="ce27" table:formula="of:=CONCATENATE(TEXT([.$T36];&quot;000&quot;);&quot; &quot;;TEXT([.$U36];&quot;000,0000000000&quot;);&quot; &quot;;TEXT([.$V36];&quot;000,0000000000&quot;))" office:value-type="string" office:string-value="033 000,0000000000 030,0000000000">
            <text:p>033 000,0000000000 030,0000000000</text:p>
          </table:table-cell>
          <table:table-cell table:number-columns-repeated="1000"/>
        </table:table-row>
        <table:table-row table:style-name="ro1">
          <table:table-cell table:style-name="ce8" table:number-columns-repeated="2"/>
          <table:table-cell table:style-name="ce10"/>
          <table:table-cell table:style-name="ce8" table:number-columns-repeated="2"/>
          <table:table-cell table:style-name="ce8" office:value-type="string">
            <text:p>25</text:p>
          </table:table-cell>
          <table:table-cell table:style-name="ce8"/>
          <table:table-cell table:style-name="ce21" table:formula="of:=([.G37]-[.F37])/10" office:value-type="float" office:value="-2.5">
            <text:p>-2,500000000000</text:p>
          </table:table-cell>
          <table:table-cell table:style-name="ce11"/>
          <table:table-cell table:style-name="ce7"/>
          <table:table-cell table:style-name="ce13"/>
          <table:table-cell table:style-name="ce3"/>
          <table:table-cell table:style-name="ce13"/>
          <table:table-cell table:style-name="ce8"/>
          <table:table-cell table:style-name="Default"/>
          <table:table-cell table:style-name="ce5"/>
          <table:table-cell table:style-name="ce3"/>
          <table:table-cell table:style-name="ce6" table:number-columns-repeated="3"/>
          <table:table-cell table:style-name="ce13" table:number-columns-repeated="2"/>
          <table:table-cell table:style-name="ce27"/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0</text:p>
          </table:table-cell>
          <table:table-cell table:style-name="ce10" table:formula="of:=PI()/2 * [.B38]/[.A38]" office:value-type="float" office:value="0">
            <text:p>0,000000000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,9</text:p>
          </table:table-cell>
          <table:table-cell table:style-name="ce8" office:value-type="string">
            <text:p>25</text:p>
          </table:table-cell>
          <table:table-cell table:style-name="ce19" office:value-type="float" office:value="150">
            <text:p>150.00000000000</text:p>
          </table:table-cell>
          <table:table-cell table:style-name="ce21" table:formula="of:=([.G38]-[.F38])/10" office:value-type="float" office:value="12.5">
            <text:p>12,500000000000</text:p>
          </table:table-cell>
          <table:table-cell table:style-name="ce11" table:formula="of:=[.F38]+[.H38]*[.E38]" office:value-type="float" office:value="36.25">
            <text:p>36,25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38]*COS([.C38])" office:value-type="float" office:value="36.25">
            <text:p>036.250000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38]*SIN([.C38])" office:value-type="float" office:value="0">
            <text:p>00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34">
            <text:p>034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38];&quot; &quot;;TEXT([.$K38];&quot;000,0000000000&quot;);[.$L38];&quot; &quot;;TEXT([.$M38];&quot;000,0000000000&quot;);[.$N38];TEXT([.$O38];&quot;000&quot;);[.$P38]);&quot;,&quot;;&quot;.&quot;)" office:value-type="string" office:string-value="    &lt;n x=&quot; 036.2500000000&quot; y=&quot; 000.0000000000&quot;&gt;034&lt;/n&gt;">
            <text:p><text:s text:c="4"/>&lt;n x=" 036.2500000000" y=" 000.0000000000"&gt;034&lt;/n&gt;</text:p>
          </table:table-cell>
          <table:table-cell table:style-name="ce6"/>
          <table:table-cell table:style-name="ce6" table:formula="of:=[.O38]" office:value-type="float" office:value="34">
            <text:p>34</text:p>
          </table:table-cell>
          <table:table-cell table:style-name="ce13" table:formula="of:=[.K38]" office:value-type="float" office:value="36.25">
            <text:p>036.250000000</text:p>
          </table:table-cell>
          <table:table-cell table:style-name="ce13" table:formula="of:=[.M38]" office:value-type="float" office:value="0">
            <text:p>000.000000000</text:p>
          </table:table-cell>
          <table:table-cell table:style-name="ce27" table:formula="of:=CONCATENATE(TEXT([.$T38];&quot;000&quot;);&quot; &quot;;TEXT([.$U38];&quot;000,0000000000&quot;);&quot; &quot;;TEXT([.$V38];&quot;000,0000000000&quot;))" office:value-type="string" office:string-value="034 036,2500000000 000,0000000000">
            <text:p>034 036,2500000000 000,000000000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1</text:p>
          </table:table-cell>
          <table:table-cell table:style-name="ce10" table:formula="of:=PI()/2 * [.B39]/[.A39]" office:value-type="float" office:value="0.15707963267949">
            <text:p>0,1570796327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,9</text:p>
          </table:table-cell>
          <table:table-cell table:style-name="ce8" office:value-type="string">
            <text:p>25</text:p>
          </table:table-cell>
          <table:table-cell table:style-name="ce19" office:value-type="float" office:value="151.8697688682">
            <text:p>151.86976886820</text:p>
          </table:table-cell>
          <table:table-cell table:style-name="ce21" table:formula="of:=([.G39]-[.F39])/10" office:value-type="float" office:value="12.68697688682">
            <text:p>12,686976886820</text:p>
          </table:table-cell>
          <table:table-cell table:style-name="ce11" table:formula="of:=[.F39]+[.H39]*[.E39]" office:value-type="float" office:value="36.418279198138">
            <text:p>36,42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39]*COS([.C39])" office:value-type="float" office:value="35.9699097485394">
            <text:p>035.969909749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39]*SIN([.C39])" office:value-type="float" office:value="5.69707402404649">
            <text:p>005.697074024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35">
            <text:p>035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39];&quot; &quot;;TEXT([.$K39];&quot;000,0000000000&quot;);[.$L39];&quot; &quot;;TEXT([.$M39];&quot;000,0000000000&quot;);[.$N39];TEXT([.$O39];&quot;000&quot;);[.$P39]);&quot;,&quot;;&quot;.&quot;)" office:value-type="string" office:string-value="    &lt;n x=&quot; 035.9699097485&quot; y=&quot; 005.6970740240&quot;&gt;035&lt;/n&gt;">
            <text:p><text:s text:c="4"/>&lt;n x=" 035.9699097485" y=" 005.6970740240"&gt;035&lt;/n&gt;</text:p>
          </table:table-cell>
          <table:table-cell table:style-name="ce6"/>
          <table:table-cell table:style-name="ce6" table:formula="of:=[.O39]" office:value-type="float" office:value="35">
            <text:p>35</text:p>
          </table:table-cell>
          <table:table-cell table:style-name="ce13" table:formula="of:=[.K39]" office:value-type="float" office:value="35.9699097485394">
            <text:p>035.969909749</text:p>
          </table:table-cell>
          <table:table-cell table:style-name="ce13" table:formula="of:=[.M39]" office:value-type="float" office:value="5.69707402404649">
            <text:p>005.697074024</text:p>
          </table:table-cell>
          <table:table-cell table:style-name="ce27" table:formula="of:=CONCATENATE(TEXT([.$T39];&quot;000&quot;);&quot; &quot;;TEXT([.$U39];&quot;000,0000000000&quot;);&quot; &quot;;TEXT([.$V39];&quot;000,0000000000&quot;))" office:value-type="string" office:string-value="035 035,9699097485 005,6970740240">
            <text:p>035 035,9699097485 005,697074024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2</text:p>
          </table:table-cell>
          <table:table-cell table:style-name="ce10" table:formula="of:=PI()/2 * [.B40]/[.A40]" office:value-type="float" office:value="0.314159265358979">
            <text:p>0,314159265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,9</text:p>
          </table:table-cell>
          <table:table-cell table:style-name="ce8" office:value-type="string">
            <text:p>25</text:p>
          </table:table-cell>
          <table:table-cell table:style-name="ce19" office:value-type="float" office:value="157.71933363574">
            <text:p>157.71933363574</text:p>
          </table:table-cell>
          <table:table-cell table:style-name="ce21" table:formula="of:=([.G40]-[.F40])/10" office:value-type="float" office:value="13.271933363574">
            <text:p>13,271933363574</text:p>
          </table:table-cell>
          <table:table-cell table:style-name="ce11" table:formula="of:=[.F40]+[.H40]*[.E40]" office:value-type="float" office:value="36.9447400272166">
            <text:p>36,94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40]*COS([.C40])" office:value-type="float" office:value="35.1365357457147">
            <text:p>035.136535746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40]*SIN([.C40])" office:value-type="float" office:value="11.4165525211743">
            <text:p>011.41655252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36">
            <text:p>036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40];&quot; &quot;;TEXT([.$K40];&quot;000,0000000000&quot;);[.$L40];&quot; &quot;;TEXT([.$M40];&quot;000,0000000000&quot;);[.$N40];TEXT([.$O40];&quot;000&quot;);[.$P40]);&quot;,&quot;;&quot;.&quot;)" office:value-type="string" office:string-value="    &lt;n x=&quot; 035.1365357457&quot; y=&quot; 011.4165525212&quot;&gt;036&lt;/n&gt;">
            <text:p><text:s text:c="4"/>&lt;n x=" 035.1365357457" y=" 011.4165525212"&gt;036&lt;/n&gt;</text:p>
          </table:table-cell>
          <table:table-cell table:style-name="ce6"/>
          <table:table-cell table:style-name="ce6" table:formula="of:=[.O40]" office:value-type="float" office:value="36">
            <text:p>36</text:p>
          </table:table-cell>
          <table:table-cell table:style-name="ce13" table:formula="of:=[.K40]" office:value-type="float" office:value="35.1365357457147">
            <text:p>035.136535746</text:p>
          </table:table-cell>
          <table:table-cell table:style-name="ce13" table:formula="of:=[.M40]" office:value-type="float" office:value="11.4165525211743">
            <text:p>011.416552521</text:p>
          </table:table-cell>
          <table:table-cell table:style-name="ce27" table:formula="of:=CONCATENATE(TEXT([.$T40];&quot;000&quot;);&quot; &quot;;TEXT([.$U40];&quot;000,0000000000&quot;);&quot; &quot;;TEXT([.$V40];&quot;000,0000000000&quot;))" office:value-type="string" office:string-value="036 035,1365357457 011,4165525212">
            <text:p>036 035,1365357457 011,4165525212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3</text:p>
          </table:table-cell>
          <table:table-cell table:style-name="ce10" table:formula="of:=PI()/2 * [.B41]/[.A41]" office:value-type="float" office:value="0.471238898038469">
            <text:p>0,471238898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,9</text:p>
          </table:table-cell>
          <table:table-cell table:style-name="ce8" office:value-type="string">
            <text:p>25</text:p>
          </table:table-cell>
          <table:table-cell table:style-name="ce19" office:value-type="float" office:value="168.348935645154">
            <text:p>168.34893564515</text:p>
          </table:table-cell>
          <table:table-cell table:style-name="ce21" table:formula="of:=([.G41]-[.F41])/10" office:value-type="float" office:value="14.3348935645154">
            <text:p>14,334893564515</text:p>
          </table:table-cell>
          <table:table-cell table:style-name="ce11" table:formula="of:=[.F41]+[.H41]*[.E41]" office:value-type="float" office:value="37.9014042080639">
            <text:p>37,9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41]*COS([.C41])" office:value-type="float" office:value="33.7703984252854">
            <text:p>033.770398425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41]*SIN([.C41])" office:value-type="float" office:value="17.2068774372495">
            <text:p>017.206877437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37">
            <text:p>037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41];&quot; &quot;;TEXT([.$K41];&quot;000,0000000000&quot;);[.$L41];&quot; &quot;;TEXT([.$M41];&quot;000,0000000000&quot;);[.$N41];TEXT([.$O41];&quot;000&quot;);[.$P41]);&quot;,&quot;;&quot;.&quot;)" office:value-type="string" office:string-value="    &lt;n x=&quot; 033.7703984253&quot; y=&quot; 017.2068774372&quot;&gt;037&lt;/n&gt;">
            <text:p><text:s text:c="4"/>&lt;n x=" 033.7703984253" y=" 017.2068774372"&gt;037&lt;/n&gt;</text:p>
          </table:table-cell>
          <table:table-cell table:style-name="ce6"/>
          <table:table-cell table:style-name="ce6" table:formula="of:=[.O41]" office:value-type="float" office:value="37">
            <text:p>37</text:p>
          </table:table-cell>
          <table:table-cell table:style-name="ce13" table:formula="of:=[.K41]" office:value-type="float" office:value="33.7703984252854">
            <text:p>033.770398425</text:p>
          </table:table-cell>
          <table:table-cell table:style-name="ce13" table:formula="of:=[.M41]" office:value-type="float" office:value="17.2068774372495">
            <text:p>017.206877437</text:p>
          </table:table-cell>
          <table:table-cell table:style-name="ce27" table:formula="of:=CONCATENATE(TEXT([.$T41];&quot;000&quot;);&quot; &quot;;TEXT([.$U41];&quot;000,0000000000&quot;);&quot; &quot;;TEXT([.$V41];&quot;000,0000000000&quot;))" office:value-type="string" office:string-value="037 033,7703984253 017,2068774372">
            <text:p>037 033,7703984253 017,2068774372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4</text:p>
          </table:table-cell>
          <table:table-cell table:style-name="ce10" table:formula="of:=PI()/2 * [.B42]/[.A42]" office:value-type="float" office:value="0.628318530717959">
            <text:p>0,6283185307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,9</text:p>
          </table:table-cell>
          <table:table-cell table:style-name="ce8" office:value-type="string">
            <text:p>25</text:p>
          </table:table-cell>
          <table:table-cell table:style-name="ce19" office:value-type="float" office:value="185.410196624968">
            <text:p>185.41019662497</text:p>
          </table:table-cell>
          <table:table-cell table:style-name="ce21" table:formula="of:=([.G42]-[.F42])/10" office:value-type="float" office:value="16.0410196624968">
            <text:p>16,041019662497</text:p>
          </table:table-cell>
          <table:table-cell table:style-name="ce11" table:formula="of:=[.F42]+[.H42]*[.E42]" office:value-type="float" office:value="39.4369176962471">
            <text:p>39,44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42]*COS([.C42])" office:value-type="float" office:value="31.90513662203">
            <text:p>031.905136622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42]*SIN([.C42])" office:value-type="float" office:value="23.1804386177261">
            <text:p>023.180438618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38">
            <text:p>038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42];&quot; &quot;;TEXT([.$K42];&quot;000,0000000000&quot;);[.$L42];&quot; &quot;;TEXT([.$M42];&quot;000,0000000000&quot;);[.$N42];TEXT([.$O42];&quot;000&quot;);[.$P42]);&quot;,&quot;;&quot;.&quot;)" office:value-type="string" office:string-value="    &lt;n x=&quot; 031.9051366220&quot; y=&quot; 023.1804386177&quot;&gt;038&lt;/n&gt;">
            <text:p><text:s text:c="4"/>&lt;n x=" 031.9051366220" y=" 023.1804386177"&gt;038&lt;/n&gt;</text:p>
          </table:table-cell>
          <table:table-cell table:style-name="ce6"/>
          <table:table-cell table:style-name="ce6" table:formula="of:=[.O42]" office:value-type="float" office:value="38">
            <text:p>38</text:p>
          </table:table-cell>
          <table:table-cell table:style-name="ce13" table:formula="of:=[.K42]" office:value-type="float" office:value="31.90513662203">
            <text:p>031.905136622</text:p>
          </table:table-cell>
          <table:table-cell table:style-name="ce13" table:formula="of:=[.M42]" office:value-type="float" office:value="23.1804386177261">
            <text:p>023.180438618</text:p>
          </table:table-cell>
          <table:table-cell table:style-name="ce27" table:formula="of:=CONCATENATE(TEXT([.$T42];&quot;000&quot;);&quot; &quot;;TEXT([.$U42];&quot;000,0000000000&quot;);&quot; &quot;;TEXT([.$V42];&quot;000,0000000000&quot;))" office:value-type="string" office:string-value="038 031,9051366220 023,1804386177">
            <text:p>038 031,9051366220 023,1804386177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5</text:p>
          </table:table-cell>
          <table:table-cell table:style-name="ce10" table:formula="of:=PI()/2 * [.B43]/[.A43]" office:value-type="float" office:value="0.785398163397448">
            <text:p>0,785398163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,9</text:p>
          </table:table-cell>
          <table:table-cell table:style-name="ce8" office:value-type="string">
            <text:p>25</text:p>
          </table:table-cell>
          <table:table-cell table:style-name="ce19" office:value-type="float" office:value="212.132034355964">
            <text:p>212.13203435596</text:p>
          </table:table-cell>
          <table:table-cell table:style-name="ce21" table:formula="of:=([.G43]-[.F43])/10" office:value-type="float" office:value="18.7132034355964">
            <text:p>18,713203435596</text:p>
          </table:table-cell>
          <table:table-cell table:style-name="ce11" table:formula="of:=[.F43]+[.H43]*[.E43]" office:value-type="float" office:value="41.8418830920368">
            <text:p>41,84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43]*COS([.C43])" office:value-type="float" office:value="29.5866792719939">
            <text:p>029.586679272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43]*SIN([.C43])" office:value-type="float" office:value="29.5866792719939">
            <text:p>029.586679272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39">
            <text:p>039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43];&quot; &quot;;TEXT([.$K43];&quot;000,0000000000&quot;);[.$L43];&quot; &quot;;TEXT([.$M43];&quot;000,0000000000&quot;);[.$N43];TEXT([.$O43];&quot;000&quot;);[.$P43]);&quot;,&quot;;&quot;.&quot;)" office:value-type="string" office:string-value="    &lt;n x=&quot; 029.5866792720&quot; y=&quot; 029.5866792720&quot;&gt;039&lt;/n&gt;">
            <text:p><text:s text:c="4"/>&lt;n x=" 029.5866792720" y=" 029.5866792720"&gt;039&lt;/n&gt;</text:p>
          </table:table-cell>
          <table:table-cell table:style-name="ce6"/>
          <table:table-cell table:style-name="ce6" table:formula="of:=[.O43]" office:value-type="float" office:value="39">
            <text:p>39</text:p>
          </table:table-cell>
          <table:table-cell table:style-name="ce13" table:formula="of:=[.K43]" office:value-type="float" office:value="29.5866792719939">
            <text:p>029.586679272</text:p>
          </table:table-cell>
          <table:table-cell table:style-name="ce13" table:formula="of:=[.M43]" office:value-type="float" office:value="29.5866792719939">
            <text:p>029.586679272</text:p>
          </table:table-cell>
          <table:table-cell table:style-name="ce27" table:formula="of:=CONCATENATE(TEXT([.$T43];&quot;000&quot;);&quot; &quot;;TEXT([.$U43];&quot;000,0000000000&quot;);&quot; &quot;;TEXT([.$V43];&quot;000,0000000000&quot;))" office:value-type="string" office:string-value="039 029,5866792720 029,5866792720">
            <text:p>039 029,5866792720 029,586679272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6</text:p>
          </table:table-cell>
          <table:table-cell table:style-name="ce10" table:formula="of:=PI()/2 * [.B44]/[.A44]" office:value-type="float" office:value="0.942477796076938">
            <text:p>0,9424777961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,9</text:p>
          </table:table-cell>
          <table:table-cell table:style-name="ce8" office:value-type="string">
            <text:p>25</text:p>
          </table:table-cell>
          <table:table-cell table:style-name="ce19" office:value-type="float" office:value="185.410196624968">
            <text:p>185.41019662497</text:p>
          </table:table-cell>
          <table:table-cell table:style-name="ce21" table:formula="of:=([.G44]-[.F44])/10" office:value-type="float" office:value="16.0410196624968">
            <text:p>16,041019662497</text:p>
          </table:table-cell>
          <table:table-cell table:style-name="ce11" table:formula="of:=[.F44]+[.H44]*[.E44]" office:value-type="float" office:value="39.4369176962471">
            <text:p>39,44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44]*COS([.C44])" office:value-type="float" office:value="23.1804386177261">
            <text:p>023.180438618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44]*SIN([.C44])" office:value-type="float" office:value="31.90513662203">
            <text:p>031.905136622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40">
            <text:p>040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44];&quot; &quot;;TEXT([.$K44];&quot;000,0000000000&quot;);[.$L44];&quot; &quot;;TEXT([.$M44];&quot;000,0000000000&quot;);[.$N44];TEXT([.$O44];&quot;000&quot;);[.$P44]);&quot;,&quot;;&quot;.&quot;)" office:value-type="string" office:string-value="    &lt;n x=&quot; 023.1804386177&quot; y=&quot; 031.9051366220&quot;&gt;040&lt;/n&gt;">
            <text:p><text:s text:c="4"/>&lt;n x=" 023.1804386177" y=" 031.9051366220"&gt;040&lt;/n&gt;</text:p>
          </table:table-cell>
          <table:table-cell table:style-name="ce6"/>
          <table:table-cell table:style-name="ce6" table:formula="of:=[.O44]" office:value-type="float" office:value="40">
            <text:p>40</text:p>
          </table:table-cell>
          <table:table-cell table:style-name="ce13" table:formula="of:=[.K44]" office:value-type="float" office:value="23.1804386177261">
            <text:p>023.180438618</text:p>
          </table:table-cell>
          <table:table-cell table:style-name="ce13" table:formula="of:=[.M44]" office:value-type="float" office:value="31.90513662203">
            <text:p>031.905136622</text:p>
          </table:table-cell>
          <table:table-cell table:style-name="ce27" table:formula="of:=CONCATENATE(TEXT([.$T44];&quot;000&quot;);&quot; &quot;;TEXT([.$U44];&quot;000,0000000000&quot;);&quot; &quot;;TEXT([.$V44];&quot;000,0000000000&quot;))" office:value-type="string" office:string-value="040 023,1804386177 031,9051366220">
            <text:p>040 023,1804386177 031,905136622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7</text:p>
          </table:table-cell>
          <table:table-cell table:style-name="ce10" table:formula="of:=PI()/2 * [.B45]/[.A45]" office:value-type="float" office:value="1.09955742875643">
            <text:p>1,0995574288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,9</text:p>
          </table:table-cell>
          <table:table-cell table:style-name="ce8" office:value-type="string">
            <text:p>25</text:p>
          </table:table-cell>
          <table:table-cell table:style-name="ce19" office:value-type="float" office:value="168.348935645154">
            <text:p>168.34893564515</text:p>
          </table:table-cell>
          <table:table-cell table:style-name="ce21" table:formula="of:=([.G45]-[.F45])/10" office:value-type="float" office:value="14.3348935645154">
            <text:p>14,334893564515</text:p>
          </table:table-cell>
          <table:table-cell table:style-name="ce11" table:formula="of:=[.F45]+[.H45]*[.E45]" office:value-type="float" office:value="37.9014042080639">
            <text:p>37,9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45]*COS([.C45])" office:value-type="float" office:value="17.2068774372495">
            <text:p>017.206877437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45]*SIN([.C45])" office:value-type="float" office:value="33.7703984252854">
            <text:p>033.77039842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41">
            <text:p>041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45];&quot; &quot;;TEXT([.$K45];&quot;000,0000000000&quot;);[.$L45];&quot; &quot;;TEXT([.$M45];&quot;000,0000000000&quot;);[.$N45];TEXT([.$O45];&quot;000&quot;);[.$P45]);&quot;,&quot;;&quot;.&quot;)" office:value-type="string" office:string-value="    &lt;n x=&quot; 017.2068774372&quot; y=&quot; 033.7703984253&quot;&gt;041&lt;/n&gt;">
            <text:p><text:s text:c="4"/>&lt;n x=" 017.2068774372" y=" 033.7703984253"&gt;041&lt;/n&gt;</text:p>
          </table:table-cell>
          <table:table-cell table:style-name="ce6"/>
          <table:table-cell table:style-name="ce6" table:formula="of:=[.O45]" office:value-type="float" office:value="41">
            <text:p>41</text:p>
          </table:table-cell>
          <table:table-cell table:style-name="ce13" table:formula="of:=[.K45]" office:value-type="float" office:value="17.2068774372495">
            <text:p>017.206877437</text:p>
          </table:table-cell>
          <table:table-cell table:style-name="ce13" table:formula="of:=[.M45]" office:value-type="float" office:value="33.7703984252854">
            <text:p>033.770398425</text:p>
          </table:table-cell>
          <table:table-cell table:style-name="ce27" table:formula="of:=CONCATENATE(TEXT([.$T45];&quot;000&quot;);&quot; &quot;;TEXT([.$U45];&quot;000,0000000000&quot;);&quot; &quot;;TEXT([.$V45];&quot;000,0000000000&quot;))" office:value-type="string" office:string-value="041 017,2068774372 033,7703984253">
            <text:p>041 017,2068774372 033,7703984253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8</text:p>
          </table:table-cell>
          <table:table-cell table:style-name="ce10" table:formula="of:=PI()/2 * [.B46]/[.A46]" office:value-type="float" office:value="1.25663706143592">
            <text:p>1,256637061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,9</text:p>
          </table:table-cell>
          <table:table-cell table:style-name="ce8" office:value-type="string">
            <text:p>25</text:p>
          </table:table-cell>
          <table:table-cell table:style-name="ce19" office:value-type="float" office:value="157.71933363574">
            <text:p>157.71933363574</text:p>
          </table:table-cell>
          <table:table-cell table:style-name="ce21" table:formula="of:=([.G46]-[.F46])/10" office:value-type="float" office:value="13.271933363574">
            <text:p>13,271933363574</text:p>
          </table:table-cell>
          <table:table-cell table:style-name="ce11" table:formula="of:=[.F46]+[.H46]*[.E46]" office:value-type="float" office:value="36.9447400272166">
            <text:p>36,94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46]*COS([.C46])" office:value-type="float" office:value="11.4165525211743">
            <text:p>011.416552521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46]*SIN([.C46])" office:value-type="float" office:value="35.1365357457147">
            <text:p>035.136535746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42">
            <text:p>042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46];&quot; &quot;;TEXT([.$K46];&quot;000,0000000000&quot;);[.$L46];&quot; &quot;;TEXT([.$M46];&quot;000,0000000000&quot;);[.$N46];TEXT([.$O46];&quot;000&quot;);[.$P46]);&quot;,&quot;;&quot;.&quot;)" office:value-type="string" office:string-value="    &lt;n x=&quot; 011.4165525212&quot; y=&quot; 035.1365357457&quot;&gt;042&lt;/n&gt;">
            <text:p><text:s text:c="4"/>&lt;n x=" 011.4165525212" y=" 035.1365357457"&gt;042&lt;/n&gt;</text:p>
          </table:table-cell>
          <table:table-cell table:style-name="ce6"/>
          <table:table-cell table:style-name="ce6" table:formula="of:=[.O46]" office:value-type="float" office:value="42">
            <text:p>42</text:p>
          </table:table-cell>
          <table:table-cell table:style-name="ce13" table:formula="of:=[.K46]" office:value-type="float" office:value="11.4165525211743">
            <text:p>011.416552521</text:p>
          </table:table-cell>
          <table:table-cell table:style-name="ce13" table:formula="of:=[.M46]" office:value-type="float" office:value="35.1365357457147">
            <text:p>035.136535746</text:p>
          </table:table-cell>
          <table:table-cell table:style-name="ce27" table:formula="of:=CONCATENATE(TEXT([.$T46];&quot;000&quot;);&quot; &quot;;TEXT([.$U46];&quot;000,0000000000&quot;);&quot; &quot;;TEXT([.$V46];&quot;000,0000000000&quot;))" office:value-type="string" office:string-value="042 011,4165525212 035,1365357457">
            <text:p>042 011,4165525212 035,1365357457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9</text:p>
          </table:table-cell>
          <table:table-cell table:style-name="ce10" table:formula="of:=PI()/2 * [.B47]/[.A47]" office:value-type="float" office:value="1.41371669411541">
            <text:p>1,4137166941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,9</text:p>
          </table:table-cell>
          <table:table-cell table:style-name="ce8" office:value-type="string">
            <text:p>25</text:p>
          </table:table-cell>
          <table:table-cell table:style-name="ce19" office:value-type="float" office:value="151.8697688682">
            <text:p>151.86976886820</text:p>
          </table:table-cell>
          <table:table-cell table:style-name="ce21" table:formula="of:=([.G47]-[.F47])/10" office:value-type="float" office:value="12.68697688682">
            <text:p>12,686976886820</text:p>
          </table:table-cell>
          <table:table-cell table:style-name="ce11" table:formula="of:=[.F47]+[.H47]*[.E47]" office:value-type="float" office:value="36.418279198138">
            <text:p>36,42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47]*COS([.C47])" office:value-type="float" office:value="5.69707402404649">
            <text:p>005.697074024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47]*SIN([.C47])" office:value-type="float" office:value="35.9699097485394">
            <text:p>035.969909749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43">
            <text:p>043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47];&quot; &quot;;TEXT([.$K47];&quot;000,0000000000&quot;);[.$L47];&quot; &quot;;TEXT([.$M47];&quot;000,0000000000&quot;);[.$N47];TEXT([.$O47];&quot;000&quot;);[.$P47]);&quot;,&quot;;&quot;.&quot;)" office:value-type="string" office:string-value="    &lt;n x=&quot; 005.6970740240&quot; y=&quot; 035.9699097485&quot;&gt;043&lt;/n&gt;">
            <text:p><text:s text:c="4"/>&lt;n x=" 005.6970740240" y=" 035.9699097485"&gt;043&lt;/n&gt;</text:p>
          </table:table-cell>
          <table:table-cell table:style-name="ce6"/>
          <table:table-cell table:style-name="ce6" table:formula="of:=[.O47]" office:value-type="float" office:value="43">
            <text:p>43</text:p>
          </table:table-cell>
          <table:table-cell table:style-name="ce13" table:formula="of:=[.K47]" office:value-type="float" office:value="5.69707402404649">
            <text:p>005.697074024</text:p>
          </table:table-cell>
          <table:table-cell table:style-name="ce13" table:formula="of:=[.M47]" office:value-type="float" office:value="35.9699097485394">
            <text:p>035.969909749</text:p>
          </table:table-cell>
          <table:table-cell table:style-name="ce27" table:formula="of:=CONCATENATE(TEXT([.$T47];&quot;000&quot;);&quot; &quot;;TEXT([.$U47];&quot;000,0000000000&quot;);&quot; &quot;;TEXT([.$V47];&quot;000,0000000000&quot;))" office:value-type="string" office:string-value="043 005,6970740240 035,9699097485">
            <text:p>043 005,6970740240 035,9699097485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10</text:p>
          </table:table-cell>
          <table:table-cell table:style-name="ce10" table:formula="of:=PI()/2 * [.B48]/[.A48]" office:value-type="float" office:value="1.5707963267949">
            <text:p>1,5707963268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0,9</text:p>
          </table:table-cell>
          <table:table-cell table:style-name="ce8" office:value-type="string">
            <text:p>25</text:p>
          </table:table-cell>
          <table:table-cell table:style-name="ce19" office:value-type="float" office:value="150">
            <text:p>150.00000000000</text:p>
          </table:table-cell>
          <table:table-cell table:style-name="ce21" table:formula="of:=([.G48]-[.F48])/10" office:value-type="float" office:value="12.5">
            <text:p>12,500000000000</text:p>
          </table:table-cell>
          <table:table-cell table:style-name="ce11" table:formula="of:=[.F48]+[.H48]*[.E48]" office:value-type="float" office:value="36.25">
            <text:p>36,25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48]*COS([.C48])" office:value-type="float" office:value="2.21967232345458E-015">
            <text:p>000.000000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48]*SIN([.C48])" office:value-type="float" office:value="36.25">
            <text:p>036.25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44">
            <text:p>044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48];&quot; &quot;;TEXT([.$K48];&quot;000,0000000000&quot;);[.$L48];&quot; &quot;;TEXT([.$M48];&quot;000,0000000000&quot;);[.$N48];TEXT([.$O48];&quot;000&quot;);[.$P48]);&quot;,&quot;;&quot;.&quot;)" office:value-type="string" office:string-value="    &lt;n x=&quot; 000.0000000000&quot; y=&quot; 036.2500000000&quot;&gt;044&lt;/n&gt;">
            <text:p><text:s text:c="4"/>&lt;n x=" 000.0000000000" y=" 036.2500000000"&gt;044&lt;/n&gt;</text:p>
          </table:table-cell>
          <table:table-cell table:style-name="ce6"/>
          <table:table-cell table:style-name="ce6" table:formula="of:=[.O48]" office:value-type="float" office:value="44">
            <text:p>44</text:p>
          </table:table-cell>
          <table:table-cell table:style-name="ce13" table:formula="of:=[.K48]" office:value-type="float" office:value="2.21967232345458E-015">
            <text:p>000.000000000</text:p>
          </table:table-cell>
          <table:table-cell table:style-name="ce13" table:formula="of:=[.M48]" office:value-type="float" office:value="36.25">
            <text:p>036.250000000</text:p>
          </table:table-cell>
          <table:table-cell table:style-name="ce27" table:formula="of:=CONCATENATE(TEXT([.$T48];&quot;000&quot;);&quot; &quot;;TEXT([.$U48];&quot;000,0000000000&quot;);&quot; &quot;;TEXT([.$V48];&quot;000,0000000000&quot;))" office:value-type="string" office:string-value="044 000,0000000000 036,2500000000">
            <text:p>044 000,0000000000 036,2500000000</text:p>
          </table:table-cell>
          <table:table-cell table:number-columns-repeated="1000"/>
        </table:table-row>
        <table:table-row table:style-name="ro1">
          <table:table-cell table:style-name="ce8" table:number-columns-repeated="2"/>
          <table:table-cell table:style-name="ce10"/>
          <table:table-cell table:style-name="ce8" table:number-columns-repeated="2"/>
          <table:table-cell table:style-name="ce8" office:value-type="string">
            <text:p>25</text:p>
          </table:table-cell>
          <table:table-cell table:style-name="ce8"/>
          <table:table-cell table:style-name="ce21" table:formula="of:=([.G49]-[.F49])/10" office:value-type="float" office:value="-2.5">
            <text:p>-2,500000000000</text:p>
          </table:table-cell>
          <table:table-cell table:style-name="ce11"/>
          <table:table-cell table:style-name="ce7"/>
          <table:table-cell table:style-name="ce13"/>
          <table:table-cell table:style-name="ce3"/>
          <table:table-cell table:style-name="ce13"/>
          <table:table-cell table:style-name="ce8"/>
          <table:table-cell table:style-name="ce16"/>
          <table:table-cell table:style-name="ce5"/>
          <table:table-cell table:style-name="ce3"/>
          <table:table-cell table:style-name="ce6" table:number-columns-repeated="3"/>
          <table:table-cell table:style-name="ce13" table:number-columns-repeated="2"/>
          <table:table-cell table:style-name="ce27"/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0</text:p>
          </table:table-cell>
          <table:table-cell table:style-name="ce10" table:formula="of:=PI()/2 * [.B50]/[.A50]" office:value-type="float" office:value="0">
            <text:p>0,000000000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1,6</text:p>
          </table:table-cell>
          <table:table-cell table:style-name="ce8" office:value-type="string">
            <text:p>25</text:p>
          </table:table-cell>
          <table:table-cell table:style-name="ce19" office:value-type="float" office:value="150">
            <text:p>150.00000000000</text:p>
          </table:table-cell>
          <table:table-cell table:style-name="ce21" table:formula="of:=([.G50]-[.F50])/10" office:value-type="float" office:value="12.5">
            <text:p>12,500000000000</text:p>
          </table:table-cell>
          <table:table-cell table:style-name="ce11" table:formula="of:=[.F50]+[.H50]*[.E50]" office:value-type="float" office:value="45">
            <text:p>45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50]*COS([.C50])" office:value-type="float" office:value="45">
            <text:p>045.000000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50]*SIN([.C50])" office:value-type="float" office:value="0">
            <text:p>00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45">
            <text:p>045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50];&quot; &quot;;TEXT([.$K50];&quot;000,0000000000&quot;);[.$L50];&quot; &quot;;TEXT([.$M50];&quot;000,0000000000&quot;);[.$N50];TEXT([.$O50];&quot;000&quot;);[.$P50]);&quot;,&quot;;&quot;.&quot;)" office:value-type="string" office:string-value="    &lt;n x=&quot; 045.0000000000&quot; y=&quot; 000.0000000000&quot;&gt;045&lt;/n&gt;">
            <text:p><text:s text:c="4"/>&lt;n x=" 045.0000000000" y=" 000.0000000000"&gt;045&lt;/n&gt;</text:p>
          </table:table-cell>
          <table:table-cell table:style-name="ce6"/>
          <table:table-cell table:style-name="ce6" table:formula="of:=[.O50]" office:value-type="float" office:value="45">
            <text:p>45</text:p>
          </table:table-cell>
          <table:table-cell table:style-name="ce13" table:formula="of:=[.K50]" office:value-type="float" office:value="45">
            <text:p>045.000000000</text:p>
          </table:table-cell>
          <table:table-cell table:style-name="ce13" table:formula="of:=[.M50]" office:value-type="float" office:value="0">
            <text:p>000.000000000</text:p>
          </table:table-cell>
          <table:table-cell table:style-name="ce27" table:formula="of:=CONCATENATE(TEXT([.$T50];&quot;000&quot;);&quot; &quot;;TEXT([.$U50];&quot;000,0000000000&quot;);&quot; &quot;;TEXT([.$V50];&quot;000,0000000000&quot;))" office:value-type="string" office:string-value="045 045,0000000000 000,0000000000">
            <text:p>045 045,0000000000 000,000000000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1</text:p>
          </table:table-cell>
          <table:table-cell table:style-name="ce10" table:formula="of:=PI()/2 * [.B51]/[.A51]" office:value-type="float" office:value="0.15707963267949">
            <text:p>0,1570796327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1,6</text:p>
          </table:table-cell>
          <table:table-cell table:style-name="ce8" office:value-type="string">
            <text:p>25</text:p>
          </table:table-cell>
          <table:table-cell table:style-name="ce19" office:value-type="float" office:value="151.8697688682">
            <text:p>151.86976886820</text:p>
          </table:table-cell>
          <table:table-cell table:style-name="ce21" table:formula="of:=([.G51]-[.F51])/10" office:value-type="float" office:value="12.68697688682">
            <text:p>12,686976886820</text:p>
          </table:table-cell>
          <table:table-cell table:style-name="ce11" table:formula="of:=[.F51]+[.H51]*[.E51]" office:value-type="float" office:value="45.299163018912">
            <text:p>45,3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51]*COS([.C51])" office:value-type="float" office:value="44.7414551524978">
            <text:p>044.741455152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51]*SIN([.C51])" office:value-type="float" office:value="7.08635033363371">
            <text:p>007.086350334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46">
            <text:p>046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51];&quot; &quot;;TEXT([.$K51];&quot;000,0000000000&quot;);[.$L51];&quot; &quot;;TEXT([.$M51];&quot;000,0000000000&quot;);[.$N51];TEXT([.$O51];&quot;000&quot;);[.$P51]);&quot;,&quot;;&quot;.&quot;)" office:value-type="string" office:string-value="    &lt;n x=&quot; 044.7414551525&quot; y=&quot; 007.0863503336&quot;&gt;046&lt;/n&gt;">
            <text:p><text:s text:c="4"/>&lt;n x=" 044.7414551525" y=" 007.0863503336"&gt;046&lt;/n&gt;</text:p>
          </table:table-cell>
          <table:table-cell table:style-name="ce6"/>
          <table:table-cell table:style-name="ce6" table:formula="of:=[.O51]" office:value-type="float" office:value="46">
            <text:p>46</text:p>
          </table:table-cell>
          <table:table-cell table:style-name="ce13" table:formula="of:=[.K51]" office:value-type="float" office:value="44.7414551524978">
            <text:p>044.741455152</text:p>
          </table:table-cell>
          <table:table-cell table:style-name="ce13" table:formula="of:=[.M51]" office:value-type="float" office:value="7.08635033363371">
            <text:p>007.086350334</text:p>
          </table:table-cell>
          <table:table-cell table:style-name="ce27" table:formula="of:=CONCATENATE(TEXT([.$T51];&quot;000&quot;);&quot; &quot;;TEXT([.$U51];&quot;000,0000000000&quot;);&quot; &quot;;TEXT([.$V51];&quot;000,0000000000&quot;))" office:value-type="string" office:string-value="046 044,7414551525 007,0863503336">
            <text:p>046 044,7414551525 007,0863503336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2</text:p>
          </table:table-cell>
          <table:table-cell table:style-name="ce10" table:formula="of:=PI()/2 * [.B52]/[.A52]" office:value-type="float" office:value="0.314159265358979">
            <text:p>0,314159265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1,6</text:p>
          </table:table-cell>
          <table:table-cell table:style-name="ce8" office:value-type="string">
            <text:p>25</text:p>
          </table:table-cell>
          <table:table-cell table:style-name="ce19" office:value-type="float" office:value="157.71933363574">
            <text:p>157.71933363574</text:p>
          </table:table-cell>
          <table:table-cell table:style-name="ce21" table:formula="of:=([.G52]-[.F52])/10" office:value-type="float" office:value="13.271933363574">
            <text:p>13,271933363574</text:p>
          </table:table-cell>
          <table:table-cell table:style-name="ce11" table:formula="of:=[.F52]+[.H52]*[.E52]" office:value-type="float" office:value="46.2350933817184">
            <text:p>46,24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52]*COS([.C52])" office:value-type="float" office:value="43.9721868421982">
            <text:p>043.972186842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52]*SIN([.C52])" office:value-type="float" office:value="14.2874295914636">
            <text:p>014.28742959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47">
            <text:p>047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52];&quot; &quot;;TEXT([.$K52];&quot;000,0000000000&quot;);[.$L52];&quot; &quot;;TEXT([.$M52];&quot;000,0000000000&quot;);[.$N52];TEXT([.$O52];&quot;000&quot;);[.$P52]);&quot;,&quot;;&quot;.&quot;)" office:value-type="string" office:string-value="    &lt;n x=&quot; 043.9721868422&quot; y=&quot; 014.2874295915&quot;&gt;047&lt;/n&gt;">
            <text:p><text:s text:c="4"/>&lt;n x=" 043.9721868422" y=" 014.2874295915"&gt;047&lt;/n&gt;</text:p>
          </table:table-cell>
          <table:table-cell table:style-name="ce6"/>
          <table:table-cell table:style-name="ce6" table:formula="of:=[.O52]" office:value-type="float" office:value="47">
            <text:p>47</text:p>
          </table:table-cell>
          <table:table-cell table:style-name="ce13" table:formula="of:=[.K52]" office:value-type="float" office:value="43.9721868421982">
            <text:p>043.972186842</text:p>
          </table:table-cell>
          <table:table-cell table:style-name="ce13" table:formula="of:=[.M52]" office:value-type="float" office:value="14.2874295914636">
            <text:p>014.287429591</text:p>
          </table:table-cell>
          <table:table-cell table:style-name="ce27" table:formula="of:=CONCATENATE(TEXT([.$T52];&quot;000&quot;);&quot; &quot;;TEXT([.$U52];&quot;000,0000000000&quot;);&quot; &quot;;TEXT([.$V52];&quot;000,0000000000&quot;))" office:value-type="string" office:string-value="047 043,9721868422 014,2874295915">
            <text:p>047 043,9721868422 014,2874295915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3</text:p>
          </table:table-cell>
          <table:table-cell table:style-name="ce10" table:formula="of:=PI()/2 * [.B53]/[.A53]" office:value-type="float" office:value="0.471238898038469">
            <text:p>0,471238898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1,6</text:p>
          </table:table-cell>
          <table:table-cell table:style-name="ce8" office:value-type="string">
            <text:p>25</text:p>
          </table:table-cell>
          <table:table-cell table:style-name="ce19" office:value-type="float" office:value="168.348935645154">
            <text:p>168.34893564515</text:p>
          </table:table-cell>
          <table:table-cell table:style-name="ce21" table:formula="of:=([.G53]-[.F53])/10" office:value-type="float" office:value="14.3348935645154">
            <text:p>14,334893564515</text:p>
          </table:table-cell>
          <table:table-cell table:style-name="ce11" table:formula="of:=[.F53]+[.H53]*[.E53]" office:value-type="float" office:value="47.9358297032246">
            <text:p>47,94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53]*COS([.C53])" office:value-type="float" office:value="42.7111370079557">
            <text:p>042.711137008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53]*SIN([.C53])" office:value-type="float" office:value="21.7624112823968">
            <text:p>021.762411282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48">
            <text:p>048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53];&quot; &quot;;TEXT([.$K53];&quot;000,0000000000&quot;);[.$L53];&quot; &quot;;TEXT([.$M53];&quot;000,0000000000&quot;);[.$N53];TEXT([.$O53];&quot;000&quot;);[.$P53]);&quot;,&quot;;&quot;.&quot;)" office:value-type="string" office:string-value="    &lt;n x=&quot; 042.7111370080&quot; y=&quot; 021.7624112824&quot;&gt;048&lt;/n&gt;">
            <text:p><text:s text:c="4"/>&lt;n x=" 042.7111370080" y=" 021.7624112824"&gt;048&lt;/n&gt;</text:p>
          </table:table-cell>
          <table:table-cell table:style-name="ce6"/>
          <table:table-cell table:style-name="ce6" table:formula="of:=[.O53]" office:value-type="float" office:value="48">
            <text:p>48</text:p>
          </table:table-cell>
          <table:table-cell table:style-name="ce13" table:formula="of:=[.K53]" office:value-type="float" office:value="42.7111370079557">
            <text:p>042.711137008</text:p>
          </table:table-cell>
          <table:table-cell table:style-name="ce13" table:formula="of:=[.M53]" office:value-type="float" office:value="21.7624112823968">
            <text:p>021.762411282</text:p>
          </table:table-cell>
          <table:table-cell table:style-name="ce27" table:formula="of:=CONCATENATE(TEXT([.$T53];&quot;000&quot;);&quot; &quot;;TEXT([.$U53];&quot;000,0000000000&quot;);&quot; &quot;;TEXT([.$V53];&quot;000,0000000000&quot;))" office:value-type="string" office:string-value="048 042,7111370080 021,7624112824">
            <text:p>048 042,7111370080 021,7624112824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4</text:p>
          </table:table-cell>
          <table:table-cell table:style-name="ce10" table:formula="of:=PI()/2 * [.B54]/[.A54]" office:value-type="float" office:value="0.628318530717959">
            <text:p>0,6283185307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1,6</text:p>
          </table:table-cell>
          <table:table-cell table:style-name="ce8" office:value-type="string">
            <text:p>25</text:p>
          </table:table-cell>
          <table:table-cell table:style-name="ce19" office:value-type="float" office:value="185.410196624968">
            <text:p>185.41019662497</text:p>
          </table:table-cell>
          <table:table-cell table:style-name="ce21" table:formula="of:=([.G54]-[.F54])/10" office:value-type="float" office:value="16.0410196624968">
            <text:p>16,041019662497</text:p>
          </table:table-cell>
          <table:table-cell table:style-name="ce11" table:formula="of:=[.F54]+[.H54]*[.E54]" office:value-type="float" office:value="50.6656314599949">
            <text:p>50,67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54]*COS([.C54])" office:value-type="float" office:value="40.9893568818738">
            <text:p>040.989356882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54]*SIN([.C54])" office:value-type="float" office:value="29.7805109702706">
            <text:p>029.78051097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49">
            <text:p>049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54];&quot; &quot;;TEXT([.$K54];&quot;000,0000000000&quot;);[.$L54];&quot; &quot;;TEXT([.$M54];&quot;000,0000000000&quot;);[.$N54];TEXT([.$O54];&quot;000&quot;);[.$P54]);&quot;,&quot;;&quot;.&quot;)" office:value-type="string" office:string-value="    &lt;n x=&quot; 040.9893568819&quot; y=&quot; 029.7805109703&quot;&gt;049&lt;/n&gt;">
            <text:p><text:s text:c="4"/>&lt;n x=" 040.9893568819" y=" 029.7805109703"&gt;049&lt;/n&gt;</text:p>
          </table:table-cell>
          <table:table-cell table:style-name="ce6"/>
          <table:table-cell table:style-name="ce6" table:formula="of:=[.O54]" office:value-type="float" office:value="49">
            <text:p>49</text:p>
          </table:table-cell>
          <table:table-cell table:style-name="ce13" table:formula="of:=[.K54]" office:value-type="float" office:value="40.9893568818738">
            <text:p>040.989356882</text:p>
          </table:table-cell>
          <table:table-cell table:style-name="ce13" table:formula="of:=[.M54]" office:value-type="float" office:value="29.7805109702706">
            <text:p>029.780510970</text:p>
          </table:table-cell>
          <table:table-cell table:style-name="ce27" table:formula="of:=CONCATENATE(TEXT([.$T54];&quot;000&quot;);&quot; &quot;;TEXT([.$U54];&quot;000,0000000000&quot;);&quot; &quot;;TEXT([.$V54];&quot;000,0000000000&quot;))" office:value-type="string" office:string-value="049 040,9893568819 029,7805109703">
            <text:p>049 040,9893568819 029,7805109703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5</text:p>
          </table:table-cell>
          <table:table-cell table:style-name="ce10" table:formula="of:=PI()/2 * [.B55]/[.A55]" office:value-type="float" office:value="0.785398163397448">
            <text:p>0,785398163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1,6</text:p>
          </table:table-cell>
          <table:table-cell table:style-name="ce8" office:value-type="string">
            <text:p>25</text:p>
          </table:table-cell>
          <table:table-cell table:style-name="ce19" office:value-type="float" office:value="212.132034355964">
            <text:p>212.13203435596</text:p>
          </table:table-cell>
          <table:table-cell table:style-name="ce21" table:formula="of:=([.G55]-[.F55])/10" office:value-type="float" office:value="18.7132034355964">
            <text:p>18,713203435596</text:p>
          </table:table-cell>
          <table:table-cell table:style-name="ce11" table:formula="of:=[.F55]+[.H55]*[.E55]" office:value-type="float" office:value="54.9411254969542">
            <text:p>54,94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55]*COS([.C55])" office:value-type="float" office:value="38.8492424049175">
            <text:p>038.849242405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55]*SIN([.C55])" office:value-type="float" office:value="38.8492424049175">
            <text:p>038.84924240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50">
            <text:p>050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55];&quot; &quot;;TEXT([.$K55];&quot;000,0000000000&quot;);[.$L55];&quot; &quot;;TEXT([.$M55];&quot;000,0000000000&quot;);[.$N55];TEXT([.$O55];&quot;000&quot;);[.$P55]);&quot;,&quot;;&quot;.&quot;)" office:value-type="string" office:string-value="    &lt;n x=&quot; 038.8492424049&quot; y=&quot; 038.8492424049&quot;&gt;050&lt;/n&gt;">
            <text:p><text:s text:c="4"/>&lt;n x=" 038.8492424049" y=" 038.8492424049"&gt;050&lt;/n&gt;</text:p>
          </table:table-cell>
          <table:table-cell table:style-name="ce6"/>
          <table:table-cell table:style-name="ce6" table:formula="of:=[.O55]" office:value-type="float" office:value="50">
            <text:p>50</text:p>
          </table:table-cell>
          <table:table-cell table:style-name="ce13" table:formula="of:=[.K55]" office:value-type="float" office:value="38.8492424049175">
            <text:p>038.849242405</text:p>
          </table:table-cell>
          <table:table-cell table:style-name="ce13" table:formula="of:=[.M55]" office:value-type="float" office:value="38.8492424049175">
            <text:p>038.849242405</text:p>
          </table:table-cell>
          <table:table-cell table:style-name="ce27" table:formula="of:=CONCATENATE(TEXT([.$T55];&quot;000&quot;);&quot; &quot;;TEXT([.$U55];&quot;000,0000000000&quot;);&quot; &quot;;TEXT([.$V55];&quot;000,0000000000&quot;))" office:value-type="string" office:string-value="050 038,8492424049 038,8492424049">
            <text:p>050 038,8492424049 038,8492424049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6</text:p>
          </table:table-cell>
          <table:table-cell table:style-name="ce10" table:formula="of:=PI()/2 * [.B56]/[.A56]" office:value-type="float" office:value="0.942477796076938">
            <text:p>0,9424777961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1,6</text:p>
          </table:table-cell>
          <table:table-cell table:style-name="ce8" office:value-type="string">
            <text:p>25</text:p>
          </table:table-cell>
          <table:table-cell table:style-name="ce19" office:value-type="float" office:value="185.410196624968">
            <text:p>185.41019662497</text:p>
          </table:table-cell>
          <table:table-cell table:style-name="ce21" table:formula="of:=([.G56]-[.F56])/10" office:value-type="float" office:value="16.0410196624968">
            <text:p>16,041019662497</text:p>
          </table:table-cell>
          <table:table-cell table:style-name="ce11" table:formula="of:=[.F56]+[.H56]*[.E56]" office:value-type="float" office:value="50.6656314599949">
            <text:p>50,67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56]*COS([.C56])" office:value-type="float" office:value="29.7805109702706">
            <text:p>029.78051097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56]*SIN([.C56])" office:value-type="float" office:value="40.9893568818738">
            <text:p>040.989356882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51">
            <text:p>051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56];&quot; &quot;;TEXT([.$K56];&quot;000,0000000000&quot;);[.$L56];&quot; &quot;;TEXT([.$M56];&quot;000,0000000000&quot;);[.$N56];TEXT([.$O56];&quot;000&quot;);[.$P56]);&quot;,&quot;;&quot;.&quot;)" office:value-type="string" office:string-value="    &lt;n x=&quot; 029.7805109703&quot; y=&quot; 040.9893568819&quot;&gt;051&lt;/n&gt;">
            <text:p><text:s text:c="4"/>&lt;n x=" 029.7805109703" y=" 040.9893568819"&gt;051&lt;/n&gt;</text:p>
          </table:table-cell>
          <table:table-cell table:style-name="ce6"/>
          <table:table-cell table:style-name="ce6" table:formula="of:=[.O56]" office:value-type="float" office:value="51">
            <text:p>51</text:p>
          </table:table-cell>
          <table:table-cell table:style-name="ce13" table:formula="of:=[.K56]" office:value-type="float" office:value="29.7805109702706">
            <text:p>029.780510970</text:p>
          </table:table-cell>
          <table:table-cell table:style-name="ce13" table:formula="of:=[.M56]" office:value-type="float" office:value="40.9893568818738">
            <text:p>040.989356882</text:p>
          </table:table-cell>
          <table:table-cell table:style-name="ce27" table:formula="of:=CONCATENATE(TEXT([.$T56];&quot;000&quot;);&quot; &quot;;TEXT([.$U56];&quot;000,0000000000&quot;);&quot; &quot;;TEXT([.$V56];&quot;000,0000000000&quot;))" office:value-type="string" office:string-value="051 029,7805109703 040,9893568819">
            <text:p>051 029,7805109703 040,9893568819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7</text:p>
          </table:table-cell>
          <table:table-cell table:style-name="ce10" table:formula="of:=PI()/2 * [.B57]/[.A57]" office:value-type="float" office:value="1.09955742875643">
            <text:p>1,0995574288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1,6</text:p>
          </table:table-cell>
          <table:table-cell table:style-name="ce8" office:value-type="string">
            <text:p>25</text:p>
          </table:table-cell>
          <table:table-cell table:style-name="ce19" office:value-type="float" office:value="168.348935645154">
            <text:p>168.34893564515</text:p>
          </table:table-cell>
          <table:table-cell table:style-name="ce21" table:formula="of:=([.G57]-[.F57])/10" office:value-type="float" office:value="14.3348935645154">
            <text:p>14,334893564515</text:p>
          </table:table-cell>
          <table:table-cell table:style-name="ce11" table:formula="of:=[.F57]+[.H57]*[.E57]" office:value-type="float" office:value="47.9358297032246">
            <text:p>47,94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57]*COS([.C57])" office:value-type="float" office:value="21.7624112823968">
            <text:p>021.762411282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57]*SIN([.C57])" office:value-type="float" office:value="42.7111370079557">
            <text:p>042.711137008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52">
            <text:p>052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57];&quot; &quot;;TEXT([.$K57];&quot;000,0000000000&quot;);[.$L57];&quot; &quot;;TEXT([.$M57];&quot;000,0000000000&quot;);[.$N57];TEXT([.$O57];&quot;000&quot;);[.$P57]);&quot;,&quot;;&quot;.&quot;)" office:value-type="string" office:string-value="    &lt;n x=&quot; 021.7624112824&quot; y=&quot; 042.7111370080&quot;&gt;052&lt;/n&gt;">
            <text:p><text:s text:c="4"/>&lt;n x=" 021.7624112824" y=" 042.7111370080"&gt;052&lt;/n&gt;</text:p>
          </table:table-cell>
          <table:table-cell table:style-name="ce6"/>
          <table:table-cell table:style-name="ce6" table:formula="of:=[.O57]" office:value-type="float" office:value="52">
            <text:p>52</text:p>
          </table:table-cell>
          <table:table-cell table:style-name="ce13" table:formula="of:=[.K57]" office:value-type="float" office:value="21.7624112823968">
            <text:p>021.762411282</text:p>
          </table:table-cell>
          <table:table-cell table:style-name="ce13" table:formula="of:=[.M57]" office:value-type="float" office:value="42.7111370079557">
            <text:p>042.711137008</text:p>
          </table:table-cell>
          <table:table-cell table:style-name="ce27" table:formula="of:=CONCATENATE(TEXT([.$T57];&quot;000&quot;);&quot; &quot;;TEXT([.$U57];&quot;000,0000000000&quot;);&quot; &quot;;TEXT([.$V57];&quot;000,0000000000&quot;))" office:value-type="string" office:string-value="052 021,7624112824 042,7111370080">
            <text:p>052 021,7624112824 042,711137008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8</text:p>
          </table:table-cell>
          <table:table-cell table:style-name="ce10" table:formula="of:=PI()/2 * [.B58]/[.A58]" office:value-type="float" office:value="1.25663706143592">
            <text:p>1,256637061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1,6</text:p>
          </table:table-cell>
          <table:table-cell table:style-name="ce8" office:value-type="string">
            <text:p>25</text:p>
          </table:table-cell>
          <table:table-cell table:style-name="ce19" office:value-type="float" office:value="157.71933363574">
            <text:p>157.71933363574</text:p>
          </table:table-cell>
          <table:table-cell table:style-name="ce21" table:formula="of:=([.G58]-[.F58])/10" office:value-type="float" office:value="13.271933363574">
            <text:p>13,271933363574</text:p>
          </table:table-cell>
          <table:table-cell table:style-name="ce11" table:formula="of:=[.F58]+[.H58]*[.E58]" office:value-type="float" office:value="46.2350933817184">
            <text:p>46,24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58]*COS([.C58])" office:value-type="float" office:value="14.2874295914636">
            <text:p>014.287429591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58]*SIN([.C58])" office:value-type="float" office:value="43.9721868421982">
            <text:p>043.972186842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53">
            <text:p>053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58];&quot; &quot;;TEXT([.$K58];&quot;000,0000000000&quot;);[.$L58];&quot; &quot;;TEXT([.$M58];&quot;000,0000000000&quot;);[.$N58];TEXT([.$O58];&quot;000&quot;);[.$P58]);&quot;,&quot;;&quot;.&quot;)" office:value-type="string" office:string-value="    &lt;n x=&quot; 014.2874295915&quot; y=&quot; 043.9721868422&quot;&gt;053&lt;/n&gt;">
            <text:p><text:s text:c="4"/>&lt;n x=" 014.2874295915" y=" 043.9721868422"&gt;053&lt;/n&gt;</text:p>
          </table:table-cell>
          <table:table-cell table:style-name="ce6"/>
          <table:table-cell table:style-name="ce6" table:formula="of:=[.O58]" office:value-type="float" office:value="53">
            <text:p>53</text:p>
          </table:table-cell>
          <table:table-cell table:style-name="ce13" table:formula="of:=[.K58]" office:value-type="float" office:value="14.2874295914636">
            <text:p>014.287429591</text:p>
          </table:table-cell>
          <table:table-cell table:style-name="ce13" table:formula="of:=[.M58]" office:value-type="float" office:value="43.9721868421982">
            <text:p>043.972186842</text:p>
          </table:table-cell>
          <table:table-cell table:style-name="ce27" table:formula="of:=CONCATENATE(TEXT([.$T58];&quot;000&quot;);&quot; &quot;;TEXT([.$U58];&quot;000,0000000000&quot;);&quot; &quot;;TEXT([.$V58];&quot;000,0000000000&quot;))" office:value-type="string" office:string-value="053 014,2874295915 043,9721868422">
            <text:p>053 014,2874295915 043,9721868422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9</text:p>
          </table:table-cell>
          <table:table-cell table:style-name="ce10" table:formula="of:=PI()/2 * [.B59]/[.A59]" office:value-type="float" office:value="1.41371669411541">
            <text:p>1,4137166941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1,6</text:p>
          </table:table-cell>
          <table:table-cell table:style-name="ce8" office:value-type="string">
            <text:p>25</text:p>
          </table:table-cell>
          <table:table-cell table:style-name="ce19" office:value-type="float" office:value="151.8697688682">
            <text:p>151.86976886820</text:p>
          </table:table-cell>
          <table:table-cell table:style-name="ce21" table:formula="of:=([.G59]-[.F59])/10" office:value-type="float" office:value="12.68697688682">
            <text:p>12,686976886820</text:p>
          </table:table-cell>
          <table:table-cell table:style-name="ce11" table:formula="of:=[.F59]+[.H59]*[.E59]" office:value-type="float" office:value="45.299163018912">
            <text:p>45,3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59]*COS([.C59])" office:value-type="float" office:value="7.08635033363371">
            <text:p>007.086350334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59]*SIN([.C59])" office:value-type="float" office:value="44.7414551524978">
            <text:p>044.741455152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54">
            <text:p>054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59];&quot; &quot;;TEXT([.$K59];&quot;000,0000000000&quot;);[.$L59];&quot; &quot;;TEXT([.$M59];&quot;000,0000000000&quot;);[.$N59];TEXT([.$O59];&quot;000&quot;);[.$P59]);&quot;,&quot;;&quot;.&quot;)" office:value-type="string" office:string-value="    &lt;n x=&quot; 007.0863503336&quot; y=&quot; 044.7414551525&quot;&gt;054&lt;/n&gt;">
            <text:p><text:s text:c="4"/>&lt;n x=" 007.0863503336" y=" 044.7414551525"&gt;054&lt;/n&gt;</text:p>
          </table:table-cell>
          <table:table-cell table:style-name="ce6"/>
          <table:table-cell table:style-name="ce6" table:formula="of:=[.O59]" office:value-type="float" office:value="54">
            <text:p>54</text:p>
          </table:table-cell>
          <table:table-cell table:style-name="ce13" table:formula="of:=[.K59]" office:value-type="float" office:value="7.08635033363371">
            <text:p>007.086350334</text:p>
          </table:table-cell>
          <table:table-cell table:style-name="ce13" table:formula="of:=[.M59]" office:value-type="float" office:value="44.7414551524978">
            <text:p>044.741455152</text:p>
          </table:table-cell>
          <table:table-cell table:style-name="ce27" table:formula="of:=CONCATENATE(TEXT([.$T59];&quot;000&quot;);&quot; &quot;;TEXT([.$U59];&quot;000,0000000000&quot;);&quot; &quot;;TEXT([.$V59];&quot;000,0000000000&quot;))" office:value-type="string" office:string-value="054 007,0863503336 044,7414551525">
            <text:p>054 007,0863503336 044,7414551525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10</text:p>
          </table:table-cell>
          <table:table-cell table:style-name="ce10" table:formula="of:=PI()/2 * [.B60]/[.A60]" office:value-type="float" office:value="1.5707963267949">
            <text:p>1,5707963268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1,6</text:p>
          </table:table-cell>
          <table:table-cell table:style-name="ce8" office:value-type="string">
            <text:p>25</text:p>
          </table:table-cell>
          <table:table-cell table:style-name="ce19" office:value-type="float" office:value="150">
            <text:p>150.00000000000</text:p>
          </table:table-cell>
          <table:table-cell table:style-name="ce21" table:formula="of:=([.G60]-[.F60])/10" office:value-type="float" office:value="12.5">
            <text:p>12,500000000000</text:p>
          </table:table-cell>
          <table:table-cell table:style-name="ce11" table:formula="of:=[.F60]+[.H60]*[.E60]" office:value-type="float" office:value="45">
            <text:p>45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60]*COS([.C60])" office:value-type="float" office:value="2.75545529808154E-015">
            <text:p>000.000000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60]*SIN([.C60])" office:value-type="float" office:value="45">
            <text:p>045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55">
            <text:p>055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60];&quot; &quot;;TEXT([.$K60];&quot;000,0000000000&quot;);[.$L60];&quot; &quot;;TEXT([.$M60];&quot;000,0000000000&quot;);[.$N60];TEXT([.$O60];&quot;000&quot;);[.$P60]);&quot;,&quot;;&quot;.&quot;)" office:value-type="string" office:string-value="    &lt;n x=&quot; 000.0000000000&quot; y=&quot; 045.0000000000&quot;&gt;055&lt;/n&gt;">
            <text:p><text:s text:c="4"/>&lt;n x=" 000.0000000000" y=" 045.0000000000"&gt;055&lt;/n&gt;</text:p>
          </table:table-cell>
          <table:table-cell table:style-name="ce6"/>
          <table:table-cell table:style-name="ce6" table:formula="of:=[.O60]" office:value-type="float" office:value="55">
            <text:p>55</text:p>
          </table:table-cell>
          <table:table-cell table:style-name="ce13" table:formula="of:=[.K60]" office:value-type="float" office:value="2.75545529808154E-015">
            <text:p>000.000000000</text:p>
          </table:table-cell>
          <table:table-cell table:style-name="ce13" table:formula="of:=[.M60]" office:value-type="float" office:value="45">
            <text:p>045.000000000</text:p>
          </table:table-cell>
          <table:table-cell table:style-name="ce27" table:formula="of:=CONCATENATE(TEXT([.$T60];&quot;000&quot;);&quot; &quot;;TEXT([.$U60];&quot;000,0000000000&quot;);&quot; &quot;;TEXT([.$V60];&quot;000,0000000000&quot;))" office:value-type="string" office:string-value="055 000,0000000000 045,0000000000">
            <text:p>055 000,0000000000 045,0000000000</text:p>
          </table:table-cell>
          <table:table-cell table:number-columns-repeated="1000"/>
        </table:table-row>
        <table:table-row table:style-name="ro1">
          <table:table-cell table:style-name="ce8" table:number-columns-repeated="2"/>
          <table:table-cell table:style-name="ce10"/>
          <table:table-cell table:style-name="ce8" table:number-columns-repeated="2"/>
          <table:table-cell table:style-name="ce8" office:value-type="string">
            <text:p>25</text:p>
          </table:table-cell>
          <table:table-cell table:style-name="ce8"/>
          <table:table-cell table:style-name="ce21" table:formula="of:=([.G61]-[.F61])/10" office:value-type="float" office:value="-2.5">
            <text:p>-2,500000000000</text:p>
          </table:table-cell>
          <table:table-cell table:style-name="ce11"/>
          <table:table-cell table:style-name="ce7"/>
          <table:table-cell table:style-name="ce13"/>
          <table:table-cell table:style-name="ce3"/>
          <table:table-cell table:style-name="ce13"/>
          <table:table-cell table:style-name="ce8"/>
          <table:table-cell table:style-name="Default"/>
          <table:table-cell table:style-name="ce5"/>
          <table:table-cell table:style-name="ce3"/>
          <table:table-cell table:style-name="ce6" table:number-columns-repeated="3"/>
          <table:table-cell table:style-name="ce13" table:number-columns-repeated="2"/>
          <table:table-cell table:style-name="ce27"/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0</text:p>
          </table:table-cell>
          <table:table-cell table:style-name="ce10" table:formula="of:=PI()/2 * [.B62]/[.A62]" office:value-type="float" office:value="0">
            <text:p>0,000000000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2,5</text:p>
          </table:table-cell>
          <table:table-cell table:style-name="ce8" office:value-type="string">
            <text:p>25</text:p>
          </table:table-cell>
          <table:table-cell table:style-name="ce19" office:value-type="float" office:value="150">
            <text:p>150.00000000000</text:p>
          </table:table-cell>
          <table:table-cell table:style-name="ce21" table:formula="of:=([.G62]-[.F62])/10" office:value-type="float" office:value="12.5">
            <text:p>12,500000000000</text:p>
          </table:table-cell>
          <table:table-cell table:style-name="ce11" table:formula="of:=[.F62]+[.H62]*[.E62]" office:value-type="float" office:value="56.25">
            <text:p>56,25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62]*COS([.C62])" office:value-type="float" office:value="56.25">
            <text:p>056.250000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62]*SIN([.C62])" office:value-type="float" office:value="0">
            <text:p>00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56">
            <text:p>056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62];&quot; &quot;;TEXT([.$K62];&quot;000,0000000000&quot;);[.$L62];&quot; &quot;;TEXT([.$M62];&quot;000,0000000000&quot;);[.$N62];TEXT([.$O62];&quot;000&quot;);[.$P62]);&quot;,&quot;;&quot;.&quot;)" office:value-type="string" office:string-value="    &lt;n x=&quot; 056.2500000000&quot; y=&quot; 000.0000000000&quot;&gt;056&lt;/n&gt;">
            <text:p><text:s text:c="4"/>&lt;n x=" 056.2500000000" y=" 000.0000000000"&gt;056&lt;/n&gt;</text:p>
          </table:table-cell>
          <table:table-cell table:style-name="ce6"/>
          <table:table-cell table:style-name="ce6" table:formula="of:=[.O62]" office:value-type="float" office:value="56">
            <text:p>56</text:p>
          </table:table-cell>
          <table:table-cell table:style-name="ce13" table:formula="of:=[.K62]" office:value-type="float" office:value="56.25">
            <text:p>056.250000000</text:p>
          </table:table-cell>
          <table:table-cell table:style-name="ce13" table:formula="of:=[.M62]" office:value-type="float" office:value="0">
            <text:p>000.000000000</text:p>
          </table:table-cell>
          <table:table-cell table:style-name="ce27" table:formula="of:=CONCATENATE(TEXT([.$T62];&quot;000&quot;);&quot; &quot;;TEXT([.$U62];&quot;000,0000000000&quot;);&quot; &quot;;TEXT([.$V62];&quot;000,0000000000&quot;))" office:value-type="string" office:string-value="056 056,2500000000 000,0000000000">
            <text:p>056 056,2500000000 000,000000000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1</text:p>
          </table:table-cell>
          <table:table-cell table:style-name="ce10" table:formula="of:=PI()/2 * [.B63]/[.A63]" office:value-type="float" office:value="0.15707963267949">
            <text:p>0,1570796327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2,5</text:p>
          </table:table-cell>
          <table:table-cell table:style-name="ce8" office:value-type="string">
            <text:p>25</text:p>
          </table:table-cell>
          <table:table-cell table:style-name="ce19" office:value-type="float" office:value="151.8697688682">
            <text:p>151.86976886820</text:p>
          </table:table-cell>
          <table:table-cell table:style-name="ce21" table:formula="of:=([.G63]-[.F63])/10" office:value-type="float" office:value="12.68697688682">
            <text:p>12,686976886820</text:p>
          </table:table-cell>
          <table:table-cell table:style-name="ce11" table:formula="of:=[.F63]+[.H63]*[.E63]" office:value-type="float" office:value="56.71744221705">
            <text:p>56,72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63]*COS([.C63])" office:value-type="float" office:value="56.0191563861587">
            <text:p>056.019156386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63]*SIN([.C63])" office:value-type="float" office:value="8.87256273167442">
            <text:p>008.872562732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57">
            <text:p>057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63];&quot; &quot;;TEXT([.$K63];&quot;000,0000000000&quot;);[.$L63];&quot; &quot;;TEXT([.$M63];&quot;000,0000000000&quot;);[.$N63];TEXT([.$O63];&quot;000&quot;);[.$P63]);&quot;,&quot;;&quot;.&quot;)" office:value-type="string" office:string-value="    &lt;n x=&quot; 056.0191563862&quot; y=&quot; 008.8725627317&quot;&gt;057&lt;/n&gt;">
            <text:p><text:s text:c="4"/>&lt;n x=" 056.0191563862" y=" 008.8725627317"&gt;057&lt;/n&gt;</text:p>
          </table:table-cell>
          <table:table-cell table:style-name="ce6"/>
          <table:table-cell table:style-name="ce6" table:formula="of:=[.O63]" office:value-type="float" office:value="57">
            <text:p>57</text:p>
          </table:table-cell>
          <table:table-cell table:style-name="ce13" table:formula="of:=[.K63]" office:value-type="float" office:value="56.0191563861587">
            <text:p>056.019156386</text:p>
          </table:table-cell>
          <table:table-cell table:style-name="ce13" table:formula="of:=[.M63]" office:value-type="float" office:value="8.87256273167442">
            <text:p>008.872562732</text:p>
          </table:table-cell>
          <table:table-cell table:style-name="ce27" table:formula="of:=CONCATENATE(TEXT([.$T63];&quot;000&quot;);&quot; &quot;;TEXT([.$U63];&quot;000,0000000000&quot;);&quot; &quot;;TEXT([.$V63];&quot;000,0000000000&quot;))" office:value-type="string" office:string-value="057 056,0191563862 008,8725627317">
            <text:p>057 056,0191563862 008,8725627317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2</text:p>
          </table:table-cell>
          <table:table-cell table:style-name="ce10" table:formula="of:=PI()/2 * [.B64]/[.A64]" office:value-type="float" office:value="0.314159265358979">
            <text:p>0,314159265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2,5</text:p>
          </table:table-cell>
          <table:table-cell table:style-name="ce8" office:value-type="string">
            <text:p>25</text:p>
          </table:table-cell>
          <table:table-cell table:style-name="ce19" office:value-type="float" office:value="157.71933363574">
            <text:p>157.71933363574</text:p>
          </table:table-cell>
          <table:table-cell table:style-name="ce21" table:formula="of:=([.G64]-[.F64])/10" office:value-type="float" office:value="13.271933363574">
            <text:p>13,271933363574</text:p>
          </table:table-cell>
          <table:table-cell table:style-name="ce11" table:formula="of:=[.F64]+[.H64]*[.E64]" office:value-type="float" office:value="58.179833408935">
            <text:p>58,18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64]*COS([.C64])" office:value-type="float" office:value="55.3323096805341">
            <text:p>055.332309681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64]*SIN([.C64])" office:value-type="float" office:value="17.9785572532642">
            <text:p>017.978557253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58">
            <text:p>058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64];&quot; &quot;;TEXT([.$K64];&quot;000,0000000000&quot;);[.$L64];&quot; &quot;;TEXT([.$M64];&quot;000,0000000000&quot;);[.$N64];TEXT([.$O64];&quot;000&quot;);[.$P64]);&quot;,&quot;;&quot;.&quot;)" office:value-type="string" office:string-value="    &lt;n x=&quot; 055.3323096805&quot; y=&quot; 017.9785572533&quot;&gt;058&lt;/n&gt;">
            <text:p><text:s text:c="4"/>&lt;n x=" 055.3323096805" y=" 017.9785572533"&gt;058&lt;/n&gt;</text:p>
          </table:table-cell>
          <table:table-cell table:style-name="ce6"/>
          <table:table-cell table:style-name="ce6" table:formula="of:=[.O64]" office:value-type="float" office:value="58">
            <text:p>58</text:p>
          </table:table-cell>
          <table:table-cell table:style-name="ce13" table:formula="of:=[.K64]" office:value-type="float" office:value="55.3323096805341">
            <text:p>055.332309681</text:p>
          </table:table-cell>
          <table:table-cell table:style-name="ce13" table:formula="of:=[.M64]" office:value-type="float" office:value="17.9785572532642">
            <text:p>017.978557253</text:p>
          </table:table-cell>
          <table:table-cell table:style-name="ce27" table:formula="of:=CONCATENATE(TEXT([.$T64];&quot;000&quot;);&quot; &quot;;TEXT([.$U64];&quot;000,0000000000&quot;);&quot; &quot;;TEXT([.$V64];&quot;000,0000000000&quot;))" office:value-type="string" office:string-value="058 055,3323096805 017,9785572533">
            <text:p>058 055,3323096805 017,9785572533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3</text:p>
          </table:table-cell>
          <table:table-cell table:style-name="ce10" table:formula="of:=PI()/2 * [.B65]/[.A65]" office:value-type="float" office:value="0.471238898038469">
            <text:p>0,471238898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2,5</text:p>
          </table:table-cell>
          <table:table-cell table:style-name="ce8" office:value-type="string">
            <text:p>25</text:p>
          </table:table-cell>
          <table:table-cell table:style-name="ce19" office:value-type="float" office:value="168.348935645154">
            <text:p>168.34893564515</text:p>
          </table:table-cell>
          <table:table-cell table:style-name="ce21" table:formula="of:=([.G65]-[.F65])/10" office:value-type="float" office:value="14.3348935645154">
            <text:p>14,334893564515</text:p>
          </table:table-cell>
          <table:table-cell table:style-name="ce11" table:formula="of:=[.F65]+[.H65]*[.E65]" office:value-type="float" office:value="60.8372339112885">
            <text:p>60,84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65]*COS([.C65])" office:value-type="float" office:value="54.2063723285319">
            <text:p>054.206372329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65]*SIN([.C65])" office:value-type="float" office:value="27.6195262261576">
            <text:p>027.619526226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59">
            <text:p>059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65];&quot; &quot;;TEXT([.$K65];&quot;000,0000000000&quot;);[.$L65];&quot; &quot;;TEXT([.$M65];&quot;000,0000000000&quot;);[.$N65];TEXT([.$O65];&quot;000&quot;);[.$P65]);&quot;,&quot;;&quot;.&quot;)" office:value-type="string" office:string-value="    &lt;n x=&quot; 054.2063723285&quot; y=&quot; 027.6195262262&quot;&gt;059&lt;/n&gt;">
            <text:p><text:s text:c="4"/>&lt;n x=" 054.2063723285" y=" 027.6195262262"&gt;059&lt;/n&gt;</text:p>
          </table:table-cell>
          <table:table-cell table:style-name="ce6"/>
          <table:table-cell table:style-name="ce6" table:formula="of:=[.O65]" office:value-type="float" office:value="59">
            <text:p>59</text:p>
          </table:table-cell>
          <table:table-cell table:style-name="ce13" table:formula="of:=[.K65]" office:value-type="float" office:value="54.2063723285319">
            <text:p>054.206372329</text:p>
          </table:table-cell>
          <table:table-cell table:style-name="ce13" table:formula="of:=[.M65]" office:value-type="float" office:value="27.6195262261576">
            <text:p>027.619526226</text:p>
          </table:table-cell>
          <table:table-cell table:style-name="ce27" table:formula="of:=CONCATENATE(TEXT([.$T65];&quot;000&quot;);&quot; &quot;;TEXT([.$U65];&quot;000,0000000000&quot;);&quot; &quot;;TEXT([.$V65];&quot;000,0000000000&quot;))" office:value-type="string" office:string-value="059 054,2063723285 027,6195262262">
            <text:p>059 054,2063723285 027,6195262262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4</text:p>
          </table:table-cell>
          <table:table-cell table:style-name="ce10" table:formula="of:=PI()/2 * [.B66]/[.A66]" office:value-type="float" office:value="0.628318530717959">
            <text:p>0,6283185307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2,5</text:p>
          </table:table-cell>
          <table:table-cell table:style-name="ce8" office:value-type="string">
            <text:p>25</text:p>
          </table:table-cell>
          <table:table-cell table:style-name="ce19" office:value-type="float" office:value="185.410196624968">
            <text:p>185.41019662497</text:p>
          </table:table-cell>
          <table:table-cell table:style-name="ce21" table:formula="of:=([.G66]-[.F66])/10" office:value-type="float" office:value="16.0410196624968">
            <text:p>16,041019662497</text:p>
          </table:table-cell>
          <table:table-cell table:style-name="ce11" table:formula="of:=[.F66]+[.H66]*[.E66]" office:value-type="float" office:value="65.102549156242">
            <text:p>65,1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66]*COS([.C66])" office:value-type="float" office:value="52.6690686445302">
            <text:p>052.669068645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66]*SIN([.C66])" office:value-type="float" office:value="38.2663182806848">
            <text:p>038.26631828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60">
            <text:p>060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66];&quot; &quot;;TEXT([.$K66];&quot;000,0000000000&quot;);[.$L66];&quot; &quot;;TEXT([.$M66];&quot;000,0000000000&quot;);[.$N66];TEXT([.$O66];&quot;000&quot;);[.$P66]);&quot;,&quot;;&quot;.&quot;)" office:value-type="string" office:string-value="    &lt;n x=&quot; 052.6690686445&quot; y=&quot; 038.2663182807&quot;&gt;060&lt;/n&gt;">
            <text:p><text:s text:c="4"/>&lt;n x=" 052.6690686445" y=" 038.2663182807"&gt;060&lt;/n&gt;</text:p>
          </table:table-cell>
          <table:table-cell table:style-name="ce6"/>
          <table:table-cell table:style-name="ce6" table:formula="of:=[.O66]" office:value-type="float" office:value="60">
            <text:p>60</text:p>
          </table:table-cell>
          <table:table-cell table:style-name="ce13" table:formula="of:=[.K66]" office:value-type="float" office:value="52.6690686445302">
            <text:p>052.669068645</text:p>
          </table:table-cell>
          <table:table-cell table:style-name="ce13" table:formula="of:=[.M66]" office:value-type="float" office:value="38.2663182806848">
            <text:p>038.266318281</text:p>
          </table:table-cell>
          <table:table-cell table:style-name="ce27" table:formula="of:=CONCATENATE(TEXT([.$T66];&quot;000&quot;);&quot; &quot;;TEXT([.$U66];&quot;000,0000000000&quot;);&quot; &quot;;TEXT([.$V66];&quot;000,0000000000&quot;))" office:value-type="string" office:string-value="060 052,6690686445 038,2663182807">
            <text:p>060 052,6690686445 038,2663182807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5</text:p>
          </table:table-cell>
          <table:table-cell table:style-name="ce10" table:formula="of:=PI()/2 * [.B67]/[.A67]" office:value-type="float" office:value="0.785398163397448">
            <text:p>0,785398163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2,5</text:p>
          </table:table-cell>
          <table:table-cell table:style-name="ce8" office:value-type="string">
            <text:p>25</text:p>
          </table:table-cell>
          <table:table-cell table:style-name="ce19" office:value-type="float" office:value="212.132034355964">
            <text:p>212.13203435596</text:p>
          </table:table-cell>
          <table:table-cell table:style-name="ce21" table:formula="of:=([.G67]-[.F67])/10" office:value-type="float" office:value="18.7132034355964">
            <text:p>18,713203435596</text:p>
          </table:table-cell>
          <table:table-cell table:style-name="ce11" table:formula="of:=[.F67]+[.H67]*[.E67]" office:value-type="float" office:value="71.783008588991">
            <text:p>71,78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67]*COS([.C67])" office:value-type="float" office:value="50.7582521472477">
            <text:p>050.758252147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67]*SIN([.C67])" office:value-type="float" office:value="50.7582521472477">
            <text:p>050.758252147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61">
            <text:p>061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67];&quot; &quot;;TEXT([.$K67];&quot;000,0000000000&quot;);[.$L67];&quot; &quot;;TEXT([.$M67];&quot;000,0000000000&quot;);[.$N67];TEXT([.$O67];&quot;000&quot;);[.$P67]);&quot;,&quot;;&quot;.&quot;)" office:value-type="string" office:string-value="    &lt;n x=&quot; 050.7582521472&quot; y=&quot; 050.7582521472&quot;&gt;061&lt;/n&gt;">
            <text:p><text:s text:c="4"/>&lt;n x=" 050.7582521472" y=" 050.7582521472"&gt;061&lt;/n&gt;</text:p>
          </table:table-cell>
          <table:table-cell table:style-name="ce6"/>
          <table:table-cell table:style-name="ce6" table:formula="of:=[.O67]" office:value-type="float" office:value="61">
            <text:p>61</text:p>
          </table:table-cell>
          <table:table-cell table:style-name="ce13" table:formula="of:=[.K67]" office:value-type="float" office:value="50.7582521472477">
            <text:p>050.758252147</text:p>
          </table:table-cell>
          <table:table-cell table:style-name="ce13" table:formula="of:=[.M67]" office:value-type="float" office:value="50.7582521472477">
            <text:p>050.758252147</text:p>
          </table:table-cell>
          <table:table-cell table:style-name="ce27" table:formula="of:=CONCATENATE(TEXT([.$T67];&quot;000&quot;);&quot; &quot;;TEXT([.$U67];&quot;000,0000000000&quot;);&quot; &quot;;TEXT([.$V67];&quot;000,0000000000&quot;))" office:value-type="string" office:string-value="061 050,7582521472 050,7582521472">
            <text:p>061 050,7582521472 050,7582521472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6</text:p>
          </table:table-cell>
          <table:table-cell table:style-name="ce10" table:formula="of:=PI()/2 * [.B68]/[.A68]" office:value-type="float" office:value="0.942477796076938">
            <text:p>0,9424777961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2,5</text:p>
          </table:table-cell>
          <table:table-cell table:style-name="ce8" office:value-type="string">
            <text:p>25</text:p>
          </table:table-cell>
          <table:table-cell table:style-name="ce19" office:value-type="float" office:value="185.410196624968">
            <text:p>185.41019662497</text:p>
          </table:table-cell>
          <table:table-cell table:style-name="ce21" table:formula="of:=([.G68]-[.F68])/10" office:value-type="float" office:value="16.0410196624968">
            <text:p>16,041019662497</text:p>
          </table:table-cell>
          <table:table-cell table:style-name="ce11" table:formula="of:=[.F68]+[.H68]*[.E68]" office:value-type="float" office:value="65.102549156242">
            <text:p>65,1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68]*COS([.C68])" office:value-type="float" office:value="38.2663182806848">
            <text:p>038.266318281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68]*SIN([.C68])" office:value-type="float" office:value="52.6690686445302">
            <text:p>052.66906864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62">
            <text:p>062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68];&quot; &quot;;TEXT([.$K68];&quot;000,0000000000&quot;);[.$L68];&quot; &quot;;TEXT([.$M68];&quot;000,0000000000&quot;);[.$N68];TEXT([.$O68];&quot;000&quot;);[.$P68]);&quot;,&quot;;&quot;.&quot;)" office:value-type="string" office:string-value="    &lt;n x=&quot; 038.2663182807&quot; y=&quot; 052.6690686445&quot;&gt;062&lt;/n&gt;">
            <text:p><text:s text:c="4"/>&lt;n x=" 038.2663182807" y=" 052.6690686445"&gt;062&lt;/n&gt;</text:p>
          </table:table-cell>
          <table:table-cell table:style-name="ce6"/>
          <table:table-cell table:style-name="ce6" table:formula="of:=[.O68]" office:value-type="float" office:value="62">
            <text:p>62</text:p>
          </table:table-cell>
          <table:table-cell table:style-name="ce13" table:formula="of:=[.K68]" office:value-type="float" office:value="38.2663182806848">
            <text:p>038.266318281</text:p>
          </table:table-cell>
          <table:table-cell table:style-name="ce13" table:formula="of:=[.M68]" office:value-type="float" office:value="52.6690686445302">
            <text:p>052.669068645</text:p>
          </table:table-cell>
          <table:table-cell table:style-name="ce27" table:formula="of:=CONCATENATE(TEXT([.$T68];&quot;000&quot;);&quot; &quot;;TEXT([.$U68];&quot;000,0000000000&quot;);&quot; &quot;;TEXT([.$V68];&quot;000,0000000000&quot;))" office:value-type="string" office:string-value="062 038,2663182807 052,6690686445">
            <text:p>062 038,2663182807 052,6690686445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7</text:p>
          </table:table-cell>
          <table:table-cell table:style-name="ce10" table:formula="of:=PI()/2 * [.B69]/[.A69]" office:value-type="float" office:value="1.09955742875643">
            <text:p>1,0995574288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2,5</text:p>
          </table:table-cell>
          <table:table-cell table:style-name="ce8" office:value-type="string">
            <text:p>25</text:p>
          </table:table-cell>
          <table:table-cell table:style-name="ce19" office:value-type="float" office:value="168.348935645154">
            <text:p>168.34893564515</text:p>
          </table:table-cell>
          <table:table-cell table:style-name="ce21" table:formula="of:=([.G69]-[.F69])/10" office:value-type="float" office:value="14.3348935645154">
            <text:p>14,334893564515</text:p>
          </table:table-cell>
          <table:table-cell table:style-name="ce11" table:formula="of:=[.F69]+[.H69]*[.E69]" office:value-type="float" office:value="60.8372339112885">
            <text:p>60,84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69]*COS([.C69])" office:value-type="float" office:value="27.6195262261576">
            <text:p>027.619526226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69]*SIN([.C69])" office:value-type="float" office:value="54.2063723285319">
            <text:p>054.206372329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63">
            <text:p>063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69];&quot; &quot;;TEXT([.$K69];&quot;000,0000000000&quot;);[.$L69];&quot; &quot;;TEXT([.$M69];&quot;000,0000000000&quot;);[.$N69];TEXT([.$O69];&quot;000&quot;);[.$P69]);&quot;,&quot;;&quot;.&quot;)" office:value-type="string" office:string-value="    &lt;n x=&quot; 027.6195262262&quot; y=&quot; 054.2063723285&quot;&gt;063&lt;/n&gt;">
            <text:p><text:s text:c="4"/>&lt;n x=" 027.6195262262" y=" 054.2063723285"&gt;063&lt;/n&gt;</text:p>
          </table:table-cell>
          <table:table-cell table:style-name="ce6"/>
          <table:table-cell table:style-name="ce6" table:formula="of:=[.O69]" office:value-type="float" office:value="63">
            <text:p>63</text:p>
          </table:table-cell>
          <table:table-cell table:style-name="ce13" table:formula="of:=[.K69]" office:value-type="float" office:value="27.6195262261576">
            <text:p>027.619526226</text:p>
          </table:table-cell>
          <table:table-cell table:style-name="ce13" table:formula="of:=[.M69]" office:value-type="float" office:value="54.2063723285319">
            <text:p>054.206372329</text:p>
          </table:table-cell>
          <table:table-cell table:style-name="ce27" table:formula="of:=CONCATENATE(TEXT([.$T69];&quot;000&quot;);&quot; &quot;;TEXT([.$U69];&quot;000,0000000000&quot;);&quot; &quot;;TEXT([.$V69];&quot;000,0000000000&quot;))" office:value-type="string" office:string-value="063 027,6195262262 054,2063723285">
            <text:p>063 027,6195262262 054,2063723285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8</text:p>
          </table:table-cell>
          <table:table-cell table:style-name="ce10" table:formula="of:=PI()/2 * [.B70]/[.A70]" office:value-type="float" office:value="1.25663706143592">
            <text:p>1,256637061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2,5</text:p>
          </table:table-cell>
          <table:table-cell table:style-name="ce8" office:value-type="string">
            <text:p>25</text:p>
          </table:table-cell>
          <table:table-cell table:style-name="ce19" office:value-type="float" office:value="157.71933363574">
            <text:p>157.71933363574</text:p>
          </table:table-cell>
          <table:table-cell table:style-name="ce21" table:formula="of:=([.G70]-[.F70])/10" office:value-type="float" office:value="13.271933363574">
            <text:p>13,271933363574</text:p>
          </table:table-cell>
          <table:table-cell table:style-name="ce11" table:formula="of:=[.F70]+[.H70]*[.E70]" office:value-type="float" office:value="58.179833408935">
            <text:p>58,18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70]*COS([.C70])" office:value-type="float" office:value="17.9785572532642">
            <text:p>017.978557253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70]*SIN([.C70])" office:value-type="float" office:value="55.3323096805341">
            <text:p>055.33230968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64">
            <text:p>064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70];&quot; &quot;;TEXT([.$K70];&quot;000,0000000000&quot;);[.$L70];&quot; &quot;;TEXT([.$M70];&quot;000,0000000000&quot;);[.$N70];TEXT([.$O70];&quot;000&quot;);[.$P70]);&quot;,&quot;;&quot;.&quot;)" office:value-type="string" office:string-value="    &lt;n x=&quot; 017.9785572533&quot; y=&quot; 055.3323096805&quot;&gt;064&lt;/n&gt;">
            <text:p><text:s text:c="4"/>&lt;n x=" 017.9785572533" y=" 055.3323096805"&gt;064&lt;/n&gt;</text:p>
          </table:table-cell>
          <table:table-cell/>
          <table:table-cell table:style-name="ce6" table:formula="of:=[.O70]" office:value-type="float" office:value="64">
            <text:p>64</text:p>
          </table:table-cell>
          <table:table-cell table:style-name="ce13" table:formula="of:=[.K70]" office:value-type="float" office:value="17.9785572532642">
            <text:p>017.978557253</text:p>
          </table:table-cell>
          <table:table-cell table:style-name="ce13" table:formula="of:=[.M70]" office:value-type="float" office:value="55.3323096805341">
            <text:p>055.332309681</text:p>
          </table:table-cell>
          <table:table-cell table:style-name="ce27" table:formula="of:=CONCATENATE(TEXT([.$T70];&quot;000&quot;);&quot; &quot;;TEXT([.$U70];&quot;000,0000000000&quot;);&quot; &quot;;TEXT([.$V70];&quot;000,0000000000&quot;))" office:value-type="string" office:string-value="064 017,9785572533 055,3323096805">
            <text:p>064 017,9785572533 055,3323096805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9</text:p>
          </table:table-cell>
          <table:table-cell table:style-name="ce10" table:formula="of:=PI()/2 * [.B71]/[.A71]" office:value-type="float" office:value="1.41371669411541">
            <text:p>1,4137166941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2,5</text:p>
          </table:table-cell>
          <table:table-cell table:style-name="ce8" office:value-type="string">
            <text:p>25</text:p>
          </table:table-cell>
          <table:table-cell table:style-name="ce19" office:value-type="float" office:value="151.8697688682">
            <text:p>151.86976886820</text:p>
          </table:table-cell>
          <table:table-cell table:style-name="ce21" table:formula="of:=([.G71]-[.F71])/10" office:value-type="float" office:value="12.68697688682">
            <text:p>12,686976886820</text:p>
          </table:table-cell>
          <table:table-cell table:style-name="ce11" table:formula="of:=[.F71]+[.H71]*[.E71]" office:value-type="float" office:value="56.71744221705">
            <text:p>56,72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71]*COS([.C71])" office:value-type="float" office:value="8.87256273167443">
            <text:p>008.872562732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71]*SIN([.C71])" office:value-type="float" office:value="56.0191563861587">
            <text:p>056.019156386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65">
            <text:p>065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71];&quot; &quot;;TEXT([.$K71];&quot;000,0000000000&quot;);[.$L71];&quot; &quot;;TEXT([.$M71];&quot;000,0000000000&quot;);[.$N71];TEXT([.$O71];&quot;000&quot;);[.$P71]);&quot;,&quot;;&quot;.&quot;)" office:value-type="string" office:string-value="    &lt;n x=&quot; 008.8725627317&quot; y=&quot; 056.0191563862&quot;&gt;065&lt;/n&gt;">
            <text:p><text:s text:c="4"/>&lt;n x=" 008.8725627317" y=" 056.0191563862"&gt;065&lt;/n&gt;</text:p>
          </table:table-cell>
          <table:table-cell/>
          <table:table-cell table:style-name="ce6" table:formula="of:=[.O71]" office:value-type="float" office:value="65">
            <text:p>65</text:p>
          </table:table-cell>
          <table:table-cell table:style-name="ce13" table:formula="of:=[.K71]" office:value-type="float" office:value="8.87256273167443">
            <text:p>008.872562732</text:p>
          </table:table-cell>
          <table:table-cell table:style-name="ce13" table:formula="of:=[.M71]" office:value-type="float" office:value="56.0191563861587">
            <text:p>056.019156386</text:p>
          </table:table-cell>
          <table:table-cell table:style-name="ce27" table:formula="of:=CONCATENATE(TEXT([.$T71];&quot;000&quot;);&quot; &quot;;TEXT([.$U71];&quot;000,0000000000&quot;);&quot; &quot;;TEXT([.$V71];&quot;000,0000000000&quot;))" office:value-type="string" office:string-value="065 008,8725627317 056,0191563862">
            <text:p>065 008,8725627317 056,0191563862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10</text:p>
          </table:table-cell>
          <table:table-cell table:style-name="ce10" table:formula="of:=PI()/2 * [.B72]/[.A72]" office:value-type="float" office:value="1.5707963267949">
            <text:p>1,5707963268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2,5</text:p>
          </table:table-cell>
          <table:table-cell table:style-name="ce8" office:value-type="string">
            <text:p>25</text:p>
          </table:table-cell>
          <table:table-cell table:style-name="ce19" office:value-type="float" office:value="150">
            <text:p>150.00000000000</text:p>
          </table:table-cell>
          <table:table-cell table:style-name="ce21" table:formula="of:=([.G72]-[.F72])/10" office:value-type="float" office:value="12.5">
            <text:p>12,500000000000</text:p>
          </table:table-cell>
          <table:table-cell table:style-name="ce11" table:formula="of:=[.F72]+[.H72]*[.E72]" office:value-type="float" office:value="56.25">
            <text:p>56,25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72]*COS([.C72])" office:value-type="float" office:value="3.44431912260193E-015">
            <text:p>000.000000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72]*SIN([.C72])" office:value-type="float" office:value="56.25">
            <text:p>056.25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66">
            <text:p>066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72];&quot; &quot;;TEXT([.$K72];&quot;000,0000000000&quot;);[.$L72];&quot; &quot;;TEXT([.$M72];&quot;000,0000000000&quot;);[.$N72];TEXT([.$O72];&quot;000&quot;);[.$P72]);&quot;,&quot;;&quot;.&quot;)" office:value-type="string" office:string-value="    &lt;n x=&quot; 000.0000000000&quot; y=&quot; 056.2500000000&quot;&gt;066&lt;/n&gt;">
            <text:p><text:s text:c="4"/>&lt;n x=" 000.0000000000" y=" 056.2500000000"&gt;066&lt;/n&gt;</text:p>
          </table:table-cell>
          <table:table-cell/>
          <table:table-cell table:style-name="ce6" table:formula="of:=[.O72]" office:value-type="float" office:value="66">
            <text:p>66</text:p>
          </table:table-cell>
          <table:table-cell table:style-name="ce13" table:formula="of:=[.K72]" office:value-type="float" office:value="3.44431912260193E-015">
            <text:p>000.000000000</text:p>
          </table:table-cell>
          <table:table-cell table:style-name="ce13" table:formula="of:=[.M72]" office:value-type="float" office:value="56.25">
            <text:p>056.250000000</text:p>
          </table:table-cell>
          <table:table-cell table:style-name="ce27" table:formula="of:=CONCATENATE(TEXT([.$T72];&quot;000&quot;);&quot; &quot;;TEXT([.$U72];&quot;000,0000000000&quot;);&quot; &quot;;TEXT([.$V72];&quot;000,0000000000&quot;))" office:value-type="string" office:string-value="066 000,0000000000 056,2500000000">
            <text:p>066 000,0000000000 056,2500000000</text:p>
          </table:table-cell>
          <table:table-cell table:number-columns-repeated="1000"/>
        </table:table-row>
        <table:table-row table:style-name="ro1">
          <table:table-cell table:style-name="ce8" table:number-columns-repeated="2"/>
          <table:table-cell table:style-name="ce10"/>
          <table:table-cell table:style-name="ce8" table:number-columns-repeated="2"/>
          <table:table-cell table:style-name="ce8" office:value-type="string">
            <text:p>25</text:p>
          </table:table-cell>
          <table:table-cell table:style-name="ce8"/>
          <table:table-cell table:style-name="ce21" table:formula="of:=([.G73]-[.F73])/10" office:value-type="float" office:value="-2.5">
            <text:p>-2,500000000000</text:p>
          </table:table-cell>
          <table:table-cell table:style-name="ce11"/>
          <table:table-cell table:style-name="ce7"/>
          <table:table-cell table:style-name="ce13"/>
          <table:table-cell table:style-name="ce3"/>
          <table:table-cell table:style-name="ce13"/>
          <table:table-cell table:style-name="ce8"/>
          <table:table-cell table:style-name="ce16"/>
          <table:table-cell table:style-name="ce5"/>
          <table:table-cell table:style-name="ce3"/>
          <table:table-cell table:style-name="ce6"/>
          <table:table-cell/>
          <table:table-cell table:style-name="ce6"/>
          <table:table-cell table:style-name="ce13" table:number-columns-repeated="2"/>
          <table:table-cell table:style-name="ce27"/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0</text:p>
          </table:table-cell>
          <table:table-cell table:style-name="ce10" table:formula="of:=PI()/2 * [.B74]/[.A74]" office:value-type="float" office:value="0">
            <text:p>0,000000000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3,6</text:p>
          </table:table-cell>
          <table:table-cell table:style-name="ce8" office:value-type="string">
            <text:p>25</text:p>
          </table:table-cell>
          <table:table-cell table:style-name="ce19" office:value-type="float" office:value="150">
            <text:p>150.00000000000</text:p>
          </table:table-cell>
          <table:table-cell table:style-name="ce21" table:formula="of:=([.G74]-[.F74])/10" office:value-type="float" office:value="12.5">
            <text:p>12,500000000000</text:p>
          </table:table-cell>
          <table:table-cell table:style-name="ce11" table:formula="of:=[.F74]+[.H74]*[.E74]" office:value-type="float" office:value="70">
            <text:p>7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74]*COS([.C74])" office:value-type="float" office:value="70">
            <text:p>070.000000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74]*SIN([.C74])" office:value-type="float" office:value="0">
            <text:p>00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67">
            <text:p>067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74];&quot; &quot;;TEXT([.$K74];&quot;000,0000000000&quot;);[.$L74];&quot; &quot;;TEXT([.$M74];&quot;000,0000000000&quot;);[.$N74];TEXT([.$O74];&quot;000&quot;);[.$P74]);&quot;,&quot;;&quot;.&quot;)" office:value-type="string" office:string-value="    &lt;n x=&quot; 070.0000000000&quot; y=&quot; 000.0000000000&quot;&gt;067&lt;/n&gt;">
            <text:p><text:s text:c="4"/>&lt;n x=" 070.0000000000" y=" 000.0000000000"&gt;067&lt;/n&gt;</text:p>
          </table:table-cell>
          <table:table-cell/>
          <table:table-cell table:style-name="ce6" table:formula="of:=[.O74]" office:value-type="float" office:value="67">
            <text:p>67</text:p>
          </table:table-cell>
          <table:table-cell table:style-name="ce13" table:formula="of:=[.K74]" office:value-type="float" office:value="70">
            <text:p>070.000000000</text:p>
          </table:table-cell>
          <table:table-cell table:style-name="ce13" table:formula="of:=[.M74]" office:value-type="float" office:value="0">
            <text:p>000.000000000</text:p>
          </table:table-cell>
          <table:table-cell table:style-name="ce27" table:formula="of:=CONCATENATE(TEXT([.$T74];&quot;000&quot;);&quot; &quot;;TEXT([.$U74];&quot;000,0000000000&quot;);&quot; &quot;;TEXT([.$V74];&quot;000,0000000000&quot;))" office:value-type="string" office:string-value="067 070,0000000000 000,0000000000">
            <text:p>067 070,0000000000 000,000000000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1</text:p>
          </table:table-cell>
          <table:table-cell table:style-name="ce10" table:formula="of:=PI()/2 * [.B75]/[.A75]" office:value-type="float" office:value="0.15707963267949">
            <text:p>0,1570796327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3,6</text:p>
          </table:table-cell>
          <table:table-cell table:style-name="ce8" office:value-type="string">
            <text:p>25</text:p>
          </table:table-cell>
          <table:table-cell table:style-name="ce19" office:value-type="float" office:value="151.8697688682">
            <text:p>151.86976886820</text:p>
          </table:table-cell>
          <table:table-cell table:style-name="ce21" table:formula="of:=([.G75]-[.F75])/10" office:value-type="float" office:value="12.68697688682">
            <text:p>12,686976886820</text:p>
          </table:table-cell>
          <table:table-cell table:style-name="ce11" table:formula="of:=[.F75]+[.H75]*[.E75]" office:value-type="float" office:value="70.673116792552">
            <text:p>70,67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75]*COS([.C75])" office:value-type="float" office:value="69.8030134495221">
            <text:p>069.80301345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75]*SIN([.C75])" office:value-type="float" office:value="11.0557112181686">
            <text:p>011.055711218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68">
            <text:p>068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75];&quot; &quot;;TEXT([.$K75];&quot;000,0000000000&quot;);[.$L75];&quot; &quot;;TEXT([.$M75];&quot;000,0000000000&quot;);[.$N75];TEXT([.$O75];&quot;000&quot;);[.$P75]);&quot;,&quot;;&quot;.&quot;)" office:value-type="string" office:string-value="    &lt;n x=&quot; 069.8030134495&quot; y=&quot; 011.0557112182&quot;&gt;068&lt;/n&gt;">
            <text:p><text:s text:c="4"/>&lt;n x=" 069.8030134495" y=" 011.0557112182"&gt;068&lt;/n&gt;</text:p>
          </table:table-cell>
          <table:table-cell/>
          <table:table-cell table:style-name="ce6" table:formula="of:=[.O75]" office:value-type="float" office:value="68">
            <text:p>68</text:p>
          </table:table-cell>
          <table:table-cell table:style-name="ce13" table:formula="of:=[.K75]" office:value-type="float" office:value="69.8030134495221">
            <text:p>069.803013450</text:p>
          </table:table-cell>
          <table:table-cell table:style-name="ce13" table:formula="of:=[.M75]" office:value-type="float" office:value="11.0557112181686">
            <text:p>011.055711218</text:p>
          </table:table-cell>
          <table:table-cell table:style-name="ce27" table:formula="of:=CONCATENATE(TEXT([.$T75];&quot;000&quot;);&quot; &quot;;TEXT([.$U75];&quot;000,0000000000&quot;);&quot; &quot;;TEXT([.$V75];&quot;000,0000000000&quot;))" office:value-type="string" office:string-value="068 069,8030134495 011,0557112182">
            <text:p>068 069,8030134495 011,0557112182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2</text:p>
          </table:table-cell>
          <table:table-cell table:style-name="ce10" table:formula="of:=PI()/2 * [.B76]/[.A76]" office:value-type="float" office:value="0.314159265358979">
            <text:p>0,314159265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3,6</text:p>
          </table:table-cell>
          <table:table-cell table:style-name="ce8" office:value-type="string">
            <text:p>25</text:p>
          </table:table-cell>
          <table:table-cell table:style-name="ce19" office:value-type="float" office:value="157.71933363574">
            <text:p>157.71933363574</text:p>
          </table:table-cell>
          <table:table-cell table:style-name="ce21" table:formula="of:=([.G76]-[.F76])/10" office:value-type="float" office:value="13.271933363574">
            <text:p>13,271933363574</text:p>
          </table:table-cell>
          <table:table-cell table:style-name="ce11" table:formula="of:=[.F76]+[.H76]*[.E76]" office:value-type="float" office:value="72.7789601088664">
            <text:p>72,78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76]*COS([.C76])" office:value-type="float" office:value="69.2169042607224">
            <text:p>069.216904261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76]*SIN([.C76])" office:value-type="float" office:value="22.4899355065761">
            <text:p>022.489935507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69">
            <text:p>069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76];&quot; &quot;;TEXT([.$K76];&quot;000,0000000000&quot;);[.$L76];&quot; &quot;;TEXT([.$M76];&quot;000,0000000000&quot;);[.$N76];TEXT([.$O76];&quot;000&quot;);[.$P76]);&quot;,&quot;;&quot;.&quot;)" office:value-type="string" office:string-value="    &lt;n x=&quot; 069.2169042607&quot; y=&quot; 022.4899355066&quot;&gt;069&lt;/n&gt;">
            <text:p><text:s text:c="4"/>&lt;n x=" 069.2169042607" y=" 022.4899355066"&gt;069&lt;/n&gt;</text:p>
          </table:table-cell>
          <table:table-cell/>
          <table:table-cell table:style-name="ce6" table:formula="of:=[.O76]" office:value-type="float" office:value="69">
            <text:p>69</text:p>
          </table:table-cell>
          <table:table-cell table:style-name="ce13" table:formula="of:=[.K76]" office:value-type="float" office:value="69.2169042607224">
            <text:p>069.216904261</text:p>
          </table:table-cell>
          <table:table-cell table:style-name="ce13" table:formula="of:=[.M76]" office:value-type="float" office:value="22.4899355065761">
            <text:p>022.489935507</text:p>
          </table:table-cell>
          <table:table-cell table:style-name="ce27" table:formula="of:=CONCATENATE(TEXT([.$T76];&quot;000&quot;);&quot; &quot;;TEXT([.$U76];&quot;000,0000000000&quot;);&quot; &quot;;TEXT([.$V76];&quot;000,0000000000&quot;))" office:value-type="string" office:string-value="069 069,2169042607 022,4899355066">
            <text:p>069 069,2169042607 022,4899355066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3</text:p>
          </table:table-cell>
          <table:table-cell table:style-name="ce10" table:formula="of:=PI()/2 * [.B77]/[.A77]" office:value-type="float" office:value="0.471238898038469">
            <text:p>0,471238898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3,6</text:p>
          </table:table-cell>
          <table:table-cell table:style-name="ce8" office:value-type="string">
            <text:p>25</text:p>
          </table:table-cell>
          <table:table-cell table:style-name="ce19" office:value-type="float" office:value="168.348935645154">
            <text:p>168.34893564515</text:p>
          </table:table-cell>
          <table:table-cell table:style-name="ce21" table:formula="of:=([.G77]-[.F77])/10" office:value-type="float" office:value="14.3348935645154">
            <text:p>14,334893564515</text:p>
          </table:table-cell>
          <table:table-cell table:style-name="ce11" table:formula="of:=[.F77]+[.H77]*[.E77]" office:value-type="float" office:value="76.6056168322554">
            <text:p>76,61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77]*COS([.C77])" office:value-type="float" office:value="68.2561043870139">
            <text:p>068.256104387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77]*SIN([.C77])" office:value-type="float" office:value="34.7782222685319">
            <text:p>034.778222269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70">
            <text:p>070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77];&quot; &quot;;TEXT([.$K77];&quot;000,0000000000&quot;);[.$L77];&quot; &quot;;TEXT([.$M77];&quot;000,0000000000&quot;);[.$N77];TEXT([.$O77];&quot;000&quot;);[.$P77]);&quot;,&quot;;&quot;.&quot;)" office:value-type="string" office:string-value="    &lt;n x=&quot; 068.2561043870&quot; y=&quot; 034.7782222685&quot;&gt;070&lt;/n&gt;">
            <text:p><text:s text:c="4"/>&lt;n x=" 068.2561043870" y=" 034.7782222685"&gt;070&lt;/n&gt;</text:p>
          </table:table-cell>
          <table:table-cell/>
          <table:table-cell table:style-name="ce6" table:formula="of:=[.O77]" office:value-type="float" office:value="70">
            <text:p>70</text:p>
          </table:table-cell>
          <table:table-cell table:style-name="ce13" table:formula="of:=[.K77]" office:value-type="float" office:value="68.2561043870139">
            <text:p>068.256104387</text:p>
          </table:table-cell>
          <table:table-cell table:style-name="ce13" table:formula="of:=[.M77]" office:value-type="float" office:value="34.7782222685319">
            <text:p>034.778222269</text:p>
          </table:table-cell>
          <table:table-cell table:style-name="ce27" table:formula="of:=CONCATENATE(TEXT([.$T77];&quot;000&quot;);&quot; &quot;;TEXT([.$U77];&quot;000,0000000000&quot;);&quot; &quot;;TEXT([.$V77];&quot;000,0000000000&quot;))" office:value-type="string" office:string-value="070 068,2561043870 034,7782222685">
            <text:p>070 068,2561043870 034,7782222685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4</text:p>
          </table:table-cell>
          <table:table-cell table:style-name="ce10" table:formula="of:=PI()/2 * [.B78]/[.A78]" office:value-type="float" office:value="0.628318530717959">
            <text:p>0,6283185307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3,6</text:p>
          </table:table-cell>
          <table:table-cell table:style-name="ce8" office:value-type="string">
            <text:p>25</text:p>
          </table:table-cell>
          <table:table-cell table:style-name="ce19" office:value-type="float" office:value="185.410196624968">
            <text:p>185.41019662497</text:p>
          </table:table-cell>
          <table:table-cell table:style-name="ce21" table:formula="of:=([.G78]-[.F78])/10" office:value-type="float" office:value="16.0410196624968">
            <text:p>16,041019662497</text:p>
          </table:table-cell>
          <table:table-cell table:style-name="ce11" table:formula="of:=[.F78]+[.H78]*[.E78]" office:value-type="float" office:value="82.7476707849885">
            <text:p>82,75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78]*COS([.C78])" office:value-type="float" office:value="66.944271909999">
            <text:p>066.94427191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78]*SIN([.C78])" office:value-type="float" office:value="48.637860548969">
            <text:p>048.637860549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71">
            <text:p>071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78];&quot; &quot;;TEXT([.$K78];&quot;000,0000000000&quot;);[.$L78];&quot; &quot;;TEXT([.$M78];&quot;000,0000000000&quot;);[.$N78];TEXT([.$O78];&quot;000&quot;);[.$P78]);&quot;,&quot;;&quot;.&quot;)" office:value-type="string" office:string-value="    &lt;n x=&quot; 066.9442719100&quot; y=&quot; 048.6378605490&quot;&gt;071&lt;/n&gt;">
            <text:p><text:s text:c="4"/>&lt;n x=" 066.9442719100" y=" 048.6378605490"&gt;071&lt;/n&gt;</text:p>
          </table:table-cell>
          <table:table-cell/>
          <table:table-cell table:style-name="ce6" table:formula="of:=[.O78]" office:value-type="float" office:value="71">
            <text:p>71</text:p>
          </table:table-cell>
          <table:table-cell table:style-name="ce13" table:formula="of:=[.K78]" office:value-type="float" office:value="66.944271909999">
            <text:p>066.944271910</text:p>
          </table:table-cell>
          <table:table-cell table:style-name="ce13" table:formula="of:=[.M78]" office:value-type="float" office:value="48.637860548969">
            <text:p>048.637860549</text:p>
          </table:table-cell>
          <table:table-cell table:style-name="ce27" table:formula="of:=CONCATENATE(TEXT([.$T78];&quot;000&quot;);&quot; &quot;;TEXT([.$U78];&quot;000,0000000000&quot;);&quot; &quot;;TEXT([.$V78];&quot;000,0000000000&quot;))" office:value-type="string" office:string-value="071 066,9442719100 048,6378605490">
            <text:p>071 066,9442719100 048,637860549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5</text:p>
          </table:table-cell>
          <table:table-cell table:style-name="ce10" table:formula="of:=PI()/2 * [.B79]/[.A79]" office:value-type="float" office:value="0.785398163397448">
            <text:p>0,785398163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3,6</text:p>
          </table:table-cell>
          <table:table-cell table:style-name="ce8" office:value-type="string">
            <text:p>25</text:p>
          </table:table-cell>
          <table:table-cell table:style-name="ce19" office:value-type="float" office:value="212.132034355964">
            <text:p>212.13203435596</text:p>
          </table:table-cell>
          <table:table-cell table:style-name="ce21" table:formula="of:=([.G79]-[.F79])/10" office:value-type="float" office:value="18.7132034355964">
            <text:p>18,713203435596</text:p>
          </table:table-cell>
          <table:table-cell table:style-name="ce11" table:formula="of:=[.F79]+[.H79]*[.E79]" office:value-type="float" office:value="92.3675323681471">
            <text:p>92,37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79]*COS([.C79])" office:value-type="float" office:value="65.3137084989847">
            <text:p>065.313708499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79]*SIN([.C79])" office:value-type="float" office:value="65.3137084989847">
            <text:p>065.313708499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72">
            <text:p>072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79];&quot; &quot;;TEXT([.$K79];&quot;000,0000000000&quot;);[.$L79];&quot; &quot;;TEXT([.$M79];&quot;000,0000000000&quot;);[.$N79];TEXT([.$O79];&quot;000&quot;);[.$P79]);&quot;,&quot;;&quot;.&quot;)" office:value-type="string" office:string-value="    &lt;n x=&quot; 065.3137084990&quot; y=&quot; 065.3137084990&quot;&gt;072&lt;/n&gt;">
            <text:p><text:s text:c="4"/>&lt;n x=" 065.3137084990" y=" 065.3137084990"&gt;072&lt;/n&gt;</text:p>
          </table:table-cell>
          <table:table-cell/>
          <table:table-cell table:style-name="ce6" table:formula="of:=[.O79]" office:value-type="float" office:value="72">
            <text:p>72</text:p>
          </table:table-cell>
          <table:table-cell table:style-name="ce13" table:formula="of:=[.K79]" office:value-type="float" office:value="65.3137084989847">
            <text:p>065.313708499</text:p>
          </table:table-cell>
          <table:table-cell table:style-name="ce13" table:formula="of:=[.M79]" office:value-type="float" office:value="65.3137084989847">
            <text:p>065.313708499</text:p>
          </table:table-cell>
          <table:table-cell table:style-name="ce27" table:formula="of:=CONCATENATE(TEXT([.$T79];&quot;000&quot;);&quot; &quot;;TEXT([.$U79];&quot;000,0000000000&quot;);&quot; &quot;;TEXT([.$V79];&quot;000,0000000000&quot;))" office:value-type="string" office:string-value="072 065,3137084990 065,3137084990">
            <text:p>072 065,3137084990 065,313708499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6</text:p>
          </table:table-cell>
          <table:table-cell table:style-name="ce10" table:formula="of:=PI()/2 * [.B80]/[.A80]" office:value-type="float" office:value="0.942477796076938">
            <text:p>0,9424777961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3,6</text:p>
          </table:table-cell>
          <table:table-cell table:style-name="ce8" office:value-type="string">
            <text:p>25</text:p>
          </table:table-cell>
          <table:table-cell table:style-name="ce19" office:value-type="float" office:value="185.410196624968">
            <text:p>185.41019662497</text:p>
          </table:table-cell>
          <table:table-cell table:style-name="ce21" table:formula="of:=([.G80]-[.F80])/10" office:value-type="float" office:value="16.0410196624968">
            <text:p>16,041019662497</text:p>
          </table:table-cell>
          <table:table-cell table:style-name="ce11" table:formula="of:=[.F80]+[.H80]*[.E80]" office:value-type="float" office:value="82.7476707849885">
            <text:p>82,75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80]*COS([.C80])" office:value-type="float" office:value="48.637860548969">
            <text:p>048.637860549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80]*SIN([.C80])" office:value-type="float" office:value="66.944271909999">
            <text:p>066.94427191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73">
            <text:p>073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80];&quot; &quot;;TEXT([.$K80];&quot;000,0000000000&quot;);[.$L80];&quot; &quot;;TEXT([.$M80];&quot;000,0000000000&quot;);[.$N80];TEXT([.$O80];&quot;000&quot;);[.$P80]);&quot;,&quot;;&quot;.&quot;)" office:value-type="string" office:string-value="    &lt;n x=&quot; 048.6378605490&quot; y=&quot; 066.9442719100&quot;&gt;073&lt;/n&gt;">
            <text:p><text:s text:c="4"/>&lt;n x=" 048.6378605490" y=" 066.9442719100"&gt;073&lt;/n&gt;</text:p>
          </table:table-cell>
          <table:table-cell/>
          <table:table-cell table:style-name="ce6" table:formula="of:=[.O80]" office:value-type="float" office:value="73">
            <text:p>73</text:p>
          </table:table-cell>
          <table:table-cell table:style-name="ce13" table:formula="of:=[.K80]" office:value-type="float" office:value="48.637860548969">
            <text:p>048.637860549</text:p>
          </table:table-cell>
          <table:table-cell table:style-name="ce13" table:formula="of:=[.M80]" office:value-type="float" office:value="66.944271909999">
            <text:p>066.944271910</text:p>
          </table:table-cell>
          <table:table-cell table:style-name="ce27" table:formula="of:=CONCATENATE(TEXT([.$T80];&quot;000&quot;);&quot; &quot;;TEXT([.$U80];&quot;000,0000000000&quot;);&quot; &quot;;TEXT([.$V80];&quot;000,0000000000&quot;))" office:value-type="string" office:string-value="073 048,6378605490 066,9442719100">
            <text:p>073 048,6378605490 066,944271910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7</text:p>
          </table:table-cell>
          <table:table-cell table:style-name="ce10" table:formula="of:=PI()/2 * [.B81]/[.A81]" office:value-type="float" office:value="1.09955742875643">
            <text:p>1,0995574288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3,6</text:p>
          </table:table-cell>
          <table:table-cell table:style-name="ce8" office:value-type="string">
            <text:p>25</text:p>
          </table:table-cell>
          <table:table-cell table:style-name="ce19" office:value-type="float" office:value="168.348935645154">
            <text:p>168.34893564515</text:p>
          </table:table-cell>
          <table:table-cell table:style-name="ce21" table:formula="of:=([.G81]-[.F81])/10" office:value-type="float" office:value="14.3348935645154">
            <text:p>14,334893564515</text:p>
          </table:table-cell>
          <table:table-cell table:style-name="ce11" table:formula="of:=[.F81]+[.H81]*[.E81]" office:value-type="float" office:value="76.6056168322554">
            <text:p>76,61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81]*COS([.C81])" office:value-type="float" office:value="34.7782222685319">
            <text:p>034.778222269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81]*SIN([.C81])" office:value-type="float" office:value="68.2561043870138">
            <text:p>068.256104387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74">
            <text:p>074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81];&quot; &quot;;TEXT([.$K81];&quot;000,0000000000&quot;);[.$L81];&quot; &quot;;TEXT([.$M81];&quot;000,0000000000&quot;);[.$N81];TEXT([.$O81];&quot;000&quot;);[.$P81]);&quot;,&quot;;&quot;.&quot;)" office:value-type="string" office:string-value="    &lt;n x=&quot; 034.7782222685&quot; y=&quot; 068.2561043870&quot;&gt;074&lt;/n&gt;">
            <text:p><text:s text:c="4"/>&lt;n x=" 034.7782222685" y=" 068.2561043870"&gt;074&lt;/n&gt;</text:p>
          </table:table-cell>
          <table:table-cell/>
          <table:table-cell table:style-name="ce6" table:formula="of:=[.O81]" office:value-type="float" office:value="74">
            <text:p>74</text:p>
          </table:table-cell>
          <table:table-cell table:style-name="ce13" table:formula="of:=[.K81]" office:value-type="float" office:value="34.7782222685319">
            <text:p>034.778222269</text:p>
          </table:table-cell>
          <table:table-cell table:style-name="ce13" table:formula="of:=[.M81]" office:value-type="float" office:value="68.2561043870138">
            <text:p>068.256104387</text:p>
          </table:table-cell>
          <table:table-cell table:style-name="ce27" table:formula="of:=CONCATENATE(TEXT([.$T81];&quot;000&quot;);&quot; &quot;;TEXT([.$U81];&quot;000,0000000000&quot;);&quot; &quot;;TEXT([.$V81];&quot;000,0000000000&quot;))" office:value-type="string" office:string-value="074 034,7782222685 068,2561043870">
            <text:p>074 034,7782222685 068,256104387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8</text:p>
          </table:table-cell>
          <table:table-cell table:style-name="ce10" table:formula="of:=PI()/2 * [.B82]/[.A82]" office:value-type="float" office:value="1.25663706143592">
            <text:p>1,256637061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3,6</text:p>
          </table:table-cell>
          <table:table-cell table:style-name="ce8" office:value-type="string">
            <text:p>25</text:p>
          </table:table-cell>
          <table:table-cell table:style-name="ce19" office:value-type="float" office:value="157.71933363574">
            <text:p>157.71933363574</text:p>
          </table:table-cell>
          <table:table-cell table:style-name="ce21" table:formula="of:=([.G82]-[.F82])/10" office:value-type="float" office:value="13.271933363574">
            <text:p>13,271933363574</text:p>
          </table:table-cell>
          <table:table-cell table:style-name="ce11" table:formula="of:=[.F82]+[.H82]*[.E82]" office:value-type="float" office:value="72.7789601088664">
            <text:p>72,78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82]*COS([.C82])" office:value-type="float" office:value="22.4899355065761">
            <text:p>022.489935507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82]*SIN([.C82])" office:value-type="float" office:value="69.2169042607224">
            <text:p>069.21690426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75">
            <text:p>075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82];&quot; &quot;;TEXT([.$K82];&quot;000,0000000000&quot;);[.$L82];&quot; &quot;;TEXT([.$M82];&quot;000,0000000000&quot;);[.$N82];TEXT([.$O82];&quot;000&quot;);[.$P82]);&quot;,&quot;;&quot;.&quot;)" office:value-type="string" office:string-value="    &lt;n x=&quot; 022.4899355066&quot; y=&quot; 069.2169042607&quot;&gt;075&lt;/n&gt;">
            <text:p><text:s text:c="4"/>&lt;n x=" 022.4899355066" y=" 069.2169042607"&gt;075&lt;/n&gt;</text:p>
          </table:table-cell>
          <table:table-cell/>
          <table:table-cell table:style-name="ce6" table:formula="of:=[.O82]" office:value-type="float" office:value="75">
            <text:p>75</text:p>
          </table:table-cell>
          <table:table-cell table:style-name="ce13" table:formula="of:=[.K82]" office:value-type="float" office:value="22.4899355065761">
            <text:p>022.489935507</text:p>
          </table:table-cell>
          <table:table-cell table:style-name="ce13" table:formula="of:=[.M82]" office:value-type="float" office:value="69.2169042607224">
            <text:p>069.216904261</text:p>
          </table:table-cell>
          <table:table-cell table:style-name="ce27" table:formula="of:=CONCATENATE(TEXT([.$T82];&quot;000&quot;);&quot; &quot;;TEXT([.$U82];&quot;000,0000000000&quot;);&quot; &quot;;TEXT([.$V82];&quot;000,0000000000&quot;))" office:value-type="string" office:string-value="075 022,4899355066 069,2169042607">
            <text:p>075 022,4899355066 069,2169042607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9</text:p>
          </table:table-cell>
          <table:table-cell table:style-name="ce10" table:formula="of:=PI()/2 * [.B83]/[.A83]" office:value-type="float" office:value="1.41371669411541">
            <text:p>1,4137166941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3,6</text:p>
          </table:table-cell>
          <table:table-cell table:style-name="ce8" office:value-type="string">
            <text:p>25</text:p>
          </table:table-cell>
          <table:table-cell table:style-name="ce19" office:value-type="float" office:value="151.8697688682">
            <text:p>151.86976886820</text:p>
          </table:table-cell>
          <table:table-cell table:style-name="ce21" table:formula="of:=([.G83]-[.F83])/10" office:value-type="float" office:value="12.68697688682">
            <text:p>12,686976886820</text:p>
          </table:table-cell>
          <table:table-cell table:style-name="ce11" table:formula="of:=[.F83]+[.H83]*[.E83]" office:value-type="float" office:value="70.673116792552">
            <text:p>70,67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83]*COS([.C83])" office:value-type="float" office:value="11.0557112181686">
            <text:p>011.055711218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83]*SIN([.C83])" office:value-type="float" office:value="69.8030134495221">
            <text:p>069.80301345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76">
            <text:p>076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83];&quot; &quot;;TEXT([.$K83];&quot;000,0000000000&quot;);[.$L83];&quot; &quot;;TEXT([.$M83];&quot;000,0000000000&quot;);[.$N83];TEXT([.$O83];&quot;000&quot;);[.$P83]);&quot;,&quot;;&quot;.&quot;)" office:value-type="string" office:string-value="    &lt;n x=&quot; 011.0557112182&quot; y=&quot; 069.8030134495&quot;&gt;076&lt;/n&gt;">
            <text:p><text:s text:c="4"/>&lt;n x=" 011.0557112182" y=" 069.8030134495"&gt;076&lt;/n&gt;</text:p>
          </table:table-cell>
          <table:table-cell/>
          <table:table-cell table:style-name="ce6" table:formula="of:=[.O83]" office:value-type="float" office:value="76">
            <text:p>76</text:p>
          </table:table-cell>
          <table:table-cell table:style-name="ce13" table:formula="of:=[.K83]" office:value-type="float" office:value="11.0557112181686">
            <text:p>011.055711218</text:p>
          </table:table-cell>
          <table:table-cell table:style-name="ce13" table:formula="of:=[.M83]" office:value-type="float" office:value="69.8030134495221">
            <text:p>069.803013450</text:p>
          </table:table-cell>
          <table:table-cell table:style-name="ce27" table:formula="of:=CONCATENATE(TEXT([.$T83];&quot;000&quot;);&quot; &quot;;TEXT([.$U83];&quot;000,0000000000&quot;);&quot; &quot;;TEXT([.$V83];&quot;000,0000000000&quot;))" office:value-type="string" office:string-value="076 011,0557112182 069,8030134495">
            <text:p>076 011,0557112182 069,8030134495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10</text:p>
          </table:table-cell>
          <table:table-cell table:style-name="ce10" table:formula="of:=PI()/2 * [.B84]/[.A84]" office:value-type="float" office:value="1.5707963267949">
            <text:p>1,5707963268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3,6</text:p>
          </table:table-cell>
          <table:table-cell table:style-name="ce8" office:value-type="string">
            <text:p>25</text:p>
          </table:table-cell>
          <table:table-cell table:style-name="ce19" office:value-type="float" office:value="150">
            <text:p>150.00000000000</text:p>
          </table:table-cell>
          <table:table-cell table:style-name="ce21" table:formula="of:=([.G84]-[.F84])/10" office:value-type="float" office:value="12.5">
            <text:p>12,500000000000</text:p>
          </table:table-cell>
          <table:table-cell table:style-name="ce11" table:formula="of:=[.F84]+[.H84]*[.E84]" office:value-type="float" office:value="70">
            <text:p>7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84]*COS([.C84])" office:value-type="float" office:value="4.28626379701574E-015">
            <text:p>000.000000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84]*SIN([.C84])" office:value-type="float" office:value="70">
            <text:p>07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77">
            <text:p>077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84];&quot; &quot;;TEXT([.$K84];&quot;000,0000000000&quot;);[.$L84];&quot; &quot;;TEXT([.$M84];&quot;000,0000000000&quot;);[.$N84];TEXT([.$O84];&quot;000&quot;);[.$P84]);&quot;,&quot;;&quot;.&quot;)" office:value-type="string" office:string-value="    &lt;n x=&quot; 000.0000000000&quot; y=&quot; 070.0000000000&quot;&gt;077&lt;/n&gt;">
            <text:p><text:s text:c="4"/>&lt;n x=" 000.0000000000" y=" 070.0000000000"&gt;077&lt;/n&gt;</text:p>
          </table:table-cell>
          <table:table-cell/>
          <table:table-cell table:style-name="ce6" table:formula="of:=[.O84]" office:value-type="float" office:value="77">
            <text:p>77</text:p>
          </table:table-cell>
          <table:table-cell table:style-name="ce13" table:formula="of:=[.K84]" office:value-type="float" office:value="4.28626379701574E-015">
            <text:p>000.000000000</text:p>
          </table:table-cell>
          <table:table-cell table:style-name="ce13" table:formula="of:=[.M84]" office:value-type="float" office:value="70">
            <text:p>070.000000000</text:p>
          </table:table-cell>
          <table:table-cell table:style-name="ce27" table:formula="of:=CONCATENATE(TEXT([.$T84];&quot;000&quot;);&quot; &quot;;TEXT([.$U84];&quot;000,0000000000&quot;);&quot; &quot;;TEXT([.$V84];&quot;000,0000000000&quot;))" office:value-type="string" office:string-value="077 000,0000000000 070,0000000000">
            <text:p>077 000,0000000000 070,0000000000</text:p>
          </table:table-cell>
          <table:table-cell table:number-columns-repeated="1000"/>
        </table:table-row>
        <table:table-row table:style-name="ro1">
          <table:table-cell table:style-name="ce8" table:number-columns-repeated="2"/>
          <table:table-cell table:style-name="ce10"/>
          <table:table-cell table:style-name="ce8" table:number-columns-repeated="2"/>
          <table:table-cell table:style-name="ce8" office:value-type="string">
            <text:p>25</text:p>
          </table:table-cell>
          <table:table-cell table:style-name="ce8"/>
          <table:table-cell table:style-name="ce21" table:formula="of:=([.G85]-[.F85])/10" office:value-type="float" office:value="-2.5">
            <text:p>-2,500000000000</text:p>
          </table:table-cell>
          <table:table-cell table:style-name="ce11"/>
          <table:table-cell table:style-name="ce7"/>
          <table:table-cell table:style-name="ce13"/>
          <table:table-cell table:style-name="ce3"/>
          <table:table-cell table:style-name="ce13"/>
          <table:table-cell table:style-name="ce8"/>
          <table:table-cell table:style-name="Default"/>
          <table:table-cell table:style-name="ce5"/>
          <table:table-cell table:style-name="ce3"/>
          <table:table-cell table:style-name="ce6"/>
          <table:table-cell/>
          <table:table-cell table:style-name="ce6"/>
          <table:table-cell table:style-name="ce13" table:number-columns-repeated="2"/>
          <table:table-cell table:style-name="ce27"/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0</text:p>
          </table:table-cell>
          <table:table-cell table:style-name="ce10" table:formula="of:=PI()/2 * [.B86]/[.A86]" office:value-type="float" office:value="0">
            <text:p>0,000000000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4,9</text:p>
          </table:table-cell>
          <table:table-cell table:style-name="ce8" office:value-type="string">
            <text:p>25</text:p>
          </table:table-cell>
          <table:table-cell table:style-name="ce19" office:value-type="float" office:value="150">
            <text:p>150.00000000000</text:p>
          </table:table-cell>
          <table:table-cell table:style-name="ce21" table:formula="of:=([.G86]-[.F86])/10" office:value-type="float" office:value="12.5">
            <text:p>12,500000000000</text:p>
          </table:table-cell>
          <table:table-cell table:style-name="ce11" table:formula="of:=[.F86]+[.H86]*[.E86]" office:value-type="float" office:value="86.25">
            <text:p>86,25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86]*COS([.C86])" office:value-type="float" office:value="86.25">
            <text:p>086.250000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86]*SIN([.C86])" office:value-type="float" office:value="0">
            <text:p>00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78">
            <text:p>078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86];&quot; &quot;;TEXT([.$K86];&quot;000,0000000000&quot;);[.$L86];&quot; &quot;;TEXT([.$M86];&quot;000,0000000000&quot;);[.$N86];TEXT([.$O86];&quot;000&quot;);[.$P86]);&quot;,&quot;;&quot;.&quot;)" office:value-type="string" office:string-value="    &lt;n x=&quot; 086.2500000000&quot; y=&quot; 000.0000000000&quot;&gt;078&lt;/n&gt;">
            <text:p><text:s text:c="4"/>&lt;n x=" 086.2500000000" y=" 000.0000000000"&gt;078&lt;/n&gt;</text:p>
          </table:table-cell>
          <table:table-cell/>
          <table:table-cell table:style-name="ce6" table:formula="of:=[.O86]" office:value-type="float" office:value="78">
            <text:p>78</text:p>
          </table:table-cell>
          <table:table-cell table:style-name="ce13" table:formula="of:=[.K86]" office:value-type="float" office:value="86.25">
            <text:p>086.250000000</text:p>
          </table:table-cell>
          <table:table-cell table:style-name="ce13" table:formula="of:=[.M86]" office:value-type="float" office:value="0">
            <text:p>000.000000000</text:p>
          </table:table-cell>
          <table:table-cell table:style-name="ce27" table:formula="of:=CONCATENATE(TEXT([.$T86];&quot;000&quot;);&quot; &quot;;TEXT([.$U86];&quot;000,0000000000&quot;);&quot; &quot;;TEXT([.$V86];&quot;000,0000000000&quot;))" office:value-type="string" office:string-value="078 086,2500000000 000,0000000000">
            <text:p>078 086,2500000000 000,000000000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1</text:p>
          </table:table-cell>
          <table:table-cell table:style-name="ce10" table:formula="of:=PI()/2 * [.B87]/[.A87]" office:value-type="float" office:value="0.15707963267949">
            <text:p>0,1570796327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4,9</text:p>
          </table:table-cell>
          <table:table-cell table:style-name="ce8" office:value-type="string">
            <text:p>25</text:p>
          </table:table-cell>
          <table:table-cell table:style-name="ce19" office:value-type="float" office:value="151.8697688682">
            <text:p>151.86976886820</text:p>
          </table:table-cell>
          <table:table-cell table:style-name="ce21" table:formula="of:=([.G87]-[.F87])/10" office:value-type="float" office:value="12.68697688682">
            <text:p>12,686976886820</text:p>
          </table:table-cell>
          <table:table-cell table:style-name="ce11" table:formula="of:=[.F87]+[.H87]*[.E87]" office:value-type="float" office:value="87.166186745418">
            <text:p>87,17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87]*COS([.C87])" office:value-type="float" office:value="86.0930263425878">
            <text:p>086.093026343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87]*SIN([.C87])" office:value-type="float" office:value="13.6357957931163">
            <text:p>013.635795793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79">
            <text:p>079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87];&quot; &quot;;TEXT([.$K87];&quot;000,0000000000&quot;);[.$L87];&quot; &quot;;TEXT([.$M87];&quot;000,0000000000&quot;);[.$N87];TEXT([.$O87];&quot;000&quot;);[.$P87]);&quot;,&quot;;&quot;.&quot;)" office:value-type="string" office:string-value="    &lt;n x=&quot; 086.0930263426&quot; y=&quot; 013.6357957931&quot;&gt;079&lt;/n&gt;">
            <text:p><text:s text:c="4"/>&lt;n x=" 086.0930263426" y=" 013.6357957931"&gt;079&lt;/n&gt;</text:p>
          </table:table-cell>
          <table:table-cell/>
          <table:table-cell table:style-name="ce6" table:formula="of:=[.O87]" office:value-type="float" office:value="79">
            <text:p>79</text:p>
          </table:table-cell>
          <table:table-cell table:style-name="ce13" table:formula="of:=[.K87]" office:value-type="float" office:value="86.0930263425878">
            <text:p>086.093026343</text:p>
          </table:table-cell>
          <table:table-cell table:style-name="ce13" table:formula="of:=[.M87]" office:value-type="float" office:value="13.6357957931163">
            <text:p>013.635795793</text:p>
          </table:table-cell>
          <table:table-cell table:style-name="ce27" table:formula="of:=CONCATENATE(TEXT([.$T87];&quot;000&quot;);&quot; &quot;;TEXT([.$U87];&quot;000,0000000000&quot;);&quot; &quot;;TEXT([.$V87];&quot;000,0000000000&quot;))" office:value-type="string" office:string-value="079 086,0930263426 013,6357957931">
            <text:p>079 086,0930263426 013,6357957931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2</text:p>
          </table:table-cell>
          <table:table-cell table:style-name="ce10" table:formula="of:=PI()/2 * [.B88]/[.A88]" office:value-type="float" office:value="0.314159265358979">
            <text:p>0,314159265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4,9</text:p>
          </table:table-cell>
          <table:table-cell table:style-name="ce8" office:value-type="string">
            <text:p>25</text:p>
          </table:table-cell>
          <table:table-cell table:style-name="ce19" office:value-type="float" office:value="157.71933363574">
            <text:p>157.71933363574</text:p>
          </table:table-cell>
          <table:table-cell table:style-name="ce21" table:formula="of:=([.G88]-[.F88])/10" office:value-type="float" office:value="13.271933363574">
            <text:p>13,271933363574</text:p>
          </table:table-cell>
          <table:table-cell table:style-name="ce11" table:formula="of:=[.F88]+[.H88]*[.E88]" office:value-type="float" office:value="90.0324734815126">
            <text:p>90,03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88]*COS([.C88])" office:value-type="float" office:value="85.6259705827632">
            <text:p>085.625970583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88]*SIN([.C88])" office:value-type="float" office:value="27.8215643513992">
            <text:p>027.82156435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80">
            <text:p>080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88];&quot; &quot;;TEXT([.$K88];&quot;000,0000000000&quot;);[.$L88];&quot; &quot;;TEXT([.$M88];&quot;000,0000000000&quot;);[.$N88];TEXT([.$O88];&quot;000&quot;);[.$P88]);&quot;,&quot;;&quot;.&quot;)" office:value-type="string" office:string-value="    &lt;n x=&quot; 085.6259705828&quot; y=&quot; 027.8215643514&quot;&gt;080&lt;/n&gt;">
            <text:p><text:s text:c="4"/>&lt;n x=" 085.6259705828" y=" 027.8215643514"&gt;080&lt;/n&gt;</text:p>
          </table:table-cell>
          <table:table-cell/>
          <table:table-cell table:style-name="ce6" table:formula="of:=[.O88]" office:value-type="float" office:value="80">
            <text:p>80</text:p>
          </table:table-cell>
          <table:table-cell table:style-name="ce13" table:formula="of:=[.K88]" office:value-type="float" office:value="85.6259705827632">
            <text:p>085.625970583</text:p>
          </table:table-cell>
          <table:table-cell table:style-name="ce13" table:formula="of:=[.M88]" office:value-type="float" office:value="27.8215643513992">
            <text:p>027.821564351</text:p>
          </table:table-cell>
          <table:table-cell table:style-name="ce27" table:formula="of:=CONCATENATE(TEXT([.$T88];&quot;000&quot;);&quot; &quot;;TEXT([.$U88];&quot;000,0000000000&quot;);&quot; &quot;;TEXT([.$V88];&quot;000,0000000000&quot;))" office:value-type="string" office:string-value="080 085,6259705828 027,8215643514">
            <text:p>080 085,6259705828 027,8215643514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3</text:p>
          </table:table-cell>
          <table:table-cell table:style-name="ce10" table:formula="of:=PI()/2 * [.B89]/[.A89]" office:value-type="float" office:value="0.471238898038469">
            <text:p>0,471238898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4,9</text:p>
          </table:table-cell>
          <table:table-cell table:style-name="ce8" office:value-type="string">
            <text:p>25</text:p>
          </table:table-cell>
          <table:table-cell table:style-name="ce19" office:value-type="float" office:value="168.348935645154">
            <text:p>168.34893564515</text:p>
          </table:table-cell>
          <table:table-cell table:style-name="ce21" table:formula="of:=([.G89]-[.F89])/10" office:value-type="float" office:value="14.3348935645154">
            <text:p>14,334893564515</text:p>
          </table:table-cell>
          <table:table-cell table:style-name="ce11" table:formula="of:=[.F89]+[.H89]*[.E89]" office:value-type="float" office:value="95.2409784661255">
            <text:p>95,24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89]*COS([.C89])" office:value-type="float" office:value="84.8603331834017">
            <text:p>084.860333183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89]*SIN([.C89])" office:value-type="float" office:value="43.2384994095197">
            <text:p>043.23849941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81">
            <text:p>081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89];&quot; &quot;;TEXT([.$K89];&quot;000,0000000000&quot;);[.$L89];&quot; &quot;;TEXT([.$M89];&quot;000,0000000000&quot;);[.$N89];TEXT([.$O89];&quot;000&quot;);[.$P89]);&quot;,&quot;;&quot;.&quot;)" office:value-type="string" office:string-value="    &lt;n x=&quot; 084.8603331834&quot; y=&quot; 043.2384994095&quot;&gt;081&lt;/n&gt;">
            <text:p><text:s text:c="4"/>&lt;n x=" 084.8603331834" y=" 043.2384994095"&gt;081&lt;/n&gt;</text:p>
          </table:table-cell>
          <table:table-cell/>
          <table:table-cell table:style-name="ce6" table:formula="of:=[.O89]" office:value-type="float" office:value="81">
            <text:p>81</text:p>
          </table:table-cell>
          <table:table-cell table:style-name="ce13" table:formula="of:=[.K89]" office:value-type="float" office:value="84.8603331834017">
            <text:p>084.860333183</text:p>
          </table:table-cell>
          <table:table-cell table:style-name="ce13" table:formula="of:=[.M89]" office:value-type="float" office:value="43.2384994095197">
            <text:p>043.238499410</text:p>
          </table:table-cell>
          <table:table-cell table:style-name="ce27" table:formula="of:=CONCATENATE(TEXT([.$T89];&quot;000&quot;);&quot; &quot;;TEXT([.$U89];&quot;000,0000000000&quot;);&quot; &quot;;TEXT([.$V89];&quot;000,0000000000&quot;))" office:value-type="string" office:string-value="081 084,8603331834 043,2384994095">
            <text:p>081 084,8603331834 043,2384994095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4</text:p>
          </table:table-cell>
          <table:table-cell table:style-name="ce10" table:formula="of:=PI()/2 * [.B90]/[.A90]" office:value-type="float" office:value="0.628318530717959">
            <text:p>0,6283185307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4,9</text:p>
          </table:table-cell>
          <table:table-cell table:style-name="ce8" office:value-type="string">
            <text:p>25</text:p>
          </table:table-cell>
          <table:table-cell table:style-name="ce19" office:value-type="float" office:value="185.410196624968">
            <text:p>185.41019662497</text:p>
          </table:table-cell>
          <table:table-cell table:style-name="ce21" table:formula="of:=([.G90]-[.F90])/10" office:value-type="float" office:value="16.0410196624968">
            <text:p>16,041019662497</text:p>
          </table:table-cell>
          <table:table-cell table:style-name="ce11" table:formula="of:=[.F90]+[.H90]*[.E90]" office:value-type="float" office:value="103.600996346234">
            <text:p>103,6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90]*COS([.C90])" office:value-type="float" office:value="83.8149666782804">
            <text:p>083.814966678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90]*SIN([.C90])" office:value-type="float" office:value="60.8951377751229">
            <text:p>060.89513777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82">
            <text:p>082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90];&quot; &quot;;TEXT([.$K90];&quot;000,0000000000&quot;);[.$L90];&quot; &quot;;TEXT([.$M90];&quot;000,0000000000&quot;);[.$N90];TEXT([.$O90];&quot;000&quot;);[.$P90]);&quot;,&quot;;&quot;.&quot;)" office:value-type="string" office:string-value="    &lt;n x=&quot; 083.8149666783&quot; y=&quot; 060.8951377751&quot;&gt;082&lt;/n&gt;">
            <text:p><text:s text:c="4"/>&lt;n x=" 083.8149666783" y=" 060.8951377751"&gt;082&lt;/n&gt;</text:p>
          </table:table-cell>
          <table:table-cell/>
          <table:table-cell table:style-name="ce6" table:formula="of:=[.O90]" office:value-type="float" office:value="82">
            <text:p>82</text:p>
          </table:table-cell>
          <table:table-cell table:style-name="ce13" table:formula="of:=[.K90]" office:value-type="float" office:value="83.8149666782804">
            <text:p>083.814966678</text:p>
          </table:table-cell>
          <table:table-cell table:style-name="ce13" table:formula="of:=[.M90]" office:value-type="float" office:value="60.8951377751229">
            <text:p>060.895137775</text:p>
          </table:table-cell>
          <table:table-cell table:style-name="ce27" table:formula="of:=CONCATENATE(TEXT([.$T90];&quot;000&quot;);&quot; &quot;;TEXT([.$U90];&quot;000,0000000000&quot;);&quot; &quot;;TEXT([.$V90];&quot;000,0000000000&quot;))" office:value-type="string" office:string-value="082 083,8149666783 060,8951377751">
            <text:p>082 083,8149666783 060,8951377751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5</text:p>
          </table:table-cell>
          <table:table-cell table:style-name="ce10" table:formula="of:=PI()/2 * [.B91]/[.A91]" office:value-type="float" office:value="0.785398163397448">
            <text:p>0,785398163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4,9</text:p>
          </table:table-cell>
          <table:table-cell table:style-name="ce8" office:value-type="string">
            <text:p>25</text:p>
          </table:table-cell>
          <table:table-cell table:style-name="ce19" office:value-type="float" office:value="212.132034355964">
            <text:p>212.13203435596</text:p>
          </table:table-cell>
          <table:table-cell table:style-name="ce21" table:formula="of:=([.G91]-[.F91])/10" office:value-type="float" office:value="18.7132034355964">
            <text:p>18,713203435596</text:p>
          </table:table-cell>
          <table:table-cell table:style-name="ce11" table:formula="of:=[.F91]+[.H91]*[.E91]" office:value-type="float" office:value="116.694696834422">
            <text:p>116,69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91]*COS([.C91])" office:value-type="float" office:value="82.5156114601284">
            <text:p>082.51561146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91]*SIN([.C91])" office:value-type="float" office:value="82.5156114601284">
            <text:p>082.51561146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83">
            <text:p>083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91];&quot; &quot;;TEXT([.$K91];&quot;000,0000000000&quot;);[.$L91];&quot; &quot;;TEXT([.$M91];&quot;000,0000000000&quot;);[.$N91];TEXT([.$O91];&quot;000&quot;);[.$P91]);&quot;,&quot;;&quot;.&quot;)" office:value-type="string" office:string-value="    &lt;n x=&quot; 082.5156114601&quot; y=&quot; 082.5156114601&quot;&gt;083&lt;/n&gt;">
            <text:p><text:s text:c="4"/>&lt;n x=" 082.5156114601" y=" 082.5156114601"&gt;083&lt;/n&gt;</text:p>
          </table:table-cell>
          <table:table-cell/>
          <table:table-cell table:style-name="ce6" table:formula="of:=[.O91]" office:value-type="float" office:value="83">
            <text:p>83</text:p>
          </table:table-cell>
          <table:table-cell table:style-name="ce13" table:formula="of:=[.K91]" office:value-type="float" office:value="82.5156114601284">
            <text:p>082.515611460</text:p>
          </table:table-cell>
          <table:table-cell table:style-name="ce13" table:formula="of:=[.M91]" office:value-type="float" office:value="82.5156114601284">
            <text:p>082.515611460</text:p>
          </table:table-cell>
          <table:table-cell table:style-name="ce27" table:formula="of:=CONCATENATE(TEXT([.$T91];&quot;000&quot;);&quot; &quot;;TEXT([.$U91];&quot;000,0000000000&quot;);&quot; &quot;;TEXT([.$V91];&quot;000,0000000000&quot;))" office:value-type="string" office:string-value="083 082,5156114601 082,5156114601">
            <text:p>083 082,5156114601 082,5156114601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6</text:p>
          </table:table-cell>
          <table:table-cell table:style-name="ce10" table:formula="of:=PI()/2 * [.B92]/[.A92]" office:value-type="float" office:value="0.942477796076938">
            <text:p>0,9424777961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4,9</text:p>
          </table:table-cell>
          <table:table-cell table:style-name="ce8" office:value-type="string">
            <text:p>25</text:p>
          </table:table-cell>
          <table:table-cell table:style-name="ce19" office:value-type="float" office:value="185.410196624968">
            <text:p>185.41019662497</text:p>
          </table:table-cell>
          <table:table-cell table:style-name="ce21" table:formula="of:=([.G92]-[.F92])/10" office:value-type="float" office:value="16.0410196624968">
            <text:p>16,041019662497</text:p>
          </table:table-cell>
          <table:table-cell table:style-name="ce11" table:formula="of:=[.F92]+[.H92]*[.E92]" office:value-type="float" office:value="103.600996346234">
            <text:p>103,6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92]*COS([.C92])" office:value-type="float" office:value="60.8951377751229">
            <text:p>060.895137775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92]*SIN([.C92])" office:value-type="float" office:value="83.8149666782804">
            <text:p>083.814966678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84">
            <text:p>084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92];&quot; &quot;;TEXT([.$K92];&quot;000,0000000000&quot;);[.$L92];&quot; &quot;;TEXT([.$M92];&quot;000,0000000000&quot;);[.$N92];TEXT([.$O92];&quot;000&quot;);[.$P92]);&quot;,&quot;;&quot;.&quot;)" office:value-type="string" office:string-value="    &lt;n x=&quot; 060.8951377751&quot; y=&quot; 083.8149666783&quot;&gt;084&lt;/n&gt;">
            <text:p><text:s text:c="4"/>&lt;n x=" 060.8951377751" y=" 083.8149666783"&gt;084&lt;/n&gt;</text:p>
          </table:table-cell>
          <table:table-cell/>
          <table:table-cell table:style-name="ce6" table:formula="of:=[.O92]" office:value-type="float" office:value="84">
            <text:p>84</text:p>
          </table:table-cell>
          <table:table-cell table:style-name="ce13" table:formula="of:=[.K92]" office:value-type="float" office:value="60.8951377751229">
            <text:p>060.895137775</text:p>
          </table:table-cell>
          <table:table-cell table:style-name="ce13" table:formula="of:=[.M92]" office:value-type="float" office:value="83.8149666782804">
            <text:p>083.814966678</text:p>
          </table:table-cell>
          <table:table-cell table:style-name="ce27" table:formula="of:=CONCATENATE(TEXT([.$T92];&quot;000&quot;);&quot; &quot;;TEXT([.$U92];&quot;000,0000000000&quot;);&quot; &quot;;TEXT([.$V92];&quot;000,0000000000&quot;))" office:value-type="string" office:string-value="084 060,8951377751 083,8149666783">
            <text:p>084 060,8951377751 083,8149666783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7</text:p>
          </table:table-cell>
          <table:table-cell table:style-name="ce10" table:formula="of:=PI()/2 * [.B93]/[.A93]" office:value-type="float" office:value="1.09955742875643">
            <text:p>1,0995574288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4,9</text:p>
          </table:table-cell>
          <table:table-cell table:style-name="ce8" office:value-type="string">
            <text:p>25</text:p>
          </table:table-cell>
          <table:table-cell table:style-name="ce19" office:value-type="float" office:value="168.348935645154">
            <text:p>168.34893564515</text:p>
          </table:table-cell>
          <table:table-cell table:style-name="ce21" table:formula="of:=([.G93]-[.F93])/10" office:value-type="float" office:value="14.3348935645154">
            <text:p>14,334893564515</text:p>
          </table:table-cell>
          <table:table-cell table:style-name="ce11" table:formula="of:=[.F93]+[.H93]*[.E93]" office:value-type="float" office:value="95.2409784661255">
            <text:p>95,24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93]*COS([.C93])" office:value-type="float" office:value="43.2384994095197">
            <text:p>043.23849941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93]*SIN([.C93])" office:value-type="float" office:value="84.8603331834016">
            <text:p>084.860333183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85">
            <text:p>085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93];&quot; &quot;;TEXT([.$K93];&quot;000,0000000000&quot;);[.$L93];&quot; &quot;;TEXT([.$M93];&quot;000,0000000000&quot;);[.$N93];TEXT([.$O93];&quot;000&quot;);[.$P93]);&quot;,&quot;;&quot;.&quot;)" office:value-type="string" office:string-value="    &lt;n x=&quot; 043.2384994095&quot; y=&quot; 084.8603331834&quot;&gt;085&lt;/n&gt;">
            <text:p><text:s text:c="4"/>&lt;n x=" 043.2384994095" y=" 084.8603331834"&gt;085&lt;/n&gt;</text:p>
          </table:table-cell>
          <table:table-cell/>
          <table:table-cell table:style-name="ce6" table:formula="of:=[.O93]" office:value-type="float" office:value="85">
            <text:p>85</text:p>
          </table:table-cell>
          <table:table-cell table:style-name="ce13" table:formula="of:=[.K93]" office:value-type="float" office:value="43.2384994095197">
            <text:p>043.238499410</text:p>
          </table:table-cell>
          <table:table-cell table:style-name="ce13" table:formula="of:=[.M93]" office:value-type="float" office:value="84.8603331834016">
            <text:p>084.860333183</text:p>
          </table:table-cell>
          <table:table-cell table:style-name="ce27" table:formula="of:=CONCATENATE(TEXT([.$T93];&quot;000&quot;);&quot; &quot;;TEXT([.$U93];&quot;000,0000000000&quot;);&quot; &quot;;TEXT([.$V93];&quot;000,0000000000&quot;))" office:value-type="string" office:string-value="085 043,2384994095 084,8603331834">
            <text:p>085 043,2384994095 084,8603331834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8</text:p>
          </table:table-cell>
          <table:table-cell table:style-name="ce10" table:formula="of:=PI()/2 * [.B94]/[.A94]" office:value-type="float" office:value="1.25663706143592">
            <text:p>1,256637061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4,9</text:p>
          </table:table-cell>
          <table:table-cell table:style-name="ce8" office:value-type="string">
            <text:p>25</text:p>
          </table:table-cell>
          <table:table-cell table:style-name="ce19" office:value-type="float" office:value="157.71933363574">
            <text:p>157.71933363574</text:p>
          </table:table-cell>
          <table:table-cell table:style-name="ce21" table:formula="of:=([.G94]-[.F94])/10" office:value-type="float" office:value="13.271933363574">
            <text:p>13,271933363574</text:p>
          </table:table-cell>
          <table:table-cell table:style-name="ce11" table:formula="of:=[.F94]+[.H94]*[.E94]" office:value-type="float" office:value="90.0324734815126">
            <text:p>90,03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94]*COS([.C94])" office:value-type="float" office:value="27.8215643513992">
            <text:p>027.821564351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94]*SIN([.C94])" office:value-type="float" office:value="85.6259705827632">
            <text:p>085.625970583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86">
            <text:p>086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94];&quot; &quot;;TEXT([.$K94];&quot;000,0000000000&quot;);[.$L94];&quot; &quot;;TEXT([.$M94];&quot;000,0000000000&quot;);[.$N94];TEXT([.$O94];&quot;000&quot;);[.$P94]);&quot;,&quot;;&quot;.&quot;)" office:value-type="string" office:string-value="    &lt;n x=&quot; 027.8215643514&quot; y=&quot; 085.6259705828&quot;&gt;086&lt;/n&gt;">
            <text:p><text:s text:c="4"/>&lt;n x=" 027.8215643514" y=" 085.6259705828"&gt;086&lt;/n&gt;</text:p>
          </table:table-cell>
          <table:table-cell/>
          <table:table-cell table:style-name="ce6" table:formula="of:=[.O94]" office:value-type="float" office:value="86">
            <text:p>86</text:p>
          </table:table-cell>
          <table:table-cell table:style-name="ce13" table:formula="of:=[.K94]" office:value-type="float" office:value="27.8215643513992">
            <text:p>027.821564351</text:p>
          </table:table-cell>
          <table:table-cell table:style-name="ce13" table:formula="of:=[.M94]" office:value-type="float" office:value="85.6259705827632">
            <text:p>085.625970583</text:p>
          </table:table-cell>
          <table:table-cell table:style-name="ce27" table:formula="of:=CONCATENATE(TEXT([.$T94];&quot;000&quot;);&quot; &quot;;TEXT([.$U94];&quot;000,0000000000&quot;);&quot; &quot;;TEXT([.$V94];&quot;000,0000000000&quot;))" office:value-type="string" office:string-value="086 027,8215643514 085,6259705828">
            <text:p>086 027,8215643514 085,6259705828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9</text:p>
          </table:table-cell>
          <table:table-cell table:style-name="ce10" table:formula="of:=PI()/2 * [.B95]/[.A95]" office:value-type="float" office:value="1.41371669411541">
            <text:p>1,4137166941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4,9</text:p>
          </table:table-cell>
          <table:table-cell table:style-name="ce8" office:value-type="string">
            <text:p>25</text:p>
          </table:table-cell>
          <table:table-cell table:style-name="ce19" office:value-type="float" office:value="151.8697688682">
            <text:p>151.86976886820</text:p>
          </table:table-cell>
          <table:table-cell table:style-name="ce21" table:formula="of:=([.G95]-[.F95])/10" office:value-type="float" office:value="12.68697688682">
            <text:p>12,686976886820</text:p>
          </table:table-cell>
          <table:table-cell table:style-name="ce11" table:formula="of:=[.F95]+[.H95]*[.E95]" office:value-type="float" office:value="87.166186745418">
            <text:p>87,17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95]*COS([.C95])" office:value-type="float" office:value="13.6357957931163">
            <text:p>013.635795793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95]*SIN([.C95])" office:value-type="float" office:value="86.0930263425878">
            <text:p>086.093026343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87">
            <text:p>087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95];&quot; &quot;;TEXT([.$K95];&quot;000,0000000000&quot;);[.$L95];&quot; &quot;;TEXT([.$M95];&quot;000,0000000000&quot;);[.$N95];TEXT([.$O95];&quot;000&quot;);[.$P95]);&quot;,&quot;;&quot;.&quot;)" office:value-type="string" office:string-value="    &lt;n x=&quot; 013.6357957931&quot; y=&quot; 086.0930263426&quot;&gt;087&lt;/n&gt;">
            <text:p><text:s text:c="4"/>&lt;n x=" 013.6357957931" y=" 086.0930263426"&gt;087&lt;/n&gt;</text:p>
          </table:table-cell>
          <table:table-cell/>
          <table:table-cell table:style-name="ce6" table:formula="of:=[.O95]" office:value-type="float" office:value="87">
            <text:p>87</text:p>
          </table:table-cell>
          <table:table-cell table:style-name="ce13" table:formula="of:=[.K95]" office:value-type="float" office:value="13.6357957931163">
            <text:p>013.635795793</text:p>
          </table:table-cell>
          <table:table-cell table:style-name="ce13" table:formula="of:=[.M95]" office:value-type="float" office:value="86.0930263425878">
            <text:p>086.093026343</text:p>
          </table:table-cell>
          <table:table-cell table:style-name="ce27" table:formula="of:=CONCATENATE(TEXT([.$T95];&quot;000&quot;);&quot; &quot;;TEXT([.$U95];&quot;000,0000000000&quot;);&quot; &quot;;TEXT([.$V95];&quot;000,0000000000&quot;))" office:value-type="string" office:string-value="087 013,6357957931 086,0930263426">
            <text:p>087 013,6357957931 086,0930263426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10</text:p>
          </table:table-cell>
          <table:table-cell table:style-name="ce10" table:formula="of:=PI()/2 * [.B96]/[.A96]" office:value-type="float" office:value="1.5707963267949">
            <text:p>1,5707963268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4,9</text:p>
          </table:table-cell>
          <table:table-cell table:style-name="ce8" office:value-type="string">
            <text:p>25</text:p>
          </table:table-cell>
          <table:table-cell table:style-name="ce19" office:value-type="float" office:value="150">
            <text:p>150.00000000000</text:p>
          </table:table-cell>
          <table:table-cell table:style-name="ce21" table:formula="of:=([.G96]-[.F96])/10" office:value-type="float" office:value="12.5">
            <text:p>12,500000000000</text:p>
          </table:table-cell>
          <table:table-cell table:style-name="ce11" table:formula="of:=[.F96]+[.H96]*[.E96]" office:value-type="float" office:value="86.25">
            <text:p>86,25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96]*COS([.C96])" office:value-type="float" office:value="5.28128932132296E-015">
            <text:p>000.000000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96]*SIN([.C96])" office:value-type="float" office:value="86.25">
            <text:p>086.25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88">
            <text:p>088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96];&quot; &quot;;TEXT([.$K96];&quot;000,0000000000&quot;);[.$L96];&quot; &quot;;TEXT([.$M96];&quot;000,0000000000&quot;);[.$N96];TEXT([.$O96];&quot;000&quot;);[.$P96]);&quot;,&quot;;&quot;.&quot;)" office:value-type="string" office:string-value="    &lt;n x=&quot; 000.0000000000&quot; y=&quot; 086.2500000000&quot;&gt;088&lt;/n&gt;">
            <text:p><text:s text:c="4"/>&lt;n x=" 000.0000000000" y=" 086.2500000000"&gt;088&lt;/n&gt;</text:p>
          </table:table-cell>
          <table:table-cell/>
          <table:table-cell table:style-name="ce6" table:formula="of:=[.O96]" office:value-type="float" office:value="88">
            <text:p>88</text:p>
          </table:table-cell>
          <table:table-cell table:style-name="ce13" table:formula="of:=[.K96]" office:value-type="float" office:value="5.28128932132296E-015">
            <text:p>000.000000000</text:p>
          </table:table-cell>
          <table:table-cell table:style-name="ce13" table:formula="of:=[.M96]" office:value-type="float" office:value="86.25">
            <text:p>086.250000000</text:p>
          </table:table-cell>
          <table:table-cell table:style-name="ce27" table:formula="of:=CONCATENATE(TEXT([.$T96];&quot;000&quot;);&quot; &quot;;TEXT([.$U96];&quot;000,0000000000&quot;);&quot; &quot;;TEXT([.$V96];&quot;000,0000000000&quot;))" office:value-type="string" office:string-value="088 000,0000000000 086,2500000000">
            <text:p>088 000,0000000000 086,2500000000</text:p>
          </table:table-cell>
          <table:table-cell table:number-columns-repeated="1000"/>
        </table:table-row>
        <table:table-row table:style-name="ro1">
          <table:table-cell table:style-name="ce8" table:number-columns-repeated="2"/>
          <table:table-cell table:style-name="ce10"/>
          <table:table-cell table:style-name="ce8" table:number-columns-repeated="2"/>
          <table:table-cell table:style-name="ce8" office:value-type="string">
            <text:p>25</text:p>
          </table:table-cell>
          <table:table-cell table:style-name="ce8"/>
          <table:table-cell table:style-name="ce21" table:formula="of:=([.G97]-[.F97])/10" office:value-type="float" office:value="-2.5">
            <text:p>-2,500000000000</text:p>
          </table:table-cell>
          <table:table-cell table:style-name="ce11"/>
          <table:table-cell table:style-name="ce7"/>
          <table:table-cell table:style-name="ce13"/>
          <table:table-cell table:style-name="ce3"/>
          <table:table-cell table:style-name="ce13"/>
          <table:table-cell table:style-name="ce8"/>
          <table:table-cell table:style-name="ce16"/>
          <table:table-cell table:style-name="ce5"/>
          <table:table-cell table:style-name="ce3"/>
          <table:table-cell table:style-name="ce6"/>
          <table:table-cell/>
          <table:table-cell table:style-name="ce6"/>
          <table:table-cell table:style-name="ce13" table:number-columns-repeated="2"/>
          <table:table-cell table:style-name="ce27"/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0</text:p>
          </table:table-cell>
          <table:table-cell table:style-name="ce10" table:formula="of:=PI()/2 * [.B98]/[.A98]" office:value-type="float" office:value="0">
            <text:p>0,000000000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6,4</text:p>
          </table:table-cell>
          <table:table-cell table:style-name="ce8" office:value-type="string">
            <text:p>25</text:p>
          </table:table-cell>
          <table:table-cell table:style-name="ce19" office:value-type="float" office:value="150">
            <text:p>150.00000000000</text:p>
          </table:table-cell>
          <table:table-cell table:style-name="ce21" table:formula="of:=([.G98]-[.F98])/10" office:value-type="float" office:value="12.5">
            <text:p>12,500000000000</text:p>
          </table:table-cell>
          <table:table-cell table:style-name="ce11" table:formula="of:=[.F98]+[.H98]*[.E98]" office:value-type="float" office:value="105">
            <text:p>105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98]*COS([.C98])" office:value-type="float" office:value="105">
            <text:p>105.000000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98]*SIN([.C98])" office:value-type="float" office:value="0">
            <text:p>00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89">
            <text:p>089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98];&quot; &quot;;TEXT([.$K98];&quot;000,0000000000&quot;);[.$L98];&quot; &quot;;TEXT([.$M98];&quot;000,0000000000&quot;);[.$N98];TEXT([.$O98];&quot;000&quot;);[.$P98]);&quot;,&quot;;&quot;.&quot;)" office:value-type="string" office:string-value="    &lt;n x=&quot; 105.0000000000&quot; y=&quot; 000.0000000000&quot;&gt;089&lt;/n&gt;">
            <text:p><text:s text:c="4"/>&lt;n x=" 105.0000000000" y=" 000.0000000000"&gt;089&lt;/n&gt;</text:p>
          </table:table-cell>
          <table:table-cell/>
          <table:table-cell table:style-name="ce6" table:formula="of:=[.O98]" office:value-type="float" office:value="89">
            <text:p>89</text:p>
          </table:table-cell>
          <table:table-cell table:style-name="ce13" table:formula="of:=[.K98]" office:value-type="float" office:value="105">
            <text:p>105.000000000</text:p>
          </table:table-cell>
          <table:table-cell table:style-name="ce13" table:formula="of:=[.M98]" office:value-type="float" office:value="0">
            <text:p>000.000000000</text:p>
          </table:table-cell>
          <table:table-cell table:style-name="ce27" table:formula="of:=CONCATENATE(TEXT([.$T98];&quot;000&quot;);&quot; &quot;;TEXT([.$U98];&quot;000,0000000000&quot;);&quot; &quot;;TEXT([.$V98];&quot;000,0000000000&quot;))" office:value-type="string" office:string-value="089 105,0000000000 000,0000000000">
            <text:p>089 105,0000000000 000,000000000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1</text:p>
          </table:table-cell>
          <table:table-cell table:style-name="ce10" table:formula="of:=PI()/2 * [.B99]/[.A99]" office:value-type="float" office:value="0.15707963267949">
            <text:p>0,1570796327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6,4</text:p>
          </table:table-cell>
          <table:table-cell table:style-name="ce8" office:value-type="string">
            <text:p>25</text:p>
          </table:table-cell>
          <table:table-cell table:style-name="ce19" office:value-type="float" office:value="151.8697688682">
            <text:p>151.86976886820</text:p>
          </table:table-cell>
          <table:table-cell table:style-name="ce21" table:formula="of:=([.G99]-[.F99])/10" office:value-type="float" office:value="12.68697688682">
            <text:p>12,686976886820</text:p>
          </table:table-cell>
          <table:table-cell table:style-name="ce11" table:formula="of:=[.F99]+[.H99]*[.E99]" office:value-type="float" office:value="106.196652075648">
            <text:p>106,2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99]*COS([.C99])" office:value-type="float" office:value="104.889195065356">
            <text:p>104.889195065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99]*SIN([.C99])" office:value-type="float" office:value="16.6128164565175">
            <text:p>016.612816457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90">
            <text:p>090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99];&quot; &quot;;TEXT([.$K99];&quot;000,0000000000&quot;);[.$L99];&quot; &quot;;TEXT([.$M99];&quot;000,0000000000&quot;);[.$N99];TEXT([.$O99];&quot;000&quot;);[.$P99]);&quot;,&quot;;&quot;.&quot;)" office:value-type="string" office:string-value="    &lt;n x=&quot; 104.8891950654&quot; y=&quot; 016.6128164565&quot;&gt;090&lt;/n&gt;">
            <text:p><text:s text:c="4"/>&lt;n x=" 104.8891950654" y=" 016.6128164565"&gt;090&lt;/n&gt;</text:p>
          </table:table-cell>
          <table:table-cell/>
          <table:table-cell table:style-name="ce6" table:formula="of:=[.O99]" office:value-type="float" office:value="90">
            <text:p>90</text:p>
          </table:table-cell>
          <table:table-cell table:style-name="ce13" table:formula="of:=[.K99]" office:value-type="float" office:value="104.889195065356">
            <text:p>104.889195065</text:p>
          </table:table-cell>
          <table:table-cell table:style-name="ce13" table:formula="of:=[.M99]" office:value-type="float" office:value="16.6128164565175">
            <text:p>016.612816457</text:p>
          </table:table-cell>
          <table:table-cell table:style-name="ce27" table:formula="of:=CONCATENATE(TEXT([.$T99];&quot;000&quot;);&quot; &quot;;TEXT([.$U99];&quot;000,0000000000&quot;);&quot; &quot;;TEXT([.$V99];&quot;000,0000000000&quot;))" office:value-type="string" office:string-value="090 104,8891950654 016,6128164565">
            <text:p>090 104,8891950654 016,6128164565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2</text:p>
          </table:table-cell>
          <table:table-cell table:style-name="ce10" table:formula="of:=PI()/2 * [.B100]/[.A100]" office:value-type="float" office:value="0.314159265358979">
            <text:p>0,314159265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6,4</text:p>
          </table:table-cell>
          <table:table-cell table:style-name="ce8" office:value-type="string">
            <text:p>25</text:p>
          </table:table-cell>
          <table:table-cell table:style-name="ce19" office:value-type="float" office:value="157.71933363574">
            <text:p>157.71933363574</text:p>
          </table:table-cell>
          <table:table-cell table:style-name="ce21" table:formula="of:=([.G100]-[.F100])/10" office:value-type="float" office:value="13.271933363574">
            <text:p>13,271933363574</text:p>
          </table:table-cell>
          <table:table-cell table:style-name="ce11" table:formula="of:=[.F100]+[.H100]*[.E100]" office:value-type="float" office:value="109.940373526874">
            <text:p>109,94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100]*COS([.C100])" office:value-type="float" office:value="104.559508646656">
            <text:p>104.559508647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100]*SIN([.C100])" office:value-type="float" office:value="33.9734437877335">
            <text:p>033.973443788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91">
            <text:p>091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100];&quot; &quot;;TEXT([.$K100];&quot;000,0000000000&quot;);[.$L100];&quot; &quot;;TEXT([.$M100];&quot;000,0000000000&quot;);[.$N100];TEXT([.$O100];&quot;000&quot;);[.$P100]);&quot;,&quot;;&quot;.&quot;)" office:value-type="string" office:string-value="    &lt;n x=&quot; 104.5595086467&quot; y=&quot; 033.9734437877&quot;&gt;091&lt;/n&gt;">
            <text:p><text:s text:c="4"/>&lt;n x=" 104.5595086467" y=" 033.9734437877"&gt;091&lt;/n&gt;</text:p>
          </table:table-cell>
          <table:table-cell/>
          <table:table-cell table:style-name="ce6" table:formula="of:=[.O100]" office:value-type="float" office:value="91">
            <text:p>91</text:p>
          </table:table-cell>
          <table:table-cell table:style-name="ce13" table:formula="of:=[.K100]" office:value-type="float" office:value="104.559508646656">
            <text:p>104.559508647</text:p>
          </table:table-cell>
          <table:table-cell table:style-name="ce13" table:formula="of:=[.M100]" office:value-type="float" office:value="33.9734437877335">
            <text:p>033.973443788</text:p>
          </table:table-cell>
          <table:table-cell table:style-name="ce27" table:formula="of:=CONCATENATE(TEXT([.$T100];&quot;000&quot;);&quot; &quot;;TEXT([.$U100];&quot;000,0000000000&quot;);&quot; &quot;;TEXT([.$V100];&quot;000,0000000000&quot;))" office:value-type="string" office:string-value="091 104,5595086467 033,9734437877">
            <text:p>091 104,5595086467 033,9734437877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3</text:p>
          </table:table-cell>
          <table:table-cell table:style-name="ce10" table:formula="of:=PI()/2 * [.B101]/[.A101]" office:value-type="float" office:value="0.471238898038469">
            <text:p>0,471238898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6,4</text:p>
          </table:table-cell>
          <table:table-cell table:style-name="ce8" office:value-type="string">
            <text:p>25</text:p>
          </table:table-cell>
          <table:table-cell table:style-name="ce19" office:value-type="float" office:value="168.348935645154">
            <text:p>168.34893564515</text:p>
          </table:table-cell>
          <table:table-cell table:style-name="ce21" table:formula="of:=([.G101]-[.F101])/10" office:value-type="float" office:value="14.3348935645154">
            <text:p>14,334893564515</text:p>
          </table:table-cell>
          <table:table-cell table:style-name="ce11" table:formula="of:=[.F101]+[.H101]*[.E101]" office:value-type="float" office:value="116.743318812899">
            <text:p>116,74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101]*COS([.C101])" office:value-type="float" office:value="104.019058717695">
            <text:p>104.019058718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101]*SIN([.C101])" office:value-type="float" office:value="53.000357649121">
            <text:p>053.000357649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92">
            <text:p>092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101];&quot; &quot;;TEXT([.$K101];&quot;000,0000000000&quot;);[.$L101];&quot; &quot;;TEXT([.$M101];&quot;000,0000000000&quot;);[.$N101];TEXT([.$O101];&quot;000&quot;);[.$P101]);&quot;,&quot;;&quot;.&quot;)" office:value-type="string" office:string-value="    &lt;n x=&quot; 104.0190587177&quot; y=&quot; 053.0003576491&quot;&gt;092&lt;/n&gt;">
            <text:p><text:s text:c="4"/>&lt;n x=" 104.0190587177" y=" 053.0003576491"&gt;092&lt;/n&gt;</text:p>
          </table:table-cell>
          <table:table-cell/>
          <table:table-cell table:style-name="ce6" table:formula="of:=[.O101]" office:value-type="float" office:value="92">
            <text:p>92</text:p>
          </table:table-cell>
          <table:table-cell table:style-name="ce13" table:formula="of:=[.K101]" office:value-type="float" office:value="104.019058717695">
            <text:p>104.019058718</text:p>
          </table:table-cell>
          <table:table-cell table:style-name="ce13" table:formula="of:=[.M101]" office:value-type="float" office:value="53.000357649121">
            <text:p>053.000357649</text:p>
          </table:table-cell>
          <table:table-cell table:style-name="ce27" table:formula="of:=CONCATENATE(TEXT([.$T101];&quot;000&quot;);&quot; &quot;;TEXT([.$U101];&quot;000,0000000000&quot;);&quot; &quot;;TEXT([.$V101];&quot;000,0000000000&quot;))" office:value-type="string" office:string-value="092 104,0190587177 053,0003576491">
            <text:p>092 104,0190587177 053,0003576491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4</text:p>
          </table:table-cell>
          <table:table-cell table:style-name="ce10" table:formula="of:=PI()/2 * [.B102]/[.A102]" office:value-type="float" office:value="0.628318530717959">
            <text:p>0,6283185307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6,4</text:p>
          </table:table-cell>
          <table:table-cell table:style-name="ce8" office:value-type="string">
            <text:p>25</text:p>
          </table:table-cell>
          <table:table-cell table:style-name="ce19" office:value-type="float" office:value="185.410196624968">
            <text:p>185.41019662497</text:p>
          </table:table-cell>
          <table:table-cell table:style-name="ce21" table:formula="of:=([.G102]-[.F102])/10" office:value-type="float" office:value="16.0410196624968">
            <text:p>16,041019662497</text:p>
          </table:table-cell>
          <table:table-cell table:style-name="ce11" table:formula="of:=[.F102]+[.H102]*[.E102]" office:value-type="float" office:value="127.66252583998">
            <text:p>127,66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102]*COS([.C102])" office:value-type="float" office:value="103.281152949374">
            <text:p>103.281152949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102]*SIN([.C102])" office:value-type="float" office:value="75.0381499591468">
            <text:p>075.038149959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93">
            <text:p>093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102];&quot; &quot;;TEXT([.$K102];&quot;000,0000000000&quot;);[.$L102];&quot; &quot;;TEXT([.$M102];&quot;000,0000000000&quot;);[.$N102];TEXT([.$O102];&quot;000&quot;);[.$P102]);&quot;,&quot;;&quot;.&quot;)" office:value-type="string" office:string-value="    &lt;n x=&quot; 103.2811529494&quot; y=&quot; 075.0381499591&quot;&gt;093&lt;/n&gt;">
            <text:p><text:s text:c="4"/>&lt;n x=" 103.2811529494" y=" 075.0381499591"&gt;093&lt;/n&gt;</text:p>
          </table:table-cell>
          <table:table-cell/>
          <table:table-cell table:style-name="ce6" table:formula="of:=[.O102]" office:value-type="float" office:value="93">
            <text:p>93</text:p>
          </table:table-cell>
          <table:table-cell table:style-name="ce13" table:formula="of:=[.K102]" office:value-type="float" office:value="103.281152949374">
            <text:p>103.281152949</text:p>
          </table:table-cell>
          <table:table-cell table:style-name="ce13" table:formula="of:=[.M102]" office:value-type="float" office:value="75.0381499591468">
            <text:p>075.038149959</text:p>
          </table:table-cell>
          <table:table-cell table:style-name="ce27" table:formula="of:=CONCATENATE(TEXT([.$T102];&quot;000&quot;);&quot; &quot;;TEXT([.$U102];&quot;000,0000000000&quot;);&quot; &quot;;TEXT([.$V102];&quot;000,0000000000&quot;))" office:value-type="string" office:string-value="093 103,2811529494 075,0381499591">
            <text:p>093 103,2811529494 075,0381499591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5</text:p>
          </table:table-cell>
          <table:table-cell table:style-name="ce10" table:formula="of:=PI()/2 * [.B103]/[.A103]" office:value-type="float" office:value="0.785398163397448">
            <text:p>0,785398163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6,4</text:p>
          </table:table-cell>
          <table:table-cell table:style-name="ce8" office:value-type="string">
            <text:p>25</text:p>
          </table:table-cell>
          <table:table-cell table:style-name="ce19" office:value-type="float" office:value="212.132034355964">
            <text:p>212.13203435596</text:p>
          </table:table-cell>
          <table:table-cell table:style-name="ce21" table:formula="of:=([.G103]-[.F103])/10" office:value-type="float" office:value="18.7132034355964">
            <text:p>18,713203435596</text:p>
          </table:table-cell>
          <table:table-cell table:style-name="ce11" table:formula="of:=[.F103]+[.H103]*[.E103]" office:value-type="float" office:value="144.764501987817">
            <text:p>144,76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103]*COS([.C103])" office:value-type="float" office:value="102.363961030679">
            <text:p>102.363961031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103]*SIN([.C103])" office:value-type="float" office:value="102.363961030679">
            <text:p>102.36396103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94">
            <text:p>094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103];&quot; &quot;;TEXT([.$K103];&quot;000,0000000000&quot;);[.$L103];&quot; &quot;;TEXT([.$M103];&quot;000,0000000000&quot;);[.$N103];TEXT([.$O103];&quot;000&quot;);[.$P103]);&quot;,&quot;;&quot;.&quot;)" office:value-type="string" office:string-value="    &lt;n x=&quot; 102.3639610307&quot; y=&quot; 102.3639610307&quot;&gt;094&lt;/n&gt;">
            <text:p><text:s text:c="4"/>&lt;n x=" 102.3639610307" y=" 102.3639610307"&gt;094&lt;/n&gt;</text:p>
          </table:table-cell>
          <table:table-cell/>
          <table:table-cell table:style-name="ce6" table:formula="of:=[.O103]" office:value-type="float" office:value="94">
            <text:p>94</text:p>
          </table:table-cell>
          <table:table-cell table:style-name="ce13" table:formula="of:=[.K103]" office:value-type="float" office:value="102.363961030679">
            <text:p>102.363961031</text:p>
          </table:table-cell>
          <table:table-cell table:style-name="ce13" table:formula="of:=[.M103]" office:value-type="float" office:value="102.363961030679">
            <text:p>102.363961031</text:p>
          </table:table-cell>
          <table:table-cell table:style-name="ce27" table:formula="of:=CONCATENATE(TEXT([.$T103];&quot;000&quot;);&quot; &quot;;TEXT([.$U103];&quot;000,0000000000&quot;);&quot; &quot;;TEXT([.$V103];&quot;000,0000000000&quot;))" office:value-type="string" office:string-value="094 102,3639610307 102,3639610307">
            <text:p>094 102,3639610307 102,3639610307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6</text:p>
          </table:table-cell>
          <table:table-cell table:style-name="ce10" table:formula="of:=PI()/2 * [.B104]/[.A104]" office:value-type="float" office:value="0.942477796076938">
            <text:p>0,9424777961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6,4</text:p>
          </table:table-cell>
          <table:table-cell table:style-name="ce8" office:value-type="string">
            <text:p>25</text:p>
          </table:table-cell>
          <table:table-cell table:style-name="ce19" office:value-type="float" office:value="185.410196624968">
            <text:p>185.41019662497</text:p>
          </table:table-cell>
          <table:table-cell table:style-name="ce21" table:formula="of:=([.G104]-[.F104])/10" office:value-type="float" office:value="16.0410196624968">
            <text:p>16,041019662497</text:p>
          </table:table-cell>
          <table:table-cell table:style-name="ce11" table:formula="of:=[.F104]+[.H104]*[.E104]" office:value-type="float" office:value="127.66252583998">
            <text:p>127,66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104]*COS([.C104])" office:value-type="float" office:value="75.0381499591468">
            <text:p>075.038149959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104]*SIN([.C104])" office:value-type="float" office:value="103.281152949374">
            <text:p>103.281152949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95">
            <text:p>095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104];&quot; &quot;;TEXT([.$K104];&quot;000,0000000000&quot;);[.$L104];&quot; &quot;;TEXT([.$M104];&quot;000,0000000000&quot;);[.$N104];TEXT([.$O104];&quot;000&quot;);[.$P104]);&quot;,&quot;;&quot;.&quot;)" office:value-type="string" office:string-value="    &lt;n x=&quot; 075.0381499591&quot; y=&quot; 103.2811529494&quot;&gt;095&lt;/n&gt;">
            <text:p><text:s text:c="4"/>&lt;n x=" 075.0381499591" y=" 103.2811529494"&gt;095&lt;/n&gt;</text:p>
          </table:table-cell>
          <table:table-cell/>
          <table:table-cell table:style-name="ce6" table:formula="of:=[.O104]" office:value-type="float" office:value="95">
            <text:p>95</text:p>
          </table:table-cell>
          <table:table-cell table:style-name="ce13" table:formula="of:=[.K104]" office:value-type="float" office:value="75.0381499591468">
            <text:p>075.038149959</text:p>
          </table:table-cell>
          <table:table-cell table:style-name="ce13" table:formula="of:=[.M104]" office:value-type="float" office:value="103.281152949374">
            <text:p>103.281152949</text:p>
          </table:table-cell>
          <table:table-cell table:style-name="ce27" table:formula="of:=CONCATENATE(TEXT([.$T104];&quot;000&quot;);&quot; &quot;;TEXT([.$U104];&quot;000,0000000000&quot;);&quot; &quot;;TEXT([.$V104];&quot;000,0000000000&quot;))" office:value-type="string" office:string-value="095 075,0381499591 103,2811529494">
            <text:p>095 075,0381499591 103,2811529494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7</text:p>
          </table:table-cell>
          <table:table-cell table:style-name="ce10" table:formula="of:=PI()/2 * [.B105]/[.A105]" office:value-type="float" office:value="1.09955742875643">
            <text:p>1,0995574288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6,4</text:p>
          </table:table-cell>
          <table:table-cell table:style-name="ce8" office:value-type="string">
            <text:p>25</text:p>
          </table:table-cell>
          <table:table-cell table:style-name="ce19" office:value-type="float" office:value="168.348935645154">
            <text:p>168.34893564515</text:p>
          </table:table-cell>
          <table:table-cell table:style-name="ce21" table:formula="of:=([.G105]-[.F105])/10" office:value-type="float" office:value="14.3348935645154">
            <text:p>14,334893564515</text:p>
          </table:table-cell>
          <table:table-cell table:style-name="ce11" table:formula="of:=[.F105]+[.H105]*[.E105]" office:value-type="float" office:value="116.743318812899">
            <text:p>116,74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105]*COS([.C105])" office:value-type="float" office:value="53.0003576491211">
            <text:p>053.000357649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105]*SIN([.C105])" office:value-type="float" office:value="104.019058717695">
            <text:p>104.019058718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96">
            <text:p>096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105];&quot; &quot;;TEXT([.$K105];&quot;000,0000000000&quot;);[.$L105];&quot; &quot;;TEXT([.$M105];&quot;000,0000000000&quot;);[.$N105];TEXT([.$O105];&quot;000&quot;);[.$P105]);&quot;,&quot;;&quot;.&quot;)" office:value-type="string" office:string-value="    &lt;n x=&quot; 053.0003576491&quot; y=&quot; 104.0190587177&quot;&gt;096&lt;/n&gt;">
            <text:p><text:s text:c="4"/>&lt;n x=" 053.0003576491" y=" 104.0190587177"&gt;096&lt;/n&gt;</text:p>
          </table:table-cell>
          <table:table-cell/>
          <table:table-cell table:style-name="ce6" table:formula="of:=[.O105]" office:value-type="float" office:value="96">
            <text:p>96</text:p>
          </table:table-cell>
          <table:table-cell table:style-name="ce13" table:formula="of:=[.K105]" office:value-type="float" office:value="53.0003576491211">
            <text:p>053.000357649</text:p>
          </table:table-cell>
          <table:table-cell table:style-name="ce13" table:formula="of:=[.M105]" office:value-type="float" office:value="104.019058717695">
            <text:p>104.019058718</text:p>
          </table:table-cell>
          <table:table-cell table:style-name="ce27" table:formula="of:=CONCATENATE(TEXT([.$T105];&quot;000&quot;);&quot; &quot;;TEXT([.$U105];&quot;000,0000000000&quot;);&quot; &quot;;TEXT([.$V105];&quot;000,0000000000&quot;))" office:value-type="string" office:string-value="096 053,0003576491 104,0190587177">
            <text:p>096 053,0003576491 104,0190587177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8</text:p>
          </table:table-cell>
          <table:table-cell table:style-name="ce10" table:formula="of:=PI()/2 * [.B106]/[.A106]" office:value-type="float" office:value="1.25663706143592">
            <text:p>1,256637061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6,4</text:p>
          </table:table-cell>
          <table:table-cell table:style-name="ce8" office:value-type="string">
            <text:p>25</text:p>
          </table:table-cell>
          <table:table-cell table:style-name="ce19" office:value-type="float" office:value="157.71933363574">
            <text:p>157.71933363574</text:p>
          </table:table-cell>
          <table:table-cell table:style-name="ce21" table:formula="of:=([.G106]-[.F106])/10" office:value-type="float" office:value="13.271933363574">
            <text:p>13,271933363574</text:p>
          </table:table-cell>
          <table:table-cell table:style-name="ce11" table:formula="of:=[.F106]+[.H106]*[.E106]" office:value-type="float" office:value="109.940373526874">
            <text:p>109,94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106]*COS([.C106])" office:value-type="float" office:value="33.9734437877335">
            <text:p>033.973443788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106]*SIN([.C106])" office:value-type="float" office:value="104.559508646656">
            <text:p>104.559508647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97">
            <text:p>097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106];&quot; &quot;;TEXT([.$K106];&quot;000,0000000000&quot;);[.$L106];&quot; &quot;;TEXT([.$M106];&quot;000,0000000000&quot;);[.$N106];TEXT([.$O106];&quot;000&quot;);[.$P106]);&quot;,&quot;;&quot;.&quot;)" office:value-type="string" office:string-value="    &lt;n x=&quot; 033.9734437877&quot; y=&quot; 104.5595086467&quot;&gt;097&lt;/n&gt;">
            <text:p><text:s text:c="4"/>&lt;n x=" 033.9734437877" y=" 104.5595086467"&gt;097&lt;/n&gt;</text:p>
          </table:table-cell>
          <table:table-cell/>
          <table:table-cell table:style-name="ce6" table:formula="of:=[.O106]" office:value-type="float" office:value="97">
            <text:p>97</text:p>
          </table:table-cell>
          <table:table-cell table:style-name="ce13" table:formula="of:=[.K106]" office:value-type="float" office:value="33.9734437877335">
            <text:p>033.973443788</text:p>
          </table:table-cell>
          <table:table-cell table:style-name="ce13" table:formula="of:=[.M106]" office:value-type="float" office:value="104.559508646656">
            <text:p>104.559508647</text:p>
          </table:table-cell>
          <table:table-cell table:style-name="ce27" table:formula="of:=CONCATENATE(TEXT([.$T106];&quot;000&quot;);&quot; &quot;;TEXT([.$U106];&quot;000,0000000000&quot;);&quot; &quot;;TEXT([.$V106];&quot;000,0000000000&quot;))" office:value-type="string" office:string-value="097 033,9734437877 104,5595086467">
            <text:p>097 033,9734437877 104,5595086467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9</text:p>
          </table:table-cell>
          <table:table-cell table:style-name="ce10" table:formula="of:=PI()/2 * [.B107]/[.A107]" office:value-type="float" office:value="1.41371669411541">
            <text:p>1,4137166941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6,4</text:p>
          </table:table-cell>
          <table:table-cell table:style-name="ce8" office:value-type="string">
            <text:p>25</text:p>
          </table:table-cell>
          <table:table-cell table:style-name="ce19" office:value-type="float" office:value="151.8697688682">
            <text:p>151.86976886820</text:p>
          </table:table-cell>
          <table:table-cell table:style-name="ce21" table:formula="of:=([.G107]-[.F107])/10" office:value-type="float" office:value="12.68697688682">
            <text:p>12,686976886820</text:p>
          </table:table-cell>
          <table:table-cell table:style-name="ce11" table:formula="of:=[.F107]+[.H107]*[.E107]" office:value-type="float" office:value="106.196652075648">
            <text:p>106,2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107]*COS([.C107])" office:value-type="float" office:value="16.6128164565175">
            <text:p>016.612816457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107]*SIN([.C107])" office:value-type="float" office:value="104.889195065356">
            <text:p>104.88919506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98">
            <text:p>098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107];&quot; &quot;;TEXT([.$K107];&quot;000,0000000000&quot;);[.$L107];&quot; &quot;;TEXT([.$M107];&quot;000,0000000000&quot;);[.$N107];TEXT([.$O107];&quot;000&quot;);[.$P107]);&quot;,&quot;;&quot;.&quot;)" office:value-type="string" office:string-value="    &lt;n x=&quot; 016.6128164565&quot; y=&quot; 104.8891950654&quot;&gt;098&lt;/n&gt;">
            <text:p><text:s text:c="4"/>&lt;n x=" 016.6128164565" y=" 104.8891950654"&gt;098&lt;/n&gt;</text:p>
          </table:table-cell>
          <table:table-cell/>
          <table:table-cell table:style-name="ce6" table:formula="of:=[.O107]" office:value-type="float" office:value="98">
            <text:p>98</text:p>
          </table:table-cell>
          <table:table-cell table:style-name="ce13" table:formula="of:=[.K107]" office:value-type="float" office:value="16.6128164565175">
            <text:p>016.612816457</text:p>
          </table:table-cell>
          <table:table-cell table:style-name="ce13" table:formula="of:=[.M107]" office:value-type="float" office:value="104.889195065356">
            <text:p>104.889195065</text:p>
          </table:table-cell>
          <table:table-cell table:style-name="ce27" table:formula="of:=CONCATENATE(TEXT([.$T107];&quot;000&quot;);&quot; &quot;;TEXT([.$U107];&quot;000,0000000000&quot;);&quot; &quot;;TEXT([.$V107];&quot;000,0000000000&quot;))" office:value-type="string" office:string-value="098 016,6128164565 104,8891950654">
            <text:p>098 016,6128164565 104,8891950654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10</text:p>
          </table:table-cell>
          <table:table-cell table:style-name="ce10" table:formula="of:=PI()/2 * [.B108]/[.A108]" office:value-type="float" office:value="1.5707963267949">
            <text:p>1,5707963268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6,4</text:p>
          </table:table-cell>
          <table:table-cell table:style-name="ce8" office:value-type="string">
            <text:p>25</text:p>
          </table:table-cell>
          <table:table-cell table:style-name="ce19" office:value-type="float" office:value="150">
            <text:p>150.00000000000</text:p>
          </table:table-cell>
          <table:table-cell table:style-name="ce21" table:formula="of:=([.G108]-[.F108])/10" office:value-type="float" office:value="12.5">
            <text:p>12,500000000000</text:p>
          </table:table-cell>
          <table:table-cell table:style-name="ce11" table:formula="of:=[.F108]+[.H108]*[.E108]" office:value-type="float" office:value="105">
            <text:p>105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108]*COS([.C108])" office:value-type="float" office:value="6.4293956955236E-015">
            <text:p>000.000000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108]*SIN([.C108])" office:value-type="float" office:value="105">
            <text:p>105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99">
            <text:p>099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108];&quot; &quot;;TEXT([.$K108];&quot;000,0000000000&quot;);[.$L108];&quot; &quot;;TEXT([.$M108];&quot;000,0000000000&quot;);[.$N108];TEXT([.$O108];&quot;000&quot;);[.$P108]);&quot;,&quot;;&quot;.&quot;)" office:value-type="string" office:string-value="    &lt;n x=&quot; 000.0000000000&quot; y=&quot; 105.0000000000&quot;&gt;099&lt;/n&gt;">
            <text:p><text:s text:c="4"/>&lt;n x=" 000.0000000000" y=" 105.0000000000"&gt;099&lt;/n&gt;</text:p>
          </table:table-cell>
          <table:table-cell/>
          <table:table-cell table:style-name="ce6" table:formula="of:=[.O108]" office:value-type="float" office:value="99">
            <text:p>99</text:p>
          </table:table-cell>
          <table:table-cell table:style-name="ce13" table:formula="of:=[.K108]" office:value-type="float" office:value="6.4293956955236E-015">
            <text:p>000.000000000</text:p>
          </table:table-cell>
          <table:table-cell table:style-name="ce13" table:formula="of:=[.M108]" office:value-type="float" office:value="105">
            <text:p>105.000000000</text:p>
          </table:table-cell>
          <table:table-cell table:style-name="ce27" table:formula="of:=CONCATENATE(TEXT([.$T108];&quot;000&quot;);&quot; &quot;;TEXT([.$U108];&quot;000,0000000000&quot;);&quot; &quot;;TEXT([.$V108];&quot;000,0000000000&quot;))" office:value-type="string" office:string-value="099 000,0000000000 105,0000000000">
            <text:p>099 000,0000000000 105,0000000000</text:p>
          </table:table-cell>
          <table:table-cell table:number-columns-repeated="1000"/>
        </table:table-row>
        <table:table-row table:style-name="ro1">
          <table:table-cell table:style-name="ce8" table:number-columns-repeated="2"/>
          <table:table-cell table:style-name="ce10"/>
          <table:table-cell table:style-name="ce8" table:number-columns-repeated="2"/>
          <table:table-cell table:style-name="ce8" office:value-type="string">
            <text:p>25</text:p>
          </table:table-cell>
          <table:table-cell table:style-name="ce8"/>
          <table:table-cell table:style-name="ce21" table:formula="of:=([.G109]-[.F109])/10" office:value-type="float" office:value="-2.5">
            <text:p>-2,500000000000</text:p>
          </table:table-cell>
          <table:table-cell table:style-name="ce11"/>
          <table:table-cell table:style-name="ce7"/>
          <table:table-cell table:style-name="ce13"/>
          <table:table-cell table:style-name="ce3"/>
          <table:table-cell table:style-name="ce13"/>
          <table:table-cell table:style-name="ce8"/>
          <table:table-cell table:style-name="ce16"/>
          <table:table-cell table:style-name="ce5"/>
          <table:table-cell table:style-name="ce3"/>
          <table:table-cell table:style-name="ce6"/>
          <table:table-cell/>
          <table:table-cell table:style-name="ce6"/>
          <table:table-cell table:style-name="ce13" table:number-columns-repeated="2"/>
          <table:table-cell table:style-name="ce27"/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0</text:p>
          </table:table-cell>
          <table:table-cell table:style-name="ce10" table:formula="of:=PI()/2 * [.B110]/[.A110]" office:value-type="float" office:value="0">
            <text:p>0,000000000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8,1</text:p>
          </table:table-cell>
          <table:table-cell table:style-name="ce8" office:value-type="string">
            <text:p>25</text:p>
          </table:table-cell>
          <table:table-cell table:style-name="ce19" office:value-type="float" office:value="150">
            <text:p>150.00000000000</text:p>
          </table:table-cell>
          <table:table-cell table:style-name="ce21" table:formula="of:=([.G110]-[.F110])/10" office:value-type="float" office:value="12.5">
            <text:p>12,500000000000</text:p>
          </table:table-cell>
          <table:table-cell table:style-name="ce11" table:formula="of:=[.F110]+[.H110]*[.E110]" office:value-type="float" office:value="126.25">
            <text:p>126,25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110]*COS([.C110])" office:value-type="float" office:value="126.25">
            <text:p>126.250000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110]*SIN([.C110])" office:value-type="float" office:value="0">
            <text:p>00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100">
            <text:p>100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110];&quot; &quot;;TEXT([.$K110];&quot;000,0000000000&quot;);[.$L110];&quot; &quot;;TEXT([.$M110];&quot;000,0000000000&quot;);[.$N110];TEXT([.$O110];&quot;000&quot;);[.$P110]);&quot;,&quot;;&quot;.&quot;)" office:value-type="string" office:string-value="    &lt;n x=&quot; 126.2500000000&quot; y=&quot; 000.0000000000&quot;&gt;100&lt;/n&gt;">
            <text:p><text:s text:c="4"/>&lt;n x=" 126.2500000000" y=" 000.0000000000"&gt;100&lt;/n&gt;</text:p>
          </table:table-cell>
          <table:table-cell/>
          <table:table-cell table:style-name="ce6" table:formula="of:=[.O110]" office:value-type="float" office:value="100">
            <text:p>100</text:p>
          </table:table-cell>
          <table:table-cell table:style-name="ce13" table:formula="of:=[.K110]" office:value-type="float" office:value="126.25">
            <text:p>126.250000000</text:p>
          </table:table-cell>
          <table:table-cell table:style-name="ce13" table:formula="of:=[.M110]" office:value-type="float" office:value="0">
            <text:p>000.000000000</text:p>
          </table:table-cell>
          <table:table-cell table:style-name="ce27" table:formula="of:=CONCATENATE(TEXT([.$T110];&quot;000&quot;);&quot; &quot;;TEXT([.$U110];&quot;000,0000000000&quot;);&quot; &quot;;TEXT([.$V110];&quot;000,0000000000&quot;))" office:value-type="string" office:string-value="100 126,2500000000 000,0000000000">
            <text:p>100 126,2500000000 000,000000000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1</text:p>
          </table:table-cell>
          <table:table-cell table:style-name="ce10" table:formula="of:=PI()/2 * [.B111]/[.A111]" office:value-type="float" office:value="0.15707963267949">
            <text:p>0,1570796327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8,1</text:p>
          </table:table-cell>
          <table:table-cell table:style-name="ce8" office:value-type="string">
            <text:p>25</text:p>
          </table:table-cell>
          <table:table-cell table:style-name="ce19" office:value-type="float" office:value="151.8697688682">
            <text:p>151.86976886820</text:p>
          </table:table-cell>
          <table:table-cell table:style-name="ce21" table:formula="of:=([.G111]-[.F111])/10" office:value-type="float" office:value="12.68697688682">
            <text:p>12,686976886820</text:p>
          </table:table-cell>
          <table:table-cell table:style-name="ce11" table:formula="of:=[.F111]+[.H111]*[.E111]" office:value-type="float" office:value="127.764512783242">
            <text:p>127,76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111]*COS([.C111])" office:value-type="float" office:value="126.191519617827">
            <text:p>126.191519618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111]*SIN([.C111])" office:value-type="float" office:value="19.9867732083722">
            <text:p>019.986773208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101">
            <text:p>101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111];&quot; &quot;;TEXT([.$K111];&quot;000,0000000000&quot;);[.$L111];&quot; &quot;;TEXT([.$M111];&quot;000,0000000000&quot;);[.$N111];TEXT([.$O111];&quot;000&quot;);[.$P111]);&quot;,&quot;;&quot;.&quot;)" office:value-type="string" office:string-value="    &lt;n x=&quot; 126.1915196178&quot; y=&quot; 019.9867732084&quot;&gt;101&lt;/n&gt;">
            <text:p><text:s text:c="4"/>&lt;n x=" 126.1915196178" y=" 019.9867732084"&gt;101&lt;/n&gt;</text:p>
          </table:table-cell>
          <table:table-cell/>
          <table:table-cell table:style-name="ce6" table:formula="of:=[.O111]" office:value-type="float" office:value="101">
            <text:p>101</text:p>
          </table:table-cell>
          <table:table-cell table:style-name="ce13" table:formula="of:=[.K111]" office:value-type="float" office:value="126.191519617827">
            <text:p>126.191519618</text:p>
          </table:table-cell>
          <table:table-cell table:style-name="ce13" table:formula="of:=[.M111]" office:value-type="float" office:value="19.9867732083722">
            <text:p>019.986773208</text:p>
          </table:table-cell>
          <table:table-cell table:style-name="ce27" table:formula="of:=CONCATENATE(TEXT([.$T111];&quot;000&quot;);&quot; &quot;;TEXT([.$U111];&quot;000,0000000000&quot;);&quot; &quot;;TEXT([.$V111];&quot;000,0000000000&quot;))" office:value-type="string" office:string-value="101 126,1915196178 019,9867732084">
            <text:p>101 126,1915196178 019,9867732084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2</text:p>
          </table:table-cell>
          <table:table-cell table:style-name="ce10" table:formula="of:=PI()/2 * [.B112]/[.A112]" office:value-type="float" office:value="0.314159265358979">
            <text:p>0,314159265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8,1</text:p>
          </table:table-cell>
          <table:table-cell table:style-name="ce8" office:value-type="string">
            <text:p>25</text:p>
          </table:table-cell>
          <table:table-cell table:style-name="ce19" office:value-type="float" office:value="157.71933363574">
            <text:p>157.71933363574</text:p>
          </table:table-cell>
          <table:table-cell table:style-name="ce21" table:formula="of:=([.G112]-[.F112])/10" office:value-type="float" office:value="13.271933363574">
            <text:p>13,271933363574</text:p>
          </table:table-cell>
          <table:table-cell table:style-name="ce11" table:formula="of:=[.F112]+[.H112]*[.E112]" office:value-type="float" office:value="132.502660244949">
            <text:p>132,5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112]*COS([.C112])" office:value-type="float" office:value="126.017518452402">
            <text:p>126.017518452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112]*SIN([.C112])" office:value-type="float" office:value="40.9455738155791">
            <text:p>040.945573816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102">
            <text:p>102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112];&quot; &quot;;TEXT([.$K112];&quot;000,0000000000&quot;);[.$L112];&quot; &quot;;TEXT([.$M112];&quot;000,0000000000&quot;);[.$N112];TEXT([.$O112];&quot;000&quot;);[.$P112]);&quot;,&quot;;&quot;.&quot;)" office:value-type="string" office:string-value="    &lt;n x=&quot; 126.0175184524&quot; y=&quot; 040.9455738156&quot;&gt;102&lt;/n&gt;">
            <text:p><text:s text:c="4"/>&lt;n x=" 126.0175184524" y=" 040.9455738156"&gt;102&lt;/n&gt;</text:p>
          </table:table-cell>
          <table:table-cell/>
          <table:table-cell table:style-name="ce6" table:formula="of:=[.O112]" office:value-type="float" office:value="102">
            <text:p>102</text:p>
          </table:table-cell>
          <table:table-cell table:style-name="ce13" table:formula="of:=[.K112]" office:value-type="float" office:value="126.017518452402">
            <text:p>126.017518452</text:p>
          </table:table-cell>
          <table:table-cell table:style-name="ce13" table:formula="of:=[.M112]" office:value-type="float" office:value="40.9455738155791">
            <text:p>040.945573816</text:p>
          </table:table-cell>
          <table:table-cell table:style-name="ce27" table:formula="of:=CONCATENATE(TEXT([.$T112];&quot;000&quot;);&quot; &quot;;TEXT([.$U112];&quot;000,0000000000&quot;);&quot; &quot;;TEXT([.$V112];&quot;000,0000000000&quot;))" office:value-type="string" office:string-value="102 126,0175184524 040,9455738156">
            <text:p>102 126,0175184524 040,9455738156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3</text:p>
          </table:table-cell>
          <table:table-cell table:style-name="ce10" table:formula="of:=PI()/2 * [.B113]/[.A113]" office:value-type="float" office:value="0.471238898038469">
            <text:p>0,471238898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8,1</text:p>
          </table:table-cell>
          <table:table-cell table:style-name="ce8" office:value-type="string">
            <text:p>25</text:p>
          </table:table-cell>
          <table:table-cell table:style-name="ce19" office:value-type="float" office:value="168.348935645154">
            <text:p>168.34893564515</text:p>
          </table:table-cell>
          <table:table-cell table:style-name="ce21" table:formula="of:=([.G113]-[.F113])/10" office:value-type="float" office:value="14.3348935645154">
            <text:p>14,334893564515</text:p>
          </table:table-cell>
          <table:table-cell table:style-name="ce11" table:formula="of:=[.F113]+[.H113]*[.E113]" office:value-type="float" office:value="141.112637872575">
            <text:p>141,11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113]*COS([.C113])" office:value-type="float" office:value="125.732280989895">
            <text:p>125.73228099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113]*SIN([.C113])" office:value-type="float" office:value="64.0637969873359">
            <text:p>064.063796987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103">
            <text:p>103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113];&quot; &quot;;TEXT([.$K113];&quot;000,0000000000&quot;);[.$L113];&quot; &quot;;TEXT([.$M113];&quot;000,0000000000&quot;);[.$N113];TEXT([.$O113];&quot;000&quot;);[.$P113]);&quot;,&quot;;&quot;.&quot;)" office:value-type="string" office:string-value="    &lt;n x=&quot; 125.7322809899&quot; y=&quot; 064.0637969873&quot;&gt;103&lt;/n&gt;">
            <text:p><text:s text:c="4"/>&lt;n x=" 125.7322809899" y=" 064.0637969873"&gt;103&lt;/n&gt;</text:p>
          </table:table-cell>
          <table:table-cell/>
          <table:table-cell table:style-name="ce6" table:formula="of:=[.O113]" office:value-type="float" office:value="103">
            <text:p>103</text:p>
          </table:table-cell>
          <table:table-cell table:style-name="ce13" table:formula="of:=[.K113]" office:value-type="float" office:value="125.732280989895">
            <text:p>125.732280990</text:p>
          </table:table-cell>
          <table:table-cell table:style-name="ce13" table:formula="of:=[.M113]" office:value-type="float" office:value="64.0637969873359">
            <text:p>064.063796987</text:p>
          </table:table-cell>
          <table:table-cell table:style-name="ce27" table:formula="of:=CONCATENATE(TEXT([.$T113];&quot;000&quot;);&quot; &quot;;TEXT([.$U113];&quot;000,0000000000&quot;);&quot; &quot;;TEXT([.$V113];&quot;000,0000000000&quot;))" office:value-type="string" office:string-value="103 125,7322809899 064,0637969873">
            <text:p>103 125,7322809899 064,0637969873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4</text:p>
          </table:table-cell>
          <table:table-cell table:style-name="ce10" table:formula="of:=PI()/2 * [.B114]/[.A114]" office:value-type="float" office:value="0.628318530717959">
            <text:p>0,6283185307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8,1</text:p>
          </table:table-cell>
          <table:table-cell table:style-name="ce8" office:value-type="string">
            <text:p>25</text:p>
          </table:table-cell>
          <table:table-cell table:style-name="ce19" office:value-type="float" office:value="185.410196624968">
            <text:p>185.41019662497</text:p>
          </table:table-cell>
          <table:table-cell table:style-name="ce21" table:formula="of:=([.G114]-[.F114])/10" office:value-type="float" office:value="16.0410196624968">
            <text:p>16,041019662497</text:p>
          </table:table-cell>
          <table:table-cell table:style-name="ce11" table:formula="of:=[.F114]+[.H114]*[.E114]" office:value-type="float" office:value="154.932259266224">
            <text:p>154,93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114]*COS([.C114])" office:value-type="float" office:value="125.342830723281">
            <text:p>125.342830723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114]*SIN([.C114])" office:value-type="float" office:value="91.0668971010404">
            <text:p>091.06689710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104">
            <text:p>104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114];&quot; &quot;;TEXT([.$K114];&quot;000,0000000000&quot;);[.$L114];&quot; &quot;;TEXT([.$M114];&quot;000,0000000000&quot;);[.$N114];TEXT([.$O114];&quot;000&quot;);[.$P114]);&quot;,&quot;;&quot;.&quot;)" office:value-type="string" office:string-value="    &lt;n x=&quot; 125.3428307233&quot; y=&quot; 091.0668971010&quot;&gt;104&lt;/n&gt;">
            <text:p><text:s text:c="4"/>&lt;n x=" 125.3428307233" y=" 091.0668971010"&gt;104&lt;/n&gt;</text:p>
          </table:table-cell>
          <table:table-cell/>
          <table:table-cell table:style-name="ce6" table:formula="of:=[.O114]" office:value-type="float" office:value="104">
            <text:p>104</text:p>
          </table:table-cell>
          <table:table-cell table:style-name="ce13" table:formula="of:=[.K114]" office:value-type="float" office:value="125.342830723281">
            <text:p>125.342830723</text:p>
          </table:table-cell>
          <table:table-cell table:style-name="ce13" table:formula="of:=[.M114]" office:value-type="float" office:value="91.0668971010404">
            <text:p>091.066897101</text:p>
          </table:table-cell>
          <table:table-cell table:style-name="ce27" table:formula="of:=CONCATENATE(TEXT([.$T114];&quot;000&quot;);&quot; &quot;;TEXT([.$U114];&quot;000,0000000000&quot;);&quot; &quot;;TEXT([.$V114];&quot;000,0000000000&quot;))" office:value-type="string" office:string-value="104 125,3428307233 091,0668971010">
            <text:p>104 125,3428307233 091,066897101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5</text:p>
          </table:table-cell>
          <table:table-cell table:style-name="ce10" table:formula="of:=PI()/2 * [.B115]/[.A115]" office:value-type="float" office:value="0.785398163397448">
            <text:p>0,785398163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8,1</text:p>
          </table:table-cell>
          <table:table-cell table:style-name="ce8" office:value-type="string">
            <text:p>25</text:p>
          </table:table-cell>
          <table:table-cell table:style-name="ce19" office:value-type="float" office:value="212.132034355964">
            <text:p>212.13203435596</text:p>
          </table:table-cell>
          <table:table-cell table:style-name="ce21" table:formula="of:=([.G115]-[.F115])/10" office:value-type="float" office:value="18.7132034355964">
            <text:p>18,713203435596</text:p>
          </table:table-cell>
          <table:table-cell table:style-name="ce11" table:formula="of:=[.F115]+[.H115]*[.E115]" office:value-type="float" office:value="176.576947828331">
            <text:p>176,58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115]*COS([.C115])" office:value-type="float" office:value="124.858757210636">
            <text:p>124.858757211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115]*SIN([.C115])" office:value-type="float" office:value="124.858757210636">
            <text:p>124.85875721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105">
            <text:p>105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115];&quot; &quot;;TEXT([.$K115];&quot;000,0000000000&quot;);[.$L115];&quot; &quot;;TEXT([.$M115];&quot;000,0000000000&quot;);[.$N115];TEXT([.$O115];&quot;000&quot;);[.$P115]);&quot;,&quot;;&quot;.&quot;)" office:value-type="string" office:string-value="    &lt;n x=&quot; 124.8587572106&quot; y=&quot; 124.8587572106&quot;&gt;105&lt;/n&gt;">
            <text:p><text:s text:c="4"/>&lt;n x=" 124.8587572106" y=" 124.8587572106"&gt;105&lt;/n&gt;</text:p>
          </table:table-cell>
          <table:table-cell/>
          <table:table-cell table:style-name="ce6" table:formula="of:=[.O115]" office:value-type="float" office:value="105">
            <text:p>105</text:p>
          </table:table-cell>
          <table:table-cell table:style-name="ce13" table:formula="of:=[.K115]" office:value-type="float" office:value="124.858757210636">
            <text:p>124.858757211</text:p>
          </table:table-cell>
          <table:table-cell table:style-name="ce13" table:formula="of:=[.M115]" office:value-type="float" office:value="124.858757210636">
            <text:p>124.858757211</text:p>
          </table:table-cell>
          <table:table-cell table:style-name="ce27" table:formula="of:=CONCATENATE(TEXT([.$T115];&quot;000&quot;);&quot; &quot;;TEXT([.$U115];&quot;000,0000000000&quot;);&quot; &quot;;TEXT([.$V115];&quot;000,0000000000&quot;))" office:value-type="string" office:string-value="105 124,8587572106 124,8587572106">
            <text:p>105 124,8587572106 124,8587572106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6</text:p>
          </table:table-cell>
          <table:table-cell table:style-name="ce10" table:formula="of:=PI()/2 * [.B116]/[.A116]" office:value-type="float" office:value="0.942477796076938">
            <text:p>0,9424777961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8,1</text:p>
          </table:table-cell>
          <table:table-cell table:style-name="ce8" office:value-type="string">
            <text:p>25</text:p>
          </table:table-cell>
          <table:table-cell table:style-name="ce19" office:value-type="float" office:value="185.410196624968">
            <text:p>185.41019662497</text:p>
          </table:table-cell>
          <table:table-cell table:style-name="ce21" table:formula="of:=([.G116]-[.F116])/10" office:value-type="float" office:value="16.0410196624968">
            <text:p>16,041019662497</text:p>
          </table:table-cell>
          <table:table-cell table:style-name="ce11" table:formula="of:=[.F116]+[.H116]*[.E116]" office:value-type="float" office:value="154.932259266224">
            <text:p>154,93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116]*COS([.C116])" office:value-type="float" office:value="91.0668971010404">
            <text:p>091.066897101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116]*SIN([.C116])" office:value-type="float" office:value="125.342830723281">
            <text:p>125.342830723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106">
            <text:p>106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116];&quot; &quot;;TEXT([.$K116];&quot;000,0000000000&quot;);[.$L116];&quot; &quot;;TEXT([.$M116];&quot;000,0000000000&quot;);[.$N116];TEXT([.$O116];&quot;000&quot;);[.$P116]);&quot;,&quot;;&quot;.&quot;)" office:value-type="string" office:string-value="    &lt;n x=&quot; 091.0668971010&quot; y=&quot; 125.3428307233&quot;&gt;106&lt;/n&gt;">
            <text:p><text:s text:c="4"/>&lt;n x=" 091.0668971010" y=" 125.3428307233"&gt;106&lt;/n&gt;</text:p>
          </table:table-cell>
          <table:table-cell/>
          <table:table-cell table:style-name="ce6" table:formula="of:=[.O116]" office:value-type="float" office:value="106">
            <text:p>106</text:p>
          </table:table-cell>
          <table:table-cell table:style-name="ce13" table:formula="of:=[.K116]" office:value-type="float" office:value="91.0668971010404">
            <text:p>091.066897101</text:p>
          </table:table-cell>
          <table:table-cell table:style-name="ce13" table:formula="of:=[.M116]" office:value-type="float" office:value="125.342830723281">
            <text:p>125.342830723</text:p>
          </table:table-cell>
          <table:table-cell table:style-name="ce27" table:formula="of:=CONCATENATE(TEXT([.$T116];&quot;000&quot;);&quot; &quot;;TEXT([.$U116];&quot;000,0000000000&quot;);&quot; &quot;;TEXT([.$V116];&quot;000,0000000000&quot;))" office:value-type="string" office:string-value="106 091,0668971010 125,3428307233">
            <text:p>106 091,0668971010 125,3428307233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7</text:p>
          </table:table-cell>
          <table:table-cell table:style-name="ce10" table:formula="of:=PI()/2 * [.B117]/[.A117]" office:value-type="float" office:value="1.09955742875643">
            <text:p>1,0995574288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8,1</text:p>
          </table:table-cell>
          <table:table-cell table:style-name="ce8" office:value-type="string">
            <text:p>25</text:p>
          </table:table-cell>
          <table:table-cell table:style-name="ce19" office:value-type="float" office:value="168.348935645154">
            <text:p>168.34893564515</text:p>
          </table:table-cell>
          <table:table-cell table:style-name="ce21" table:formula="of:=([.G117]-[.F117])/10" office:value-type="float" office:value="14.3348935645154">
            <text:p>14,334893564515</text:p>
          </table:table-cell>
          <table:table-cell table:style-name="ce11" table:formula="of:=[.F117]+[.H117]*[.E117]" office:value-type="float" office:value="141.112637872575">
            <text:p>141,11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117]*COS([.C117])" office:value-type="float" office:value="64.0637969873359">
            <text:p>064.063796987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117]*SIN([.C117])" office:value-type="float" office:value="125.732280989895">
            <text:p>125.73228099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107">
            <text:p>107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117];&quot; &quot;;TEXT([.$K117];&quot;000,0000000000&quot;);[.$L117];&quot; &quot;;TEXT([.$M117];&quot;000,0000000000&quot;);[.$N117];TEXT([.$O117];&quot;000&quot;);[.$P117]);&quot;,&quot;;&quot;.&quot;)" office:value-type="string" office:string-value="    &lt;n x=&quot; 064.0637969873&quot; y=&quot; 125.7322809899&quot;&gt;107&lt;/n&gt;">
            <text:p><text:s text:c="4"/>&lt;n x=" 064.0637969873" y=" 125.7322809899"&gt;107&lt;/n&gt;</text:p>
          </table:table-cell>
          <table:table-cell/>
          <table:table-cell table:style-name="ce6" table:formula="of:=[.O117]" office:value-type="float" office:value="107">
            <text:p>107</text:p>
          </table:table-cell>
          <table:table-cell table:style-name="ce13" table:formula="of:=[.K117]" office:value-type="float" office:value="64.0637969873359">
            <text:p>064.063796987</text:p>
          </table:table-cell>
          <table:table-cell table:style-name="ce13" table:formula="of:=[.M117]" office:value-type="float" office:value="125.732280989895">
            <text:p>125.732280990</text:p>
          </table:table-cell>
          <table:table-cell table:style-name="ce27" table:formula="of:=CONCATENATE(TEXT([.$T117];&quot;000&quot;);&quot; &quot;;TEXT([.$U117];&quot;000,0000000000&quot;);&quot; &quot;;TEXT([.$V117];&quot;000,0000000000&quot;))" office:value-type="string" office:string-value="107 064,0637969873 125,7322809899">
            <text:p>107 064,0637969873 125,7322809899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8</text:p>
          </table:table-cell>
          <table:table-cell table:style-name="ce10" table:formula="of:=PI()/2 * [.B118]/[.A118]" office:value-type="float" office:value="1.25663706143592">
            <text:p>1,256637061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8,1</text:p>
          </table:table-cell>
          <table:table-cell table:style-name="ce8" office:value-type="string">
            <text:p>25</text:p>
          </table:table-cell>
          <table:table-cell table:style-name="ce19" office:value-type="float" office:value="157.71933363574">
            <text:p>157.71933363574</text:p>
          </table:table-cell>
          <table:table-cell table:style-name="ce21" table:formula="of:=([.G118]-[.F118])/10" office:value-type="float" office:value="13.271933363574">
            <text:p>13,271933363574</text:p>
          </table:table-cell>
          <table:table-cell table:style-name="ce11" table:formula="of:=[.F118]+[.H118]*[.E118]" office:value-type="float" office:value="132.502660244949">
            <text:p>132,5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118]*COS([.C118])" office:value-type="float" office:value="40.9455738155791">
            <text:p>040.945573816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118]*SIN([.C118])" office:value-type="float" office:value="126.017518452402">
            <text:p>126.017518452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108">
            <text:p>108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118];&quot; &quot;;TEXT([.$K118];&quot;000,0000000000&quot;);[.$L118];&quot; &quot;;TEXT([.$M118];&quot;000,0000000000&quot;);[.$N118];TEXT([.$O118];&quot;000&quot;);[.$P118]);&quot;,&quot;;&quot;.&quot;)" office:value-type="string" office:string-value="    &lt;n x=&quot; 040.9455738156&quot; y=&quot; 126.0175184524&quot;&gt;108&lt;/n&gt;">
            <text:p><text:s text:c="4"/>&lt;n x=" 040.9455738156" y=" 126.0175184524"&gt;108&lt;/n&gt;</text:p>
          </table:table-cell>
          <table:table-cell/>
          <table:table-cell table:style-name="ce6" table:formula="of:=[.O118]" office:value-type="float" office:value="108">
            <text:p>108</text:p>
          </table:table-cell>
          <table:table-cell table:style-name="ce13" table:formula="of:=[.K118]" office:value-type="float" office:value="40.9455738155791">
            <text:p>040.945573816</text:p>
          </table:table-cell>
          <table:table-cell table:style-name="ce13" table:formula="of:=[.M118]" office:value-type="float" office:value="126.017518452402">
            <text:p>126.017518452</text:p>
          </table:table-cell>
          <table:table-cell table:style-name="ce27" table:formula="of:=CONCATENATE(TEXT([.$T118];&quot;000&quot;);&quot; &quot;;TEXT([.$U118];&quot;000,0000000000&quot;);&quot; &quot;;TEXT([.$V118];&quot;000,0000000000&quot;))" office:value-type="string" office:string-value="108 040,9455738156 126,0175184524">
            <text:p>108 040,9455738156 126,0175184524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9</text:p>
          </table:table-cell>
          <table:table-cell table:style-name="ce10" table:formula="of:=PI()/2 * [.B119]/[.A119]" office:value-type="float" office:value="1.41371669411541">
            <text:p>1,4137166941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8,1</text:p>
          </table:table-cell>
          <table:table-cell table:style-name="ce8" office:value-type="string">
            <text:p>25</text:p>
          </table:table-cell>
          <table:table-cell table:style-name="ce19" office:value-type="float" office:value="151.8697688682">
            <text:p>151.86976886820</text:p>
          </table:table-cell>
          <table:table-cell table:style-name="ce21" table:formula="of:=([.G119]-[.F119])/10" office:value-type="float" office:value="12.68697688682">
            <text:p>12,686976886820</text:p>
          </table:table-cell>
          <table:table-cell table:style-name="ce11" table:formula="of:=[.F119]+[.H119]*[.E119]" office:value-type="float" office:value="127.764512783242">
            <text:p>127,76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119]*COS([.C119])" office:value-type="float" office:value="19.9867732083722">
            <text:p>019.986773208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119]*SIN([.C119])" office:value-type="float" office:value="126.191519617827">
            <text:p>126.191519618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109">
            <text:p>109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119];&quot; &quot;;TEXT([.$K119];&quot;000,0000000000&quot;);[.$L119];&quot; &quot;;TEXT([.$M119];&quot;000,0000000000&quot;);[.$N119];TEXT([.$O119];&quot;000&quot;);[.$P119]);&quot;,&quot;;&quot;.&quot;)" office:value-type="string" office:string-value="    &lt;n x=&quot; 019.9867732084&quot; y=&quot; 126.1915196178&quot;&gt;109&lt;/n&gt;">
            <text:p><text:s text:c="4"/>&lt;n x=" 019.9867732084" y=" 126.1915196178"&gt;109&lt;/n&gt;</text:p>
          </table:table-cell>
          <table:table-cell/>
          <table:table-cell table:style-name="ce6" table:formula="of:=[.O119]" office:value-type="float" office:value="109">
            <text:p>109</text:p>
          </table:table-cell>
          <table:table-cell table:style-name="ce13" table:formula="of:=[.K119]" office:value-type="float" office:value="19.9867732083722">
            <text:p>019.986773208</text:p>
          </table:table-cell>
          <table:table-cell table:style-name="ce13" table:formula="of:=[.M119]" office:value-type="float" office:value="126.191519617827">
            <text:p>126.191519618</text:p>
          </table:table-cell>
          <table:table-cell table:style-name="ce27" table:formula="of:=CONCATENATE(TEXT([.$T119];&quot;000&quot;);&quot; &quot;;TEXT([.$U119];&quot;000,0000000000&quot;);&quot; &quot;;TEXT([.$V119];&quot;000,0000000000&quot;))" office:value-type="string" office:string-value="109 019,9867732084 126,1915196178">
            <text:p>109 019,9867732084 126,1915196178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10</text:p>
          </table:table-cell>
          <table:table-cell table:style-name="ce10" table:formula="of:=PI()/2 * [.B120]/[.A120]" office:value-type="float" office:value="1.5707963267949">
            <text:p>1,5707963268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8,1</text:p>
          </table:table-cell>
          <table:table-cell table:style-name="ce8" office:value-type="string">
            <text:p>25</text:p>
          </table:table-cell>
          <table:table-cell table:style-name="ce19" office:value-type="float" office:value="150">
            <text:p>150.00000000000</text:p>
          </table:table-cell>
          <table:table-cell table:style-name="ce21" table:formula="of:=([.G120]-[.F120])/10" office:value-type="float" office:value="12.5">
            <text:p>12,500000000000</text:p>
          </table:table-cell>
          <table:table-cell table:style-name="ce11" table:formula="of:=[.F120]+[.H120]*[.E120]" office:value-type="float" office:value="126.25">
            <text:p>126,25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120]*COS([.C120])" office:value-type="float" office:value="7.73058291961767E-015">
            <text:p>000.000000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120]*SIN([.C120])" office:value-type="float" office:value="126.25">
            <text:p>126.25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110">
            <text:p>110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120];&quot; &quot;;TEXT([.$K120];&quot;000,0000000000&quot;);[.$L120];&quot; &quot;;TEXT([.$M120];&quot;000,0000000000&quot;);[.$N120];TEXT([.$O120];&quot;000&quot;);[.$P120]);&quot;,&quot;;&quot;.&quot;)" office:value-type="string" office:string-value="    &lt;n x=&quot; 000.0000000000&quot; y=&quot; 126.2500000000&quot;&gt;110&lt;/n&gt;">
            <text:p><text:s text:c="4"/>&lt;n x=" 000.0000000000" y=" 126.2500000000"&gt;110&lt;/n&gt;</text:p>
          </table:table-cell>
          <table:table-cell/>
          <table:table-cell table:style-name="ce6" table:formula="of:=[.O120]" office:value-type="float" office:value="110">
            <text:p>110</text:p>
          </table:table-cell>
          <table:table-cell table:style-name="ce13" table:formula="of:=[.K120]" office:value-type="float" office:value="7.73058291961767E-015">
            <text:p>000.000000000</text:p>
          </table:table-cell>
          <table:table-cell table:style-name="ce13" table:formula="of:=[.M120]" office:value-type="float" office:value="126.25">
            <text:p>126.250000000</text:p>
          </table:table-cell>
          <table:table-cell table:style-name="ce27" table:formula="of:=CONCATENATE(TEXT([.$T120];&quot;000&quot;);&quot; &quot;;TEXT([.$U120];&quot;000,0000000000&quot;);&quot; &quot;;TEXT([.$V120];&quot;000,0000000000&quot;))" office:value-type="string" office:string-value="110 000,0000000000 126,2500000000">
            <text:p>110 000,0000000000 126,2500000000</text:p>
          </table:table-cell>
          <table:table-cell table:number-columns-repeated="1000"/>
        </table:table-row>
        <table:table-row table:style-name="ro1">
          <table:table-cell table:style-name="ce8" table:number-columns-repeated="2"/>
          <table:table-cell table:style-name="ce10"/>
          <table:table-cell table:style-name="ce8" table:number-columns-repeated="2"/>
          <table:table-cell table:style-name="ce8" office:value-type="string">
            <text:p>25</text:p>
          </table:table-cell>
          <table:table-cell table:style-name="ce8"/>
          <table:table-cell table:style-name="ce21" table:formula="of:=([.G121]-[.F121])/10" office:value-type="float" office:value="-2.5">
            <text:p>-2,500000000000</text:p>
          </table:table-cell>
          <table:table-cell table:style-name="ce11"/>
          <table:table-cell table:style-name="ce7"/>
          <table:table-cell table:style-name="ce13"/>
          <table:table-cell table:style-name="ce3"/>
          <table:table-cell table:style-name="ce13"/>
          <table:table-cell table:style-name="ce8"/>
          <table:table-cell table:style-name="Default"/>
          <table:table-cell table:style-name="ce5"/>
          <table:table-cell table:style-name="ce3"/>
          <table:table-cell table:style-name="ce6"/>
          <table:table-cell/>
          <table:table-cell table:style-name="ce6"/>
          <table:table-cell table:style-name="ce13" table:number-columns-repeated="2"/>
          <table:table-cell table:style-name="ce27"/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0</text:p>
          </table:table-cell>
          <table:table-cell table:style-name="ce10" table:formula="of:=PI()/2 * [.B122]/[.A122]" office:value-type="float" office:value="0">
            <text:p>0,000000000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25</text:p>
          </table:table-cell>
          <table:table-cell table:style-name="ce19" office:value-type="float" office:value="150">
            <text:p>150.00000000000</text:p>
          </table:table-cell>
          <table:table-cell table:style-name="ce21" table:formula="of:=([.G122]-[.F122])/10" office:value-type="float" office:value="12.5">
            <text:p>12,500000000000</text:p>
          </table:table-cell>
          <table:table-cell table:style-name="ce11" table:formula="of:=[.F122]+[.H122]*[.E122]" office:value-type="float" office:value="150">
            <text:p>15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122]*COS([.C122])" office:value-type="float" office:value="150">
            <text:p>150.000000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122]*SIN([.C122])" office:value-type="float" office:value="0">
            <text:p>00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111">
            <text:p>111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122];&quot; &quot;;TEXT([.$K122];&quot;000,0000000000&quot;);[.$L122];&quot; &quot;;TEXT([.$M122];&quot;000,0000000000&quot;);[.$N122];TEXT([.$O122];&quot;000&quot;);[.$P122]);&quot;,&quot;;&quot;.&quot;)" office:value-type="string" office:string-value="    &lt;n x=&quot; 150.0000000000&quot; y=&quot; 000.0000000000&quot;&gt;111&lt;/n&gt;">
            <text:p><text:s text:c="4"/>&lt;n x=" 150.0000000000" y=" 000.0000000000"&gt;111&lt;/n&gt;</text:p>
          </table:table-cell>
          <table:table-cell/>
          <table:table-cell table:style-name="ce6" table:formula="of:=[.O122]" office:value-type="float" office:value="111">
            <text:p>111</text:p>
          </table:table-cell>
          <table:table-cell table:style-name="ce13" table:formula="of:=[.K122]" office:value-type="float" office:value="150">
            <text:p>150.000000000</text:p>
          </table:table-cell>
          <table:table-cell table:style-name="ce13" table:formula="of:=[.M122]" office:value-type="float" office:value="0">
            <text:p>000.000000000</text:p>
          </table:table-cell>
          <table:table-cell table:style-name="ce27" table:formula="of:=CONCATENATE(TEXT([.$T122];&quot;000&quot;);&quot; &quot;;TEXT([.$U122];&quot;000,0000000000&quot;);&quot; &quot;;TEXT([.$V122];&quot;000,0000000000&quot;))" office:value-type="string" office:string-value="111 150,0000000000 000,0000000000">
            <text:p>111 150,0000000000 000,000000000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1</text:p>
          </table:table-cell>
          <table:table-cell table:style-name="ce10" table:formula="of:=PI()/2 * [.B123]/[.A123]" office:value-type="float" office:value="0.15707963267949">
            <text:p>0,1570796327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25</text:p>
          </table:table-cell>
          <table:table-cell table:style-name="ce19" office:value-type="float" office:value="151.8697688682">
            <text:p>151.86976886820</text:p>
          </table:table-cell>
          <table:table-cell table:style-name="ce21" table:formula="of:=([.G123]-[.F123])/10" office:value-type="float" office:value="12.68697688682">
            <text:p>12,686976886820</text:p>
          </table:table-cell>
          <table:table-cell table:style-name="ce11" table:formula="of:=[.F123]+[.H123]*[.E123]" office:value-type="float" office:value="151.8697688682">
            <text:p>151,87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123]*COS([.C123])" office:value-type="float" office:value="150">
            <text:p>150.000000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123]*SIN([.C123])" office:value-type="float" office:value="23.7576660486804">
            <text:p>023.757666049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112">
            <text:p>112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123];&quot; &quot;;TEXT([.$K123];&quot;000,0000000000&quot;);[.$L123];&quot; &quot;;TEXT([.$M123];&quot;000,0000000000&quot;);[.$N123];TEXT([.$O123];&quot;000&quot;);[.$P123]);&quot;,&quot;;&quot;.&quot;)" office:value-type="string" office:string-value="    &lt;n x=&quot; 150.0000000000&quot; y=&quot; 023.7576660487&quot;&gt;112&lt;/n&gt;">
            <text:p><text:s text:c="4"/>&lt;n x=" 150.0000000000" y=" 023.7576660487"&gt;112&lt;/n&gt;</text:p>
          </table:table-cell>
          <table:table-cell/>
          <table:table-cell table:style-name="ce6" table:formula="of:=[.O123]" office:value-type="float" office:value="112">
            <text:p>112</text:p>
          </table:table-cell>
          <table:table-cell table:style-name="ce13" table:formula="of:=[.K123]" office:value-type="float" office:value="150">
            <text:p>150.000000000</text:p>
          </table:table-cell>
          <table:table-cell table:style-name="ce13" table:formula="of:=[.M123]" office:value-type="float" office:value="23.7576660486804">
            <text:p>023.757666049</text:p>
          </table:table-cell>
          <table:table-cell table:style-name="ce27" table:formula="of:=CONCATENATE(TEXT([.$T123];&quot;000&quot;);&quot; &quot;;TEXT([.$U123];&quot;000,0000000000&quot;);&quot; &quot;;TEXT([.$V123];&quot;000,0000000000&quot;))" office:value-type="string" office:string-value="112 150,0000000000 023,7576660487">
            <text:p>112 150,0000000000 023,7576660487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2</text:p>
          </table:table-cell>
          <table:table-cell table:style-name="ce10" table:formula="of:=PI()/2 * [.B124]/[.A124]" office:value-type="float" office:value="0.314159265358979">
            <text:p>0,314159265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25</text:p>
          </table:table-cell>
          <table:table-cell table:style-name="ce19" office:value-type="float" office:value="157.71933363574">
            <text:p>157.71933363574</text:p>
          </table:table-cell>
          <table:table-cell table:style-name="ce21" table:formula="of:=([.G124]-[.F124])/10" office:value-type="float" office:value="13.271933363574">
            <text:p>13,271933363574</text:p>
          </table:table-cell>
          <table:table-cell table:style-name="ce11" table:formula="of:=[.F124]+[.H124]*[.E124]" office:value-type="float" office:value="157.71933363574">
            <text:p>157,72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124]*COS([.C124])" office:value-type="float" office:value="150">
            <text:p>150.000000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124]*SIN([.C124])" office:value-type="float" office:value="48.7379544349359">
            <text:p>048.73795443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113">
            <text:p>113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124];&quot; &quot;;TEXT([.$K124];&quot;000,0000000000&quot;);[.$L124];&quot; &quot;;TEXT([.$M124];&quot;000,0000000000&quot;);[.$N124];TEXT([.$O124];&quot;000&quot;);[.$P124]);&quot;,&quot;;&quot;.&quot;)" office:value-type="string" office:string-value="    &lt;n x=&quot; 150.0000000000&quot; y=&quot; 048.7379544349&quot;&gt;113&lt;/n&gt;">
            <text:p><text:s text:c="4"/>&lt;n x=" 150.0000000000" y=" 048.7379544349"&gt;113&lt;/n&gt;</text:p>
          </table:table-cell>
          <table:table-cell/>
          <table:table-cell table:style-name="ce6" table:formula="of:=[.O124]" office:value-type="float" office:value="113">
            <text:p>113</text:p>
          </table:table-cell>
          <table:table-cell table:style-name="ce13" table:formula="of:=[.K124]" office:value-type="float" office:value="150">
            <text:p>150.000000000</text:p>
          </table:table-cell>
          <table:table-cell table:style-name="ce13" table:formula="of:=[.M124]" office:value-type="float" office:value="48.7379544349359">
            <text:p>048.737954435</text:p>
          </table:table-cell>
          <table:table-cell table:style-name="ce27" table:formula="of:=CONCATENATE(TEXT([.$T124];&quot;000&quot;);&quot; &quot;;TEXT([.$U124];&quot;000,0000000000&quot;);&quot; &quot;;TEXT([.$V124];&quot;000,0000000000&quot;))" office:value-type="string" office:string-value="113 150,0000000000 048,7379544349">
            <text:p>113 150,0000000000 048,7379544349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3</text:p>
          </table:table-cell>
          <table:table-cell table:style-name="ce10" table:formula="of:=PI()/2 * [.B125]/[.A125]" office:value-type="float" office:value="0.471238898038469">
            <text:p>0,471238898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25</text:p>
          </table:table-cell>
          <table:table-cell table:style-name="ce19" office:value-type="float" office:value="168.348935645154">
            <text:p>168.34893564515</text:p>
          </table:table-cell>
          <table:table-cell table:style-name="ce21" table:formula="of:=([.G125]-[.F125])/10" office:value-type="float" office:value="14.3348935645154">
            <text:p>14,334893564515</text:p>
          </table:table-cell>
          <table:table-cell table:style-name="ce11" table:formula="of:=[.F125]+[.H125]*[.E125]" office:value-type="float" office:value="168.348935645154">
            <text:p>168,35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125]*COS([.C125])" office:value-type="float" office:value="150">
            <text:p>150.000000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125]*SIN([.C125])" office:value-type="float" office:value="76.4288174241643">
            <text:p>076.428817424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114">
            <text:p>114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125];&quot; &quot;;TEXT([.$K125];&quot;000,0000000000&quot;);[.$L125];&quot; &quot;;TEXT([.$M125];&quot;000,0000000000&quot;);[.$N125];TEXT([.$O125];&quot;000&quot;);[.$P125]);&quot;,&quot;;&quot;.&quot;)" office:value-type="string" office:string-value="    &lt;n x=&quot; 150.0000000000&quot; y=&quot; 076.4288174242&quot;&gt;114&lt;/n&gt;">
            <text:p><text:s text:c="4"/>&lt;n x=" 150.0000000000" y=" 076.4288174242"&gt;114&lt;/n&gt;</text:p>
          </table:table-cell>
          <table:table-cell/>
          <table:table-cell table:style-name="ce6" table:formula="of:=[.O125]" office:value-type="float" office:value="114">
            <text:p>114</text:p>
          </table:table-cell>
          <table:table-cell table:style-name="ce13" table:formula="of:=[.K125]" office:value-type="float" office:value="150">
            <text:p>150.000000000</text:p>
          </table:table-cell>
          <table:table-cell table:style-name="ce13" table:formula="of:=[.M125]" office:value-type="float" office:value="76.4288174241643">
            <text:p>076.428817424</text:p>
          </table:table-cell>
          <table:table-cell table:style-name="ce27" table:formula="of:=CONCATENATE(TEXT([.$T125];&quot;000&quot;);&quot; &quot;;TEXT([.$U125];&quot;000,0000000000&quot;);&quot; &quot;;TEXT([.$V125];&quot;000,0000000000&quot;))" office:value-type="string" office:string-value="114 150,0000000000 076,4288174242">
            <text:p>114 150,0000000000 076,4288174242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4</text:p>
          </table:table-cell>
          <table:table-cell table:style-name="ce10" table:formula="of:=PI()/2 * [.B126]/[.A126]" office:value-type="float" office:value="0.628318530717959">
            <text:p>0,6283185307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25</text:p>
          </table:table-cell>
          <table:table-cell table:style-name="ce19" office:value-type="float" office:value="185.410196624968">
            <text:p>185.41019662497</text:p>
          </table:table-cell>
          <table:table-cell table:style-name="ce21" table:formula="of:=([.G126]-[.F126])/10" office:value-type="float" office:value="16.0410196624968">
            <text:p>16,041019662497</text:p>
          </table:table-cell>
          <table:table-cell table:style-name="ce11" table:formula="of:=[.F126]+[.H126]*[.E126]" office:value-type="float" office:value="185.410196624968">
            <text:p>185,41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126]*COS([.C126])" office:value-type="float" office:value="150">
            <text:p>150.000000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126]*SIN([.C126])" office:value-type="float" office:value="108.981379200804">
            <text:p>108.98137920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115">
            <text:p>115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126];&quot; &quot;;TEXT([.$K126];&quot;000,0000000000&quot;);[.$L126];&quot; &quot;;TEXT([.$M126];&quot;000,0000000000&quot;);[.$N126];TEXT([.$O126];&quot;000&quot;);[.$P126]);&quot;,&quot;;&quot;.&quot;)" office:value-type="string" office:string-value="    &lt;n x=&quot; 150.0000000000&quot; y=&quot; 108.9813792008&quot;&gt;115&lt;/n&gt;">
            <text:p><text:s text:c="4"/>&lt;n x=" 150.0000000000" y=" 108.9813792008"&gt;115&lt;/n&gt;</text:p>
          </table:table-cell>
          <table:table-cell/>
          <table:table-cell table:style-name="ce6" table:formula="of:=[.O126]" office:value-type="float" office:value="115">
            <text:p>115</text:p>
          </table:table-cell>
          <table:table-cell table:style-name="ce13" table:formula="of:=[.K126]" office:value-type="float" office:value="150">
            <text:p>150.000000000</text:p>
          </table:table-cell>
          <table:table-cell table:style-name="ce13" table:formula="of:=[.M126]" office:value-type="float" office:value="108.981379200804">
            <text:p>108.981379201</text:p>
          </table:table-cell>
          <table:table-cell table:style-name="ce27" table:formula="of:=CONCATENATE(TEXT([.$T126];&quot;000&quot;);&quot; &quot;;TEXT([.$U126];&quot;000,0000000000&quot;);&quot; &quot;;TEXT([.$V126];&quot;000,0000000000&quot;))" office:value-type="string" office:string-value="115 150,0000000000 108,9813792008">
            <text:p>115 150,0000000000 108,9813792008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5</text:p>
          </table:table-cell>
          <table:table-cell table:style-name="ce10" table:formula="of:=PI()/2 * [.B127]/[.A127]" office:value-type="float" office:value="0.785398163397448">
            <text:p>0,785398163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25</text:p>
          </table:table-cell>
          <table:table-cell table:style-name="ce19" office:value-type="float" office:value="212.132034355964">
            <text:p>212.13203435596</text:p>
          </table:table-cell>
          <table:table-cell table:style-name="ce21" table:formula="of:=([.G127]-[.F127])/10" office:value-type="float" office:value="18.7132034355964">
            <text:p>18,713203435596</text:p>
          </table:table-cell>
          <table:table-cell table:style-name="ce11" table:formula="of:=[.F127]+[.H127]*[.E127]" office:value-type="float" office:value="212.132034355964">
            <text:p>212,13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127]*COS([.C127])" office:value-type="float" office:value="150">
            <text:p>150.000000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127]*SIN([.C127])" office:value-type="float" office:value="150">
            <text:p>15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116">
            <text:p>116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127];&quot; &quot;;TEXT([.$K127];&quot;000,0000000000&quot;);[.$L127];&quot; &quot;;TEXT([.$M127];&quot;000,0000000000&quot;);[.$N127];TEXT([.$O127];&quot;000&quot;);[.$P127]);&quot;,&quot;;&quot;.&quot;)" office:value-type="string" office:string-value="    &lt;n x=&quot; 150.0000000000&quot; y=&quot; 150.0000000000&quot;&gt;116&lt;/n&gt;">
            <text:p><text:s text:c="4"/>&lt;n x=" 150.0000000000" y=" 150.0000000000"&gt;116&lt;/n&gt;</text:p>
          </table:table-cell>
          <table:table-cell/>
          <table:table-cell table:style-name="ce6" table:formula="of:=[.O127]" office:value-type="float" office:value="116">
            <text:p>116</text:p>
          </table:table-cell>
          <table:table-cell table:style-name="ce13" table:formula="of:=[.K127]" office:value-type="float" office:value="150">
            <text:p>150.000000000</text:p>
          </table:table-cell>
          <table:table-cell table:style-name="ce13" table:formula="of:=[.M127]" office:value-type="float" office:value="150">
            <text:p>150.000000000</text:p>
          </table:table-cell>
          <table:table-cell table:style-name="ce27" table:formula="of:=CONCATENATE(TEXT([.$T127];&quot;000&quot;);&quot; &quot;;TEXT([.$U127];&quot;000,0000000000&quot;);&quot; &quot;;TEXT([.$V127];&quot;000,0000000000&quot;))" office:value-type="string" office:string-value="116 150,0000000000 150,0000000000">
            <text:p>116 150,0000000000 150,000000000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6</text:p>
          </table:table-cell>
          <table:table-cell table:style-name="ce10" table:formula="of:=PI()/2 * [.B128]/[.A128]" office:value-type="float" office:value="0.942477796076938">
            <text:p>0,9424777961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25</text:p>
          </table:table-cell>
          <table:table-cell table:style-name="ce19" office:value-type="float" office:value="185.410196624968">
            <text:p>185.41019662497</text:p>
          </table:table-cell>
          <table:table-cell table:style-name="ce21" table:formula="of:=([.G128]-[.F128])/10" office:value-type="float" office:value="16.0410196624968">
            <text:p>16,041019662497</text:p>
          </table:table-cell>
          <table:table-cell table:style-name="ce11" table:formula="of:=[.F128]+[.H128]*[.E128]" office:value-type="float" office:value="185.410196624968">
            <text:p>185,41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128]*COS([.C128])" office:value-type="float" office:value="108.981379200804">
            <text:p>108.981379201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128]*SIN([.C128])" office:value-type="float" office:value="150">
            <text:p>15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117">
            <text:p>117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128];&quot; &quot;;TEXT([.$K128];&quot;000,0000000000&quot;);[.$L128];&quot; &quot;;TEXT([.$M128];&quot;000,0000000000&quot;);[.$N128];TEXT([.$O128];&quot;000&quot;);[.$P128]);&quot;,&quot;;&quot;.&quot;)" office:value-type="string" office:string-value="    &lt;n x=&quot; 108.9813792008&quot; y=&quot; 150.0000000000&quot;&gt;117&lt;/n&gt;">
            <text:p><text:s text:c="4"/>&lt;n x=" 108.9813792008" y=" 150.0000000000"&gt;117&lt;/n&gt;</text:p>
          </table:table-cell>
          <table:table-cell/>
          <table:table-cell table:style-name="ce6" table:formula="of:=[.O128]" office:value-type="float" office:value="117">
            <text:p>117</text:p>
          </table:table-cell>
          <table:table-cell table:style-name="ce13" table:formula="of:=[.K128]" office:value-type="float" office:value="108.981379200804">
            <text:p>108.981379201</text:p>
          </table:table-cell>
          <table:table-cell table:style-name="ce13" table:formula="of:=[.M128]" office:value-type="float" office:value="150">
            <text:p>150.000000000</text:p>
          </table:table-cell>
          <table:table-cell table:style-name="ce27" table:formula="of:=CONCATENATE(TEXT([.$T128];&quot;000&quot;);&quot; &quot;;TEXT([.$U128];&quot;000,0000000000&quot;);&quot; &quot;;TEXT([.$V128];&quot;000,0000000000&quot;))" office:value-type="string" office:string-value="117 108,9813792008 150,0000000000">
            <text:p>117 108,9813792008 150,000000000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7</text:p>
          </table:table-cell>
          <table:table-cell table:style-name="ce10" table:formula="of:=PI()/2 * [.B129]/[.A129]" office:value-type="float" office:value="1.09955742875643">
            <text:p>1,0995574288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25</text:p>
          </table:table-cell>
          <table:table-cell table:style-name="ce19" office:value-type="float" office:value="168.348935645154">
            <text:p>168.34893564515</text:p>
          </table:table-cell>
          <table:table-cell table:style-name="ce21" table:formula="of:=([.G129]-[.F129])/10" office:value-type="float" office:value="14.3348935645154">
            <text:p>14,334893564515</text:p>
          </table:table-cell>
          <table:table-cell table:style-name="ce11" table:formula="of:=[.F129]+[.H129]*[.E129]" office:value-type="float" office:value="168.348935645154">
            <text:p>168,35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129]*COS([.C129])" office:value-type="float" office:value="76.4288174241643">
            <text:p>076.428817424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129]*SIN([.C129])" office:value-type="float" office:value="150">
            <text:p>15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118">
            <text:p>118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129];&quot; &quot;;TEXT([.$K129];&quot;000,0000000000&quot;);[.$L129];&quot; &quot;;TEXT([.$M129];&quot;000,0000000000&quot;);[.$N129];TEXT([.$O129];&quot;000&quot;);[.$P129]);&quot;,&quot;;&quot;.&quot;)" office:value-type="string" office:string-value="    &lt;n x=&quot; 076.4288174242&quot; y=&quot; 150.0000000000&quot;&gt;118&lt;/n&gt;">
            <text:p><text:s text:c="4"/>&lt;n x=" 076.4288174242" y=" 150.0000000000"&gt;118&lt;/n&gt;</text:p>
          </table:table-cell>
          <table:table-cell/>
          <table:table-cell table:style-name="ce6" table:formula="of:=[.O129]" office:value-type="float" office:value="118">
            <text:p>118</text:p>
          </table:table-cell>
          <table:table-cell table:style-name="ce13" table:formula="of:=[.K129]" office:value-type="float" office:value="76.4288174241643">
            <text:p>076.428817424</text:p>
          </table:table-cell>
          <table:table-cell table:style-name="ce13" table:formula="of:=[.M129]" office:value-type="float" office:value="150">
            <text:p>150.000000000</text:p>
          </table:table-cell>
          <table:table-cell table:style-name="ce27" table:formula="of:=CONCATENATE(TEXT([.$T129];&quot;000&quot;);&quot; &quot;;TEXT([.$U129];&quot;000,0000000000&quot;);&quot; &quot;;TEXT([.$V129];&quot;000,0000000000&quot;))" office:value-type="string" office:string-value="118 076,4288174242 150,0000000000">
            <text:p>118 076,4288174242 150,000000000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8</text:p>
          </table:table-cell>
          <table:table-cell table:style-name="ce10" table:formula="of:=PI()/2 * [.B130]/[.A130]" office:value-type="float" office:value="1.25663706143592">
            <text:p>1,2566370614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25</text:p>
          </table:table-cell>
          <table:table-cell table:style-name="ce19" office:value-type="float" office:value="157.71933363574">
            <text:p>157.71933363574</text:p>
          </table:table-cell>
          <table:table-cell table:style-name="ce21" table:formula="of:=([.G130]-[.F130])/10" office:value-type="float" office:value="13.271933363574">
            <text:p>13,271933363574</text:p>
          </table:table-cell>
          <table:table-cell table:style-name="ce11" table:formula="of:=[.F130]+[.H130]*[.E130]" office:value-type="float" office:value="157.71933363574">
            <text:p>157,72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130]*COS([.C130])" office:value-type="float" office:value="48.7379544349359">
            <text:p>048.737954435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130]*SIN([.C130])" office:value-type="float" office:value="150">
            <text:p>15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119">
            <text:p>119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130];&quot; &quot;;TEXT([.$K130];&quot;000,0000000000&quot;);[.$L130];&quot; &quot;;TEXT([.$M130];&quot;000,0000000000&quot;);[.$N130];TEXT([.$O130];&quot;000&quot;);[.$P130]);&quot;,&quot;;&quot;.&quot;)" office:value-type="string" office:string-value="    &lt;n x=&quot; 048.7379544349&quot; y=&quot; 150.0000000000&quot;&gt;119&lt;/n&gt;">
            <text:p><text:s text:c="4"/>&lt;n x=" 048.7379544349" y=" 150.0000000000"&gt;119&lt;/n&gt;</text:p>
          </table:table-cell>
          <table:table-cell/>
          <table:table-cell table:style-name="ce6" table:formula="of:=[.O130]" office:value-type="float" office:value="119">
            <text:p>119</text:p>
          </table:table-cell>
          <table:table-cell table:style-name="ce13" table:formula="of:=[.K130]" office:value-type="float" office:value="48.7379544349359">
            <text:p>048.737954435</text:p>
          </table:table-cell>
          <table:table-cell table:style-name="ce13" table:formula="of:=[.M130]" office:value-type="float" office:value="150">
            <text:p>150.000000000</text:p>
          </table:table-cell>
          <table:table-cell table:style-name="ce27" table:formula="of:=CONCATENATE(TEXT([.$T130];&quot;000&quot;);&quot; &quot;;TEXT([.$U130];&quot;000,0000000000&quot;);&quot; &quot;;TEXT([.$V130];&quot;000,0000000000&quot;))" office:value-type="string" office:string-value="119 048,7379544349 150,0000000000">
            <text:p>119 048,7379544349 150,000000000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9</text:p>
          </table:table-cell>
          <table:table-cell table:style-name="ce10" table:formula="of:=PI()/2 * [.B131]/[.A131]" office:value-type="float" office:value="1.41371669411541">
            <text:p>1,4137166941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25</text:p>
          </table:table-cell>
          <table:table-cell table:style-name="ce19" office:value-type="float" office:value="151.8697688682">
            <text:p>151.86976886820</text:p>
          </table:table-cell>
          <table:table-cell table:style-name="ce21" table:formula="of:=([.G131]-[.F131])/10" office:value-type="float" office:value="12.68697688682">
            <text:p>12,686976886820</text:p>
          </table:table-cell>
          <table:table-cell table:style-name="ce11" table:formula="of:=[.F131]+[.H131]*[.E131]" office:value-type="float" office:value="151.8697688682">
            <text:p>151,87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131]*COS([.C131])" office:value-type="float" office:value="23.7576660486804">
            <text:p>023.757666049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131]*SIN([.C131])" office:value-type="float" office:value="150">
            <text:p>15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120">
            <text:p>120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131];&quot; &quot;;TEXT([.$K131];&quot;000,0000000000&quot;);[.$L131];&quot; &quot;;TEXT([.$M131];&quot;000,0000000000&quot;);[.$N131];TEXT([.$O131];&quot;000&quot;);[.$P131]);&quot;,&quot;;&quot;.&quot;)" office:value-type="string" office:string-value="    &lt;n x=&quot; 023.7576660487&quot; y=&quot; 150.0000000000&quot;&gt;120&lt;/n&gt;">
            <text:p><text:s text:c="4"/>&lt;n x=" 023.7576660487" y=" 150.0000000000"&gt;120&lt;/n&gt;</text:p>
          </table:table-cell>
          <table:table-cell/>
          <table:table-cell table:style-name="ce6" table:formula="of:=[.O131]" office:value-type="float" office:value="120">
            <text:p>120</text:p>
          </table:table-cell>
          <table:table-cell table:style-name="ce13" table:formula="of:=[.K131]" office:value-type="float" office:value="23.7576660486804">
            <text:p>023.757666049</text:p>
          </table:table-cell>
          <table:table-cell table:style-name="ce13" table:formula="of:=[.M131]" office:value-type="float" office:value="150">
            <text:p>150.000000000</text:p>
          </table:table-cell>
          <table:table-cell table:style-name="ce27" table:formula="of:=CONCATENATE(TEXT([.$T131];&quot;000&quot;);&quot; &quot;;TEXT([.$U131];&quot;000,0000000000&quot;);&quot; &quot;;TEXT([.$V131];&quot;000,0000000000&quot;))" office:value-type="string" office:string-value="120 023,7576660487 150,0000000000">
            <text:p>120 023,7576660487 150,0000000000</text:p>
          </table:table-cell>
          <table:table-cell table:number-columns-repeated="100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10</text:p>
          </table:table-cell>
          <table:table-cell table:style-name="ce10" table:formula="of:=PI()/2 * [.B132]/[.A132]" office:value-type="float" office:value="1.5707963267949">
            <text:p>1,5707963268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10</text:p>
          </table:table-cell>
          <table:table-cell table:style-name="ce8" office:value-type="string">
            <text:p>25</text:p>
          </table:table-cell>
          <table:table-cell table:style-name="ce19" office:value-type="float" office:value="150">
            <text:p>150.00000000000</text:p>
          </table:table-cell>
          <table:table-cell table:style-name="ce21" table:formula="of:=([.G132]-[.F132])/10" office:value-type="float" office:value="12.5">
            <text:p>12,500000000000</text:p>
          </table:table-cell>
          <table:table-cell table:style-name="ce11" table:formula="of:=[.F132]+[.H132]*[.E132]" office:value-type="float" office:value="150">
            <text:p>150</text:p>
          </table:table-cell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13" table:formula="of:=[.I132]*COS([.C132])" office:value-type="float" office:value="9.18485099360515E-015">
            <text:p>000.00000000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13" table:formula="of:=[.I132]*SIN([.C132])" office:value-type="float" office:value="150">
            <text:p>15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16" office:value-type="float" office:value="121">
            <text:p>121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SUBSTITUTE(CONCATENATE([.$J132];&quot; &quot;;TEXT([.$K132];&quot;000,0000000000&quot;);[.$L132];&quot; &quot;;TEXT([.$M132];&quot;000,0000000000&quot;);[.$N132];TEXT([.$O132];&quot;000&quot;);[.$P132]);&quot;,&quot;;&quot;.&quot;)" office:value-type="string" office:string-value="    &lt;n x=&quot; 000.0000000000&quot; y=&quot; 150.0000000000&quot;&gt;121&lt;/n&gt;">
            <text:p><text:s text:c="4"/>&lt;n x=" 000.0000000000" y=" 150.0000000000"&gt;121&lt;/n&gt;</text:p>
          </table:table-cell>
          <table:table-cell/>
          <table:table-cell table:style-name="ce6" table:formula="of:=[.O132]" office:value-type="float" office:value="121">
            <text:p>121</text:p>
          </table:table-cell>
          <table:table-cell table:style-name="ce13" table:formula="of:=[.K132]" office:value-type="float" office:value="9.18485099360515E-015">
            <text:p>000.000000000</text:p>
          </table:table-cell>
          <table:table-cell table:style-name="ce13" table:formula="of:=[.M132]" office:value-type="float" office:value="150">
            <text:p>150.000000000</text:p>
          </table:table-cell>
          <table:table-cell table:style-name="ce27" table:formula="of:=CONCATENATE(TEXT([.$T132];&quot;000&quot;);&quot; &quot;;TEXT([.$U132];&quot;000,0000000000&quot;);&quot; &quot;;TEXT([.$V132];&quot;000,0000000000&quot;))" office:value-type="string" office:string-value="121 000,0000000000 150,0000000000">
            <text:p>121 000,0000000000 150,0000000000</text:p>
          </table:table-cell>
          <table:table-cell table:number-columns-repeated="1000"/>
        </table:table-row>
        <table:table-row table:style-name="ro1">
          <table:table-cell table:style-name="ce8" table:number-columns-repeated="2"/>
          <table:table-cell table:style-name="ce10"/>
          <table:table-cell table:style-name="ce8" table:number-columns-repeated="5"/>
          <table:table-cell table:style-name="ce11"/>
          <table:table-cell table:style-name="ce7"/>
          <table:table-cell table:style-name="ce13"/>
          <table:table-cell table:style-name="ce3"/>
          <table:table-cell table:style-name="ce13"/>
          <table:table-cell table:style-name="ce8"/>
          <table:table-cell table:style-name="ce16"/>
          <table:table-cell table:style-name="ce5"/>
          <table:table-cell table:style-name="ce3"/>
          <table:table-cell table:style-name="ce6"/>
          <table:table-cell table:number-columns-repeated="1005"/>
        </table:table-row>
        <table:table-row table:style-name="ro1">
          <table:table-cell table:style-name="ce8" table:number-columns-repeated="2"/>
          <table:table-cell table:style-name="ce10"/>
          <table:table-cell table:style-name="ce8" table:number-columns-repeated="5"/>
          <table:table-cell table:style-name="ce11"/>
          <table:table-cell table:style-name="ce7"/>
          <table:table-cell table:style-name="ce13"/>
          <table:table-cell table:style-name="ce3"/>
          <table:table-cell table:style-name="ce13" table:formula="of:=[.M122]" office:value-type="float" office:value="0">
            <text:p>000.000000000</text:p>
          </table:table-cell>
          <table:table-cell table:style-name="ce8"/>
          <table:table-cell table:style-name="Default"/>
          <table:table-cell table:style-name="ce5"/>
          <table:table-cell table:style-name="ce3"/>
          <table:table-cell table:style-name="ce23" table:formula="of:=[.N134]/2+[.N135]/2" office:value-type="float" office:value="11.8788330243402">
            <text:p>011,8788330243</text:p>
          </table:table-cell>
          <table:table-cell table:number-columns-repeated="1005"/>
        </table:table-row>
        <table:table-row table:style-name="ro1">
          <table:table-cell table:style-name="ce8" table:number-columns-repeated="2"/>
          <table:table-cell table:style-name="ce10"/>
          <table:table-cell table:style-name="ce8" table:number-columns-repeated="5"/>
          <table:table-cell table:style-name="ce11"/>
          <table:table-cell table:style-name="ce7"/>
          <table:table-cell table:style-name="ce13"/>
          <table:table-cell table:style-name="ce3"/>
          <table:table-cell table:style-name="ce13" table:formula="of:=[.M123]" office:value-type="float" office:value="23.7576660486804">
            <text:p>023.757666049</text:p>
          </table:table-cell>
          <table:table-cell table:style-name="ce22" table:formula="of:=[.M135]-[.M134]" office:value-type="float" office:value="23.7576660486804">
            <text:p>23,76</text:p>
          </table:table-cell>
          <table:table-cell table:style-name="ce16"/>
          <table:table-cell table:style-name="ce5"/>
          <table:table-cell table:style-name="ce3"/>
          <table:table-cell table:style-name="ce23" table:formula="of:=[.N135]/2+[.N136]/2" office:value-type="float" office:value="24.368977217468">
            <text:p>024,3689772175</text:p>
          </table:table-cell>
          <table:table-cell table:number-columns-repeated="1005"/>
        </table:table-row>
        <table:table-row table:style-name="ro1">
          <table:table-cell table:style-name="ce8" table:number-columns-repeated="2"/>
          <table:table-cell table:style-name="ce10"/>
          <table:table-cell table:style-name="ce8" table:number-columns-repeated="5"/>
          <table:table-cell table:style-name="ce11"/>
          <table:table-cell table:style-name="ce7"/>
          <table:table-cell table:style-name="ce13"/>
          <table:table-cell table:style-name="ce3"/>
          <table:table-cell table:style-name="ce13" table:formula="of:=[.M124]" office:value-type="float" office:value="48.7379544349359">
            <text:p>048.737954435</text:p>
          </table:table-cell>
          <table:table-cell table:style-name="ce22" table:formula="of:=[.M136]-[.M135]" office:value-type="float" office:value="24.9802883862555">
            <text:p>24,98</text:p>
          </table:table-cell>
          <table:table-cell table:style-name="ce16"/>
          <table:table-cell table:style-name="ce5"/>
          <table:table-cell table:style-name="ce3"/>
          <table:table-cell table:style-name="ce23" table:formula="of:=[.N136]/2+[.N137]/2" office:value-type="float" office:value="26.3355756877419">
            <text:p>026,3355756877</text:p>
          </table:table-cell>
          <table:table-cell table:number-columns-repeated="1005"/>
        </table:table-row>
        <table:table-row table:style-name="ro1">
          <table:table-cell table:style-name="ce8" table:number-columns-repeated="2"/>
          <table:table-cell table:style-name="ce10"/>
          <table:table-cell table:style-name="ce8" table:number-columns-repeated="5"/>
          <table:table-cell table:style-name="ce11"/>
          <table:table-cell table:style-name="ce7"/>
          <table:table-cell table:style-name="ce13"/>
          <table:table-cell table:style-name="ce3"/>
          <table:table-cell table:style-name="ce13" table:formula="of:=[.M125]" office:value-type="float" office:value="76.4288174241643">
            <text:p>076.428817424</text:p>
          </table:table-cell>
          <table:table-cell table:style-name="ce22" table:formula="of:=[.M137]-[.M136]" office:value-type="float" office:value="27.6908629892283">
            <text:p>27,69</text:p>
          </table:table-cell>
          <table:table-cell table:style-name="ce16"/>
          <table:table-cell table:style-name="ce5"/>
          <table:table-cell table:style-name="ce3"/>
          <table:table-cell table:style-name="ce23" table:formula="of:=[.N137]/2+[.N138]/2" office:value-type="float" office:value="30.121712382934">
            <text:p>030,1217123829</text:p>
          </table:table-cell>
          <table:table-cell table:number-columns-repeated="1005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3"/>
          <table:table-cell table:style-name="ce13" table:formula="of:=[.M126]" office:value-type="float" office:value="108.981379200804">
            <text:p>108.981379201</text:p>
          </table:table-cell>
          <table:table-cell table:style-name="ce22" table:formula="of:=[.M138]-[.M137]" office:value-type="float" office:value="32.5525617766396">
            <text:p>32,55</text:p>
          </table:table-cell>
          <table:table-cell/>
          <table:table-cell table:style-name="Default" table:number-columns-repeated="2"/>
          <table:table-cell table:style-name="ce23" table:formula="of:=[.N138]/2+[.N139]/2" office:value-type="float" office:value="36.7855912879178">
            <text:p>036,7855912879</text:p>
          </table:table-cell>
          <table:table-cell table:number-columns-repeated="1005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3"/>
          <table:table-cell table:style-name="ce13" table:formula="of:=[.M127]" office:value-type="float" office:value="150">
            <text:p>150.000000000</text:p>
          </table:table-cell>
          <table:table-cell table:style-name="ce22" table:formula="of:=[.M139]-[.M138]" office:value-type="float" office:value="41.0186207991959">
            <text:p>41,02</text:p>
          </table:table-cell>
          <table:table-cell/>
          <table:table-cell table:style-name="Default" table:number-columns-repeated="2"/>
          <table:table-cell table:style-name="ce23" table:formula="of:=[.N139]/2+[.N140]/2" office:value-type="float" office:value="20.509310399598">
            <text:p>020,5093103996</text:p>
          </table:table-cell>
          <table:table-cell table:number-columns-repeated="1005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3"/>
          <table:table-cell table:style-name="ce13"/>
          <table:table-cell table:style-name="Default"/>
          <table:table-cell/>
          <table:table-cell table:style-name="Default" table:number-columns-repeated="2"/>
          <table:table-cell table:number-columns-repeated="1006"/>
        </table:table-row>
        <table:table-row table:style-name="ro1" table:number-rows-repeated="2">
          <table:table-cell table:style-name="Default" table:number-columns-repeated="8"/>
          <table:table-cell/>
          <table:table-cell table:style-name="Default" table:number-columns-repeated="3"/>
          <table:table-cell table:style-name="ce13"/>
          <table:table-cell table:style-name="Default"/>
          <table:table-cell/>
          <table:table-cell table:style-name="Default" table:number-columns-repeated="2"/>
          <table:table-cell table:number-columns-repeated="1006"/>
        </table:table-row>
        <table:table-row table:style-name="ro1" table:number-rows-repeated="5">
          <table:table-cell table:style-name="Default" table:number-columns-repeated="8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Default" table:number-columns-repeated="4"/>
          <table:table-cell table:style-name="Default" office:value-type="float" office:value="0">
            <text:p>0</text:p>
          </table:table-cell>
          <table:table-cell table:style-name="Default" table:formula="of:=([.E148]^2)/10" office:value-type="float" office:value="0">
            <text:p>0</text:p>
          </table:table-cell>
          <table:table-cell table:style-name="ce20" table:formula="of:=([.E148]^2)/10" office:value-type="float" office:value="0">
            <text:p>0,0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Default" table:number-columns-repeated="4"/>
          <table:table-cell table:style-name="Default" office:value-type="float" office:value="1">
            <text:p>1</text:p>
          </table:table-cell>
          <table:table-cell table:style-name="Default" table:formula="of:=([.E149]^2)/10" office:value-type="float" office:value="0.1">
            <text:p>0,1</text:p>
          </table:table-cell>
          <table:table-cell table:style-name="ce20" table:formula="of:=([.E149]^2)/10" office:value-type="float" office:value="0.1">
            <text:p>0,1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Default" table:number-columns-repeated="4"/>
          <table:table-cell table:style-name="Default" office:value-type="float" office:value="2">
            <text:p>2</text:p>
          </table:table-cell>
          <table:table-cell table:style-name="Default" table:formula="of:=([.E150]^2)/10" office:value-type="float" office:value="0.4">
            <text:p>0,4</text:p>
          </table:table-cell>
          <table:table-cell table:style-name="ce20" table:formula="of:=([.E150]^2)/10" office:value-type="float" office:value="0.4">
            <text:p>0,4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Default" table:number-columns-repeated="4"/>
          <table:table-cell table:style-name="Default" office:value-type="float" office:value="3">
            <text:p>3</text:p>
          </table:table-cell>
          <table:table-cell table:style-name="Default" table:formula="of:=([.E151]^2)/10" office:value-type="float" office:value="0.9">
            <text:p>0,9</text:p>
          </table:table-cell>
          <table:table-cell table:style-name="ce20" table:formula="of:=([.E151]^2)/10" office:value-type="float" office:value="0.9">
            <text:p>0,9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Default" table:number-columns-repeated="4"/>
          <table:table-cell table:style-name="Default" office:value-type="float" office:value="4">
            <text:p>4</text:p>
          </table:table-cell>
          <table:table-cell table:style-name="Default" table:formula="of:=([.E152]^2)/10" office:value-type="float" office:value="1.6">
            <text:p>1,6</text:p>
          </table:table-cell>
          <table:table-cell table:style-name="ce20" table:formula="of:=([.E152]^2)/10" office:value-type="float" office:value="1.6">
            <text:p>1,6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Default" table:number-columns-repeated="4"/>
          <table:table-cell table:style-name="Default" office:value-type="float" office:value="5">
            <text:p>5</text:p>
          </table:table-cell>
          <table:table-cell table:style-name="Default" table:formula="of:=([.E153]^2)/10" office:value-type="float" office:value="2.5">
            <text:p>2,5</text:p>
          </table:table-cell>
          <table:table-cell table:style-name="ce20" table:formula="of:=([.E153]^2)/10" office:value-type="float" office:value="2.5">
            <text:p>2,5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Default" table:number-columns-repeated="4"/>
          <table:table-cell table:style-name="Default" office:value-type="float" office:value="6">
            <text:p>6</text:p>
          </table:table-cell>
          <table:table-cell table:style-name="Default" table:formula="of:=([.E154]^2)/10" office:value-type="float" office:value="3.6">
            <text:p>3,6</text:p>
          </table:table-cell>
          <table:table-cell table:style-name="ce20" table:formula="of:=([.E154]^2)/10" office:value-type="float" office:value="3.6">
            <text:p>3,6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Default" table:number-columns-repeated="4"/>
          <table:table-cell table:style-name="Default" office:value-type="float" office:value="7">
            <text:p>7</text:p>
          </table:table-cell>
          <table:table-cell table:style-name="Default" table:formula="of:=([.E155]^2)/10" office:value-type="float" office:value="4.9">
            <text:p>4,9</text:p>
          </table:table-cell>
          <table:table-cell table:style-name="ce20" table:formula="of:=([.E155]^2)/10" office:value-type="float" office:value="4.9">
            <text:p>4,9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Default" table:number-columns-repeated="4"/>
          <table:table-cell table:style-name="Default" office:value-type="float" office:value="8">
            <text:p>8</text:p>
          </table:table-cell>
          <table:table-cell table:style-name="Default" table:formula="of:=([.E156]^2)/10" office:value-type="float" office:value="6.4">
            <text:p>6,4</text:p>
          </table:table-cell>
          <table:table-cell table:style-name="ce20" table:formula="of:=([.E156]^2)/10" office:value-type="float" office:value="6.4">
            <text:p>6,4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Default" table:number-columns-repeated="4"/>
          <table:table-cell table:style-name="Default" office:value-type="float" office:value="9">
            <text:p>9</text:p>
          </table:table-cell>
          <table:table-cell table:style-name="Default" table:formula="of:=([.E157]^2)/10" office:value-type="float" office:value="8.1">
            <text:p>8,1</text:p>
          </table:table-cell>
          <table:table-cell table:style-name="ce20" table:formula="of:=([.E157]^2)/10" office:value-type="float" office:value="8.1">
            <text:p>8,1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Default" table:number-columns-repeated="4"/>
          <table:table-cell table:style-name="Default" office:value-type="float" office:value="10">
            <text:p>10</text:p>
          </table:table-cell>
          <table:table-cell table:style-name="Default" table:formula="of:=([.E158]^2)/10" office:value-type="float" office:value="10">
            <text:p>10</text:p>
          </table:table-cell>
          <table:table-cell table:style-name="ce20" table:formula="of:=([.E158]^2)/10" office:value-type="float" office:value="10">
            <text:p>10,0</text:p>
          </table:table-cell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1006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1006"/>
        </table:table-row>
        <table:table-row table:style-name="ro1" table:number-rows-repeated="14">
          <table:table-cell table:style-name="Default" table:number-columns-repeated="8"/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3"/>
          <table:table-cell table:style-name="ce26" table:number-columns-repeated="4"/>
          <table:table-cell table:number-columns-repeated="999"/>
        </table:table-row>
        <table:table-row table:style-name="ro1" table:number-rows-repeated="45">
          <table:table-cell table:number-columns-repeated="3"/>
          <table:table-cell table:style-name="Default" table:number-columns-repeated="5"/>
          <table:table-cell/>
          <table:table-cell table:style-name="Default"/>
          <table:table-cell table:style-name="ce14"/>
          <table:table-cell table:style-name="ce3"/>
          <table:table-cell table:style-name="ce14"/>
          <table:table-cell table:style-name="ce3"/>
          <table:table-cell table:style-name="ce18"/>
          <table:table-cell table:style-name="ce3"/>
          <table:table-cell/>
          <table:table-cell table:style-name="ce6" table:number-columns-repeated="3"/>
          <table:table-cell table:number-columns-repeated="1003"/>
        </table:table-row>
        <table:table-row table:style-name="ro1" table:number-rows-repeated="80">
          <table:table-cell table:number-columns-repeated="3"/>
          <table:table-cell table:style-name="Default" table:number-columns-repeated="5"/>
          <table:table-cell/>
          <table:table-cell table:style-name="Default"/>
          <table:table-cell table:number-columns-repeated="1013"/>
        </table:table-row>
        <table:table-row table:style-name="ro1" table:number-rows-repeated="104827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Netz - räumlich" table:style-name="ta1" table:print="false"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5" table:number-columns-repeated="1013" table:default-cell-style-name="ce2"/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0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-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-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01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1];[.B1];[.C1];[.D1];[.E1];[.F1];[.G1];[.H1];[.I1])" office:value-type="string" office:string-value="    &lt;n x=&quot; 000.0&quot; y=&quot;-010.0&quot; z=&quot;-000.5&quot;&gt;001&lt;/n&gt;">
            <text:p><text:s text:c="4"/>&lt;n x=" 000.0" y="-010.0" z="-000.5"&gt;001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2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-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-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02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2];[.B2];[.C2];[.D2];[.E2];[.F2];[.G2];[.H2];[.I2])" office:value-type="string" office:string-value="    &lt;n x=&quot; 020.0&quot; y=&quot;-010.0&quot; z=&quot;-000.5&quot;&gt;002&lt;/n&gt;">
            <text:p><text:s text:c="4"/>&lt;n x=" 020.0" y="-010.0" z="-000.5"&gt;002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4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-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-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03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3];[.B3];[.C3];[.D3];[.E3];[.F3];[.G3];[.H3];[.I3])" office:value-type="string" office:string-value="    &lt;n x=&quot; 040.0&quot; y=&quot;-010.0&quot; z=&quot;-000.5&quot;&gt;003&lt;/n&gt;">
            <text:p><text:s text:c="4"/>&lt;n x=" 040.0" y="-010.0" z="-000.5"&gt;003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5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-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-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04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4];[.B4];[.C4];[.D4];[.E4];[.F4];[.G4];[.H4];[.I4])" office:value-type="string" office:string-value="    &lt;n x=&quot; 050.0&quot; y=&quot;-010.0&quot; z=&quot;-000.5&quot;&gt;004&lt;/n&gt;">
            <text:p><text:s text:c="4"/>&lt;n x=" 050.0" y="-010.0" z="-000.5"&gt;004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6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-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-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05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5];[.B5];[.C5];[.D5];[.E5];[.F5];[.G5];[.H5];[.I5])" office:value-type="string" office:string-value="    &lt;n x=&quot; 060.0&quot; y=&quot;-010.0&quot; z=&quot;-000.5&quot;&gt;005&lt;/n&gt;">
            <text:p><text:s text:c="4"/>&lt;n x=" 060.0" y="-010.0" z="-000.5"&gt;005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65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-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-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06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6];[.B6];[.C6];[.D6];[.E6];[.F6];[.G6];[.H6];[.I6])" office:value-type="string" office:string-value="    &lt;n x=&quot; 065.0&quot; y=&quot;-010.0&quot; z=&quot;-000.5&quot;&gt;006&lt;/n&gt;">
            <text:p><text:s text:c="4"/>&lt;n x=" 065.0" y="-010.0" z="-000.5"&gt;006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7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-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-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07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7];[.B7];[.C7];[.D7];[.E7];[.F7];[.G7];[.H7];[.I7])" office:value-type="string" office:string-value="    &lt;n x=&quot; 070.0&quot; y=&quot;-010.0&quot; z=&quot;-000.5&quot;&gt;007&lt;/n&gt;">
            <text:p><text:s text:c="4"/>&lt;n x=" 070.0" y="-010.0" z="-000.5"&gt;007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75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-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-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08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8];[.B8];[.C8];[.D8];[.E8];[.F8];[.G8];[.H8];[.I8])" office:value-type="string" office:string-value="    &lt;n x=&quot; 075.0&quot; y=&quot;-010.0&quot; z=&quot;-000.5&quot;&gt;008&lt;/n&gt;">
            <text:p><text:s text:c="4"/>&lt;n x=" 075.0" y="-010.0" z="-000.5"&gt;008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8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-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-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09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9];[.B9];[.C9];[.D9];[.E9];[.F9];[.G9];[.H9];[.I9])" office:value-type="string" office:string-value="    &lt;n x=&quot; 080.0&quot; y=&quot;-010.0&quot; z=&quot;-000.5&quot;&gt;009&lt;/n&gt;">
            <text:p><text:s text:c="4"/>&lt;n x=" 080.0" y="-010.0" z="-000.5"&gt;009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82.5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-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-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10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10];[.B10];[.C10];[.D10];[.E10];[.F10];[.G10];[.H10];[.I10])" office:value-type="string" office:string-value="    &lt;n x=&quot; 082.5&quot; y=&quot;-010.0&quot; z=&quot;-000.5&quot;&gt;010&lt;/n&gt;">
            <text:p><text:s text:c="4"/>&lt;n x=" 082.5" y="-010.0" z="-000.5"&gt;010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85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-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-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11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11];[.B11];[.C11];[.D11];[.E11];[.F11];[.G11];[.H11];[.I11])" office:value-type="string" office:string-value="    &lt;n x=&quot; 085.0&quot; y=&quot;-010.0&quot; z=&quot;-000.5&quot;&gt;011&lt;/n&gt;">
            <text:p><text:s text:c="4"/>&lt;n x=" 085.0" y="-010.0" z="-000.5"&gt;011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87.5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-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-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12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12];[.B12];[.C12];[.D12];[.E12];[.F12];[.G12];[.H12];[.I12])" office:value-type="string" office:string-value="    &lt;n x=&quot; 087.5&quot; y=&quot;-010.0&quot; z=&quot;-000.5&quot;&gt;012&lt;/n&gt;">
            <text:p><text:s text:c="4"/>&lt;n x=" 087.5" y="-010.0" z="-000.5"&gt;012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9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-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-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13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13];[.B13];[.C13];[.D13];[.E13];[.F13];[.G13];[.H13];[.I13])" office:value-type="string" office:string-value="    &lt;n x=&quot; 090.0&quot; y=&quot;-010.0&quot; z=&quot;-000.5&quot;&gt;013&lt;/n&gt;">
            <text:p><text:s text:c="4"/>&lt;n x=" 090.0" y="-010.0" z="-000.5"&gt;013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92.5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-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-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14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14];[.B14];[.C14];[.D14];[.E14];[.F14];[.G14];[.H14];[.I14])" office:value-type="string" office:string-value="    &lt;n x=&quot; 092.5&quot; y=&quot;-010.0&quot; z=&quot;-000.5&quot;&gt;014&lt;/n&gt;">
            <text:p><text:s text:c="4"/>&lt;n x=" 092.5" y="-010.0" z="-000.5"&gt;014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95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-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-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15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15];[.B15];[.C15];[.D15];[.E15];[.F15];[.G15];[.H15];[.I15])" office:value-type="string" office:string-value="    &lt;n x=&quot; 095.0&quot; y=&quot;-010.0&quot; z=&quot;-000.5&quot;&gt;015&lt;/n&gt;">
            <text:p><text:s text:c="4"/>&lt;n x=" 095.0" y="-010.0" z="-000.5"&gt;015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97.5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-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-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16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16];[.B16];[.C16];[.D16];[.E16];[.F16];[.G16];[.H16];[.I16])" office:value-type="string" office:string-value="    &lt;n x=&quot; 097.5&quot; y=&quot;-010.0&quot; z=&quot;-000.5&quot;&gt;016&lt;/n&gt;">
            <text:p><text:s text:c="4"/>&lt;n x=" 097.5" y="-010.0" z="-000.5"&gt;016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10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-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-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17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17];[.B17];[.C17];[.D17];[.E17];[.F17];[.G17];[.H17];[.I17])" office:value-type="string" office:string-value="    &lt;n x=&quot; 100.0&quot; y=&quot;-010.0&quot; z=&quot;-000.5&quot;&gt;017&lt;/n&gt;">
            <text:p><text:s text:c="4"/>&lt;n x=" 100.0" y="-010.0" z="-000.5"&gt;017&lt;/n&gt;</text:p>
          </table:table-cell>
          <table:table-cell table:number-columns-repeated="1013"/>
        </table:table-row>
        <table:table-row table:style-name="ro1">
          <table:table-cell table:style-name="ce7"/>
          <table:table-cell table:style-name="ce8" table:number-columns-repeated="3"/>
          <table:table-cell table:style-name="ce3"/>
          <table:table-cell table:style-name="ce8" table:number-columns-repeated="2"/>
          <table:table-cell table:style-name="ce9"/>
          <table:table-cell table:style-name="ce5"/>
          <table:table-cell table:style-name="ce3"/>
          <table:table-cell table:style-name="ce6"/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0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0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-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18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19];[.B19];[.C19];[.D19];[.E19];[.F19];[.G19];[.H19];[.I19])" office:value-type="string" office:string-value="    &lt;n x=&quot; 000.0&quot; y=&quot; 000.0&quot; z=&quot;-000.5&quot;&gt;018&lt;/n&gt;">
            <text:p><text:s text:c="4"/>&lt;n x=" 000.0" y=" 000.0" z="-000.5"&gt;018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2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0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-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19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20];[.B20];[.C20];[.D20];[.E20];[.F20];[.G20];[.H20];[.I20])" office:value-type="string" office:string-value="    &lt;n x=&quot; 020.0&quot; y=&quot; 000.0&quot; z=&quot;-000.5&quot;&gt;019&lt;/n&gt;">
            <text:p><text:s text:c="4"/>&lt;n x=" 020.0" y=" 000.0" z="-000.5"&gt;019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4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0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-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20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21];[.B21];[.C21];[.D21];[.E21];[.F21];[.G21];[.H21];[.I21])" office:value-type="string" office:string-value="    &lt;n x=&quot; 040.0&quot; y=&quot; 000.0&quot; z=&quot;-000.5&quot;&gt;020&lt;/n&gt;">
            <text:p><text:s text:c="4"/>&lt;n x=" 040.0" y=" 000.0" z="-000.5"&gt;020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5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0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-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21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22];[.B22];[.C22];[.D22];[.E22];[.F22];[.G22];[.H22];[.I22])" office:value-type="string" office:string-value="    &lt;n x=&quot; 050.0&quot; y=&quot; 000.0&quot; z=&quot;-000.5&quot;&gt;021&lt;/n&gt;">
            <text:p><text:s text:c="4"/>&lt;n x=" 050.0" y=" 000.0" z="-000.5"&gt;021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6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0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-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22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23];[.B23];[.C23];[.D23];[.E23];[.F23];[.G23];[.H23];[.I23])" office:value-type="string" office:string-value="    &lt;n x=&quot; 060.0&quot; y=&quot; 000.0&quot; z=&quot;-000.5&quot;&gt;022&lt;/n&gt;">
            <text:p><text:s text:c="4"/>&lt;n x=" 060.0" y=" 000.0" z="-000.5"&gt;022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65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0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-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23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24];[.B24];[.C24];[.D24];[.E24];[.F24];[.G24];[.H24];[.I24])" office:value-type="string" office:string-value="    &lt;n x=&quot; 065.0&quot; y=&quot; 000.0&quot; z=&quot;-000.5&quot;&gt;023&lt;/n&gt;">
            <text:p><text:s text:c="4"/>&lt;n x=" 065.0" y=" 000.0" z="-000.5"&gt;023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7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0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-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24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25];[.B25];[.C25];[.D25];[.E25];[.F25];[.G25];[.H25];[.I25])" office:value-type="string" office:string-value="    &lt;n x=&quot; 070.0&quot; y=&quot; 000.0&quot; z=&quot;-000.5&quot;&gt;024&lt;/n&gt;">
            <text:p><text:s text:c="4"/>&lt;n x=" 070.0" y=" 000.0" z="-000.5"&gt;024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75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0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-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25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26];[.B26];[.C26];[.D26];[.E26];[.F26];[.G26];[.H26];[.I26])" office:value-type="string" office:string-value="    &lt;n x=&quot; 075.0&quot; y=&quot; 000.0&quot; z=&quot;-000.5&quot;&gt;025&lt;/n&gt;">
            <text:p><text:s text:c="4"/>&lt;n x=" 075.0" y=" 000.0" z="-000.5"&gt;025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8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0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-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26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27];[.B27];[.C27];[.D27];[.E27];[.F27];[.G27];[.H27];[.I27])" office:value-type="string" office:string-value="    &lt;n x=&quot; 080.0&quot; y=&quot; 000.0&quot; z=&quot;-000.5&quot;&gt;026&lt;/n&gt;">
            <text:p><text:s text:c="4"/>&lt;n x=" 080.0" y=" 000.0" z="-000.5"&gt;026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82.5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0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-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27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28];[.B28];[.C28];[.D28];[.E28];[.F28];[.G28];[.H28];[.I28])" office:value-type="string" office:string-value="    &lt;n x=&quot; 082.5&quot; y=&quot; 000.0&quot; z=&quot;-000.5&quot;&gt;027&lt;/n&gt;">
            <text:p><text:s text:c="4"/>&lt;n x=" 082.5" y=" 000.0" z="-000.5"&gt;027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85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0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-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28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29];[.B29];[.C29];[.D29];[.E29];[.F29];[.G29];[.H29];[.I29])" office:value-type="string" office:string-value="    &lt;n x=&quot; 085.0&quot; y=&quot; 000.0&quot; z=&quot;-000.5&quot;&gt;028&lt;/n&gt;">
            <text:p><text:s text:c="4"/>&lt;n x=" 085.0" y=" 000.0" z="-000.5"&gt;028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87.5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0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-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29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30];[.B30];[.C30];[.D30];[.E30];[.F30];[.G30];[.H30];[.I30])" office:value-type="string" office:string-value="    &lt;n x=&quot; 087.5&quot; y=&quot; 000.0&quot; z=&quot;-000.5&quot;&gt;029&lt;/n&gt;">
            <text:p><text:s text:c="4"/>&lt;n x=" 087.5" y=" 000.0" z="-000.5"&gt;029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9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0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-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30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31];[.B31];[.C31];[.D31];[.E31];[.F31];[.G31];[.H31];[.I31])" office:value-type="string" office:string-value="    &lt;n x=&quot; 090.0&quot; y=&quot; 000.0&quot; z=&quot;-000.5&quot;&gt;030&lt;/n&gt;">
            <text:p><text:s text:c="4"/>&lt;n x=" 090.0" y=" 000.0" z="-000.5"&gt;030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92.5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0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-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31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32];[.B32];[.C32];[.D32];[.E32];[.F32];[.G32];[.H32];[.I32])" office:value-type="string" office:string-value="    &lt;n x=&quot; 092.5&quot; y=&quot; 000.0&quot; z=&quot;-000.5&quot;&gt;031&lt;/n&gt;">
            <text:p><text:s text:c="4"/>&lt;n x=" 092.5" y=" 000.0" z="-000.5"&gt;031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95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0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-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32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33];[.B33];[.C33];[.D33];[.E33];[.F33];[.G33];[.H33];[.I33])" office:value-type="string" office:string-value="    &lt;n x=&quot; 095.0&quot; y=&quot; 000.0&quot; z=&quot;-000.5&quot;&gt;032&lt;/n&gt;">
            <text:p><text:s text:c="4"/>&lt;n x=" 095.0" y=" 000.0" z="-000.5"&gt;032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97.5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0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-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33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34];[.B34];[.C34];[.D34];[.E34];[.F34];[.G34];[.H34];[.I34])" office:value-type="string" office:string-value="    &lt;n x=&quot; 097.5&quot; y=&quot; 000.0&quot; z=&quot;-000.5&quot;&gt;033&lt;/n&gt;">
            <text:p><text:s text:c="4"/>&lt;n x=" 097.5" y=" 000.0" z="-000.5"&gt;033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10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0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-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34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35];[.B35];[.C35];[.D35];[.E35];[.F35];[.G35];[.H35];[.I35])" office:value-type="string" office:string-value="    &lt;n x=&quot; 100.0&quot; y=&quot; 000.0&quot; z=&quot;-000.5&quot;&gt;034&lt;/n&gt;">
            <text:p><text:s text:c="4"/>&lt;n x=" 100.0" y=" 000.0" z="-000.5"&gt;034&lt;/n&gt;</text:p>
          </table:table-cell>
          <table:table-cell table:number-columns-repeated="1013"/>
        </table:table-row>
        <table:table-row table:style-name="ro1">
          <table:table-cell table:style-name="ce7"/>
          <table:table-cell table:style-name="ce8" table:number-columns-repeated="3"/>
          <table:table-cell table:style-name="ce3"/>
          <table:table-cell table:style-name="ce8" table:number-columns-repeated="2"/>
          <table:table-cell table:style-name="ce9"/>
          <table:table-cell table:style-name="ce5"/>
          <table:table-cell table:style-name="ce3"/>
          <table:table-cell table:style-name="ce6"/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0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-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35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37];[.B37];[.C37];[.D37];[.E37];[.F37];[.G37];[.H37];[.I37])" office:value-type="string" office:string-value="    &lt;n x=&quot; 000.0&quot; y=&quot; 010.0&quot; z=&quot;-000.5&quot;&gt;035&lt;/n&gt;">
            <text:p><text:s text:c="4"/>&lt;n x=" 000.0" y=" 010.0" z="-000.5"&gt;035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2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-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36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38];[.B38];[.C38];[.D38];[.E38];[.F38];[.G38];[.H38];[.I38])" office:value-type="string" office:string-value="    &lt;n x=&quot; 020.0&quot; y=&quot; 010.0&quot; z=&quot;-000.5&quot;&gt;036&lt;/n&gt;">
            <text:p><text:s text:c="4"/>&lt;n x=" 020.0" y=" 010.0" z="-000.5"&gt;036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4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-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37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39];[.B39];[.C39];[.D39];[.E39];[.F39];[.G39];[.H39];[.I39])" office:value-type="string" office:string-value="    &lt;n x=&quot; 040.0&quot; y=&quot; 010.0&quot; z=&quot;-000.5&quot;&gt;037&lt;/n&gt;">
            <text:p><text:s text:c="4"/>&lt;n x=" 040.0" y=" 010.0" z="-000.5"&gt;037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5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-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38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40];[.B40];[.C40];[.D40];[.E40];[.F40];[.G40];[.H40];[.I40])" office:value-type="string" office:string-value="    &lt;n x=&quot; 050.0&quot; y=&quot; 010.0&quot; z=&quot;-000.5&quot;&gt;038&lt;/n&gt;">
            <text:p><text:s text:c="4"/>&lt;n x=" 050.0" y=" 010.0" z="-000.5"&gt;038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6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-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39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41];[.B41];[.C41];[.D41];[.E41];[.F41];[.G41];[.H41];[.I41])" office:value-type="string" office:string-value="    &lt;n x=&quot; 060.0&quot; y=&quot; 010.0&quot; z=&quot;-000.5&quot;&gt;039&lt;/n&gt;">
            <text:p><text:s text:c="4"/>&lt;n x=" 060.0" y=" 010.0" z="-000.5"&gt;039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65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-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40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42];[.B42];[.C42];[.D42];[.E42];[.F42];[.G42];[.H42];[.I42])" office:value-type="string" office:string-value="    &lt;n x=&quot; 065.0&quot; y=&quot; 010.0&quot; z=&quot;-000.5&quot;&gt;040&lt;/n&gt;">
            <text:p><text:s text:c="4"/>&lt;n x=" 065.0" y=" 010.0" z="-000.5"&gt;040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7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-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41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43];[.B43];[.C43];[.D43];[.E43];[.F43];[.G43];[.H43];[.I43])" office:value-type="string" office:string-value="    &lt;n x=&quot; 070.0&quot; y=&quot; 010.0&quot; z=&quot;-000.5&quot;&gt;041&lt;/n&gt;">
            <text:p><text:s text:c="4"/>&lt;n x=" 070.0" y=" 010.0" z="-000.5"&gt;041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75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-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42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44];[.B44];[.C44];[.D44];[.E44];[.F44];[.G44];[.H44];[.I44])" office:value-type="string" office:string-value="    &lt;n x=&quot; 075.0&quot; y=&quot; 010.0&quot; z=&quot;-000.5&quot;&gt;042&lt;/n&gt;">
            <text:p><text:s text:c="4"/>&lt;n x=" 075.0" y=" 010.0" z="-000.5"&gt;042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8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-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43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45];[.B45];[.C45];[.D45];[.E45];[.F45];[.G45];[.H45];[.I45])" office:value-type="string" office:string-value="    &lt;n x=&quot; 080.0&quot; y=&quot; 010.0&quot; z=&quot;-000.5&quot;&gt;043&lt;/n&gt;">
            <text:p><text:s text:c="4"/>&lt;n x=" 080.0" y=" 010.0" z="-000.5"&gt;043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82.5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-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44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46];[.B46];[.C46];[.D46];[.E46];[.F46];[.G46];[.H46];[.I46])" office:value-type="string" office:string-value="    &lt;n x=&quot; 082.5&quot; y=&quot; 010.0&quot; z=&quot;-000.5&quot;&gt;044&lt;/n&gt;">
            <text:p><text:s text:c="4"/>&lt;n x=" 082.5" y=" 010.0" z="-000.5"&gt;044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85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-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45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47];[.B47];[.C47];[.D47];[.E47];[.F47];[.G47];[.H47];[.I47])" office:value-type="string" office:string-value="    &lt;n x=&quot; 085.0&quot; y=&quot; 010.0&quot; z=&quot;-000.5&quot;&gt;045&lt;/n&gt;">
            <text:p><text:s text:c="4"/>&lt;n x=" 085.0" y=" 010.0" z="-000.5"&gt;045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87.5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-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46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48];[.B48];[.C48];[.D48];[.E48];[.F48];[.G48];[.H48];[.I48])" office:value-type="string" office:string-value="    &lt;n x=&quot; 087.5&quot; y=&quot; 010.0&quot; z=&quot;-000.5&quot;&gt;046&lt;/n&gt;">
            <text:p><text:s text:c="4"/>&lt;n x=" 087.5" y=" 010.0" z="-000.5"&gt;046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9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-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47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49];[.B49];[.C49];[.D49];[.E49];[.F49];[.G49];[.H49];[.I49])" office:value-type="string" office:string-value="    &lt;n x=&quot; 090.0&quot; y=&quot; 010.0&quot; z=&quot;-000.5&quot;&gt;047&lt;/n&gt;">
            <text:p><text:s text:c="4"/>&lt;n x=" 090.0" y=" 010.0" z="-000.5"&gt;047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92.5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-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48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50];[.B50];[.C50];[.D50];[.E50];[.F50];[.G50];[.H50];[.I50])" office:value-type="string" office:string-value="    &lt;n x=&quot; 092.5&quot; y=&quot; 010.0&quot; z=&quot;-000.5&quot;&gt;048&lt;/n&gt;">
            <text:p><text:s text:c="4"/>&lt;n x=" 092.5" y=" 010.0" z="-000.5"&gt;048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95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-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49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51];[.B51];[.C51];[.D51];[.E51];[.F51];[.G51];[.H51];[.I51])" office:value-type="string" office:string-value="    &lt;n x=&quot; 095.0&quot; y=&quot; 010.0&quot; z=&quot;-000.5&quot;&gt;049&lt;/n&gt;">
            <text:p><text:s text:c="4"/>&lt;n x=" 095.0" y=" 010.0" z="-000.5"&gt;049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97.5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-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50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52];[.B52];[.C52];[.D52];[.E52];[.F52];[.G52];[.H52];[.I52])" office:value-type="string" office:string-value="    &lt;n x=&quot; 097.5&quot; y=&quot; 010.0&quot; z=&quot;-000.5&quot;&gt;050&lt;/n&gt;">
            <text:p><text:s text:c="4"/>&lt;n x=" 097.5" y=" 010.0" z="-000.5"&gt;050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10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-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51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53];[.B53];[.C53];[.D53];[.E53];[.F53];[.G53];[.H53];[.I53])" office:value-type="string" office:string-value="    &lt;n x=&quot; 100.0&quot; y=&quot; 010.0&quot; z=&quot;-000.5&quot;&gt;051&lt;/n&gt;">
            <text:p><text:s text:c="4"/>&lt;n x=" 100.0" y=" 010.0" z="-000.5"&gt;051&lt;/n&gt;</text:p>
          </table:table-cell>
          <table:table-cell table:number-columns-repeated="1013"/>
        </table:table-row>
        <table:table-row table:style-name="ro1">
          <table:table-cell table:style-name="ce7"/>
          <table:table-cell table:style-name="ce8" table:number-columns-repeated="3"/>
          <table:table-cell table:style-name="ce3"/>
          <table:table-cell table:style-name="ce8" table:number-columns-repeated="2"/>
          <table:table-cell table:style-name="ce9"/>
          <table:table-cell table:style-name="ce5"/>
          <table:table-cell table:style-name="ce3"/>
          <table:table-cell table:style-name="ce6"/>
          <table:table-cell table:number-columns-repeated="1013"/>
        </table:table-row>
        <table:table-row table:style-name="ro1" table:number-rows-repeated="2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0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-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<text:s/>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52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57];[.B57];[.C57];[.D57];[.E57];[.F57];[.G57];[.H57];[.I57])" office:value-type="string" office:string-value="    &lt;n x=&quot; 000.0&quot; y=&quot;-010.0&quot; z=&quot; 000.5&quot;&gt;052&lt;/n&gt;">
            <text:p><text:s text:c="4"/>&lt;n x=" 000.0" y="-010.0" z=" 000.5"&gt;052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2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-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<text:s/>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53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58];[.B58];[.C58];[.D58];[.E58];[.F58];[.G58];[.H58];[.I58])" office:value-type="string" office:string-value="    &lt;n x=&quot; 020.0&quot; y=&quot;-010.0&quot; z=&quot; 000.5&quot;&gt;053&lt;/n&gt;">
            <text:p><text:s text:c="4"/>&lt;n x=" 020.0" y="-010.0" z=" 000.5"&gt;053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4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-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<text:s/>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54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59];[.B59];[.C59];[.D59];[.E59];[.F59];[.G59];[.H59];[.I59])" office:value-type="string" office:string-value="    &lt;n x=&quot; 040.0&quot; y=&quot;-010.0&quot; z=&quot; 000.5&quot;&gt;054&lt;/n&gt;">
            <text:p><text:s text:c="4"/>&lt;n x=" 040.0" y="-010.0" z=" 000.5"&gt;054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5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-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<text:s/>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55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60];[.B60];[.C60];[.D60];[.E60];[.F60];[.G60];[.H60];[.I60])" office:value-type="string" office:string-value="    &lt;n x=&quot; 050.0&quot; y=&quot;-010.0&quot; z=&quot; 000.5&quot;&gt;055&lt;/n&gt;">
            <text:p><text:s text:c="4"/>&lt;n x=" 050.0" y="-010.0" z=" 000.5"&gt;055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6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-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<text:s/>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56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61];[.B61];[.C61];[.D61];[.E61];[.F61];[.G61];[.H61];[.I61])" office:value-type="string" office:string-value="    &lt;n x=&quot; 060.0&quot; y=&quot;-010.0&quot; z=&quot; 000.5&quot;&gt;056&lt;/n&gt;">
            <text:p><text:s text:c="4"/>&lt;n x=" 060.0" y="-010.0" z=" 000.5"&gt;056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65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-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<text:s/>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57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62];[.B62];[.C62];[.D62];[.E62];[.F62];[.G62];[.H62];[.I62])" office:value-type="string" office:string-value="    &lt;n x=&quot; 065.0&quot; y=&quot;-010.0&quot; z=&quot; 000.5&quot;&gt;057&lt;/n&gt;">
            <text:p><text:s text:c="4"/>&lt;n x=" 065.0" y="-010.0" z=" 000.5"&gt;057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7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-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<text:s/>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58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63];[.B63];[.C63];[.D63];[.E63];[.F63];[.G63];[.H63];[.I63])" office:value-type="string" office:string-value="    &lt;n x=&quot; 070.0&quot; y=&quot;-010.0&quot; z=&quot; 000.5&quot;&gt;058&lt;/n&gt;">
            <text:p><text:s text:c="4"/>&lt;n x=" 070.0" y="-010.0" z=" 000.5"&gt;058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75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-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<text:s/>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59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64];[.B64];[.C64];[.D64];[.E64];[.F64];[.G64];[.H64];[.I64])" office:value-type="string" office:string-value="    &lt;n x=&quot; 075.0&quot; y=&quot;-010.0&quot; z=&quot; 000.5&quot;&gt;059&lt;/n&gt;">
            <text:p><text:s text:c="4"/>&lt;n x=" 075.0" y="-010.0" z=" 000.5"&gt;059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8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-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<text:s/>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60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65];[.B65];[.C65];[.D65];[.E65];[.F65];[.G65];[.H65];[.I65])" office:value-type="string" office:string-value="    &lt;n x=&quot; 080.0&quot; y=&quot;-010.0&quot; z=&quot; 000.5&quot;&gt;060&lt;/n&gt;">
            <text:p><text:s text:c="4"/>&lt;n x=" 080.0" y="-010.0" z=" 000.5"&gt;060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82.5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-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<text:s/>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61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66];[.B66];[.C66];[.D66];[.E66];[.F66];[.G66];[.H66];[.I66])" office:value-type="string" office:string-value="    &lt;n x=&quot; 082.5&quot; y=&quot;-010.0&quot; z=&quot; 000.5&quot;&gt;061&lt;/n&gt;">
            <text:p><text:s text:c="4"/>&lt;n x=" 082.5" y="-010.0" z=" 000.5"&gt;061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85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-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<text:s/>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62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67];[.B67];[.C67];[.D67];[.E67];[.F67];[.G67];[.H67];[.I67])" office:value-type="string" office:string-value="    &lt;n x=&quot; 085.0&quot; y=&quot;-010.0&quot; z=&quot; 000.5&quot;&gt;062&lt;/n&gt;">
            <text:p><text:s text:c="4"/>&lt;n x=" 085.0" y="-010.0" z=" 000.5"&gt;062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87.5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-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<text:s/>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63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68];[.B68];[.C68];[.D68];[.E68];[.F68];[.G68];[.H68];[.I68])" office:value-type="string" office:string-value="    &lt;n x=&quot; 087.5&quot; y=&quot;-010.0&quot; z=&quot; 000.5&quot;&gt;063&lt;/n&gt;">
            <text:p><text:s text:c="4"/>&lt;n x=" 087.5" y="-010.0" z=" 000.5"&gt;063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9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-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<text:s/>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64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69];[.B69];[.C69];[.D69];[.E69];[.F69];[.G69];[.H69];[.I69])" office:value-type="string" office:string-value="    &lt;n x=&quot; 090.0&quot; y=&quot;-010.0&quot; z=&quot; 000.5&quot;&gt;064&lt;/n&gt;">
            <text:p><text:s text:c="4"/>&lt;n x=" 090.0" y="-010.0" z=" 000.5"&gt;064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92.5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-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<text:s/>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65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70];[.B70];[.C70];[.D70];[.E70];[.F70];[.G70];[.H70];[.I70])" office:value-type="string" office:string-value="    &lt;n x=&quot; 092.5&quot; y=&quot;-010.0&quot; z=&quot; 000.5&quot;&gt;065&lt;/n&gt;">
            <text:p><text:s text:c="4"/>&lt;n x=" 092.5" y="-010.0" z=" 000.5"&gt;065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95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-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<text:s/>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66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71];[.B71];[.C71];[.D71];[.E71];[.F71];[.G71];[.H71];[.I71])" office:value-type="string" office:string-value="    &lt;n x=&quot; 095.0&quot; y=&quot;-010.0&quot; z=&quot; 000.5&quot;&gt;066&lt;/n&gt;">
            <text:p><text:s text:c="4"/>&lt;n x=" 095.0" y="-010.0" z=" 000.5"&gt;066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97.5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-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<text:s/>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67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72];[.B72];[.C72];[.D72];[.E72];[.F72];[.G72];[.H72];[.I72])" office:value-type="string" office:string-value="    &lt;n x=&quot; 097.5&quot; y=&quot;-010.0&quot; z=&quot; 000.5&quot;&gt;067&lt;/n&gt;">
            <text:p><text:s text:c="4"/>&lt;n x=" 097.5" y="-010.0" z=" 000.5"&gt;067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10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-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<text:s/>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68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73];[.B73];[.C73];[.D73];[.E73];[.F73];[.G73];[.H73];[.I73])" office:value-type="string" office:string-value="    &lt;n x=&quot; 100.0&quot; y=&quot;-010.0&quot; z=&quot; 000.5&quot;&gt;068&lt;/n&gt;">
            <text:p><text:s text:c="4"/>&lt;n x=" 100.0" y="-010.0" z=" 000.5"&gt;068&lt;/n&gt;</text:p>
          </table:table-cell>
          <table:table-cell table:number-columns-repeated="1013"/>
        </table:table-row>
        <table:table-row table:style-name="ro1">
          <table:table-cell table:style-name="ce7"/>
          <table:table-cell table:style-name="ce8" table:number-columns-repeated="3"/>
          <table:table-cell table:style-name="ce3"/>
          <table:table-cell table:style-name="Default"/>
          <table:table-cell table:style-name="ce8"/>
          <table:table-cell table:style-name="ce9"/>
          <table:table-cell table:style-name="ce5"/>
          <table:table-cell table:style-name="ce3"/>
          <table:table-cell table:style-name="ce6"/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0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0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<text:s/>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69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75];[.B75];[.C75];[.D75];[.E75];[.F75];[.G75];[.H75];[.I75])" office:value-type="string" office:string-value="    &lt;n x=&quot; 000.0&quot; y=&quot; 000.0&quot; z=&quot; 000.5&quot;&gt;069&lt;/n&gt;">
            <text:p><text:s text:c="4"/>&lt;n x=" 000.0" y=" 000.0" z=" 000.5"&gt;069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2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0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<text:s/>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70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76];[.B76];[.C76];[.D76];[.E76];[.F76];[.G76];[.H76];[.I76])" office:value-type="string" office:string-value="    &lt;n x=&quot; 020.0&quot; y=&quot; 000.0&quot; z=&quot; 000.5&quot;&gt;070&lt;/n&gt;">
            <text:p><text:s text:c="4"/>&lt;n x=" 020.0" y=" 000.0" z=" 000.5"&gt;070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4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0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<text:s/>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71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77];[.B77];[.C77];[.D77];[.E77];[.F77];[.G77];[.H77];[.I77])" office:value-type="string" office:string-value="    &lt;n x=&quot; 040.0&quot; y=&quot; 000.0&quot; z=&quot; 000.5&quot;&gt;071&lt;/n&gt;">
            <text:p><text:s text:c="4"/>&lt;n x=" 040.0" y=" 000.0" z=" 000.5"&gt;071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5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0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<text:s/>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72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78];[.B78];[.C78];[.D78];[.E78];[.F78];[.G78];[.H78];[.I78])" office:value-type="string" office:string-value="    &lt;n x=&quot; 050.0&quot; y=&quot; 000.0&quot; z=&quot; 000.5&quot;&gt;072&lt;/n&gt;">
            <text:p><text:s text:c="4"/>&lt;n x=" 050.0" y=" 000.0" z=" 000.5"&gt;072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6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0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<text:s/>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73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79];[.B79];[.C79];[.D79];[.E79];[.F79];[.G79];[.H79];[.I79])" office:value-type="string" office:string-value="    &lt;n x=&quot; 060.0&quot; y=&quot; 000.0&quot; z=&quot; 000.5&quot;&gt;073&lt;/n&gt;">
            <text:p><text:s text:c="4"/>&lt;n x=" 060.0" y=" 000.0" z=" 000.5"&gt;073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65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0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<text:s/>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74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80];[.B80];[.C80];[.D80];[.E80];[.F80];[.G80];[.H80];[.I80])" office:value-type="string" office:string-value="    &lt;n x=&quot; 065.0&quot; y=&quot; 000.0&quot; z=&quot; 000.5&quot;&gt;074&lt;/n&gt;">
            <text:p><text:s text:c="4"/>&lt;n x=" 065.0" y=" 000.0" z=" 000.5"&gt;074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7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0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<text:s/>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75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81];[.B81];[.C81];[.D81];[.E81];[.F81];[.G81];[.H81];[.I81])" office:value-type="string" office:string-value="    &lt;n x=&quot; 070.0&quot; y=&quot; 000.0&quot; z=&quot; 000.5&quot;&gt;075&lt;/n&gt;">
            <text:p><text:s text:c="4"/>&lt;n x=" 070.0" y=" 000.0" z=" 000.5"&gt;075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75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0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<text:s/>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76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82];[.B82];[.C82];[.D82];[.E82];[.F82];[.G82];[.H82];[.I82])" office:value-type="string" office:string-value="    &lt;n x=&quot; 075.0&quot; y=&quot; 000.0&quot; z=&quot; 000.5&quot;&gt;076&lt;/n&gt;">
            <text:p><text:s text:c="4"/>&lt;n x=" 075.0" y=" 000.0" z=" 000.5"&gt;076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8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0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<text:s/>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77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83];[.B83];[.C83];[.D83];[.E83];[.F83];[.G83];[.H83];[.I83])" office:value-type="string" office:string-value="    &lt;n x=&quot; 080.0&quot; y=&quot; 000.0&quot; z=&quot; 000.5&quot;&gt;077&lt;/n&gt;">
            <text:p><text:s text:c="4"/>&lt;n x=" 080.0" y=" 000.0" z=" 000.5"&gt;077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82.5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0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<text:s/>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78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84];[.B84];[.C84];[.D84];[.E84];[.F84];[.G84];[.H84];[.I84])" office:value-type="string" office:string-value="    &lt;n x=&quot; 082.5&quot; y=&quot; 000.0&quot; z=&quot; 000.5&quot;&gt;078&lt;/n&gt;">
            <text:p><text:s text:c="4"/>&lt;n x=" 082.5" y=" 000.0" z=" 000.5"&gt;078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85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0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<text:s/>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79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85];[.B85];[.C85];[.D85];[.E85];[.F85];[.G85];[.H85];[.I85])" office:value-type="string" office:string-value="    &lt;n x=&quot; 085.0&quot; y=&quot; 000.0&quot; z=&quot; 000.5&quot;&gt;079&lt;/n&gt;">
            <text:p><text:s text:c="4"/>&lt;n x=" 085.0" y=" 000.0" z=" 000.5"&gt;079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87.5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0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<text:s/>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80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86];[.B86];[.C86];[.D86];[.E86];[.F86];[.G86];[.H86];[.I86])" office:value-type="string" office:string-value="    &lt;n x=&quot; 087.5&quot; y=&quot; 000.0&quot; z=&quot; 000.5&quot;&gt;080&lt;/n&gt;">
            <text:p><text:s text:c="4"/>&lt;n x=" 087.5" y=" 000.0" z=" 000.5"&gt;080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9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0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<text:s/>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81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87];[.B87];[.C87];[.D87];[.E87];[.F87];[.G87];[.H87];[.I87])" office:value-type="string" office:string-value="    &lt;n x=&quot; 090.0&quot; y=&quot; 000.0&quot; z=&quot; 000.5&quot;&gt;081&lt;/n&gt;">
            <text:p><text:s text:c="4"/>&lt;n x=" 090.0" y=" 000.0" z=" 000.5"&gt;081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92.5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0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<text:s/>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82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88];[.B88];[.C88];[.D88];[.E88];[.F88];[.G88];[.H88];[.I88])" office:value-type="string" office:string-value="    &lt;n x=&quot; 092.5&quot; y=&quot; 000.0&quot; z=&quot; 000.5&quot;&gt;082&lt;/n&gt;">
            <text:p><text:s text:c="4"/>&lt;n x=" 092.5" y=" 000.0" z=" 000.5"&gt;082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95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0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<text:s/>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83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89];[.B89];[.C89];[.D89];[.E89];[.F89];[.G89];[.H89];[.I89])" office:value-type="string" office:string-value="    &lt;n x=&quot; 095.0&quot; y=&quot; 000.0&quot; z=&quot; 000.5&quot;&gt;083&lt;/n&gt;">
            <text:p><text:s text:c="4"/>&lt;n x=" 095.0" y=" 000.0" z=" 000.5"&gt;083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97.5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0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<text:s/>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84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90];[.B90];[.C90];[.D90];[.E90];[.F90];[.G90];[.H90];[.I90])" office:value-type="string" office:string-value="    &lt;n x=&quot; 097.5&quot; y=&quot; 000.0&quot; z=&quot; 000.5&quot;&gt;084&lt;/n&gt;">
            <text:p><text:s text:c="4"/>&lt;n x=" 097.5" y=" 000.0" z=" 000.5"&gt;084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10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0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<text:s/>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85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91];[.B91];[.C91];[.D91];[.E91];[.F91];[.G91];[.H91];[.I91])" office:value-type="string" office:string-value="    &lt;n x=&quot; 100.0&quot; y=&quot; 000.0&quot; z=&quot; 000.5&quot;&gt;085&lt;/n&gt;">
            <text:p><text:s text:c="4"/>&lt;n x=" 100.0" y=" 000.0" z=" 000.5"&gt;085&lt;/n&gt;</text:p>
          </table:table-cell>
          <table:table-cell table:number-columns-repeated="1013"/>
        </table:table-row>
        <table:table-row table:style-name="ro1">
          <table:table-cell table:style-name="ce7"/>
          <table:table-cell table:style-name="ce8" table:number-columns-repeated="3"/>
          <table:table-cell table:style-name="ce3"/>
          <table:table-cell table:style-name="Default"/>
          <table:table-cell table:style-name="ce8"/>
          <table:table-cell table:style-name="ce9"/>
          <table:table-cell table:style-name="ce5"/>
          <table:table-cell table:style-name="ce3"/>
          <table:table-cell table:style-name="ce6"/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0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<text:s/>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86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93];[.B93];[.C93];[.D93];[.E93];[.F93];[.G93];[.H93];[.I93])" office:value-type="string" office:string-value="    &lt;n x=&quot; 000.0&quot; y=&quot; 010.0&quot; z=&quot; 000.5&quot;&gt;086&lt;/n&gt;">
            <text:p><text:s text:c="4"/>&lt;n x=" 000.0" y=" 010.0" z=" 000.5"&gt;086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2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<text:s/>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87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94];[.B94];[.C94];[.D94];[.E94];[.F94];[.G94];[.H94];[.I94])" office:value-type="string" office:string-value="    &lt;n x=&quot; 020.0&quot; y=&quot; 010.0&quot; z=&quot; 000.5&quot;&gt;087&lt;/n&gt;">
            <text:p><text:s text:c="4"/>&lt;n x=" 020.0" y=" 010.0" z=" 000.5"&gt;087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4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<text:s/>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88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95];[.B95];[.C95];[.D95];[.E95];[.F95];[.G95];[.H95];[.I95])" office:value-type="string" office:string-value="    &lt;n x=&quot; 040.0&quot; y=&quot; 010.0&quot; z=&quot; 000.5&quot;&gt;088&lt;/n&gt;">
            <text:p><text:s text:c="4"/>&lt;n x=" 040.0" y=" 010.0" z=" 000.5"&gt;088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5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<text:s/>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89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96];[.B96];[.C96];[.D96];[.E96];[.F96];[.G96];[.H96];[.I96])" office:value-type="string" office:string-value="    &lt;n x=&quot; 050.0&quot; y=&quot; 010.0&quot; z=&quot; 000.5&quot;&gt;089&lt;/n&gt;">
            <text:p><text:s text:c="4"/>&lt;n x=" 050.0" y=" 010.0" z=" 000.5"&gt;089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6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<text:s/>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90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97];[.B97];[.C97];[.D97];[.E97];[.F97];[.G97];[.H97];[.I97])" office:value-type="string" office:string-value="    &lt;n x=&quot; 060.0&quot; y=&quot; 010.0&quot; z=&quot; 000.5&quot;&gt;090&lt;/n&gt;">
            <text:p><text:s text:c="4"/>&lt;n x=" 060.0" y=" 010.0" z=" 000.5"&gt;090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65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<text:s/>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91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98];[.B98];[.C98];[.D98];[.E98];[.F98];[.G98];[.H98];[.I98])" office:value-type="string" office:string-value="    &lt;n x=&quot; 065.0&quot; y=&quot; 010.0&quot; z=&quot; 000.5&quot;&gt;091&lt;/n&gt;">
            <text:p><text:s text:c="4"/>&lt;n x=" 065.0" y=" 010.0" z=" 000.5"&gt;091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7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<text:s/>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92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99];[.B99];[.C99];[.D99];[.E99];[.F99];[.G99];[.H99];[.I99])" office:value-type="string" office:string-value="    &lt;n x=&quot; 070.0&quot; y=&quot; 010.0&quot; z=&quot; 000.5&quot;&gt;092&lt;/n&gt;">
            <text:p><text:s text:c="4"/>&lt;n x=" 070.0" y=" 010.0" z=" 000.5"&gt;092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75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<text:s/>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93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100];[.B100];[.C100];[.D100];[.E100];[.F100];[.G100];[.H100];[.I100])" office:value-type="string" office:string-value="    &lt;n x=&quot; 075.0&quot; y=&quot; 010.0&quot; z=&quot; 000.5&quot;&gt;093&lt;/n&gt;">
            <text:p><text:s text:c="4"/>&lt;n x=" 075.0" y=" 010.0" z=" 000.5"&gt;093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8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<text:s/>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94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101];[.B101];[.C101];[.D101];[.E101];[.F101];[.G101];[.H101];[.I101])" office:value-type="string" office:string-value="    &lt;n x=&quot; 080.0&quot; y=&quot; 010.0&quot; z=&quot; 000.5&quot;&gt;094&lt;/n&gt;">
            <text:p><text:s text:c="4"/>&lt;n x=" 080.0" y=" 010.0" z=" 000.5"&gt;094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82.5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<text:s/>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95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102];[.B102];[.C102];[.D102];[.E102];[.F102];[.G102];[.H102];[.I102])" office:value-type="string" office:string-value="    &lt;n x=&quot; 082.5&quot; y=&quot; 010.0&quot; z=&quot; 000.5&quot;&gt;095&lt;/n&gt;">
            <text:p><text:s text:c="4"/>&lt;n x=" 082.5" y=" 010.0" z=" 000.5"&gt;095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85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<text:s/>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96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103];[.B103];[.C103];[.D103];[.E103];[.F103];[.G103];[.H103];[.I103])" office:value-type="string" office:string-value="    &lt;n x=&quot; 085.0&quot; y=&quot; 010.0&quot; z=&quot; 000.5&quot;&gt;096&lt;/n&gt;">
            <text:p><text:s text:c="4"/>&lt;n x=" 085.0" y=" 010.0" z=" 000.5"&gt;096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87.5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<text:s/>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97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104];[.B104];[.C104];[.D104];[.E104];[.F104];[.G104];[.H104];[.I104])" office:value-type="string" office:string-value="    &lt;n x=&quot; 087.5&quot; y=&quot; 010.0&quot; z=&quot; 000.5&quot;&gt;097&lt;/n&gt;">
            <text:p><text:s text:c="4"/>&lt;n x=" 087.5" y=" 010.0" z=" 000.5"&gt;097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9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<text:s/>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98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105];[.B105];[.C105];[.D105];[.E105];[.F105];[.G105];[.H105];[.I105])" office:value-type="string" office:string-value="    &lt;n x=&quot; 090.0&quot; y=&quot; 010.0&quot; z=&quot; 000.5&quot;&gt;098&lt;/n&gt;">
            <text:p><text:s text:c="4"/>&lt;n x=" 090.0" y=" 010.0" z=" 000.5"&gt;098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92.5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<text:s/>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99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106];[.B106];[.C106];[.D106];[.E106];[.F106];[.G106];[.H106];[.I106])" office:value-type="string" office:string-value="    &lt;n x=&quot; 092.5&quot; y=&quot; 010.0&quot; z=&quot; 000.5&quot;&gt;099&lt;/n&gt;">
            <text:p><text:s text:c="4"/>&lt;n x=" 092.5" y=" 010.0" z=" 000.5"&gt;099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95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<text:s/>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100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107];[.B107];[.C107];[.D107];[.E107];[.F107];[.G107];[.H107];[.I107])" office:value-type="string" office:string-value="    &lt;n x=&quot; 095.0&quot; y=&quot; 010.0&quot; z=&quot; 000.5&quot;&gt;100&lt;/n&gt;">
            <text:p><text:s text:c="4"/>&lt;n x=" 095.0" y=" 010.0" z=" 000.5"&gt;100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097.5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<text:s/>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101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108];[.B108];[.C108];[.D108];[.E108];[.F108];[.G108];[.H108];[.I108])" office:value-type="string" office:string-value="    &lt;n x=&quot; 097.5&quot; y=&quot; 010.0&quot; z=&quot; 000.5&quot;&gt;101&lt;/n&gt;">
            <text:p><text:s text:c="4"/>&lt;n x=" 097.5" y=" 010.0" z=" 000.5"&gt;101&lt;/n&gt;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<text:span text:style-name="T6"><text:s text:c="4"/></text:span><text:span text:style-name="T7">&lt;n</text:span><text:span text:style-name="T6"> </text:span><text:span text:style-name="T8">x</text:span><text:span text:style-name="T9">=</text:span><text:span text:style-name="T10">"</text:span></text:p>
          </table:table-cell>
          <table:table-cell table:style-name="ce8" office:value-type="string">
            <text:p><text:s/>100.0</text:p>
          </table:table-cell>
          <table:table-cell table:style-name="ce3" office:value-type="string">
            <text:p><text:span text:style-name="T5">"</text:span><text:span text:style-name="T2"> </text:span><text:span text:style-name="T3">y</text:span><text:span text:style-name="T4">=</text:span><text:span text:style-name="T5">"</text:span></text:p>
          </table:table-cell>
          <table:table-cell table:style-name="ce8" office:value-type="string">
            <text:p><text:s/>010.0</text:p>
          </table:table-cell>
          <table:table-cell table:style-name="ce1" office:value-type="string">
            <text:p><text:span text:style-name="T5">"</text:span><text:span text:style-name="T2"> </text:span><text:span text:style-name="T3">z</text:span><text:span text:style-name="T4">=</text:span><text:span text:style-name="T5">"</text:span></text:p>
          </table:table-cell>
          <table:table-cell table:style-name="ce8" office:value-type="string">
            <text:p><text:s/>000.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102</text:p>
          </table:table-cell>
          <table:table-cell table:style-name="ce5" office:value-type="string">
            <text:p>&lt;/n&gt;</text:p>
          </table:table-cell>
          <table:table-cell table:style-name="ce3"/>
          <table:table-cell table:style-name="ce6" table:formula="of:=CONCATENATE([.A109];[.B109];[.C109];[.D109];[.E109];[.F109];[.G109];[.H109];[.I109])" office:value-type="string" office:string-value="    &lt;n x=&quot; 100.0&quot; y=&quot; 010.0&quot; z=&quot; 000.5&quot;&gt;102&lt;/n&gt;">
            <text:p><text:s text:c="4"/>&lt;n x=" 100.0" y=" 010.0" z=" 000.5"&gt;102&lt;/n&gt;</text:p>
          </table:table-cell>
          <table:table-cell table:number-columns-repeated="1013"/>
        </table:table-row>
        <table:table-row table:style-name="ro1" table:number-rows-repeated="28">
          <table:table-cell table:style-name="ce7"/>
          <table:table-cell table:style-name="ce8" table:number-columns-repeated="3"/>
          <table:table-cell table:style-name="ce3"/>
          <table:table-cell table:style-name="ce8" table:number-columns-repeated="2"/>
          <table:table-cell table:style-name="ce9"/>
          <table:table-cell table:style-name="ce5"/>
          <table:table-cell table:style-name="ce3"/>
          <table:table-cell table:style-name="ce6"/>
          <table:table-cell table:number-columns-repeated="1013"/>
        </table:table-row>
        <table:table-row table:style-name="ro1" table:number-rows-repeated="8">
          <table:table-cell table:style-name="ce3" table:number-columns-repeated="10"/>
          <table:table-cell table:style-name="ce6"/>
          <table:table-cell table:number-columns-repeated="1013"/>
        </table:table-row>
        <table:table-row table:style-name="ro1" table:number-rows-repeated="133">
          <table:table-cell table:style-name="ce3" table:number-columns-repeated="9"/>
          <table:table-cell/>
          <table:table-cell table:style-name="ce6"/>
          <table:table-cell table:number-columns-repeated="1013"/>
        </table:table-row>
        <table:table-row table:style-name="ro1" table:number-rows-repeated="10482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zidenz" table:style-name="ta1" table:print="false">
        <office:forms form:automatic-focus="false" form:apply-design-mode="false"/>
        <table:table-column table:style-name="co3" table:default-cell-style-name="ce2"/>
        <table:table-column table:style-name="co11" table:number-columns-repeated="9" table:default-cell-style-name="ce29"/>
        <table:table-column table:style-name="co7" table:default-cell-style-name="ce2"/>
        <table:table-column table:style-name="co12" table:default-cell-style-name="ce2"/>
        <table:table-column table:style-name="co7" table:default-cell-style-name="ce2"/>
        <table:table-column table:style-name="co13" table:number-columns-repeated="2" table:default-cell-style-name="ce2"/>
        <table:table-column table:style-name="co13" table:default-cell-style-name="ce32"/>
        <table:table-column table:style-name="co8" table:default-cell-style-name="ce2"/>
        <table:table-column table:style-name="co13" table:default-cell-style-name="ce2"/>
        <table:table-column table:style-name="co14" table:default-cell-style-name="Default"/>
        <table:table-column table:style-name="co5" table:number-columns-repeated="996" table:default-cell-style-name="ce2"/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35 </text:p>
          </table:table-cell>
          <table:table-cell table:style-name="ce11" office:value-type="string">
            <text:p>36 </text:p>
          </table:table-cell>
          <table:table-cell table:style-name="ce11" office:value-type="string">
            <text:p>37 </text:p>
          </table:table-cell>
          <table:table-cell table:style-name="ce11" office:value-type="string">
            <text:p>52 </text:p>
          </table:table-cell>
          <table:table-cell table:style-name="ce11" office:value-type="string">
            <text:p>53 </text:p>
          </table:table-cell>
          <table:table-cell table:style-name="ce11" office:value-type="string">
            <text:p>54 </text:p>
          </table:table-cell>
          <table:table-cell table:style-name="ce11" office:value-type="string">
            <text:p>69 </text:p>
          </table:table-cell>
          <table:table-cell table:style-name="ce11" office:value-type="string">
            <text:p>70 </text:p>
          </table:table-cell>
          <table:table-cell table:style-name="ce11" office:value-type="string">
            <text:p>71 </text:p>
          </table:table-cell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string">
            <text:p>09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];[.B1];[.C1];[.D1];[.E1];[.F1];[.G1];[.H1];[.I1];[.J1];[.K1];[.L1];[.M1];[.N1];[.O1];[.P1];[.Q1])" office:value-type="string" office:string-value="    &lt;e gnn=&quot;35 36 37 52 53 54 69 70 71 &quot; et=&quot;1&quot; m=&quot;1&quot;&gt;09&lt;/e&gt;">
            <text:p><text:s text:c="4"/>&lt;e gnn="35 36 37 52 53 54 69 70 71 " et="1" m="1"&gt;09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37 </text:p>
          </table:table-cell>
          <table:table-cell table:style-name="ce11" office:value-type="string">
            <text:p>38 </text:p>
          </table:table-cell>
          <table:table-cell table:style-name="ce11" office:value-type="string">
            <text:p>39 </text:p>
          </table:table-cell>
          <table:table-cell table:style-name="ce11" office:value-type="string">
            <text:p>54 </text:p>
          </table:table-cell>
          <table:table-cell table:style-name="ce11" office:value-type="string">
            <text:p>55 </text:p>
          </table:table-cell>
          <table:table-cell table:style-name="ce11" office:value-type="string">
            <text:p>57 </text:p>
          </table:table-cell>
          <table:table-cell table:style-name="ce11" office:value-type="string">
            <text:p>71 </text:p>
          </table:table-cell>
          <table:table-cell table:style-name="ce11" office:value-type="string">
            <text:p>72 </text:p>
          </table:table-cell>
          <table:table-cell table:style-name="ce11" office:value-type="string">
            <text:p>73 </text:p>
          </table:table-cell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string">
            <text:p>10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2];[.B2];[.C2];[.D2];[.E2];[.F2];[.G2];[.H2];[.I2];[.J2];[.K2];[.L2];[.M2];[.N2];[.O2];[.P2];[.Q2])" office:value-type="string" office:string-value="    &lt;e gnn=&quot;37 38 39 54 55 57 71 72 73 &quot; et=&quot;1&quot; m=&quot;1&quot;&gt;10&lt;/e&gt;">
            <text:p><text:s text:c="4"/>&lt;e gnn="37 38 39 54 55 57 71 72 73 " et="1" m="1"&gt;10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39 </text:p>
          </table:table-cell>
          <table:table-cell table:style-name="ce11" office:value-type="string">
            <text:p>40 </text:p>
          </table:table-cell>
          <table:table-cell table:style-name="ce11" office:value-type="string">
            <text:p>41 </text:p>
          </table:table-cell>
          <table:table-cell table:style-name="ce11" office:value-type="string">
            <text:p>56 </text:p>
          </table:table-cell>
          <table:table-cell table:style-name="ce11" office:value-type="string">
            <text:p>57 </text:p>
          </table:table-cell>
          <table:table-cell table:style-name="ce11" office:value-type="string">
            <text:p>60 </text:p>
          </table:table-cell>
          <table:table-cell table:style-name="ce11" office:value-type="string">
            <text:p>73 </text:p>
          </table:table-cell>
          <table:table-cell table:style-name="ce11" office:value-type="string">
            <text:p>74 </text:p>
          </table:table-cell>
          <table:table-cell table:style-name="ce11" office:value-type="string">
            <text:p>75 </text:p>
          </table:table-cell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string">
            <text:p>11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3];[.B3];[.C3];[.D3];[.E3];[.F3];[.G3];[.H3];[.I3];[.J3];[.K3];[.L3];[.M3];[.N3];[.O3];[.P3];[.Q3])" office:value-type="string" office:string-value="    &lt;e gnn=&quot;39 40 41 56 57 60 73 74 75 &quot; et=&quot;1&quot; m=&quot;1&quot;&gt;11&lt;/e&gt;">
            <text:p><text:s text:c="4"/>&lt;e gnn="39 40 41 56 57 60 73 74 75 " et="1" m="1"&gt;11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41 </text:p>
          </table:table-cell>
          <table:table-cell table:style-name="ce11" office:value-type="string">
            <text:p>42 </text:p>
          </table:table-cell>
          <table:table-cell table:style-name="ce11" office:value-type="string">
            <text:p>43 </text:p>
          </table:table-cell>
          <table:table-cell table:style-name="ce11" office:value-type="string">
            <text:p>58 </text:p>
          </table:table-cell>
          <table:table-cell table:style-name="ce11" office:value-type="string">
            <text:p>59 </text:p>
          </table:table-cell>
          <table:table-cell table:style-name="ce11" office:value-type="string">
            <text:p>63 </text:p>
          </table:table-cell>
          <table:table-cell table:style-name="ce11" office:value-type="string">
            <text:p>75 </text:p>
          </table:table-cell>
          <table:table-cell table:style-name="ce11" office:value-type="string">
            <text:p>76 </text:p>
          </table:table-cell>
          <table:table-cell table:style-name="ce11" office:value-type="string">
            <text:p>77 </text:p>
          </table:table-cell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string">
            <text:p>12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4];[.B4];[.C4];[.D4];[.E4];[.F4];[.G4];[.H4];[.I4];[.J4];[.K4];[.L4];[.M4];[.N4];[.O4];[.P4];[.Q4])" office:value-type="string" office:string-value="    &lt;e gnn=&quot;41 42 43 58 59 63 75 76 77 &quot; et=&quot;1&quot; m=&quot;1&quot;&gt;12&lt;/e&gt;">
            <text:p><text:s text:c="4"/>&lt;e gnn="41 42 43 58 59 63 75 76 77 " et="1" m="1"&gt;12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43 </text:p>
          </table:table-cell>
          <table:table-cell table:style-name="ce11" office:value-type="string">
            <text:p>44 </text:p>
          </table:table-cell>
          <table:table-cell table:style-name="ce11" office:value-type="string">
            <text:p>45 </text:p>
          </table:table-cell>
          <table:table-cell table:style-name="ce11" office:value-type="string">
            <text:p>60 </text:p>
          </table:table-cell>
          <table:table-cell table:style-name="ce11" office:value-type="string">
            <text:p>61 </text:p>
          </table:table-cell>
          <table:table-cell table:style-name="ce11" office:value-type="string">
            <text:p>66 </text:p>
          </table:table-cell>
          <table:table-cell table:style-name="ce11" office:value-type="string">
            <text:p>77 </text:p>
          </table:table-cell>
          <table:table-cell table:style-name="ce11" office:value-type="string">
            <text:p>78 </text:p>
          </table:table-cell>
          <table:table-cell table:style-name="ce11" office:value-type="string">
            <text:p>79 </text:p>
          </table:table-cell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string">
            <text:p>13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5];[.B5];[.C5];[.D5];[.E5];[.F5];[.G5];[.H5];[.I5];[.J5];[.K5];[.L5];[.M5];[.N5];[.O5];[.P5];[.Q5])" office:value-type="string" office:string-value="    &lt;e gnn=&quot;43 44 45 60 61 66 77 78 79 &quot; et=&quot;1&quot; m=&quot;1&quot;&gt;13&lt;/e&gt;">
            <text:p><text:s text:c="4"/>&lt;e gnn="43 44 45 60 61 66 77 78 79 " et="1" m="1"&gt;13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45 </text:p>
          </table:table-cell>
          <table:table-cell table:style-name="ce11" office:value-type="string">
            <text:p>46 </text:p>
          </table:table-cell>
          <table:table-cell table:style-name="ce11" office:value-type="string">
            <text:p>47 </text:p>
          </table:table-cell>
          <table:table-cell table:style-name="ce11" office:value-type="string">
            <text:p>62 </text:p>
          </table:table-cell>
          <table:table-cell table:style-name="ce11" office:value-type="string">
            <text:p>63 </text:p>
          </table:table-cell>
          <table:table-cell table:style-name="ce11" office:value-type="string">
            <text:p>69 </text:p>
          </table:table-cell>
          <table:table-cell table:style-name="ce11" office:value-type="string">
            <text:p>79 </text:p>
          </table:table-cell>
          <table:table-cell table:style-name="ce11" office:value-type="string">
            <text:p>80 </text:p>
          </table:table-cell>
          <table:table-cell table:style-name="ce11" office:value-type="string">
            <text:p>81 </text:p>
          </table:table-cell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string">
            <text:p>14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6];[.B6];[.C6];[.D6];[.E6];[.F6];[.G6];[.H6];[.I6];[.J6];[.K6];[.L6];[.M6];[.N6];[.O6];[.P6];[.Q6])" office:value-type="string" office:string-value="    &lt;e gnn=&quot;45 46 47 62 63 69 79 80 81 &quot; et=&quot;1&quot; m=&quot;1&quot;&gt;14&lt;/e&gt;">
            <text:p><text:s text:c="4"/>&lt;e gnn="45 46 47 62 63 69 79 80 81 " et="1" m="1"&gt;14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47 </text:p>
          </table:table-cell>
          <table:table-cell table:style-name="ce11" office:value-type="string">
            <text:p>48 </text:p>
          </table:table-cell>
          <table:table-cell table:style-name="ce11" office:value-type="string">
            <text:p>49 </text:p>
          </table:table-cell>
          <table:table-cell table:style-name="ce11" office:value-type="string">
            <text:p>64 </text:p>
          </table:table-cell>
          <table:table-cell table:style-name="ce11" office:value-type="string">
            <text:p>65 </text:p>
          </table:table-cell>
          <table:table-cell table:style-name="ce11" office:value-type="string">
            <text:p>72 </text:p>
          </table:table-cell>
          <table:table-cell table:style-name="ce11" office:value-type="string">
            <text:p>81 </text:p>
          </table:table-cell>
          <table:table-cell table:style-name="ce11" office:value-type="string">
            <text:p>82 </text:p>
          </table:table-cell>
          <table:table-cell table:style-name="ce11" office:value-type="string">
            <text:p>83 </text:p>
          </table:table-cell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string">
            <text:p>15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7];[.B7];[.C7];[.D7];[.E7];[.F7];[.G7];[.H7];[.I7];[.J7];[.K7];[.L7];[.M7];[.N7];[.O7];[.P7];[.Q7])" office:value-type="string" office:string-value="    &lt;e gnn=&quot;47 48 49 64 65 72 81 82 83 &quot; et=&quot;1&quot; m=&quot;1&quot;&gt;15&lt;/e&gt;">
            <text:p><text:s text:c="4"/>&lt;e gnn="47 48 49 64 65 72 81 82 83 " et="1" m="1"&gt;15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49 </text:p>
          </table:table-cell>
          <table:table-cell table:style-name="ce11" office:value-type="string">
            <text:p>50 </text:p>
          </table:table-cell>
          <table:table-cell table:style-name="ce11" office:value-type="string">
            <text:p>51 </text:p>
          </table:table-cell>
          <table:table-cell table:style-name="ce11" office:value-type="string">
            <text:p>66 </text:p>
          </table:table-cell>
          <table:table-cell table:style-name="ce11" office:value-type="string">
            <text:p>67 </text:p>
          </table:table-cell>
          <table:table-cell table:style-name="ce11" office:value-type="string">
            <text:p>75 </text:p>
          </table:table-cell>
          <table:table-cell table:style-name="ce11" office:value-type="string">
            <text:p>83 </text:p>
          </table:table-cell>
          <table:table-cell table:style-name="ce11" office:value-type="string">
            <text:p>84 </text:p>
          </table:table-cell>
          <table:table-cell table:style-name="ce11" office:value-type="string">
            <text:p>85 </text:p>
          </table:table-cell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string">
            <text:p>16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8];[.B8];[.C8];[.D8];[.E8];[.F8];[.G8];[.H8];[.I8];[.J8];[.K8];[.L8];[.M8];[.N8];[.O8];[.P8];[.Q8])" office:value-type="string" office:string-value="    &lt;e gnn=&quot;49 50 51 66 67 75 83 84 85 &quot; et=&quot;1&quot; m=&quot;1&quot;&gt;16&lt;/e&gt;">
            <text:p><text:s text:c="4"/>&lt;e gnn="49 50 51 66 67 75 83 84 85 " et="1" m="1"&gt;16&lt;/e&gt;</text:p>
          </table:table-cell>
          <table:table-cell table:number-columns-repeated="996"/>
        </table:table-row>
        <table:table-row table:style-name="ro1">
          <table:table-cell table:style-name="ce7"/>
          <table:table-cell table:style-name="ce11" table:number-columns-repeated="9"/>
          <table:table-cell table:style-name="ce3"/>
          <table:table-cell table:style-name="ce8"/>
          <table:table-cell table:style-name="ce3"/>
          <table:table-cell table:style-name="ce8" table:number-columns-repeated="2"/>
          <table:table-cell table:style-name="ce30"/>
          <table:table-cell table:style-name="ce5"/>
          <table:table-cell table:style-name="ce3"/>
          <table:table-cell table:style-name="ce6"/>
          <table:table-cell table:number-columns-repeated="996"/>
        </table:table-row>
        <table:table-row table:style-name="ro1">
          <table:table-cell table:style-name="ce7"/>
          <table:table-cell table:style-name="ce11" table:number-columns-repeated="5"/>
          <table:table-cell/>
          <table:table-cell table:style-name="ce11" table:number-columns-repeated="3"/>
          <table:table-cell table:style-name="ce3"/>
          <table:table-cell table:style-name="ce8"/>
          <table:table-cell table:style-name="ce3"/>
          <table:table-cell table:style-name="ce8" table:number-columns-repeated="2"/>
          <table:table-cell table:style-name="ce30"/>
          <table:table-cell table:style-name="ce5"/>
          <table:table-cell table:style-name="ce3"/>
          <table:table-cell table:style-name="ce6"/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02 </text:p>
          </table:table-cell>
          <table:table-cell table:style-name="ce11" office:value-type="string">
            <text:p>001 </text:p>
          </table:table-cell>
          <table:table-cell table:style-name="ce11" office:value-type="string">
            <text:p>008 </text:p>
          </table:table-cell>
          <table:table-cell table:style-name="ce11" office:value-type="string">
            <text:p>007 </text:p>
          </table:table-cell>
          <table:table-cell table:style-name="ce11" office:value-type="string">
            <text:p>038 </text:p>
          </table:table-cell>
          <table:table-cell table:style-name="ce11" office:value-type="string">
            <text:p>037 </text:p>
          </table:table-cell>
          <table:table-cell table:style-name="ce11" office:value-type="string">
            <text:p>044 </text:p>
          </table:table-cell>
          <table:table-cell table:style-name="ce11" office:value-type="string">
            <text:p>043</text:p>
          </table:table-cell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1">
            <text:p>001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1];[.B11];[.C11];[.D11];[.E11];[.F11];[.G11];[.H11];[.I11];[.J11];[.K11];[.L11];[.M11];[.N11];[.O11];TEXT([.P11];&quot;000&quot;);[.Q11])" office:value-type="string" office:string-value="    &lt;e gnn=&quot;002 001 008 007 038 037 044 043&quot; et=&quot;1&quot; m=&quot;1&quot;&gt;001&lt;/e&gt;">
            <text:p><text:s text:c="4"/>&lt;e gnn="002 001 008 007 038 037 044 043" et="1" m="1"&gt;001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03 </text:p>
          </table:table-cell>
          <table:table-cell table:style-name="ce11" office:value-type="string">
            <text:p>002 </text:p>
          </table:table-cell>
          <table:table-cell table:style-name="ce11" office:value-type="string">
            <text:p>009 </text:p>
          </table:table-cell>
          <table:table-cell table:style-name="ce11" office:value-type="string">
            <text:p>008 </text:p>
          </table:table-cell>
          <table:table-cell table:style-name="ce11" office:value-type="string">
            <text:p>039 </text:p>
          </table:table-cell>
          <table:table-cell table:style-name="ce11" office:value-type="string">
            <text:p>038 </text:p>
          </table:table-cell>
          <table:table-cell table:style-name="ce11" office:value-type="string">
            <text:p>045 </text:p>
          </table:table-cell>
          <table:table-cell table:style-name="ce11" office:value-type="string">
            <text:p>044</text:p>
          </table:table-cell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2">
            <text:p>002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2];[.B12];[.C12];[.D12];[.E12];[.F12];[.G12];[.H12];[.I12];[.J12];[.K12];[.L12];[.M12];[.N12];[.O12];TEXT([.P12];&quot;000&quot;);[.Q12])" office:value-type="string" office:string-value="    &lt;e gnn=&quot;003 002 009 008 039 038 045 044&quot; et=&quot;1&quot; m=&quot;1&quot;&gt;002&lt;/e&gt;">
            <text:p><text:s text:c="4"/>&lt;e gnn="003 002 009 008 039 038 045 044" et="1" m="1"&gt;002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04 </text:p>
          </table:table-cell>
          <table:table-cell table:style-name="ce11" office:value-type="string">
            <text:p>003 </text:p>
          </table:table-cell>
          <table:table-cell table:style-name="ce11" office:value-type="string">
            <text:p>010 </text:p>
          </table:table-cell>
          <table:table-cell table:style-name="ce11" office:value-type="string">
            <text:p>009 </text:p>
          </table:table-cell>
          <table:table-cell table:style-name="ce11" office:value-type="string">
            <text:p>040 </text:p>
          </table:table-cell>
          <table:table-cell table:style-name="ce11" office:value-type="string">
            <text:p>039 </text:p>
          </table:table-cell>
          <table:table-cell table:style-name="ce11" office:value-type="string">
            <text:p>046 </text:p>
          </table:table-cell>
          <table:table-cell table:style-name="ce11" office:value-type="string">
            <text:p>045</text:p>
          </table:table-cell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3">
            <text:p>003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3];[.B13];[.C13];[.D13];[.E13];[.F13];[.G13];[.H13];[.I13];[.J13];[.K13];[.L13];[.M13];[.N13];[.O13];TEXT([.P13];&quot;000&quot;);[.Q13])" office:value-type="string" office:string-value="    &lt;e gnn=&quot;004 003 010 009 040 039 046 045&quot; et=&quot;1&quot; m=&quot;1&quot;&gt;003&lt;/e&gt;">
            <text:p><text:s text:c="4"/>&lt;e gnn="004 003 010 009 040 039 046 045" et="1" m="1"&gt;003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05 </text:p>
          </table:table-cell>
          <table:table-cell table:style-name="ce11" office:value-type="string">
            <text:p>004 </text:p>
          </table:table-cell>
          <table:table-cell table:style-name="ce11" office:value-type="string">
            <text:p>011 </text:p>
          </table:table-cell>
          <table:table-cell table:style-name="ce11" office:value-type="string">
            <text:p>010 </text:p>
          </table:table-cell>
          <table:table-cell table:style-name="ce11" office:value-type="string">
            <text:p>041 </text:p>
          </table:table-cell>
          <table:table-cell table:style-name="ce11" office:value-type="string">
            <text:p>040 </text:p>
          </table:table-cell>
          <table:table-cell table:style-name="ce11" office:value-type="string">
            <text:p>047 </text:p>
          </table:table-cell>
          <table:table-cell table:style-name="ce11" office:value-type="string">
            <text:p>046</text:p>
          </table:table-cell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4">
            <text:p>004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4];[.B14];[.C14];[.D14];[.E14];[.F14];[.G14];[.H14];[.I14];[.J14];[.K14];[.L14];[.M14];[.N14];[.O14];TEXT([.P14];&quot;000&quot;);[.Q14])" office:value-type="string" office:string-value="    &lt;e gnn=&quot;005 004 011 010 041 040 047 046&quot; et=&quot;1&quot; m=&quot;1&quot;&gt;004&lt;/e&gt;">
            <text:p><text:s text:c="4"/>&lt;e gnn="005 004 011 010 041 040 047 046" et="1" m="1"&gt;004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06 </text:p>
          </table:table-cell>
          <table:table-cell table:style-name="ce11" office:value-type="string">
            <text:p>005 </text:p>
          </table:table-cell>
          <table:table-cell table:style-name="ce11" office:value-type="string">
            <text:p>012 </text:p>
          </table:table-cell>
          <table:table-cell table:style-name="ce11" office:value-type="string">
            <text:p>011 </text:p>
          </table:table-cell>
          <table:table-cell table:style-name="ce11" office:value-type="string">
            <text:p>042 </text:p>
          </table:table-cell>
          <table:table-cell table:style-name="ce11" office:value-type="string">
            <text:p>041 </text:p>
          </table:table-cell>
          <table:table-cell table:style-name="ce11" office:value-type="string">
            <text:p>048 </text:p>
          </table:table-cell>
          <table:table-cell table:style-name="ce11" office:value-type="string">
            <text:p>047</text:p>
          </table:table-cell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5">
            <text:p>005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5];[.B15];[.C15];[.D15];[.E15];[.F15];[.G15];[.H15];[.I15];[.J15];[.K15];[.L15];[.M15];[.N15];[.O15];TEXT([.P15];&quot;000&quot;);[.Q15])" office:value-type="string" office:string-value="    &lt;e gnn=&quot;006 005 012 011 042 041 048 047&quot; et=&quot;1&quot; m=&quot;1&quot;&gt;005&lt;/e&gt;">
            <text:p><text:s text:c="4"/>&lt;e gnn="006 005 012 011 042 041 048 047" et="1" m="1"&gt;005&lt;/e&gt;</text:p>
          </table:table-cell>
          <table:table-cell table:number-columns-repeated="996"/>
        </table:table-row>
        <table:table-row table:style-name="ro1">
          <table:table-cell table:style-name="ce7"/>
          <table:table-cell table:style-name="ce11" table:number-columns-repeated="9"/>
          <table:table-cell table:style-name="ce3"/>
          <table:table-cell table:style-name="ce8"/>
          <table:table-cell table:style-name="ce3"/>
          <table:table-cell table:style-name="ce8" table:number-columns-repeated="2"/>
          <table:table-cell table:style-name="ce30"/>
          <table:table-cell table:style-name="ce5"/>
          <table:table-cell table:style-name="ce3"/>
          <table:table-cell table:style-name="ce6"/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08 </text:p>
          </table:table-cell>
          <table:table-cell table:style-name="ce11" office:value-type="string">
            <text:p>007 </text:p>
          </table:table-cell>
          <table:table-cell table:style-name="ce11" office:value-type="string">
            <text:p>014 </text:p>
          </table:table-cell>
          <table:table-cell table:style-name="ce11" office:value-type="string">
            <text:p>013 </text:p>
          </table:table-cell>
          <table:table-cell table:style-name="ce11" office:value-type="string">
            <text:p>044 </text:p>
          </table:table-cell>
          <table:table-cell table:style-name="ce11" office:value-type="string">
            <text:p>043 </text:p>
          </table:table-cell>
          <table:table-cell table:style-name="ce11" office:value-type="string">
            <text:p>050 </text:p>
          </table:table-cell>
          <table:table-cell table:style-name="ce11" office:value-type="string">
            <text:p>049</text:p>
          </table:table-cell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6">
            <text:p>006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7];[.B17];[.C17];[.D17];[.E17];[.F17];[.G17];[.H17];[.I17];[.J17];[.K17];[.L17];[.M17];[.N17];[.O17];TEXT([.P17];&quot;000&quot;);[.Q17])" office:value-type="string" office:string-value="    &lt;e gnn=&quot;008 007 014 013 044 043 050 049&quot; et=&quot;1&quot; m=&quot;1&quot;&gt;006&lt;/e&gt;">
            <text:p><text:s text:c="4"/>&lt;e gnn="008 007 014 013 044 043 050 049" et="1" m="1"&gt;006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09 </text:p>
          </table:table-cell>
          <table:table-cell table:style-name="ce11" office:value-type="string">
            <text:p>008 </text:p>
          </table:table-cell>
          <table:table-cell table:style-name="ce11" office:value-type="string">
            <text:p>015 </text:p>
          </table:table-cell>
          <table:table-cell table:style-name="ce11" office:value-type="string">
            <text:p>014 </text:p>
          </table:table-cell>
          <table:table-cell table:style-name="ce11" office:value-type="string">
            <text:p>045 </text:p>
          </table:table-cell>
          <table:table-cell table:style-name="ce11" office:value-type="string">
            <text:p>044 </text:p>
          </table:table-cell>
          <table:table-cell table:style-name="ce11" office:value-type="string">
            <text:p>051 </text:p>
          </table:table-cell>
          <table:table-cell table:style-name="ce11" office:value-type="string">
            <text:p>050</text:p>
          </table:table-cell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7">
            <text:p>007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8];[.B18];[.C18];[.D18];[.E18];[.F18];[.G18];[.H18];[.I18];[.J18];[.K18];[.L18];[.M18];[.N18];[.O18];TEXT([.P18];&quot;000&quot;);[.Q18])" office:value-type="string" office:string-value="    &lt;e gnn=&quot;009 008 015 014 045 044 051 050&quot; et=&quot;1&quot; m=&quot;1&quot;&gt;007&lt;/e&gt;">
            <text:p><text:s text:c="4"/>&lt;e gnn="009 008 015 014 045 044 051 050" et="1" m="1"&gt;007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10 </text:p>
          </table:table-cell>
          <table:table-cell table:style-name="ce11" office:value-type="string">
            <text:p>009 </text:p>
          </table:table-cell>
          <table:table-cell table:style-name="ce11" office:value-type="string">
            <text:p>016 </text:p>
          </table:table-cell>
          <table:table-cell table:style-name="ce11" office:value-type="string">
            <text:p>015 </text:p>
          </table:table-cell>
          <table:table-cell table:style-name="ce11" office:value-type="string">
            <text:p>046 </text:p>
          </table:table-cell>
          <table:table-cell table:style-name="ce11" office:value-type="string">
            <text:p>045 </text:p>
          </table:table-cell>
          <table:table-cell table:style-name="ce11" office:value-type="string">
            <text:p>052 </text:p>
          </table:table-cell>
          <table:table-cell table:style-name="ce11" office:value-type="string">
            <text:p>051</text:p>
          </table:table-cell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8">
            <text:p>008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9];[.B19];[.C19];[.D19];[.E19];[.F19];[.G19];[.H19];[.I19];[.J19];[.K19];[.L19];[.M19];[.N19];[.O19];TEXT([.P19];&quot;000&quot;);[.Q19])" office:value-type="string" office:string-value="    &lt;e gnn=&quot;010 009 016 015 046 045 052 051&quot; et=&quot;1&quot; m=&quot;1&quot;&gt;008&lt;/e&gt;">
            <text:p><text:s text:c="4"/>&lt;e gnn="010 009 016 015 046 045 052 051" et="1" m="1"&gt;008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11 </text:p>
          </table:table-cell>
          <table:table-cell table:style-name="ce11" office:value-type="string">
            <text:p>010 </text:p>
          </table:table-cell>
          <table:table-cell table:style-name="ce11" office:value-type="string">
            <text:p>017 </text:p>
          </table:table-cell>
          <table:table-cell table:style-name="ce11" office:value-type="string">
            <text:p>016 </text:p>
          </table:table-cell>
          <table:table-cell table:style-name="ce11" office:value-type="string">
            <text:p>047 </text:p>
          </table:table-cell>
          <table:table-cell table:style-name="ce11" office:value-type="string">
            <text:p>046 </text:p>
          </table:table-cell>
          <table:table-cell table:style-name="ce11" office:value-type="string">
            <text:p>053 </text:p>
          </table:table-cell>
          <table:table-cell table:style-name="ce11" office:value-type="string">
            <text:p>052</text:p>
          </table:table-cell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9">
            <text:p>009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20];[.B20];[.C20];[.D20];[.E20];[.F20];[.G20];[.H20];[.I20];[.J20];[.K20];[.L20];[.M20];[.N20];[.O20];TEXT([.P20];&quot;000&quot;);[.Q20])" office:value-type="string" office:string-value="    &lt;e gnn=&quot;011 010 017 016 047 046 053 052&quot; et=&quot;1&quot; m=&quot;1&quot;&gt;009&lt;/e&gt;">
            <text:p><text:s text:c="4"/>&lt;e gnn="011 010 017 016 047 046 053 052" et="1" m="1"&gt;009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12 </text:p>
          </table:table-cell>
          <table:table-cell table:style-name="ce11" office:value-type="string">
            <text:p>011 </text:p>
          </table:table-cell>
          <table:table-cell table:style-name="ce11" office:value-type="string">
            <text:p>018 </text:p>
          </table:table-cell>
          <table:table-cell table:style-name="ce11" office:value-type="string">
            <text:p>017 </text:p>
          </table:table-cell>
          <table:table-cell table:style-name="ce11" office:value-type="string">
            <text:p>048 </text:p>
          </table:table-cell>
          <table:table-cell table:style-name="ce11" office:value-type="string">
            <text:p>047 </text:p>
          </table:table-cell>
          <table:table-cell table:style-name="ce11" office:value-type="string">
            <text:p>054 </text:p>
          </table:table-cell>
          <table:table-cell table:style-name="ce11" office:value-type="string">
            <text:p>053</text:p>
          </table:table-cell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10">
            <text:p>010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21];[.B21];[.C21];[.D21];[.E21];[.F21];[.G21];[.H21];[.I21];[.J21];[.K21];[.L21];[.M21];[.N21];[.O21];TEXT([.P21];&quot;000&quot;);[.Q21])" office:value-type="string" office:string-value="    &lt;e gnn=&quot;012 011 018 017 048 047 054 053&quot; et=&quot;1&quot; m=&quot;1&quot;&gt;010&lt;/e&gt;">
            <text:p><text:s text:c="4"/>&lt;e gnn="012 011 018 017 048 047 054 053" et="1" m="1"&gt;010&lt;/e&gt;</text:p>
          </table:table-cell>
          <table:table-cell table:number-columns-repeated="996"/>
        </table:table-row>
        <table:table-row table:style-name="ro1">
          <table:table-cell table:style-name="ce7"/>
          <table:table-cell table:style-name="ce11" table:number-columns-repeated="9"/>
          <table:table-cell table:style-name="ce3"/>
          <table:table-cell table:style-name="ce8"/>
          <table:table-cell table:style-name="ce3"/>
          <table:table-cell table:style-name="ce8" table:number-columns-repeated="2"/>
          <table:table-cell table:style-name="ce30"/>
          <table:table-cell table:style-name="ce5"/>
          <table:table-cell table:style-name="ce3"/>
          <table:table-cell table:style-name="ce6"/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14 </text:p>
          </table:table-cell>
          <table:table-cell table:style-name="ce11" office:value-type="string">
            <text:p>013 </text:p>
          </table:table-cell>
          <table:table-cell table:style-name="ce11" office:value-type="string">
            <text:p>020 </text:p>
          </table:table-cell>
          <table:table-cell table:style-name="ce11" office:value-type="string">
            <text:p>019 </text:p>
          </table:table-cell>
          <table:table-cell table:style-name="ce11" office:value-type="string">
            <text:p>050 </text:p>
          </table:table-cell>
          <table:table-cell table:style-name="ce11" office:value-type="string">
            <text:p>049 </text:p>
          </table:table-cell>
          <table:table-cell table:style-name="ce11" office:value-type="string">
            <text:p>056 </text:p>
          </table:table-cell>
          <table:table-cell table:style-name="ce11" office:value-type="string">
            <text:p>055</text:p>
          </table:table-cell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11">
            <text:p>011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23];[.B23];[.C23];[.D23];[.E23];[.F23];[.G23];[.H23];[.I23];[.J23];[.K23];[.L23];[.M23];[.N23];[.O23];TEXT([.P23];&quot;000&quot;);[.Q23])" office:value-type="string" office:string-value="    &lt;e gnn=&quot;014 013 020 019 050 049 056 055&quot; et=&quot;1&quot; m=&quot;1&quot;&gt;011&lt;/e&gt;">
            <text:p><text:s text:c="4"/>&lt;e gnn="014 013 020 019 050 049 056 055" et="1" m="1"&gt;011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15 </text:p>
          </table:table-cell>
          <table:table-cell table:style-name="ce11" office:value-type="string">
            <text:p>014 </text:p>
          </table:table-cell>
          <table:table-cell table:style-name="ce11" office:value-type="string">
            <text:p>021 </text:p>
          </table:table-cell>
          <table:table-cell table:style-name="ce11" office:value-type="string">
            <text:p>020 </text:p>
          </table:table-cell>
          <table:table-cell table:style-name="ce11" office:value-type="string">
            <text:p>051 </text:p>
          </table:table-cell>
          <table:table-cell table:style-name="ce11" office:value-type="string">
            <text:p>050 </text:p>
          </table:table-cell>
          <table:table-cell table:style-name="ce11" office:value-type="string">
            <text:p>057 </text:p>
          </table:table-cell>
          <table:table-cell table:style-name="ce11" office:value-type="string">
            <text:p>056</text:p>
          </table:table-cell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12">
            <text:p>012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24];[.B24];[.C24];[.D24];[.E24];[.F24];[.G24];[.H24];[.I24];[.J24];[.K24];[.L24];[.M24];[.N24];[.O24];TEXT([.P24];&quot;000&quot;);[.Q24])" office:value-type="string" office:string-value="    &lt;e gnn=&quot;015 014 021 020 051 050 057 056&quot; et=&quot;1&quot; m=&quot;1&quot;&gt;012&lt;/e&gt;">
            <text:p><text:s text:c="4"/>&lt;e gnn="015 014 021 020 051 050 057 056" et="1" m="1"&gt;012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16 </text:p>
          </table:table-cell>
          <table:table-cell table:style-name="ce11" office:value-type="string">
            <text:p>015 </text:p>
          </table:table-cell>
          <table:table-cell table:style-name="ce11" office:value-type="string">
            <text:p>022 </text:p>
          </table:table-cell>
          <table:table-cell table:style-name="ce11" office:value-type="string">
            <text:p>021 </text:p>
          </table:table-cell>
          <table:table-cell table:style-name="ce11" office:value-type="string">
            <text:p>052 </text:p>
          </table:table-cell>
          <table:table-cell table:style-name="ce11" office:value-type="string">
            <text:p>051 </text:p>
          </table:table-cell>
          <table:table-cell table:style-name="ce11" office:value-type="string">
            <text:p>058 </text:p>
          </table:table-cell>
          <table:table-cell table:style-name="ce11" office:value-type="string">
            <text:p>057</text:p>
          </table:table-cell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13">
            <text:p>013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25];[.B25];[.C25];[.D25];[.E25];[.F25];[.G25];[.H25];[.I25];[.J25];[.K25];[.L25];[.M25];[.N25];[.O25];TEXT([.P25];&quot;000&quot;);[.Q25])" office:value-type="string" office:string-value="    &lt;e gnn=&quot;016 015 022 021 052 051 058 057&quot; et=&quot;1&quot; m=&quot;1&quot;&gt;013&lt;/e&gt;">
            <text:p><text:s text:c="4"/>&lt;e gnn="016 015 022 021 052 051 058 057" et="1" m="1"&gt;013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17 </text:p>
          </table:table-cell>
          <table:table-cell table:style-name="ce11" office:value-type="string">
            <text:p>016 </text:p>
          </table:table-cell>
          <table:table-cell table:style-name="ce11" office:value-type="string">
            <text:p>023 </text:p>
          </table:table-cell>
          <table:table-cell table:style-name="ce11" office:value-type="string">
            <text:p>022 </text:p>
          </table:table-cell>
          <table:table-cell table:style-name="ce11" office:value-type="string">
            <text:p>053 </text:p>
          </table:table-cell>
          <table:table-cell table:style-name="ce11" office:value-type="string">
            <text:p>052 </text:p>
          </table:table-cell>
          <table:table-cell table:style-name="ce11" office:value-type="string">
            <text:p>059 </text:p>
          </table:table-cell>
          <table:table-cell table:style-name="ce11" office:value-type="string">
            <text:p>058</text:p>
          </table:table-cell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14">
            <text:p>014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26];[.B26];[.C26];[.D26];[.E26];[.F26];[.G26];[.H26];[.I26];[.J26];[.K26];[.L26];[.M26];[.N26];[.O26];TEXT([.P26];&quot;000&quot;);[.Q26])" office:value-type="string" office:string-value="    &lt;e gnn=&quot;017 016 023 022 053 052 059 058&quot; et=&quot;1&quot; m=&quot;1&quot;&gt;014&lt;/e&gt;">
            <text:p><text:s text:c="4"/>&lt;e gnn="017 016 023 022 053 052 059 058" et="1" m="1"&gt;014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18 </text:p>
          </table:table-cell>
          <table:table-cell table:style-name="ce11" office:value-type="string">
            <text:p>017 </text:p>
          </table:table-cell>
          <table:table-cell table:style-name="ce11" office:value-type="string">
            <text:p>024 </text:p>
          </table:table-cell>
          <table:table-cell table:style-name="ce11" office:value-type="string">
            <text:p>023 </text:p>
          </table:table-cell>
          <table:table-cell table:style-name="ce11" office:value-type="string">
            <text:p>054 </text:p>
          </table:table-cell>
          <table:table-cell table:style-name="ce11" office:value-type="string">
            <text:p>053 </text:p>
          </table:table-cell>
          <table:table-cell table:style-name="ce11" office:value-type="string">
            <text:p>060 </text:p>
          </table:table-cell>
          <table:table-cell table:style-name="ce11" office:value-type="string">
            <text:p>059</text:p>
          </table:table-cell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15">
            <text:p>015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27];[.B27];[.C27];[.D27];[.E27];[.F27];[.G27];[.H27];[.I27];[.J27];[.K27];[.L27];[.M27];[.N27];[.O27];TEXT([.P27];&quot;000&quot;);[.Q27])" office:value-type="string" office:string-value="    &lt;e gnn=&quot;018 017 024 023 054 053 060 059&quot; et=&quot;1&quot; m=&quot;1&quot;&gt;015&lt;/e&gt;">
            <text:p><text:s text:c="4"/>&lt;e gnn="018 017 024 023 054 053 060 059" et="1" m="1"&gt;015&lt;/e&gt;</text:p>
          </table:table-cell>
          <table:table-cell table:number-columns-repeated="996"/>
        </table:table-row>
        <table:table-row table:style-name="ro1">
          <table:table-cell table:style-name="ce7"/>
          <table:table-cell table:style-name="ce11" table:number-columns-repeated="9"/>
          <table:table-cell table:style-name="ce3"/>
          <table:table-cell table:style-name="ce8"/>
          <table:table-cell table:style-name="ce3"/>
          <table:table-cell table:style-name="ce8" table:number-columns-repeated="2"/>
          <table:table-cell table:style-name="ce30"/>
          <table:table-cell table:style-name="ce5"/>
          <table:table-cell table:style-name="ce3"/>
          <table:table-cell table:style-name="ce6"/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20 </text:p>
          </table:table-cell>
          <table:table-cell table:style-name="ce11" office:value-type="string">
            <text:p>019 </text:p>
          </table:table-cell>
          <table:table-cell table:style-name="ce11" office:value-type="string">
            <text:p>026 </text:p>
          </table:table-cell>
          <table:table-cell table:style-name="ce11" office:value-type="string">
            <text:p>025 </text:p>
          </table:table-cell>
          <table:table-cell table:style-name="ce11" office:value-type="string">
            <text:p>056 </text:p>
          </table:table-cell>
          <table:table-cell table:style-name="ce11" office:value-type="string">
            <text:p>055 </text:p>
          </table:table-cell>
          <table:table-cell table:style-name="ce11" office:value-type="string">
            <text:p>062 </text:p>
          </table:table-cell>
          <table:table-cell table:style-name="ce11" office:value-type="string">
            <text:p>061</text:p>
          </table:table-cell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16">
            <text:p>016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29];[.B29];[.C29];[.D29];[.E29];[.F29];[.G29];[.H29];[.I29];[.J29];[.K29];[.L29];[.M29];[.N29];[.O29];TEXT([.P29];&quot;000&quot;);[.Q29])" office:value-type="string" office:string-value="    &lt;e gnn=&quot;020 019 026 025 056 055 062 061&quot; et=&quot;1&quot; m=&quot;1&quot;&gt;016&lt;/e&gt;">
            <text:p><text:s text:c="4"/>&lt;e gnn="020 019 026 025 056 055 062 061" et="1" m="1"&gt;016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21 </text:p>
          </table:table-cell>
          <table:table-cell table:style-name="ce11" office:value-type="string">
            <text:p>020 </text:p>
          </table:table-cell>
          <table:table-cell table:style-name="ce11" office:value-type="string">
            <text:p>027 </text:p>
          </table:table-cell>
          <table:table-cell table:style-name="ce11" office:value-type="string">
            <text:p>026 </text:p>
          </table:table-cell>
          <table:table-cell table:style-name="ce11" office:value-type="string">
            <text:p>057 </text:p>
          </table:table-cell>
          <table:table-cell table:style-name="ce11" office:value-type="string">
            <text:p>056 </text:p>
          </table:table-cell>
          <table:table-cell table:style-name="ce11" office:value-type="string">
            <text:p>063 </text:p>
          </table:table-cell>
          <table:table-cell table:style-name="ce11" office:value-type="string">
            <text:p>062</text:p>
          </table:table-cell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17">
            <text:p>017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30];[.B30];[.C30];[.D30];[.E30];[.F30];[.G30];[.H30];[.I30];[.J30];[.K30];[.L30];[.M30];[.N30];[.O30];TEXT([.P30];&quot;000&quot;);[.Q30])" office:value-type="string" office:string-value="    &lt;e gnn=&quot;021 020 027 026 057 056 063 062&quot; et=&quot;1&quot; m=&quot;1&quot;&gt;017&lt;/e&gt;">
            <text:p><text:s text:c="4"/>&lt;e gnn="021 020 027 026 057 056 063 062" et="1" m="1"&gt;017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22 </text:p>
          </table:table-cell>
          <table:table-cell table:style-name="ce11" office:value-type="string">
            <text:p>021 </text:p>
          </table:table-cell>
          <table:table-cell table:style-name="ce11" office:value-type="string">
            <text:p>028 </text:p>
          </table:table-cell>
          <table:table-cell table:style-name="ce11" office:value-type="string">
            <text:p>027 </text:p>
          </table:table-cell>
          <table:table-cell table:style-name="ce11" office:value-type="string">
            <text:p>058 </text:p>
          </table:table-cell>
          <table:table-cell table:style-name="ce11" office:value-type="string">
            <text:p>057 </text:p>
          </table:table-cell>
          <table:table-cell table:style-name="ce11" office:value-type="string">
            <text:p>064 </text:p>
          </table:table-cell>
          <table:table-cell table:style-name="ce11" office:value-type="string">
            <text:p>063</text:p>
          </table:table-cell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18">
            <text:p>018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31];[.B31];[.C31];[.D31];[.E31];[.F31];[.G31];[.H31];[.I31];[.J31];[.K31];[.L31];[.M31];[.N31];[.O31];TEXT([.P31];&quot;000&quot;);[.Q31])" office:value-type="string" office:string-value="    &lt;e gnn=&quot;022 021 028 027 058 057 064 063&quot; et=&quot;1&quot; m=&quot;1&quot;&gt;018&lt;/e&gt;">
            <text:p><text:s text:c="4"/>&lt;e gnn="022 021 028 027 058 057 064 063" et="1" m="1"&gt;018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23 </text:p>
          </table:table-cell>
          <table:table-cell table:style-name="ce11" office:value-type="string">
            <text:p>022 </text:p>
          </table:table-cell>
          <table:table-cell table:style-name="ce11" office:value-type="string">
            <text:p>029 </text:p>
          </table:table-cell>
          <table:table-cell table:style-name="ce11" office:value-type="string">
            <text:p>028 </text:p>
          </table:table-cell>
          <table:table-cell table:style-name="ce11" office:value-type="string">
            <text:p>059 </text:p>
          </table:table-cell>
          <table:table-cell table:style-name="ce11" office:value-type="string">
            <text:p>058 </text:p>
          </table:table-cell>
          <table:table-cell table:style-name="ce11" office:value-type="string">
            <text:p>065 </text:p>
          </table:table-cell>
          <table:table-cell table:style-name="ce11" office:value-type="string">
            <text:p>064</text:p>
          </table:table-cell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19">
            <text:p>019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32];[.B32];[.C32];[.D32];[.E32];[.F32];[.G32];[.H32];[.I32];[.J32];[.K32];[.L32];[.M32];[.N32];[.O32];TEXT([.P32];&quot;000&quot;);[.Q32])" office:value-type="string" office:string-value="    &lt;e gnn=&quot;023 022 029 028 059 058 065 064&quot; et=&quot;1&quot; m=&quot;1&quot;&gt;019&lt;/e&gt;">
            <text:p><text:s text:c="4"/>&lt;e gnn="023 022 029 028 059 058 065 064" et="1" m="1"&gt;019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24 </text:p>
          </table:table-cell>
          <table:table-cell table:style-name="ce11" office:value-type="string">
            <text:p>023 </text:p>
          </table:table-cell>
          <table:table-cell table:style-name="ce11" office:value-type="string">
            <text:p>030 </text:p>
          </table:table-cell>
          <table:table-cell table:style-name="ce11" office:value-type="string">
            <text:p>029 </text:p>
          </table:table-cell>
          <table:table-cell table:style-name="ce11" office:value-type="string">
            <text:p>060 </text:p>
          </table:table-cell>
          <table:table-cell table:style-name="ce11" office:value-type="string">
            <text:p>059 </text:p>
          </table:table-cell>
          <table:table-cell table:style-name="ce11" office:value-type="string">
            <text:p>066 </text:p>
          </table:table-cell>
          <table:table-cell table:style-name="ce11" office:value-type="string">
            <text:p>065</text:p>
          </table:table-cell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20">
            <text:p>020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33];[.B33];[.C33];[.D33];[.E33];[.F33];[.G33];[.H33];[.I33];[.J33];[.K33];[.L33];[.M33];[.N33];[.O33];TEXT([.P33];&quot;000&quot;);[.Q33])" office:value-type="string" office:string-value="    &lt;e gnn=&quot;024 023 030 029 060 059 066 065&quot; et=&quot;1&quot; m=&quot;1&quot;&gt;020&lt;/e&gt;">
            <text:p><text:s text:c="4"/>&lt;e gnn="024 023 030 029 060 059 066 065" et="1" m="1"&gt;020&lt;/e&gt;</text:p>
          </table:table-cell>
          <table:table-cell table:number-columns-repeated="996"/>
        </table:table-row>
        <table:table-row table:style-name="ro1">
          <table:table-cell table:style-name="ce7"/>
          <table:table-cell table:style-name="ce11" table:number-columns-repeated="9"/>
          <table:table-cell table:style-name="ce3"/>
          <table:table-cell table:style-name="ce8"/>
          <table:table-cell table:style-name="ce3"/>
          <table:table-cell table:style-name="ce8" table:number-columns-repeated="2"/>
          <table:table-cell table:style-name="ce30"/>
          <table:table-cell table:style-name="ce5"/>
          <table:table-cell table:style-name="ce3"/>
          <table:table-cell table:style-name="ce6"/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26 </text:p>
          </table:table-cell>
          <table:table-cell table:style-name="ce11" office:value-type="string">
            <text:p>025 </text:p>
          </table:table-cell>
          <table:table-cell table:style-name="ce11" office:value-type="string">
            <text:p>032 </text:p>
          </table:table-cell>
          <table:table-cell table:style-name="ce11" office:value-type="string">
            <text:p>031 </text:p>
          </table:table-cell>
          <table:table-cell table:style-name="ce11" office:value-type="string">
            <text:p>062 </text:p>
          </table:table-cell>
          <table:table-cell table:style-name="ce11" office:value-type="string">
            <text:p>061 </text:p>
          </table:table-cell>
          <table:table-cell table:style-name="ce11" office:value-type="string">
            <text:p>068 </text:p>
          </table:table-cell>
          <table:table-cell table:style-name="ce11" office:value-type="string">
            <text:p>067</text:p>
          </table:table-cell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21">
            <text:p>021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35];[.B35];[.C35];[.D35];[.E35];[.F35];[.G35];[.H35];[.I35];[.J35];[.K35];[.L35];[.M35];[.N35];[.O35];TEXT([.P35];&quot;000&quot;);[.Q35])" office:value-type="string" office:string-value="    &lt;e gnn=&quot;026 025 032 031 062 061 068 067&quot; et=&quot;1&quot; m=&quot;1&quot;&gt;021&lt;/e&gt;">
            <text:p><text:s text:c="4"/>&lt;e gnn="026 025 032 031 062 061 068 067" et="1" m="1"&gt;021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27 </text:p>
          </table:table-cell>
          <table:table-cell table:style-name="ce11" office:value-type="string">
            <text:p>026 </text:p>
          </table:table-cell>
          <table:table-cell table:style-name="ce11" office:value-type="string">
            <text:p>033 </text:p>
          </table:table-cell>
          <table:table-cell table:style-name="ce11" office:value-type="string">
            <text:p>032 </text:p>
          </table:table-cell>
          <table:table-cell table:style-name="ce11" office:value-type="string">
            <text:p>063 </text:p>
          </table:table-cell>
          <table:table-cell table:style-name="ce11" office:value-type="string">
            <text:p>062 </text:p>
          </table:table-cell>
          <table:table-cell table:style-name="ce11" office:value-type="string">
            <text:p>069 </text:p>
          </table:table-cell>
          <table:table-cell table:style-name="ce11" office:value-type="string">
            <text:p>068</text:p>
          </table:table-cell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22">
            <text:p>022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36];[.B36];[.C36];[.D36];[.E36];[.F36];[.G36];[.H36];[.I36];[.J36];[.K36];[.L36];[.M36];[.N36];[.O36];TEXT([.P36];&quot;000&quot;);[.Q36])" office:value-type="string" office:string-value="    &lt;e gnn=&quot;027 026 033 032 063 062 069 068&quot; et=&quot;1&quot; m=&quot;1&quot;&gt;022&lt;/e&gt;">
            <text:p><text:s text:c="4"/>&lt;e gnn="027 026 033 032 063 062 069 068" et="1" m="1"&gt;022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28 </text:p>
          </table:table-cell>
          <table:table-cell table:style-name="ce11" office:value-type="string">
            <text:p>027 </text:p>
          </table:table-cell>
          <table:table-cell table:style-name="ce11" office:value-type="string">
            <text:p>034 </text:p>
          </table:table-cell>
          <table:table-cell table:style-name="ce11" office:value-type="string">
            <text:p>033 </text:p>
          </table:table-cell>
          <table:table-cell table:style-name="ce11" office:value-type="string">
            <text:p>064 </text:p>
          </table:table-cell>
          <table:table-cell table:style-name="ce11" office:value-type="string">
            <text:p>063 </text:p>
          </table:table-cell>
          <table:table-cell table:style-name="ce11" office:value-type="string">
            <text:p>070 </text:p>
          </table:table-cell>
          <table:table-cell table:style-name="ce11" office:value-type="string">
            <text:p>069</text:p>
          </table:table-cell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23">
            <text:p>023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37];[.B37];[.C37];[.D37];[.E37];[.F37];[.G37];[.H37];[.I37];[.J37];[.K37];[.L37];[.M37];[.N37];[.O37];TEXT([.P37];&quot;000&quot;);[.Q37])" office:value-type="string" office:string-value="    &lt;e gnn=&quot;028 027 034 033 064 063 070 069&quot; et=&quot;1&quot; m=&quot;1&quot;&gt;023&lt;/e&gt;">
            <text:p><text:s text:c="4"/>&lt;e gnn="028 027 034 033 064 063 070 069" et="1" m="1"&gt;023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29 </text:p>
          </table:table-cell>
          <table:table-cell table:style-name="ce11" office:value-type="string">
            <text:p>028 </text:p>
          </table:table-cell>
          <table:table-cell table:style-name="ce11" office:value-type="string">
            <text:p>035 </text:p>
          </table:table-cell>
          <table:table-cell table:style-name="ce11" office:value-type="string">
            <text:p>034 </text:p>
          </table:table-cell>
          <table:table-cell table:style-name="ce11" office:value-type="string">
            <text:p>065 </text:p>
          </table:table-cell>
          <table:table-cell table:style-name="ce11" office:value-type="string">
            <text:p>064 </text:p>
          </table:table-cell>
          <table:table-cell table:style-name="ce11" office:value-type="string">
            <text:p>071 </text:p>
          </table:table-cell>
          <table:table-cell table:style-name="ce11" office:value-type="string">
            <text:p>070</text:p>
          </table:table-cell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24">
            <text:p>024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38];[.B38];[.C38];[.D38];[.E38];[.F38];[.G38];[.H38];[.I38];[.J38];[.K38];[.L38];[.M38];[.N38];[.O38];TEXT([.P38];&quot;000&quot;);[.Q38])" office:value-type="string" office:string-value="    &lt;e gnn=&quot;029 028 035 034 065 064 071 070&quot; et=&quot;1&quot; m=&quot;1&quot;&gt;024&lt;/e&gt;">
            <text:p><text:s text:c="4"/>&lt;e gnn="029 028 035 034 065 064 071 070" et="1" m="1"&gt;024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30 </text:p>
          </table:table-cell>
          <table:table-cell table:style-name="ce11" office:value-type="string">
            <text:p>029 </text:p>
          </table:table-cell>
          <table:table-cell table:style-name="ce11" office:value-type="string">
            <text:p>036 </text:p>
          </table:table-cell>
          <table:table-cell table:style-name="ce11" office:value-type="string">
            <text:p>035 </text:p>
          </table:table-cell>
          <table:table-cell table:style-name="ce11" office:value-type="string">
            <text:p>066 </text:p>
          </table:table-cell>
          <table:table-cell table:style-name="ce11" office:value-type="string">
            <text:p>065 </text:p>
          </table:table-cell>
          <table:table-cell table:style-name="ce11" office:value-type="string">
            <text:p>072 </text:p>
          </table:table-cell>
          <table:table-cell table:style-name="ce11" office:value-type="string">
            <text:p>071</text:p>
          </table:table-cell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25">
            <text:p>025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39];[.B39];[.C39];[.D39];[.E39];[.F39];[.G39];[.H39];[.I39];[.J39];[.K39];[.L39];[.M39];[.N39];[.O39];TEXT([.P39];&quot;000&quot;);[.Q39])" office:value-type="string" office:string-value="    &lt;e gnn=&quot;030 029 036 035 066 065 072 071&quot; et=&quot;1&quot; m=&quot;1&quot;&gt;025&lt;/e&gt;">
            <text:p><text:s text:c="4"/>&lt;e gnn="030 029 036 035 066 065 072 071" et="1" m="1"&gt;025&lt;/e&gt;</text:p>
          </table:table-cell>
          <table:table-cell table:number-columns-repeated="996"/>
        </table:table-row>
        <table:table-row table:style-name="ro1">
          <table:table-cell table:style-name="ce7"/>
          <table:table-cell table:style-name="ce11" table:number-columns-repeated="9"/>
          <table:table-cell table:style-name="ce3"/>
          <table:table-cell table:style-name="ce8"/>
          <table:table-cell table:style-name="ce3"/>
          <table:table-cell table:style-name="ce8" table:number-columns-repeated="2"/>
          <table:table-cell table:style-name="ce30"/>
          <table:table-cell table:style-name="ce5"/>
          <table:table-cell table:style-name="ce3"/>
          <table:table-cell table:style-name="ce6"/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32 </text:p>
          </table:table-cell>
          <table:table-cell table:style-name="ce11" office:value-type="string">
            <text:p>031 </text:p>
          </table:table-cell>
          <table:table-cell table:style-name="ce11" office:value-type="string">
            <text:p>038</text:p>
          </table:table-cell>
          <table:table-cell table:style-name="ce11" office:value-type="string">
            <text:p>037 </text:p>
          </table:table-cell>
          <table:table-cell table:style-name="ce11" office:value-type="string">
            <text:p>068 </text:p>
          </table:table-cell>
          <table:table-cell table:style-name="ce11" office:value-type="string">
            <text:p>067 </text:p>
          </table:table-cell>
          <table:table-cell table:style-name="ce11" office:value-type="string">
            <text:p>074 </text:p>
          </table:table-cell>
          <table:table-cell table:style-name="ce11" office:value-type="string">
            <text:p>073</text:p>
          </table:table-cell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5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31">
            <text:p>031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41];[.B41];[.C41];[.D41];[.E41];[.F41];[.G41];[.H41];[.I41];[.J41];[.K41];[.L41];[.M41];[.N41];[.O41];TEXT([.P41];&quot;000&quot;);[.Q41])" office:value-type="string" office:string-value="    &lt;e gnn=&quot;032 031 038037 068 067 074 073&quot; et=&quot;15&quot; m=&quot;15&quot;&gt;031&lt;/e&gt;">
            <text:p><text:s text:c="4"/>&lt;e gnn="032 031 038037 068 067 074 073" et="15" m="15"&gt;031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31 </text:p>
          </table:table-cell>
          <table:table-cell table:style-name="ce11" office:value-type="string">
            <text:p>030 </text:p>
          </table:table-cell>
          <table:table-cell table:style-name="ce11" office:value-type="string">
            <text:p>051 </text:p>
          </table:table-cell>
          <table:table-cell table:style-name="ce11" office:value-type="string">
            <text:p>050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30">
            <text:p>030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42];[.B42];[.C42];[.D42];[.E42];[.F42];[.G42];[.H42];[.I42];[.J42];[.K42];[.L42];[.M42];[.N42];[.O42];TEXT([.P42];&quot;000&quot;);[.Q42])" office:value-type="string" office:string-value="    &lt;e gnn=&quot;031 030 051 050&quot; et=&quot;1&quot; m=&quot;1&quot;&gt;030&lt;/e&gt;">
            <text:p><text:s text:c="4"/>&lt;e gnn="031 030 051 050" et="1" m="1"&gt;030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32 </text:p>
          </table:table-cell>
          <table:table-cell table:style-name="ce11" office:value-type="string">
            <text:p>031 </text:p>
          </table:table-cell>
          <table:table-cell table:style-name="ce11" office:value-type="string">
            <text:p>052 </text:p>
          </table:table-cell>
          <table:table-cell table:style-name="ce11" office:value-type="string">
            <text:p>051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31">
            <text:p>031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43];[.B43];[.C43];[.D43];[.E43];[.F43];[.G43];[.H43];[.I43];[.J43];[.K43];[.L43];[.M43];[.N43];[.O43];TEXT([.P43];&quot;000&quot;);[.Q43])" office:value-type="string" office:string-value="    &lt;e gnn=&quot;032 031 052 051&quot; et=&quot;1&quot; m=&quot;1&quot;&gt;031&lt;/e&gt;">
            <text:p><text:s text:c="4"/>&lt;e gnn="032 031 052 051" et="1" m="1"&gt;031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33 </text:p>
          </table:table-cell>
          <table:table-cell table:style-name="ce11" office:value-type="string">
            <text:p>032 </text:p>
          </table:table-cell>
          <table:table-cell table:style-name="ce11" office:value-type="string">
            <text:p>053 </text:p>
          </table:table-cell>
          <table:table-cell table:style-name="ce11" office:value-type="string">
            <text:p>052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32">
            <text:p>032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44];[.B44];[.C44];[.D44];[.E44];[.F44];[.G44];[.H44];[.I44];[.J44];[.K44];[.L44];[.M44];[.N44];[.O44];TEXT([.P44];&quot;000&quot;);[.Q44])" office:value-type="string" office:string-value="    &lt;e gnn=&quot;033 032 053 052&quot; et=&quot;1&quot; m=&quot;1&quot;&gt;032&lt;/e&gt;">
            <text:p><text:s text:c="4"/>&lt;e gnn="033 032 053 052" et="1" m="1"&gt;032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34 </text:p>
          </table:table-cell>
          <table:table-cell table:style-name="ce11" office:value-type="string">
            <text:p>033 </text:p>
          </table:table-cell>
          <table:table-cell table:style-name="ce11" office:value-type="string">
            <text:p>054 </text:p>
          </table:table-cell>
          <table:table-cell table:style-name="ce11" office:value-type="string">
            <text:p>053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33">
            <text:p>033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45];[.B45];[.C45];[.D45];[.E45];[.F45];[.G45];[.H45];[.I45];[.J45];[.K45];[.L45];[.M45];[.N45];[.O45];TEXT([.P45];&quot;000&quot;);[.Q45])" office:value-type="string" office:string-value="    &lt;e gnn=&quot;034 033 054 053&quot; et=&quot;1&quot; m=&quot;1&quot;&gt;033&lt;/e&gt;">
            <text:p><text:s text:c="4"/>&lt;e gnn="034 033 054 053" et="1" m="1"&gt;033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35 </text:p>
          </table:table-cell>
          <table:table-cell table:style-name="ce11" office:value-type="string">
            <text:p>034 </text:p>
          </table:table-cell>
          <table:table-cell table:style-name="ce11" office:value-type="string">
            <text:p>055 </text:p>
          </table:table-cell>
          <table:table-cell table:style-name="ce11" office:value-type="string">
            <text:p>054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34">
            <text:p>034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46];[.B46];[.C46];[.D46];[.E46];[.F46];[.G46];[.H46];[.I46];[.J46];[.K46];[.L46];[.M46];[.N46];[.O46];TEXT([.P46];&quot;000&quot;);[.Q46])" office:value-type="string" office:string-value="    &lt;e gnn=&quot;035 034 055 054&quot; et=&quot;1&quot; m=&quot;1&quot;&gt;034&lt;/e&gt;">
            <text:p><text:s text:c="4"/>&lt;e gnn="035 034 055 054" et="1" m="1"&gt;034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36 </text:p>
          </table:table-cell>
          <table:table-cell table:style-name="ce11" office:value-type="string">
            <text:p>035 </text:p>
          </table:table-cell>
          <table:table-cell table:style-name="ce11" office:value-type="string">
            <text:p>056 </text:p>
          </table:table-cell>
          <table:table-cell table:style-name="ce11" office:value-type="string">
            <text:p>055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35">
            <text:p>035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47];[.B47];[.C47];[.D47];[.E47];[.F47];[.G47];[.H47];[.I47];[.J47];[.K47];[.L47];[.M47];[.N47];[.O47];TEXT([.P47];&quot;000&quot;);[.Q47])" office:value-type="string" office:string-value="    &lt;e gnn=&quot;036 035 056 055&quot; et=&quot;1&quot; m=&quot;1&quot;&gt;035&lt;/e&gt;">
            <text:p><text:s text:c="4"/>&lt;e gnn="036 035 056 055" et="1" m="1"&gt;035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37 </text:p>
          </table:table-cell>
          <table:table-cell table:style-name="ce11" office:value-type="string">
            <text:p>036 </text:p>
          </table:table-cell>
          <table:table-cell table:style-name="ce11" office:value-type="string">
            <text:p>057 </text:p>
          </table:table-cell>
          <table:table-cell table:style-name="ce11" office:value-type="string">
            <text:p>056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36">
            <text:p>036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48];[.B48];[.C48];[.D48];[.E48];[.F48];[.G48];[.H48];[.I48];[.J48];[.K48];[.L48];[.M48];[.N48];[.O48];TEXT([.P48];&quot;000&quot;);[.Q48])" office:value-type="string" office:string-value="    &lt;e gnn=&quot;037 036 057 056&quot; et=&quot;1&quot; m=&quot;1&quot;&gt;036&lt;/e&gt;">
            <text:p><text:s text:c="4"/>&lt;e gnn="037 036 057 056" et="1" m="1"&gt;036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38 </text:p>
          </table:table-cell>
          <table:table-cell table:style-name="ce11" office:value-type="string">
            <text:p>037 </text:p>
          </table:table-cell>
          <table:table-cell table:style-name="ce11" office:value-type="string">
            <text:p>058 </text:p>
          </table:table-cell>
          <table:table-cell table:style-name="ce11" office:value-type="string">
            <text:p>057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37">
            <text:p>037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49];[.B49];[.C49];[.D49];[.E49];[.F49];[.G49];[.H49];[.I49];[.J49];[.K49];[.L49];[.M49];[.N49];[.O49];TEXT([.P49];&quot;000&quot;);[.Q49])" office:value-type="string" office:string-value="    &lt;e gnn=&quot;038 037 058 057&quot; et=&quot;1&quot; m=&quot;1&quot;&gt;037&lt;/e&gt;">
            <text:p><text:s text:c="4"/>&lt;e gnn="038 037 058 057" et="1" m="1"&gt;037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39 </text:p>
          </table:table-cell>
          <table:table-cell table:style-name="ce11" office:value-type="string">
            <text:p>038 </text:p>
          </table:table-cell>
          <table:table-cell table:style-name="ce11" office:value-type="string">
            <text:p>059 </text:p>
          </table:table-cell>
          <table:table-cell table:style-name="ce11" office:value-type="string">
            <text:p>058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38">
            <text:p>038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50];[.B50];[.C50];[.D50];[.E50];[.F50];[.G50];[.H50];[.I50];[.J50];[.K50];[.L50];[.M50];[.N50];[.O50];TEXT([.P50];&quot;000&quot;);[.Q50])" office:value-type="string" office:string-value="    &lt;e gnn=&quot;039 038 059 058&quot; et=&quot;1&quot; m=&quot;1&quot;&gt;038&lt;/e&gt;">
            <text:p><text:s text:c="4"/>&lt;e gnn="039 038 059 058" et="1" m="1"&gt;038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40 </text:p>
          </table:table-cell>
          <table:table-cell table:style-name="ce11" office:value-type="string">
            <text:p>039 </text:p>
          </table:table-cell>
          <table:table-cell table:style-name="ce11" office:value-type="string">
            <text:p>060 </text:p>
          </table:table-cell>
          <table:table-cell table:style-name="ce11" office:value-type="string">
            <text:p>059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39">
            <text:p>039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51];[.B51];[.C51];[.D51];[.E51];[.F51];[.G51];[.H51];[.I51];[.J51];[.K51];[.L51];[.M51];[.N51];[.O51];TEXT([.P51];&quot;000&quot;);[.Q51])" office:value-type="string" office:string-value="    &lt;e gnn=&quot;040 039 060 059&quot; et=&quot;1&quot; m=&quot;1&quot;&gt;039&lt;/e&gt;">
            <text:p><text:s text:c="4"/>&lt;e gnn="040 039 060 059" et="1" m="1"&gt;039&lt;/e&gt;</text:p>
          </table:table-cell>
          <table:table-cell table:number-columns-repeated="996"/>
        </table:table-row>
        <table:table-row table:style-name="ro1">
          <table:table-cell table:style-name="ce7"/>
          <table:table-cell table:style-name="ce11" table:number-columns-repeated="9"/>
          <table:table-cell table:style-name="ce3"/>
          <table:table-cell table:style-name="ce8" office:value-type="string">
            <text:p>1</text:p>
          </table:table-cell>
          <table:table-cell table:style-name="ce3"/>
          <table:table-cell table:style-name="ce8" office:value-type="string">
            <text:p>1</text:p>
          </table:table-cell>
          <table:table-cell table:style-name="ce8"/>
          <table:table-cell table:style-name="ce30"/>
          <table:table-cell table:style-name="ce5"/>
          <table:table-cell table:style-name="ce3"/>
          <table:table-cell table:style-name="ce6"/>
          <table:table-cell table:number-columns-repeated="996"/>
        </table:table-row>
        <table:table-row table:style-name="ro1">
          <table:table-cell table:style-name="ce7"/>
          <table:table-cell table:style-name="ce11" table:number-columns-repeated="9"/>
          <table:table-cell table:style-name="ce3"/>
          <table:table-cell table:style-name="ce8" office:value-type="string">
            <text:p>1</text:p>
          </table:table-cell>
          <table:table-cell table:style-name="ce3"/>
          <table:table-cell table:style-name="ce8" office:value-type="string">
            <text:p>1</text:p>
          </table:table-cell>
          <table:table-cell table:style-name="ce8"/>
          <table:table-cell table:style-name="ce30"/>
          <table:table-cell table:style-name="ce5"/>
          <table:table-cell table:style-name="ce3"/>
          <table:table-cell table:style-name="ce6"/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21 </text:p>
          </table:table-cell>
          <table:table-cell table:style-name="ce11" office:value-type="string">
            <text:p>040 </text:p>
          </table:table-cell>
          <table:table-cell table:style-name="ce11" office:value-type="string">
            <text:p>041 </text:p>
          </table:table-cell>
          <table:table-cell table:style-name="ce11" office:value-type="string">
            <text:p>060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40">
            <text:p>040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54];[.B54];[.C54];[.D54];[.E54];[.F54];[.G54];[.H54];[.I54];[.J54];[.K54];[.L54];[.M54];[.N54];[.O54];TEXT([.P54];&quot;000&quot;);[.Q54])" office:value-type="string" office:string-value="    &lt;e gnn=&quot;021 040 041 060&quot; et=&quot;1&quot; m=&quot;1&quot;&gt;040&lt;/e&gt;">
            <text:p><text:s text:c="4"/>&lt;e gnn="021 040 041 060" et="1" m="1"&gt;040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42 </text:p>
          </table:table-cell>
          <table:table-cell table:style-name="ce11" office:value-type="string">
            <text:p>041 </text:p>
          </table:table-cell>
          <table:table-cell table:style-name="ce11" office:value-type="string">
            <text:p>062 </text:p>
          </table:table-cell>
          <table:table-cell table:style-name="ce11" office:value-type="string">
            <text:p>061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41">
            <text:p>041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55];[.B55];[.C55];[.D55];[.E55];[.F55];[.G55];[.H55];[.I55];[.J55];[.K55];[.L55];[.M55];[.N55];[.O55];TEXT([.P55];&quot;000&quot;);[.Q55])" office:value-type="string" office:string-value="    &lt;e gnn=&quot;042 041 062 061&quot; et=&quot;1&quot; m=&quot;1&quot;&gt;041&lt;/e&gt;">
            <text:p><text:s text:c="4"/>&lt;e gnn="042 041 062 061" et="1" m="1"&gt;041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43 </text:p>
          </table:table-cell>
          <table:table-cell table:style-name="ce11" office:value-type="string">
            <text:p>042 </text:p>
          </table:table-cell>
          <table:table-cell table:style-name="ce11" office:value-type="string">
            <text:p>063 </text:p>
          </table:table-cell>
          <table:table-cell table:style-name="ce11" office:value-type="string">
            <text:p>062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42">
            <text:p>042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56];[.B56];[.C56];[.D56];[.E56];[.F56];[.G56];[.H56];[.I56];[.J56];[.K56];[.L56];[.M56];[.N56];[.O56];TEXT([.P56];&quot;000&quot;);[.Q56])" office:value-type="string" office:string-value="    &lt;e gnn=&quot;043 042 063 062&quot; et=&quot;1&quot; m=&quot;1&quot;&gt;042&lt;/e&gt;">
            <text:p><text:s text:c="4"/>&lt;e gnn="043 042 063 062" et="1" m="1"&gt;042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44 </text:p>
          </table:table-cell>
          <table:table-cell table:style-name="ce11" office:value-type="string">
            <text:p>043 </text:p>
          </table:table-cell>
          <table:table-cell table:style-name="ce11" office:value-type="string">
            <text:p>064 </text:p>
          </table:table-cell>
          <table:table-cell table:style-name="ce11" office:value-type="string">
            <text:p>063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43">
            <text:p>043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57];[.B57];[.C57];[.D57];[.E57];[.F57];[.G57];[.H57];[.I57];[.J57];[.K57];[.L57];[.M57];[.N57];[.O57];TEXT([.P57];&quot;000&quot;);[.Q57])" office:value-type="string" office:string-value="    &lt;e gnn=&quot;044 043 064 063&quot; et=&quot;1&quot; m=&quot;1&quot;&gt;043&lt;/e&gt;">
            <text:p><text:s text:c="4"/>&lt;e gnn="044 043 064 063" et="1" m="1"&gt;043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45 </text:p>
          </table:table-cell>
          <table:table-cell table:style-name="ce11" office:value-type="string">
            <text:p>044 </text:p>
          </table:table-cell>
          <table:table-cell table:style-name="ce11" office:value-type="string">
            <text:p>065 </text:p>
          </table:table-cell>
          <table:table-cell table:style-name="ce11" office:value-type="string">
            <text:p>064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44">
            <text:p>044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58];[.B58];[.C58];[.D58];[.E58];[.F58];[.G58];[.H58];[.I58];[.J58];[.K58];[.L58];[.M58];[.N58];[.O58];TEXT([.P58];&quot;000&quot;);[.Q58])" office:value-type="string" office:string-value="    &lt;e gnn=&quot;045 044 065 064&quot; et=&quot;1&quot; m=&quot;1&quot;&gt;044&lt;/e&gt;">
            <text:p><text:s text:c="4"/>&lt;e gnn="045 044 065 064" et="1" m="1"&gt;044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46 </text:p>
          </table:table-cell>
          <table:table-cell table:style-name="ce11" office:value-type="string">
            <text:p>045 </text:p>
          </table:table-cell>
          <table:table-cell table:style-name="ce11" office:value-type="string">
            <text:p>066 </text:p>
          </table:table-cell>
          <table:table-cell table:style-name="ce11" office:value-type="string">
            <text:p>065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45">
            <text:p>045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59];[.B59];[.C59];[.D59];[.E59];[.F59];[.G59];[.H59];[.I59];[.J59];[.K59];[.L59];[.M59];[.N59];[.O59];TEXT([.P59];&quot;000&quot;);[.Q59])" office:value-type="string" office:string-value="    &lt;e gnn=&quot;046 045 066 065&quot; et=&quot;1&quot; m=&quot;1&quot;&gt;045&lt;/e&gt;">
            <text:p><text:s text:c="4"/>&lt;e gnn="046 045 066 065" et="1" m="1"&gt;045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47 </text:p>
          </table:table-cell>
          <table:table-cell table:style-name="ce11" office:value-type="string">
            <text:p>046 </text:p>
          </table:table-cell>
          <table:table-cell table:style-name="ce11" office:value-type="string">
            <text:p>067 </text:p>
          </table:table-cell>
          <table:table-cell table:style-name="ce11" office:value-type="string">
            <text:p>066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46">
            <text:p>046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60];[.B60];[.C60];[.D60];[.E60];[.F60];[.G60];[.H60];[.I60];[.J60];[.K60];[.L60];[.M60];[.N60];[.O60];TEXT([.P60];&quot;000&quot;);[.Q60])" office:value-type="string" office:string-value="    &lt;e gnn=&quot;047 046 067 066&quot; et=&quot;1&quot; m=&quot;1&quot;&gt;046&lt;/e&gt;">
            <text:p><text:s text:c="4"/>&lt;e gnn="047 046 067 066" et="1" m="1"&gt;046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48 </text:p>
          </table:table-cell>
          <table:table-cell table:style-name="ce11" office:value-type="string">
            <text:p>047 </text:p>
          </table:table-cell>
          <table:table-cell table:style-name="ce11" office:value-type="string">
            <text:p>068 </text:p>
          </table:table-cell>
          <table:table-cell table:style-name="ce11" office:value-type="string">
            <text:p>067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47">
            <text:p>047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61];[.B61];[.C61];[.D61];[.E61];[.F61];[.G61];[.H61];[.I61];[.J61];[.K61];[.L61];[.M61];[.N61];[.O61];TEXT([.P61];&quot;000&quot;);[.Q61])" office:value-type="string" office:string-value="    &lt;e gnn=&quot;048 047 068 067&quot; et=&quot;1&quot; m=&quot;1&quot;&gt;047&lt;/e&gt;">
            <text:p><text:s text:c="4"/>&lt;e gnn="048 047 068 067" et="1" m="1"&gt;047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49 </text:p>
          </table:table-cell>
          <table:table-cell table:style-name="ce11" office:value-type="string">
            <text:p>048 </text:p>
          </table:table-cell>
          <table:table-cell table:style-name="ce11" office:value-type="string">
            <text:p>069 </text:p>
          </table:table-cell>
          <table:table-cell table:style-name="ce11" office:value-type="string">
            <text:p>068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48">
            <text:p>048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62];[.B62];[.C62];[.D62];[.E62];[.F62];[.G62];[.H62];[.I62];[.J62];[.K62];[.L62];[.M62];[.N62];[.O62];TEXT([.P62];&quot;000&quot;);[.Q62])" office:value-type="string" office:string-value="    &lt;e gnn=&quot;049 048 069 068&quot; et=&quot;1&quot; m=&quot;1&quot;&gt;048&lt;/e&gt;">
            <text:p><text:s text:c="4"/>&lt;e gnn="049 048 069 068" et="1" m="1"&gt;048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50 </text:p>
          </table:table-cell>
          <table:table-cell table:style-name="ce11" office:value-type="string">
            <text:p>049 </text:p>
          </table:table-cell>
          <table:table-cell table:style-name="ce11" office:value-type="string">
            <text:p>070 </text:p>
          </table:table-cell>
          <table:table-cell table:style-name="ce11" office:value-type="string">
            <text:p>069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49">
            <text:p>049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63];[.B63];[.C63];[.D63];[.E63];[.F63];[.G63];[.H63];[.I63];[.J63];[.K63];[.L63];[.M63];[.N63];[.O63];TEXT([.P63];&quot;000&quot;);[.Q63])" office:value-type="string" office:string-value="    &lt;e gnn=&quot;050 049 070 069&quot; et=&quot;1&quot; m=&quot;1&quot;&gt;049&lt;/e&gt;">
            <text:p><text:s text:c="4"/>&lt;e gnn="050 049 070 069" et="1" m="1"&gt;049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51 </text:p>
          </table:table-cell>
          <table:table-cell table:style-name="ce11" office:value-type="string">
            <text:p>050 </text:p>
          </table:table-cell>
          <table:table-cell table:style-name="ce11" office:value-type="string">
            <text:p>071 </text:p>
          </table:table-cell>
          <table:table-cell table:style-name="ce11" office:value-type="string">
            <text:p>070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50">
            <text:p>050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64];[.B64];[.C64];[.D64];[.E64];[.F64];[.G64];[.H64];[.I64];[.J64];[.K64];[.L64];[.M64];[.N64];[.O64];TEXT([.P64];&quot;000&quot;);[.Q64])" office:value-type="string" office:string-value="    &lt;e gnn=&quot;051 050 071 070&quot; et=&quot;1&quot; m=&quot;1&quot;&gt;050&lt;/e&gt;">
            <text:p><text:s text:c="4"/>&lt;e gnn="051 050 071 070" et="1" m="1"&gt;050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52 </text:p>
          </table:table-cell>
          <table:table-cell table:style-name="ce11" office:value-type="string">
            <text:p>051 </text:p>
          </table:table-cell>
          <table:table-cell table:style-name="ce11" office:value-type="string">
            <text:p>072 </text:p>
          </table:table-cell>
          <table:table-cell table:style-name="ce11" office:value-type="string">
            <text:p>071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51">
            <text:p>051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65];[.B65];[.C65];[.D65];[.E65];[.F65];[.G65];[.H65];[.I65];[.J65];[.K65];[.L65];[.M65];[.N65];[.O65];TEXT([.P65];&quot;000&quot;);[.Q65])" office:value-type="string" office:string-value="    &lt;e gnn=&quot;052 051 072 071&quot; et=&quot;1&quot; m=&quot;1&quot;&gt;051&lt;/e&gt;">
            <text:p><text:s text:c="4"/>&lt;e gnn="052 051 072 071" et="1" m="1"&gt;051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53 </text:p>
          </table:table-cell>
          <table:table-cell table:style-name="ce11" office:value-type="string">
            <text:p>052 </text:p>
          </table:table-cell>
          <table:table-cell table:style-name="ce11" office:value-type="string">
            <text:p>073 </text:p>
          </table:table-cell>
          <table:table-cell table:style-name="ce11" office:value-type="string">
            <text:p>072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52">
            <text:p>052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66];[.B66];[.C66];[.D66];[.E66];[.F66];[.G66];[.H66];[.I66];[.J66];[.K66];[.L66];[.M66];[.N66];[.O66];TEXT([.P66];&quot;000&quot;);[.Q66])" office:value-type="string" office:string-value="    &lt;e gnn=&quot;053 052 073 072&quot; et=&quot;1&quot; m=&quot;1&quot;&gt;052&lt;/e&gt;">
            <text:p><text:s text:c="4"/>&lt;e gnn="053 052 073 072" et="1" m="1"&gt;052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54 </text:p>
          </table:table-cell>
          <table:table-cell table:style-name="ce11" office:value-type="string">
            <text:p>053 </text:p>
          </table:table-cell>
          <table:table-cell table:style-name="ce11" office:value-type="string">
            <text:p>074 </text:p>
          </table:table-cell>
          <table:table-cell table:style-name="ce11" office:value-type="string">
            <text:p>073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53">
            <text:p>053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67];[.B67];[.C67];[.D67];[.E67];[.F67];[.G67];[.H67];[.I67];[.J67];[.K67];[.L67];[.M67];[.N67];[.O67];TEXT([.P67];&quot;000&quot;);[.Q67])" office:value-type="string" office:string-value="    &lt;e gnn=&quot;054 053 074 073&quot; et=&quot;1&quot; m=&quot;1&quot;&gt;053&lt;/e&gt;">
            <text:p><text:s text:c="4"/>&lt;e gnn="054 053 074 073" et="1" m="1"&gt;053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55 </text:p>
          </table:table-cell>
          <table:table-cell table:style-name="ce11" office:value-type="string">
            <text:p>054 </text:p>
          </table:table-cell>
          <table:table-cell table:style-name="ce11" office:value-type="string">
            <text:p>075 </text:p>
          </table:table-cell>
          <table:table-cell table:style-name="ce11" office:value-type="string">
            <text:p>074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54">
            <text:p>054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68];[.B68];[.C68];[.D68];[.E68];[.F68];[.G68];[.H68];[.I68];[.J68];[.K68];[.L68];[.M68];[.N68];[.O68];TEXT([.P68];&quot;000&quot;);[.Q68])" office:value-type="string" office:string-value="    &lt;e gnn=&quot;055 054 075 074&quot; et=&quot;1&quot; m=&quot;1&quot;&gt;054&lt;/e&gt;">
            <text:p><text:s text:c="4"/>&lt;e gnn="055 054 075 074" et="1" m="1"&gt;054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56 </text:p>
          </table:table-cell>
          <table:table-cell table:style-name="ce11" office:value-type="string">
            <text:p>055 </text:p>
          </table:table-cell>
          <table:table-cell table:style-name="ce11" office:value-type="string">
            <text:p>076 </text:p>
          </table:table-cell>
          <table:table-cell table:style-name="ce11" office:value-type="string">
            <text:p>075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55">
            <text:p>055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69];[.B69];[.C69];[.D69];[.E69];[.F69];[.G69];[.H69];[.I69];[.J69];[.K69];[.L69];[.M69];[.N69];[.O69];TEXT([.P69];&quot;000&quot;);[.Q69])" office:value-type="string" office:string-value="    &lt;e gnn=&quot;056 055 076 075&quot; et=&quot;1&quot; m=&quot;1&quot;&gt;055&lt;/e&gt;">
            <text:p><text:s text:c="4"/>&lt;e gnn="056 055 076 075" et="1" m="1"&gt;055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57 </text:p>
          </table:table-cell>
          <table:table-cell table:style-name="ce11" office:value-type="string">
            <text:p>056 </text:p>
          </table:table-cell>
          <table:table-cell table:style-name="ce11" office:value-type="string">
            <text:p>077 </text:p>
          </table:table-cell>
          <table:table-cell table:style-name="ce11" office:value-type="string">
            <text:p>076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56">
            <text:p>056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70];[.B70];[.C70];[.D70];[.E70];[.F70];[.G70];[.H70];[.I70];[.J70];[.K70];[.L70];[.M70];[.N70];[.O70];TEXT([.P70];&quot;000&quot;);[.Q70])" office:value-type="string" office:string-value="    &lt;e gnn=&quot;057 056 077 076&quot; et=&quot;1&quot; m=&quot;1&quot;&gt;056&lt;/e&gt;">
            <text:p><text:s text:c="4"/>&lt;e gnn="057 056 077 076" et="1" m="1"&gt;056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58 </text:p>
          </table:table-cell>
          <table:table-cell table:style-name="ce11" office:value-type="string">
            <text:p>057 </text:p>
          </table:table-cell>
          <table:table-cell table:style-name="ce11" office:value-type="string">
            <text:p>078 </text:p>
          </table:table-cell>
          <table:table-cell table:style-name="ce11" office:value-type="string">
            <text:p>077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57">
            <text:p>057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71];[.B71];[.C71];[.D71];[.E71];[.F71];[.G71];[.H71];[.I71];[.J71];[.K71];[.L71];[.M71];[.N71];[.O71];TEXT([.P71];&quot;000&quot;);[.Q71])" office:value-type="string" office:string-value="    &lt;e gnn=&quot;058 057 078 077&quot; et=&quot;1&quot; m=&quot;1&quot;&gt;057&lt;/e&gt;">
            <text:p><text:s text:c="4"/>&lt;e gnn="058 057 078 077" et="1" m="1"&gt;057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59 </text:p>
          </table:table-cell>
          <table:table-cell table:style-name="ce11" office:value-type="string">
            <text:p>058 </text:p>
          </table:table-cell>
          <table:table-cell table:style-name="ce11" office:value-type="string">
            <text:p>079 </text:p>
          </table:table-cell>
          <table:table-cell table:style-name="ce11" office:value-type="string">
            <text:p>078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58">
            <text:p>058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72];[.B72];[.C72];[.D72];[.E72];[.F72];[.G72];[.H72];[.I72];[.J72];[.K72];[.L72];[.M72];[.N72];[.O72];TEXT([.P72];&quot;000&quot;);[.Q72])" office:value-type="string" office:string-value="    &lt;e gnn=&quot;059 058 079 078&quot; et=&quot;1&quot; m=&quot;1&quot;&gt;058&lt;/e&gt;">
            <text:p><text:s text:c="4"/>&lt;e gnn="059 058 079 078" et="1" m="1"&gt;058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60 </text:p>
          </table:table-cell>
          <table:table-cell table:style-name="ce11" office:value-type="string">
            <text:p>059 </text:p>
          </table:table-cell>
          <table:table-cell table:style-name="ce11" office:value-type="string">
            <text:p>080 </text:p>
          </table:table-cell>
          <table:table-cell table:style-name="ce11" office:value-type="string">
            <text:p>079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59">
            <text:p>059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73];[.B73];[.C73];[.D73];[.E73];[.F73];[.G73];[.H73];[.I73];[.J73];[.K73];[.L73];[.M73];[.N73];[.O73];TEXT([.P73];&quot;000&quot;);[.Q73])" office:value-type="string" office:string-value="    &lt;e gnn=&quot;060 059 080 079&quot; et=&quot;1&quot; m=&quot;1&quot;&gt;059&lt;/e&gt;">
            <text:p><text:s text:c="4"/>&lt;e gnn="060 059 080 079" et="1" m="1"&gt;059&lt;/e&gt;</text:p>
          </table:table-cell>
          <table:table-cell table:number-columns-repeated="996"/>
        </table:table-row>
        <table:table-row table:style-name="ro1">
          <table:table-cell table:style-name="ce7"/>
          <table:table-cell table:style-name="ce11" table:number-columns-repeated="9"/>
          <table:table-cell table:style-name="ce3"/>
          <table:table-cell table:style-name="ce8" office:value-type="string">
            <text:p>1</text:p>
          </table:table-cell>
          <table:table-cell table:style-name="ce3"/>
          <table:table-cell table:style-name="ce8" office:value-type="string">
            <text:p>1</text:p>
          </table:table-cell>
          <table:table-cell table:style-name="ce8"/>
          <table:table-cell table:style-name="ce30"/>
          <table:table-cell table:style-name="ce5"/>
          <table:table-cell table:style-name="ce3"/>
          <table:table-cell table:style-name="ce6"/>
          <table:table-cell table:number-columns-repeated="996"/>
        </table:table-row>
        <table:table-row table:style-name="ro1">
          <table:table-cell table:style-name="ce7"/>
          <table:table-cell table:style-name="ce11" table:number-columns-repeated="9"/>
          <table:table-cell table:style-name="ce3"/>
          <table:table-cell table:style-name="ce8" office:value-type="string">
            <text:p>1</text:p>
          </table:table-cell>
          <table:table-cell table:style-name="ce3"/>
          <table:table-cell table:style-name="ce8" office:value-type="string">
            <text:p>1</text:p>
          </table:table-cell>
          <table:table-cell table:style-name="ce8"/>
          <table:table-cell table:style-name="ce30"/>
          <table:table-cell table:style-name="ce5"/>
          <table:table-cell table:style-name="ce3"/>
          <table:table-cell table:style-name="ce6"/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41 </text:p>
          </table:table-cell>
          <table:table-cell table:style-name="ce11" office:value-type="string">
            <text:p>060 </text:p>
          </table:table-cell>
          <table:table-cell table:style-name="ce11" office:value-type="string">
            <text:p>061 </text:p>
          </table:table-cell>
          <table:table-cell table:style-name="ce11" office:value-type="string">
            <text:p>080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60">
            <text:p>060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76];[.B76];[.C76];[.D76];[.E76];[.F76];[.G76];[.H76];[.I76];[.J76];[.K76];[.L76];[.M76];[.N76];[.O76];TEXT([.P76];&quot;000&quot;);[.Q76])" office:value-type="string" office:string-value="    &lt;e gnn=&quot;041 060 061 080&quot; et=&quot;1&quot; m=&quot;1&quot;&gt;060&lt;/e&gt;">
            <text:p><text:s text:c="4"/>&lt;e gnn="041 060 061 080" et="1" m="1"&gt;060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62 </text:p>
          </table:table-cell>
          <table:table-cell table:style-name="ce11" office:value-type="string">
            <text:p>061 </text:p>
          </table:table-cell>
          <table:table-cell table:style-name="ce11" office:value-type="string">
            <text:p>082 </text:p>
          </table:table-cell>
          <table:table-cell table:style-name="ce11" office:value-type="string">
            <text:p>081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61">
            <text:p>061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77];[.B77];[.C77];[.D77];[.E77];[.F77];[.G77];[.H77];[.I77];[.J77];[.K77];[.L77];[.M77];[.N77];[.O77];TEXT([.P77];&quot;000&quot;);[.Q77])" office:value-type="string" office:string-value="    &lt;e gnn=&quot;062 061 082 081&quot; et=&quot;1&quot; m=&quot;1&quot;&gt;061&lt;/e&gt;">
            <text:p><text:s text:c="4"/>&lt;e gnn="062 061 082 081" et="1" m="1"&gt;061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63 </text:p>
          </table:table-cell>
          <table:table-cell table:style-name="ce11" office:value-type="string">
            <text:p>062 </text:p>
          </table:table-cell>
          <table:table-cell table:style-name="ce11" office:value-type="string">
            <text:p>083 </text:p>
          </table:table-cell>
          <table:table-cell table:style-name="ce11" office:value-type="string">
            <text:p>082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62">
            <text:p>062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78];[.B78];[.C78];[.D78];[.E78];[.F78];[.G78];[.H78];[.I78];[.J78];[.K78];[.L78];[.M78];[.N78];[.O78];TEXT([.P78];&quot;000&quot;);[.Q78])" office:value-type="string" office:string-value="    &lt;e gnn=&quot;063 062 083 082&quot; et=&quot;1&quot; m=&quot;1&quot;&gt;062&lt;/e&gt;">
            <text:p><text:s text:c="4"/>&lt;e gnn="063 062 083 082" et="1" m="1"&gt;062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64 </text:p>
          </table:table-cell>
          <table:table-cell table:style-name="ce11" office:value-type="string">
            <text:p>063 </text:p>
          </table:table-cell>
          <table:table-cell table:style-name="ce11" office:value-type="string">
            <text:p>084 </text:p>
          </table:table-cell>
          <table:table-cell table:style-name="ce11" office:value-type="string">
            <text:p>083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63">
            <text:p>063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79];[.B79];[.C79];[.D79];[.E79];[.F79];[.G79];[.H79];[.I79];[.J79];[.K79];[.L79];[.M79];[.N79];[.O79];TEXT([.P79];&quot;000&quot;);[.Q79])" office:value-type="string" office:string-value="    &lt;e gnn=&quot;064 063 084 083&quot; et=&quot;1&quot; m=&quot;1&quot;&gt;063&lt;/e&gt;">
            <text:p><text:s text:c="4"/>&lt;e gnn="064 063 084 083" et="1" m="1"&gt;063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65 </text:p>
          </table:table-cell>
          <table:table-cell table:style-name="ce11" office:value-type="string">
            <text:p>064 </text:p>
          </table:table-cell>
          <table:table-cell table:style-name="ce11" office:value-type="string">
            <text:p>085 </text:p>
          </table:table-cell>
          <table:table-cell table:style-name="ce11" office:value-type="string">
            <text:p>084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64">
            <text:p>064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80];[.B80];[.C80];[.D80];[.E80];[.F80];[.G80];[.H80];[.I80];[.J80];[.K80];[.L80];[.M80];[.N80];[.O80];TEXT([.P80];&quot;000&quot;);[.Q80])" office:value-type="string" office:string-value="    &lt;e gnn=&quot;065 064 085 084&quot; et=&quot;1&quot; m=&quot;1&quot;&gt;064&lt;/e&gt;">
            <text:p><text:s text:c="4"/>&lt;e gnn="065 064 085 084" et="1" m="1"&gt;064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66 </text:p>
          </table:table-cell>
          <table:table-cell table:style-name="ce11" office:value-type="string">
            <text:p>065 </text:p>
          </table:table-cell>
          <table:table-cell table:style-name="ce11" office:value-type="string">
            <text:p>086 </text:p>
          </table:table-cell>
          <table:table-cell table:style-name="ce11" office:value-type="string">
            <text:p>085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65">
            <text:p>065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81];[.B81];[.C81];[.D81];[.E81];[.F81];[.G81];[.H81];[.I81];[.J81];[.K81];[.L81];[.M81];[.N81];[.O81];TEXT([.P81];&quot;000&quot;);[.Q81])" office:value-type="string" office:string-value="    &lt;e gnn=&quot;066 065 086 085&quot; et=&quot;1&quot; m=&quot;1&quot;&gt;065&lt;/e&gt;">
            <text:p><text:s text:c="4"/>&lt;e gnn="066 065 086 085" et="1" m="1"&gt;065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67 </text:p>
          </table:table-cell>
          <table:table-cell table:style-name="ce11" office:value-type="string">
            <text:p>066 </text:p>
          </table:table-cell>
          <table:table-cell table:style-name="ce11" office:value-type="string">
            <text:p>087 </text:p>
          </table:table-cell>
          <table:table-cell table:style-name="ce11" office:value-type="string">
            <text:p>086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66">
            <text:p>066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82];[.B82];[.C82];[.D82];[.E82];[.F82];[.G82];[.H82];[.I82];[.J82];[.K82];[.L82];[.M82];[.N82];[.O82];TEXT([.P82];&quot;000&quot;);[.Q82])" office:value-type="string" office:string-value="    &lt;e gnn=&quot;067 066 087 086&quot; et=&quot;1&quot; m=&quot;1&quot;&gt;066&lt;/e&gt;">
            <text:p><text:s text:c="4"/>&lt;e gnn="067 066 087 086" et="1" m="1"&gt;066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68 </text:p>
          </table:table-cell>
          <table:table-cell table:style-name="ce11" office:value-type="string">
            <text:p>067 </text:p>
          </table:table-cell>
          <table:table-cell table:style-name="ce11" office:value-type="string">
            <text:p>088 </text:p>
          </table:table-cell>
          <table:table-cell table:style-name="ce11" office:value-type="string">
            <text:p>087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67">
            <text:p>067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83];[.B83];[.C83];[.D83];[.E83];[.F83];[.G83];[.H83];[.I83];[.J83];[.K83];[.L83];[.M83];[.N83];[.O83];TEXT([.P83];&quot;000&quot;);[.Q83])" office:value-type="string" office:string-value="    &lt;e gnn=&quot;068 067 088 087&quot; et=&quot;1&quot; m=&quot;1&quot;&gt;067&lt;/e&gt;">
            <text:p><text:s text:c="4"/>&lt;e gnn="068 067 088 087" et="1" m="1"&gt;067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69 </text:p>
          </table:table-cell>
          <table:table-cell table:style-name="ce11" office:value-type="string">
            <text:p>068 </text:p>
          </table:table-cell>
          <table:table-cell table:style-name="ce11" office:value-type="string">
            <text:p>089 </text:p>
          </table:table-cell>
          <table:table-cell table:style-name="ce11" office:value-type="string">
            <text:p>088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68">
            <text:p>068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84];[.B84];[.C84];[.D84];[.E84];[.F84];[.G84];[.H84];[.I84];[.J84];[.K84];[.L84];[.M84];[.N84];[.O84];TEXT([.P84];&quot;000&quot;);[.Q84])" office:value-type="string" office:string-value="    &lt;e gnn=&quot;069 068 089 088&quot; et=&quot;1&quot; m=&quot;1&quot;&gt;068&lt;/e&gt;">
            <text:p><text:s text:c="4"/>&lt;e gnn="069 068 089 088" et="1" m="1"&gt;068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70 </text:p>
          </table:table-cell>
          <table:table-cell table:style-name="ce11" office:value-type="string">
            <text:p>069 </text:p>
          </table:table-cell>
          <table:table-cell table:style-name="ce11" office:value-type="string">
            <text:p>090 </text:p>
          </table:table-cell>
          <table:table-cell table:style-name="ce11" office:value-type="string">
            <text:p>089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69">
            <text:p>069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85];[.B85];[.C85];[.D85];[.E85];[.F85];[.G85];[.H85];[.I85];[.J85];[.K85];[.L85];[.M85];[.N85];[.O85];TEXT([.P85];&quot;000&quot;);[.Q85])" office:value-type="string" office:string-value="    &lt;e gnn=&quot;070 069 090 089&quot; et=&quot;1&quot; m=&quot;1&quot;&gt;069&lt;/e&gt;">
            <text:p><text:s text:c="4"/>&lt;e gnn="070 069 090 089" et="1" m="1"&gt;069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71 </text:p>
          </table:table-cell>
          <table:table-cell table:style-name="ce11" office:value-type="string">
            <text:p>070 </text:p>
          </table:table-cell>
          <table:table-cell table:style-name="ce11" office:value-type="string">
            <text:p>091 </text:p>
          </table:table-cell>
          <table:table-cell table:style-name="ce11" office:value-type="string">
            <text:p>090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70">
            <text:p>070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86];[.B86];[.C86];[.D86];[.E86];[.F86];[.G86];[.H86];[.I86];[.J86];[.K86];[.L86];[.M86];[.N86];[.O86];TEXT([.P86];&quot;000&quot;);[.Q86])" office:value-type="string" office:string-value="    &lt;e gnn=&quot;071 070 091 090&quot; et=&quot;1&quot; m=&quot;1&quot;&gt;070&lt;/e&gt;">
            <text:p><text:s text:c="4"/>&lt;e gnn="071 070 091 090" et="1" m="1"&gt;070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72 </text:p>
          </table:table-cell>
          <table:table-cell table:style-name="ce11" office:value-type="string">
            <text:p>071 </text:p>
          </table:table-cell>
          <table:table-cell table:style-name="ce11" office:value-type="string">
            <text:p>092 </text:p>
          </table:table-cell>
          <table:table-cell table:style-name="ce11" office:value-type="string">
            <text:p>091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71">
            <text:p>071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87];[.B87];[.C87];[.D87];[.E87];[.F87];[.G87];[.H87];[.I87];[.J87];[.K87];[.L87];[.M87];[.N87];[.O87];TEXT([.P87];&quot;000&quot;);[.Q87])" office:value-type="string" office:string-value="    &lt;e gnn=&quot;072 071 092 091&quot; et=&quot;1&quot; m=&quot;1&quot;&gt;071&lt;/e&gt;">
            <text:p><text:s text:c="4"/>&lt;e gnn="072 071 092 091" et="1" m="1"&gt;071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73 </text:p>
          </table:table-cell>
          <table:table-cell table:style-name="ce11" office:value-type="string">
            <text:p>072 </text:p>
          </table:table-cell>
          <table:table-cell table:style-name="ce11" office:value-type="string">
            <text:p>093 </text:p>
          </table:table-cell>
          <table:table-cell table:style-name="ce11" office:value-type="string">
            <text:p>092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72">
            <text:p>072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88];[.B88];[.C88];[.D88];[.E88];[.F88];[.G88];[.H88];[.I88];[.J88];[.K88];[.L88];[.M88];[.N88];[.O88];TEXT([.P88];&quot;000&quot;);[.Q88])" office:value-type="string" office:string-value="    &lt;e gnn=&quot;073 072 093 092&quot; et=&quot;1&quot; m=&quot;1&quot;&gt;072&lt;/e&gt;">
            <text:p><text:s text:c="4"/>&lt;e gnn="073 072 093 092" et="1" m="1"&gt;072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74 </text:p>
          </table:table-cell>
          <table:table-cell table:style-name="ce11" office:value-type="string">
            <text:p>073 </text:p>
          </table:table-cell>
          <table:table-cell table:style-name="ce11" office:value-type="string">
            <text:p>094 </text:p>
          </table:table-cell>
          <table:table-cell table:style-name="ce11" office:value-type="string">
            <text:p>093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73">
            <text:p>073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89];[.B89];[.C89];[.D89];[.E89];[.F89];[.G89];[.H89];[.I89];[.J89];[.K89];[.L89];[.M89];[.N89];[.O89];TEXT([.P89];&quot;000&quot;);[.Q89])" office:value-type="string" office:string-value="    &lt;e gnn=&quot;074 073 094 093&quot; et=&quot;1&quot; m=&quot;1&quot;&gt;073&lt;/e&gt;">
            <text:p><text:s text:c="4"/>&lt;e gnn="074 073 094 093" et="1" m="1"&gt;073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75 </text:p>
          </table:table-cell>
          <table:table-cell table:style-name="ce11" office:value-type="string">
            <text:p>074 </text:p>
          </table:table-cell>
          <table:table-cell table:style-name="ce11" office:value-type="string">
            <text:p>095 </text:p>
          </table:table-cell>
          <table:table-cell table:style-name="ce11" office:value-type="string">
            <text:p>094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74">
            <text:p>074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90];[.B90];[.C90];[.D90];[.E90];[.F90];[.G90];[.H90];[.I90];[.J90];[.K90];[.L90];[.M90];[.N90];[.O90];TEXT([.P90];&quot;000&quot;);[.Q90])" office:value-type="string" office:string-value="    &lt;e gnn=&quot;075 074 095 094&quot; et=&quot;1&quot; m=&quot;1&quot;&gt;074&lt;/e&gt;">
            <text:p><text:s text:c="4"/>&lt;e gnn="075 074 095 094" et="1" m="1"&gt;074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76 </text:p>
          </table:table-cell>
          <table:table-cell table:style-name="ce11" office:value-type="string">
            <text:p>075 </text:p>
          </table:table-cell>
          <table:table-cell table:style-name="ce11" office:value-type="string">
            <text:p>096 </text:p>
          </table:table-cell>
          <table:table-cell table:style-name="ce11" office:value-type="string">
            <text:p>095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75">
            <text:p>075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91];[.B91];[.C91];[.D91];[.E91];[.F91];[.G91];[.H91];[.I91];[.J91];[.K91];[.L91];[.M91];[.N91];[.O91];TEXT([.P91];&quot;000&quot;);[.Q91])" office:value-type="string" office:string-value="    &lt;e gnn=&quot;076 075 096 095&quot; et=&quot;1&quot; m=&quot;1&quot;&gt;075&lt;/e&gt;">
            <text:p><text:s text:c="4"/>&lt;e gnn="076 075 096 095" et="1" m="1"&gt;075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77 </text:p>
          </table:table-cell>
          <table:table-cell table:style-name="ce11" office:value-type="string">
            <text:p>076 </text:p>
          </table:table-cell>
          <table:table-cell table:style-name="ce11" office:value-type="string">
            <text:p>097 </text:p>
          </table:table-cell>
          <table:table-cell table:style-name="ce11" office:value-type="string">
            <text:p>096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76">
            <text:p>076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92];[.B92];[.C92];[.D92];[.E92];[.F92];[.G92];[.H92];[.I92];[.J92];[.K92];[.L92];[.M92];[.N92];[.O92];TEXT([.P92];&quot;000&quot;);[.Q92])" office:value-type="string" office:string-value="    &lt;e gnn=&quot;077 076 097 096&quot; et=&quot;1&quot; m=&quot;1&quot;&gt;076&lt;/e&gt;">
            <text:p><text:s text:c="4"/>&lt;e gnn="077 076 097 096" et="1" m="1"&gt;076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78 </text:p>
          </table:table-cell>
          <table:table-cell table:style-name="ce11" office:value-type="string">
            <text:p>077 </text:p>
          </table:table-cell>
          <table:table-cell table:style-name="ce11" office:value-type="string">
            <text:p>098 </text:p>
          </table:table-cell>
          <table:table-cell table:style-name="ce11" office:value-type="string">
            <text:p>097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77">
            <text:p>077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93];[.B93];[.C93];[.D93];[.E93];[.F93];[.G93];[.H93];[.I93];[.J93];[.K93];[.L93];[.M93];[.N93];[.O93];TEXT([.P93];&quot;000&quot;);[.Q93])" office:value-type="string" office:string-value="    &lt;e gnn=&quot;078 077 098 097&quot; et=&quot;1&quot; m=&quot;1&quot;&gt;077&lt;/e&gt;">
            <text:p><text:s text:c="4"/>&lt;e gnn="078 077 098 097" et="1" m="1"&gt;077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79 </text:p>
          </table:table-cell>
          <table:table-cell table:style-name="ce11" office:value-type="string">
            <text:p>078 </text:p>
          </table:table-cell>
          <table:table-cell table:style-name="ce11" office:value-type="string">
            <text:p>099 </text:p>
          </table:table-cell>
          <table:table-cell table:style-name="ce11" office:value-type="string">
            <text:p>098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78">
            <text:p>078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94];[.B94];[.C94];[.D94];[.E94];[.F94];[.G94];[.H94];[.I94];[.J94];[.K94];[.L94];[.M94];[.N94];[.O94];TEXT([.P94];&quot;000&quot;);[.Q94])" office:value-type="string" office:string-value="    &lt;e gnn=&quot;079 078 099 098&quot; et=&quot;1&quot; m=&quot;1&quot;&gt;078&lt;/e&gt;">
            <text:p><text:s text:c="4"/>&lt;e gnn="079 078 099 098" et="1" m="1"&gt;078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80 </text:p>
          </table:table-cell>
          <table:table-cell table:style-name="ce11" office:value-type="string">
            <text:p>079 </text:p>
          </table:table-cell>
          <table:table-cell table:style-name="ce11" office:value-type="string">
            <text:p>100 </text:p>
          </table:table-cell>
          <table:table-cell table:style-name="ce11" office:value-type="string">
            <text:p>099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79">
            <text:p>079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95];[.B95];[.C95];[.D95];[.E95];[.F95];[.G95];[.H95];[.I95];[.J95];[.K95];[.L95];[.M95];[.N95];[.O95];TEXT([.P95];&quot;000&quot;);[.Q95])" office:value-type="string" office:string-value="    &lt;e gnn=&quot;080 079 100 099&quot; et=&quot;1&quot; m=&quot;1&quot;&gt;079&lt;/e&gt;">
            <text:p><text:s text:c="4"/>&lt;e gnn="080 079 100 099" et="1" m="1"&gt;079&lt;/e&gt;</text:p>
          </table:table-cell>
          <table:table-cell table:number-columns-repeated="996"/>
        </table:table-row>
        <table:table-row table:style-name="ro1">
          <table:table-cell table:style-name="ce7"/>
          <table:table-cell table:style-name="ce11" table:number-columns-repeated="9"/>
          <table:table-cell table:style-name="ce3"/>
          <table:table-cell table:style-name="ce8" office:value-type="string">
            <text:p>1</text:p>
          </table:table-cell>
          <table:table-cell table:style-name="ce3"/>
          <table:table-cell table:style-name="ce8" office:value-type="string">
            <text:p>1</text:p>
          </table:table-cell>
          <table:table-cell table:style-name="ce8"/>
          <table:table-cell table:style-name="ce30"/>
          <table:table-cell table:style-name="ce5"/>
          <table:table-cell table:style-name="ce3"/>
          <table:table-cell table:style-name="ce6"/>
          <table:table-cell table:number-columns-repeated="996"/>
        </table:table-row>
        <table:table-row table:style-name="ro1">
          <table:table-cell table:style-name="ce7"/>
          <table:table-cell table:style-name="ce11" table:number-columns-repeated="9"/>
          <table:table-cell table:style-name="ce3"/>
          <table:table-cell table:style-name="ce8" office:value-type="string">
            <text:p>1</text:p>
          </table:table-cell>
          <table:table-cell table:style-name="ce3"/>
          <table:table-cell table:style-name="ce8" office:value-type="string">
            <text:p>1</text:p>
          </table:table-cell>
          <table:table-cell table:style-name="ce8"/>
          <table:table-cell table:style-name="ce30"/>
          <table:table-cell table:style-name="ce5"/>
          <table:table-cell table:style-name="ce3"/>
          <table:table-cell table:style-name="ce6"/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61 </text:p>
          </table:table-cell>
          <table:table-cell table:style-name="ce11" office:value-type="string">
            <text:p>080 </text:p>
          </table:table-cell>
          <table:table-cell table:style-name="ce11" office:value-type="string">
            <text:p>081 </text:p>
          </table:table-cell>
          <table:table-cell table:style-name="ce11" office:value-type="string">
            <text:p>100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80">
            <text:p>080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98];[.B98];[.C98];[.D98];[.E98];[.F98];[.G98];[.H98];[.I98];[.J98];[.K98];[.L98];[.M98];[.N98];[.O98];TEXT([.P98];&quot;000&quot;);[.Q98])" office:value-type="string" office:string-value="    &lt;e gnn=&quot;061 080 081 100&quot; et=&quot;1&quot; m=&quot;1&quot;&gt;080&lt;/e&gt;">
            <text:p><text:s text:c="4"/>&lt;e gnn="061 080 081 100" et="1" m="1"&gt;080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82 </text:p>
          </table:table-cell>
          <table:table-cell table:style-name="ce11" office:value-type="string">
            <text:p>081 </text:p>
          </table:table-cell>
          <table:table-cell table:style-name="ce11" office:value-type="string">
            <text:p>102 </text:p>
          </table:table-cell>
          <table:table-cell table:style-name="ce11" office:value-type="string">
            <text:p>101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81">
            <text:p>081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99];[.B99];[.C99];[.D99];[.E99];[.F99];[.G99];[.H99];[.I99];[.J99];[.K99];[.L99];[.M99];[.N99];[.O99];TEXT([.P99];&quot;000&quot;);[.Q99])" office:value-type="string" office:string-value="    &lt;e gnn=&quot;082 081 102 101&quot; et=&quot;1&quot; m=&quot;1&quot;&gt;081&lt;/e&gt;">
            <text:p><text:s text:c="4"/>&lt;e gnn="082 081 102 101" et="1" m="1"&gt;081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83 </text:p>
          </table:table-cell>
          <table:table-cell table:style-name="ce11" office:value-type="string">
            <text:p>082 </text:p>
          </table:table-cell>
          <table:table-cell table:style-name="ce11" office:value-type="string">
            <text:p>103 </text:p>
          </table:table-cell>
          <table:table-cell table:style-name="ce11" office:value-type="string">
            <text:p>102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82">
            <text:p>082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00];[.B100];[.C100];[.D100];[.E100];[.F100];[.G100];[.H100];[.I100];[.J100];[.K100];[.L100];[.M100];[.N100];[.O100];TEXT([.P100];&quot;000&quot;);[.Q100])" office:value-type="string" office:string-value="    &lt;e gnn=&quot;083 082 103 102&quot; et=&quot;1&quot; m=&quot;1&quot;&gt;082&lt;/e&gt;">
            <text:p><text:s text:c="4"/>&lt;e gnn="083 082 103 102" et="1" m="1"&gt;082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84 </text:p>
          </table:table-cell>
          <table:table-cell table:style-name="ce11" office:value-type="string">
            <text:p>083 </text:p>
          </table:table-cell>
          <table:table-cell table:style-name="ce11" office:value-type="string">
            <text:p>104 </text:p>
          </table:table-cell>
          <table:table-cell table:style-name="ce11" office:value-type="string">
            <text:p>103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83">
            <text:p>083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01];[.B101];[.C101];[.D101];[.E101];[.F101];[.G101];[.H101];[.I101];[.J101];[.K101];[.L101];[.M101];[.N101];[.O101];TEXT([.P101];&quot;000&quot;);[.Q101])" office:value-type="string" office:string-value="    &lt;e gnn=&quot;084 083 104 103&quot; et=&quot;1&quot; m=&quot;1&quot;&gt;083&lt;/e&gt;">
            <text:p><text:s text:c="4"/>&lt;e gnn="084 083 104 103" et="1" m="1"&gt;083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85 </text:p>
          </table:table-cell>
          <table:table-cell table:style-name="ce11" office:value-type="string">
            <text:p>084 </text:p>
          </table:table-cell>
          <table:table-cell table:style-name="ce11" office:value-type="string">
            <text:p>105 </text:p>
          </table:table-cell>
          <table:table-cell table:style-name="ce11" office:value-type="string">
            <text:p>104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84">
            <text:p>084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02];[.B102];[.C102];[.D102];[.E102];[.F102];[.G102];[.H102];[.I102];[.J102];[.K102];[.L102];[.M102];[.N102];[.O102];TEXT([.P102];&quot;000&quot;);[.Q102])" office:value-type="string" office:string-value="    &lt;e gnn=&quot;085 084 105 104&quot; et=&quot;1&quot; m=&quot;1&quot;&gt;084&lt;/e&gt;">
            <text:p><text:s text:c="4"/>&lt;e gnn="085 084 105 104" et="1" m="1"&gt;084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86 </text:p>
          </table:table-cell>
          <table:table-cell table:style-name="ce11" office:value-type="string">
            <text:p>085 </text:p>
          </table:table-cell>
          <table:table-cell table:style-name="ce11" office:value-type="string">
            <text:p>106 </text:p>
          </table:table-cell>
          <table:table-cell table:style-name="ce11" office:value-type="string">
            <text:p>105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85">
            <text:p>085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03];[.B103];[.C103];[.D103];[.E103];[.F103];[.G103];[.H103];[.I103];[.J103];[.K103];[.L103];[.M103];[.N103];[.O103];TEXT([.P103];&quot;000&quot;);[.Q103])" office:value-type="string" office:string-value="    &lt;e gnn=&quot;086 085 106 105&quot; et=&quot;1&quot; m=&quot;1&quot;&gt;085&lt;/e&gt;">
            <text:p><text:s text:c="4"/>&lt;e gnn="086 085 106 105" et="1" m="1"&gt;085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87 </text:p>
          </table:table-cell>
          <table:table-cell table:style-name="ce11" office:value-type="string">
            <text:p>086 </text:p>
          </table:table-cell>
          <table:table-cell table:style-name="ce11" office:value-type="string">
            <text:p>107 </text:p>
          </table:table-cell>
          <table:table-cell table:style-name="ce11" office:value-type="string">
            <text:p>106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86">
            <text:p>086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04];[.B104];[.C104];[.D104];[.E104];[.F104];[.G104];[.H104];[.I104];[.J104];[.K104];[.L104];[.M104];[.N104];[.O104];TEXT([.P104];&quot;000&quot;);[.Q104])" office:value-type="string" office:string-value="    &lt;e gnn=&quot;087 086 107 106&quot; et=&quot;1&quot; m=&quot;1&quot;&gt;086&lt;/e&gt;">
            <text:p><text:s text:c="4"/>&lt;e gnn="087 086 107 106" et="1" m="1"&gt;086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88 </text:p>
          </table:table-cell>
          <table:table-cell table:style-name="ce11" office:value-type="string">
            <text:p>087 </text:p>
          </table:table-cell>
          <table:table-cell table:style-name="ce11" office:value-type="string">
            <text:p>108 </text:p>
          </table:table-cell>
          <table:table-cell table:style-name="ce11" office:value-type="string">
            <text:p>107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87">
            <text:p>087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05];[.B105];[.C105];[.D105];[.E105];[.F105];[.G105];[.H105];[.I105];[.J105];[.K105];[.L105];[.M105];[.N105];[.O105];TEXT([.P105];&quot;000&quot;);[.Q105])" office:value-type="string" office:string-value="    &lt;e gnn=&quot;088 087 108 107&quot; et=&quot;1&quot; m=&quot;1&quot;&gt;087&lt;/e&gt;">
            <text:p><text:s text:c="4"/>&lt;e gnn="088 087 108 107" et="1" m="1"&gt;087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89 </text:p>
          </table:table-cell>
          <table:table-cell table:style-name="ce11" office:value-type="string">
            <text:p>088 </text:p>
          </table:table-cell>
          <table:table-cell table:style-name="ce11" office:value-type="string">
            <text:p>109 </text:p>
          </table:table-cell>
          <table:table-cell table:style-name="ce11" office:value-type="string">
            <text:p>108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88">
            <text:p>088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06];[.B106];[.C106];[.D106];[.E106];[.F106];[.G106];[.H106];[.I106];[.J106];[.K106];[.L106];[.M106];[.N106];[.O106];TEXT([.P106];&quot;000&quot;);[.Q106])" office:value-type="string" office:string-value="    &lt;e gnn=&quot;089 088 109 108&quot; et=&quot;1&quot; m=&quot;1&quot;&gt;088&lt;/e&gt;">
            <text:p><text:s text:c="4"/>&lt;e gnn="089 088 109 108" et="1" m="1"&gt;088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90 </text:p>
          </table:table-cell>
          <table:table-cell table:style-name="ce11" office:value-type="string">
            <text:p>089 </text:p>
          </table:table-cell>
          <table:table-cell table:style-name="ce11" office:value-type="string">
            <text:p>110 </text:p>
          </table:table-cell>
          <table:table-cell table:style-name="ce11" office:value-type="string">
            <text:p>109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89">
            <text:p>089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07];[.B107];[.C107];[.D107];[.E107];[.F107];[.G107];[.H107];[.I107];[.J107];[.K107];[.L107];[.M107];[.N107];[.O107];TEXT([.P107];&quot;000&quot;);[.Q107])" office:value-type="string" office:string-value="    &lt;e gnn=&quot;090 089 110 109&quot; et=&quot;1&quot; m=&quot;1&quot;&gt;089&lt;/e&gt;">
            <text:p><text:s text:c="4"/>&lt;e gnn="090 089 110 109" et="1" m="1"&gt;089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91 </text:p>
          </table:table-cell>
          <table:table-cell table:style-name="ce11" office:value-type="string">
            <text:p>090 </text:p>
          </table:table-cell>
          <table:table-cell table:style-name="ce11" office:value-type="string">
            <text:p>111 </text:p>
          </table:table-cell>
          <table:table-cell table:style-name="ce11" office:value-type="string">
            <text:p>110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90">
            <text:p>090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08];[.B108];[.C108];[.D108];[.E108];[.F108];[.G108];[.H108];[.I108];[.J108];[.K108];[.L108];[.M108];[.N108];[.O108];TEXT([.P108];&quot;000&quot;);[.Q108])" office:value-type="string" office:string-value="    &lt;e gnn=&quot;091 090 111 110&quot; et=&quot;1&quot; m=&quot;1&quot;&gt;090&lt;/e&gt;">
            <text:p><text:s text:c="4"/>&lt;e gnn="091 090 111 110" et="1" m="1"&gt;090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92 </text:p>
          </table:table-cell>
          <table:table-cell table:style-name="ce11" office:value-type="string">
            <text:p>091 </text:p>
          </table:table-cell>
          <table:table-cell table:style-name="ce11" office:value-type="string">
            <text:p>112 </text:p>
          </table:table-cell>
          <table:table-cell table:style-name="ce11" office:value-type="string">
            <text:p>111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91">
            <text:p>091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09];[.B109];[.C109];[.D109];[.E109];[.F109];[.G109];[.H109];[.I109];[.J109];[.K109];[.L109];[.M109];[.N109];[.O109];TEXT([.P109];&quot;000&quot;);[.Q109])" office:value-type="string" office:string-value="    &lt;e gnn=&quot;092 091 112 111&quot; et=&quot;1&quot; m=&quot;1&quot;&gt;091&lt;/e&gt;">
            <text:p><text:s text:c="4"/>&lt;e gnn="092 091 112 111" et="1" m="1"&gt;091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93 </text:p>
          </table:table-cell>
          <table:table-cell table:style-name="ce11" office:value-type="string">
            <text:p>092 </text:p>
          </table:table-cell>
          <table:table-cell table:style-name="ce11" office:value-type="string">
            <text:p>113 </text:p>
          </table:table-cell>
          <table:table-cell table:style-name="ce11" office:value-type="string">
            <text:p>112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92">
            <text:p>092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10];[.B110];[.C110];[.D110];[.E110];[.F110];[.G110];[.H110];[.I110];[.J110];[.K110];[.L110];[.M110];[.N110];[.O110];TEXT([.P110];&quot;000&quot;);[.Q110])" office:value-type="string" office:string-value="    &lt;e gnn=&quot;093 092 113 112&quot; et=&quot;1&quot; m=&quot;1&quot;&gt;092&lt;/e&gt;">
            <text:p><text:s text:c="4"/>&lt;e gnn="093 092 113 112" et="1" m="1"&gt;092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94 </text:p>
          </table:table-cell>
          <table:table-cell table:style-name="ce11" office:value-type="string">
            <text:p>093 </text:p>
          </table:table-cell>
          <table:table-cell table:style-name="ce11" office:value-type="string">
            <text:p>114 </text:p>
          </table:table-cell>
          <table:table-cell table:style-name="ce11" office:value-type="string">
            <text:p>113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93">
            <text:p>093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11];[.B111];[.C111];[.D111];[.E111];[.F111];[.G111];[.H111];[.I111];[.J111];[.K111];[.L111];[.M111];[.N111];[.O111];TEXT([.P111];&quot;000&quot;);[.Q111])" office:value-type="string" office:string-value="    &lt;e gnn=&quot;094 093 114 113&quot; et=&quot;1&quot; m=&quot;1&quot;&gt;093&lt;/e&gt;">
            <text:p><text:s text:c="4"/>&lt;e gnn="094 093 114 113" et="1" m="1"&gt;093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95 </text:p>
          </table:table-cell>
          <table:table-cell table:style-name="ce11" office:value-type="string">
            <text:p>094 </text:p>
          </table:table-cell>
          <table:table-cell table:style-name="ce11" office:value-type="string">
            <text:p>115 </text:p>
          </table:table-cell>
          <table:table-cell table:style-name="ce11" office:value-type="string">
            <text:p>114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94">
            <text:p>094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12];[.B112];[.C112];[.D112];[.E112];[.F112];[.G112];[.H112];[.I112];[.J112];[.K112];[.L112];[.M112];[.N112];[.O112];TEXT([.P112];&quot;000&quot;);[.Q112])" office:value-type="string" office:string-value="    &lt;e gnn=&quot;095 094 115 114&quot; et=&quot;1&quot; m=&quot;1&quot;&gt;094&lt;/e&gt;">
            <text:p><text:s text:c="4"/>&lt;e gnn="095 094 115 114" et="1" m="1"&gt;094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96 </text:p>
          </table:table-cell>
          <table:table-cell table:style-name="ce11" office:value-type="string">
            <text:p>095 </text:p>
          </table:table-cell>
          <table:table-cell table:style-name="ce11" office:value-type="string">
            <text:p>116 </text:p>
          </table:table-cell>
          <table:table-cell table:style-name="ce11" office:value-type="string">
            <text:p>115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95">
            <text:p>095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13];[.B113];[.C113];[.D113];[.E113];[.F113];[.G113];[.H113];[.I113];[.J113];[.K113];[.L113];[.M113];[.N113];[.O113];TEXT([.P113];&quot;000&quot;);[.Q113])" office:value-type="string" office:string-value="    &lt;e gnn=&quot;096 095 116 115&quot; et=&quot;1&quot; m=&quot;1&quot;&gt;095&lt;/e&gt;">
            <text:p><text:s text:c="4"/>&lt;e gnn="096 095 116 115" et="1" m="1"&gt;095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97 </text:p>
          </table:table-cell>
          <table:table-cell table:style-name="ce11" office:value-type="string">
            <text:p>096 </text:p>
          </table:table-cell>
          <table:table-cell table:style-name="ce11" office:value-type="string">
            <text:p>117 </text:p>
          </table:table-cell>
          <table:table-cell table:style-name="ce11" office:value-type="string">
            <text:p>116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96">
            <text:p>096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14];[.B114];[.C114];[.D114];[.E114];[.F114];[.G114];[.H114];[.I114];[.J114];[.K114];[.L114];[.M114];[.N114];[.O114];TEXT([.P114];&quot;000&quot;);[.Q114])" office:value-type="string" office:string-value="    &lt;e gnn=&quot;097 096 117 116&quot; et=&quot;1&quot; m=&quot;1&quot;&gt;096&lt;/e&gt;">
            <text:p><text:s text:c="4"/>&lt;e gnn="097 096 117 116" et="1" m="1"&gt;096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98 </text:p>
          </table:table-cell>
          <table:table-cell table:style-name="ce11" office:value-type="string">
            <text:p>097 </text:p>
          </table:table-cell>
          <table:table-cell table:style-name="ce11" office:value-type="string">
            <text:p>118 </text:p>
          </table:table-cell>
          <table:table-cell table:style-name="ce11" office:value-type="string">
            <text:p>117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97">
            <text:p>097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15];[.B115];[.C115];[.D115];[.E115];[.F115];[.G115];[.H115];[.I115];[.J115];[.K115];[.L115];[.M115];[.N115];[.O115];TEXT([.P115];&quot;000&quot;);[.Q115])" office:value-type="string" office:string-value="    &lt;e gnn=&quot;098 097 118 117&quot; et=&quot;1&quot; m=&quot;1&quot;&gt;097&lt;/e&gt;">
            <text:p><text:s text:c="4"/>&lt;e gnn="098 097 118 117" et="1" m="1"&gt;097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99 </text:p>
          </table:table-cell>
          <table:table-cell table:style-name="ce11" office:value-type="string">
            <text:p>098 </text:p>
          </table:table-cell>
          <table:table-cell table:style-name="ce11" office:value-type="string">
            <text:p>119 </text:p>
          </table:table-cell>
          <table:table-cell table:style-name="ce11" office:value-type="string">
            <text:p>118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98">
            <text:p>098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16];[.B116];[.C116];[.D116];[.E116];[.F116];[.G116];[.H116];[.I116];[.J116];[.K116];[.L116];[.M116];[.N116];[.O116];TEXT([.P116];&quot;000&quot;);[.Q116])" office:value-type="string" office:string-value="    &lt;e gnn=&quot;099 098 119 118&quot; et=&quot;1&quot; m=&quot;1&quot;&gt;098&lt;/e&gt;">
            <text:p><text:s text:c="4"/>&lt;e gnn="099 098 119 118" et="1" m="1"&gt;098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100 </text:p>
          </table:table-cell>
          <table:table-cell table:style-name="ce11" office:value-type="string">
            <text:p>099 </text:p>
          </table:table-cell>
          <table:table-cell table:style-name="ce11" office:value-type="string">
            <text:p>120 </text:p>
          </table:table-cell>
          <table:table-cell table:style-name="ce11" office:value-type="string">
            <text:p>119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99">
            <text:p>099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17];[.B117];[.C117];[.D117];[.E117];[.F117];[.G117];[.H117];[.I117];[.J117];[.K117];[.L117];[.M117];[.N117];[.O117];TEXT([.P117];&quot;000&quot;);[.Q117])" office:value-type="string" office:string-value="    &lt;e gnn=&quot;100 099 120 119&quot; et=&quot;1&quot; m=&quot;1&quot;&gt;099&lt;/e&gt;">
            <text:p><text:s text:c="4"/>&lt;e gnn="100 099 120 119" et="1" m="1"&gt;099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081 </text:p>
          </table:table-cell>
          <table:table-cell table:style-name="ce11" office:value-type="string">
            <text:p>100 </text:p>
          </table:table-cell>
          <table:table-cell table:style-name="ce11" office:value-type="string">
            <text:p>101 </text:p>
          </table:table-cell>
          <table:table-cell table:style-name="ce11" office:value-type="string">
            <text:p>120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100">
            <text:p>100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18];[.B118];[.C118];[.D118];[.E118];[.F118];[.G118];[.H118];[.I118];[.J118];[.K118];[.L118];[.M118];[.N118];[.O118];TEXT([.P118];&quot;000&quot;);[.Q118])" office:value-type="string" office:string-value="    &lt;e gnn=&quot;081 100 101 120&quot; et=&quot;1&quot; m=&quot;1&quot;&gt;100&lt;/e&gt;">
            <text:p><text:s text:c="4"/>&lt;e gnn="081 100 101 120" et="1" m="1"&gt;100&lt;/e&gt;</text:p>
          </table:table-cell>
          <table:table-cell table:number-columns-repeated="996"/>
        </table:table-row>
        <table:table-row table:style-name="ro1">
          <table:table-cell table:style-name="ce7"/>
          <table:table-cell table:style-name="ce11" table:number-columns-repeated="9"/>
          <table:table-cell table:style-name="ce3"/>
          <table:table-cell table:style-name="ce8"/>
          <table:table-cell table:style-name="ce3"/>
          <table:table-cell table:style-name="ce8" table:number-columns-repeated="2"/>
          <table:table-cell table:style-name="ce30"/>
          <table:table-cell table:style-name="ce5"/>
          <table:table-cell table:style-name="ce3"/>
          <table:table-cell table:style-name="ce6"/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101 </text:p>
          </table:table-cell>
          <table:table-cell table:style-name="ce11" office:value-type="string">
            <text:p>100 </text:p>
          </table:table-cell>
          <table:table-cell table:style-name="ce11" office:value-type="string">
            <text:p>121 </text:p>
          </table:table-cell>
          <table:table-cell table:style-name="ce11" office:value-type="string">
            <text:p>120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00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100">
            <text:p>100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20];[.B120];[.C120];[.D120];[.E120];[.F120];[.G120];[.H120];[.I120];[.J120];[.K120];[.L120];[.M120];[.N120];[.O120];TEXT([.P120];&quot;000&quot;);[.Q120])" office:value-type="string" office:string-value="    &lt;e gnn=&quot;101 100 121 120x&quot; et=&quot;100&quot; m=&quot;100&quot;&gt;100&lt;/e&gt;">
            <text:p><text:s text:c="4"/>&lt;e gnn="101 100 121 120x" et="100" m="100"&gt;100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102 </text:p>
          </table:table-cell>
          <table:table-cell table:style-name="ce11" office:value-type="string">
            <text:p>101 </text:p>
          </table:table-cell>
          <table:table-cell table:style-name="ce11" office:value-type="string">
            <text:p>122 </text:p>
          </table:table-cell>
          <table:table-cell table:style-name="ce11" office:value-type="string">
            <text:p>121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0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0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101">
            <text:p>101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21];[.B121];[.C121];[.D121];[.E121];[.F121];[.G121];[.H121];[.I121];[.J121];[.K121];[.L121];[.M121];[.N121];[.O121];TEXT([.P121];&quot;000&quot;);[.Q121])" office:value-type="string" office:string-value="    &lt;e gnn=&quot;102 101 122 121x&quot; et=&quot;101&quot; m=&quot;101&quot;&gt;101&lt;/e&gt;">
            <text:p><text:s text:c="4"/>&lt;e gnn="102 101 122 121x" et="101" m="101"&gt;101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103 </text:p>
          </table:table-cell>
          <table:table-cell table:style-name="ce11" office:value-type="string">
            <text:p>102 </text:p>
          </table:table-cell>
          <table:table-cell table:style-name="ce11" office:value-type="string">
            <text:p>123 </text:p>
          </table:table-cell>
          <table:table-cell table:style-name="ce11" office:value-type="string">
            <text:p>122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02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02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102">
            <text:p>102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22];[.B122];[.C122];[.D122];[.E122];[.F122];[.G122];[.H122];[.I122];[.J122];[.K122];[.L122];[.M122];[.N122];[.O122];TEXT([.P122];&quot;000&quot;);[.Q122])" office:value-type="string" office:string-value="    &lt;e gnn=&quot;103 102 123 122x&quot; et=&quot;102&quot; m=&quot;102&quot;&gt;102&lt;/e&gt;">
            <text:p><text:s text:c="4"/>&lt;e gnn="103 102 123 122x" et="102" m="102"&gt;102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104 </text:p>
          </table:table-cell>
          <table:table-cell table:style-name="ce11" office:value-type="string">
            <text:p>103 </text:p>
          </table:table-cell>
          <table:table-cell table:style-name="ce11" office:value-type="string">
            <text:p>124 </text:p>
          </table:table-cell>
          <table:table-cell table:style-name="ce11" office:value-type="string">
            <text:p>123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03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03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103">
            <text:p>103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23];[.B123];[.C123];[.D123];[.E123];[.F123];[.G123];[.H123];[.I123];[.J123];[.K123];[.L123];[.M123];[.N123];[.O123];TEXT([.P123];&quot;000&quot;);[.Q123])" office:value-type="string" office:string-value="    &lt;e gnn=&quot;104 103 124 123x&quot; et=&quot;103&quot; m=&quot;103&quot;&gt;103&lt;/e&gt;">
            <text:p><text:s text:c="4"/>&lt;e gnn="104 103 124 123x" et="103" m="103"&gt;103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105 </text:p>
          </table:table-cell>
          <table:table-cell table:style-name="ce11" office:value-type="string">
            <text:p>104 </text:p>
          </table:table-cell>
          <table:table-cell table:style-name="ce11" office:value-type="string">
            <text:p>125 </text:p>
          </table:table-cell>
          <table:table-cell table:style-name="ce11" office:value-type="string">
            <text:p>124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04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04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104">
            <text:p>104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24];[.B124];[.C124];[.D124];[.E124];[.F124];[.G124];[.H124];[.I124];[.J124];[.K124];[.L124];[.M124];[.N124];[.O124];TEXT([.P124];&quot;000&quot;);[.Q124])" office:value-type="string" office:string-value="    &lt;e gnn=&quot;105 104 125 124x&quot; et=&quot;104&quot; m=&quot;104&quot;&gt;104&lt;/e&gt;">
            <text:p><text:s text:c="4"/>&lt;e gnn="105 104 125 124x" et="104" m="104"&gt;104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106 </text:p>
          </table:table-cell>
          <table:table-cell table:style-name="ce11" office:value-type="string">
            <text:p>105 </text:p>
          </table:table-cell>
          <table:table-cell table:style-name="ce11" office:value-type="string">
            <text:p>126 </text:p>
          </table:table-cell>
          <table:table-cell table:style-name="ce11" office:value-type="string">
            <text:p>125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05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0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105">
            <text:p>105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25];[.B125];[.C125];[.D125];[.E125];[.F125];[.G125];[.H125];[.I125];[.J125];[.K125];[.L125];[.M125];[.N125];[.O125];TEXT([.P125];&quot;000&quot;);[.Q125])" office:value-type="string" office:string-value="    &lt;e gnn=&quot;106 105 126 125x&quot; et=&quot;105&quot; m=&quot;105&quot;&gt;105&lt;/e&gt;">
            <text:p><text:s text:c="4"/>&lt;e gnn="106 105 126 125x" et="105" m="105"&gt;105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107 </text:p>
          </table:table-cell>
          <table:table-cell table:style-name="ce11" office:value-type="string">
            <text:p>106 </text:p>
          </table:table-cell>
          <table:table-cell table:style-name="ce11" office:value-type="string">
            <text:p>127 </text:p>
          </table:table-cell>
          <table:table-cell table:style-name="ce11" office:value-type="string">
            <text:p>126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06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06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106">
            <text:p>106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26];[.B126];[.C126];[.D126];[.E126];[.F126];[.G126];[.H126];[.I126];[.J126];[.K126];[.L126];[.M126];[.N126];[.O126];TEXT([.P126];&quot;000&quot;);[.Q126])" office:value-type="string" office:string-value="    &lt;e gnn=&quot;107 106 127 126x&quot; et=&quot;106&quot; m=&quot;106&quot;&gt;106&lt;/e&gt;">
            <text:p><text:s text:c="4"/>&lt;e gnn="107 106 127 126x" et="106" m="106"&gt;106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108 </text:p>
          </table:table-cell>
          <table:table-cell table:style-name="ce11" office:value-type="string">
            <text:p>107 </text:p>
          </table:table-cell>
          <table:table-cell table:style-name="ce11" office:value-type="string">
            <text:p>128 </text:p>
          </table:table-cell>
          <table:table-cell table:style-name="ce11" office:value-type="string">
            <text:p>127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07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07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107">
            <text:p>107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27];[.B127];[.C127];[.D127];[.E127];[.F127];[.G127];[.H127];[.I127];[.J127];[.K127];[.L127];[.M127];[.N127];[.O127];TEXT([.P127];&quot;000&quot;);[.Q127])" office:value-type="string" office:string-value="    &lt;e gnn=&quot;108 107 128 127x&quot; et=&quot;107&quot; m=&quot;107&quot;&gt;107&lt;/e&gt;">
            <text:p><text:s text:c="4"/>&lt;e gnn="108 107 128 127x" et="107" m="107"&gt;107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109 </text:p>
          </table:table-cell>
          <table:table-cell table:style-name="ce11" office:value-type="string">
            <text:p>108 </text:p>
          </table:table-cell>
          <table:table-cell table:style-name="ce11" office:value-type="string">
            <text:p>129 </text:p>
          </table:table-cell>
          <table:table-cell table:style-name="ce11" office:value-type="string">
            <text:p>128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08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08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108">
            <text:p>108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28];[.B128];[.C128];[.D128];[.E128];[.F128];[.G128];[.H128];[.I128];[.J128];[.K128];[.L128];[.M128];[.N128];[.O128];TEXT([.P128];&quot;000&quot;);[.Q128])" office:value-type="string" office:string-value="    &lt;e gnn=&quot;109 108 129 128x&quot; et=&quot;108&quot; m=&quot;108&quot;&gt;108&lt;/e&gt;">
            <text:p><text:s text:c="4"/>&lt;e gnn="109 108 129 128x" et="108" m="108"&gt;108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110 </text:p>
          </table:table-cell>
          <table:table-cell table:style-name="ce11" office:value-type="string">
            <text:p>109 </text:p>
          </table:table-cell>
          <table:table-cell table:style-name="ce11" office:value-type="string">
            <text:p>130 </text:p>
          </table:table-cell>
          <table:table-cell table:style-name="ce11" office:value-type="string">
            <text:p>129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09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09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109">
            <text:p>109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29];[.B129];[.C129];[.D129];[.E129];[.F129];[.G129];[.H129];[.I129];[.J129];[.K129];[.L129];[.M129];[.N129];[.O129];TEXT([.P129];&quot;000&quot;);[.Q129])" office:value-type="string" office:string-value="    &lt;e gnn=&quot;110 109 130 129x&quot; et=&quot;109&quot; m=&quot;109&quot;&gt;109&lt;/e&gt;">
            <text:p><text:s text:c="4"/>&lt;e gnn="110 109 130 129x" et="109" m="109"&gt;109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111 </text:p>
          </table:table-cell>
          <table:table-cell table:style-name="ce11" office:value-type="string">
            <text:p>110 </text:p>
          </table:table-cell>
          <table:table-cell table:style-name="ce11" office:value-type="string">
            <text:p>131 </text:p>
          </table:table-cell>
          <table:table-cell table:style-name="ce11" office:value-type="string">
            <text:p>130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10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1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110">
            <text:p>110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30];[.B130];[.C130];[.D130];[.E130];[.F130];[.G130];[.H130];[.I130];[.J130];[.K130];[.L130];[.M130];[.N130];[.O130];TEXT([.P130];&quot;000&quot;);[.Q130])" office:value-type="string" office:string-value="    &lt;e gnn=&quot;111 110 131 130x&quot; et=&quot;110&quot; m=&quot;110&quot;&gt;110&lt;/e&gt;">
            <text:p><text:s text:c="4"/>&lt;e gnn="111 110 131 130x" et="110" m="110"&gt;110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112 </text:p>
          </table:table-cell>
          <table:table-cell table:style-name="ce11" office:value-type="string">
            <text:p>111 </text:p>
          </table:table-cell>
          <table:table-cell table:style-name="ce11" office:value-type="string">
            <text:p>132 </text:p>
          </table:table-cell>
          <table:table-cell table:style-name="ce11" office:value-type="string">
            <text:p>131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1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1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111">
            <text:p>111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31];[.B131];[.C131];[.D131];[.E131];[.F131];[.G131];[.H131];[.I131];[.J131];[.K131];[.L131];[.M131];[.N131];[.O131];TEXT([.P131];&quot;000&quot;);[.Q131])" office:value-type="string" office:string-value="    &lt;e gnn=&quot;112 111 132 131x&quot; et=&quot;111&quot; m=&quot;111&quot;&gt;111&lt;/e&gt;">
            <text:p><text:s text:c="4"/>&lt;e gnn="112 111 132 131x" et="111" m="111"&gt;111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113 </text:p>
          </table:table-cell>
          <table:table-cell table:style-name="ce11" office:value-type="string">
            <text:p>112 </text:p>
          </table:table-cell>
          <table:table-cell table:style-name="ce11" office:value-type="string">
            <text:p>133 </text:p>
          </table:table-cell>
          <table:table-cell table:style-name="ce11" office:value-type="string">
            <text:p>132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12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12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112">
            <text:p>112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32];[.B132];[.C132];[.D132];[.E132];[.F132];[.G132];[.H132];[.I132];[.J132];[.K132];[.L132];[.M132];[.N132];[.O132];TEXT([.P132];&quot;000&quot;);[.Q132])" office:value-type="string" office:string-value="    &lt;e gnn=&quot;113 112 133 132x&quot; et=&quot;112&quot; m=&quot;112&quot;&gt;112&lt;/e&gt;">
            <text:p><text:s text:c="4"/>&lt;e gnn="113 112 133 132x" et="112" m="112"&gt;112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114 </text:p>
          </table:table-cell>
          <table:table-cell table:style-name="ce11" office:value-type="string">
            <text:p>113 </text:p>
          </table:table-cell>
          <table:table-cell table:style-name="ce11" office:value-type="string">
            <text:p>134 </text:p>
          </table:table-cell>
          <table:table-cell table:style-name="ce11" office:value-type="string">
            <text:p>133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13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13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113">
            <text:p>113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33];[.B133];[.C133];[.D133];[.E133];[.F133];[.G133];[.H133];[.I133];[.J133];[.K133];[.L133];[.M133];[.N133];[.O133];TEXT([.P133];&quot;000&quot;);[.Q133])" office:value-type="string" office:string-value="    &lt;e gnn=&quot;114 113 134 133x&quot; et=&quot;113&quot; m=&quot;113&quot;&gt;113&lt;/e&gt;">
            <text:p><text:s text:c="4"/>&lt;e gnn="114 113 134 133x" et="113" m="113"&gt;113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115 </text:p>
          </table:table-cell>
          <table:table-cell table:style-name="ce11" office:value-type="string">
            <text:p>114 </text:p>
          </table:table-cell>
          <table:table-cell table:style-name="ce11" office:value-type="string">
            <text:p>135 </text:p>
          </table:table-cell>
          <table:table-cell table:style-name="ce11" office:value-type="string">
            <text:p>134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14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14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114">
            <text:p>114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34];[.B134];[.C134];[.D134];[.E134];[.F134];[.G134];[.H134];[.I134];[.J134];[.K134];[.L134];[.M134];[.N134];[.O134];TEXT([.P134];&quot;000&quot;);[.Q134])" office:value-type="string" office:string-value="    &lt;e gnn=&quot;115 114 135 134x&quot; et=&quot;114&quot; m=&quot;114&quot;&gt;114&lt;/e&gt;">
            <text:p><text:s text:c="4"/>&lt;e gnn="115 114 135 134x" et="114" m="114"&gt;114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116 </text:p>
          </table:table-cell>
          <table:table-cell table:style-name="ce11" office:value-type="string">
            <text:p>115 </text:p>
          </table:table-cell>
          <table:table-cell table:style-name="ce11" office:value-type="string">
            <text:p>136 </text:p>
          </table:table-cell>
          <table:table-cell table:style-name="ce11" office:value-type="string">
            <text:p>135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15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1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115">
            <text:p>115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35];[.B135];[.C135];[.D135];[.E135];[.F135];[.G135];[.H135];[.I135];[.J135];[.K135];[.L135];[.M135];[.N135];[.O135];TEXT([.P135];&quot;000&quot;);[.Q135])" office:value-type="string" office:string-value="    &lt;e gnn=&quot;116 115 136 135x&quot; et=&quot;115&quot; m=&quot;115&quot;&gt;115&lt;/e&gt;">
            <text:p><text:s text:c="4"/>&lt;e gnn="116 115 136 135x" et="115" m="115"&gt;115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117 </text:p>
          </table:table-cell>
          <table:table-cell table:style-name="ce11" office:value-type="string">
            <text:p>116 </text:p>
          </table:table-cell>
          <table:table-cell table:style-name="ce11" office:value-type="string">
            <text:p>137 </text:p>
          </table:table-cell>
          <table:table-cell table:style-name="ce11" office:value-type="string">
            <text:p>136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16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16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116">
            <text:p>116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36];[.B136];[.C136];[.D136];[.E136];[.F136];[.G136];[.H136];[.I136];[.J136];[.K136];[.L136];[.M136];[.N136];[.O136];TEXT([.P136];&quot;000&quot;);[.Q136])" office:value-type="string" office:string-value="    &lt;e gnn=&quot;117 116 137 136x&quot; et=&quot;116&quot; m=&quot;116&quot;&gt;116&lt;/e&gt;">
            <text:p><text:s text:c="4"/>&lt;e gnn="117 116 137 136x" et="116" m="116"&gt;116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118 </text:p>
          </table:table-cell>
          <table:table-cell table:style-name="ce11" office:value-type="string">
            <text:p>117 </text:p>
          </table:table-cell>
          <table:table-cell table:style-name="ce11" office:value-type="string">
            <text:p>138 </text:p>
          </table:table-cell>
          <table:table-cell table:style-name="ce11" office:value-type="string">
            <text:p>137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17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17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117">
            <text:p>117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37];[.B137];[.C137];[.D137];[.E137];[.F137];[.G137];[.H137];[.I137];[.J137];[.K137];[.L137];[.M137];[.N137];[.O137];TEXT([.P137];&quot;000&quot;);[.Q137])" office:value-type="string" office:string-value="    &lt;e gnn=&quot;118 117 138 137x&quot; et=&quot;117&quot; m=&quot;117&quot;&gt;117&lt;/e&gt;">
            <text:p><text:s text:c="4"/>&lt;e gnn="118 117 138 137x" et="117" m="117"&gt;117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119 </text:p>
          </table:table-cell>
          <table:table-cell table:style-name="ce11" office:value-type="string">
            <text:p>118 </text:p>
          </table:table-cell>
          <table:table-cell table:style-name="ce11" office:value-type="string">
            <text:p>139 </text:p>
          </table:table-cell>
          <table:table-cell table:style-name="ce11" office:value-type="string">
            <text:p>138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18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18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118">
            <text:p>118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38];[.B138];[.C138];[.D138];[.E138];[.F138];[.G138];[.H138];[.I138];[.J138];[.K138];[.L138];[.M138];[.N138];[.O138];TEXT([.P138];&quot;000&quot;);[.Q138])" office:value-type="string" office:string-value="    &lt;e gnn=&quot;119 118 139 138x&quot; et=&quot;118&quot; m=&quot;118&quot;&gt;118&lt;/e&gt;">
            <text:p><text:s text:c="4"/>&lt;e gnn="119 118 139 138x" et="118" m="118"&gt;118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120 </text:p>
          </table:table-cell>
          <table:table-cell table:style-name="ce11" office:value-type="string">
            <text:p>119 </text:p>
          </table:table-cell>
          <table:table-cell table:style-name="ce11" office:value-type="string">
            <text:p>140 </text:p>
          </table:table-cell>
          <table:table-cell table:style-name="ce11" office:value-type="string">
            <text:p>139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19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19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119">
            <text:p>119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39];[.B139];[.C139];[.D139];[.E139];[.F139];[.G139];[.H139];[.I139];[.J139];[.K139];[.L139];[.M139];[.N139];[.O139];TEXT([.P139];&quot;000&quot;);[.Q139])" office:value-type="string" office:string-value="    &lt;e gnn=&quot;120 119 140 139x&quot; et=&quot;119&quot; m=&quot;119&quot;&gt;119&lt;/e&gt;">
            <text:p><text:s text:c="4"/>&lt;e gnn="120 119 140 139x" et="119" m="119"&gt;119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121 </text:p>
          </table:table-cell>
          <table:table-cell table:style-name="ce11" office:value-type="string">
            <text:p>120 </text:p>
          </table:table-cell>
          <table:table-cell table:style-name="ce11" office:value-type="string">
            <text:p>141 </text:p>
          </table:table-cell>
          <table:table-cell table:style-name="ce11" office:value-type="string">
            <text:p>140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20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2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120">
            <text:p>120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40];[.B140];[.C140];[.D140];[.E140];[.F140];[.G140];[.H140];[.I140];[.J140];[.K140];[.L140];[.M140];[.N140];[.O140];TEXT([.P140];&quot;000&quot;);[.Q140])" office:value-type="string" office:string-value="    &lt;e gnn=&quot;121 120 141 140x&quot; et=&quot;120&quot; m=&quot;120&quot;&gt;120&lt;/e&gt;">
            <text:p><text:s text:c="4"/>&lt;e gnn="121 120 141 140x" et="120" m="120"&gt;120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122 </text:p>
          </table:table-cell>
          <table:table-cell table:style-name="ce11" office:value-type="string">
            <text:p>121 </text:p>
          </table:table-cell>
          <table:table-cell table:style-name="ce11" office:value-type="string">
            <text:p>142 </text:p>
          </table:table-cell>
          <table:table-cell table:style-name="ce11" office:value-type="string">
            <text:p>141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21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2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121">
            <text:p>121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41];[.B141];[.C141];[.D141];[.E141];[.F141];[.G141];[.H141];[.I141];[.J141];[.K141];[.L141];[.M141];[.N141];[.O141];TEXT([.P141];&quot;000&quot;);[.Q141])" office:value-type="string" office:string-value="    &lt;e gnn=&quot;122 121 142 141x&quot; et=&quot;121&quot; m=&quot;121&quot;&gt;121&lt;/e&gt;">
            <text:p><text:s text:c="4"/>&lt;e gnn="122 121 142 141x" et="121" m="121"&gt;121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123 </text:p>
          </table:table-cell>
          <table:table-cell table:style-name="ce11" office:value-type="string">
            <text:p>122 </text:p>
          </table:table-cell>
          <table:table-cell table:style-name="ce11" office:value-type="string">
            <text:p>143 </text:p>
          </table:table-cell>
          <table:table-cell table:style-name="ce11" office:value-type="string">
            <text:p>142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22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22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122">
            <text:p>122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42];[.B142];[.C142];[.D142];[.E142];[.F142];[.G142];[.H142];[.I142];[.J142];[.K142];[.L142];[.M142];[.N142];[.O142];TEXT([.P142];&quot;000&quot;);[.Q142])" office:value-type="string" office:string-value="    &lt;e gnn=&quot;123 122 143 142x&quot; et=&quot;122&quot; m=&quot;122&quot;&gt;122&lt;/e&gt;">
            <text:p><text:s text:c="4"/>&lt;e gnn="123 122 143 142x" et="122" m="122"&gt;122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124 </text:p>
          </table:table-cell>
          <table:table-cell table:style-name="ce11" office:value-type="string">
            <text:p>123 </text:p>
          </table:table-cell>
          <table:table-cell table:style-name="ce11" office:value-type="string">
            <text:p>144 </text:p>
          </table:table-cell>
          <table:table-cell table:style-name="ce11" office:value-type="string">
            <text:p>143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23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23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123">
            <text:p>123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43];[.B143];[.C143];[.D143];[.E143];[.F143];[.G143];[.H143];[.I143];[.J143];[.K143];[.L143];[.M143];[.N143];[.O143];TEXT([.P143];&quot;000&quot;);[.Q143])" office:value-type="string" office:string-value="    &lt;e gnn=&quot;124 123 144 143x&quot; et=&quot;123&quot; m=&quot;123&quot;&gt;123&lt;/e&gt;">
            <text:p><text:s text:c="4"/>&lt;e gnn="124 123 144 143x" et="123" m="123"&gt;123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125 </text:p>
          </table:table-cell>
          <table:table-cell table:style-name="ce11" office:value-type="string">
            <text:p>124 </text:p>
          </table:table-cell>
          <table:table-cell table:style-name="ce11" office:value-type="string">
            <text:p>145 </text:p>
          </table:table-cell>
          <table:table-cell table:style-name="ce11" office:value-type="string">
            <text:p>144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24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24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124">
            <text:p>124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44];[.B144];[.C144];[.D144];[.E144];[.F144];[.G144];[.H144];[.I144];[.J144];[.K144];[.L144];[.M144];[.N144];[.O144];TEXT([.P144];&quot;000&quot;);[.Q144])" office:value-type="string" office:string-value="    &lt;e gnn=&quot;125 124 145 144x&quot; et=&quot;124&quot; m=&quot;124&quot;&gt;124&lt;/e&gt;">
            <text:p><text:s text:c="4"/>&lt;e gnn="125 124 145 144x" et="124" m="124"&gt;124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126 </text:p>
          </table:table-cell>
          <table:table-cell table:style-name="ce11" office:value-type="string">
            <text:p>125 </text:p>
          </table:table-cell>
          <table:table-cell table:style-name="ce11" office:value-type="string">
            <text:p>146 </text:p>
          </table:table-cell>
          <table:table-cell table:style-name="ce11" office:value-type="string">
            <text:p>145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25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2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125">
            <text:p>125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45];[.B145];[.C145];[.D145];[.E145];[.F145];[.G145];[.H145];[.I145];[.J145];[.K145];[.L145];[.M145];[.N145];[.O145];TEXT([.P145];&quot;000&quot;);[.Q145])" office:value-type="string" office:string-value="    &lt;e gnn=&quot;126 125 146 145x&quot; et=&quot;125&quot; m=&quot;125&quot;&gt;125&lt;/e&gt;">
            <text:p><text:s text:c="4"/>&lt;e gnn="126 125 146 145x" et="125" m="125"&gt;125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127 </text:p>
          </table:table-cell>
          <table:table-cell table:style-name="ce11" office:value-type="string">
            <text:p>126 </text:p>
          </table:table-cell>
          <table:table-cell table:style-name="ce11" office:value-type="string">
            <text:p>147 </text:p>
          </table:table-cell>
          <table:table-cell table:style-name="ce11" office:value-type="string">
            <text:p>146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26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26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126">
            <text:p>126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46];[.B146];[.C146];[.D146];[.E146];[.F146];[.G146];[.H146];[.I146];[.J146];[.K146];[.L146];[.M146];[.N146];[.O146];TEXT([.P146];&quot;000&quot;);[.Q146])" office:value-type="string" office:string-value="    &lt;e gnn=&quot;127 126 147 146x&quot; et=&quot;126&quot; m=&quot;126&quot;&gt;126&lt;/e&gt;">
            <text:p><text:s text:c="4"/>&lt;e gnn="127 126 147 146x" et="126" m="126"&gt;126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128 </text:p>
          </table:table-cell>
          <table:table-cell table:style-name="ce11" office:value-type="string">
            <text:p>127 </text:p>
          </table:table-cell>
          <table:table-cell table:style-name="ce11" office:value-type="string">
            <text:p>148 </text:p>
          </table:table-cell>
          <table:table-cell table:style-name="ce11" office:value-type="string">
            <text:p>147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27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27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127">
            <text:p>127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47];[.B147];[.C147];[.D147];[.E147];[.F147];[.G147];[.H147];[.I147];[.J147];[.K147];[.L147];[.M147];[.N147];[.O147];TEXT([.P147];&quot;000&quot;);[.Q147])" office:value-type="string" office:string-value="    &lt;e gnn=&quot;128 127 148 147x&quot; et=&quot;127&quot; m=&quot;127&quot;&gt;127&lt;/e&gt;">
            <text:p><text:s text:c="4"/>&lt;e gnn="128 127 148 147x" et="127" m="127"&gt;127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129 </text:p>
          </table:table-cell>
          <table:table-cell table:style-name="ce11" office:value-type="string">
            <text:p>128 </text:p>
          </table:table-cell>
          <table:table-cell table:style-name="ce11" office:value-type="string">
            <text:p>149 </text:p>
          </table:table-cell>
          <table:table-cell table:style-name="ce11" office:value-type="string">
            <text:p>148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28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28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128">
            <text:p>128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48];[.B148];[.C148];[.D148];[.E148];[.F148];[.G148];[.H148];[.I148];[.J148];[.K148];[.L148];[.M148];[.N148];[.O148];TEXT([.P148];&quot;000&quot;);[.Q148])" office:value-type="string" office:string-value="    &lt;e gnn=&quot;129 128 149 148x&quot; et=&quot;128&quot; m=&quot;128&quot;&gt;128&lt;/e&gt;">
            <text:p><text:s text:c="4"/>&lt;e gnn="129 128 149 148x" et="128" m="128"&gt;128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130 </text:p>
          </table:table-cell>
          <table:table-cell table:style-name="ce11" office:value-type="string">
            <text:p>129 </text:p>
          </table:table-cell>
          <table:table-cell table:style-name="ce11" office:value-type="string">
            <text:p>150 </text:p>
          </table:table-cell>
          <table:table-cell table:style-name="ce11" office:value-type="string">
            <text:p>149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29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29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129">
            <text:p>129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49];[.B149];[.C149];[.D149];[.E149];[.F149];[.G149];[.H149];[.I149];[.J149];[.K149];[.L149];[.M149];[.N149];[.O149];TEXT([.P149];&quot;000&quot;);[.Q149])" office:value-type="string" office:string-value="    &lt;e gnn=&quot;130 129 150 149x&quot; et=&quot;129&quot; m=&quot;129&quot;&gt;129&lt;/e&gt;">
            <text:p><text:s text:c="4"/>&lt;e gnn="130 129 150 149x" et="129" m="129"&gt;129&lt;/e&gt;</text:p>
          </table:table-cell>
          <table:table-cell table:number-columns-repeated="996"/>
        </table:table-row>
        <table:table-row table:style-name="ro1">
          <table:table-cell table:style-name="ce7" office:value-type="string">
            <text:p><text:span text:style-name="T7"><text:s text:c="4"/></text:span><text:span text:style-name="T7">&lt;e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11" office:value-type="string">
            <text:p>131 </text:p>
          </table:table-cell>
          <table:table-cell table:style-name="ce11" office:value-type="string">
            <text:p>130 </text:p>
          </table:table-cell>
          <table:table-cell table:style-name="ce11" office:value-type="string">
            <text:p>151 </text:p>
          </table:table-cell>
          <table:table-cell table:style-name="ce11" office:value-type="string">
            <text:p>150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1"/>
          <table:table-cell table:style-name="ce11"/>
          <table:table-cell table:style-name="ce3" office:value-type="string">
            <text:p><text:span text:style-name="T5">"</text:span><text:span text:style-name="T2"> </text:span><text:span text:style-name="T3">et</text:span><text:span text:style-name="T4">=</text:span><text:span text:style-name="T5">"</text:span></text:p>
          </table:table-cell>
          <table:table-cell table:style-name="ce8" office:value-type="string">
            <text:p>130</text:p>
          </table:table-cell>
          <table:table-cell table:style-name="ce3" office:value-type="string">
            <text:p><text:span text:style-name="T5">"</text:span><text:span text:style-name="T2"> </text:span><text:span text:style-name="T3">m</text:span><text:span text:style-name="T4">=</text:span><text:span text:style-name="T5">"</text:span></text:p>
          </table:table-cell>
          <table:table-cell table:style-name="ce8" office:value-type="string">
            <text:p>13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30" office:value-type="float" office:value="130">
            <text:p>130</text:p>
          </table:table-cell>
          <table:table-cell table:style-name="ce5" office:value-type="string">
            <text:p>&lt;/e&gt;</text:p>
          </table:table-cell>
          <table:table-cell table:style-name="ce3"/>
          <table:table-cell table:style-name="ce6" table:formula="of:=CONCATENATE([.A150];[.B150];[.C150];[.D150];[.E150];[.F150];[.G150];[.H150];[.I150];[.J150];[.K150];[.L150];[.M150];[.N150];[.O150];TEXT([.P150];&quot;000&quot;);[.Q150])" office:value-type="string" office:string-value="    &lt;e gnn=&quot;131 130 151 150x&quot; et=&quot;130&quot; m=&quot;130&quot;&gt;130&lt;/e&gt;">
            <text:p><text:s text:c="4"/>&lt;e gnn="131 130 151 150x" et="130" m="130"&gt;130&lt;/e&gt;</text:p>
          </table:table-cell>
          <table:table-cell table:number-columns-repeated="996"/>
        </table:table-row>
        <table:table-row table:style-name="ro1" table:number-rows-repeated="40">
          <table:table-cell table:style-name="ce7"/>
          <table:table-cell table:style-name="ce11" table:number-columns-repeated="9"/>
          <table:table-cell table:style-name="ce3"/>
          <table:table-cell table:style-name="ce8"/>
          <table:table-cell table:style-name="ce3"/>
          <table:table-cell table:style-name="ce8" table:number-columns-repeated="2"/>
          <table:table-cell table:style-name="ce30"/>
          <table:table-cell table:style-name="ce5"/>
          <table:table-cell table:style-name="ce3"/>
          <table:table-cell table:style-name="ce6"/>
          <table:table-cell table:number-columns-repeated="996"/>
        </table:table-row>
        <table:table-row table:style-name="ro1" table:number-rows-repeated="15">
          <table:table-cell table:style-name="ce3"/>
          <table:table-cell table:style-name="ce28" table:number-columns-repeated="7"/>
          <table:table-cell/>
          <table:table-cell table:style-name="ce28"/>
          <table:table-cell table:style-name="ce3" table:number-columns-repeated="5"/>
          <table:table-cell table:style-name="ce31"/>
          <table:table-cell table:style-name="ce3"/>
          <table:table-cell/>
          <table:table-cell table:style-name="ce6"/>
          <table:table-cell table:number-columns-repeated="996"/>
        </table:table-row>
        <table:table-row table:style-name="ro1" table:number-rows-repeated="1048370">
          <table:table-cell table:number-columns-repeated="1015"/>
        </table:table-row>
        <table:table-row table:style-name="ro1">
          <table:table-cell table:number-columns-repeated="1015"/>
        </table:table-row>
      </table:table>
      <table:table table:name="Randbedingungen" table:style-name="ta1" table:print="false">
        <office:forms form:automatic-focus="false" form:apply-design-mode="false"/>
        <table:table-column table:style-name="co3" table:default-cell-style-name="ce2"/>
        <table:table-column table:style-name="co13" table:default-cell-style-name="ce2"/>
        <table:table-column table:style-name="co7" table:default-cell-style-name="ce2"/>
        <table:table-column table:style-name="co12" table:default-cell-style-name="ce2"/>
        <table:table-column table:style-name="co7" table:default-cell-style-name="ce2"/>
        <table:table-column table:style-name="co13" table:default-cell-style-name="ce2"/>
        <table:table-column table:style-name="co7" table:default-cell-style-name="ce2"/>
        <table:table-column table:style-name="co15" table:default-cell-style-name="ce2"/>
        <table:table-column table:style-name="co13" table:number-columns-repeated="2" table:default-cell-style-name="ce2"/>
        <table:table-column table:style-name="co8" table:default-cell-style-name="ce2"/>
        <table:table-column table:style-name="co13" table:default-cell-style-name="ce2"/>
        <table:table-column table:style-name="co14" table:default-cell-style-name="Default"/>
        <table:table-column table:style-name="co5" table:number-columns-repeated="1005" table:default-cell-style-name="ce2"/>
        <table:table-row table:style-name="ro1"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111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x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8" office:value-type="string">
            <text:p>0.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01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A1];[.B1];[.C1];[.D1];[.E1];[.F1];[.G1];[.H1];[.I1];[.J1];[.K1])" office:value-type="string" office:string-value="    &lt;bc gnn=&quot;111&quot; dir=&quot;x&quot; typ=&quot;d&quot; val=&quot;0.1&quot;&gt;001&lt;/bc&gt;">
            <text:p><text:s text:c="4"/>&lt;bc gnn="111" dir="x" typ="d" val="0.1"&gt;001&lt;/bc&gt;</text:p>
          </table:table-cell>
          <table:table-cell table:number-columns-repeated="1005"/>
        </table:table-row>
        <table:table-row table:style-name="ro1"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112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x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8" office:value-type="string">
            <text:p>0.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02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A2];[.B2];[.C2];[.D2];[.E2];[.F2];[.G2];[.H2];[.I2];[.J2];[.K2])" office:value-type="string" office:string-value="    &lt;bc gnn=&quot;112&quot; dir=&quot;x&quot; typ=&quot;d&quot; val=&quot;0.1&quot;&gt;002&lt;/bc&gt;">
            <text:p><text:s text:c="4"/>&lt;bc gnn="112" dir="x" typ="d" val="0.1"&gt;002&lt;/bc&gt;</text:p>
          </table:table-cell>
          <table:table-cell table:number-columns-repeated="1005"/>
        </table:table-row>
        <table:table-row table:style-name="ro1"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113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x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8" office:value-type="string">
            <text:p>0.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03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A3];[.B3];[.C3];[.D3];[.E3];[.F3];[.G3];[.H3];[.I3];[.J3];[.K3])" office:value-type="string" office:string-value="    &lt;bc gnn=&quot;113&quot; dir=&quot;x&quot; typ=&quot;d&quot; val=&quot;0.1&quot;&gt;003&lt;/bc&gt;">
            <text:p><text:s text:c="4"/>&lt;bc gnn="113" dir="x" typ="d" val="0.1"&gt;003&lt;/bc&gt;</text:p>
          </table:table-cell>
          <table:table-cell table:number-columns-repeated="1005"/>
        </table:table-row>
        <table:table-row table:style-name="ro1"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114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x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8" office:value-type="string">
            <text:p>0.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04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A4];[.B4];[.C4];[.D4];[.E4];[.F4];[.G4];[.H4];[.I4];[.J4];[.K4])" office:value-type="string" office:string-value="    &lt;bc gnn=&quot;114&quot; dir=&quot;x&quot; typ=&quot;d&quot; val=&quot;0.1&quot;&gt;004&lt;/bc&gt;">
            <text:p><text:s text:c="4"/>&lt;bc gnn="114" dir="x" typ="d" val="0.1"&gt;004&lt;/bc&gt;</text:p>
          </table:table-cell>
          <table:table-cell table:number-columns-repeated="1005"/>
        </table:table-row>
        <table:table-row table:style-name="ro1"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115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x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8" office:value-type="string">
            <text:p>0.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05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A5];[.B5];[.C5];[.D5];[.E5];[.F5];[.G5];[.H5];[.I5];[.J5];[.K5])" office:value-type="string" office:string-value="    &lt;bc gnn=&quot;115&quot; dir=&quot;x&quot; typ=&quot;d&quot; val=&quot;0.1&quot;&gt;005&lt;/bc&gt;">
            <text:p><text:s text:c="4"/>&lt;bc gnn="115" dir="x" typ="d" val="0.1"&gt;005&lt;/bc&gt;</text:p>
          </table:table-cell>
          <table:table-cell table:number-columns-repeated="1005"/>
        </table:table-row>
        <table:table-row table:style-name="ro1"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116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x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8" office:value-type="string">
            <text:p>0.1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06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A6];[.B6];[.C6];[.D6];[.E6];[.F6];[.G6];[.H6];[.I6];[.J6];[.K6])" office:value-type="string" office:string-value="    &lt;bc gnn=&quot;116&quot; dir=&quot;x&quot; typ=&quot;d&quot; val=&quot;0.1&quot;&gt;006&lt;/bc&gt;">
            <text:p><text:s text:c="4"/>&lt;bc gnn="116" dir="x" typ="d" val="0.1"&gt;006&lt;/bc&gt;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 table:number-columns-repeated="2"/>
          <table:table-cell table:style-name="ce9"/>
          <table:table-cell table:style-name="ce5"/>
          <table:table-cell table:style-name="ce3"/>
          <table:table-cell table:style-name="ce6"/>
          <table:table-cell table:number-columns-repeated="1005"/>
        </table:table-row>
        <table:table-row table:style-name="ro1"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11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x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8" office:value-type="string">
            <text:p>0.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07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A8];[.B8];[.C8];[.D8];[.E8];[.F8];[.G8];[.H8];[.I8];[.J8];[.K8])" office:value-type="string" office:string-value="    &lt;bc gnn=&quot;011&quot; dir=&quot;x&quot; typ=&quot;d&quot; val=&quot;0.0&quot;&gt;007&lt;/bc&gt;">
            <text:p><text:s text:c="4"/>&lt;bc gnn="011" dir="x" typ="d" val="0.0"&gt;007&lt;/bc&gt;</text:p>
          </table:table-cell>
          <table:table-cell table:number-columns-repeated="1005"/>
        </table:table-row>
        <table:table-row table:style-name="ro1"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22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x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8" office:value-type="string">
            <text:p>0.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08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A9];[.B9];[.C9];[.D9];[.E9];[.F9];[.G9];[.H9];[.I9];[.J9];[.K9])" office:value-type="string" office:string-value="    &lt;bc gnn=&quot;022&quot; dir=&quot;x&quot; typ=&quot;d&quot; val=&quot;0.0&quot;&gt;008&lt;/bc&gt;">
            <text:p><text:s text:c="4"/>&lt;bc gnn="022" dir="x" typ="d" val="0.0"&gt;008&lt;/bc&gt;</text:p>
          </table:table-cell>
          <table:table-cell table:number-columns-repeated="1005"/>
        </table:table-row>
        <table:table-row table:style-name="ro1"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33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x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8" office:value-type="string">
            <text:p>0.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09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A10];[.B10];[.C10];[.D10];[.E10];[.F10];[.G10];[.H10];[.I10];[.J10];[.K10])" office:value-type="string" office:string-value="    &lt;bc gnn=&quot;033&quot; dir=&quot;x&quot; typ=&quot;d&quot; val=&quot;0.0&quot;&gt;009&lt;/bc&gt;">
            <text:p><text:s text:c="4"/>&lt;bc gnn="033" dir="x" typ="d" val="0.0"&gt;009&lt;/bc&gt;</text:p>
          </table:table-cell>
          <table:table-cell table:number-columns-repeated="1005"/>
        </table:table-row>
        <table:table-row table:style-name="ro1"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44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x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8" office:value-type="string">
            <text:p>0.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10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A11];[.B11];[.C11];[.D11];[.E11];[.F11];[.G11];[.H11];[.I11];[.J11];[.K11])" office:value-type="string" office:string-value="    &lt;bc gnn=&quot;044&quot; dir=&quot;x&quot; typ=&quot;d&quot; val=&quot;0.0&quot;&gt;010&lt;/bc&gt;">
            <text:p><text:s text:c="4"/>&lt;bc gnn="044" dir="x" typ="d" val="0.0"&gt;010&lt;/bc&gt;</text:p>
          </table:table-cell>
          <table:table-cell table:number-columns-repeated="1005"/>
        </table:table-row>
        <table:table-row table:style-name="ro1"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55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x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8" office:value-type="string">
            <text:p>0.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11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A12];[.B12];[.C12];[.D12];[.E12];[.F12];[.G12];[.H12];[.I12];[.J12];[.K12])" office:value-type="string" office:string-value="    &lt;bc gnn=&quot;055&quot; dir=&quot;x&quot; typ=&quot;d&quot; val=&quot;0.0&quot;&gt;011&lt;/bc&gt;">
            <text:p><text:s text:c="4"/>&lt;bc gnn="055" dir="x" typ="d" val="0.0"&gt;011&lt;/bc&gt;</text:p>
          </table:table-cell>
          <table:table-cell table:number-columns-repeated="1005"/>
        </table:table-row>
        <table:table-row table:style-name="ro1"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66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x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8" office:value-type="string">
            <text:p>0.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12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A13];[.B13];[.C13];[.D13];[.E13];[.F13];[.G13];[.H13];[.I13];[.J13];[.K13])" office:value-type="string" office:string-value="    &lt;bc gnn=&quot;066&quot; dir=&quot;x&quot; typ=&quot;d&quot; val=&quot;0.0&quot;&gt;012&lt;/bc&gt;">
            <text:p><text:s text:c="4"/>&lt;bc gnn="066" dir="x" typ="d" val="0.0"&gt;012&lt;/bc&gt;</text:p>
          </table:table-cell>
          <table:table-cell table:number-columns-repeated="1005"/>
        </table:table-row>
        <table:table-row table:style-name="ro1"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77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x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8" office:value-type="string">
            <text:p>0.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13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A14];[.B14];[.C14];[.D14];[.E14];[.F14];[.G14];[.H14];[.I14];[.J14];[.K14])" office:value-type="string" office:string-value="    &lt;bc gnn=&quot;077&quot; dir=&quot;x&quot; typ=&quot;d&quot; val=&quot;0.0&quot;&gt;013&lt;/bc&gt;">
            <text:p><text:s text:c="4"/>&lt;bc gnn="077" dir="x" typ="d" val="0.0"&gt;013&lt;/bc&gt;</text:p>
          </table:table-cell>
          <table:table-cell table:number-columns-repeated="1005"/>
        </table:table-row>
        <table:table-row table:style-name="ro1"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88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x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8" office:value-type="string">
            <text:p>0.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14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A15];[.B15];[.C15];[.D15];[.E15];[.F15];[.G15];[.H15];[.I15];[.J15];[.K15])" office:value-type="string" office:string-value="    &lt;bc gnn=&quot;088&quot; dir=&quot;x&quot; typ=&quot;d&quot; val=&quot;0.0&quot;&gt;014&lt;/bc&gt;">
            <text:p><text:s text:c="4"/>&lt;bc gnn="088" dir="x" typ="d" val="0.0"&gt;014&lt;/bc&gt;</text:p>
          </table:table-cell>
          <table:table-cell table:number-columns-repeated="1005"/>
        </table:table-row>
        <table:table-row table:style-name="ro1"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99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x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8" office:value-type="string">
            <text:p>0.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15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A16];[.B16];[.C16];[.D16];[.E16];[.F16];[.G16];[.H16];[.I16];[.J16];[.K16])" office:value-type="string" office:string-value="    &lt;bc gnn=&quot;099&quot; dir=&quot;x&quot; typ=&quot;d&quot; val=&quot;0.0&quot;&gt;015&lt;/bc&gt;">
            <text:p><text:s text:c="4"/>&lt;bc gnn="099" dir="x" typ="d" val="0.0"&gt;015&lt;/bc&gt;</text:p>
          </table:table-cell>
          <table:table-cell table:number-columns-repeated="1005"/>
        </table:table-row>
        <table:table-row table:style-name="ro1"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110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x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8" office:value-type="string">
            <text:p>0.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16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A17];[.B17];[.C17];[.D17];[.E17];[.F17];[.G17];[.H17];[.I17];[.J17];[.K17])" office:value-type="string" office:string-value="    &lt;bc gnn=&quot;110&quot; dir=&quot;x&quot; typ=&quot;d&quot; val=&quot;0.0&quot;&gt;016&lt;/bc&gt;">
            <text:p><text:s text:c="4"/>&lt;bc gnn="110" dir="x" typ="d" val="0.0"&gt;016&lt;/bc&gt;</text:p>
          </table:table-cell>
          <table:table-cell table:number-columns-repeated="1005"/>
        </table:table-row>
        <table:table-row table:style-name="ro1"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121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x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8" office:value-type="string">
            <text:p>0.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17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A18];[.B18];[.C18];[.D18];[.E18];[.F18];[.G18];[.H18];[.I18];[.J18];[.K18])" office:value-type="string" office:string-value="    &lt;bc gnn=&quot;121&quot; dir=&quot;x&quot; typ=&quot;d&quot; val=&quot;0.0&quot;&gt;017&lt;/bc&gt;">
            <text:p><text:s text:c="4"/>&lt;bc gnn="121" dir="x" typ="d" val="0.0"&gt;017&lt;/bc&gt;</text:p>
          </table:table-cell>
          <table:table-cell table:number-columns-repeated="1005"/>
        </table:table-row>
        <table:table-row table:style-name="ro1">
          <table:table-cell table:style-name="ce7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 table:number-columns-repeated="2"/>
          <table:table-cell table:style-name="ce9"/>
          <table:table-cell table:style-name="ce5"/>
          <table:table-cell table:style-name="ce3"/>
          <table:table-cell table:style-name="ce6"/>
          <table:table-cell table:number-columns-repeated="1005"/>
        </table:table-row>
        <table:table-row table:style-name="ro1"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01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y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8" office:value-type="string">
            <text:p>0.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18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A20];[.B20];[.C20];[.D20];[.E20];[.F20];[.G20];[.H20];[.I20];[.J20];[.K20])" office:value-type="string" office:string-value="    &lt;bc gnn=&quot;001&quot; dir=&quot;y&quot; typ=&quot;d&quot; val=&quot;0.0&quot;&gt;018&lt;/bc&gt;">
            <text:p><text:s text:c="4"/>&lt;bc gnn="001" dir="y" typ="d" val="0.0"&gt;018&lt;/bc&gt;</text:p>
          </table:table-cell>
          <table:table-cell table:number-columns-repeated="1005"/>
        </table:table-row>
        <table:table-row table:style-name="ro1"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12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y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8" office:value-type="string">
            <text:p>0.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19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A21];[.B21];[.C21];[.D21];[.E21];[.F21];[.G21];[.H21];[.I21];[.J21];[.K21])" office:value-type="string" office:string-value="    &lt;bc gnn=&quot;012&quot; dir=&quot;y&quot; typ=&quot;d&quot; val=&quot;0.0&quot;&gt;019&lt;/bc&gt;">
            <text:p><text:s text:c="4"/>&lt;bc gnn="012" dir="y" typ="d" val="0.0"&gt;019&lt;/bc&gt;</text:p>
          </table:table-cell>
          <table:table-cell table:number-columns-repeated="1005"/>
        </table:table-row>
        <table:table-row table:style-name="ro1"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23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y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8" office:value-type="string">
            <text:p>0.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20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A22];[.B22];[.C22];[.D22];[.E22];[.F22];[.G22];[.H22];[.I22];[.J22];[.K22])" office:value-type="string" office:string-value="    &lt;bc gnn=&quot;023&quot; dir=&quot;y&quot; typ=&quot;d&quot; val=&quot;0.0&quot;&gt;020&lt;/bc&gt;">
            <text:p><text:s text:c="4"/>&lt;bc gnn="023" dir="y" typ="d" val="0.0"&gt;020&lt;/bc&gt;</text:p>
          </table:table-cell>
          <table:table-cell table:number-columns-repeated="1005"/>
        </table:table-row>
        <table:table-row table:style-name="ro1"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34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y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8" office:value-type="string">
            <text:p>0.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21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A23];[.B23];[.C23];[.D23];[.E23];[.F23];[.G23];[.H23];[.I23];[.J23];[.K23])" office:value-type="string" office:string-value="    &lt;bc gnn=&quot;034&quot; dir=&quot;y&quot; typ=&quot;d&quot; val=&quot;0.0&quot;&gt;021&lt;/bc&gt;">
            <text:p><text:s text:c="4"/>&lt;bc gnn="034" dir="y" typ="d" val="0.0"&gt;021&lt;/bc&gt;</text:p>
          </table:table-cell>
          <table:table-cell table:number-columns-repeated="1005"/>
        </table:table-row>
        <table:table-row table:style-name="ro1"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45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y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8" office:value-type="string">
            <text:p>0.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22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A24];[.B24];[.C24];[.D24];[.E24];[.F24];[.G24];[.H24];[.I24];[.J24];[.K24])" office:value-type="string" office:string-value="    &lt;bc gnn=&quot;045&quot; dir=&quot;y&quot; typ=&quot;d&quot; val=&quot;0.0&quot;&gt;022&lt;/bc&gt;">
            <text:p><text:s text:c="4"/>&lt;bc gnn="045" dir="y" typ="d" val="0.0"&gt;022&lt;/bc&gt;</text:p>
          </table:table-cell>
          <table:table-cell table:number-columns-repeated="1005"/>
        </table:table-row>
        <table:table-row table:style-name="ro1"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56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y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8" office:value-type="string">
            <text:p>0.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23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A25];[.B25];[.C25];[.D25];[.E25];[.F25];[.G25];[.H25];[.I25];[.J25];[.K25])" office:value-type="string" office:string-value="    &lt;bc gnn=&quot;056&quot; dir=&quot;y&quot; typ=&quot;d&quot; val=&quot;0.0&quot;&gt;023&lt;/bc&gt;">
            <text:p><text:s text:c="4"/>&lt;bc gnn="056" dir="y" typ="d" val="0.0"&gt;023&lt;/bc&gt;</text:p>
          </table:table-cell>
          <table:table-cell table:number-columns-repeated="1005"/>
        </table:table-row>
        <table:table-row table:style-name="ro1"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67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y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8" office:value-type="string">
            <text:p>0.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24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A26];[.B26];[.C26];[.D26];[.E26];[.F26];[.G26];[.H26];[.I26];[.J26];[.K26])" office:value-type="string" office:string-value="    &lt;bc gnn=&quot;067&quot; dir=&quot;y&quot; typ=&quot;d&quot; val=&quot;0.0&quot;&gt;024&lt;/bc&gt;">
            <text:p><text:s text:c="4"/>&lt;bc gnn="067" dir="y" typ="d" val="0.0"&gt;024&lt;/bc&gt;</text:p>
          </table:table-cell>
          <table:table-cell table:number-columns-repeated="1005"/>
        </table:table-row>
        <table:table-row table:style-name="ro1"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78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y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8" office:value-type="string">
            <text:p>0.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25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A27];[.B27];[.C27];[.D27];[.E27];[.F27];[.G27];[.H27];[.I27];[.J27];[.K27])" office:value-type="string" office:string-value="    &lt;bc gnn=&quot;078&quot; dir=&quot;y&quot; typ=&quot;d&quot; val=&quot;0.0&quot;&gt;025&lt;/bc&gt;">
            <text:p><text:s text:c="4"/>&lt;bc gnn="078" dir="y" typ="d" val="0.0"&gt;025&lt;/bc&gt;</text:p>
          </table:table-cell>
          <table:table-cell table:number-columns-repeated="1005"/>
        </table:table-row>
        <table:table-row table:style-name="ro1"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89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y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8" office:value-type="string">
            <text:p>0.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26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A28];[.B28];[.C28];[.D28];[.E28];[.F28];[.G28];[.H28];[.I28];[.J28];[.K28])" office:value-type="string" office:string-value="    &lt;bc gnn=&quot;089&quot; dir=&quot;y&quot; typ=&quot;d&quot; val=&quot;0.0&quot;&gt;026&lt;/bc&gt;">
            <text:p><text:s text:c="4"/>&lt;bc gnn="089" dir="y" typ="d" val="0.0"&gt;026&lt;/bc&gt;</text:p>
          </table:table-cell>
          <table:table-cell table:number-columns-repeated="1005"/>
        </table:table-row>
        <table:table-row table:style-name="ro1"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100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y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8" office:value-type="string">
            <text:p>0.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27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A29];[.B29];[.C29];[.D29];[.E29];[.F29];[.G29];[.H29];[.I29];[.J29];[.K29])" office:value-type="string" office:string-value="    &lt;bc gnn=&quot;100&quot; dir=&quot;y&quot; typ=&quot;d&quot; val=&quot;0.0&quot;&gt;027&lt;/bc&gt;">
            <text:p><text:s text:c="4"/>&lt;bc gnn="100" dir="y" typ="d" val="0.0"&gt;027&lt;/bc&gt;</text:p>
          </table:table-cell>
          <table:table-cell table:number-columns-repeated="1005"/>
        </table:table-row>
        <table:table-row table:style-name="ro1"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111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y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8" office:value-type="string">
            <text:p>0.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28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A30];[.B30];[.C30];[.D30];[.E30];[.F30];[.G30];[.H30];[.I30];[.J30];[.K30])" office:value-type="string" office:string-value="    &lt;bc gnn=&quot;111&quot; dir=&quot;y&quot; typ=&quot;d&quot; val=&quot;0.0&quot;&gt;028&lt;/bc&gt;">
            <text:p><text:s text:c="4"/>&lt;bc gnn="111" dir="y" typ="d" val="0.0"&gt;028&lt;/bc&gt;</text:p>
          </table:table-cell>
          <table:table-cell table:number-columns-repeated="1005"/>
        </table:table-row>
        <table:table-row table:style-name="ro1" table:number-rows-repeated="85">
          <table:table-cell table:style-name="ce7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 table:number-columns-repeated="2"/>
          <table:table-cell table:style-name="ce9"/>
          <table:table-cell table:style-name="ce5"/>
          <table:table-cell table:style-name="ce3"/>
          <table:table-cell table:style-name="ce6"/>
          <table:table-cell table:number-columns-repeated="1005"/>
        </table:table-row>
        <table:table-row table:style-name="ro1" table:number-rows-repeated="3">
          <table:table-cell table:style-name="Default" table:number-columns-repeated="12"/>
          <table:table-cell table:number-columns-repeated="1006"/>
        </table:table-row>
        <table:table-row table:style-name="ro1" table:number-rows-repeated="107">
          <table:table-cell table:style-name="ce3" table:number-columns-repeated="11"/>
          <table:table-cell/>
          <table:table-cell table:style-name="ce6"/>
          <table:table-cell table:number-columns-repeated="1005"/>
        </table:table-row>
        <table:table-row table:style-name="ro1" table:number-rows-repeated="1048350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Randbedingungen - polar" table:style-name="ta1" table:print="false">
        <office:forms form:automatic-focus="false" form:apply-design-mode="false"/>
        <table:table-column table:style-name="co8" table:number-columns-repeated="2" table:default-cell-style-name="ce2"/>
        <table:table-column table:style-name="co3" table:default-cell-style-name="ce34"/>
        <table:table-column table:style-name="co8" table:default-cell-style-name="Default"/>
        <table:table-column table:style-name="co3" table:default-cell-style-name="ce2"/>
        <table:table-column table:style-name="co13" table:default-cell-style-name="ce2"/>
        <table:table-column table:style-name="co7" table:default-cell-style-name="ce2"/>
        <table:table-column table:style-name="co12" table:default-cell-style-name="ce2"/>
        <table:table-column table:style-name="co7" table:default-cell-style-name="ce2"/>
        <table:table-column table:style-name="co13" table:default-cell-style-name="ce2"/>
        <table:table-column table:style-name="co7" table:default-cell-style-name="ce2"/>
        <table:table-column table:style-name="co1" table:default-cell-style-name="ce15"/>
        <table:table-column table:style-name="co13" table:number-columns-repeated="2" table:default-cell-style-name="ce2"/>
        <table:table-column table:style-name="co8" table:default-cell-style-name="ce2"/>
        <table:table-column table:style-name="co13" table:default-cell-style-name="ce2"/>
        <table:table-column table:style-name="co14" table:default-cell-style-name="Default"/>
        <table:table-column table:style-name="co5" table:number-columns-repeated="990" table:default-cell-style-name="ce2"/>
        <table:table-row table:style-name="ro1">
          <table:table-cell table:style-name="ce8" office:value-type="string">
            <text:p>n</text:p>
          </table:table-cell>
          <table:table-cell table:style-name="ce8" office:value-type="string">
            <text:p>I</text:p>
          </table:table-cell>
          <table:table-cell table:style-name="ce11" office:value-type="string">
            <text:p>phi</text:p>
          </table:table-cell>
          <table:table-cell table:style-name="ce8" office:value-type="string">
            <text:p>p</text:p>
          </table:table-cell>
          <table:table-cell table:style-name="ce7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36"/>
          <table:table-cell table:style-name="ce8"/>
          <table:table-cell table:style-name="ce9"/>
          <table:table-cell table:style-name="ce5"/>
          <table:table-cell table:style-name="ce3"/>
          <table:table-cell table:style-name="ce6"/>
          <table:table-cell table:number-columns-repeated="990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0</text:p>
          </table:table-cell>
          <table:table-cell table:style-name="ce33" table:formula="of:=PI()/2 * [.B2]/[.A2]" office:value-type="float" office:value="0">
            <text:p>0,0000000000</text:p>
          </table:table-cell>
          <table:table-cell table:style-name="ce11" office:value-type="string">
            <text:p>1000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01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x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n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2]*COS([.C2])" office:value-type="float" office:value="1000">
            <text:p>100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01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2];[.F2];[.G2];[.H2];[.I2];[.J2];[.K2];&quot; &quot;;SUBSTITUTE(TEXT([.L2];&quot;000,0000000000&quot;);&quot;,&quot;;&quot;.&quot;);[.M2];[.N2];[.O2])" office:value-type="string" office:string-value="    &lt;bc gnn=&quot;001&quot; dir=&quot;x&quot; typ=&quot;n&quot; val=&quot; 1000.0000000000&quot;&gt;001&lt;/bc&gt;">
            <text:p><text:s text:c="4"/>&lt;bc gnn="001" dir="x" typ="n" val=" 1000.0000000000"&gt;001&lt;/bc&gt;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</text:p>
          </table:table-cell>
          <table:table-cell table:style-name="ce33" table:formula="of:=PI()/2 * [.B3]/[.A3]" office:value-type="float" office:value="0.314159265358979">
            <text:p>0,3141592654</text:p>
          </table:table-cell>
          <table:table-cell table:style-name="ce11" office:value-type="string">
            <text:p>2000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02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x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n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3]*COS([.C3])" office:value-type="float" office:value="1902.11303259031">
            <text:p>1902.11303259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02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3];[.F3];[.G3];[.H3];[.I3];[.J3];[.K3];&quot; &quot;;SUBSTITUTE(TEXT([.L3];&quot;000,0000000000&quot;);&quot;,&quot;;&quot;.&quot;);[.M3];[.N3];[.O3])" office:value-type="string" office:string-value="    &lt;bc gnn=&quot;002&quot; dir=&quot;x&quot; typ=&quot;n&quot; val=&quot; 1902.1130325903&quot;&gt;002&lt;/bc&gt;">
            <text:p><text:s text:c="4"/>&lt;bc gnn="002" dir="x" typ="n" val=" 1902.1130325903"&gt;002&lt;/bc&gt;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2</text:p>
          </table:table-cell>
          <table:table-cell table:style-name="ce33" table:formula="of:=PI()/2 * [.B4]/[.A4]" office:value-type="float" office:value="0.628318530717959">
            <text:p>0,6283185307</text:p>
          </table:table-cell>
          <table:table-cell table:style-name="ce11" office:value-type="string">
            <text:p>2000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03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x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n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4]*COS([.C4])" office:value-type="float" office:value="1618.0339887499">
            <text:p>1618.03398875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03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4];[.F4];[.G4];[.H4];[.I4];[.J4];[.K4];&quot; &quot;;SUBSTITUTE(TEXT([.L4];&quot;000,0000000000&quot;);&quot;,&quot;;&quot;.&quot;);[.M4];[.N4];[.O4])" office:value-type="string" office:string-value="    &lt;bc gnn=&quot;003&quot; dir=&quot;x&quot; typ=&quot;n&quot; val=&quot; 1618.0339887499&quot;&gt;003&lt;/bc&gt;">
            <text:p><text:s text:c="4"/>&lt;bc gnn="003" dir="x" typ="n" val=" 1618.0339887499"&gt;003&lt;/bc&gt;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3</text:p>
          </table:table-cell>
          <table:table-cell table:style-name="ce33" table:formula="of:=PI()/2 * [.B5]/[.A5]" office:value-type="float" office:value="0.942477796076938">
            <text:p>0,9424777961</text:p>
          </table:table-cell>
          <table:table-cell table:style-name="ce11" office:value-type="string">
            <text:p>2000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04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x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n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5]*COS([.C5])" office:value-type="float" office:value="1175.57050458495">
            <text:p>1175.57050458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04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5];[.F5];[.G5];[.H5];[.I5];[.J5];[.K5];&quot; &quot;;SUBSTITUTE(TEXT([.L5];&quot;000,0000000000&quot;);&quot;,&quot;;&quot;.&quot;);[.M5];[.N5];[.O5])" office:value-type="string" office:string-value="    &lt;bc gnn=&quot;004&quot; dir=&quot;x&quot; typ=&quot;n&quot; val=&quot; 1175.5705045850&quot;&gt;004&lt;/bc&gt;">
            <text:p><text:s text:c="4"/>&lt;bc gnn="004" dir="x" typ="n" val=" 1175.5705045850"&gt;004&lt;/bc&gt;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4</text:p>
          </table:table-cell>
          <table:table-cell table:style-name="ce33" table:formula="of:=PI()/2 * [.B6]/[.A6]" office:value-type="float" office:value="1.25663706143592">
            <text:p>1,2566370614</text:p>
          </table:table-cell>
          <table:table-cell table:style-name="ce11" office:value-type="string">
            <text:p>2000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05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x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n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6]*COS([.C6])" office:value-type="float" office:value="618.033988749895">
            <text:p>618.03398875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05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6];[.F6];[.G6];[.H6];[.I6];[.J6];[.K6];&quot; &quot;;SUBSTITUTE(TEXT([.L6];&quot;000,0000000000&quot;);&quot;,&quot;;&quot;.&quot;);[.M6];[.N6];[.O6])" office:value-type="string" office:string-value="    &lt;bc gnn=&quot;005&quot; dir=&quot;x&quot; typ=&quot;n&quot; val=&quot; 618.0339887499&quot;&gt;005&lt;/bc&gt;">
            <text:p><text:s text:c="4"/>&lt;bc gnn="005" dir="x" typ="n" val=" 618.0339887499"&gt;005&lt;/bc&gt;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5</text:p>
          </table:table-cell>
          <table:table-cell table:style-name="ce33" table:formula="of:=PI()/2 * [.B7]/[.A7]" office:value-type="float" office:value="1.5707963267949">
            <text:p>1,5707963268</text:p>
          </table:table-cell>
          <table:table-cell table:style-name="ce11" office:value-type="string">
            <text:p>1000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06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x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n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7]*COS([.C7])" office:value-type="float" office:value="0.0000000000000612323399573677">
            <text:p>00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/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7];[.F7];[.G7];[.H7];[.I7];[.J7];[.K7];&quot; &quot;;SUBSTITUTE(TEXT([.L7];&quot;000,0000000000&quot;);&quot;,&quot;;&quot;.&quot;);[.M7];[.N7];[.O7])" office:value-type="string" office:string-value="    &lt;bc gnn=&quot;006&quot; dir=&quot;x&quot; typ=&quot;n&quot; val=&quot; 000.0000000000&quot;&gt;&lt;/bc&gt;">
            <text:p><text:s text:c="4"/>&lt;bc gnn="006" dir="x" typ="n" val=" 000.0000000000"&gt;&lt;/bc&gt;</text:p>
          </table:table-cell>
          <table:table-cell table:number-columns-repeated="990"/>
        </table:table-row>
        <table:table-row table:style-name="ro1">
          <table:table-cell table:style-name="ce8" table:number-columns-repeated="2"/>
          <table:table-cell table:style-name="ce33"/>
          <table:table-cell table:style-name="ce11"/>
          <table:table-cell table:style-name="ce7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37"/>
          <table:table-cell table:style-name="ce8"/>
          <table:table-cell table:style-name="ce9"/>
          <table:table-cell table:style-name="ce5"/>
          <table:table-cell table:style-name="ce3"/>
          <table:table-cell table:style-name="ce6"/>
          <table:table-cell table:number-columns-repeated="99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7</text:p>
          </table:table-cell>
          <table:table-cell table:style-name="ce33" table:formula="of:=PI()/2 * [.B9]/[.A9]" office:value-type="float" office:value="1.09955742875643">
            <text:p>1,0995574288</text:p>
          </table:table-cell>
          <table:table-cell table:style-name="ce11" office:value-type="string">
            <text:p>0,1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08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x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9]*COS([.C9])" office:value-type="float" office:value="0.0453990499739547">
            <text:p>000.04539905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08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9];[.F9];[.G9];[.H9];[.I9];[.J9];[.K9];SUBSTITUTE(TEXT([.L9];&quot;000,0000000000&quot;);&quot;,&quot;;&quot;.&quot;);[.M9];[.N9];[.O9])" office:value-type="string" office:string-value="    &lt;bc gnn=&quot;008&quot; dir=&quot;x&quot; typ=&quot;d&quot; val=&quot;000.0453990500&quot;&gt;008&lt;/bc&gt;">
            <text:p><text:s text:c="4"/>&lt;bc gnn="008" dir="x" typ="d" val="000.0453990500"&gt;008&lt;/bc&gt;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8</text:p>
          </table:table-cell>
          <table:table-cell table:style-name="ce33" table:formula="of:=PI()/2 * [.B10]/[.A10]" office:value-type="float" office:value="1.25663706143592">
            <text:p>1,2566370614</text:p>
          </table:table-cell>
          <table:table-cell table:style-name="ce11" office:value-type="string">
            <text:p>0,1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09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x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10]*COS([.C10])" office:value-type="float" office:value="0.0309016994374947">
            <text:p>000.030901699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09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10];[.F10];[.G10];[.H10];[.I10];[.J10];[.K10];SUBSTITUTE(TEXT([.L10];&quot;000,0000000000&quot;);&quot;,&quot;;&quot;.&quot;);[.M10];[.N10];[.O10])" office:value-type="string" office:string-value="    &lt;bc gnn=&quot;009&quot; dir=&quot;x&quot; typ=&quot;d&quot; val=&quot;000.0309016994&quot;&gt;009&lt;/bc&gt;">
            <text:p><text:s text:c="4"/>&lt;bc gnn="009" dir="x" typ="d" val="000.0309016994"&gt;009&lt;/bc&gt;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9</text:p>
          </table:table-cell>
          <table:table-cell table:style-name="ce33" table:formula="of:=PI()/2 * [.B11]/[.A11]" office:value-type="float" office:value="1.41371669411541">
            <text:p>1,4137166941</text:p>
          </table:table-cell>
          <table:table-cell table:style-name="ce11" office:value-type="string">
            <text:p>0,1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10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x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11]*COS([.C11])" office:value-type="float" office:value="0.0156434465040231">
            <text:p>000.015643447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10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11];[.F11];[.G11];[.H11];[.I11];[.J11];[.K11];SUBSTITUTE(TEXT([.L11];&quot;000,0000000000&quot;);&quot;,&quot;;&quot;.&quot;);[.M11];[.N11];[.O11])" office:value-type="string" office:string-value="    &lt;bc gnn=&quot;010&quot; dir=&quot;x&quot; typ=&quot;d&quot; val=&quot;000.0156434465&quot;&gt;010&lt;/bc&gt;">
            <text:p><text:s text:c="4"/>&lt;bc gnn="010" dir="x" typ="d" val="000.0156434465"&gt;010&lt;/bc&gt;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10</text:p>
          </table:table-cell>
          <table:table-cell table:style-name="ce33" table:formula="of:=PI()/2 * [.B12]/[.A12]" office:value-type="float" office:value="1.5707963267949">
            <text:p>1,5707963268</text:p>
          </table:table-cell>
          <table:table-cell table:style-name="ce11" office:value-type="string">
            <text:p>0,1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11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x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12]*COS([.C12])" office:value-type="float" office:value="6.12323399573677E-018">
            <text:p>00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11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12];[.F12];[.G12];[.H12];[.I12];[.J12];[.K12];SUBSTITUTE(TEXT([.L12];&quot;000,0000000000&quot;);&quot;,&quot;;&quot;.&quot;);[.M12];[.N12];[.O12])" office:value-type="string" office:string-value="    &lt;bc gnn=&quot;011&quot; dir=&quot;x&quot; typ=&quot;d&quot; val=&quot;000.0000000000&quot;&gt;011&lt;/bc&gt;">
            <text:p><text:s text:c="4"/>&lt;bc gnn="011" dir="x" typ="d" val="000.0000000000"&gt;011&lt;/bc&gt;</text:p>
          </table:table-cell>
          <table:table-cell table:number-columns-repeated="990"/>
        </table:table-row>
        <table:table-row table:style-name="ro1">
          <table:table-cell table:style-name="ce8" table:number-columns-repeated="2"/>
          <table:table-cell table:style-name="ce33"/>
          <table:table-cell table:style-name="ce11"/>
          <table:table-cell table:style-name="ce7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37"/>
          <table:table-cell table:style-name="ce8"/>
          <table:table-cell table:style-name="ce9"/>
          <table:table-cell table:style-name="ce5"/>
          <table:table-cell table:style-name="ce3"/>
          <table:table-cell table:style-name="ce6"/>
          <table:table-cell table:number-columns-repeated="990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2</text:p>
          </table:table-cell>
          <table:table-cell table:style-name="ce33" table:formula="of:=PI()/2 * [.B14]/[.A14]" office:value-type="float" office:value="3.76991118430775">
            <text:p>3,7699111843</text:p>
          </table:table-cell>
          <table:table-cell table:style-name="ce11" office:value-type="string">
            <text:p>0,005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13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x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14]*COS([.C14])" office:value-type="float" office:value="-0.00404508497187474">
            <text:p>-000.00404508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13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14];[.F14];[.G14];[.H14];[.I14];[.J14];[.K14];SUBSTITUTE(TEXT([.L14];&quot;000,0000000000&quot;);&quot;,&quot;;&quot;.&quot;);[.M14];[.N14];[.O14])" office:value-type="string" office:string-value="    &lt;bc gnn=&quot;013&quot; dir=&quot;x&quot; typ=&quot;d&quot; val=&quot;-000.0040450850&quot;&gt;013&lt;/bc&gt;">
            <text:p><text:s text:c="4"/>&lt;bc gnn="013" dir="x" typ="d" val="-000.0040450850"&gt;013&lt;/bc&gt;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3</text:p>
          </table:table-cell>
          <table:table-cell table:style-name="ce33" table:formula="of:=PI()/2 * [.B15]/[.A15]" office:value-type="float" office:value="4.08407044966673">
            <text:p>4,0840704497</text:p>
          </table:table-cell>
          <table:table-cell table:style-name="ce11" office:value-type="string">
            <text:p>0,005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14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x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15]*COS([.C15])" office:value-type="float" office:value="-0.00293892626146237">
            <text:p>-000.002938926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14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15];[.F15];[.G15];[.H15];[.I15];[.J15];[.K15];SUBSTITUTE(TEXT([.L15];&quot;000,0000000000&quot;);&quot;,&quot;;&quot;.&quot;);[.M15];[.N15];[.O15])" office:value-type="string" office:string-value="    &lt;bc gnn=&quot;014&quot; dir=&quot;x&quot; typ=&quot;d&quot; val=&quot;-000.0029389263&quot;&gt;014&lt;/bc&gt;">
            <text:p><text:s text:c="4"/>&lt;bc gnn="014" dir="x" typ="d" val="-000.0029389263"&gt;014&lt;/bc&gt;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4</text:p>
          </table:table-cell>
          <table:table-cell table:style-name="ce33" table:formula="of:=PI()/2 * [.B16]/[.A16]" office:value-type="float" office:value="4.39822971502571">
            <text:p>4,3982297150</text:p>
          </table:table-cell>
          <table:table-cell table:style-name="ce11" office:value-type="string">
            <text:p>0,005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15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x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16]*COS([.C16])" office:value-type="float" office:value="-0.00154508497187474">
            <text:p>-000.00154508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15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16];[.F16];[.G16];[.H16];[.I16];[.J16];[.K16];SUBSTITUTE(TEXT([.L16];&quot;000,0000000000&quot;);&quot;,&quot;;&quot;.&quot;);[.M16];[.N16];[.O16])" office:value-type="string" office:string-value="    &lt;bc gnn=&quot;015&quot; dir=&quot;x&quot; typ=&quot;d&quot; val=&quot;-000.0015450850&quot;&gt;015&lt;/bc&gt;">
            <text:p><text:s text:c="4"/>&lt;bc gnn="015" dir="x" typ="d" val="-000.0015450850"&gt;015&lt;/bc&gt;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5</text:p>
          </table:table-cell>
          <table:table-cell table:style-name="ce33" table:formula="of:=PI()/2 * [.B17]/[.A17]" office:value-type="float" office:value="4.71238898038469">
            <text:p>4,7123889804</text:p>
          </table:table-cell>
          <table:table-cell table:style-name="ce11" office:value-type="string">
            <text:p>0,005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16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x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17]*COS([.C17])" office:value-type="float" office:value="-9.18485099360515E-019">
            <text:p>00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16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17];[.F17];[.G17];[.H17];[.I17];[.J17];[.K17];&quot; &quot;;SUBSTITUTE(TEXT([.L17];&quot;000,0000000000&quot;);&quot;,&quot;;&quot;.&quot;);[.M17];[.N17];[.O17])" office:value-type="string" office:string-value="    &lt;bc gnn=&quot;016&quot; dir=&quot;x&quot; typ=&quot;d&quot; val=&quot; 000.0000000000&quot;&gt;016&lt;/bc&gt;">
            <text:p><text:s text:c="4"/>&lt;bc gnn="016" dir="x" typ="d" val=" 000.0000000000"&gt;016&lt;/bc&gt;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6</text:p>
          </table:table-cell>
          <table:table-cell table:style-name="ce33" table:formula="of:=PI()/2 * [.B18]/[.A18]" office:value-type="float" office:value="5.02654824574367">
            <text:p>5,0265482457</text:p>
          </table:table-cell>
          <table:table-cell table:style-name="ce11" office:value-type="string">
            <text:p>0,005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17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x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18]*COS([.C18])" office:value-type="float" office:value="0.00154508497187474">
            <text:p>000.00154508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17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18];[.F18];[.G18];[.H18];[.I18];[.J18];[.K18];&quot; &quot;;SUBSTITUTE(TEXT([.L18];&quot;000,0000000000&quot;);&quot;,&quot;;&quot;.&quot;);[.M18];[.N18];[.O18])" office:value-type="string" office:string-value="    &lt;bc gnn=&quot;017&quot; dir=&quot;x&quot; typ=&quot;d&quot; val=&quot; 000.0015450850&quot;&gt;017&lt;/bc&gt;">
            <text:p><text:s text:c="4"/>&lt;bc gnn="017" dir="x" typ="d" val=" 000.0015450850"&gt;017&lt;/bc&gt;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7</text:p>
          </table:table-cell>
          <table:table-cell table:style-name="ce33" table:formula="of:=PI()/2 * [.B19]/[.A19]" office:value-type="float" office:value="5.34070751110265">
            <text:p>5,3407075111</text:p>
          </table:table-cell>
          <table:table-cell table:style-name="ce11" office:value-type="string">
            <text:p>0,005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18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x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19]*COS([.C19])" office:value-type="float" office:value="0.00293892626146236">
            <text:p>000.002938926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18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19];[.F19];[.G19];[.H19];[.I19];[.J19];[.K19];&quot; &quot;;SUBSTITUTE(TEXT([.L19];&quot;000,0000000000&quot;);&quot;,&quot;;&quot;.&quot;);[.M19];[.N19];[.O19])" office:value-type="string" office:string-value="    &lt;bc gnn=&quot;018&quot; dir=&quot;x&quot; typ=&quot;d&quot; val=&quot; 000.0029389263&quot;&gt;018&lt;/bc&gt;">
            <text:p><text:s text:c="4"/>&lt;bc gnn="018" dir="x" typ="d" val=" 000.0029389263"&gt;018&lt;/bc&gt;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8</text:p>
          </table:table-cell>
          <table:table-cell table:style-name="ce33" table:formula="of:=PI()/2 * [.B20]/[.A20]" office:value-type="float" office:value="5.65486677646163">
            <text:p>5,6548667765</text:p>
          </table:table-cell>
          <table:table-cell table:style-name="ce11" office:value-type="string">
            <text:p>0,005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19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x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20]*COS([.C20])" office:value-type="float" office:value="0.00404508497187474">
            <text:p>000.00404508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19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20];[.F20];[.G20];[.H20];[.I20];[.J20];[.K20];&quot; &quot;;SUBSTITUTE(TEXT([.L20];&quot;000,0000000000&quot;);&quot;,&quot;;&quot;.&quot;);[.M20];[.N20];[.O20])" office:value-type="string" office:string-value="    &lt;bc gnn=&quot;019&quot; dir=&quot;x&quot; typ=&quot;d&quot; val=&quot; 000.0040450850&quot;&gt;019&lt;/bc&gt;">
            <text:p><text:s text:c="4"/>&lt;bc gnn="019" dir="x" typ="d" val=" 000.0040450850"&gt;019&lt;/bc&gt;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9</text:p>
          </table:table-cell>
          <table:table-cell table:style-name="ce33" table:formula="of:=PI()/2 * [.B21]/[.A21]" office:value-type="float" office:value="5.96902604182061">
            <text:p>5,9690260418</text:p>
          </table:table-cell>
          <table:table-cell table:style-name="ce11" office:value-type="string">
            <text:p>0,005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20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x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21]*COS([.C21])" office:value-type="float" office:value="0.00475528258147577">
            <text:p>000.004755283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20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21];[.F21];[.G21];[.H21];[.I21];[.J21];[.K21];&quot; &quot;;SUBSTITUTE(TEXT([.L21];&quot;000,0000000000&quot;);&quot;,&quot;;&quot;.&quot;);[.M21];[.N21];[.O21])" office:value-type="string" office:string-value="    &lt;bc gnn=&quot;020&quot; dir=&quot;x&quot; typ=&quot;d&quot; val=&quot; 000.0047552826&quot;&gt;020&lt;/bc&gt;">
            <text:p><text:s text:c="4"/>&lt;bc gnn="020" dir="x" typ="d" val=" 000.0047552826"&gt;020&lt;/bc&gt;</text:p>
          </table:table-cell>
          <table:table-cell table:number-columns-repeated="990"/>
        </table:table-row>
        <table:table-row table:style-name="ro1">
          <table:table-cell table:style-name="ce8" table:number-columns-repeated="2"/>
          <table:table-cell table:style-name="ce33"/>
          <table:table-cell table:style-name="ce11"/>
          <table:table-cell table:style-name="ce7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37"/>
          <table:table-cell table:style-name="ce8"/>
          <table:table-cell table:style-name="ce9"/>
          <table:table-cell table:style-name="ce5"/>
          <table:table-cell table:style-name="ce3"/>
          <table:table-cell table:style-name="ce6"/>
          <table:table-cell table:number-columns-repeated="990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0</text:p>
          </table:table-cell>
          <table:table-cell table:style-name="ce33" table:formula="of:=PI()/2 * [.B23]/[.A23]" office:value-type="float" office:value="0">
            <text:p>0,0000000000</text:p>
          </table:table-cell>
          <table:table-cell table:style-name="ce11" office:value-type="string">
            <text:p>1000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01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y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n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23]*SIN([.C23])" office:value-type="float" office:value="0">
            <text:p>00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/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23];[.F23];[.G23];[.H23];[.I23];[.J23];[.K23];&quot; &quot;;SUBSTITUTE(TEXT([.L23];&quot;000,0000000000&quot;);&quot;,&quot;;&quot;.&quot;);[.M23];[.N23];[.O23])" office:value-type="string" office:string-value="    &lt;bc gnn=&quot;001&quot; dir=&quot;y&quot; typ=&quot;n&quot; val=&quot; 000.0000000000&quot;&gt;&lt;/bc&gt;">
            <text:p><text:s text:c="4"/>&lt;bc gnn="001" dir="y" typ="n" val=" 000.0000000000"&gt;&lt;/bc&gt;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</text:p>
          </table:table-cell>
          <table:table-cell table:style-name="ce33" table:formula="of:=PI()/2 * [.B24]/[.A24]" office:value-type="float" office:value="0.314159265358979">
            <text:p>0,3141592654</text:p>
          </table:table-cell>
          <table:table-cell table:style-name="ce11" office:value-type="string">
            <text:p>2000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02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y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n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24]*SIN([.C24])" office:value-type="float" office:value="618.033988749895">
            <text:p>618.03398875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06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24];[.F24];[.G24];[.H24];[.I24];[.J24];[.K24];&quot; &quot;;SUBSTITUTE(TEXT([.L24];&quot;000,0000000000&quot;);&quot;,&quot;;&quot;.&quot;);[.M24];[.N24];[.O24])" office:value-type="string" office:string-value="    &lt;bc gnn=&quot;002&quot; dir=&quot;y&quot; typ=&quot;n&quot; val=&quot; 618.0339887499&quot;&gt;006&lt;/bc&gt;">
            <text:p><text:s text:c="4"/>&lt;bc gnn="002" dir="y" typ="n" val=" 618.0339887499"&gt;006&lt;/bc&gt;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2</text:p>
          </table:table-cell>
          <table:table-cell table:style-name="ce33" table:formula="of:=PI()/2 * [.B25]/[.A25]" office:value-type="float" office:value="0.628318530717959">
            <text:p>0,6283185307</text:p>
          </table:table-cell>
          <table:table-cell table:style-name="ce11" office:value-type="string">
            <text:p>2000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03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y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n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25]*SIN([.C25])" office:value-type="float" office:value="1175.57050458495">
            <text:p>1175.57050458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07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25];[.F25];[.G25];[.H25];[.I25];[.J25];[.K25];&quot; &quot;;SUBSTITUTE(TEXT([.L25];&quot;000,0000000000&quot;);&quot;,&quot;;&quot;.&quot;);[.M25];[.N25];[.O25])" office:value-type="string" office:string-value="    &lt;bc gnn=&quot;003&quot; dir=&quot;y&quot; typ=&quot;n&quot; val=&quot; 1175.5705045850&quot;&gt;007&lt;/bc&gt;">
            <text:p><text:s text:c="4"/>&lt;bc gnn="003" dir="y" typ="n" val=" 1175.5705045850"&gt;007&lt;/bc&gt;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3</text:p>
          </table:table-cell>
          <table:table-cell table:style-name="ce33" table:formula="of:=PI()/2 * [.B26]/[.A26]" office:value-type="float" office:value="0.942477796076938">
            <text:p>0,9424777961</text:p>
          </table:table-cell>
          <table:table-cell table:style-name="ce11" office:value-type="string">
            <text:p>2000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04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y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n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26]*SIN([.C26])" office:value-type="float" office:value="1618.0339887499">
            <text:p>1618.03398875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08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26];[.F26];[.G26];[.H26];[.I26];[.J26];[.K26];&quot; &quot;;SUBSTITUTE(TEXT([.L26];&quot;000,0000000000&quot;);&quot;,&quot;;&quot;.&quot;);[.M26];[.N26];[.O26])" office:value-type="string" office:string-value="    &lt;bc gnn=&quot;004&quot; dir=&quot;y&quot; typ=&quot;n&quot; val=&quot; 1618.0339887499&quot;&gt;008&lt;/bc&gt;">
            <text:p><text:s text:c="4"/>&lt;bc gnn="004" dir="y" typ="n" val=" 1618.0339887499"&gt;008&lt;/bc&gt;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4</text:p>
          </table:table-cell>
          <table:table-cell table:style-name="ce33" table:formula="of:=PI()/2 * [.B27]/[.A27]" office:value-type="float" office:value="1.25663706143592">
            <text:p>1,2566370614</text:p>
          </table:table-cell>
          <table:table-cell table:style-name="ce11" office:value-type="string">
            <text:p>2000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05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y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n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27]*SIN([.C27])" office:value-type="float" office:value="1902.11303259031">
            <text:p>1902.11303259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09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27];[.F27];[.G27];[.H27];[.I27];[.J27];[.K27];&quot; &quot;;SUBSTITUTE(TEXT([.L27];&quot;000,0000000000&quot;);&quot;,&quot;;&quot;.&quot;);[.M27];[.N27];[.O27])" office:value-type="string" office:string-value="    &lt;bc gnn=&quot;005&quot; dir=&quot;y&quot; typ=&quot;n&quot; val=&quot; 1902.1130325903&quot;&gt;009&lt;/bc&gt;">
            <text:p><text:s text:c="4"/>&lt;bc gnn="005" dir="y" typ="n" val=" 1902.1130325903"&gt;009&lt;/bc&gt;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5</text:p>
          </table:table-cell>
          <table:table-cell table:style-name="ce33" table:formula="of:=PI()/2 * [.B28]/[.A28]" office:value-type="float" office:value="1.5707963267949">
            <text:p>1,5707963268</text:p>
          </table:table-cell>
          <table:table-cell table:style-name="ce11" office:value-type="string">
            <text:p>1000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06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y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n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28]*SIN([.C28])" office:value-type="float" office:value="1000">
            <text:p>100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10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28];[.F28];[.G28];[.H28];[.I28];[.J28];[.K28];&quot; &quot;;SUBSTITUTE(TEXT([.L28];&quot;000,0000000000&quot;);&quot;,&quot;;&quot;.&quot;);[.M28];[.N28];[.O28])" office:value-type="string" office:string-value="    &lt;bc gnn=&quot;006&quot; dir=&quot;y&quot; typ=&quot;n&quot; val=&quot; 1000.0000000000&quot;&gt;010&lt;/bc&gt;">
            <text:p><text:s text:c="4"/>&lt;bc gnn="006" dir="y" typ="n" val=" 1000.0000000000"&gt;010&lt;/bc&gt;</text:p>
          </table:table-cell>
          <table:table-cell table:number-columns-repeated="990"/>
        </table:table-row>
        <table:table-row table:style-name="ro1">
          <table:table-cell table:style-name="ce8" table:number-columns-repeated="2"/>
          <table:table-cell table:style-name="ce33"/>
          <table:table-cell table:style-name="ce11"/>
          <table:table-cell table:style-name="ce7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37"/>
          <table:table-cell table:style-name="ce8"/>
          <table:table-cell table:style-name="ce9"/>
          <table:table-cell table:style-name="ce5"/>
          <table:table-cell table:style-name="ce3"/>
          <table:table-cell table:style-name="ce6"/>
          <table:table-cell table:number-columns-repeated="99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7</text:p>
          </table:table-cell>
          <table:table-cell table:style-name="ce33" table:formula="of:=PI()/2 * [.B30]/[.A30]" office:value-type="float" office:value="1.09955742875643">
            <text:p>1,0995574288</text:p>
          </table:table-cell>
          <table:table-cell table:style-name="ce11" office:value-type="string">
            <text:p>0,1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08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y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30]*SIN([.C30])" office:value-type="float" office:value="0.0891006524188368">
            <text:p>000.089100652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19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30];[.F30];[.G30];[.H30];[.I30];[.J30];[.K30];&quot; &quot;;SUBSTITUTE(TEXT([.L30];&quot;000,0000000000&quot;);&quot;,&quot;;&quot;.&quot;);[.M30];[.N30];[.O30])" office:value-type="string" office:string-value="    &lt;bc gnn=&quot;008&quot; dir=&quot;y&quot; typ=&quot;d&quot; val=&quot; 000.0891006524&quot;&gt;019&lt;/bc&gt;">
            <text:p><text:s text:c="4"/>&lt;bc gnn="008" dir="y" typ="d" val=" 000.0891006524"&gt;019&lt;/bc&gt;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8</text:p>
          </table:table-cell>
          <table:table-cell table:style-name="ce33" table:formula="of:=PI()/2 * [.B31]/[.A31]" office:value-type="float" office:value="1.25663706143592">
            <text:p>1,2566370614</text:p>
          </table:table-cell>
          <table:table-cell table:style-name="ce11" office:value-type="string">
            <text:p>0,1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09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y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31]*SIN([.C31])" office:value-type="float" office:value="0.0951056516295153">
            <text:p>000.095105652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20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31];[.F31];[.G31];[.H31];[.I31];[.J31];[.K31];&quot; &quot;;SUBSTITUTE(TEXT([.L31];&quot;000,0000000000&quot;);&quot;,&quot;;&quot;.&quot;);[.M31];[.N31];[.O31])" office:value-type="string" office:string-value="    &lt;bc gnn=&quot;009&quot; dir=&quot;y&quot; typ=&quot;d&quot; val=&quot; 000.0951056516&quot;&gt;020&lt;/bc&gt;">
            <text:p><text:s text:c="4"/>&lt;bc gnn="009" dir="y" typ="d" val=" 000.0951056516"&gt;020&lt;/bc&gt;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9</text:p>
          </table:table-cell>
          <table:table-cell table:style-name="ce33" table:formula="of:=PI()/2 * [.B32]/[.A32]" office:value-type="float" office:value="1.41371669411541">
            <text:p>1,4137166941</text:p>
          </table:table-cell>
          <table:table-cell table:style-name="ce11" office:value-type="string">
            <text:p>0,1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10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y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32]*SIN([.C32])" office:value-type="float" office:value="0.0987688340595138">
            <text:p>000.098768834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21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32];[.F32];[.G32];[.H32];[.I32];[.J32];[.K32];&quot; &quot;;SUBSTITUTE(TEXT([.L32];&quot;000,0000000000&quot;);&quot;,&quot;;&quot;.&quot;);[.M32];[.N32];[.O32])" office:value-type="string" office:string-value="    &lt;bc gnn=&quot;010&quot; dir=&quot;y&quot; typ=&quot;d&quot; val=&quot; 000.0987688341&quot;&gt;021&lt;/bc&gt;">
            <text:p><text:s text:c="4"/>&lt;bc gnn="010" dir="y" typ="d" val=" 000.0987688341"&gt;021&lt;/bc&gt;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10</text:p>
          </table:table-cell>
          <table:table-cell table:style-name="ce33" table:formula="of:=PI()/2 * [.B33]/[.A33]" office:value-type="float" office:value="1.5707963267949">
            <text:p>1,5707963268</text:p>
          </table:table-cell>
          <table:table-cell table:style-name="ce11" office:value-type="string">
            <text:p>0,1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11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y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33]*SIN([.C33])" office:value-type="float" office:value="0.1">
            <text:p>000.1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22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33];[.F33];[.G33];[.H33];[.I33];[.J33];[.K33];&quot; &quot;;SUBSTITUTE(TEXT([.L33];&quot;000,0000000000&quot;);&quot;,&quot;;&quot;.&quot;);[.M33];[.N33];[.O33])" office:value-type="string" office:string-value="    &lt;bc gnn=&quot;011&quot; dir=&quot;y&quot; typ=&quot;d&quot; val=&quot; 000.1000000000&quot;&gt;022&lt;/bc&gt;">
            <text:p><text:s text:c="4"/>&lt;bc gnn="011" dir="y" typ="d" val=" 000.1000000000"&gt;022&lt;/bc&gt;</text:p>
          </table:table-cell>
          <table:table-cell table:number-columns-repeated="990"/>
        </table:table-row>
        <table:table-row table:style-name="ro1">
          <table:table-cell table:style-name="ce8" table:number-columns-repeated="2"/>
          <table:table-cell table:style-name="ce33"/>
          <table:table-cell table:style-name="ce11"/>
          <table:table-cell table:style-name="ce7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37"/>
          <table:table-cell table:style-name="ce8"/>
          <table:table-cell table:style-name="ce9"/>
          <table:table-cell table:style-name="ce5"/>
          <table:table-cell table:style-name="ce3"/>
          <table:table-cell table:style-name="ce6"/>
          <table:table-cell table:number-columns-repeated="990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2</text:p>
          </table:table-cell>
          <table:table-cell table:style-name="ce33" table:formula="of:=PI()/2 * [.B35]/[.A35]" office:value-type="float" office:value="3.76991118430775">
            <text:p>3,7699111843</text:p>
          </table:table-cell>
          <table:table-cell table:style-name="ce11" office:value-type="string">
            <text:p>0,005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13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y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35]*SIN([.C35])" office:value-type="float" office:value="-0.00293892626146237">
            <text:p>-000.002938926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33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35];[.F35];[.G35];[.H35];[.I35];[.J35];[.K35];SUBSTITUTE(TEXT([.L35];&quot;000,0000000000&quot;);&quot;,&quot;;&quot;.&quot;);[.M35];[.N35];[.O35])" office:value-type="string" office:string-value="    &lt;bc gnn=&quot;013&quot; dir=&quot;y&quot; typ=&quot;d&quot; val=&quot;-000.0029389263&quot;&gt;033&lt;/bc&gt;">
            <text:p><text:s text:c="4"/>&lt;bc gnn="013" dir="y" typ="d" val="-000.0029389263"&gt;033&lt;/bc&gt;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3</text:p>
          </table:table-cell>
          <table:table-cell table:style-name="ce33" table:formula="of:=PI()/2 * [.B36]/[.A36]" office:value-type="float" office:value="4.08407044966673">
            <text:p>4,0840704497</text:p>
          </table:table-cell>
          <table:table-cell table:style-name="ce11" office:value-type="string">
            <text:p>0,005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14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y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36]*SIN([.C36])" office:value-type="float" office:value="-0.00404508497187474">
            <text:p>-000.00404508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34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36];[.F36];[.G36];[.H36];[.I36];[.J36];[.K36];SUBSTITUTE(TEXT([.L36];&quot;000,0000000000&quot;);&quot;,&quot;;&quot;.&quot;);[.M36];[.N36];[.O36])" office:value-type="string" office:string-value="    &lt;bc gnn=&quot;014&quot; dir=&quot;y&quot; typ=&quot;d&quot; val=&quot;-000.0040450850&quot;&gt;034&lt;/bc&gt;">
            <text:p><text:s text:c="4"/>&lt;bc gnn="014" dir="y" typ="d" val="-000.0040450850"&gt;034&lt;/bc&gt;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4</text:p>
          </table:table-cell>
          <table:table-cell table:style-name="ce33" table:formula="of:=PI()/2 * [.B37]/[.A37]" office:value-type="float" office:value="4.39822971502571">
            <text:p>4,3982297150</text:p>
          </table:table-cell>
          <table:table-cell table:style-name="ce11" office:value-type="string">
            <text:p>0,005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15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y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37]*SIN([.C37])" office:value-type="float" office:value="-0.00475528258147577">
            <text:p>-000.004755283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35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37];[.F37];[.G37];[.H37];[.I37];[.J37];[.K37];SUBSTITUTE(TEXT([.L37];&quot;000,0000000000&quot;);&quot;,&quot;;&quot;.&quot;);[.M37];[.N37];[.O37])" office:value-type="string" office:string-value="    &lt;bc gnn=&quot;015&quot; dir=&quot;y&quot; typ=&quot;d&quot; val=&quot;-000.0047552826&quot;&gt;035&lt;/bc&gt;">
            <text:p><text:s text:c="4"/>&lt;bc gnn="015" dir="y" typ="d" val="-000.0047552826"&gt;035&lt;/bc&gt;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5</text:p>
          </table:table-cell>
          <table:table-cell table:style-name="ce33" table:formula="of:=PI()/2 * [.B38]/[.A38]" office:value-type="float" office:value="4.71238898038469">
            <text:p>4,7123889804</text:p>
          </table:table-cell>
          <table:table-cell table:style-name="ce11" office:value-type="string">
            <text:p>0,005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16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y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38]*SIN([.C38])" office:value-type="float" office:value="-0.005">
            <text:p>-000.005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36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38];[.F38];[.G38];[.H38];[.I38];[.J38];[.K38];SUBSTITUTE(TEXT([.L38];&quot;000,0000000000&quot;);&quot;,&quot;;&quot;.&quot;);[.M38];[.N38];[.O38])" office:value-type="string" office:string-value="    &lt;bc gnn=&quot;016&quot; dir=&quot;y&quot; typ=&quot;d&quot; val=&quot;-000.0050000000&quot;&gt;036&lt;/bc&gt;">
            <text:p><text:s text:c="4"/>&lt;bc gnn="016" dir="y" typ="d" val="-000.0050000000"&gt;036&lt;/bc&gt;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6</text:p>
          </table:table-cell>
          <table:table-cell table:style-name="ce33" table:formula="of:=PI()/2 * [.B39]/[.A39]" office:value-type="float" office:value="5.02654824574367">
            <text:p>5,0265482457</text:p>
          </table:table-cell>
          <table:table-cell table:style-name="ce11" office:value-type="string">
            <text:p>0,005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17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y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39]*SIN([.C39])" office:value-type="float" office:value="-0.00475528258147577">
            <text:p>-000.004755283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37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39];[.F39];[.G39];[.H39];[.I39];[.J39];[.K39];SUBSTITUTE(TEXT([.L39];&quot;000,0000000000&quot;);&quot;,&quot;;&quot;.&quot;);[.M39];[.N39];[.O39])" office:value-type="string" office:string-value="    &lt;bc gnn=&quot;017&quot; dir=&quot;y&quot; typ=&quot;d&quot; val=&quot;-000.0047552826&quot;&gt;037&lt;/bc&gt;">
            <text:p><text:s text:c="4"/>&lt;bc gnn="017" dir="y" typ="d" val="-000.0047552826"&gt;037&lt;/bc&gt;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7</text:p>
          </table:table-cell>
          <table:table-cell table:style-name="ce33" table:formula="of:=PI()/2 * [.B40]/[.A40]" office:value-type="float" office:value="5.34070751110265">
            <text:p>5,3407075111</text:p>
          </table:table-cell>
          <table:table-cell table:style-name="ce11" office:value-type="string">
            <text:p>0,005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18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y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40]*SIN([.C40])" office:value-type="float" office:value="-0.00404508497187474">
            <text:p>-000.00404508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38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40];[.F40];[.G40];[.H40];[.I40];[.J40];[.K40];SUBSTITUTE(TEXT([.L40];&quot;000,0000000000&quot;);&quot;,&quot;;&quot;.&quot;);[.M40];[.N40];[.O40])" office:value-type="string" office:string-value="    &lt;bc gnn=&quot;018&quot; dir=&quot;y&quot; typ=&quot;d&quot; val=&quot;-000.0040450850&quot;&gt;038&lt;/bc&gt;">
            <text:p><text:s text:c="4"/>&lt;bc gnn="018" dir="y" typ="d" val="-000.0040450850"&gt;038&lt;/bc&gt;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8</text:p>
          </table:table-cell>
          <table:table-cell table:style-name="ce33" table:formula="of:=PI()/2 * [.B41]/[.A41]" office:value-type="float" office:value="5.65486677646163">
            <text:p>5,6548667765</text:p>
          </table:table-cell>
          <table:table-cell table:style-name="ce11" office:value-type="string">
            <text:p>0,005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19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y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41]*SIN([.C41])" office:value-type="float" office:value="-0.00293892626146237">
            <text:p>-000.002938926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39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41];[.F41];[.G41];[.H41];[.I41];[.J41];[.K41];SUBSTITUTE(TEXT([.L41];&quot;000,0000000000&quot;);&quot;,&quot;;&quot;.&quot;);[.M41];[.N41];[.O41])" office:value-type="string" office:string-value="    &lt;bc gnn=&quot;019&quot; dir=&quot;y&quot; typ=&quot;d&quot; val=&quot;-000.0029389263&quot;&gt;039&lt;/bc&gt;">
            <text:p><text:s text:c="4"/>&lt;bc gnn="019" dir="y" typ="d" val="-000.0029389263"&gt;039&lt;/bc&gt;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5</text:p>
          </table:table-cell>
          <table:table-cell table:style-name="ce8" office:value-type="string">
            <text:p>19</text:p>
          </table:table-cell>
          <table:table-cell table:style-name="ce33" table:formula="of:=PI()/2 * [.B42]/[.A42]" office:value-type="float" office:value="5.96902604182061">
            <text:p>5,9690260418</text:p>
          </table:table-cell>
          <table:table-cell table:style-name="ce11" office:value-type="string">
            <text:p>0,005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20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y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42]*SIN([.C42])" office:value-type="float" office:value="-0.00154508497187474">
            <text:p>-000.00154508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40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42];[.F42];[.G42];[.H42];[.I42];[.J42];[.K42];SUBSTITUTE(TEXT([.L42];&quot;000,0000000000&quot;);&quot;,&quot;;&quot;.&quot;);[.M42];[.N42];[.O42])" office:value-type="string" office:string-value="    &lt;bc gnn=&quot;020&quot; dir=&quot;y&quot; typ=&quot;d&quot; val=&quot;-000.0015450850&quot;&gt;040&lt;/bc&gt;">
            <text:p><text:s text:c="4"/>&lt;bc gnn="020" dir="y" typ="d" val="-000.0015450850"&gt;040&lt;/bc&gt;</text:p>
          </table:table-cell>
          <table:table-cell table:number-columns-repeated="990"/>
        </table:table-row>
        <table:table-row table:style-name="ro1">
          <table:table-cell table:style-name="ce8" table:number-columns-repeated="2"/>
          <table:table-cell table:style-name="ce33"/>
          <table:table-cell table:style-name="ce11"/>
          <table:table-cell table:style-name="ce7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37"/>
          <table:table-cell table:style-name="ce8"/>
          <table:table-cell table:style-name="ce9"/>
          <table:table-cell table:style-name="ce5"/>
          <table:table-cell table:style-name="ce3"/>
          <table:table-cell table:style-name="ce6"/>
          <table:table-cell table:number-columns-repeated="990"/>
        </table:table-row>
        <table:table-row table:style-name="ro1">
          <table:table-cell table:style-name="ce8" table:number-columns-repeated="2"/>
          <table:table-cell table:style-name="ce33"/>
          <table:table-cell table:style-name="ce11"/>
          <table:table-cell table:style-name="ce35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36"/>
          <table:table-cell table:style-name="ce8"/>
          <table:table-cell table:style-name="ce9"/>
          <table:table-cell table:style-name="ce38"/>
          <table:table-cell table:style-name="ce3"/>
          <table:table-cell table:style-name="ce6"/>
          <table:table-cell table:number-columns-repeated="990"/>
        </table:table-row>
        <table:table-row table:style-name="ro1">
          <table:table-cell table:style-name="ce8" office:value-type="string">
            <text:p>n</text:p>
          </table:table-cell>
          <table:table-cell table:style-name="ce8" office:value-type="string">
            <text:p>I</text:p>
          </table:table-cell>
          <table:table-cell table:style-name="ce11" office:value-type="string">
            <text:p>phi</text:p>
          </table:table-cell>
          <table:table-cell table:style-name="ce8" office:value-type="string">
            <text:p>p</text:p>
          </table:table-cell>
          <table:table-cell table:style-name="ce7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36"/>
          <table:table-cell table:style-name="ce8"/>
          <table:table-cell table:style-name="ce9"/>
          <table:table-cell table:style-name="ce5"/>
          <table:table-cell table:style-name="ce3"/>
          <table:table-cell table:style-name="ce6"/>
          <table:table-cell table:number-columns-repeated="99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0</text:p>
          </table:table-cell>
          <table:table-cell table:style-name="ce33" table:formula="of:=PI()/2 * [.B46]/[.A46]" office:value-type="float" office:value="0">
            <text:p>0,0000000000</text:p>
          </table:table-cell>
          <table:table-cell table:style-name="ce11" office:value-type="string">
            <text:p>4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01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x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n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46]*COS([.C46])" office:value-type="float" office:value="4">
            <text:p>004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01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46];[.F46];[.G46];[.H46];[.I46];[.J46];[.K46];SUBSTITUTE(TEXT([.L46];&quot;000,0000000000&quot;);&quot;,&quot;;&quot;.&quot;);[.M46];[.N46];[.O46])" office:value-type="string" office:string-value="    &lt;bc gnn=&quot;001&quot; dir=&quot;x&quot; typ=&quot;n&quot; val=&quot;004.0000000000&quot;&gt;001&lt;/bc&gt;">
            <text:p><text:s text:c="4"/>&lt;bc gnn="001" dir="x" typ="n" val="004.0000000000"&gt;001&lt;/bc&gt;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1</text:p>
          </table:table-cell>
          <table:table-cell table:style-name="ce33" table:formula="of:=PI()/2 * [.B47]/[.A47]" office:value-type="float" office:value="0.15707963267949">
            <text:p>0,1570796327</text:p>
          </table:table-cell>
          <table:table-cell table:style-name="ce11" office:value-type="string">
            <text:p>8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02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x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n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47]*COS([.C47])" office:value-type="float" office:value="7.9015067247611">
            <text:p>007.90150672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02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47];[.F47];[.G47];[.H47];[.I47];[.J47];[.K47];SUBSTITUTE(TEXT([.L47];&quot;000,0000000000&quot;);&quot;,&quot;;&quot;.&quot;);[.M47];[.N47];[.O47])" office:value-type="string" office:string-value="    &lt;bc gnn=&quot;002&quot; dir=&quot;x&quot; typ=&quot;n&quot; val=&quot;007.9015067248&quot;&gt;002&lt;/bc&gt;">
            <text:p><text:s text:c="4"/>&lt;bc gnn="002" dir="x" typ="n" val="007.9015067248"&gt;002&lt;/bc&gt;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2</text:p>
          </table:table-cell>
          <table:table-cell table:style-name="ce33" table:formula="of:=PI()/2 * [.B48]/[.A48]" office:value-type="float" office:value="0.314159265358979">
            <text:p>0,3141592654</text:p>
          </table:table-cell>
          <table:table-cell table:style-name="ce11" office:value-type="string">
            <text:p>8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03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x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n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48]*COS([.C48])" office:value-type="float" office:value="7.60845213036123">
            <text:p>007.60845213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03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48];[.F48];[.G48];[.H48];[.I48];[.J48];[.K48];SUBSTITUTE(TEXT([.L48];&quot;000,0000000000&quot;);&quot;,&quot;;&quot;.&quot;);[.M48];[.N48];[.O48])" office:value-type="string" office:string-value="    &lt;bc gnn=&quot;003&quot; dir=&quot;x&quot; typ=&quot;n&quot; val=&quot;007.6084521304&quot;&gt;003&lt;/bc&gt;">
            <text:p><text:s text:c="4"/>&lt;bc gnn="003" dir="x" typ="n" val="007.6084521304"&gt;003&lt;/bc&gt;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3</text:p>
          </table:table-cell>
          <table:table-cell table:style-name="ce33" table:formula="of:=PI()/2 * [.B49]/[.A49]" office:value-type="float" office:value="0.471238898038469">
            <text:p>0,4712388980</text:p>
          </table:table-cell>
          <table:table-cell table:style-name="ce11" office:value-type="string">
            <text:p>8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04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x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n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49]*COS([.C49])" office:value-type="float" office:value="7.12805219350694">
            <text:p>007.128052194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04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49];[.F49];[.G49];[.H49];[.I49];[.J49];[.K49];SUBSTITUTE(TEXT([.L49];&quot;000,0000000000&quot;);&quot;,&quot;;&quot;.&quot;);[.M49];[.N49];[.O49])" office:value-type="string" office:string-value="    &lt;bc gnn=&quot;004&quot; dir=&quot;x&quot; typ=&quot;n&quot; val=&quot;007.1280521935&quot;&gt;004&lt;/bc&gt;">
            <text:p><text:s text:c="4"/>&lt;bc gnn="004" dir="x" typ="n" val="007.1280521935"&gt;004&lt;/bc&gt;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4</text:p>
          </table:table-cell>
          <table:table-cell table:style-name="ce33" table:formula="of:=PI()/2 * [.B50]/[.A50]" office:value-type="float" office:value="0.628318530717959">
            <text:p>0,6283185307</text:p>
          </table:table-cell>
          <table:table-cell table:style-name="ce11" office:value-type="string">
            <text:p>8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05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x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n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50]*COS([.C50])" office:value-type="float" office:value="6.47213595499958">
            <text:p>006.47213595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05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50];[.F50];[.G50];[.H50];[.I50];[.J50];[.K50];SUBSTITUTE(TEXT([.L50];&quot;000,0000000000&quot;);&quot;,&quot;;&quot;.&quot;);[.M50];[.N50];[.O50])" office:value-type="string" office:string-value="    &lt;bc gnn=&quot;005&quot; dir=&quot;x&quot; typ=&quot;n&quot; val=&quot;006.4721359550&quot;&gt;005&lt;/bc&gt;">
            <text:p><text:s text:c="4"/>&lt;bc gnn="005" dir="x" typ="n" val="006.4721359550"&gt;005&lt;/bc&gt;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5</text:p>
          </table:table-cell>
          <table:table-cell table:style-name="ce33" table:formula="of:=PI()/2 * [.B51]/[.A51]" office:value-type="float" office:value="0.785398163397448">
            <text:p>0,7853981634</text:p>
          </table:table-cell>
          <table:table-cell table:style-name="ce11" office:value-type="string">
            <text:p>8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06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x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n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51]*COS([.C51])" office:value-type="float" office:value="5.65685424949238">
            <text:p>005.656854249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06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51];[.F51];[.G51];[.H51];[.I51];[.J51];[.K51];SUBSTITUTE(TEXT([.L51];&quot;000,0000000000&quot;);&quot;,&quot;;&quot;.&quot;);[.M51];[.N51];[.O51])" office:value-type="string" office:string-value="    &lt;bc gnn=&quot;006&quot; dir=&quot;x&quot; typ=&quot;n&quot; val=&quot;005.6568542495&quot;&gt;006&lt;/bc&gt;">
            <text:p><text:s text:c="4"/>&lt;bc gnn="006" dir="x" typ="n" val="005.6568542495"&gt;006&lt;/bc&gt;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6</text:p>
          </table:table-cell>
          <table:table-cell table:style-name="ce33" table:formula="of:=PI()/2 * [.B52]/[.A52]" office:value-type="float" office:value="0.942477796076938">
            <text:p>0,9424777961</text:p>
          </table:table-cell>
          <table:table-cell table:style-name="ce11" office:value-type="string">
            <text:p>8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07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x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n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52]*COS([.C52])" office:value-type="float" office:value="4.70228201833979">
            <text:p>004.702282018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07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52];[.F52];[.G52];[.H52];[.I52];[.J52];[.K52];SUBSTITUTE(TEXT([.L52];&quot;000,0000000000&quot;);&quot;,&quot;;&quot;.&quot;);[.M52];[.N52];[.O52])" office:value-type="string" office:string-value="    &lt;bc gnn=&quot;007&quot; dir=&quot;x&quot; typ=&quot;n&quot; val=&quot;004.7022820183&quot;&gt;007&lt;/bc&gt;">
            <text:p><text:s text:c="4"/>&lt;bc gnn="007" dir="x" typ="n" val="004.7022820183"&gt;007&lt;/bc&gt;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7</text:p>
          </table:table-cell>
          <table:table-cell table:style-name="ce33" table:formula="of:=PI()/2 * [.B53]/[.A53]" office:value-type="float" office:value="1.09955742875643">
            <text:p>1,0995574288</text:p>
          </table:table-cell>
          <table:table-cell table:style-name="ce11" office:value-type="string">
            <text:p>8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08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x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n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53]*COS([.C53])" office:value-type="float" office:value="3.63192399791637">
            <text:p>003.631923998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08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53];[.F53];[.G53];[.H53];[.I53];[.J53];[.K53];SUBSTITUTE(TEXT([.L53];&quot;000,0000000000&quot;);&quot;,&quot;;&quot;.&quot;);[.M53];[.N53];[.O53])" office:value-type="string" office:string-value="    &lt;bc gnn=&quot;008&quot; dir=&quot;x&quot; typ=&quot;n&quot; val=&quot;003.6319239979&quot;&gt;008&lt;/bc&gt;">
            <text:p><text:s text:c="4"/>&lt;bc gnn="008" dir="x" typ="n" val="003.6319239979"&gt;008&lt;/bc&gt;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8</text:p>
          </table:table-cell>
          <table:table-cell table:style-name="ce33" table:formula="of:=PI()/2 * [.B54]/[.A54]" office:value-type="float" office:value="1.25663706143592">
            <text:p>1,2566370614</text:p>
          </table:table-cell>
          <table:table-cell table:style-name="ce11" office:value-type="string">
            <text:p>8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09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x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n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54]*COS([.C54])" office:value-type="float" office:value="2.47213595499958">
            <text:p>002.47213595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09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54];[.F54];[.G54];[.H54];[.I54];[.J54];[.K54];SUBSTITUTE(TEXT([.L54];&quot;000,0000000000&quot;);&quot;,&quot;;&quot;.&quot;);[.M54];[.N54];[.O54])" office:value-type="string" office:string-value="    &lt;bc gnn=&quot;009&quot; dir=&quot;x&quot; typ=&quot;n&quot; val=&quot;002.4721359550&quot;&gt;009&lt;/bc&gt;">
            <text:p><text:s text:c="4"/>&lt;bc gnn="009" dir="x" typ="n" val="002.4721359550"&gt;009&lt;/bc&gt;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9</text:p>
          </table:table-cell>
          <table:table-cell table:style-name="ce33" table:formula="of:=PI()/2 * [.B55]/[.A55]" office:value-type="float" office:value="1.41371669411541">
            <text:p>1,4137166941</text:p>
          </table:table-cell>
          <table:table-cell table:style-name="ce11" office:value-type="string">
            <text:p>8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10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x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n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55]*COS([.C55])" office:value-type="float" office:value="1.25147572032185">
            <text:p>001.25147572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10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55];[.F55];[.G55];[.H55];[.I55];[.J55];[.K55];SUBSTITUTE(TEXT([.L55];&quot;000,0000000000&quot;);&quot;,&quot;;&quot;.&quot;);[.M55];[.N55];[.O55])" office:value-type="string" office:string-value="    &lt;bc gnn=&quot;010&quot; dir=&quot;x&quot; typ=&quot;n&quot; val=&quot;001.2514757203&quot;&gt;010&lt;/bc&gt;">
            <text:p><text:s text:c="4"/>&lt;bc gnn="010" dir="x" typ="n" val="001.2514757203"&gt;010&lt;/bc&gt;</text:p>
          </table:table-cell>
          <table:table-cell table:number-columns-repeated="990"/>
        </table:table-row>
        <table:table-row table:style-name="ro1">
          <table:table-cell table:style-name="ce8" table:number-columns-repeated="2"/>
          <table:table-cell table:style-name="ce33"/>
          <table:table-cell table:style-name="ce11"/>
          <table:table-cell table:style-name="ce7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37"/>
          <table:table-cell table:style-name="ce8"/>
          <table:table-cell table:style-name="ce9"/>
          <table:table-cell table:style-name="ce5"/>
          <table:table-cell table:style-name="ce3"/>
          <table:table-cell table:style-name="ce6"/>
          <table:table-cell table:number-columns-repeated="99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1</text:p>
          </table:table-cell>
          <table:table-cell table:style-name="ce33" table:formula="of:=PI()/2 * [.B57]/[.A57]" office:value-type="float" office:value="0.15707963267949">
            <text:p>0,1570796327</text:p>
          </table:table-cell>
          <table:table-cell table:style-name="ce11" office:value-type="string">
            <text:p>8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02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y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n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57]*SIN([.C57])" office:value-type="float" office:value="1.25147572032185">
            <text:p>001.25147572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11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57];[.F57];[.G57];[.H57];[.I57];[.J57];[.K57];SUBSTITUTE(TEXT([.L57];&quot;000,0000000000&quot;);&quot;,&quot;;&quot;.&quot;);[.M57];[.N57];[.O57])" office:value-type="string" office:string-value="    &lt;bc gnn=&quot;002&quot; dir=&quot;y&quot; typ=&quot;n&quot; val=&quot;001.2514757203&quot;&gt;011&lt;/bc&gt;">
            <text:p><text:s text:c="4"/>&lt;bc gnn="002" dir="y" typ="n" val="001.2514757203"&gt;011&lt;/bc&gt;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2</text:p>
          </table:table-cell>
          <table:table-cell table:style-name="ce33" table:formula="of:=PI()/2 * [.B58]/[.A58]" office:value-type="float" office:value="0.314159265358979">
            <text:p>0,3141592654</text:p>
          </table:table-cell>
          <table:table-cell table:style-name="ce11" office:value-type="string">
            <text:p>8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03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y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n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58]*SIN([.C58])" office:value-type="float" office:value="2.47213595499958">
            <text:p>002.47213595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12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58];[.F58];[.G58];[.H58];[.I58];[.J58];[.K58];SUBSTITUTE(TEXT([.L58];&quot;000,0000000000&quot;);&quot;,&quot;;&quot;.&quot;);[.M58];[.N58];[.O58])" office:value-type="string" office:string-value="    &lt;bc gnn=&quot;003&quot; dir=&quot;y&quot; typ=&quot;n&quot; val=&quot;002.4721359550&quot;&gt;012&lt;/bc&gt;">
            <text:p><text:s text:c="4"/>&lt;bc gnn="003" dir="y" typ="n" val="002.4721359550"&gt;012&lt;/bc&gt;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3</text:p>
          </table:table-cell>
          <table:table-cell table:style-name="ce33" table:formula="of:=PI()/2 * [.B59]/[.A59]" office:value-type="float" office:value="0.471238898038469">
            <text:p>0,4712388980</text:p>
          </table:table-cell>
          <table:table-cell table:style-name="ce11" office:value-type="string">
            <text:p>8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04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y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n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59]*SIN([.C59])" office:value-type="float" office:value="3.63192399791637">
            <text:p>003.631923998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13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59];[.F59];[.G59];[.H59];[.I59];[.J59];[.K59];SUBSTITUTE(TEXT([.L59];&quot;000,0000000000&quot;);&quot;,&quot;;&quot;.&quot;);[.M59];[.N59];[.O59])" office:value-type="string" office:string-value="    &lt;bc gnn=&quot;004&quot; dir=&quot;y&quot; typ=&quot;n&quot; val=&quot;003.6319239979&quot;&gt;013&lt;/bc&gt;">
            <text:p><text:s text:c="4"/>&lt;bc gnn="004" dir="y" typ="n" val="003.6319239979"&gt;013&lt;/bc&gt;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4</text:p>
          </table:table-cell>
          <table:table-cell table:style-name="ce33" table:formula="of:=PI()/2 * [.B60]/[.A60]" office:value-type="float" office:value="0.628318530717959">
            <text:p>0,6283185307</text:p>
          </table:table-cell>
          <table:table-cell table:style-name="ce11" office:value-type="string">
            <text:p>8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05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y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n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60]*SIN([.C60])" office:value-type="float" office:value="4.70228201833979">
            <text:p>004.702282018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14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60];[.F60];[.G60];[.H60];[.I60];[.J60];[.K60];SUBSTITUTE(TEXT([.L60];&quot;000,0000000000&quot;);&quot;,&quot;;&quot;.&quot;);[.M60];[.N60];[.O60])" office:value-type="string" office:string-value="    &lt;bc gnn=&quot;005&quot; dir=&quot;y&quot; typ=&quot;n&quot; val=&quot;004.7022820183&quot;&gt;014&lt;/bc&gt;">
            <text:p><text:s text:c="4"/>&lt;bc gnn="005" dir="y" typ="n" val="004.7022820183"&gt;014&lt;/bc&gt;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5</text:p>
          </table:table-cell>
          <table:table-cell table:style-name="ce33" table:formula="of:=PI()/2 * [.B61]/[.A61]" office:value-type="float" office:value="0.785398163397448">
            <text:p>0,7853981634</text:p>
          </table:table-cell>
          <table:table-cell table:style-name="ce11" office:value-type="string">
            <text:p>8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06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y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n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61]*SIN([.C61])" office:value-type="float" office:value="5.65685424949238">
            <text:p>005.656854249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15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61];[.F61];[.G61];[.H61];[.I61];[.J61];[.K61];SUBSTITUTE(TEXT([.L61];&quot;000,0000000000&quot;);&quot;,&quot;;&quot;.&quot;);[.M61];[.N61];[.O61])" office:value-type="string" office:string-value="    &lt;bc gnn=&quot;006&quot; dir=&quot;y&quot; typ=&quot;n&quot; val=&quot;005.6568542495&quot;&gt;015&lt;/bc&gt;">
            <text:p><text:s text:c="4"/>&lt;bc gnn="006" dir="y" typ="n" val="005.6568542495"&gt;015&lt;/bc&gt;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6</text:p>
          </table:table-cell>
          <table:table-cell table:style-name="ce33" table:formula="of:=PI()/2 * [.B62]/[.A62]" office:value-type="float" office:value="0.942477796076938">
            <text:p>0,9424777961</text:p>
          </table:table-cell>
          <table:table-cell table:style-name="ce11" office:value-type="string">
            <text:p>8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07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y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n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62]*SIN([.C62])" office:value-type="float" office:value="6.47213595499958">
            <text:p>006.47213595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16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62];[.F62];[.G62];[.H62];[.I62];[.J62];[.K62];SUBSTITUTE(TEXT([.L62];&quot;000,0000000000&quot;);&quot;,&quot;;&quot;.&quot;);[.M62];[.N62];[.O62])" office:value-type="string" office:string-value="    &lt;bc gnn=&quot;007&quot; dir=&quot;y&quot; typ=&quot;n&quot; val=&quot;006.4721359550&quot;&gt;016&lt;/bc&gt;">
            <text:p><text:s text:c="4"/>&lt;bc gnn="007" dir="y" typ="n" val="006.4721359550"&gt;016&lt;/bc&gt;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7</text:p>
          </table:table-cell>
          <table:table-cell table:style-name="ce33" table:formula="of:=PI()/2 * [.B63]/[.A63]" office:value-type="float" office:value="1.09955742875643">
            <text:p>1,0995574288</text:p>
          </table:table-cell>
          <table:table-cell table:style-name="ce11" office:value-type="string">
            <text:p>8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08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y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n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63]*SIN([.C63])" office:value-type="float" office:value="7.12805219350694">
            <text:p>007.128052194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17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63];[.F63];[.G63];[.H63];[.I63];[.J63];[.K63];SUBSTITUTE(TEXT([.L63];&quot;000,0000000000&quot;);&quot;,&quot;;&quot;.&quot;);[.M63];[.N63];[.O63])" office:value-type="string" office:string-value="    &lt;bc gnn=&quot;008&quot; dir=&quot;y&quot; typ=&quot;n&quot; val=&quot;007.1280521935&quot;&gt;017&lt;/bc&gt;">
            <text:p><text:s text:c="4"/>&lt;bc gnn="008" dir="y" typ="n" val="007.1280521935"&gt;017&lt;/bc&gt;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8</text:p>
          </table:table-cell>
          <table:table-cell table:style-name="ce33" table:formula="of:=PI()/2 * [.B64]/[.A64]" office:value-type="float" office:value="1.25663706143592">
            <text:p>1,2566370614</text:p>
          </table:table-cell>
          <table:table-cell table:style-name="ce11" office:value-type="string">
            <text:p>8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09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y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n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64]*SIN([.C64])" office:value-type="float" office:value="7.60845213036123">
            <text:p>007.60845213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18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64];[.F64];[.G64];[.H64];[.I64];[.J64];[.K64];SUBSTITUTE(TEXT([.L64];&quot;000,0000000000&quot;);&quot;,&quot;;&quot;.&quot;);[.M64];[.N64];[.O64])" office:value-type="string" office:string-value="    &lt;bc gnn=&quot;009&quot; dir=&quot;y&quot; typ=&quot;n&quot; val=&quot;007.6084521304&quot;&gt;018&lt;/bc&gt;">
            <text:p><text:s text:c="4"/>&lt;bc gnn="009" dir="y" typ="n" val="007.6084521304"&gt;018&lt;/bc&gt;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9</text:p>
          </table:table-cell>
          <table:table-cell table:style-name="ce33" table:formula="of:=PI()/2 * [.B65]/[.A65]" office:value-type="float" office:value="1.41371669411541">
            <text:p>1,4137166941</text:p>
          </table:table-cell>
          <table:table-cell table:style-name="ce11" office:value-type="string">
            <text:p>8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10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y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n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65]*SIN([.C65])" office:value-type="float" office:value="7.9015067247611">
            <text:p>007.901506725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19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65];[.F65];[.G65];[.H65];[.I65];[.J65];[.K65];SUBSTITUTE(TEXT([.L65];&quot;000,0000000000&quot;);&quot;,&quot;;&quot;.&quot;);[.M65];[.N65];[.O65])" office:value-type="string" office:string-value="    &lt;bc gnn=&quot;010&quot; dir=&quot;y&quot; typ=&quot;n&quot; val=&quot;007.9015067248&quot;&gt;019&lt;/bc&gt;">
            <text:p><text:s text:c="4"/>&lt;bc gnn="010" dir="y" typ="n" val="007.9015067248"&gt;019&lt;/bc&gt;</text:p>
          </table:table-cell>
          <table:table-cell table:number-columns-repeated="990"/>
        </table:table-row>
        <table:table-row table:style-name="ro1">
          <table:table-cell table:style-name="ce8" office:value-type="string">
            <text:p>10</text:p>
          </table:table-cell>
          <table:table-cell table:style-name="ce8" office:value-type="string">
            <text:p>10</text:p>
          </table:table-cell>
          <table:table-cell table:style-name="ce33" table:formula="of:=PI()/2 * [.B66]/[.A66]" office:value-type="float" office:value="1.5707963267949">
            <text:p>1,5707963268</text:p>
          </table:table-cell>
          <table:table-cell table:style-name="ce11" office:value-type="string">
            <text:p>4</text:p>
          </table:table-cell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11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y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n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66]*SIN([.C66])" office:value-type="float" office:value="4">
            <text:p>004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20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66];[.F66];[.G66];[.H66];[.I66];[.J66];[.K66];SUBSTITUTE(TEXT([.L66];&quot;000,0000000000&quot;);&quot;,&quot;;&quot;.&quot;);[.M66];[.N66];[.O66])" office:value-type="string" office:string-value="    &lt;bc gnn=&quot;011&quot; dir=&quot;y&quot; typ=&quot;n&quot; val=&quot;004.0000000000&quot;&gt;020&lt;/bc&gt;">
            <text:p><text:s text:c="4"/>&lt;bc gnn="011" dir="y" typ="n" val="004.0000000000"&gt;020&lt;/bc&gt;</text:p>
          </table:table-cell>
          <table:table-cell table:number-columns-repeated="990"/>
        </table:table-row>
        <table:table-row table:style-name="ro1">
          <table:table-cell table:style-name="ce8" table:number-columns-repeated="2"/>
          <table:table-cell table:style-name="ce33"/>
          <table:table-cell table:style-name="ce11"/>
          <table:table-cell table:style-name="ce7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37"/>
          <table:table-cell table:style-name="ce8"/>
          <table:table-cell table:style-name="ce9"/>
          <table:table-cell table:style-name="ce5"/>
          <table:table-cell table:style-name="ce3"/>
          <table:table-cell table:style-name="ce6"/>
          <table:table-cell table:number-columns-repeated="990"/>
        </table:table-row>
        <table:table-row table:style-name="ro1">
          <table:table-cell table:style-name="ce8" table:number-columns-repeated="2"/>
          <table:table-cell table:style-name="ce33"/>
          <table:table-cell table:style-name="ce11"/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01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y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68]*COS([.C68])" office:value-type="float" office:value="0">
            <text:p>00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11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68];[.F68];[.G68];[.H68];[.I68];[.J68];[.K68];SUBSTITUTE(TEXT([.L68];&quot;000,0000000000&quot;);&quot;,&quot;;&quot;.&quot;);[.M68];[.N68];[.O68])" office:value-type="string" office:string-value="    &lt;bc gnn=&quot;001&quot; dir=&quot;y&quot; typ=&quot;d&quot; val=&quot;000.0000000000&quot;&gt;011&lt;/bc&gt;">
            <text:p><text:s text:c="4"/>&lt;bc gnn="001" dir="y" typ="d" val="000.0000000000"&gt;011&lt;/bc&gt;</text:p>
          </table:table-cell>
          <table:table-cell table:number-columns-repeated="990"/>
        </table:table-row>
        <table:table-row table:style-name="ro1">
          <table:table-cell table:style-name="ce8" table:number-columns-repeated="2"/>
          <table:table-cell table:style-name="ce33"/>
          <table:table-cell table:style-name="ce11"/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07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y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69]*COS([.C69])" office:value-type="float" office:value="0">
            <text:p>00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12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69];[.F69];[.G69];[.H69];[.I69];[.J69];[.K69];SUBSTITUTE(TEXT([.L69];&quot;000,0000000000&quot;);&quot;,&quot;;&quot;.&quot;);[.M69];[.N69];[.O69])" office:value-type="string" office:string-value="    &lt;bc gnn=&quot;007&quot; dir=&quot;y&quot; typ=&quot;d&quot; val=&quot;000.0000000000&quot;&gt;012&lt;/bc&gt;">
            <text:p><text:s text:c="4"/>&lt;bc gnn="007" dir="y" typ="d" val="000.0000000000"&gt;012&lt;/bc&gt;</text:p>
          </table:table-cell>
          <table:table-cell table:number-columns-repeated="990"/>
        </table:table-row>
        <table:table-row table:style-name="ro1">
          <table:table-cell table:style-name="ce8" table:number-columns-repeated="2"/>
          <table:table-cell table:style-name="ce33"/>
          <table:table-cell table:style-name="ce11"/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13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y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70]*COS([.C70])" office:value-type="float" office:value="0">
            <text:p>00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13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70];[.F70];[.G70];[.H70];[.I70];[.J70];[.K70];SUBSTITUTE(TEXT([.L70];&quot;000,0000000000&quot;);&quot;,&quot;;&quot;.&quot;);[.M70];[.N70];[.O70])" office:value-type="string" office:string-value="    &lt;bc gnn=&quot;013&quot; dir=&quot;y&quot; typ=&quot;d&quot; val=&quot;000.0000000000&quot;&gt;013&lt;/bc&gt;">
            <text:p><text:s text:c="4"/>&lt;bc gnn="013" dir="y" typ="d" val="000.0000000000"&gt;013&lt;/bc&gt;</text:p>
          </table:table-cell>
          <table:table-cell table:number-columns-repeated="990"/>
        </table:table-row>
        <table:table-row table:style-name="ro1">
          <table:table-cell table:style-name="ce8" table:number-columns-repeated="2"/>
          <table:table-cell table:style-name="ce33"/>
          <table:table-cell table:style-name="ce11"/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19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y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71]*COS([.C71])" office:value-type="float" office:value="0">
            <text:p>00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14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71];[.F71];[.G71];[.H71];[.I71];[.J71];[.K71];SUBSTITUTE(TEXT([.L71];&quot;000,0000000000&quot;);&quot;,&quot;;&quot;.&quot;);[.M71];[.N71];[.O71])" office:value-type="string" office:string-value="    &lt;bc gnn=&quot;019&quot; dir=&quot;y&quot; typ=&quot;d&quot; val=&quot;000.0000000000&quot;&gt;014&lt;/bc&gt;">
            <text:p><text:s text:c="4"/>&lt;bc gnn="019" dir="y" typ="d" val="000.0000000000"&gt;014&lt;/bc&gt;</text:p>
          </table:table-cell>
          <table:table-cell table:number-columns-repeated="990"/>
        </table:table-row>
        <table:table-row table:style-name="ro1">
          <table:table-cell table:style-name="ce8" table:number-columns-repeated="2"/>
          <table:table-cell table:style-name="ce33"/>
          <table:table-cell table:style-name="ce11"/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25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y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72]*COS([.C72])" office:value-type="float" office:value="0">
            <text:p>00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15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72];[.F72];[.G72];[.H72];[.I72];[.J72];[.K72];SUBSTITUTE(TEXT([.L72];&quot;000,0000000000&quot;);&quot;,&quot;;&quot;.&quot;);[.M72];[.N72];[.O72])" office:value-type="string" office:string-value="    &lt;bc gnn=&quot;025&quot; dir=&quot;y&quot; typ=&quot;d&quot; val=&quot;000.0000000000&quot;&gt;015&lt;/bc&gt;">
            <text:p><text:s text:c="4"/>&lt;bc gnn="025" dir="y" typ="d" val="000.0000000000"&gt;015&lt;/bc&gt;</text:p>
          </table:table-cell>
          <table:table-cell table:number-columns-repeated="990"/>
        </table:table-row>
        <table:table-row table:style-name="ro1">
          <table:table-cell table:style-name="ce8" table:number-columns-repeated="2"/>
          <table:table-cell table:style-name="ce33"/>
          <table:table-cell table:style-name="ce11"/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31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y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73]*COS([.C73])" office:value-type="float" office:value="0">
            <text:p>00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16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73];[.F73];[.G73];[.H73];[.I73];[.J73];[.K73];SUBSTITUTE(TEXT([.L73];&quot;000,0000000000&quot;);&quot;,&quot;;&quot;.&quot;);[.M73];[.N73];[.O73])" office:value-type="string" office:string-value="    &lt;bc gnn=&quot;031&quot; dir=&quot;y&quot; typ=&quot;d&quot; val=&quot;000.0000000000&quot;&gt;016&lt;/bc&gt;">
            <text:p><text:s text:c="4"/>&lt;bc gnn="031" dir="y" typ="d" val="000.0000000000"&gt;016&lt;/bc&gt;</text:p>
          </table:table-cell>
          <table:table-cell table:number-columns-repeated="990"/>
        </table:table-row>
        <table:table-row table:style-name="ro1">
          <table:table-cell table:style-name="ce8" table:number-columns-repeated="2"/>
          <table:table-cell table:style-name="ce33"/>
          <table:table-cell table:style-name="ce11"/>
          <table:table-cell table:style-name="ce7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37"/>
          <table:table-cell table:style-name="ce8"/>
          <table:table-cell table:style-name="ce9"/>
          <table:table-cell table:style-name="ce5"/>
          <table:table-cell table:style-name="ce3"/>
          <table:table-cell table:style-name="ce6"/>
          <table:table-cell table:number-columns-repeated="990"/>
        </table:table-row>
        <table:table-row table:style-name="ro1">
          <table:table-cell table:style-name="ce8" table:number-columns-repeated="2"/>
          <table:table-cell table:style-name="ce33"/>
          <table:table-cell table:style-name="ce11"/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06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x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75]*COS([.C75])" office:value-type="float" office:value="0">
            <text:p>00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17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75];[.F75];[.G75];[.H75];[.I75];[.J75];[.K75];SUBSTITUTE(TEXT([.L75];&quot;000,0000000000&quot;);&quot;,&quot;;&quot;.&quot;);[.M75];[.N75];[.O75])" office:value-type="string" office:string-value="    &lt;bc gnn=&quot;006&quot; dir=&quot;x&quot; typ=&quot;d&quot; val=&quot;000.0000000000&quot;&gt;017&lt;/bc&gt;">
            <text:p><text:s text:c="4"/>&lt;bc gnn="006" dir="x" typ="d" val="000.0000000000"&gt;017&lt;/bc&gt;</text:p>
          </table:table-cell>
          <table:table-cell table:number-columns-repeated="990"/>
        </table:table-row>
        <table:table-row table:style-name="ro1">
          <table:table-cell table:style-name="ce8" table:number-columns-repeated="2"/>
          <table:table-cell table:style-name="ce33"/>
          <table:table-cell table:style-name="ce11"/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12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x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76]*COS([.C76])" office:value-type="float" office:value="0">
            <text:p>00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18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76];[.F76];[.G76];[.H76];[.I76];[.J76];[.K76];SUBSTITUTE(TEXT([.L76];&quot;000,0000000000&quot;);&quot;,&quot;;&quot;.&quot;);[.M76];[.N76];[.O76])" office:value-type="string" office:string-value="    &lt;bc gnn=&quot;012&quot; dir=&quot;x&quot; typ=&quot;d&quot; val=&quot;000.0000000000&quot;&gt;018&lt;/bc&gt;">
            <text:p><text:s text:c="4"/>&lt;bc gnn="012" dir="x" typ="d" val="000.0000000000"&gt;018&lt;/bc&gt;</text:p>
          </table:table-cell>
          <table:table-cell table:number-columns-repeated="990"/>
        </table:table-row>
        <table:table-row table:style-name="ro1">
          <table:table-cell table:style-name="ce8" table:number-columns-repeated="2"/>
          <table:table-cell table:style-name="ce33"/>
          <table:table-cell table:style-name="ce11"/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18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x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77]*COS([.C77])" office:value-type="float" office:value="0">
            <text:p>00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19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77];[.F77];[.G77];[.H77];[.I77];[.J77];[.K77];SUBSTITUTE(TEXT([.L77];&quot;000,0000000000&quot;);&quot;,&quot;;&quot;.&quot;);[.M77];[.N77];[.O77])" office:value-type="string" office:string-value="    &lt;bc gnn=&quot;018&quot; dir=&quot;x&quot; typ=&quot;d&quot; val=&quot;000.0000000000&quot;&gt;019&lt;/bc&gt;">
            <text:p><text:s text:c="4"/>&lt;bc gnn="018" dir="x" typ="d" val="000.0000000000"&gt;019&lt;/bc&gt;</text:p>
          </table:table-cell>
          <table:table-cell table:number-columns-repeated="990"/>
        </table:table-row>
        <table:table-row table:style-name="ro1">
          <table:table-cell table:style-name="ce8" table:number-columns-repeated="2"/>
          <table:table-cell table:style-name="ce33"/>
          <table:table-cell table:style-name="ce11"/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24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x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78]*COS([.C78])" office:value-type="float" office:value="0">
            <text:p>00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20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78];[.F78];[.G78];[.H78];[.I78];[.J78];[.K78];SUBSTITUTE(TEXT([.L78];&quot;000,0000000000&quot;);&quot;,&quot;;&quot;.&quot;);[.M78];[.N78];[.O78])" office:value-type="string" office:string-value="    &lt;bc gnn=&quot;024&quot; dir=&quot;x&quot; typ=&quot;d&quot; val=&quot;000.0000000000&quot;&gt;020&lt;/bc&gt;">
            <text:p><text:s text:c="4"/>&lt;bc gnn="024" dir="x" typ="d" val="000.0000000000"&gt;020&lt;/bc&gt;</text:p>
          </table:table-cell>
          <table:table-cell table:number-columns-repeated="990"/>
        </table:table-row>
        <table:table-row table:style-name="ro1">
          <table:table-cell table:style-name="ce8" table:number-columns-repeated="2"/>
          <table:table-cell table:style-name="ce33"/>
          <table:table-cell table:style-name="ce11"/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30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x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79]*COS([.C79])" office:value-type="float" office:value="0">
            <text:p>00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21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79];[.F79];[.G79];[.H79];[.I79];[.J79];[.K79];SUBSTITUTE(TEXT([.L79];&quot;000,0000000000&quot;);&quot;,&quot;;&quot;.&quot;);[.M79];[.N79];[.O79])" office:value-type="string" office:string-value="    &lt;bc gnn=&quot;030&quot; dir=&quot;x&quot; typ=&quot;d&quot; val=&quot;000.0000000000&quot;&gt;021&lt;/bc&gt;">
            <text:p><text:s text:c="4"/>&lt;bc gnn="030" dir="x" typ="d" val="000.0000000000"&gt;021&lt;/bc&gt;</text:p>
          </table:table-cell>
          <table:table-cell table:number-columns-repeated="990"/>
        </table:table-row>
        <table:table-row table:style-name="ro1">
          <table:table-cell table:style-name="ce8" table:number-columns-repeated="2"/>
          <table:table-cell table:style-name="ce33"/>
          <table:table-cell table:style-name="ce11"/>
          <table:table-cell table:style-name="ce7" office:value-type="string">
            <text:p><text:span text:style-name="T6"><text:s text:c="4"/></text:span><text:span text:style-name="T7">&lt;bc</text:span><text:span text:style-name="T6"> </text:span><text:span text:style-name="T8">gnn</text:span><text:span text:style-name="T9">=</text:span><text:span text:style-name="T10">"</text:span></text:p>
          </table:table-cell>
          <table:table-cell table:style-name="ce8" office:value-type="string">
            <text:p>036</text:p>
          </table:table-cell>
          <table:table-cell table:style-name="ce3" office:value-type="string">
            <text:p><text:span text:style-name="T5">"</text:span><text:span text:style-name="T2"> </text:span><text:span text:style-name="T3">dir</text:span><text:span text:style-name="T4">=</text:span><text:span text:style-name="T5">"</text:span></text:p>
          </table:table-cell>
          <table:table-cell table:style-name="ce8" office:value-type="string">
            <text:p>x</text:p>
          </table:table-cell>
          <table:table-cell table:style-name="ce3" office:value-type="string">
            <text:p><text:span text:style-name="T5">"</text:span><text:span text:style-name="T2"> </text:span><text:span text:style-name="T3">typ</text:span><text:span text:style-name="T4">=</text:span><text:span text:style-name="T5">"</text:span></text:p>
          </table:table-cell>
          <table:table-cell table:style-name="ce8" office:value-type="string">
            <text:p>d</text:p>
          </table:table-cell>
          <table:table-cell table:style-name="ce3" office:value-type="string">
            <text:p><text:span text:style-name="T5">"</text:span><text:span text:style-name="T2"> </text:span><text:span text:style-name="T3">val</text:span><text:span text:style-name="T4">=</text:span><text:span text:style-name="T5">"</text:span></text:p>
          </table:table-cell>
          <table:table-cell table:style-name="ce37" table:formula="of:=[.D80]*COS([.C80])" office:value-type="float" office:value="0">
            <text:p>000.000000000</text:p>
          </table:table-cell>
          <table:table-cell table:style-name="ce8" office:value-type="string">
            <text:p><text:span text:style-name="T5">"</text:span><text:span text:style-name="T1">&gt;</text:span></text:p>
          </table:table-cell>
          <table:table-cell table:style-name="ce9" office:value-type="string">
            <text:p>022</text:p>
          </table:table-cell>
          <table:table-cell table:style-name="ce5" office:value-type="string">
            <text:p>&lt;/bc&gt;</text:p>
          </table:table-cell>
          <table:table-cell table:style-name="ce3"/>
          <table:table-cell table:style-name="ce6" table:formula="of:=CONCATENATE([.E80];[.F80];[.G80];[.H80];[.I80];[.J80];[.K80];SUBSTITUTE(TEXT([.L80];&quot;000,0000000000&quot;);&quot;,&quot;;&quot;.&quot;);[.M80];[.N80];[.O80])" office:value-type="string" office:string-value="    &lt;bc gnn=&quot;036&quot; dir=&quot;x&quot; typ=&quot;d&quot; val=&quot;000.0000000000&quot;&gt;022&lt;/bc&gt;">
            <text:p><text:s text:c="4"/>&lt;bc gnn="036" dir="x" typ="d" val="000.0000000000"&gt;022&lt;/bc&gt;</text:p>
          </table:table-cell>
          <table:table-cell table:number-columns-repeated="990"/>
        </table:table-row>
        <table:table-row table:style-name="ro1" table:number-rows-repeated="22">
          <table:table-cell table:style-name="ce8" table:number-columns-repeated="2"/>
          <table:table-cell table:style-name="ce33"/>
          <table:table-cell table:style-name="ce11"/>
          <table:table-cell table:style-name="ce35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36"/>
          <table:table-cell table:style-name="ce8"/>
          <table:table-cell table:style-name="ce9"/>
          <table:table-cell table:style-name="ce38"/>
          <table:table-cell table:style-name="ce3"/>
          <table:table-cell table:style-name="ce6"/>
          <table:table-cell table:number-columns-repeated="990"/>
        </table:table-row>
        <table:table-row table:style-name="ro1" table:number-rows-repeated="12">
          <table:table-cell table:style-name="ce8" table:number-columns-repeated="2"/>
          <table:table-cell table:style-name="ce33"/>
          <table:table-cell table:style-name="ce11"/>
          <table:table-cell table:style-name="ce7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36"/>
          <table:table-cell table:style-name="ce8"/>
          <table:table-cell table:style-name="ce9"/>
          <table:table-cell table:style-name="ce5"/>
          <table:table-cell table:style-name="ce3"/>
          <table:table-cell table:style-name="ce6"/>
          <table:table-cell table:number-columns-repeated="990"/>
        </table:table-row>
        <table:table-row table:style-name="ro1" table:number-rows-repeated="3">
          <table:table-cell table:style-name="ce8" table:number-columns-repeated="2"/>
          <table:table-cell table:style-name="ce33"/>
          <table:table-cell table:style-name="ce11"/>
          <table:table-cell table:style-name="Default" table:number-columns-repeated="7"/>
          <table:table-cell/>
          <table:table-cell table:style-name="Default" table:number-columns-repeated="4"/>
          <table:table-cell table:number-columns-repeated="991"/>
        </table:table-row>
        <table:table-row table:style-name="ro1" table:number-rows-repeated="5">
          <table:table-cell table:style-name="ce8" table:number-columns-repeated="2"/>
          <table:table-cell table:style-name="ce33"/>
          <table:table-cell table:style-name="ce11"/>
          <table:table-cell table:style-name="ce3" table:number-columns-repeated="7"/>
          <table:table-cell table:style-name="ce14"/>
          <table:table-cell table:style-name="ce3" table:number-columns-repeated="3"/>
          <table:table-cell/>
          <table:table-cell table:style-name="ce6"/>
          <table:table-cell table:number-columns-repeated="990"/>
        </table:table-row>
        <table:table-row table:style-name="ro1" table:number-rows-repeated="102">
          <table:table-cell table:number-columns-repeated="4"/>
          <table:table-cell table:style-name="ce3" table:number-columns-repeated="7"/>
          <table:table-cell table:style-name="ce14"/>
          <table:table-cell table:style-name="ce3" table:number-columns-repeated="3"/>
          <table:table-cell/>
          <table:table-cell table:style-name="ce6"/>
          <table:table-cell table:number-columns-repeated="990"/>
        </table:table-row>
        <table:table-row table:style-name="ro1" table:number-rows-repeated="1048351">
          <table:table-cell table:number-columns-repeated="1007"/>
        </table:table-row>
        <table:table-row table:style-name="ro1">
          <table:table-cell table:number-columns-repeated="100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typewriter" svg:font-family="lucidatypewriter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AT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10" number:min-integer-digits="1"/>
    </number:number-style>
    <number:number-style style:name="N117">
      <number:number number:decimal-places="11" number:min-integer-digits="1"/>
    </number:number-style>
    <number:number-style style:name="N118">
      <number:number number:decimal-places="12" number:min-integer-digits="1"/>
    </number:number-style>
    <number:number-style style:name="N119">
      <number:number number:decimal-places="13" number:min-integer-digits="1"/>
    </number:number-style>
    <number:number-style style:name="N120">
      <number:number number:decimal-places="10" number:min-integer-digits="3"/>
    </number:number-style>
    <number:number-style style:name="N121">
      <number:number number:decimal-places="0" number:min-integer-digits="2"/>
    </number:number-style>
    <number:number-style style:name="N122">
      <number:number number:decimal-places="0" number:min-integer-digits="3"/>
    </number:number-style>
    <number:number-style style:name="N123">
      <number:number number:decimal-places="0" number:min-integer-digits="12" number:grouping="true"/>
    </number:number-style>
    <number:percentage-style style:name="N124">
      <number:number number:decimal-places="3" number:min-integer-digits="1"/>
      <number:text>%</number:text>
    </number:percentage-style>
    <number:number-style style:name="N125">
      <number:number number:decimal-places="1" number:min-integer-digits="3"/>
    </number:number-style>
    <number:number-style style:name="N126">
      <number:number number:decimal-places="2" number:min-integer-digits="3"/>
    </number:number-style>
    <number:number-style style:name="N127">
      <number:number number:decimal-places="3" number:min-integer-digits="3"/>
    </number:number-style>
    <number:number-style style:name="N5106" number:language="en" number:country="GB">
      <number:number number:decimal-places="9" number:min-integer-digits="3"/>
    </number:number-style>
    <number:number-style style:name="N5107" number:language="en" number:country="GB">
      <number:text>+</number:text>
      <number:number number:decimal-places="9" number:min-integer-digits="3"/>
    </number:number-style>
    <number:number-style style:name="N5108" number:language="en" number:country="GB">
      <number:number number:decimal-places="11" number:min-integer-digits="1"/>
    </number:number-style>
    <number:number-style style:name="N5109" number:language="en" number:country="GB">
      <number:number number:decimal-places="1" number:min-integer-digits="1"/>
    </number:number-style>
    <number:number-style style:name="N5110" number:language="en" number:country="GB">
      <number:number number:decimal-places="3" number:min-integer-digits="1"/>
    </number:number-style>
    <number:number-style style:name="N5111" number:language="en" number:country="GB">
      <number:number number:decimal-places="4" number:min-integer-digits="1"/>
    </number:number-style>
    <number:number-style style:name="N5112" number:language="en" number:country="GB">
      <number:number number:decimal-places="5" number:min-integer-digits="1"/>
    </number:number-style>
    <number:number-style style:name="N5113" number:language="en" number:country="GB">
      <number:number number:decimal-places="6" number:min-integer-digits="1"/>
    </number:number-style>
    <number:number-style style:name="N5114" number:language="en" number:country="GB">
      <number:number number:decimal-places="7" number:min-integer-digits="1"/>
    </number:number-style>
    <number:number-style style:name="N5115" number:language="en" number:country="GB">
      <number:number number:decimal-places="8" number:min-integer-digits="1"/>
    </number:number-style>
    <number:number-style style:name="N5116" number:language="en" number:country="GB">
      <number:number number:decimal-places="9" number:min-integer-digits="1"/>
    </number:number-style>
    <number:number-style style:name="N5117" number:language="en" number:country="GB">
      <number:number number:decimal-places="10" number:min-integer-digits="1"/>
    </number:number-style>
    <number:number-style style:name="N5118" number:language="en" number:country="GB">
      <number:number number:decimal-places="12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7">27.08.2010</text:date>, <text:time>14:31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enedikt Daum</meta:initial-creator>
    <meta:creation-date>2010-04-28T18:48:40</meta:creation-date>
    <dc:date>2010-08-27T14:31:21</dc:date>
    <dc:creator>Benedikt Daum</dc:creator>
    <meta:editing-duration>PT78H03M34S</meta:editing-duration>
    <meta:editing-cycles>41</meta:editing-cycles>
    <meta:generator>OpenOffice.org/3.1$Unix OpenOffice.org_project/310m19$Build-9420</meta:generator>
    <meta:document-statistic meta:table-count="8" meta:cell-count="10407" meta:object-count="0"/>
  </office:meta>
</office:document-meta>
</file>